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6.80000019073486pt" fo:language="none" fo:country="none" style:font-size-asian="6.80000019073486pt" style:language-asian="none" style:country-asian="none" style:font-name-complex="Tahoma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inus" table:style-name="ta1">
        <table:table-column table:style-name="co1" table:number-columns-repeated="512" table:default-cell-style-name="Default"/>
        <table:table-row table:style-name="ro1">
          <table:table-cell table:style-name="ce1" table:formula="of:=ROUND(500*SIN(RADIANS([.A2]))+500)" office:value-type="float" office:value="500" calcext:value-type="float">
            <text:p>500</text:p>
          </table:table-cell>
          <table:table-cell table:style-name="ce1" table:formula="of:=ROUND(500*SIN(RADIANS([.B2]))+500)" office:value-type="float" office:value="506" calcext:value-type="float">
            <text:p>506</text:p>
          </table:table-cell>
          <table:table-cell table:style-name="ce1" table:formula="of:=ROUND(500*SIN(RADIANS([.C2]))+500)" office:value-type="float" office:value="512" calcext:value-type="float">
            <text:p>512</text:p>
          </table:table-cell>
          <table:table-cell table:style-name="ce1" table:formula="of:=ROUND(500*SIN(RADIANS([.D2]))+500)" office:value-type="float" office:value="518" calcext:value-type="float">
            <text:p>518</text:p>
          </table:table-cell>
          <table:table-cell table:style-name="ce1" table:formula="of:=ROUND(500*SIN(RADIANS([.E2]))+500)" office:value-type="float" office:value="525" calcext:value-type="float">
            <text:p>525</text:p>
          </table:table-cell>
          <table:table-cell table:style-name="ce1" table:formula="of:=ROUND(500*SIN(RADIANS([.F2]))+500)" office:value-type="float" office:value="531" calcext:value-type="float">
            <text:p>531</text:p>
          </table:table-cell>
          <table:table-cell table:style-name="ce1" table:formula="of:=ROUND(500*SIN(RADIANS([.G2]))+500)" office:value-type="float" office:value="537" calcext:value-type="float">
            <text:p>537</text:p>
          </table:table-cell>
          <table:table-cell table:style-name="ce1" table:formula="of:=ROUND(500*SIN(RADIANS([.H2]))+500)" office:value-type="float" office:value="543" calcext:value-type="float">
            <text:p>543</text:p>
          </table:table-cell>
          <table:table-cell table:style-name="ce1" table:formula="of:=ROUND(500*SIN(RADIANS([.I2]))+500)" office:value-type="float" office:value="549" calcext:value-type="float">
            <text:p>549</text:p>
          </table:table-cell>
          <table:table-cell table:style-name="ce1" table:formula="of:=ROUND(500*SIN(RADIANS([.J2]))+500)" office:value-type="float" office:value="555" calcext:value-type="float">
            <text:p>555</text:p>
          </table:table-cell>
          <table:table-cell table:style-name="ce1" table:formula="of:=ROUND(500*SIN(RADIANS([.K2]))+500)" office:value-type="float" office:value="561" calcext:value-type="float">
            <text:p>561</text:p>
          </table:table-cell>
          <table:table-cell table:style-name="ce1" table:formula="of:=ROUND(500*SIN(RADIANS([.L2]))+500)" office:value-type="float" office:value="567" calcext:value-type="float">
            <text:p>567</text:p>
          </table:table-cell>
          <table:table-cell table:style-name="ce1" table:formula="of:=ROUND(500*SIN(RADIANS([.M2]))+500)" office:value-type="float" office:value="573" calcext:value-type="float">
            <text:p>573</text:p>
          </table:table-cell>
          <table:table-cell table:style-name="ce1" table:formula="of:=ROUND(500*SIN(RADIANS([.N2]))+500)" office:value-type="float" office:value="579" calcext:value-type="float">
            <text:p>579</text:p>
          </table:table-cell>
          <table:table-cell table:style-name="ce1" table:formula="of:=ROUND(500*SIN(RADIANS([.O2]))+500)" office:value-type="float" office:value="585" calcext:value-type="float">
            <text:p>585</text:p>
          </table:table-cell>
          <table:table-cell table:style-name="ce1" table:formula="of:=ROUND(500*SIN(RADIANS([.P2]))+500)" office:value-type="float" office:value="592" calcext:value-type="float">
            <text:p>592</text:p>
          </table:table-cell>
          <table:table-cell table:style-name="ce1" table:formula="of:=ROUND(500*SIN(RADIANS([.Q2]))+500)" office:value-type="float" office:value="598" calcext:value-type="float">
            <text:p>598</text:p>
          </table:table-cell>
          <table:table-cell table:style-name="ce1" table:formula="of:=ROUND(500*SIN(RADIANS([.R2]))+500)" office:value-type="float" office:value="604" calcext:value-type="float">
            <text:p>604</text:p>
          </table:table-cell>
          <table:table-cell table:style-name="ce1" table:formula="of:=ROUND(500*SIN(RADIANS([.S2]))+500)" office:value-type="float" office:value="610" calcext:value-type="float">
            <text:p>610</text:p>
          </table:table-cell>
          <table:table-cell table:style-name="ce1" table:formula="of:=ROUND(500*SIN(RADIANS([.T2]))+500)" office:value-type="float" office:value="616" calcext:value-type="float">
            <text:p>616</text:p>
          </table:table-cell>
          <table:table-cell table:style-name="ce1" table:formula="of:=ROUND(500*SIN(RADIANS([.U2]))+500)" office:value-type="float" office:value="621" calcext:value-type="float">
            <text:p>621</text:p>
          </table:table-cell>
          <table:table-cell table:style-name="ce1" table:formula="of:=ROUND(500*SIN(RADIANS([.V2]))+500)" office:value-type="float" office:value="627" calcext:value-type="float">
            <text:p>627</text:p>
          </table:table-cell>
          <table:table-cell table:style-name="ce1" table:formula="of:=ROUND(500*SIN(RADIANS([.W2]))+500)" office:value-type="float" office:value="633" calcext:value-type="float">
            <text:p>633</text:p>
          </table:table-cell>
          <table:table-cell table:style-name="ce1" table:formula="of:=ROUND(500*SIN(RADIANS([.X2]))+500)" office:value-type="float" office:value="639" calcext:value-type="float">
            <text:p>639</text:p>
          </table:table-cell>
          <table:table-cell table:style-name="ce1" table:formula="of:=ROUND(500*SIN(RADIANS([.Y2]))+500)" office:value-type="float" office:value="645" calcext:value-type="float">
            <text:p>645</text:p>
          </table:table-cell>
          <table:table-cell table:style-name="ce1" table:formula="of:=ROUND(500*SIN(RADIANS([.Z2]))+500)" office:value-type="float" office:value="651" calcext:value-type="float">
            <text:p>651</text:p>
          </table:table-cell>
          <table:table-cell table:style-name="ce1" table:formula="of:=ROUND(500*SIN(RADIANS([.AA2]))+500)" office:value-type="float" office:value="657" calcext:value-type="float">
            <text:p>657</text:p>
          </table:table-cell>
          <table:table-cell table:style-name="ce1" table:formula="of:=ROUND(500*SIN(RADIANS([.AB2]))+500)" office:value-type="float" office:value="663" calcext:value-type="float">
            <text:p>663</text:p>
          </table:table-cell>
          <table:table-cell table:style-name="ce1" table:formula="of:=ROUND(500*SIN(RADIANS([.AC2]))+500)" office:value-type="float" office:value="668" calcext:value-type="float">
            <text:p>668</text:p>
          </table:table-cell>
          <table:table-cell table:style-name="ce1" table:formula="of:=ROUND(500*SIN(RADIANS([.AD2]))+500)" office:value-type="float" office:value="674" calcext:value-type="float">
            <text:p>674</text:p>
          </table:table-cell>
          <table:table-cell table:style-name="ce1" table:formula="of:=ROUND(500*SIN(RADIANS([.AE2]))+500)" office:value-type="float" office:value="680" calcext:value-type="float">
            <text:p>680</text:p>
          </table:table-cell>
          <table:table-cell table:style-name="ce1" table:formula="of:=ROUND(500*SIN(RADIANS([.AF2]))+500)" office:value-type="float" office:value="686" calcext:value-type="float">
            <text:p>686</text:p>
          </table:table-cell>
          <table:table-cell table:style-name="ce1" table:formula="of:=ROUND(500*SIN(RADIANS([.AG2]))+500)" office:value-type="float" office:value="691" calcext:value-type="float">
            <text:p>691</text:p>
          </table:table-cell>
          <table:table-cell table:style-name="ce1" table:formula="of:=ROUND(500*SIN(RADIANS([.AH2]))+500)" office:value-type="float" office:value="697" calcext:value-type="float">
            <text:p>697</text:p>
          </table:table-cell>
          <table:table-cell table:style-name="ce1" table:formula="of:=ROUND(500*SIN(RADIANS([.AI2]))+500)" office:value-type="float" office:value="703" calcext:value-type="float">
            <text:p>703</text:p>
          </table:table-cell>
          <table:table-cell table:style-name="ce1" table:formula="of:=ROUND(500*SIN(RADIANS([.AJ2]))+500)" office:value-type="float" office:value="708" calcext:value-type="float">
            <text:p>708</text:p>
          </table:table-cell>
          <table:table-cell table:style-name="ce1" table:formula="of:=ROUND(500*SIN(RADIANS([.AK2]))+500)" office:value-type="float" office:value="714" calcext:value-type="float">
            <text:p>714</text:p>
          </table:table-cell>
          <table:table-cell table:style-name="ce1" table:formula="of:=ROUND(500*SIN(RADIANS([.AL2]))+500)" office:value-type="float" office:value="719" calcext:value-type="float">
            <text:p>719</text:p>
          </table:table-cell>
          <table:table-cell table:style-name="ce1" table:formula="of:=ROUND(500*SIN(RADIANS([.AM2]))+500)" office:value-type="float" office:value="725" calcext:value-type="float">
            <text:p>725</text:p>
          </table:table-cell>
          <table:table-cell table:style-name="ce1" table:formula="of:=ROUND(500*SIN(RADIANS([.AN2]))+500)" office:value-type="float" office:value="730" calcext:value-type="float">
            <text:p>730</text:p>
          </table:table-cell>
          <table:table-cell table:style-name="ce1" table:formula="of:=ROUND(500*SIN(RADIANS([.AO2]))+500)" office:value-type="float" office:value="736" calcext:value-type="float">
            <text:p>736</text:p>
          </table:table-cell>
          <table:table-cell table:style-name="ce1" table:formula="of:=ROUND(500*SIN(RADIANS([.AP2]))+500)" office:value-type="float" office:value="741" calcext:value-type="float">
            <text:p>741</text:p>
          </table:table-cell>
          <table:table-cell table:style-name="ce1" table:formula="of:=ROUND(500*SIN(RADIANS([.AQ2]))+500)" office:value-type="float" office:value="746" calcext:value-type="float">
            <text:p>746</text:p>
          </table:table-cell>
          <table:table-cell table:style-name="ce1" table:formula="of:=ROUND(500*SIN(RADIANS([.AR2]))+500)" office:value-type="float" office:value="752" calcext:value-type="float">
            <text:p>752</text:p>
          </table:table-cell>
          <table:table-cell table:style-name="ce1" table:formula="of:=ROUND(500*SIN(RADIANS([.AS2]))+500)" office:value-type="float" office:value="757" calcext:value-type="float">
            <text:p>757</text:p>
          </table:table-cell>
          <table:table-cell table:style-name="ce1" table:formula="of:=ROUND(500*SIN(RADIANS([.AT2]))+500)" office:value-type="float" office:value="762" calcext:value-type="float">
            <text:p>762</text:p>
          </table:table-cell>
          <table:table-cell table:style-name="ce1" table:formula="of:=ROUND(500*SIN(RADIANS([.AU2]))+500)" office:value-type="float" office:value="767" calcext:value-type="float">
            <text:p>767</text:p>
          </table:table-cell>
          <table:table-cell table:style-name="ce1" table:formula="of:=ROUND(500*SIN(RADIANS([.AV2]))+500)" office:value-type="float" office:value="773" calcext:value-type="float">
            <text:p>773</text:p>
          </table:table-cell>
          <table:table-cell table:style-name="ce1" table:formula="of:=ROUND(500*SIN(RADIANS([.AW2]))+500)" office:value-type="float" office:value="778" calcext:value-type="float">
            <text:p>778</text:p>
          </table:table-cell>
          <table:table-cell table:style-name="ce1" table:formula="of:=ROUND(500*SIN(RADIANS([.AX2]))+500)" office:value-type="float" office:value="783" calcext:value-type="float">
            <text:p>783</text:p>
          </table:table-cell>
          <table:table-cell table:style-name="ce1" table:formula="of:=ROUND(500*SIN(RADIANS([.AY2]))+500)" office:value-type="float" office:value="788" calcext:value-type="float">
            <text:p>788</text:p>
          </table:table-cell>
          <table:table-cell table:style-name="ce1" table:formula="of:=ROUND(500*SIN(RADIANS([.AZ2]))+500)" office:value-type="float" office:value="793" calcext:value-type="float">
            <text:p>793</text:p>
          </table:table-cell>
          <table:table-cell table:style-name="ce1" table:formula="of:=ROUND(500*SIN(RADIANS([.BA2]))+500)" office:value-type="float" office:value="798" calcext:value-type="float">
            <text:p>798</text:p>
          </table:table-cell>
          <table:table-cell table:style-name="ce1" table:formula="of:=ROUND(500*SIN(RADIANS([.BB2]))+500)" office:value-type="float" office:value="803" calcext:value-type="float">
            <text:p>803</text:p>
          </table:table-cell>
          <table:table-cell table:style-name="ce1" table:formula="of:=ROUND(500*SIN(RADIANS([.BC2]))+500)" office:value-type="float" office:value="808" calcext:value-type="float">
            <text:p>808</text:p>
          </table:table-cell>
          <table:table-cell table:style-name="ce1" table:formula="of:=ROUND(500*SIN(RADIANS([.BD2]))+500)" office:value-type="float" office:value="812" calcext:value-type="float">
            <text:p>812</text:p>
          </table:table-cell>
          <table:table-cell table:style-name="ce1" table:formula="of:=ROUND(500*SIN(RADIANS([.BE2]))+500)" office:value-type="float" office:value="817" calcext:value-type="float">
            <text:p>817</text:p>
          </table:table-cell>
          <table:table-cell table:style-name="ce1" table:formula="of:=ROUND(500*SIN(RADIANS([.BF2]))+500)" office:value-type="float" office:value="822" calcext:value-type="float">
            <text:p>822</text:p>
          </table:table-cell>
          <table:table-cell table:style-name="ce1" table:formula="of:=ROUND(500*SIN(RADIANS([.BG2]))+500)" office:value-type="float" office:value="827" calcext:value-type="float">
            <text:p>827</text:p>
          </table:table-cell>
          <table:table-cell table:style-name="ce1" table:formula="of:=ROUND(500*SIN(RADIANS([.BH2]))+500)" office:value-type="float" office:value="831" calcext:value-type="float">
            <text:p>831</text:p>
          </table:table-cell>
          <table:table-cell table:style-name="ce1" table:formula="of:=ROUND(500*SIN(RADIANS([.BI2]))+500)" office:value-type="float" office:value="836" calcext:value-type="float">
            <text:p>836</text:p>
          </table:table-cell>
          <table:table-cell table:style-name="ce1" table:formula="of:=ROUND(500*SIN(RADIANS([.BJ2]))+500)" office:value-type="float" office:value="840" calcext:value-type="float">
            <text:p>840</text:p>
          </table:table-cell>
          <table:table-cell table:style-name="ce1" table:formula="of:=ROUND(500*SIN(RADIANS([.BK2]))+500)" office:value-type="float" office:value="845" calcext:value-type="float">
            <text:p>845</text:p>
          </table:table-cell>
          <table:table-cell table:style-name="ce1" table:formula="of:=ROUND(500*SIN(RADIANS([.BL2]))+500)" office:value-type="float" office:value="849" calcext:value-type="float">
            <text:p>849</text:p>
          </table:table-cell>
          <table:table-cell table:style-name="ce1" table:formula="of:=ROUND(500*SIN(RADIANS([.BM2]))+500)" office:value-type="float" office:value="854" calcext:value-type="float">
            <text:p>854</text:p>
          </table:table-cell>
          <table:table-cell table:style-name="ce1" table:formula="of:=ROUND(500*SIN(RADIANS([.BN2]))+500)" office:value-type="float" office:value="858" calcext:value-type="float">
            <text:p>858</text:p>
          </table:table-cell>
          <table:table-cell table:style-name="ce1" table:formula="of:=ROUND(500*SIN(RADIANS([.BO2]))+500)" office:value-type="float" office:value="862" calcext:value-type="float">
            <text:p>862</text:p>
          </table:table-cell>
          <table:table-cell table:style-name="ce1" table:formula="of:=ROUND(500*SIN(RADIANS([.BP2]))+500)" office:value-type="float" office:value="866" calcext:value-type="float">
            <text:p>866</text:p>
          </table:table-cell>
          <table:table-cell table:style-name="ce1" table:formula="of:=ROUND(500*SIN(RADIANS([.BQ2]))+500)" office:value-type="float" office:value="870" calcext:value-type="float">
            <text:p>870</text:p>
          </table:table-cell>
          <table:table-cell table:style-name="ce1" table:formula="of:=ROUND(500*SIN(RADIANS([.BR2]))+500)" office:value-type="float" office:value="875" calcext:value-type="float">
            <text:p>875</text:p>
          </table:table-cell>
          <table:table-cell table:style-name="ce1" table:formula="of:=ROUND(500*SIN(RADIANS([.BS2]))+500)" office:value-type="float" office:value="879" calcext:value-type="float">
            <text:p>879</text:p>
          </table:table-cell>
          <table:table-cell table:style-name="ce1" table:formula="of:=ROUND(500*SIN(RADIANS([.BT2]))+500)" office:value-type="float" office:value="883" calcext:value-type="float">
            <text:p>883</text:p>
          </table:table-cell>
          <table:table-cell table:style-name="ce1" table:formula="of:=ROUND(500*SIN(RADIANS([.BU2]))+500)" office:value-type="float" office:value="887" calcext:value-type="float">
            <text:p>887</text:p>
          </table:table-cell>
          <table:table-cell table:style-name="ce1" table:formula="of:=ROUND(500*SIN(RADIANS([.BV2]))+500)" office:value-type="float" office:value="890" calcext:value-type="float">
            <text:p>890</text:p>
          </table:table-cell>
          <table:table-cell table:style-name="ce1" table:formula="of:=ROUND(500*SIN(RADIANS([.BW2]))+500)" office:value-type="float" office:value="894" calcext:value-type="float">
            <text:p>894</text:p>
          </table:table-cell>
          <table:table-cell table:style-name="ce1" table:formula="of:=ROUND(500*SIN(RADIANS([.BX2]))+500)" office:value-type="float" office:value="898" calcext:value-type="float">
            <text:p>898</text:p>
          </table:table-cell>
          <table:table-cell table:style-name="ce1" table:formula="of:=ROUND(500*SIN(RADIANS([.BY2]))+500)" office:value-type="float" office:value="902" calcext:value-type="float">
            <text:p>902</text:p>
          </table:table-cell>
          <table:table-cell table:style-name="ce1" table:formula="of:=ROUND(500*SIN(RADIANS([.BZ2]))+500)" office:value-type="float" office:value="905" calcext:value-type="float">
            <text:p>905</text:p>
          </table:table-cell>
          <table:table-cell table:style-name="ce1" table:formula="of:=ROUND(500*SIN(RADIANS([.CA2]))+500)" office:value-type="float" office:value="909" calcext:value-type="float">
            <text:p>909</text:p>
          </table:table-cell>
          <table:table-cell table:style-name="ce1" table:formula="of:=ROUND(500*SIN(RADIANS([.CB2]))+500)" office:value-type="float" office:value="912" calcext:value-type="float">
            <text:p>912</text:p>
          </table:table-cell>
          <table:table-cell table:style-name="ce1" table:formula="of:=ROUND(500*SIN(RADIANS([.CC2]))+500)" office:value-type="float" office:value="916" calcext:value-type="float">
            <text:p>916</text:p>
          </table:table-cell>
          <table:table-cell table:style-name="ce1" table:formula="of:=ROUND(500*SIN(RADIANS([.CD2]))+500)" office:value-type="float" office:value="919" calcext:value-type="float">
            <text:p>919</text:p>
          </table:table-cell>
          <table:table-cell table:style-name="ce1" table:formula="of:=ROUND(500*SIN(RADIANS([.CE2]))+500)" office:value-type="float" office:value="922" calcext:value-type="float">
            <text:p>922</text:p>
          </table:table-cell>
          <table:table-cell table:style-name="ce1" table:formula="of:=ROUND(500*SIN(RADIANS([.CF2]))+500)" office:value-type="float" office:value="926" calcext:value-type="float">
            <text:p>926</text:p>
          </table:table-cell>
          <table:table-cell table:style-name="ce1" table:formula="of:=ROUND(500*SIN(RADIANS([.CG2]))+500)" office:value-type="float" office:value="929" calcext:value-type="float">
            <text:p>929</text:p>
          </table:table-cell>
          <table:table-cell table:style-name="ce1" table:formula="of:=ROUND(500*SIN(RADIANS([.CH2]))+500)" office:value-type="float" office:value="932" calcext:value-type="float">
            <text:p>932</text:p>
          </table:table-cell>
          <table:table-cell table:style-name="ce1" table:formula="of:=ROUND(500*SIN(RADIANS([.CI2]))+500)" office:value-type="float" office:value="935" calcext:value-type="float">
            <text:p>935</text:p>
          </table:table-cell>
          <table:table-cell table:style-name="ce1" table:formula="of:=ROUND(500*SIN(RADIANS([.CJ2]))+500)" office:value-type="float" office:value="938" calcext:value-type="float">
            <text:p>938</text:p>
          </table:table-cell>
          <table:table-cell table:style-name="ce1" table:formula="of:=ROUND(500*SIN(RADIANS([.CK2]))+500)" office:value-type="float" office:value="941" calcext:value-type="float">
            <text:p>941</text:p>
          </table:table-cell>
          <table:table-cell table:style-name="ce1" table:formula="of:=ROUND(500*SIN(RADIANS([.CL2]))+500)" office:value-type="float" office:value="944" calcext:value-type="float">
            <text:p>944</text:p>
          </table:table-cell>
          <table:table-cell table:style-name="ce1" table:formula="of:=ROUND(500*SIN(RADIANS([.CM2]))+500)" office:value-type="float" office:value="947" calcext:value-type="float">
            <text:p>947</text:p>
          </table:table-cell>
          <table:table-cell table:style-name="ce1" table:formula="of:=ROUND(500*SIN(RADIANS([.CN2]))+500)" office:value-type="float" office:value="949" calcext:value-type="float">
            <text:p>949</text:p>
          </table:table-cell>
          <table:table-cell table:style-name="ce1" table:formula="of:=ROUND(500*SIN(RADIANS([.CO2]))+500)" office:value-type="float" office:value="952" calcext:value-type="float">
            <text:p>952</text:p>
          </table:table-cell>
          <table:table-cell table:style-name="ce1" table:formula="of:=ROUND(500*SIN(RADIANS([.CP2]))+500)" office:value-type="float" office:value="955" calcext:value-type="float">
            <text:p>955</text:p>
          </table:table-cell>
          <table:table-cell table:style-name="ce1" table:formula="of:=ROUND(500*SIN(RADIANS([.CQ2]))+500)" office:value-type="float" office:value="957" calcext:value-type="float">
            <text:p>957</text:p>
          </table:table-cell>
          <table:table-cell table:style-name="ce1" table:formula="of:=ROUND(500*SIN(RADIANS([.CR2]))+500)" office:value-type="float" office:value="960" calcext:value-type="float">
            <text:p>960</text:p>
          </table:table-cell>
          <table:table-cell table:style-name="ce1" table:formula="of:=ROUND(500*SIN(RADIANS([.CS2]))+500)" office:value-type="float" office:value="962" calcext:value-type="float">
            <text:p>962</text:p>
          </table:table-cell>
          <table:table-cell table:style-name="ce1" table:formula="of:=ROUND(500*SIN(RADIANS([.CT2]))+500)" office:value-type="float" office:value="964" calcext:value-type="float">
            <text:p>964</text:p>
          </table:table-cell>
          <table:table-cell table:style-name="ce1" table:formula="of:=ROUND(500*SIN(RADIANS([.CU2]))+500)" office:value-type="float" office:value="966" calcext:value-type="float">
            <text:p>966</text:p>
          </table:table-cell>
          <table:table-cell table:style-name="ce1" table:formula="of:=ROUND(500*SIN(RADIANS([.CV2]))+500)" office:value-type="float" office:value="969" calcext:value-type="float">
            <text:p>969</text:p>
          </table:table-cell>
          <table:table-cell table:style-name="ce1" table:formula="of:=ROUND(500*SIN(RADIANS([.CW2]))+500)" office:value-type="float" office:value="971" calcext:value-type="float">
            <text:p>971</text:p>
          </table:table-cell>
          <table:table-cell table:style-name="ce1" table:formula="of:=ROUND(500*SIN(RADIANS([.CX2]))+500)" office:value-type="float" office:value="973" calcext:value-type="float">
            <text:p>973</text:p>
          </table:table-cell>
          <table:table-cell table:style-name="ce1" table:formula="of:=ROUND(500*SIN(RADIANS([.CY2]))+500)" office:value-type="float" office:value="975" calcext:value-type="float">
            <text:p>975</text:p>
          </table:table-cell>
          <table:table-cell table:style-name="ce1" table:formula="of:=ROUND(500*SIN(RADIANS([.CZ2]))+500)" office:value-type="float" office:value="977" calcext:value-type="float">
            <text:p>977</text:p>
          </table:table-cell>
          <table:table-cell table:style-name="ce1" table:formula="of:=ROUND(500*SIN(RADIANS([.DA2]))+500)" office:value-type="float" office:value="978" calcext:value-type="float">
            <text:p>978</text:p>
          </table:table-cell>
          <table:table-cell table:style-name="ce1" table:formula="of:=ROUND(500*SIN(RADIANS([.DB2]))+500)" office:value-type="float" office:value="980" calcext:value-type="float">
            <text:p>980</text:p>
          </table:table-cell>
          <table:table-cell table:style-name="ce1" table:formula="of:=ROUND(500*SIN(RADIANS([.DC2]))+500)" office:value-type="float" office:value="982" calcext:value-type="float">
            <text:p>982</text:p>
          </table:table-cell>
          <table:table-cell table:style-name="ce1" table:formula="of:=ROUND(500*SIN(RADIANS([.DD2]))+500)" office:value-type="float" office:value="983" calcext:value-type="float">
            <text:p>983</text:p>
          </table:table-cell>
          <table:table-cell table:style-name="ce1" table:formula="of:=ROUND(500*SIN(RADIANS([.DE2]))+500)" office:value-type="float" office:value="985" calcext:value-type="float">
            <text:p>985</text:p>
          </table:table-cell>
          <table:table-cell table:style-name="ce1" table:formula="of:=ROUND(500*SIN(RADIANS([.DF2]))+500)" office:value-type="float" office:value="986" calcext:value-type="float">
            <text:p>986</text:p>
          </table:table-cell>
          <table:table-cell table:style-name="ce1" table:formula="of:=ROUND(500*SIN(RADIANS([.DG2]))+500)" office:value-type="float" office:value="988" calcext:value-type="float">
            <text:p>988</text:p>
          </table:table-cell>
          <table:table-cell table:style-name="ce1" table:formula="of:=ROUND(500*SIN(RADIANS([.DH2]))+500)" office:value-type="float" office:value="989" calcext:value-type="float">
            <text:p>989</text:p>
          </table:table-cell>
          <table:table-cell table:style-name="ce1" table:formula="of:=ROUND(500*SIN(RADIANS([.DI2]))+500)" office:value-type="float" office:value="990" calcext:value-type="float">
            <text:p>990</text:p>
          </table:table-cell>
          <table:table-cell table:style-name="ce1" table:formula="of:=ROUND(500*SIN(RADIANS([.DJ2]))+500)" office:value-type="float" office:value="992" calcext:value-type="float">
            <text:p>992</text:p>
          </table:table-cell>
          <table:table-cell table:style-name="ce1" table:formula="of:=ROUND(500*SIN(RADIANS([.DK2]))+500)" office:value-type="float" office:value="993" calcext:value-type="float">
            <text:p>993</text:p>
          </table:table-cell>
          <table:table-cell table:style-name="ce1" table:formula="of:=ROUND(500*SIN(RADIANS([.DL2]))+500)" office:value-type="float" office:value="994" calcext:value-type="float">
            <text:p>994</text:p>
          </table:table-cell>
          <table:table-cell table:style-name="ce1" table:formula="of:=ROUND(500*SIN(RADIANS([.DM2]))+500)" office:value-type="float" office:value="995" calcext:value-type="float">
            <text:p>995</text:p>
          </table:table-cell>
          <table:table-cell table:style-name="ce1" table:formula="of:=ROUND(500*SIN(RADIANS([.DN2]))+500)" office:value-type="float" office:value="995" calcext:value-type="float">
            <text:p>995</text:p>
          </table:table-cell>
          <table:table-cell table:style-name="ce1" table:formula="of:=ROUND(500*SIN(RADIANS([.DO2]))+500)" office:value-type="float" office:value="996" calcext:value-type="float">
            <text:p>996</text:p>
          </table:table-cell>
          <table:table-cell table:style-name="ce1" table:formula="of:=ROUND(500*SIN(RADIANS([.DP2]))+500)" office:value-type="float" office:value="997" calcext:value-type="float">
            <text:p>997</text:p>
          </table:table-cell>
          <table:table-cell table:style-name="ce1" table:formula="of:=ROUND(500*SIN(RADIANS([.DQ2]))+500)" office:value-type="float" office:value="998" calcext:value-type="float">
            <text:p>998</text:p>
          </table:table-cell>
          <table:table-cell table:style-name="ce1" table:formula="of:=ROUND(500*SIN(RADIANS([.DR2]))+500)" office:value-type="float" office:value="998" calcext:value-type="float">
            <text:p>998</text:p>
          </table:table-cell>
          <table:table-cell table:style-name="ce1" table:formula="of:=ROUND(500*SIN(RADIANS([.DS2]))+500)" office:value-type="float" office:value="999" calcext:value-type="float">
            <text:p>999</text:p>
          </table:table-cell>
          <table:table-cell table:style-name="ce1" table:formula="of:=ROUND(500*SIN(RADIANS([.DT2]))+500)" office:value-type="float" office:value="999" calcext:value-type="float">
            <text:p>999</text:p>
          </table:table-cell>
          <table:table-cell table:style-name="ce1" table:formula="of:=ROUND(500*SIN(RADIANS([.DU2]))+500)" office:value-type="float" office:value="999" calcext:value-type="float">
            <text:p>999</text:p>
          </table:table-cell>
          <table:table-cell table:style-name="ce1" table:formula="of:=ROUND(500*SIN(RADIANS([.DV2]))+500)" office:value-type="float" office:value="1000" calcext:value-type="float">
            <text:p>1000</text:p>
          </table:table-cell>
          <table:table-cell table:style-name="ce1" table:formula="of:=ROUND(500*SIN(RADIANS([.DW2]))+500)" office:value-type="float" office:value="1000" calcext:value-type="float">
            <text:p>1000</text:p>
          </table:table-cell>
          <table:table-cell table:style-name="ce1" table:formula="of:=ROUND(500*SIN(RADIANS([.DX2]))+500)" office:value-type="float" office:value="1000" calcext:value-type="float">
            <text:p>1000</text:p>
          </table:table-cell>
          <table:table-cell table:style-name="ce1" table:formula="of:=ROUND(500*SIN(RADIANS([.DY2]))+500)" office:value-type="float" office:value="1000" calcext:value-type="float">
            <text:p>1000</text:p>
          </table:table-cell>
          <table:table-cell table:style-name="ce1" table:formula="of:=ROUND(500*SIN(RADIANS([.DZ2]))+500)" office:value-type="float" office:value="1000" calcext:value-type="float">
            <text:p>1000</text:p>
          </table:table-cell>
          <table:table-cell table:style-name="ce1" table:formula="of:=ROUND(500*SIN(RADIANS([.EA2]))+500)" office:value-type="float" office:value="1000" calcext:value-type="float">
            <text:p>1000</text:p>
          </table:table-cell>
          <table:table-cell table:style-name="ce1" table:formula="of:=ROUND(500*SIN(RADIANS([.EB2]))+500)" office:value-type="float" office:value="1000" calcext:value-type="float">
            <text:p>1000</text:p>
          </table:table-cell>
          <table:table-cell table:style-name="ce1" table:formula="of:=ROUND(500*SIN(RADIANS([.EC2]))+500)" office:value-type="float" office:value="999" calcext:value-type="float">
            <text:p>999</text:p>
          </table:table-cell>
          <table:table-cell table:style-name="ce1" table:formula="of:=ROUND(500*SIN(RADIANS([.ED2]))+500)" office:value-type="float" office:value="999" calcext:value-type="float">
            <text:p>999</text:p>
          </table:table-cell>
          <table:table-cell table:style-name="ce1" table:formula="of:=ROUND(500*SIN(RADIANS([.EE2]))+500)" office:value-type="float" office:value="999" calcext:value-type="float">
            <text:p>999</text:p>
          </table:table-cell>
          <table:table-cell table:style-name="ce1" table:formula="of:=ROUND(500*SIN(RADIANS([.EF2]))+500)" office:value-type="float" office:value="998" calcext:value-type="float">
            <text:p>998</text:p>
          </table:table-cell>
          <table:table-cell table:style-name="ce1" table:formula="of:=ROUND(500*SIN(RADIANS([.EG2]))+500)" office:value-type="float" office:value="998" calcext:value-type="float">
            <text:p>998</text:p>
          </table:table-cell>
          <table:table-cell table:style-name="ce1" table:formula="of:=ROUND(500*SIN(RADIANS([.EH2]))+500)" office:value-type="float" office:value="997" calcext:value-type="float">
            <text:p>997</text:p>
          </table:table-cell>
          <table:table-cell table:style-name="ce1" table:formula="of:=ROUND(500*SIN(RADIANS([.EI2]))+500)" office:value-type="float" office:value="996" calcext:value-type="float">
            <text:p>996</text:p>
          </table:table-cell>
          <table:table-cell table:style-name="ce1" table:formula="of:=ROUND(500*SIN(RADIANS([.EJ2]))+500)" office:value-type="float" office:value="995" calcext:value-type="float">
            <text:p>995</text:p>
          </table:table-cell>
          <table:table-cell table:style-name="ce1" table:formula="of:=ROUND(500*SIN(RADIANS([.EK2]))+500)" office:value-type="float" office:value="995" calcext:value-type="float">
            <text:p>995</text:p>
          </table:table-cell>
          <table:table-cell table:style-name="ce1" table:formula="of:=ROUND(500*SIN(RADIANS([.EL2]))+500)" office:value-type="float" office:value="994" calcext:value-type="float">
            <text:p>994</text:p>
          </table:table-cell>
          <table:table-cell table:style-name="ce1" table:formula="of:=ROUND(500*SIN(RADIANS([.EM2]))+500)" office:value-type="float" office:value="993" calcext:value-type="float">
            <text:p>993</text:p>
          </table:table-cell>
          <table:table-cell table:style-name="ce1" table:formula="of:=ROUND(500*SIN(RADIANS([.EN2]))+500)" office:value-type="float" office:value="992" calcext:value-type="float">
            <text:p>992</text:p>
          </table:table-cell>
          <table:table-cell table:style-name="ce1" table:formula="of:=ROUND(500*SIN(RADIANS([.EO2]))+500)" office:value-type="float" office:value="990" calcext:value-type="float">
            <text:p>990</text:p>
          </table:table-cell>
          <table:table-cell table:style-name="ce1" table:formula="of:=ROUND(500*SIN(RADIANS([.EP2]))+500)" office:value-type="float" office:value="989" calcext:value-type="float">
            <text:p>989</text:p>
          </table:table-cell>
          <table:table-cell table:style-name="ce1" table:formula="of:=ROUND(500*SIN(RADIANS([.EQ2]))+500)" office:value-type="float" office:value="988" calcext:value-type="float">
            <text:p>988</text:p>
          </table:table-cell>
          <table:table-cell table:style-name="ce1" table:formula="of:=ROUND(500*SIN(RADIANS([.ER2]))+500)" office:value-type="float" office:value="986" calcext:value-type="float">
            <text:p>986</text:p>
          </table:table-cell>
          <table:table-cell table:style-name="ce1" table:formula="of:=ROUND(500*SIN(RADIANS([.ES2]))+500)" office:value-type="float" office:value="985" calcext:value-type="float">
            <text:p>985</text:p>
          </table:table-cell>
          <table:table-cell table:style-name="ce1" table:formula="of:=ROUND(500*SIN(RADIANS([.ET2]))+500)" office:value-type="float" office:value="983" calcext:value-type="float">
            <text:p>983</text:p>
          </table:table-cell>
          <table:table-cell table:style-name="ce1" table:formula="of:=ROUND(500*SIN(RADIANS([.EU2]))+500)" office:value-type="float" office:value="982" calcext:value-type="float">
            <text:p>982</text:p>
          </table:table-cell>
          <table:table-cell table:style-name="ce1" table:formula="of:=ROUND(500*SIN(RADIANS([.EV2]))+500)" office:value-type="float" office:value="980" calcext:value-type="float">
            <text:p>980</text:p>
          </table:table-cell>
          <table:table-cell table:style-name="ce1" table:formula="of:=ROUND(500*SIN(RADIANS([.EW2]))+500)" office:value-type="float" office:value="978" calcext:value-type="float">
            <text:p>978</text:p>
          </table:table-cell>
          <table:table-cell table:style-name="ce1" table:formula="of:=ROUND(500*SIN(RADIANS([.EX2]))+500)" office:value-type="float" office:value="977" calcext:value-type="float">
            <text:p>977</text:p>
          </table:table-cell>
          <table:table-cell table:style-name="ce1" table:formula="of:=ROUND(500*SIN(RADIANS([.EY2]))+500)" office:value-type="float" office:value="975" calcext:value-type="float">
            <text:p>975</text:p>
          </table:table-cell>
          <table:table-cell table:style-name="ce1" table:formula="of:=ROUND(500*SIN(RADIANS([.EZ2]))+500)" office:value-type="float" office:value="973" calcext:value-type="float">
            <text:p>973</text:p>
          </table:table-cell>
          <table:table-cell table:style-name="ce1" table:formula="of:=ROUND(500*SIN(RADIANS([.FA2]))+500)" office:value-type="float" office:value="971" calcext:value-type="float">
            <text:p>971</text:p>
          </table:table-cell>
          <table:table-cell table:style-name="ce1" table:formula="of:=ROUND(500*SIN(RADIANS([.FB2]))+500)" office:value-type="float" office:value="969" calcext:value-type="float">
            <text:p>969</text:p>
          </table:table-cell>
          <table:table-cell table:style-name="ce1" table:formula="of:=ROUND(500*SIN(RADIANS([.FC2]))+500)" office:value-type="float" office:value="966" calcext:value-type="float">
            <text:p>966</text:p>
          </table:table-cell>
          <table:table-cell table:style-name="ce1" table:formula="of:=ROUND(500*SIN(RADIANS([.FD2]))+500)" office:value-type="float" office:value="964" calcext:value-type="float">
            <text:p>964</text:p>
          </table:table-cell>
          <table:table-cell table:style-name="ce1" table:formula="of:=ROUND(500*SIN(RADIANS([.FE2]))+500)" office:value-type="float" office:value="962" calcext:value-type="float">
            <text:p>962</text:p>
          </table:table-cell>
          <table:table-cell table:style-name="ce1" table:formula="of:=ROUND(500*SIN(RADIANS([.FF2]))+500)" office:value-type="float" office:value="960" calcext:value-type="float">
            <text:p>960</text:p>
          </table:table-cell>
          <table:table-cell table:style-name="ce1" table:formula="of:=ROUND(500*SIN(RADIANS([.FG2]))+500)" office:value-type="float" office:value="957" calcext:value-type="float">
            <text:p>957</text:p>
          </table:table-cell>
          <table:table-cell table:style-name="ce1" table:formula="of:=ROUND(500*SIN(RADIANS([.FH2]))+500)" office:value-type="float" office:value="955" calcext:value-type="float">
            <text:p>955</text:p>
          </table:table-cell>
          <table:table-cell table:style-name="ce1" table:formula="of:=ROUND(500*SIN(RADIANS([.FI2]))+500)" office:value-type="float" office:value="952" calcext:value-type="float">
            <text:p>952</text:p>
          </table:table-cell>
          <table:table-cell table:style-name="ce1" table:formula="of:=ROUND(500*SIN(RADIANS([.FJ2]))+500)" office:value-type="float" office:value="949" calcext:value-type="float">
            <text:p>949</text:p>
          </table:table-cell>
          <table:table-cell table:style-name="ce1" table:formula="of:=ROUND(500*SIN(RADIANS([.FK2]))+500)" office:value-type="float" office:value="947" calcext:value-type="float">
            <text:p>947</text:p>
          </table:table-cell>
          <table:table-cell table:style-name="ce1" table:formula="of:=ROUND(500*SIN(RADIANS([.FL2]))+500)" office:value-type="float" office:value="944" calcext:value-type="float">
            <text:p>944</text:p>
          </table:table-cell>
          <table:table-cell table:style-name="ce1" table:formula="of:=ROUND(500*SIN(RADIANS([.FM2]))+500)" office:value-type="float" office:value="941" calcext:value-type="float">
            <text:p>941</text:p>
          </table:table-cell>
          <table:table-cell table:style-name="ce1" table:formula="of:=ROUND(500*SIN(RADIANS([.FN2]))+500)" office:value-type="float" office:value="938" calcext:value-type="float">
            <text:p>938</text:p>
          </table:table-cell>
          <table:table-cell table:style-name="ce1" table:formula="of:=ROUND(500*SIN(RADIANS([.FO2]))+500)" office:value-type="float" office:value="935" calcext:value-type="float">
            <text:p>935</text:p>
          </table:table-cell>
          <table:table-cell table:style-name="ce1" table:formula="of:=ROUND(500*SIN(RADIANS([.FP2]))+500)" office:value-type="float" office:value="932" calcext:value-type="float">
            <text:p>932</text:p>
          </table:table-cell>
          <table:table-cell table:style-name="ce1" table:formula="of:=ROUND(500*SIN(RADIANS([.FQ2]))+500)" office:value-type="float" office:value="929" calcext:value-type="float">
            <text:p>929</text:p>
          </table:table-cell>
          <table:table-cell table:style-name="ce1" table:formula="of:=ROUND(500*SIN(RADIANS([.FR2]))+500)" office:value-type="float" office:value="926" calcext:value-type="float">
            <text:p>926</text:p>
          </table:table-cell>
          <table:table-cell table:style-name="ce1" table:formula="of:=ROUND(500*SIN(RADIANS([.FS2]))+500)" office:value-type="float" office:value="922" calcext:value-type="float">
            <text:p>922</text:p>
          </table:table-cell>
          <table:table-cell table:style-name="ce1" table:formula="of:=ROUND(500*SIN(RADIANS([.FT2]))+500)" office:value-type="float" office:value="919" calcext:value-type="float">
            <text:p>919</text:p>
          </table:table-cell>
          <table:table-cell table:style-name="ce1" table:formula="of:=ROUND(500*SIN(RADIANS([.FU2]))+500)" office:value-type="float" office:value="916" calcext:value-type="float">
            <text:p>916</text:p>
          </table:table-cell>
          <table:table-cell table:style-name="ce1" table:formula="of:=ROUND(500*SIN(RADIANS([.FV2]))+500)" office:value-type="float" office:value="912" calcext:value-type="float">
            <text:p>912</text:p>
          </table:table-cell>
          <table:table-cell table:style-name="ce1" table:formula="of:=ROUND(500*SIN(RADIANS([.FW2]))+500)" office:value-type="float" office:value="909" calcext:value-type="float">
            <text:p>909</text:p>
          </table:table-cell>
          <table:table-cell table:style-name="ce1" table:formula="of:=ROUND(500*SIN(RADIANS([.FX2]))+500)" office:value-type="float" office:value="905" calcext:value-type="float">
            <text:p>905</text:p>
          </table:table-cell>
          <table:table-cell table:style-name="ce1" table:formula="of:=ROUND(500*SIN(RADIANS([.FY2]))+500)" office:value-type="float" office:value="902" calcext:value-type="float">
            <text:p>902</text:p>
          </table:table-cell>
          <table:table-cell table:style-name="ce1" table:formula="of:=ROUND(500*SIN(RADIANS([.FZ2]))+500)" office:value-type="float" office:value="898" calcext:value-type="float">
            <text:p>898</text:p>
          </table:table-cell>
          <table:table-cell table:style-name="ce1" table:formula="of:=ROUND(500*SIN(RADIANS([.GA2]))+500)" office:value-type="float" office:value="894" calcext:value-type="float">
            <text:p>894</text:p>
          </table:table-cell>
          <table:table-cell table:style-name="ce1" table:formula="of:=ROUND(500*SIN(RADIANS([.GB2]))+500)" office:value-type="float" office:value="890" calcext:value-type="float">
            <text:p>890</text:p>
          </table:table-cell>
          <table:table-cell table:style-name="ce1" table:formula="of:=ROUND(500*SIN(RADIANS([.GC2]))+500)" office:value-type="float" office:value="887" calcext:value-type="float">
            <text:p>887</text:p>
          </table:table-cell>
          <table:table-cell table:style-name="ce1" table:formula="of:=ROUND(500*SIN(RADIANS([.GD2]))+500)" office:value-type="float" office:value="883" calcext:value-type="float">
            <text:p>883</text:p>
          </table:table-cell>
          <table:table-cell table:style-name="ce1" table:formula="of:=ROUND(500*SIN(RADIANS([.GE2]))+500)" office:value-type="float" office:value="879" calcext:value-type="float">
            <text:p>879</text:p>
          </table:table-cell>
          <table:table-cell table:style-name="ce1" table:formula="of:=ROUND(500*SIN(RADIANS([.GF2]))+500)" office:value-type="float" office:value="875" calcext:value-type="float">
            <text:p>875</text:p>
          </table:table-cell>
          <table:table-cell table:style-name="ce1" table:formula="of:=ROUND(500*SIN(RADIANS([.GG2]))+500)" office:value-type="float" office:value="870" calcext:value-type="float">
            <text:p>870</text:p>
          </table:table-cell>
          <table:table-cell table:style-name="ce1" table:formula="of:=ROUND(500*SIN(RADIANS([.GH2]))+500)" office:value-type="float" office:value="866" calcext:value-type="float">
            <text:p>866</text:p>
          </table:table-cell>
          <table:table-cell table:style-name="ce1" table:formula="of:=ROUND(500*SIN(RADIANS([.GI2]))+500)" office:value-type="float" office:value="862" calcext:value-type="float">
            <text:p>862</text:p>
          </table:table-cell>
          <table:table-cell table:style-name="ce1" table:formula="of:=ROUND(500*SIN(RADIANS([.GJ2]))+500)" office:value-type="float" office:value="858" calcext:value-type="float">
            <text:p>858</text:p>
          </table:table-cell>
          <table:table-cell table:style-name="ce1" table:formula="of:=ROUND(500*SIN(RADIANS([.GK2]))+500)" office:value-type="float" office:value="854" calcext:value-type="float">
            <text:p>854</text:p>
          </table:table-cell>
          <table:table-cell table:style-name="ce1" table:formula="of:=ROUND(500*SIN(RADIANS([.GL2]))+500)" office:value-type="float" office:value="849" calcext:value-type="float">
            <text:p>849</text:p>
          </table:table-cell>
          <table:table-cell table:style-name="ce1" table:formula="of:=ROUND(500*SIN(RADIANS([.GM2]))+500)" office:value-type="float" office:value="845" calcext:value-type="float">
            <text:p>845</text:p>
          </table:table-cell>
          <table:table-cell table:style-name="ce1" table:formula="of:=ROUND(500*SIN(RADIANS([.GN2]))+500)" office:value-type="float" office:value="840" calcext:value-type="float">
            <text:p>840</text:p>
          </table:table-cell>
          <table:table-cell table:style-name="ce1" table:formula="of:=ROUND(500*SIN(RADIANS([.GO2]))+500)" office:value-type="float" office:value="836" calcext:value-type="float">
            <text:p>836</text:p>
          </table:table-cell>
          <table:table-cell table:style-name="ce1" table:formula="of:=ROUND(500*SIN(RADIANS([.GP2]))+500)" office:value-type="float" office:value="831" calcext:value-type="float">
            <text:p>831</text:p>
          </table:table-cell>
          <table:table-cell table:style-name="ce1" table:formula="of:=ROUND(500*SIN(RADIANS([.GQ2]))+500)" office:value-type="float" office:value="827" calcext:value-type="float">
            <text:p>827</text:p>
          </table:table-cell>
          <table:table-cell table:style-name="ce1" table:formula="of:=ROUND(500*SIN(RADIANS([.GR2]))+500)" office:value-type="float" office:value="822" calcext:value-type="float">
            <text:p>822</text:p>
          </table:table-cell>
          <table:table-cell table:style-name="ce1" table:formula="of:=ROUND(500*SIN(RADIANS([.GS2]))+500)" office:value-type="float" office:value="817" calcext:value-type="float">
            <text:p>817</text:p>
          </table:table-cell>
          <table:table-cell table:style-name="ce1" table:formula="of:=ROUND(500*SIN(RADIANS([.GT2]))+500)" office:value-type="float" office:value="812" calcext:value-type="float">
            <text:p>812</text:p>
          </table:table-cell>
          <table:table-cell table:style-name="ce1" table:formula="of:=ROUND(500*SIN(RADIANS([.GU2]))+500)" office:value-type="float" office:value="808" calcext:value-type="float">
            <text:p>808</text:p>
          </table:table-cell>
          <table:table-cell table:style-name="ce1" table:formula="of:=ROUND(500*SIN(RADIANS([.GV2]))+500)" office:value-type="float" office:value="803" calcext:value-type="float">
            <text:p>803</text:p>
          </table:table-cell>
          <table:table-cell table:style-name="ce1" table:formula="of:=ROUND(500*SIN(RADIANS([.GW2]))+500)" office:value-type="float" office:value="798" calcext:value-type="float">
            <text:p>798</text:p>
          </table:table-cell>
          <table:table-cell table:style-name="ce1" table:formula="of:=ROUND(500*SIN(RADIANS([.GX2]))+500)" office:value-type="float" office:value="793" calcext:value-type="float">
            <text:p>793</text:p>
          </table:table-cell>
          <table:table-cell table:style-name="ce1" table:formula="of:=ROUND(500*SIN(RADIANS([.GY2]))+500)" office:value-type="float" office:value="788" calcext:value-type="float">
            <text:p>788</text:p>
          </table:table-cell>
          <table:table-cell table:style-name="ce1" table:formula="of:=ROUND(500*SIN(RADIANS([.GZ2]))+500)" office:value-type="float" office:value="783" calcext:value-type="float">
            <text:p>783</text:p>
          </table:table-cell>
          <table:table-cell table:style-name="ce1" table:formula="of:=ROUND(500*SIN(RADIANS([.HA2]))+500)" office:value-type="float" office:value="778" calcext:value-type="float">
            <text:p>778</text:p>
          </table:table-cell>
          <table:table-cell table:style-name="ce1" table:formula="of:=ROUND(500*SIN(RADIANS([.HB2]))+500)" office:value-type="float" office:value="773" calcext:value-type="float">
            <text:p>773</text:p>
          </table:table-cell>
          <table:table-cell table:style-name="ce1" table:formula="of:=ROUND(500*SIN(RADIANS([.HC2]))+500)" office:value-type="float" office:value="767" calcext:value-type="float">
            <text:p>767</text:p>
          </table:table-cell>
          <table:table-cell table:style-name="ce1" table:formula="of:=ROUND(500*SIN(RADIANS([.HD2]))+500)" office:value-type="float" office:value="762" calcext:value-type="float">
            <text:p>762</text:p>
          </table:table-cell>
          <table:table-cell table:style-name="ce1" table:formula="of:=ROUND(500*SIN(RADIANS([.HE2]))+500)" office:value-type="float" office:value="757" calcext:value-type="float">
            <text:p>757</text:p>
          </table:table-cell>
          <table:table-cell table:style-name="ce1" table:formula="of:=ROUND(500*SIN(RADIANS([.HF2]))+500)" office:value-type="float" office:value="752" calcext:value-type="float">
            <text:p>752</text:p>
          </table:table-cell>
          <table:table-cell table:style-name="ce1" table:formula="of:=ROUND(500*SIN(RADIANS([.HG2]))+500)" office:value-type="float" office:value="746" calcext:value-type="float">
            <text:p>746</text:p>
          </table:table-cell>
          <table:table-cell table:style-name="ce1" table:formula="of:=ROUND(500*SIN(RADIANS([.HH2]))+500)" office:value-type="float" office:value="741" calcext:value-type="float">
            <text:p>741</text:p>
          </table:table-cell>
          <table:table-cell table:style-name="ce1" table:formula="of:=ROUND(500*SIN(RADIANS([.HI2]))+500)" office:value-type="float" office:value="736" calcext:value-type="float">
            <text:p>736</text:p>
          </table:table-cell>
          <table:table-cell table:style-name="ce1" table:formula="of:=ROUND(500*SIN(RADIANS([.HJ2]))+500)" office:value-type="float" office:value="730" calcext:value-type="float">
            <text:p>730</text:p>
          </table:table-cell>
          <table:table-cell table:style-name="ce1" table:formula="of:=ROUND(500*SIN(RADIANS([.HK2]))+500)" office:value-type="float" office:value="725" calcext:value-type="float">
            <text:p>725</text:p>
          </table:table-cell>
          <table:table-cell table:style-name="ce1" table:formula="of:=ROUND(500*SIN(RADIANS([.HL2]))+500)" office:value-type="float" office:value="719" calcext:value-type="float">
            <text:p>719</text:p>
          </table:table-cell>
          <table:table-cell table:style-name="ce1" table:formula="of:=ROUND(500*SIN(RADIANS([.HM2]))+500)" office:value-type="float" office:value="714" calcext:value-type="float">
            <text:p>714</text:p>
          </table:table-cell>
          <table:table-cell table:style-name="ce1" table:formula="of:=ROUND(500*SIN(RADIANS([.HN2]))+500)" office:value-type="float" office:value="708" calcext:value-type="float">
            <text:p>708</text:p>
          </table:table-cell>
          <table:table-cell table:style-name="ce1" table:formula="of:=ROUND(500*SIN(RADIANS([.HO2]))+500)" office:value-type="float" office:value="703" calcext:value-type="float">
            <text:p>703</text:p>
          </table:table-cell>
          <table:table-cell table:style-name="ce1" table:formula="of:=ROUND(500*SIN(RADIANS([.HP2]))+500)" office:value-type="float" office:value="697" calcext:value-type="float">
            <text:p>697</text:p>
          </table:table-cell>
          <table:table-cell table:style-name="ce1" table:formula="of:=ROUND(500*SIN(RADIANS([.HQ2]))+500)" office:value-type="float" office:value="691" calcext:value-type="float">
            <text:p>691</text:p>
          </table:table-cell>
          <table:table-cell table:style-name="ce1" table:formula="of:=ROUND(500*SIN(RADIANS([.HR2]))+500)" office:value-type="float" office:value="686" calcext:value-type="float">
            <text:p>686</text:p>
          </table:table-cell>
          <table:table-cell table:style-name="ce1" table:formula="of:=ROUND(500*SIN(RADIANS([.HS2]))+500)" office:value-type="float" office:value="680" calcext:value-type="float">
            <text:p>680</text:p>
          </table:table-cell>
          <table:table-cell table:style-name="ce1" table:formula="of:=ROUND(500*SIN(RADIANS([.HT2]))+500)" office:value-type="float" office:value="674" calcext:value-type="float">
            <text:p>674</text:p>
          </table:table-cell>
          <table:table-cell table:style-name="ce1" table:formula="of:=ROUND(500*SIN(RADIANS([.HU2]))+500)" office:value-type="float" office:value="668" calcext:value-type="float">
            <text:p>668</text:p>
          </table:table-cell>
          <table:table-cell table:style-name="ce1" table:formula="of:=ROUND(500*SIN(RADIANS([.HV2]))+500)" office:value-type="float" office:value="663" calcext:value-type="float">
            <text:p>663</text:p>
          </table:table-cell>
          <table:table-cell table:style-name="ce1" table:formula="of:=ROUND(500*SIN(RADIANS([.HW2]))+500)" office:value-type="float" office:value="657" calcext:value-type="float">
            <text:p>657</text:p>
          </table:table-cell>
          <table:table-cell table:style-name="ce1" table:formula="of:=ROUND(500*SIN(RADIANS([.HX2]))+500)" office:value-type="float" office:value="651" calcext:value-type="float">
            <text:p>651</text:p>
          </table:table-cell>
          <table:table-cell table:style-name="ce1" table:formula="of:=ROUND(500*SIN(RADIANS([.HY2]))+500)" office:value-type="float" office:value="645" calcext:value-type="float">
            <text:p>645</text:p>
          </table:table-cell>
          <table:table-cell table:style-name="ce1" table:formula="of:=ROUND(500*SIN(RADIANS([.HZ2]))+500)" office:value-type="float" office:value="639" calcext:value-type="float">
            <text:p>639</text:p>
          </table:table-cell>
          <table:table-cell table:style-name="ce1" table:formula="of:=ROUND(500*SIN(RADIANS([.IA2]))+500)" office:value-type="float" office:value="633" calcext:value-type="float">
            <text:p>633</text:p>
          </table:table-cell>
          <table:table-cell table:style-name="ce1" table:formula="of:=ROUND(500*SIN(RADIANS([.IB2]))+500)" office:value-type="float" office:value="627" calcext:value-type="float">
            <text:p>627</text:p>
          </table:table-cell>
          <table:table-cell table:style-name="ce1" table:formula="of:=ROUND(500*SIN(RADIANS([.IC2]))+500)" office:value-type="float" office:value="621" calcext:value-type="float">
            <text:p>621</text:p>
          </table:table-cell>
          <table:table-cell table:style-name="ce1" table:formula="of:=ROUND(500*SIN(RADIANS([.ID2]))+500)" office:value-type="float" office:value="616" calcext:value-type="float">
            <text:p>616</text:p>
          </table:table-cell>
          <table:table-cell table:style-name="ce1" table:formula="of:=ROUND(500*SIN(RADIANS([.IE2]))+500)" office:value-type="float" office:value="610" calcext:value-type="float">
            <text:p>610</text:p>
          </table:table-cell>
          <table:table-cell table:style-name="ce1" table:formula="of:=ROUND(500*SIN(RADIANS([.IF2]))+500)" office:value-type="float" office:value="604" calcext:value-type="float">
            <text:p>604</text:p>
          </table:table-cell>
          <table:table-cell table:style-name="ce1" table:formula="of:=ROUND(500*SIN(RADIANS([.IG2]))+500)" office:value-type="float" office:value="598" calcext:value-type="float">
            <text:p>598</text:p>
          </table:table-cell>
          <table:table-cell table:style-name="ce1" table:formula="of:=ROUND(500*SIN(RADIANS([.IH2]))+500)" office:value-type="float" office:value="592" calcext:value-type="float">
            <text:p>592</text:p>
          </table:table-cell>
          <table:table-cell table:style-name="ce1" table:formula="of:=ROUND(500*SIN(RADIANS([.II2]))+500)" office:value-type="float" office:value="585" calcext:value-type="float">
            <text:p>585</text:p>
          </table:table-cell>
          <table:table-cell table:style-name="ce1" table:formula="of:=ROUND(500*SIN(RADIANS([.IJ2]))+500)" office:value-type="float" office:value="579" calcext:value-type="float">
            <text:p>579</text:p>
          </table:table-cell>
          <table:table-cell table:style-name="ce1" table:formula="of:=ROUND(500*SIN(RADIANS([.IK2]))+500)" office:value-type="float" office:value="573" calcext:value-type="float">
            <text:p>573</text:p>
          </table:table-cell>
          <table:table-cell table:style-name="ce1" table:formula="of:=ROUND(500*SIN(RADIANS([.IL2]))+500)" office:value-type="float" office:value="567" calcext:value-type="float">
            <text:p>567</text:p>
          </table:table-cell>
          <table:table-cell table:style-name="ce1" table:formula="of:=ROUND(500*SIN(RADIANS([.IM2]))+500)" office:value-type="float" office:value="561" calcext:value-type="float">
            <text:p>561</text:p>
          </table:table-cell>
          <table:table-cell table:style-name="ce1" table:formula="of:=ROUND(500*SIN(RADIANS([.IN2]))+500)" office:value-type="float" office:value="555" calcext:value-type="float">
            <text:p>555</text:p>
          </table:table-cell>
          <table:table-cell table:style-name="ce1" table:formula="of:=ROUND(500*SIN(RADIANS([.IO2]))+500)" office:value-type="float" office:value="549" calcext:value-type="float">
            <text:p>549</text:p>
          </table:table-cell>
          <table:table-cell table:style-name="ce1" table:formula="of:=ROUND(500*SIN(RADIANS([.IP2]))+500)" office:value-type="float" office:value="543" calcext:value-type="float">
            <text:p>543</text:p>
          </table:table-cell>
          <table:table-cell table:style-name="ce1" table:formula="of:=ROUND(500*SIN(RADIANS([.IQ2]))+500)" office:value-type="float" office:value="537" calcext:value-type="float">
            <text:p>537</text:p>
          </table:table-cell>
          <table:table-cell table:style-name="ce1" table:formula="of:=ROUND(500*SIN(RADIANS([.IR2]))+500)" office:value-type="float" office:value="531" calcext:value-type="float">
            <text:p>531</text:p>
          </table:table-cell>
          <table:table-cell table:style-name="ce1" table:formula="of:=ROUND(500*SIN(RADIANS([.IS2]))+500)" office:value-type="float" office:value="525" calcext:value-type="float">
            <text:p>525</text:p>
          </table:table-cell>
          <table:table-cell table:style-name="ce1" table:formula="of:=ROUND(500*SIN(RADIANS([.IT2]))+500)" office:value-type="float" office:value="518" calcext:value-type="float">
            <text:p>518</text:p>
          </table:table-cell>
          <table:table-cell table:style-name="ce1" table:formula="of:=ROUND(500*SIN(RADIANS([.IU2]))+500)" office:value-type="float" office:value="512" calcext:value-type="float">
            <text:p>512</text:p>
          </table:table-cell>
          <table:table-cell table:style-name="ce1" table:formula="of:=ROUND(500*SIN(RADIANS([.IV2]))+500)" office:value-type="float" office:value="506" calcext:value-type="float">
            <text:p>506</text:p>
          </table:table-cell>
          <table:table-cell table:style-name="ce1" table:formula="of:=ROUND(500*SIN(RADIANS([.IW2]))+500)" office:value-type="float" office:value="500" calcext:value-type="float">
            <text:p>500</text:p>
          </table:table-cell>
          <table:table-cell table:style-name="ce1" table:formula="of:=ROUND(500*SIN(RADIANS([.IX2]))+500)" office:value-type="float" office:value="494" calcext:value-type="float">
            <text:p>494</text:p>
          </table:table-cell>
          <table:table-cell table:style-name="ce1" table:formula="of:=ROUND(500*SIN(RADIANS([.IY2]))+500)" office:value-type="float" office:value="488" calcext:value-type="float">
            <text:p>488</text:p>
          </table:table-cell>
          <table:table-cell table:style-name="ce1" table:formula="of:=ROUND(500*SIN(RADIANS([.IZ2]))+500)" office:value-type="float" office:value="482" calcext:value-type="float">
            <text:p>482</text:p>
          </table:table-cell>
          <table:table-cell table:style-name="ce1" table:formula="of:=ROUND(500*SIN(RADIANS([.JA2]))+500)" office:value-type="float" office:value="475" calcext:value-type="float">
            <text:p>475</text:p>
          </table:table-cell>
          <table:table-cell table:style-name="ce1" table:formula="of:=ROUND(500*SIN(RADIANS([.JB2]))+500)" office:value-type="float" office:value="469" calcext:value-type="float">
            <text:p>469</text:p>
          </table:table-cell>
          <table:table-cell table:style-name="ce1" table:formula="of:=ROUND(500*SIN(RADIANS([.JC2]))+500)" office:value-type="float" office:value="463" calcext:value-type="float">
            <text:p>463</text:p>
          </table:table-cell>
          <table:table-cell table:style-name="ce1" table:formula="of:=ROUND(500*SIN(RADIANS([.JD2]))+500)" office:value-type="float" office:value="457" calcext:value-type="float">
            <text:p>457</text:p>
          </table:table-cell>
          <table:table-cell table:style-name="ce1" table:formula="of:=ROUND(500*SIN(RADIANS([.JE2]))+500)" office:value-type="float" office:value="451" calcext:value-type="float">
            <text:p>451</text:p>
          </table:table-cell>
          <table:table-cell table:style-name="ce1" table:formula="of:=ROUND(500*SIN(RADIANS([.JF2]))+500)" office:value-type="float" office:value="445" calcext:value-type="float">
            <text:p>445</text:p>
          </table:table-cell>
          <table:table-cell table:style-name="ce1" table:formula="of:=ROUND(500*SIN(RADIANS([.JG2]))+500)" office:value-type="float" office:value="439" calcext:value-type="float">
            <text:p>439</text:p>
          </table:table-cell>
          <table:table-cell table:style-name="ce1" table:formula="of:=ROUND(500*SIN(RADIANS([.JH2]))+500)" office:value-type="float" office:value="433" calcext:value-type="float">
            <text:p>433</text:p>
          </table:table-cell>
          <table:table-cell table:style-name="ce1" table:formula="of:=ROUND(500*SIN(RADIANS([.JI2]))+500)" office:value-type="float" office:value="427" calcext:value-type="float">
            <text:p>427</text:p>
          </table:table-cell>
          <table:table-cell table:style-name="ce1" table:formula="of:=ROUND(500*SIN(RADIANS([.JJ2]))+500)" office:value-type="float" office:value="421" calcext:value-type="float">
            <text:p>421</text:p>
          </table:table-cell>
          <table:table-cell table:style-name="ce1" table:formula="of:=ROUND(500*SIN(RADIANS([.JK2]))+500)" office:value-type="float" office:value="415" calcext:value-type="float">
            <text:p>415</text:p>
          </table:table-cell>
          <table:table-cell table:style-name="ce1" table:formula="of:=ROUND(500*SIN(RADIANS([.JL2]))+500)" office:value-type="float" office:value="408" calcext:value-type="float">
            <text:p>408</text:p>
          </table:table-cell>
          <table:table-cell table:style-name="ce1" table:formula="of:=ROUND(500*SIN(RADIANS([.JM2]))+500)" office:value-type="float" office:value="402" calcext:value-type="float">
            <text:p>402</text:p>
          </table:table-cell>
          <table:table-cell table:style-name="ce1" table:formula="of:=ROUND(500*SIN(RADIANS([.JN2]))+500)" office:value-type="float" office:value="396" calcext:value-type="float">
            <text:p>396</text:p>
          </table:table-cell>
          <table:table-cell table:style-name="ce1" table:formula="of:=ROUND(500*SIN(RADIANS([.JO2]))+500)" office:value-type="float" office:value="390" calcext:value-type="float">
            <text:p>390</text:p>
          </table:table-cell>
          <table:table-cell table:style-name="ce1" table:formula="of:=ROUND(500*SIN(RADIANS([.JP2]))+500)" office:value-type="float" office:value="384" calcext:value-type="float">
            <text:p>384</text:p>
          </table:table-cell>
          <table:table-cell table:style-name="ce1" table:formula="of:=ROUND(500*SIN(RADIANS([.JQ2]))+500)" office:value-type="float" office:value="379" calcext:value-type="float">
            <text:p>379</text:p>
          </table:table-cell>
          <table:table-cell table:style-name="ce1" table:formula="of:=ROUND(500*SIN(RADIANS([.JR2]))+500)" office:value-type="float" office:value="373" calcext:value-type="float">
            <text:p>373</text:p>
          </table:table-cell>
          <table:table-cell table:style-name="ce1" table:formula="of:=ROUND(500*SIN(RADIANS([.JS2]))+500)" office:value-type="float" office:value="367" calcext:value-type="float">
            <text:p>367</text:p>
          </table:table-cell>
          <table:table-cell table:style-name="ce1" table:formula="of:=ROUND(500*SIN(RADIANS([.JT2]))+500)" office:value-type="float" office:value="361" calcext:value-type="float">
            <text:p>361</text:p>
          </table:table-cell>
          <table:table-cell table:style-name="ce1" table:formula="of:=ROUND(500*SIN(RADIANS([.JU2]))+500)" office:value-type="float" office:value="355" calcext:value-type="float">
            <text:p>355</text:p>
          </table:table-cell>
          <table:table-cell table:style-name="ce1" table:formula="of:=ROUND(500*SIN(RADIANS([.JV2]))+500)" office:value-type="float" office:value="349" calcext:value-type="float">
            <text:p>349</text:p>
          </table:table-cell>
          <table:table-cell table:style-name="ce1" table:formula="of:=ROUND(500*SIN(RADIANS([.JW2]))+500)" office:value-type="float" office:value="343" calcext:value-type="float">
            <text:p>343</text:p>
          </table:table-cell>
          <table:table-cell table:style-name="ce1" table:formula="of:=ROUND(500*SIN(RADIANS([.JX2]))+500)" office:value-type="float" office:value="337" calcext:value-type="float">
            <text:p>337</text:p>
          </table:table-cell>
          <table:table-cell table:style-name="ce1" table:formula="of:=ROUND(500*SIN(RADIANS([.JY2]))+500)" office:value-type="float" office:value="332" calcext:value-type="float">
            <text:p>332</text:p>
          </table:table-cell>
          <table:table-cell table:style-name="ce1" table:formula="of:=ROUND(500*SIN(RADIANS([.JZ2]))+500)" office:value-type="float" office:value="326" calcext:value-type="float">
            <text:p>326</text:p>
          </table:table-cell>
          <table:table-cell table:style-name="ce1" table:formula="of:=ROUND(500*SIN(RADIANS([.KA2]))+500)" office:value-type="float" office:value="320" calcext:value-type="float">
            <text:p>320</text:p>
          </table:table-cell>
          <table:table-cell table:style-name="ce1" table:formula="of:=ROUND(500*SIN(RADIANS([.KB2]))+500)" office:value-type="float" office:value="314" calcext:value-type="float">
            <text:p>314</text:p>
          </table:table-cell>
          <table:table-cell table:style-name="ce1" table:formula="of:=ROUND(500*SIN(RADIANS([.KC2]))+500)" office:value-type="float" office:value="309" calcext:value-type="float">
            <text:p>309</text:p>
          </table:table-cell>
          <table:table-cell table:style-name="ce1" table:formula="of:=ROUND(500*SIN(RADIANS([.KD2]))+500)" office:value-type="float" office:value="303" calcext:value-type="float">
            <text:p>303</text:p>
          </table:table-cell>
          <table:table-cell table:style-name="ce1" table:formula="of:=ROUND(500*SIN(RADIANS([.KE2]))+500)" office:value-type="float" office:value="297" calcext:value-type="float">
            <text:p>297</text:p>
          </table:table-cell>
          <table:table-cell table:style-name="ce1" table:formula="of:=ROUND(500*SIN(RADIANS([.KF2]))+500)" office:value-type="float" office:value="292" calcext:value-type="float">
            <text:p>292</text:p>
          </table:table-cell>
          <table:table-cell table:style-name="ce1" table:formula="of:=ROUND(500*SIN(RADIANS([.KG2]))+500)" office:value-type="float" office:value="286" calcext:value-type="float">
            <text:p>286</text:p>
          </table:table-cell>
          <table:table-cell table:style-name="ce1" table:formula="of:=ROUND(500*SIN(RADIANS([.KH2]))+500)" office:value-type="float" office:value="281" calcext:value-type="float">
            <text:p>281</text:p>
          </table:table-cell>
          <table:table-cell table:style-name="ce1" table:formula="of:=ROUND(500*SIN(RADIANS([.KI2]))+500)" office:value-type="float" office:value="275" calcext:value-type="float">
            <text:p>275</text:p>
          </table:table-cell>
          <table:table-cell table:style-name="ce1" table:formula="of:=ROUND(500*SIN(RADIANS([.KJ2]))+500)" office:value-type="float" office:value="270" calcext:value-type="float">
            <text:p>270</text:p>
          </table:table-cell>
          <table:table-cell table:style-name="ce1" table:formula="of:=ROUND(500*SIN(RADIANS([.KK2]))+500)" office:value-type="float" office:value="264" calcext:value-type="float">
            <text:p>264</text:p>
          </table:table-cell>
          <table:table-cell table:style-name="ce1" table:formula="of:=ROUND(500*SIN(RADIANS([.KL2]))+500)" office:value-type="float" office:value="259" calcext:value-type="float">
            <text:p>259</text:p>
          </table:table-cell>
          <table:table-cell table:style-name="ce1" table:formula="of:=ROUND(500*SIN(RADIANS([.KM2]))+500)" office:value-type="float" office:value="254" calcext:value-type="float">
            <text:p>254</text:p>
          </table:table-cell>
          <table:table-cell table:style-name="ce1" table:formula="of:=ROUND(500*SIN(RADIANS([.KN2]))+500)" office:value-type="float" office:value="248" calcext:value-type="float">
            <text:p>248</text:p>
          </table:table-cell>
          <table:table-cell table:style-name="ce1" table:formula="of:=ROUND(500*SIN(RADIANS([.KO2]))+500)" office:value-type="float" office:value="243" calcext:value-type="float">
            <text:p>243</text:p>
          </table:table-cell>
          <table:table-cell table:style-name="ce1" table:formula="of:=ROUND(500*SIN(RADIANS([.KP2]))+500)" office:value-type="float" office:value="238" calcext:value-type="float">
            <text:p>238</text:p>
          </table:table-cell>
          <table:table-cell table:style-name="ce1" table:formula="of:=ROUND(500*SIN(RADIANS([.KQ2]))+500)" office:value-type="float" office:value="233" calcext:value-type="float">
            <text:p>233</text:p>
          </table:table-cell>
          <table:table-cell table:style-name="ce1" table:formula="of:=ROUND(500*SIN(RADIANS([.KR2]))+500)" office:value-type="float" office:value="227" calcext:value-type="float">
            <text:p>227</text:p>
          </table:table-cell>
          <table:table-cell table:style-name="ce1" table:formula="of:=ROUND(500*SIN(RADIANS([.KS2]))+500)" office:value-type="float" office:value="222" calcext:value-type="float">
            <text:p>222</text:p>
          </table:table-cell>
          <table:table-cell table:style-name="ce1" table:formula="of:=ROUND(500*SIN(RADIANS([.KT2]))+500)" office:value-type="float" office:value="217" calcext:value-type="float">
            <text:p>217</text:p>
          </table:table-cell>
          <table:table-cell table:style-name="ce1" table:formula="of:=ROUND(500*SIN(RADIANS([.KU2]))+500)" office:value-type="float" office:value="212" calcext:value-type="float">
            <text:p>212</text:p>
          </table:table-cell>
          <table:table-cell table:style-name="ce1" table:formula="of:=ROUND(500*SIN(RADIANS([.KV2]))+500)" office:value-type="float" office:value="207" calcext:value-type="float">
            <text:p>207</text:p>
          </table:table-cell>
          <table:table-cell table:style-name="ce1" table:formula="of:=ROUND(500*SIN(RADIANS([.KW2]))+500)" office:value-type="float" office:value="202" calcext:value-type="float">
            <text:p>202</text:p>
          </table:table-cell>
          <table:table-cell table:style-name="ce1" table:formula="of:=ROUND(500*SIN(RADIANS([.KX2]))+500)" office:value-type="float" office:value="197" calcext:value-type="float">
            <text:p>197</text:p>
          </table:table-cell>
          <table:table-cell table:style-name="ce1" table:formula="of:=ROUND(500*SIN(RADIANS([.KY2]))+500)" office:value-type="float" office:value="192" calcext:value-type="float">
            <text:p>192</text:p>
          </table:table-cell>
          <table:table-cell table:style-name="ce1" table:formula="of:=ROUND(500*SIN(RADIANS([.KZ2]))+500)" office:value-type="float" office:value="188" calcext:value-type="float">
            <text:p>188</text:p>
          </table:table-cell>
          <table:table-cell table:style-name="ce1" table:formula="of:=ROUND(500*SIN(RADIANS([.LA2]))+500)" office:value-type="float" office:value="183" calcext:value-type="float">
            <text:p>183</text:p>
          </table:table-cell>
          <table:table-cell table:style-name="ce1" table:formula="of:=ROUND(500*SIN(RADIANS([.LB2]))+500)" office:value-type="float" office:value="178" calcext:value-type="float">
            <text:p>178</text:p>
          </table:table-cell>
          <table:table-cell table:style-name="ce1" table:formula="of:=ROUND(500*SIN(RADIANS([.LC2]))+500)" office:value-type="float" office:value="173" calcext:value-type="float">
            <text:p>173</text:p>
          </table:table-cell>
          <table:table-cell table:style-name="ce1" table:formula="of:=ROUND(500*SIN(RADIANS([.LD2]))+500)" office:value-type="float" office:value="169" calcext:value-type="float">
            <text:p>169</text:p>
          </table:table-cell>
          <table:table-cell table:style-name="ce1" table:formula="of:=ROUND(500*SIN(RADIANS([.LE2]))+500)" office:value-type="float" office:value="164" calcext:value-type="float">
            <text:p>164</text:p>
          </table:table-cell>
          <table:table-cell table:style-name="ce1" table:formula="of:=ROUND(500*SIN(RADIANS([.LF2]))+500)" office:value-type="float" office:value="160" calcext:value-type="float">
            <text:p>160</text:p>
          </table:table-cell>
          <table:table-cell table:style-name="ce1" table:formula="of:=ROUND(500*SIN(RADIANS([.LG2]))+500)" office:value-type="float" office:value="155" calcext:value-type="float">
            <text:p>155</text:p>
          </table:table-cell>
          <table:table-cell table:style-name="ce1" table:formula="of:=ROUND(500*SIN(RADIANS([.LH2]))+500)" office:value-type="float" office:value="151" calcext:value-type="float">
            <text:p>151</text:p>
          </table:table-cell>
          <table:table-cell table:style-name="ce1" table:formula="of:=ROUND(500*SIN(RADIANS([.LI2]))+500)" office:value-type="float" office:value="146" calcext:value-type="float">
            <text:p>146</text:p>
          </table:table-cell>
          <table:table-cell table:style-name="ce1" table:formula="of:=ROUND(500*SIN(RADIANS([.LJ2]))+500)" office:value-type="float" office:value="142" calcext:value-type="float">
            <text:p>142</text:p>
          </table:table-cell>
          <table:table-cell table:style-name="ce1" table:formula="of:=ROUND(500*SIN(RADIANS([.LK2]))+500)" office:value-type="float" office:value="138" calcext:value-type="float">
            <text:p>138</text:p>
          </table:table-cell>
          <table:table-cell table:style-name="ce1" table:formula="of:=ROUND(500*SIN(RADIANS([.LL2]))+500)" office:value-type="float" office:value="134" calcext:value-type="float">
            <text:p>134</text:p>
          </table:table-cell>
          <table:table-cell table:style-name="ce1" table:formula="of:=ROUND(500*SIN(RADIANS([.LM2]))+500)" office:value-type="float" office:value="130" calcext:value-type="float">
            <text:p>130</text:p>
          </table:table-cell>
          <table:table-cell table:style-name="ce1" table:formula="of:=ROUND(500*SIN(RADIANS([.LN2]))+500)" office:value-type="float" office:value="125" calcext:value-type="float">
            <text:p>125</text:p>
          </table:table-cell>
          <table:table-cell table:style-name="ce1" table:formula="of:=ROUND(500*SIN(RADIANS([.LO2]))+500)" office:value-type="float" office:value="121" calcext:value-type="float">
            <text:p>121</text:p>
          </table:table-cell>
          <table:table-cell table:style-name="ce1" table:formula="of:=ROUND(500*SIN(RADIANS([.LP2]))+500)" office:value-type="float" office:value="117" calcext:value-type="float">
            <text:p>117</text:p>
          </table:table-cell>
          <table:table-cell table:style-name="ce1" table:formula="of:=ROUND(500*SIN(RADIANS([.LQ2]))+500)" office:value-type="float" office:value="113" calcext:value-type="float">
            <text:p>113</text:p>
          </table:table-cell>
          <table:table-cell table:style-name="ce1" table:formula="of:=ROUND(500*SIN(RADIANS([.LR2]))+500)" office:value-type="float" office:value="110" calcext:value-type="float">
            <text:p>110</text:p>
          </table:table-cell>
          <table:table-cell table:style-name="ce1" table:formula="of:=ROUND(500*SIN(RADIANS([.LS2]))+500)" office:value-type="float" office:value="106" calcext:value-type="float">
            <text:p>106</text:p>
          </table:table-cell>
          <table:table-cell table:style-name="ce1" table:formula="of:=ROUND(500*SIN(RADIANS([.LT2]))+500)" office:value-type="float" office:value="102" calcext:value-type="float">
            <text:p>102</text:p>
          </table:table-cell>
          <table:table-cell table:style-name="ce1" table:formula="of:=ROUND(500*SIN(RADIANS([.LU2]))+500)" office:value-type="float" office:value="98" calcext:value-type="float">
            <text:p>98</text:p>
          </table:table-cell>
          <table:table-cell table:style-name="ce1" table:formula="of:=ROUND(500*SIN(RADIANS([.LV2]))+500)" office:value-type="float" office:value="95" calcext:value-type="float">
            <text:p>95</text:p>
          </table:table-cell>
          <table:table-cell table:style-name="ce1" table:formula="of:=ROUND(500*SIN(RADIANS([.LW2]))+500)" office:value-type="float" office:value="91" calcext:value-type="float">
            <text:p>91</text:p>
          </table:table-cell>
          <table:table-cell table:style-name="ce1" table:formula="of:=ROUND(500*SIN(RADIANS([.LX2]))+500)" office:value-type="float" office:value="88" calcext:value-type="float">
            <text:p>88</text:p>
          </table:table-cell>
          <table:table-cell table:style-name="ce1" table:formula="of:=ROUND(500*SIN(RADIANS([.LY2]))+500)" office:value-type="float" office:value="84" calcext:value-type="float">
            <text:p>84</text:p>
          </table:table-cell>
          <table:table-cell table:style-name="ce1" table:formula="of:=ROUND(500*SIN(RADIANS([.LZ2]))+500)" office:value-type="float" office:value="81" calcext:value-type="float">
            <text:p>81</text:p>
          </table:table-cell>
          <table:table-cell table:style-name="ce1" table:formula="of:=ROUND(500*SIN(RADIANS([.MA2]))+500)" office:value-type="float" office:value="78" calcext:value-type="float">
            <text:p>78</text:p>
          </table:table-cell>
          <table:table-cell table:style-name="ce1" table:formula="of:=ROUND(500*SIN(RADIANS([.MB2]))+500)" office:value-type="float" office:value="74" calcext:value-type="float">
            <text:p>74</text:p>
          </table:table-cell>
          <table:table-cell table:style-name="ce1" table:formula="of:=ROUND(500*SIN(RADIANS([.MC2]))+500)" office:value-type="float" office:value="71" calcext:value-type="float">
            <text:p>71</text:p>
          </table:table-cell>
          <table:table-cell table:style-name="ce1" table:formula="of:=ROUND(500*SIN(RADIANS([.MD2]))+500)" office:value-type="float" office:value="68" calcext:value-type="float">
            <text:p>68</text:p>
          </table:table-cell>
          <table:table-cell table:style-name="ce1" table:formula="of:=ROUND(500*SIN(RADIANS([.ME2]))+500)" office:value-type="float" office:value="65" calcext:value-type="float">
            <text:p>65</text:p>
          </table:table-cell>
          <table:table-cell table:style-name="ce1" table:formula="of:=ROUND(500*SIN(RADIANS([.MF2]))+500)" office:value-type="float" office:value="62" calcext:value-type="float">
            <text:p>62</text:p>
          </table:table-cell>
          <table:table-cell table:style-name="ce1" table:formula="of:=ROUND(500*SIN(RADIANS([.MG2]))+500)" office:value-type="float" office:value="59" calcext:value-type="float">
            <text:p>59</text:p>
          </table:table-cell>
          <table:table-cell table:style-name="ce1" table:formula="of:=ROUND(500*SIN(RADIANS([.MH2]))+500)" office:value-type="float" office:value="56" calcext:value-type="float">
            <text:p>56</text:p>
          </table:table-cell>
          <table:table-cell table:style-name="ce1" table:formula="of:=ROUND(500*SIN(RADIANS([.MI2]))+500)" office:value-type="float" office:value="53" calcext:value-type="float">
            <text:p>53</text:p>
          </table:table-cell>
          <table:table-cell table:style-name="ce1" table:formula="of:=ROUND(500*SIN(RADIANS([.MJ2]))+500)" office:value-type="float" office:value="51" calcext:value-type="float">
            <text:p>51</text:p>
          </table:table-cell>
          <table:table-cell table:style-name="ce1" table:formula="of:=ROUND(500*SIN(RADIANS([.MK2]))+500)" office:value-type="float" office:value="48" calcext:value-type="float">
            <text:p>48</text:p>
          </table:table-cell>
          <table:table-cell table:style-name="ce1" table:formula="of:=ROUND(500*SIN(RADIANS([.ML2]))+500)" office:value-type="float" office:value="45" calcext:value-type="float">
            <text:p>45</text:p>
          </table:table-cell>
          <table:table-cell table:style-name="ce1" table:formula="of:=ROUND(500*SIN(RADIANS([.MM2]))+500)" office:value-type="float" office:value="43" calcext:value-type="float">
            <text:p>43</text:p>
          </table:table-cell>
          <table:table-cell table:style-name="ce1" table:formula="of:=ROUND(500*SIN(RADIANS([.MN2]))+500)" office:value-type="float" office:value="40" calcext:value-type="float">
            <text:p>40</text:p>
          </table:table-cell>
          <table:table-cell table:style-name="ce1" table:formula="of:=ROUND(500*SIN(RADIANS([.MO2]))+500)" office:value-type="float" office:value="38" calcext:value-type="float">
            <text:p>38</text:p>
          </table:table-cell>
          <table:table-cell table:style-name="ce1" table:formula="of:=ROUND(500*SIN(RADIANS([.MP2]))+500)" office:value-type="float" office:value="36" calcext:value-type="float">
            <text:p>36</text:p>
          </table:table-cell>
          <table:table-cell table:style-name="ce1" table:formula="of:=ROUND(500*SIN(RADIANS([.MQ2]))+500)" office:value-type="float" office:value="34" calcext:value-type="float">
            <text:p>34</text:p>
          </table:table-cell>
          <table:table-cell table:style-name="ce1" table:formula="of:=ROUND(500*SIN(RADIANS([.MR2]))+500)" office:value-type="float" office:value="31" calcext:value-type="float">
            <text:p>31</text:p>
          </table:table-cell>
          <table:table-cell table:style-name="ce1" table:formula="of:=ROUND(500*SIN(RADIANS([.MS2]))+500)" office:value-type="float" office:value="29" calcext:value-type="float">
            <text:p>29</text:p>
          </table:table-cell>
          <table:table-cell table:style-name="ce1" table:formula="of:=ROUND(500*SIN(RADIANS([.MT2]))+500)" office:value-type="float" office:value="27" calcext:value-type="float">
            <text:p>27</text:p>
          </table:table-cell>
          <table:table-cell table:style-name="ce1" table:formula="of:=ROUND(500*SIN(RADIANS([.MU2]))+500)" office:value-type="float" office:value="25" calcext:value-type="float">
            <text:p>25</text:p>
          </table:table-cell>
          <table:table-cell table:style-name="ce1" table:formula="of:=ROUND(500*SIN(RADIANS([.MV2]))+500)" office:value-type="float" office:value="23" calcext:value-type="float">
            <text:p>23</text:p>
          </table:table-cell>
          <table:table-cell table:style-name="ce1" table:formula="of:=ROUND(500*SIN(RADIANS([.MW2]))+500)" office:value-type="float" office:value="22" calcext:value-type="float">
            <text:p>22</text:p>
          </table:table-cell>
          <table:table-cell table:style-name="ce1" table:formula="of:=ROUND(500*SIN(RADIANS([.MX2]))+500)" office:value-type="float" office:value="20" calcext:value-type="float">
            <text:p>20</text:p>
          </table:table-cell>
          <table:table-cell table:style-name="ce1" table:formula="of:=ROUND(500*SIN(RADIANS([.MY2]))+500)" office:value-type="float" office:value="18" calcext:value-type="float">
            <text:p>18</text:p>
          </table:table-cell>
          <table:table-cell table:style-name="ce1" table:formula="of:=ROUND(500*SIN(RADIANS([.MZ2]))+500)" office:value-type="float" office:value="17" calcext:value-type="float">
            <text:p>17</text:p>
          </table:table-cell>
          <table:table-cell table:style-name="ce1" table:formula="of:=ROUND(500*SIN(RADIANS([.NA2]))+500)" office:value-type="float" office:value="15" calcext:value-type="float">
            <text:p>15</text:p>
          </table:table-cell>
          <table:table-cell table:style-name="ce1" table:formula="of:=ROUND(500*SIN(RADIANS([.NB2]))+500)" office:value-type="float" office:value="14" calcext:value-type="float">
            <text:p>14</text:p>
          </table:table-cell>
          <table:table-cell table:style-name="ce1" table:formula="of:=ROUND(500*SIN(RADIANS([.NC2]))+500)" office:value-type="float" office:value="12" calcext:value-type="float">
            <text:p>12</text:p>
          </table:table-cell>
          <table:table-cell table:style-name="ce1" table:formula="of:=ROUND(500*SIN(RADIANS([.ND2]))+500)" office:value-type="float" office:value="11" calcext:value-type="float">
            <text:p>11</text:p>
          </table:table-cell>
          <table:table-cell table:style-name="ce1" table:formula="of:=ROUND(500*SIN(RADIANS([.NE2]))+500)" office:value-type="float" office:value="10" calcext:value-type="float">
            <text:p>10</text:p>
          </table:table-cell>
          <table:table-cell table:style-name="ce1" table:formula="of:=ROUND(500*SIN(RADIANS([.NF2]))+500)" office:value-type="float" office:value="8" calcext:value-type="float">
            <text:p>8</text:p>
          </table:table-cell>
          <table:table-cell table:style-name="ce1" table:formula="of:=ROUND(500*SIN(RADIANS([.NG2]))+500)" office:value-type="float" office:value="7" calcext:value-type="float">
            <text:p>7</text:p>
          </table:table-cell>
          <table:table-cell table:style-name="ce1" table:formula="of:=ROUND(500*SIN(RADIANS([.NH2]))+500)" office:value-type="float" office:value="6" calcext:value-type="float">
            <text:p>6</text:p>
          </table:table-cell>
          <table:table-cell table:style-name="ce1" table:formula="of:=ROUND(500*SIN(RADIANS([.NI2]))+500)" office:value-type="float" office:value="5" calcext:value-type="float">
            <text:p>5</text:p>
          </table:table-cell>
          <table:table-cell table:style-name="ce1" table:formula="of:=ROUND(500*SIN(RADIANS([.NJ2]))+500)" office:value-type="float" office:value="5" calcext:value-type="float">
            <text:p>5</text:p>
          </table:table-cell>
          <table:table-cell table:style-name="ce1" table:formula="of:=ROUND(500*SIN(RADIANS([.NK2]))+500)" office:value-type="float" office:value="4" calcext:value-type="float">
            <text:p>4</text:p>
          </table:table-cell>
          <table:table-cell table:style-name="ce1" table:formula="of:=ROUND(500*SIN(RADIANS([.NL2]))+500)" office:value-type="float" office:value="3" calcext:value-type="float">
            <text:p>3</text:p>
          </table:table-cell>
          <table:table-cell table:style-name="ce1" table:formula="of:=ROUND(500*SIN(RADIANS([.NM2]))+500)" office:value-type="float" office:value="2" calcext:value-type="float">
            <text:p>2</text:p>
          </table:table-cell>
          <table:table-cell table:style-name="ce1" table:formula="of:=ROUND(500*SIN(RADIANS([.NN2]))+500)" office:value-type="float" office:value="2" calcext:value-type="float">
            <text:p>2</text:p>
          </table:table-cell>
          <table:table-cell table:style-name="ce1" table:formula="of:=ROUND(500*SIN(RADIANS([.NO2]))+500)" office:value-type="float" office:value="1" calcext:value-type="float">
            <text:p>1</text:p>
          </table:table-cell>
          <table:table-cell table:style-name="ce1" table:formula="of:=ROUND(500*SIN(RADIANS([.NP2]))+500)" office:value-type="float" office:value="1" calcext:value-type="float">
            <text:p>1</text:p>
          </table:table-cell>
          <table:table-cell table:style-name="ce1" table:formula="of:=ROUND(500*SIN(RADIANS([.NQ2]))+500)" office:value-type="float" office:value="1" calcext:value-type="float">
            <text:p>1</text:p>
          </table:table-cell>
          <table:table-cell table:style-name="ce1" table:formula="of:=ROUND(500*SIN(RADIANS([.NR2]))+500)" office:value-type="float" office:value="0" calcext:value-type="float">
            <text:p>0</text:p>
          </table:table-cell>
          <table:table-cell table:style-name="ce1" table:formula="of:=ROUND(500*SIN(RADIANS([.NS2]))+500)" office:value-type="float" office:value="0" calcext:value-type="float">
            <text:p>0</text:p>
          </table:table-cell>
          <table:table-cell table:style-name="ce1" table:formula="of:=ROUND(500*SIN(RADIANS([.NT2]))+500)" office:value-type="float" office:value="0" calcext:value-type="float">
            <text:p>0</text:p>
          </table:table-cell>
          <table:table-cell table:style-name="ce1" table:formula="of:=ROUND(500*SIN(RADIANS([.NU2]))+500)" office:value-type="float" office:value="0" calcext:value-type="float">
            <text:p>0</text:p>
          </table:table-cell>
          <table:table-cell table:style-name="ce1" table:formula="of:=ROUND(500*SIN(RADIANS([.NV2]))+500)" office:value-type="float" office:value="0" calcext:value-type="float">
            <text:p>0</text:p>
          </table:table-cell>
          <table:table-cell table:style-name="ce1" table:formula="of:=ROUND(500*SIN(RADIANS([.NW2]))+500)" office:value-type="float" office:value="0" calcext:value-type="float">
            <text:p>0</text:p>
          </table:table-cell>
          <table:table-cell table:style-name="ce1" table:formula="of:=ROUND(500*SIN(RADIANS([.NX2]))+500)" office:value-type="float" office:value="0" calcext:value-type="float">
            <text:p>0</text:p>
          </table:table-cell>
          <table:table-cell table:style-name="ce1" table:formula="of:=ROUND(500*SIN(RADIANS([.NY2]))+500)" office:value-type="float" office:value="1" calcext:value-type="float">
            <text:p>1</text:p>
          </table:table-cell>
          <table:table-cell table:style-name="ce1" table:formula="of:=ROUND(500*SIN(RADIANS([.NZ2]))+500)" office:value-type="float" office:value="1" calcext:value-type="float">
            <text:p>1</text:p>
          </table:table-cell>
          <table:table-cell table:style-name="ce1" table:formula="of:=ROUND(500*SIN(RADIANS([.OA2]))+500)" office:value-type="float" office:value="1" calcext:value-type="float">
            <text:p>1</text:p>
          </table:table-cell>
          <table:table-cell table:style-name="ce1" table:formula="of:=ROUND(500*SIN(RADIANS([.OB2]))+500)" office:value-type="float" office:value="2" calcext:value-type="float">
            <text:p>2</text:p>
          </table:table-cell>
          <table:table-cell table:style-name="ce1" table:formula="of:=ROUND(500*SIN(RADIANS([.OC2]))+500)" office:value-type="float" office:value="2" calcext:value-type="float">
            <text:p>2</text:p>
          </table:table-cell>
          <table:table-cell table:style-name="ce1" table:formula="of:=ROUND(500*SIN(RADIANS([.OD2]))+500)" office:value-type="float" office:value="3" calcext:value-type="float">
            <text:p>3</text:p>
          </table:table-cell>
          <table:table-cell table:style-name="ce1" table:formula="of:=ROUND(500*SIN(RADIANS([.OE2]))+500)" office:value-type="float" office:value="4" calcext:value-type="float">
            <text:p>4</text:p>
          </table:table-cell>
          <table:table-cell table:style-name="ce1" table:formula="of:=ROUND(500*SIN(RADIANS([.OF2]))+500)" office:value-type="float" office:value="5" calcext:value-type="float">
            <text:p>5</text:p>
          </table:table-cell>
          <table:table-cell table:style-name="ce1" table:formula="of:=ROUND(500*SIN(RADIANS([.OG2]))+500)" office:value-type="float" office:value="5" calcext:value-type="float">
            <text:p>5</text:p>
          </table:table-cell>
          <table:table-cell table:style-name="ce1" table:formula="of:=ROUND(500*SIN(RADIANS([.OH2]))+500)" office:value-type="float" office:value="6" calcext:value-type="float">
            <text:p>6</text:p>
          </table:table-cell>
          <table:table-cell table:style-name="ce1" table:formula="of:=ROUND(500*SIN(RADIANS([.OI2]))+500)" office:value-type="float" office:value="7" calcext:value-type="float">
            <text:p>7</text:p>
          </table:table-cell>
          <table:table-cell table:style-name="ce1" table:formula="of:=ROUND(500*SIN(RADIANS([.OJ2]))+500)" office:value-type="float" office:value="8" calcext:value-type="float">
            <text:p>8</text:p>
          </table:table-cell>
          <table:table-cell table:style-name="ce1" table:formula="of:=ROUND(500*SIN(RADIANS([.OK2]))+500)" office:value-type="float" office:value="10" calcext:value-type="float">
            <text:p>10</text:p>
          </table:table-cell>
          <table:table-cell table:style-name="ce1" table:formula="of:=ROUND(500*SIN(RADIANS([.OL2]))+500)" office:value-type="float" office:value="11" calcext:value-type="float">
            <text:p>11</text:p>
          </table:table-cell>
          <table:table-cell table:style-name="ce1" table:formula="of:=ROUND(500*SIN(RADIANS([.OM2]))+500)" office:value-type="float" office:value="12" calcext:value-type="float">
            <text:p>12</text:p>
          </table:table-cell>
          <table:table-cell table:style-name="ce1" table:formula="of:=ROUND(500*SIN(RADIANS([.ON2]))+500)" office:value-type="float" office:value="14" calcext:value-type="float">
            <text:p>14</text:p>
          </table:table-cell>
          <table:table-cell table:style-name="ce1" table:formula="of:=ROUND(500*SIN(RADIANS([.OO2]))+500)" office:value-type="float" office:value="15" calcext:value-type="float">
            <text:p>15</text:p>
          </table:table-cell>
          <table:table-cell table:style-name="ce1" table:formula="of:=ROUND(500*SIN(RADIANS([.OP2]))+500)" office:value-type="float" office:value="17" calcext:value-type="float">
            <text:p>17</text:p>
          </table:table-cell>
          <table:table-cell table:style-name="ce1" table:formula="of:=ROUND(500*SIN(RADIANS([.OQ2]))+500)" office:value-type="float" office:value="18" calcext:value-type="float">
            <text:p>18</text:p>
          </table:table-cell>
          <table:table-cell table:style-name="ce1" table:formula="of:=ROUND(500*SIN(RADIANS([.OR2]))+500)" office:value-type="float" office:value="20" calcext:value-type="float">
            <text:p>20</text:p>
          </table:table-cell>
          <table:table-cell table:style-name="ce1" table:formula="of:=ROUND(500*SIN(RADIANS([.OS2]))+500)" office:value-type="float" office:value="22" calcext:value-type="float">
            <text:p>22</text:p>
          </table:table-cell>
          <table:table-cell table:style-name="ce1" table:formula="of:=ROUND(500*SIN(RADIANS([.OT2]))+500)" office:value-type="float" office:value="23" calcext:value-type="float">
            <text:p>23</text:p>
          </table:table-cell>
          <table:table-cell table:style-name="ce1" table:formula="of:=ROUND(500*SIN(RADIANS([.OU2]))+500)" office:value-type="float" office:value="25" calcext:value-type="float">
            <text:p>25</text:p>
          </table:table-cell>
          <table:table-cell table:style-name="ce1" table:formula="of:=ROUND(500*SIN(RADIANS([.OV2]))+500)" office:value-type="float" office:value="27" calcext:value-type="float">
            <text:p>27</text:p>
          </table:table-cell>
          <table:table-cell table:style-name="ce1" table:formula="of:=ROUND(500*SIN(RADIANS([.OW2]))+500)" office:value-type="float" office:value="29" calcext:value-type="float">
            <text:p>29</text:p>
          </table:table-cell>
          <table:table-cell table:style-name="ce1" table:formula="of:=ROUND(500*SIN(RADIANS([.OX2]))+500)" office:value-type="float" office:value="31" calcext:value-type="float">
            <text:p>31</text:p>
          </table:table-cell>
          <table:table-cell table:style-name="ce1" table:formula="of:=ROUND(500*SIN(RADIANS([.OY2]))+500)" office:value-type="float" office:value="34" calcext:value-type="float">
            <text:p>34</text:p>
          </table:table-cell>
          <table:table-cell table:style-name="ce1" table:formula="of:=ROUND(500*SIN(RADIANS([.OZ2]))+500)" office:value-type="float" office:value="36" calcext:value-type="float">
            <text:p>36</text:p>
          </table:table-cell>
          <table:table-cell table:style-name="ce1" table:formula="of:=ROUND(500*SIN(RADIANS([.PA2]))+500)" office:value-type="float" office:value="38" calcext:value-type="float">
            <text:p>38</text:p>
          </table:table-cell>
          <table:table-cell table:style-name="ce1" table:formula="of:=ROUND(500*SIN(RADIANS([.PB2]))+500)" office:value-type="float" office:value="40" calcext:value-type="float">
            <text:p>40</text:p>
          </table:table-cell>
          <table:table-cell table:style-name="ce1" table:formula="of:=ROUND(500*SIN(RADIANS([.PC2]))+500)" office:value-type="float" office:value="43" calcext:value-type="float">
            <text:p>43</text:p>
          </table:table-cell>
          <table:table-cell table:style-name="ce1" table:formula="of:=ROUND(500*SIN(RADIANS([.PD2]))+500)" office:value-type="float" office:value="45" calcext:value-type="float">
            <text:p>45</text:p>
          </table:table-cell>
          <table:table-cell table:style-name="ce1" table:formula="of:=ROUND(500*SIN(RADIANS([.PE2]))+500)" office:value-type="float" office:value="48" calcext:value-type="float">
            <text:p>48</text:p>
          </table:table-cell>
          <table:table-cell table:style-name="ce1" table:formula="of:=ROUND(500*SIN(RADIANS([.PF2]))+500)" office:value-type="float" office:value="51" calcext:value-type="float">
            <text:p>51</text:p>
          </table:table-cell>
          <table:table-cell table:style-name="ce1" table:formula="of:=ROUND(500*SIN(RADIANS([.PG2]))+500)" office:value-type="float" office:value="53" calcext:value-type="float">
            <text:p>53</text:p>
          </table:table-cell>
          <table:table-cell table:style-name="ce1" table:formula="of:=ROUND(500*SIN(RADIANS([.PH2]))+500)" office:value-type="float" office:value="56" calcext:value-type="float">
            <text:p>56</text:p>
          </table:table-cell>
          <table:table-cell table:style-name="ce1" table:formula="of:=ROUND(500*SIN(RADIANS([.PI2]))+500)" office:value-type="float" office:value="59" calcext:value-type="float">
            <text:p>59</text:p>
          </table:table-cell>
          <table:table-cell table:style-name="ce1" table:formula="of:=ROUND(500*SIN(RADIANS([.PJ2]))+500)" office:value-type="float" office:value="62" calcext:value-type="float">
            <text:p>62</text:p>
          </table:table-cell>
          <table:table-cell table:style-name="ce1" table:formula="of:=ROUND(500*SIN(RADIANS([.PK2]))+500)" office:value-type="float" office:value="65" calcext:value-type="float">
            <text:p>65</text:p>
          </table:table-cell>
          <table:table-cell table:style-name="ce1" table:formula="of:=ROUND(500*SIN(RADIANS([.PL2]))+500)" office:value-type="float" office:value="68" calcext:value-type="float">
            <text:p>68</text:p>
          </table:table-cell>
          <table:table-cell table:style-name="ce1" table:formula="of:=ROUND(500*SIN(RADIANS([.PM2]))+500)" office:value-type="float" office:value="71" calcext:value-type="float">
            <text:p>71</text:p>
          </table:table-cell>
          <table:table-cell table:style-name="ce1" table:formula="of:=ROUND(500*SIN(RADIANS([.PN2]))+500)" office:value-type="float" office:value="74" calcext:value-type="float">
            <text:p>74</text:p>
          </table:table-cell>
          <table:table-cell table:style-name="ce1" table:formula="of:=ROUND(500*SIN(RADIANS([.PO2]))+500)" office:value-type="float" office:value="78" calcext:value-type="float">
            <text:p>78</text:p>
          </table:table-cell>
          <table:table-cell table:style-name="ce1" table:formula="of:=ROUND(500*SIN(RADIANS([.PP2]))+500)" office:value-type="float" office:value="81" calcext:value-type="float">
            <text:p>81</text:p>
          </table:table-cell>
          <table:table-cell table:style-name="ce1" table:formula="of:=ROUND(500*SIN(RADIANS([.PQ2]))+500)" office:value-type="float" office:value="84" calcext:value-type="float">
            <text:p>84</text:p>
          </table:table-cell>
          <table:table-cell table:style-name="ce1" table:formula="of:=ROUND(500*SIN(RADIANS([.PR2]))+500)" office:value-type="float" office:value="88" calcext:value-type="float">
            <text:p>88</text:p>
          </table:table-cell>
          <table:table-cell table:style-name="ce1" table:formula="of:=ROUND(500*SIN(RADIANS([.PS2]))+500)" office:value-type="float" office:value="91" calcext:value-type="float">
            <text:p>91</text:p>
          </table:table-cell>
          <table:table-cell table:style-name="ce1" table:formula="of:=ROUND(500*SIN(RADIANS([.PT2]))+500)" office:value-type="float" office:value="95" calcext:value-type="float">
            <text:p>95</text:p>
          </table:table-cell>
          <table:table-cell table:style-name="ce1" table:formula="of:=ROUND(500*SIN(RADIANS([.PU2]))+500)" office:value-type="float" office:value="98" calcext:value-type="float">
            <text:p>98</text:p>
          </table:table-cell>
          <table:table-cell table:style-name="ce1" table:formula="of:=ROUND(500*SIN(RADIANS([.PV2]))+500)" office:value-type="float" office:value="102" calcext:value-type="float">
            <text:p>102</text:p>
          </table:table-cell>
          <table:table-cell table:style-name="ce1" table:formula="of:=ROUND(500*SIN(RADIANS([.PW2]))+500)" office:value-type="float" office:value="106" calcext:value-type="float">
            <text:p>106</text:p>
          </table:table-cell>
          <table:table-cell table:style-name="ce1" table:formula="of:=ROUND(500*SIN(RADIANS([.PX2]))+500)" office:value-type="float" office:value="110" calcext:value-type="float">
            <text:p>110</text:p>
          </table:table-cell>
          <table:table-cell table:style-name="ce1" table:formula="of:=ROUND(500*SIN(RADIANS([.PY2]))+500)" office:value-type="float" office:value="113" calcext:value-type="float">
            <text:p>113</text:p>
          </table:table-cell>
          <table:table-cell table:style-name="ce1" table:formula="of:=ROUND(500*SIN(RADIANS([.PZ2]))+500)" office:value-type="float" office:value="117" calcext:value-type="float">
            <text:p>117</text:p>
          </table:table-cell>
          <table:table-cell table:style-name="ce1" table:formula="of:=ROUND(500*SIN(RADIANS([.QA2]))+500)" office:value-type="float" office:value="121" calcext:value-type="float">
            <text:p>121</text:p>
          </table:table-cell>
          <table:table-cell table:style-name="ce1" table:formula="of:=ROUND(500*SIN(RADIANS([.QB2]))+500)" office:value-type="float" office:value="125" calcext:value-type="float">
            <text:p>125</text:p>
          </table:table-cell>
          <table:table-cell table:style-name="ce1" table:formula="of:=ROUND(500*SIN(RADIANS([.QC2]))+500)" office:value-type="float" office:value="130" calcext:value-type="float">
            <text:p>130</text:p>
          </table:table-cell>
          <table:table-cell table:style-name="ce1" table:formula="of:=ROUND(500*SIN(RADIANS([.QD2]))+500)" office:value-type="float" office:value="134" calcext:value-type="float">
            <text:p>134</text:p>
          </table:table-cell>
          <table:table-cell table:style-name="ce1" table:formula="of:=ROUND(500*SIN(RADIANS([.QE2]))+500)" office:value-type="float" office:value="138" calcext:value-type="float">
            <text:p>138</text:p>
          </table:table-cell>
          <table:table-cell table:style-name="ce1" table:formula="of:=ROUND(500*SIN(RADIANS([.QF2]))+500)" office:value-type="float" office:value="142" calcext:value-type="float">
            <text:p>142</text:p>
          </table:table-cell>
          <table:table-cell table:style-name="ce1" table:formula="of:=ROUND(500*SIN(RADIANS([.QG2]))+500)" office:value-type="float" office:value="146" calcext:value-type="float">
            <text:p>146</text:p>
          </table:table-cell>
          <table:table-cell table:style-name="ce1" table:formula="of:=ROUND(500*SIN(RADIANS([.QH2]))+500)" office:value-type="float" office:value="151" calcext:value-type="float">
            <text:p>151</text:p>
          </table:table-cell>
          <table:table-cell table:style-name="ce1" table:formula="of:=ROUND(500*SIN(RADIANS([.QI2]))+500)" office:value-type="float" office:value="155" calcext:value-type="float">
            <text:p>155</text:p>
          </table:table-cell>
          <table:table-cell table:style-name="ce1" table:formula="of:=ROUND(500*SIN(RADIANS([.QJ2]))+500)" office:value-type="float" office:value="160" calcext:value-type="float">
            <text:p>160</text:p>
          </table:table-cell>
          <table:table-cell table:style-name="ce1" table:formula="of:=ROUND(500*SIN(RADIANS([.QK2]))+500)" office:value-type="float" office:value="164" calcext:value-type="float">
            <text:p>164</text:p>
          </table:table-cell>
          <table:table-cell table:style-name="ce1" table:formula="of:=ROUND(500*SIN(RADIANS([.QL2]))+500)" office:value-type="float" office:value="169" calcext:value-type="float">
            <text:p>169</text:p>
          </table:table-cell>
          <table:table-cell table:style-name="ce1" table:formula="of:=ROUND(500*SIN(RADIANS([.QM2]))+500)" office:value-type="float" office:value="173" calcext:value-type="float">
            <text:p>173</text:p>
          </table:table-cell>
          <table:table-cell table:style-name="ce1" table:formula="of:=ROUND(500*SIN(RADIANS([.QN2]))+500)" office:value-type="float" office:value="178" calcext:value-type="float">
            <text:p>178</text:p>
          </table:table-cell>
          <table:table-cell table:style-name="ce1" table:formula="of:=ROUND(500*SIN(RADIANS([.QO2]))+500)" office:value-type="float" office:value="183" calcext:value-type="float">
            <text:p>183</text:p>
          </table:table-cell>
          <table:table-cell table:style-name="ce1" table:formula="of:=ROUND(500*SIN(RADIANS([.QP2]))+500)" office:value-type="float" office:value="188" calcext:value-type="float">
            <text:p>188</text:p>
          </table:table-cell>
          <table:table-cell table:style-name="ce1" table:formula="of:=ROUND(500*SIN(RADIANS([.QQ2]))+500)" office:value-type="float" office:value="192" calcext:value-type="float">
            <text:p>192</text:p>
          </table:table-cell>
          <table:table-cell table:style-name="ce1" table:formula="of:=ROUND(500*SIN(RADIANS([.QR2]))+500)" office:value-type="float" office:value="197" calcext:value-type="float">
            <text:p>197</text:p>
          </table:table-cell>
          <table:table-cell table:style-name="ce1" table:formula="of:=ROUND(500*SIN(RADIANS([.QS2]))+500)" office:value-type="float" office:value="202" calcext:value-type="float">
            <text:p>202</text:p>
          </table:table-cell>
          <table:table-cell table:style-name="ce1" table:formula="of:=ROUND(500*SIN(RADIANS([.QT2]))+500)" office:value-type="float" office:value="207" calcext:value-type="float">
            <text:p>207</text:p>
          </table:table-cell>
          <table:table-cell table:style-name="ce1" table:formula="of:=ROUND(500*SIN(RADIANS([.QU2]))+500)" office:value-type="float" office:value="212" calcext:value-type="float">
            <text:p>212</text:p>
          </table:table-cell>
          <table:table-cell table:style-name="ce1" table:formula="of:=ROUND(500*SIN(RADIANS([.QV2]))+500)" office:value-type="float" office:value="217" calcext:value-type="float">
            <text:p>217</text:p>
          </table:table-cell>
          <table:table-cell table:style-name="ce1" table:formula="of:=ROUND(500*SIN(RADIANS([.QW2]))+500)" office:value-type="float" office:value="222" calcext:value-type="float">
            <text:p>222</text:p>
          </table:table-cell>
          <table:table-cell table:style-name="ce1" table:formula="of:=ROUND(500*SIN(RADIANS([.QX2]))+500)" office:value-type="float" office:value="227" calcext:value-type="float">
            <text:p>227</text:p>
          </table:table-cell>
          <table:table-cell table:style-name="ce1" table:formula="of:=ROUND(500*SIN(RADIANS([.QY2]))+500)" office:value-type="float" office:value="233" calcext:value-type="float">
            <text:p>233</text:p>
          </table:table-cell>
          <table:table-cell table:style-name="ce1" table:formula="of:=ROUND(500*SIN(RADIANS([.QZ2]))+500)" office:value-type="float" office:value="238" calcext:value-type="float">
            <text:p>238</text:p>
          </table:table-cell>
          <table:table-cell table:style-name="ce1" table:formula="of:=ROUND(500*SIN(RADIANS([.RA2]))+500)" office:value-type="float" office:value="243" calcext:value-type="float">
            <text:p>243</text:p>
          </table:table-cell>
          <table:table-cell table:style-name="ce1" table:formula="of:=ROUND(500*SIN(RADIANS([.RB2]))+500)" office:value-type="float" office:value="248" calcext:value-type="float">
            <text:p>248</text:p>
          </table:table-cell>
          <table:table-cell table:style-name="ce1" table:formula="of:=ROUND(500*SIN(RADIANS([.RC2]))+500)" office:value-type="float" office:value="254" calcext:value-type="float">
            <text:p>254</text:p>
          </table:table-cell>
          <table:table-cell table:style-name="ce1" table:formula="of:=ROUND(500*SIN(RADIANS([.RD2]))+500)" office:value-type="float" office:value="259" calcext:value-type="float">
            <text:p>259</text:p>
          </table:table-cell>
          <table:table-cell table:style-name="ce1" table:formula="of:=ROUND(500*SIN(RADIANS([.RE2]))+500)" office:value-type="float" office:value="264" calcext:value-type="float">
            <text:p>264</text:p>
          </table:table-cell>
          <table:table-cell table:style-name="ce1" table:formula="of:=ROUND(500*SIN(RADIANS([.RF2]))+500)" office:value-type="float" office:value="270" calcext:value-type="float">
            <text:p>270</text:p>
          </table:table-cell>
          <table:table-cell table:style-name="ce1" table:formula="of:=ROUND(500*SIN(RADIANS([.RG2]))+500)" office:value-type="float" office:value="275" calcext:value-type="float">
            <text:p>275</text:p>
          </table:table-cell>
          <table:table-cell table:style-name="ce1" table:formula="of:=ROUND(500*SIN(RADIANS([.RH2]))+500)" office:value-type="float" office:value="281" calcext:value-type="float">
            <text:p>281</text:p>
          </table:table-cell>
          <table:table-cell table:style-name="ce1" table:formula="of:=ROUND(500*SIN(RADIANS([.RI2]))+500)" office:value-type="float" office:value="286" calcext:value-type="float">
            <text:p>286</text:p>
          </table:table-cell>
          <table:table-cell table:style-name="ce1" table:formula="of:=ROUND(500*SIN(RADIANS([.RJ2]))+500)" office:value-type="float" office:value="292" calcext:value-type="float">
            <text:p>292</text:p>
          </table:table-cell>
          <table:table-cell table:style-name="ce1" table:formula="of:=ROUND(500*SIN(RADIANS([.RK2]))+500)" office:value-type="float" office:value="297" calcext:value-type="float">
            <text:p>297</text:p>
          </table:table-cell>
          <table:table-cell table:style-name="ce1" table:formula="of:=ROUND(500*SIN(RADIANS([.RL2]))+500)" office:value-type="float" office:value="303" calcext:value-type="float">
            <text:p>303</text:p>
          </table:table-cell>
          <table:table-cell table:style-name="ce1" table:formula="of:=ROUND(500*SIN(RADIANS([.RM2]))+500)" office:value-type="float" office:value="309" calcext:value-type="float">
            <text:p>309</text:p>
          </table:table-cell>
          <table:table-cell table:style-name="ce1" table:formula="of:=ROUND(500*SIN(RADIANS([.RN2]))+500)" office:value-type="float" office:value="314" calcext:value-type="float">
            <text:p>314</text:p>
          </table:table-cell>
          <table:table-cell table:style-name="ce1" table:formula="of:=ROUND(500*SIN(RADIANS([.RO2]))+500)" office:value-type="float" office:value="320" calcext:value-type="float">
            <text:p>320</text:p>
          </table:table-cell>
          <table:table-cell table:style-name="ce1" table:formula="of:=ROUND(500*SIN(RADIANS([.RP2]))+500)" office:value-type="float" office:value="326" calcext:value-type="float">
            <text:p>326</text:p>
          </table:table-cell>
          <table:table-cell table:style-name="ce1" table:formula="of:=ROUND(500*SIN(RADIANS([.RQ2]))+500)" office:value-type="float" office:value="332" calcext:value-type="float">
            <text:p>332</text:p>
          </table:table-cell>
          <table:table-cell table:style-name="ce1" table:formula="of:=ROUND(500*SIN(RADIANS([.RR2]))+500)" office:value-type="float" office:value="337" calcext:value-type="float">
            <text:p>337</text:p>
          </table:table-cell>
          <table:table-cell table:style-name="ce1" table:formula="of:=ROUND(500*SIN(RADIANS([.RS2]))+500)" office:value-type="float" office:value="343" calcext:value-type="float">
            <text:p>343</text:p>
          </table:table-cell>
          <table:table-cell table:style-name="ce1" table:formula="of:=ROUND(500*SIN(RADIANS([.RT2]))+500)" office:value-type="float" office:value="349" calcext:value-type="float">
            <text:p>349</text:p>
          </table:table-cell>
          <table:table-cell table:style-name="ce1" table:formula="of:=ROUND(500*SIN(RADIANS([.RU2]))+500)" office:value-type="float" office:value="355" calcext:value-type="float">
            <text:p>355</text:p>
          </table:table-cell>
          <table:table-cell table:style-name="ce1" table:formula="of:=ROUND(500*SIN(RADIANS([.RV2]))+500)" office:value-type="float" office:value="361" calcext:value-type="float">
            <text:p>361</text:p>
          </table:table-cell>
          <table:table-cell table:style-name="ce1" table:formula="of:=ROUND(500*SIN(RADIANS([.RW2]))+500)" office:value-type="float" office:value="367" calcext:value-type="float">
            <text:p>367</text:p>
          </table:table-cell>
          <table:table-cell table:style-name="ce1" table:formula="of:=ROUND(500*SIN(RADIANS([.RX2]))+500)" office:value-type="float" office:value="373" calcext:value-type="float">
            <text:p>373</text:p>
          </table:table-cell>
          <table:table-cell table:style-name="ce1" table:formula="of:=ROUND(500*SIN(RADIANS([.RY2]))+500)" office:value-type="float" office:value="379" calcext:value-type="float">
            <text:p>379</text:p>
          </table:table-cell>
          <table:table-cell table:style-name="ce1" table:formula="of:=ROUND(500*SIN(RADIANS([.RZ2]))+500)" office:value-type="float" office:value="384" calcext:value-type="float">
            <text:p>384</text:p>
          </table:table-cell>
          <table:table-cell table:style-name="ce1" table:formula="of:=ROUND(500*SIN(RADIANS([.SA2]))+500)" office:value-type="float" office:value="390" calcext:value-type="float">
            <text:p>390</text:p>
          </table:table-cell>
          <table:table-cell table:style-name="ce1" table:formula="of:=ROUND(500*SIN(RADIANS([.SB2]))+500)" office:value-type="float" office:value="396" calcext:value-type="float">
            <text:p>396</text:p>
          </table:table-cell>
          <table:table-cell table:style-name="ce1" table:formula="of:=ROUND(500*SIN(RADIANS([.SC2]))+500)" office:value-type="float" office:value="402" calcext:value-type="float">
            <text:p>402</text:p>
          </table:table-cell>
          <table:table-cell table:style-name="ce1" table:formula="of:=ROUND(500*SIN(RADIANS([.SD2]))+500)" office:value-type="float" office:value="408" calcext:value-type="float">
            <text:p>408</text:p>
          </table:table-cell>
          <table:table-cell table:style-name="ce1" table:formula="of:=ROUND(500*SIN(RADIANS([.SE2]))+500)" office:value-type="float" office:value="415" calcext:value-type="float">
            <text:p>415</text:p>
          </table:table-cell>
          <table:table-cell table:style-name="ce1" table:formula="of:=ROUND(500*SIN(RADIANS([.SF2]))+500)" office:value-type="float" office:value="421" calcext:value-type="float">
            <text:p>421</text:p>
          </table:table-cell>
          <table:table-cell table:style-name="ce1" table:formula="of:=ROUND(500*SIN(RADIANS([.SG2]))+500)" office:value-type="float" office:value="427" calcext:value-type="float">
            <text:p>427</text:p>
          </table:table-cell>
          <table:table-cell table:style-name="ce1" table:formula="of:=ROUND(500*SIN(RADIANS([.SH2]))+500)" office:value-type="float" office:value="433" calcext:value-type="float">
            <text:p>433</text:p>
          </table:table-cell>
          <table:table-cell table:style-name="ce1" table:formula="of:=ROUND(500*SIN(RADIANS([.SI2]))+500)" office:value-type="float" office:value="439" calcext:value-type="float">
            <text:p>439</text:p>
          </table:table-cell>
          <table:table-cell table:style-name="ce1" table:formula="of:=ROUND(500*SIN(RADIANS([.SJ2]))+500)" office:value-type="float" office:value="445" calcext:value-type="float">
            <text:p>445</text:p>
          </table:table-cell>
          <table:table-cell table:style-name="ce1" table:formula="of:=ROUND(500*SIN(RADIANS([.SK2]))+500)" office:value-type="float" office:value="451" calcext:value-type="float">
            <text:p>451</text:p>
          </table:table-cell>
          <table:table-cell table:style-name="ce1" table:formula="of:=ROUND(500*SIN(RADIANS([.SL2]))+500)" office:value-type="float" office:value="457" calcext:value-type="float">
            <text:p>457</text:p>
          </table:table-cell>
          <table:table-cell table:style-name="ce1" table:formula="of:=ROUND(500*SIN(RADIANS([.SM2]))+500)" office:value-type="float" office:value="463" calcext:value-type="float">
            <text:p>463</text:p>
          </table:table-cell>
          <table:table-cell table:style-name="ce1" table:formula="of:=ROUND(500*SIN(RADIANS([.SN2]))+500)" office:value-type="float" office:value="469" calcext:value-type="float">
            <text:p>469</text:p>
          </table:table-cell>
          <table:table-cell table:style-name="ce1" table:formula="of:=ROUND(500*SIN(RADIANS([.SO2]))+500)" office:value-type="float" office:value="475" calcext:value-type="float">
            <text:p>475</text:p>
          </table:table-cell>
          <table:table-cell table:style-name="ce1" table:formula="of:=ROUND(500*SIN(RADIANS([.SP2]))+500)" office:value-type="float" office:value="482" calcext:value-type="float">
            <text:p>482</text:p>
          </table:table-cell>
          <table:table-cell table:style-name="ce1" table:formula="of:=ROUND(500*SIN(RADIANS([.SQ2]))+500)" office:value-type="float" office:value="488" calcext:value-type="float">
            <text:p>488</text:p>
          </table:table-cell>
          <table:table-cell table:style-name="ce1" table:formula="of:=ROUND(500*SIN(RADIANS([.SR2]))+500)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*360/512" office:value-type="float" office:value="0.703125" calcext:value-type="float">
            <text:p>0,703125</text:p>
          </table:table-cell>
          <table:table-cell table:formula="of:=[.C3]*360/512" office:value-type="float" office:value="1.40625" calcext:value-type="float">
            <text:p>1,40625</text:p>
          </table:table-cell>
          <table:table-cell table:formula="of:=[.D3]*360/512" office:value-type="float" office:value="2.109375" calcext:value-type="float">
            <text:p>2,109375</text:p>
          </table:table-cell>
          <table:table-cell table:formula="of:=[.E3]*360/512" office:value-type="float" office:value="2.8125" calcext:value-type="float">
            <text:p>2,8125</text:p>
          </table:table-cell>
          <table:table-cell table:formula="of:=[.F3]*360/512" office:value-type="float" office:value="3.515625" calcext:value-type="float">
            <text:p>3,515625</text:p>
          </table:table-cell>
          <table:table-cell table:formula="of:=[.G3]*360/512" office:value-type="float" office:value="4.21875" calcext:value-type="float">
            <text:p>4,21875</text:p>
          </table:table-cell>
          <table:table-cell table:formula="of:=[.H3]*360/512" office:value-type="float" office:value="4.921875" calcext:value-type="float">
            <text:p>4,921875</text:p>
          </table:table-cell>
          <table:table-cell table:formula="of:=[.I3]*360/512" office:value-type="float" office:value="5.625" calcext:value-type="float">
            <text:p>5,625</text:p>
          </table:table-cell>
          <table:table-cell table:formula="of:=[.J3]*360/512" office:value-type="float" office:value="6.328125" calcext:value-type="float">
            <text:p>6,328125</text:p>
          </table:table-cell>
          <table:table-cell table:formula="of:=[.K3]*360/512" office:value-type="float" office:value="7.03125" calcext:value-type="float">
            <text:p>7,03125</text:p>
          </table:table-cell>
          <table:table-cell table:formula="of:=[.L3]*360/512" office:value-type="float" office:value="7.734375" calcext:value-type="float">
            <text:p>7,734375</text:p>
          </table:table-cell>
          <table:table-cell table:formula="of:=[.M3]*360/512" office:value-type="float" office:value="8.4375" calcext:value-type="float">
            <text:p>8,4375</text:p>
          </table:table-cell>
          <table:table-cell table:formula="of:=[.N3]*360/512" office:value-type="float" office:value="9.140625" calcext:value-type="float">
            <text:p>9,140625</text:p>
          </table:table-cell>
          <table:table-cell table:formula="of:=[.O3]*360/512" office:value-type="float" office:value="9.84375" calcext:value-type="float">
            <text:p>9,84375</text:p>
          </table:table-cell>
          <table:table-cell table:formula="of:=[.P3]*360/512" office:value-type="float" office:value="10.546875" calcext:value-type="float">
            <text:p>10,546875</text:p>
          </table:table-cell>
          <table:table-cell table:formula="of:=[.Q3]*360/512" office:value-type="float" office:value="11.25" calcext:value-type="float">
            <text:p>11,25</text:p>
          </table:table-cell>
          <table:table-cell table:formula="of:=[.R3]*360/512" office:value-type="float" office:value="11.953125" calcext:value-type="float">
            <text:p>11,953125</text:p>
          </table:table-cell>
          <table:table-cell table:formula="of:=[.S3]*360/512" office:value-type="float" office:value="12.65625" calcext:value-type="float">
            <text:p>12,65625</text:p>
          </table:table-cell>
          <table:table-cell table:formula="of:=[.T3]*360/512" office:value-type="float" office:value="13.359375" calcext:value-type="float">
            <text:p>13,359375</text:p>
          </table:table-cell>
          <table:table-cell table:formula="of:=[.U3]*360/512" office:value-type="float" office:value="14.0625" calcext:value-type="float">
            <text:p>14,0625</text:p>
          </table:table-cell>
          <table:table-cell table:formula="of:=[.V3]*360/512" office:value-type="float" office:value="14.765625" calcext:value-type="float">
            <text:p>14,765625</text:p>
          </table:table-cell>
          <table:table-cell table:formula="of:=[.W3]*360/512" office:value-type="float" office:value="15.46875" calcext:value-type="float">
            <text:p>15,46875</text:p>
          </table:table-cell>
          <table:table-cell table:formula="of:=[.X3]*360/512" office:value-type="float" office:value="16.171875" calcext:value-type="float">
            <text:p>16,171875</text:p>
          </table:table-cell>
          <table:table-cell table:formula="of:=[.Y3]*360/512" office:value-type="float" office:value="16.875" calcext:value-type="float">
            <text:p>16,875</text:p>
          </table:table-cell>
          <table:table-cell table:formula="of:=[.Z3]*360/512" office:value-type="float" office:value="17.578125" calcext:value-type="float">
            <text:p>17,578125</text:p>
          </table:table-cell>
          <table:table-cell table:formula="of:=[.AA3]*360/512" office:value-type="float" office:value="18.28125" calcext:value-type="float">
            <text:p>18,28125</text:p>
          </table:table-cell>
          <table:table-cell table:formula="of:=[.AB3]*360/512" office:value-type="float" office:value="18.984375" calcext:value-type="float">
            <text:p>18,984375</text:p>
          </table:table-cell>
          <table:table-cell table:formula="of:=[.AC3]*360/512" office:value-type="float" office:value="19.6875" calcext:value-type="float">
            <text:p>19,6875</text:p>
          </table:table-cell>
          <table:table-cell table:formula="of:=[.AD3]*360/512" office:value-type="float" office:value="20.390625" calcext:value-type="float">
            <text:p>20,390625</text:p>
          </table:table-cell>
          <table:table-cell table:formula="of:=[.AE3]*360/512" office:value-type="float" office:value="21.09375" calcext:value-type="float">
            <text:p>21,09375</text:p>
          </table:table-cell>
          <table:table-cell table:formula="of:=[.AF3]*360/512" office:value-type="float" office:value="21.796875" calcext:value-type="float">
            <text:p>21,796875</text:p>
          </table:table-cell>
          <table:table-cell table:formula="of:=[.AG3]*360/512" office:value-type="float" office:value="22.5" calcext:value-type="float">
            <text:p>22,5</text:p>
          </table:table-cell>
          <table:table-cell table:formula="of:=[.AH3]*360/512" office:value-type="float" office:value="23.203125" calcext:value-type="float">
            <text:p>23,203125</text:p>
          </table:table-cell>
          <table:table-cell table:formula="of:=[.AI3]*360/512" office:value-type="float" office:value="23.90625" calcext:value-type="float">
            <text:p>23,90625</text:p>
          </table:table-cell>
          <table:table-cell table:formula="of:=[.AJ3]*360/512" office:value-type="float" office:value="24.609375" calcext:value-type="float">
            <text:p>24,609375</text:p>
          </table:table-cell>
          <table:table-cell table:formula="of:=[.AK3]*360/512" office:value-type="float" office:value="25.3125" calcext:value-type="float">
            <text:p>25,3125</text:p>
          </table:table-cell>
          <table:table-cell table:formula="of:=[.AL3]*360/512" office:value-type="float" office:value="26.015625" calcext:value-type="float">
            <text:p>26,015625</text:p>
          </table:table-cell>
          <table:table-cell table:formula="of:=[.AM3]*360/512" office:value-type="float" office:value="26.71875" calcext:value-type="float">
            <text:p>26,71875</text:p>
          </table:table-cell>
          <table:table-cell table:formula="of:=[.AN3]*360/512" office:value-type="float" office:value="27.421875" calcext:value-type="float">
            <text:p>27,421875</text:p>
          </table:table-cell>
          <table:table-cell table:formula="of:=[.AO3]*360/512" office:value-type="float" office:value="28.125" calcext:value-type="float">
            <text:p>28,125</text:p>
          </table:table-cell>
          <table:table-cell table:formula="of:=[.AP3]*360/512" office:value-type="float" office:value="28.828125" calcext:value-type="float">
            <text:p>28,828125</text:p>
          </table:table-cell>
          <table:table-cell table:formula="of:=[.AQ3]*360/512" office:value-type="float" office:value="29.53125" calcext:value-type="float">
            <text:p>29,53125</text:p>
          </table:table-cell>
          <table:table-cell table:formula="of:=[.AR3]*360/512" office:value-type="float" office:value="30.234375" calcext:value-type="float">
            <text:p>30,234375</text:p>
          </table:table-cell>
          <table:table-cell table:formula="of:=[.AS3]*360/512" office:value-type="float" office:value="30.9375" calcext:value-type="float">
            <text:p>30,9375</text:p>
          </table:table-cell>
          <table:table-cell table:formula="of:=[.AT3]*360/512" office:value-type="float" office:value="31.640625" calcext:value-type="float">
            <text:p>31,640625</text:p>
          </table:table-cell>
          <table:table-cell table:formula="of:=[.AU3]*360/512" office:value-type="float" office:value="32.34375" calcext:value-type="float">
            <text:p>32,34375</text:p>
          </table:table-cell>
          <table:table-cell table:formula="of:=[.AV3]*360/512" office:value-type="float" office:value="33.046875" calcext:value-type="float">
            <text:p>33,046875</text:p>
          </table:table-cell>
          <table:table-cell table:formula="of:=[.AW3]*360/512" office:value-type="float" office:value="33.75" calcext:value-type="float">
            <text:p>33,75</text:p>
          </table:table-cell>
          <table:table-cell table:formula="of:=[.AX3]*360/512" office:value-type="float" office:value="34.453125" calcext:value-type="float">
            <text:p>34,453125</text:p>
          </table:table-cell>
          <table:table-cell table:formula="of:=[.AY3]*360/512" office:value-type="float" office:value="35.15625" calcext:value-type="float">
            <text:p>35,15625</text:p>
          </table:table-cell>
          <table:table-cell table:formula="of:=[.AZ3]*360/512" office:value-type="float" office:value="35.859375" calcext:value-type="float">
            <text:p>35,859375</text:p>
          </table:table-cell>
          <table:table-cell table:formula="of:=[.BA3]*360/512" office:value-type="float" office:value="36.5625" calcext:value-type="float">
            <text:p>36,5625</text:p>
          </table:table-cell>
          <table:table-cell table:formula="of:=[.BB3]*360/512" office:value-type="float" office:value="37.265625" calcext:value-type="float">
            <text:p>37,265625</text:p>
          </table:table-cell>
          <table:table-cell table:formula="of:=[.BC3]*360/512" office:value-type="float" office:value="37.96875" calcext:value-type="float">
            <text:p>37,96875</text:p>
          </table:table-cell>
          <table:table-cell table:formula="of:=[.BD3]*360/512" office:value-type="float" office:value="38.671875" calcext:value-type="float">
            <text:p>38,671875</text:p>
          </table:table-cell>
          <table:table-cell table:formula="of:=[.BE3]*360/512" office:value-type="float" office:value="39.375" calcext:value-type="float">
            <text:p>39,375</text:p>
          </table:table-cell>
          <table:table-cell table:formula="of:=[.BF3]*360/512" office:value-type="float" office:value="40.078125" calcext:value-type="float">
            <text:p>40,078125</text:p>
          </table:table-cell>
          <table:table-cell table:formula="of:=[.BG3]*360/512" office:value-type="float" office:value="40.78125" calcext:value-type="float">
            <text:p>40,78125</text:p>
          </table:table-cell>
          <table:table-cell table:formula="of:=[.BH3]*360/512" office:value-type="float" office:value="41.484375" calcext:value-type="float">
            <text:p>41,484375</text:p>
          </table:table-cell>
          <table:table-cell table:formula="of:=[.BI3]*360/512" office:value-type="float" office:value="42.1875" calcext:value-type="float">
            <text:p>42,1875</text:p>
          </table:table-cell>
          <table:table-cell table:formula="of:=[.BJ3]*360/512" office:value-type="float" office:value="42.890625" calcext:value-type="float">
            <text:p>42,890625</text:p>
          </table:table-cell>
          <table:table-cell table:formula="of:=[.BK3]*360/512" office:value-type="float" office:value="43.59375" calcext:value-type="float">
            <text:p>43,59375</text:p>
          </table:table-cell>
          <table:table-cell table:formula="of:=[.BL3]*360/512" office:value-type="float" office:value="44.296875" calcext:value-type="float">
            <text:p>44,296875</text:p>
          </table:table-cell>
          <table:table-cell table:formula="of:=[.BM3]*360/512" office:value-type="float" office:value="45" calcext:value-type="float">
            <text:p>45</text:p>
          </table:table-cell>
          <table:table-cell table:formula="of:=[.BN3]*360/512" office:value-type="float" office:value="45.703125" calcext:value-type="float">
            <text:p>45,703125</text:p>
          </table:table-cell>
          <table:table-cell table:formula="of:=[.BO3]*360/512" office:value-type="float" office:value="46.40625" calcext:value-type="float">
            <text:p>46,40625</text:p>
          </table:table-cell>
          <table:table-cell table:formula="of:=[.BP3]*360/512" office:value-type="float" office:value="47.109375" calcext:value-type="float">
            <text:p>47,109375</text:p>
          </table:table-cell>
          <table:table-cell table:formula="of:=[.BQ3]*360/512" office:value-type="float" office:value="47.8125" calcext:value-type="float">
            <text:p>47,8125</text:p>
          </table:table-cell>
          <table:table-cell table:formula="of:=[.BR3]*360/512" office:value-type="float" office:value="48.515625" calcext:value-type="float">
            <text:p>48,515625</text:p>
          </table:table-cell>
          <table:table-cell table:formula="of:=[.BS3]*360/512" office:value-type="float" office:value="49.21875" calcext:value-type="float">
            <text:p>49,21875</text:p>
          </table:table-cell>
          <table:table-cell table:formula="of:=[.BT3]*360/512" office:value-type="float" office:value="49.921875" calcext:value-type="float">
            <text:p>49,921875</text:p>
          </table:table-cell>
          <table:table-cell table:formula="of:=[.BU3]*360/512" office:value-type="float" office:value="50.625" calcext:value-type="float">
            <text:p>50,625</text:p>
          </table:table-cell>
          <table:table-cell table:formula="of:=[.BV3]*360/512" office:value-type="float" office:value="51.328125" calcext:value-type="float">
            <text:p>51,328125</text:p>
          </table:table-cell>
          <table:table-cell table:formula="of:=[.BW3]*360/512" office:value-type="float" office:value="52.03125" calcext:value-type="float">
            <text:p>52,03125</text:p>
          </table:table-cell>
          <table:table-cell table:formula="of:=[.BX3]*360/512" office:value-type="float" office:value="52.734375" calcext:value-type="float">
            <text:p>52,734375</text:p>
          </table:table-cell>
          <table:table-cell table:formula="of:=[.BY3]*360/512" office:value-type="float" office:value="53.4375" calcext:value-type="float">
            <text:p>53,4375</text:p>
          </table:table-cell>
          <table:table-cell table:formula="of:=[.BZ3]*360/512" office:value-type="float" office:value="54.140625" calcext:value-type="float">
            <text:p>54,140625</text:p>
          </table:table-cell>
          <table:table-cell table:formula="of:=[.CA3]*360/512" office:value-type="float" office:value="54.84375" calcext:value-type="float">
            <text:p>54,84375</text:p>
          </table:table-cell>
          <table:table-cell table:formula="of:=[.CB3]*360/512" office:value-type="float" office:value="55.546875" calcext:value-type="float">
            <text:p>55,546875</text:p>
          </table:table-cell>
          <table:table-cell table:formula="of:=[.CC3]*360/512" office:value-type="float" office:value="56.25" calcext:value-type="float">
            <text:p>56,25</text:p>
          </table:table-cell>
          <table:table-cell table:formula="of:=[.CD3]*360/512" office:value-type="float" office:value="56.953125" calcext:value-type="float">
            <text:p>56,953125</text:p>
          </table:table-cell>
          <table:table-cell table:formula="of:=[.CE3]*360/512" office:value-type="float" office:value="57.65625" calcext:value-type="float">
            <text:p>57,65625</text:p>
          </table:table-cell>
          <table:table-cell table:formula="of:=[.CF3]*360/512" office:value-type="float" office:value="58.359375" calcext:value-type="float">
            <text:p>58,359375</text:p>
          </table:table-cell>
          <table:table-cell table:formula="of:=[.CG3]*360/512" office:value-type="float" office:value="59.0625" calcext:value-type="float">
            <text:p>59,0625</text:p>
          </table:table-cell>
          <table:table-cell table:formula="of:=[.CH3]*360/512" office:value-type="float" office:value="59.765625" calcext:value-type="float">
            <text:p>59,765625</text:p>
          </table:table-cell>
          <table:table-cell table:formula="of:=[.CI3]*360/512" office:value-type="float" office:value="60.46875" calcext:value-type="float">
            <text:p>60,46875</text:p>
          </table:table-cell>
          <table:table-cell table:formula="of:=[.CJ3]*360/512" office:value-type="float" office:value="61.171875" calcext:value-type="float">
            <text:p>61,171875</text:p>
          </table:table-cell>
          <table:table-cell table:formula="of:=[.CK3]*360/512" office:value-type="float" office:value="61.875" calcext:value-type="float">
            <text:p>61,875</text:p>
          </table:table-cell>
          <table:table-cell table:formula="of:=[.CL3]*360/512" office:value-type="float" office:value="62.578125" calcext:value-type="float">
            <text:p>62,578125</text:p>
          </table:table-cell>
          <table:table-cell table:formula="of:=[.CM3]*360/512" office:value-type="float" office:value="63.28125" calcext:value-type="float">
            <text:p>63,28125</text:p>
          </table:table-cell>
          <table:table-cell table:formula="of:=[.CN3]*360/512" office:value-type="float" office:value="63.984375" calcext:value-type="float">
            <text:p>63,984375</text:p>
          </table:table-cell>
          <table:table-cell table:formula="of:=[.CO3]*360/512" office:value-type="float" office:value="64.6875" calcext:value-type="float">
            <text:p>64,6875</text:p>
          </table:table-cell>
          <table:table-cell table:formula="of:=[.CP3]*360/512" office:value-type="float" office:value="65.390625" calcext:value-type="float">
            <text:p>65,390625</text:p>
          </table:table-cell>
          <table:table-cell table:formula="of:=[.CQ3]*360/512" office:value-type="float" office:value="66.09375" calcext:value-type="float">
            <text:p>66,09375</text:p>
          </table:table-cell>
          <table:table-cell table:formula="of:=[.CR3]*360/512" office:value-type="float" office:value="66.796875" calcext:value-type="float">
            <text:p>66,796875</text:p>
          </table:table-cell>
          <table:table-cell table:formula="of:=[.CS3]*360/512" office:value-type="float" office:value="67.5" calcext:value-type="float">
            <text:p>67,5</text:p>
          </table:table-cell>
          <table:table-cell table:formula="of:=[.CT3]*360/512" office:value-type="float" office:value="68.203125" calcext:value-type="float">
            <text:p>68,203125</text:p>
          </table:table-cell>
          <table:table-cell table:formula="of:=[.CU3]*360/512" office:value-type="float" office:value="68.90625" calcext:value-type="float">
            <text:p>68,90625</text:p>
          </table:table-cell>
          <table:table-cell table:formula="of:=[.CV3]*360/512" office:value-type="float" office:value="69.609375" calcext:value-type="float">
            <text:p>69,609375</text:p>
          </table:table-cell>
          <table:table-cell table:formula="of:=[.CW3]*360/512" office:value-type="float" office:value="70.3125" calcext:value-type="float">
            <text:p>70,3125</text:p>
          </table:table-cell>
          <table:table-cell table:formula="of:=[.CX3]*360/512" office:value-type="float" office:value="71.015625" calcext:value-type="float">
            <text:p>71,015625</text:p>
          </table:table-cell>
          <table:table-cell table:formula="of:=[.CY3]*360/512" office:value-type="float" office:value="71.71875" calcext:value-type="float">
            <text:p>71,71875</text:p>
          </table:table-cell>
          <table:table-cell table:formula="of:=[.CZ3]*360/512" office:value-type="float" office:value="72.421875" calcext:value-type="float">
            <text:p>72,421875</text:p>
          </table:table-cell>
          <table:table-cell table:formula="of:=[.DA3]*360/512" office:value-type="float" office:value="73.125" calcext:value-type="float">
            <text:p>73,125</text:p>
          </table:table-cell>
          <table:table-cell table:formula="of:=[.DB3]*360/512" office:value-type="float" office:value="73.828125" calcext:value-type="float">
            <text:p>73,828125</text:p>
          </table:table-cell>
          <table:table-cell table:formula="of:=[.DC3]*360/512" office:value-type="float" office:value="74.53125" calcext:value-type="float">
            <text:p>74,53125</text:p>
          </table:table-cell>
          <table:table-cell table:formula="of:=[.DD3]*360/512" office:value-type="float" office:value="75.234375" calcext:value-type="float">
            <text:p>75,234375</text:p>
          </table:table-cell>
          <table:table-cell table:formula="of:=[.DE3]*360/512" office:value-type="float" office:value="75.9375" calcext:value-type="float">
            <text:p>75,9375</text:p>
          </table:table-cell>
          <table:table-cell table:formula="of:=[.DF3]*360/512" office:value-type="float" office:value="76.640625" calcext:value-type="float">
            <text:p>76,640625</text:p>
          </table:table-cell>
          <table:table-cell table:formula="of:=[.DG3]*360/512" office:value-type="float" office:value="77.34375" calcext:value-type="float">
            <text:p>77,34375</text:p>
          </table:table-cell>
          <table:table-cell table:formula="of:=[.DH3]*360/512" office:value-type="float" office:value="78.046875" calcext:value-type="float">
            <text:p>78,046875</text:p>
          </table:table-cell>
          <table:table-cell table:formula="of:=[.DI3]*360/512" office:value-type="float" office:value="78.75" calcext:value-type="float">
            <text:p>78,75</text:p>
          </table:table-cell>
          <table:table-cell table:formula="of:=[.DJ3]*360/512" office:value-type="float" office:value="79.453125" calcext:value-type="float">
            <text:p>79,453125</text:p>
          </table:table-cell>
          <table:table-cell table:formula="of:=[.DK3]*360/512" office:value-type="float" office:value="80.15625" calcext:value-type="float">
            <text:p>80,15625</text:p>
          </table:table-cell>
          <table:table-cell table:formula="of:=[.DL3]*360/512" office:value-type="float" office:value="80.859375" calcext:value-type="float">
            <text:p>80,859375</text:p>
          </table:table-cell>
          <table:table-cell table:formula="of:=[.DM3]*360/512" office:value-type="float" office:value="81.5625" calcext:value-type="float">
            <text:p>81,5625</text:p>
          </table:table-cell>
          <table:table-cell table:formula="of:=[.DN3]*360/512" office:value-type="float" office:value="82.265625" calcext:value-type="float">
            <text:p>82,265625</text:p>
          </table:table-cell>
          <table:table-cell table:formula="of:=[.DO3]*360/512" office:value-type="float" office:value="82.96875" calcext:value-type="float">
            <text:p>82,96875</text:p>
          </table:table-cell>
          <table:table-cell table:formula="of:=[.DP3]*360/512" office:value-type="float" office:value="83.671875" calcext:value-type="float">
            <text:p>83,671875</text:p>
          </table:table-cell>
          <table:table-cell table:formula="of:=[.DQ3]*360/512" office:value-type="float" office:value="84.375" calcext:value-type="float">
            <text:p>84,375</text:p>
          </table:table-cell>
          <table:table-cell table:formula="of:=[.DR3]*360/512" office:value-type="float" office:value="85.078125" calcext:value-type="float">
            <text:p>85,078125</text:p>
          </table:table-cell>
          <table:table-cell table:formula="of:=[.DS3]*360/512" office:value-type="float" office:value="85.78125" calcext:value-type="float">
            <text:p>85,78125</text:p>
          </table:table-cell>
          <table:table-cell table:formula="of:=[.DT3]*360/512" office:value-type="float" office:value="86.484375" calcext:value-type="float">
            <text:p>86,484375</text:p>
          </table:table-cell>
          <table:table-cell table:formula="of:=[.DU3]*360/512" office:value-type="float" office:value="87.1875" calcext:value-type="float">
            <text:p>87,1875</text:p>
          </table:table-cell>
          <table:table-cell table:formula="of:=[.DV3]*360/512" office:value-type="float" office:value="87.890625" calcext:value-type="float">
            <text:p>87,890625</text:p>
          </table:table-cell>
          <table:table-cell table:formula="of:=[.DW3]*360/512" office:value-type="float" office:value="88.59375" calcext:value-type="float">
            <text:p>88,59375</text:p>
          </table:table-cell>
          <table:table-cell table:formula="of:=[.DX3]*360/512" office:value-type="float" office:value="89.296875" calcext:value-type="float">
            <text:p>89,296875</text:p>
          </table:table-cell>
          <table:table-cell table:formula="of:=[.DY3]*360/512" office:value-type="float" office:value="90" calcext:value-type="float">
            <text:p>90</text:p>
          </table:table-cell>
          <table:table-cell table:formula="of:=[.DZ3]*360/512" office:value-type="float" office:value="90.703125" calcext:value-type="float">
            <text:p>90,703125</text:p>
          </table:table-cell>
          <table:table-cell table:formula="of:=[.EA3]*360/512" office:value-type="float" office:value="91.40625" calcext:value-type="float">
            <text:p>91,40625</text:p>
          </table:table-cell>
          <table:table-cell table:formula="of:=[.EB3]*360/512" office:value-type="float" office:value="92.109375" calcext:value-type="float">
            <text:p>92,109375</text:p>
          </table:table-cell>
          <table:table-cell table:formula="of:=[.EC3]*360/512" office:value-type="float" office:value="92.8125" calcext:value-type="float">
            <text:p>92,8125</text:p>
          </table:table-cell>
          <table:table-cell table:formula="of:=[.ED3]*360/512" office:value-type="float" office:value="93.515625" calcext:value-type="float">
            <text:p>93,515625</text:p>
          </table:table-cell>
          <table:table-cell table:formula="of:=[.EE3]*360/512" office:value-type="float" office:value="94.21875" calcext:value-type="float">
            <text:p>94,21875</text:p>
          </table:table-cell>
          <table:table-cell table:formula="of:=[.EF3]*360/512" office:value-type="float" office:value="94.921875" calcext:value-type="float">
            <text:p>94,921875</text:p>
          </table:table-cell>
          <table:table-cell table:formula="of:=[.EG3]*360/512" office:value-type="float" office:value="95.625" calcext:value-type="float">
            <text:p>95,625</text:p>
          </table:table-cell>
          <table:table-cell table:formula="of:=[.EH3]*360/512" office:value-type="float" office:value="96.328125" calcext:value-type="float">
            <text:p>96,328125</text:p>
          </table:table-cell>
          <table:table-cell table:formula="of:=[.EI3]*360/512" office:value-type="float" office:value="97.03125" calcext:value-type="float">
            <text:p>97,03125</text:p>
          </table:table-cell>
          <table:table-cell table:formula="of:=[.EJ3]*360/512" office:value-type="float" office:value="97.734375" calcext:value-type="float">
            <text:p>97,734375</text:p>
          </table:table-cell>
          <table:table-cell table:formula="of:=[.EK3]*360/512" office:value-type="float" office:value="98.4375" calcext:value-type="float">
            <text:p>98,4375</text:p>
          </table:table-cell>
          <table:table-cell table:formula="of:=[.EL3]*360/512" office:value-type="float" office:value="99.140625" calcext:value-type="float">
            <text:p>99,140625</text:p>
          </table:table-cell>
          <table:table-cell table:formula="of:=[.EM3]*360/512" office:value-type="float" office:value="99.84375" calcext:value-type="float">
            <text:p>99,84375</text:p>
          </table:table-cell>
          <table:table-cell table:formula="of:=[.EN3]*360/512" office:value-type="float" office:value="100.546875" calcext:value-type="float">
            <text:p>100,546875</text:p>
          </table:table-cell>
          <table:table-cell table:formula="of:=[.EO3]*360/512" office:value-type="float" office:value="101.25" calcext:value-type="float">
            <text:p>101,25</text:p>
          </table:table-cell>
          <table:table-cell table:formula="of:=[.EP3]*360/512" office:value-type="float" office:value="101.953125" calcext:value-type="float">
            <text:p>101,953125</text:p>
          </table:table-cell>
          <table:table-cell table:formula="of:=[.EQ3]*360/512" office:value-type="float" office:value="102.65625" calcext:value-type="float">
            <text:p>102,65625</text:p>
          </table:table-cell>
          <table:table-cell table:formula="of:=[.ER3]*360/512" office:value-type="float" office:value="103.359375" calcext:value-type="float">
            <text:p>103,359375</text:p>
          </table:table-cell>
          <table:table-cell table:formula="of:=[.ES3]*360/512" office:value-type="float" office:value="104.0625" calcext:value-type="float">
            <text:p>104,0625</text:p>
          </table:table-cell>
          <table:table-cell table:formula="of:=[.ET3]*360/512" office:value-type="float" office:value="104.765625" calcext:value-type="float">
            <text:p>104,765625</text:p>
          </table:table-cell>
          <table:table-cell table:formula="of:=[.EU3]*360/512" office:value-type="float" office:value="105.46875" calcext:value-type="float">
            <text:p>105,46875</text:p>
          </table:table-cell>
          <table:table-cell table:formula="of:=[.EV3]*360/512" office:value-type="float" office:value="106.171875" calcext:value-type="float">
            <text:p>106,171875</text:p>
          </table:table-cell>
          <table:table-cell table:formula="of:=[.EW3]*360/512" office:value-type="float" office:value="106.875" calcext:value-type="float">
            <text:p>106,875</text:p>
          </table:table-cell>
          <table:table-cell table:formula="of:=[.EX3]*360/512" office:value-type="float" office:value="107.578125" calcext:value-type="float">
            <text:p>107,578125</text:p>
          </table:table-cell>
          <table:table-cell table:formula="of:=[.EY3]*360/512" office:value-type="float" office:value="108.28125" calcext:value-type="float">
            <text:p>108,28125</text:p>
          </table:table-cell>
          <table:table-cell table:formula="of:=[.EZ3]*360/512" office:value-type="float" office:value="108.984375" calcext:value-type="float">
            <text:p>108,984375</text:p>
          </table:table-cell>
          <table:table-cell table:formula="of:=[.FA3]*360/512" office:value-type="float" office:value="109.6875" calcext:value-type="float">
            <text:p>109,6875</text:p>
          </table:table-cell>
          <table:table-cell table:formula="of:=[.FB3]*360/512" office:value-type="float" office:value="110.390625" calcext:value-type="float">
            <text:p>110,390625</text:p>
          </table:table-cell>
          <table:table-cell table:formula="of:=[.FC3]*360/512" office:value-type="float" office:value="111.09375" calcext:value-type="float">
            <text:p>111,09375</text:p>
          </table:table-cell>
          <table:table-cell table:formula="of:=[.FD3]*360/512" office:value-type="float" office:value="111.796875" calcext:value-type="float">
            <text:p>111,796875</text:p>
          </table:table-cell>
          <table:table-cell table:formula="of:=[.FE3]*360/512" office:value-type="float" office:value="112.5" calcext:value-type="float">
            <text:p>112,5</text:p>
          </table:table-cell>
          <table:table-cell table:formula="of:=[.FF3]*360/512" office:value-type="float" office:value="113.203125" calcext:value-type="float">
            <text:p>113,203125</text:p>
          </table:table-cell>
          <table:table-cell table:formula="of:=[.FG3]*360/512" office:value-type="float" office:value="113.90625" calcext:value-type="float">
            <text:p>113,90625</text:p>
          </table:table-cell>
          <table:table-cell table:formula="of:=[.FH3]*360/512" office:value-type="float" office:value="114.609375" calcext:value-type="float">
            <text:p>114,609375</text:p>
          </table:table-cell>
          <table:table-cell table:formula="of:=[.FI3]*360/512" office:value-type="float" office:value="115.3125" calcext:value-type="float">
            <text:p>115,3125</text:p>
          </table:table-cell>
          <table:table-cell table:formula="of:=[.FJ3]*360/512" office:value-type="float" office:value="116.015625" calcext:value-type="float">
            <text:p>116,015625</text:p>
          </table:table-cell>
          <table:table-cell table:formula="of:=[.FK3]*360/512" office:value-type="float" office:value="116.71875" calcext:value-type="float">
            <text:p>116,71875</text:p>
          </table:table-cell>
          <table:table-cell table:formula="of:=[.FL3]*360/512" office:value-type="float" office:value="117.421875" calcext:value-type="float">
            <text:p>117,421875</text:p>
          </table:table-cell>
          <table:table-cell table:formula="of:=[.FM3]*360/512" office:value-type="float" office:value="118.125" calcext:value-type="float">
            <text:p>118,125</text:p>
          </table:table-cell>
          <table:table-cell table:formula="of:=[.FN3]*360/512" office:value-type="float" office:value="118.828125" calcext:value-type="float">
            <text:p>118,828125</text:p>
          </table:table-cell>
          <table:table-cell table:formula="of:=[.FO3]*360/512" office:value-type="float" office:value="119.53125" calcext:value-type="float">
            <text:p>119,53125</text:p>
          </table:table-cell>
          <table:table-cell table:formula="of:=[.FP3]*360/512" office:value-type="float" office:value="120.234375" calcext:value-type="float">
            <text:p>120,234375</text:p>
          </table:table-cell>
          <table:table-cell table:formula="of:=[.FQ3]*360/512" office:value-type="float" office:value="120.9375" calcext:value-type="float">
            <text:p>120,9375</text:p>
          </table:table-cell>
          <table:table-cell table:formula="of:=[.FR3]*360/512" office:value-type="float" office:value="121.640625" calcext:value-type="float">
            <text:p>121,640625</text:p>
          </table:table-cell>
          <table:table-cell table:formula="of:=[.FS3]*360/512" office:value-type="float" office:value="122.34375" calcext:value-type="float">
            <text:p>122,34375</text:p>
          </table:table-cell>
          <table:table-cell table:formula="of:=[.FT3]*360/512" office:value-type="float" office:value="123.046875" calcext:value-type="float">
            <text:p>123,046875</text:p>
          </table:table-cell>
          <table:table-cell table:formula="of:=[.FU3]*360/512" office:value-type="float" office:value="123.75" calcext:value-type="float">
            <text:p>123,75</text:p>
          </table:table-cell>
          <table:table-cell table:formula="of:=[.FV3]*360/512" office:value-type="float" office:value="124.453125" calcext:value-type="float">
            <text:p>124,453125</text:p>
          </table:table-cell>
          <table:table-cell table:formula="of:=[.FW3]*360/512" office:value-type="float" office:value="125.15625" calcext:value-type="float">
            <text:p>125,15625</text:p>
          </table:table-cell>
          <table:table-cell table:formula="of:=[.FX3]*360/512" office:value-type="float" office:value="125.859375" calcext:value-type="float">
            <text:p>125,859375</text:p>
          </table:table-cell>
          <table:table-cell table:formula="of:=[.FY3]*360/512" office:value-type="float" office:value="126.5625" calcext:value-type="float">
            <text:p>126,5625</text:p>
          </table:table-cell>
          <table:table-cell table:formula="of:=[.FZ3]*360/512" office:value-type="float" office:value="127.265625" calcext:value-type="float">
            <text:p>127,265625</text:p>
          </table:table-cell>
          <table:table-cell table:formula="of:=[.GA3]*360/512" office:value-type="float" office:value="127.96875" calcext:value-type="float">
            <text:p>127,96875</text:p>
          </table:table-cell>
          <table:table-cell table:formula="of:=[.GB3]*360/512" office:value-type="float" office:value="128.671875" calcext:value-type="float">
            <text:p>128,671875</text:p>
          </table:table-cell>
          <table:table-cell table:formula="of:=[.GC3]*360/512" office:value-type="float" office:value="129.375" calcext:value-type="float">
            <text:p>129,375</text:p>
          </table:table-cell>
          <table:table-cell table:formula="of:=[.GD3]*360/512" office:value-type="float" office:value="130.078125" calcext:value-type="float">
            <text:p>130,078125</text:p>
          </table:table-cell>
          <table:table-cell table:formula="of:=[.GE3]*360/512" office:value-type="float" office:value="130.78125" calcext:value-type="float">
            <text:p>130,78125</text:p>
          </table:table-cell>
          <table:table-cell table:formula="of:=[.GF3]*360/512" office:value-type="float" office:value="131.484375" calcext:value-type="float">
            <text:p>131,484375</text:p>
          </table:table-cell>
          <table:table-cell table:formula="of:=[.GG3]*360/512" office:value-type="float" office:value="132.1875" calcext:value-type="float">
            <text:p>132,1875</text:p>
          </table:table-cell>
          <table:table-cell table:formula="of:=[.GH3]*360/512" office:value-type="float" office:value="132.890625" calcext:value-type="float">
            <text:p>132,890625</text:p>
          </table:table-cell>
          <table:table-cell table:formula="of:=[.GI3]*360/512" office:value-type="float" office:value="133.59375" calcext:value-type="float">
            <text:p>133,59375</text:p>
          </table:table-cell>
          <table:table-cell table:formula="of:=[.GJ3]*360/512" office:value-type="float" office:value="134.296875" calcext:value-type="float">
            <text:p>134,296875</text:p>
          </table:table-cell>
          <table:table-cell table:formula="of:=[.GK3]*360/512" office:value-type="float" office:value="135" calcext:value-type="float">
            <text:p>135</text:p>
          </table:table-cell>
          <table:table-cell table:formula="of:=[.GL3]*360/512" office:value-type="float" office:value="135.703125" calcext:value-type="float">
            <text:p>135,703125</text:p>
          </table:table-cell>
          <table:table-cell table:formula="of:=[.GM3]*360/512" office:value-type="float" office:value="136.40625" calcext:value-type="float">
            <text:p>136,40625</text:p>
          </table:table-cell>
          <table:table-cell table:formula="of:=[.GN3]*360/512" office:value-type="float" office:value="137.109375" calcext:value-type="float">
            <text:p>137,109375</text:p>
          </table:table-cell>
          <table:table-cell table:formula="of:=[.GO3]*360/512" office:value-type="float" office:value="137.8125" calcext:value-type="float">
            <text:p>137,8125</text:p>
          </table:table-cell>
          <table:table-cell table:formula="of:=[.GP3]*360/512" office:value-type="float" office:value="138.515625" calcext:value-type="float">
            <text:p>138,515625</text:p>
          </table:table-cell>
          <table:table-cell table:formula="of:=[.GQ3]*360/512" office:value-type="float" office:value="139.21875" calcext:value-type="float">
            <text:p>139,21875</text:p>
          </table:table-cell>
          <table:table-cell table:formula="of:=[.GR3]*360/512" office:value-type="float" office:value="139.921875" calcext:value-type="float">
            <text:p>139,921875</text:p>
          </table:table-cell>
          <table:table-cell table:formula="of:=[.GS3]*360/512" office:value-type="float" office:value="140.625" calcext:value-type="float">
            <text:p>140,625</text:p>
          </table:table-cell>
          <table:table-cell table:formula="of:=[.GT3]*360/512" office:value-type="float" office:value="141.328125" calcext:value-type="float">
            <text:p>141,328125</text:p>
          </table:table-cell>
          <table:table-cell table:formula="of:=[.GU3]*360/512" office:value-type="float" office:value="142.03125" calcext:value-type="float">
            <text:p>142,03125</text:p>
          </table:table-cell>
          <table:table-cell table:formula="of:=[.GV3]*360/512" office:value-type="float" office:value="142.734375" calcext:value-type="float">
            <text:p>142,734375</text:p>
          </table:table-cell>
          <table:table-cell table:formula="of:=[.GW3]*360/512" office:value-type="float" office:value="143.4375" calcext:value-type="float">
            <text:p>143,4375</text:p>
          </table:table-cell>
          <table:table-cell table:formula="of:=[.GX3]*360/512" office:value-type="float" office:value="144.140625" calcext:value-type="float">
            <text:p>144,140625</text:p>
          </table:table-cell>
          <table:table-cell table:formula="of:=[.GY3]*360/512" office:value-type="float" office:value="144.84375" calcext:value-type="float">
            <text:p>144,84375</text:p>
          </table:table-cell>
          <table:table-cell table:formula="of:=[.GZ3]*360/512" office:value-type="float" office:value="145.546875" calcext:value-type="float">
            <text:p>145,546875</text:p>
          </table:table-cell>
          <table:table-cell table:formula="of:=[.HA3]*360/512" office:value-type="float" office:value="146.25" calcext:value-type="float">
            <text:p>146,25</text:p>
          </table:table-cell>
          <table:table-cell table:formula="of:=[.HB3]*360/512" office:value-type="float" office:value="146.953125" calcext:value-type="float">
            <text:p>146,953125</text:p>
          </table:table-cell>
          <table:table-cell table:formula="of:=[.HC3]*360/512" office:value-type="float" office:value="147.65625" calcext:value-type="float">
            <text:p>147,65625</text:p>
          </table:table-cell>
          <table:table-cell table:formula="of:=[.HD3]*360/512" office:value-type="float" office:value="148.359375" calcext:value-type="float">
            <text:p>148,359375</text:p>
          </table:table-cell>
          <table:table-cell table:formula="of:=[.HE3]*360/512" office:value-type="float" office:value="149.0625" calcext:value-type="float">
            <text:p>149,0625</text:p>
          </table:table-cell>
          <table:table-cell table:formula="of:=[.HF3]*360/512" office:value-type="float" office:value="149.765625" calcext:value-type="float">
            <text:p>149,765625</text:p>
          </table:table-cell>
          <table:table-cell table:formula="of:=[.HG3]*360/512" office:value-type="float" office:value="150.46875" calcext:value-type="float">
            <text:p>150,46875</text:p>
          </table:table-cell>
          <table:table-cell table:formula="of:=[.HH3]*360/512" office:value-type="float" office:value="151.171875" calcext:value-type="float">
            <text:p>151,171875</text:p>
          </table:table-cell>
          <table:table-cell table:formula="of:=[.HI3]*360/512" office:value-type="float" office:value="151.875" calcext:value-type="float">
            <text:p>151,875</text:p>
          </table:table-cell>
          <table:table-cell table:formula="of:=[.HJ3]*360/512" office:value-type="float" office:value="152.578125" calcext:value-type="float">
            <text:p>152,578125</text:p>
          </table:table-cell>
          <table:table-cell table:formula="of:=[.HK3]*360/512" office:value-type="float" office:value="153.28125" calcext:value-type="float">
            <text:p>153,28125</text:p>
          </table:table-cell>
          <table:table-cell table:formula="of:=[.HL3]*360/512" office:value-type="float" office:value="153.984375" calcext:value-type="float">
            <text:p>153,984375</text:p>
          </table:table-cell>
          <table:table-cell table:formula="of:=[.HM3]*360/512" office:value-type="float" office:value="154.6875" calcext:value-type="float">
            <text:p>154,6875</text:p>
          </table:table-cell>
          <table:table-cell table:formula="of:=[.HN3]*360/512" office:value-type="float" office:value="155.390625" calcext:value-type="float">
            <text:p>155,390625</text:p>
          </table:table-cell>
          <table:table-cell table:formula="of:=[.HO3]*360/512" office:value-type="float" office:value="156.09375" calcext:value-type="float">
            <text:p>156,09375</text:p>
          </table:table-cell>
          <table:table-cell table:formula="of:=[.HP3]*360/512" office:value-type="float" office:value="156.796875" calcext:value-type="float">
            <text:p>156,796875</text:p>
          </table:table-cell>
          <table:table-cell table:formula="of:=[.HQ3]*360/512" office:value-type="float" office:value="157.5" calcext:value-type="float">
            <text:p>157,5</text:p>
          </table:table-cell>
          <table:table-cell table:formula="of:=[.HR3]*360/512" office:value-type="float" office:value="158.203125" calcext:value-type="float">
            <text:p>158,203125</text:p>
          </table:table-cell>
          <table:table-cell table:formula="of:=[.HS3]*360/512" office:value-type="float" office:value="158.90625" calcext:value-type="float">
            <text:p>158,90625</text:p>
          </table:table-cell>
          <table:table-cell table:formula="of:=[.HT3]*360/512" office:value-type="float" office:value="159.609375" calcext:value-type="float">
            <text:p>159,609375</text:p>
          </table:table-cell>
          <table:table-cell table:formula="of:=[.HU3]*360/512" office:value-type="float" office:value="160.3125" calcext:value-type="float">
            <text:p>160,3125</text:p>
          </table:table-cell>
          <table:table-cell table:formula="of:=[.HV3]*360/512" office:value-type="float" office:value="161.015625" calcext:value-type="float">
            <text:p>161,015625</text:p>
          </table:table-cell>
          <table:table-cell table:formula="of:=[.HW3]*360/512" office:value-type="float" office:value="161.71875" calcext:value-type="float">
            <text:p>161,71875</text:p>
          </table:table-cell>
          <table:table-cell table:formula="of:=[.HX3]*360/512" office:value-type="float" office:value="162.421875" calcext:value-type="float">
            <text:p>162,421875</text:p>
          </table:table-cell>
          <table:table-cell table:formula="of:=[.HY3]*360/512" office:value-type="float" office:value="163.125" calcext:value-type="float">
            <text:p>163,125</text:p>
          </table:table-cell>
          <table:table-cell table:formula="of:=[.HZ3]*360/512" office:value-type="float" office:value="163.828125" calcext:value-type="float">
            <text:p>163,828125</text:p>
          </table:table-cell>
          <table:table-cell table:formula="of:=[.IA3]*360/512" office:value-type="float" office:value="164.53125" calcext:value-type="float">
            <text:p>164,53125</text:p>
          </table:table-cell>
          <table:table-cell table:formula="of:=[.IB3]*360/512" office:value-type="float" office:value="165.234375" calcext:value-type="float">
            <text:p>165,234375</text:p>
          </table:table-cell>
          <table:table-cell table:formula="of:=[.IC3]*360/512" office:value-type="float" office:value="165.9375" calcext:value-type="float">
            <text:p>165,9375</text:p>
          </table:table-cell>
          <table:table-cell table:formula="of:=[.ID3]*360/512" office:value-type="float" office:value="166.640625" calcext:value-type="float">
            <text:p>166,640625</text:p>
          </table:table-cell>
          <table:table-cell table:formula="of:=[.IE3]*360/512" office:value-type="float" office:value="167.34375" calcext:value-type="float">
            <text:p>167,34375</text:p>
          </table:table-cell>
          <table:table-cell table:formula="of:=[.IF3]*360/512" office:value-type="float" office:value="168.046875" calcext:value-type="float">
            <text:p>168,046875</text:p>
          </table:table-cell>
          <table:table-cell table:formula="of:=[.IG3]*360/512" office:value-type="float" office:value="168.75" calcext:value-type="float">
            <text:p>168,75</text:p>
          </table:table-cell>
          <table:table-cell table:formula="of:=[.IH3]*360/512" office:value-type="float" office:value="169.453125" calcext:value-type="float">
            <text:p>169,453125</text:p>
          </table:table-cell>
          <table:table-cell table:formula="of:=[.II3]*360/512" office:value-type="float" office:value="170.15625" calcext:value-type="float">
            <text:p>170,15625</text:p>
          </table:table-cell>
          <table:table-cell table:formula="of:=[.IJ3]*360/512" office:value-type="float" office:value="170.859375" calcext:value-type="float">
            <text:p>170,859375</text:p>
          </table:table-cell>
          <table:table-cell table:formula="of:=[.IK3]*360/512" office:value-type="float" office:value="171.5625" calcext:value-type="float">
            <text:p>171,5625</text:p>
          </table:table-cell>
          <table:table-cell table:formula="of:=[.IL3]*360/512" office:value-type="float" office:value="172.265625" calcext:value-type="float">
            <text:p>172,265625</text:p>
          </table:table-cell>
          <table:table-cell table:formula="of:=[.IM3]*360/512" office:value-type="float" office:value="172.96875" calcext:value-type="float">
            <text:p>172,96875</text:p>
          </table:table-cell>
          <table:table-cell table:formula="of:=[.IN3]*360/512" office:value-type="float" office:value="173.671875" calcext:value-type="float">
            <text:p>173,671875</text:p>
          </table:table-cell>
          <table:table-cell table:formula="of:=[.IO3]*360/512" office:value-type="float" office:value="174.375" calcext:value-type="float">
            <text:p>174,375</text:p>
          </table:table-cell>
          <table:table-cell table:formula="of:=[.IP3]*360/512" office:value-type="float" office:value="175.078125" calcext:value-type="float">
            <text:p>175,078125</text:p>
          </table:table-cell>
          <table:table-cell table:formula="of:=[.IQ3]*360/512" office:value-type="float" office:value="175.78125" calcext:value-type="float">
            <text:p>175,78125</text:p>
          </table:table-cell>
          <table:table-cell table:formula="of:=[.IR3]*360/512" office:value-type="float" office:value="176.484375" calcext:value-type="float">
            <text:p>176,484375</text:p>
          </table:table-cell>
          <table:table-cell table:formula="of:=[.IS3]*360/512" office:value-type="float" office:value="177.1875" calcext:value-type="float">
            <text:p>177,1875</text:p>
          </table:table-cell>
          <table:table-cell table:formula="of:=[.IT3]*360/512" office:value-type="float" office:value="177.890625" calcext:value-type="float">
            <text:p>177,890625</text:p>
          </table:table-cell>
          <table:table-cell table:formula="of:=[.IU3]*360/512" office:value-type="float" office:value="178.59375" calcext:value-type="float">
            <text:p>178,59375</text:p>
          </table:table-cell>
          <table:table-cell table:formula="of:=[.IV3]*360/512" office:value-type="float" office:value="179.296875" calcext:value-type="float">
            <text:p>179,296875</text:p>
          </table:table-cell>
          <table:table-cell table:formula="of:=[.IW3]*360/512" office:value-type="float" office:value="180" calcext:value-type="float">
            <text:p>180</text:p>
          </table:table-cell>
          <table:table-cell table:formula="of:=[.IX3]*360/512" office:value-type="float" office:value="180.703125" calcext:value-type="float">
            <text:p>180,703125</text:p>
          </table:table-cell>
          <table:table-cell table:formula="of:=[.IY3]*360/512" office:value-type="float" office:value="181.40625" calcext:value-type="float">
            <text:p>181,40625</text:p>
          </table:table-cell>
          <table:table-cell table:formula="of:=[.IZ3]*360/512" office:value-type="float" office:value="182.109375" calcext:value-type="float">
            <text:p>182,109375</text:p>
          </table:table-cell>
          <table:table-cell table:formula="of:=[.JA3]*360/512" office:value-type="float" office:value="182.8125" calcext:value-type="float">
            <text:p>182,8125</text:p>
          </table:table-cell>
          <table:table-cell table:formula="of:=[.JB3]*360/512" office:value-type="float" office:value="183.515625" calcext:value-type="float">
            <text:p>183,515625</text:p>
          </table:table-cell>
          <table:table-cell table:formula="of:=[.JC3]*360/512" office:value-type="float" office:value="184.21875" calcext:value-type="float">
            <text:p>184,21875</text:p>
          </table:table-cell>
          <table:table-cell table:formula="of:=[.JD3]*360/512" office:value-type="float" office:value="184.921875" calcext:value-type="float">
            <text:p>184,921875</text:p>
          </table:table-cell>
          <table:table-cell table:formula="of:=[.JE3]*360/512" office:value-type="float" office:value="185.625" calcext:value-type="float">
            <text:p>185,625</text:p>
          </table:table-cell>
          <table:table-cell table:formula="of:=[.JF3]*360/512" office:value-type="float" office:value="186.328125" calcext:value-type="float">
            <text:p>186,328125</text:p>
          </table:table-cell>
          <table:table-cell table:formula="of:=[.JG3]*360/512" office:value-type="float" office:value="187.03125" calcext:value-type="float">
            <text:p>187,03125</text:p>
          </table:table-cell>
          <table:table-cell table:formula="of:=[.JH3]*360/512" office:value-type="float" office:value="187.734375" calcext:value-type="float">
            <text:p>187,734375</text:p>
          </table:table-cell>
          <table:table-cell table:formula="of:=[.JI3]*360/512" office:value-type="float" office:value="188.4375" calcext:value-type="float">
            <text:p>188,4375</text:p>
          </table:table-cell>
          <table:table-cell table:formula="of:=[.JJ3]*360/512" office:value-type="float" office:value="189.140625" calcext:value-type="float">
            <text:p>189,140625</text:p>
          </table:table-cell>
          <table:table-cell table:formula="of:=[.JK3]*360/512" office:value-type="float" office:value="189.84375" calcext:value-type="float">
            <text:p>189,84375</text:p>
          </table:table-cell>
          <table:table-cell table:formula="of:=[.JL3]*360/512" office:value-type="float" office:value="190.546875" calcext:value-type="float">
            <text:p>190,546875</text:p>
          </table:table-cell>
          <table:table-cell table:formula="of:=[.JM3]*360/512" office:value-type="float" office:value="191.25" calcext:value-type="float">
            <text:p>191,25</text:p>
          </table:table-cell>
          <table:table-cell table:formula="of:=[.JN3]*360/512" office:value-type="float" office:value="191.953125" calcext:value-type="float">
            <text:p>191,953125</text:p>
          </table:table-cell>
          <table:table-cell table:formula="of:=[.JO3]*360/512" office:value-type="float" office:value="192.65625" calcext:value-type="float">
            <text:p>192,65625</text:p>
          </table:table-cell>
          <table:table-cell table:formula="of:=[.JP3]*360/512" office:value-type="float" office:value="193.359375" calcext:value-type="float">
            <text:p>193,359375</text:p>
          </table:table-cell>
          <table:table-cell table:formula="of:=[.JQ3]*360/512" office:value-type="float" office:value="194.0625" calcext:value-type="float">
            <text:p>194,0625</text:p>
          </table:table-cell>
          <table:table-cell table:formula="of:=[.JR3]*360/512" office:value-type="float" office:value="194.765625" calcext:value-type="float">
            <text:p>194,765625</text:p>
          </table:table-cell>
          <table:table-cell table:formula="of:=[.JS3]*360/512" office:value-type="float" office:value="195.46875" calcext:value-type="float">
            <text:p>195,46875</text:p>
          </table:table-cell>
          <table:table-cell table:formula="of:=[.JT3]*360/512" office:value-type="float" office:value="196.171875" calcext:value-type="float">
            <text:p>196,171875</text:p>
          </table:table-cell>
          <table:table-cell table:formula="of:=[.JU3]*360/512" office:value-type="float" office:value="196.875" calcext:value-type="float">
            <text:p>196,875</text:p>
          </table:table-cell>
          <table:table-cell table:formula="of:=[.JV3]*360/512" office:value-type="float" office:value="197.578125" calcext:value-type="float">
            <text:p>197,578125</text:p>
          </table:table-cell>
          <table:table-cell table:formula="of:=[.JW3]*360/512" office:value-type="float" office:value="198.28125" calcext:value-type="float">
            <text:p>198,28125</text:p>
          </table:table-cell>
          <table:table-cell table:formula="of:=[.JX3]*360/512" office:value-type="float" office:value="198.984375" calcext:value-type="float">
            <text:p>198,984375</text:p>
          </table:table-cell>
          <table:table-cell table:formula="of:=[.JY3]*360/512" office:value-type="float" office:value="199.6875" calcext:value-type="float">
            <text:p>199,6875</text:p>
          </table:table-cell>
          <table:table-cell table:formula="of:=[.JZ3]*360/512" office:value-type="float" office:value="200.390625" calcext:value-type="float">
            <text:p>200,390625</text:p>
          </table:table-cell>
          <table:table-cell table:formula="of:=[.KA3]*360/512" office:value-type="float" office:value="201.09375" calcext:value-type="float">
            <text:p>201,09375</text:p>
          </table:table-cell>
          <table:table-cell table:formula="of:=[.KB3]*360/512" office:value-type="float" office:value="201.796875" calcext:value-type="float">
            <text:p>201,796875</text:p>
          </table:table-cell>
          <table:table-cell table:formula="of:=[.KC3]*360/512" office:value-type="float" office:value="202.5" calcext:value-type="float">
            <text:p>202,5</text:p>
          </table:table-cell>
          <table:table-cell table:formula="of:=[.KD3]*360/512" office:value-type="float" office:value="203.203125" calcext:value-type="float">
            <text:p>203,203125</text:p>
          </table:table-cell>
          <table:table-cell table:formula="of:=[.KE3]*360/512" office:value-type="float" office:value="203.90625" calcext:value-type="float">
            <text:p>203,90625</text:p>
          </table:table-cell>
          <table:table-cell table:formula="of:=[.KF3]*360/512" office:value-type="float" office:value="204.609375" calcext:value-type="float">
            <text:p>204,609375</text:p>
          </table:table-cell>
          <table:table-cell table:formula="of:=[.KG3]*360/512" office:value-type="float" office:value="205.3125" calcext:value-type="float">
            <text:p>205,3125</text:p>
          </table:table-cell>
          <table:table-cell table:formula="of:=[.KH3]*360/512" office:value-type="float" office:value="206.015625" calcext:value-type="float">
            <text:p>206,015625</text:p>
          </table:table-cell>
          <table:table-cell table:formula="of:=[.KI3]*360/512" office:value-type="float" office:value="206.71875" calcext:value-type="float">
            <text:p>206,71875</text:p>
          </table:table-cell>
          <table:table-cell table:formula="of:=[.KJ3]*360/512" office:value-type="float" office:value="207.421875" calcext:value-type="float">
            <text:p>207,421875</text:p>
          </table:table-cell>
          <table:table-cell table:formula="of:=[.KK3]*360/512" office:value-type="float" office:value="208.125" calcext:value-type="float">
            <text:p>208,125</text:p>
          </table:table-cell>
          <table:table-cell table:formula="of:=[.KL3]*360/512" office:value-type="float" office:value="208.828125" calcext:value-type="float">
            <text:p>208,828125</text:p>
          </table:table-cell>
          <table:table-cell table:formula="of:=[.KM3]*360/512" office:value-type="float" office:value="209.53125" calcext:value-type="float">
            <text:p>209,53125</text:p>
          </table:table-cell>
          <table:table-cell table:formula="of:=[.KN3]*360/512" office:value-type="float" office:value="210.234375" calcext:value-type="float">
            <text:p>210,234375</text:p>
          </table:table-cell>
          <table:table-cell table:formula="of:=[.KO3]*360/512" office:value-type="float" office:value="210.9375" calcext:value-type="float">
            <text:p>210,9375</text:p>
          </table:table-cell>
          <table:table-cell table:formula="of:=[.KP3]*360/512" office:value-type="float" office:value="211.640625" calcext:value-type="float">
            <text:p>211,640625</text:p>
          </table:table-cell>
          <table:table-cell table:formula="of:=[.KQ3]*360/512" office:value-type="float" office:value="212.34375" calcext:value-type="float">
            <text:p>212,34375</text:p>
          </table:table-cell>
          <table:table-cell table:formula="of:=[.KR3]*360/512" office:value-type="float" office:value="213.046875" calcext:value-type="float">
            <text:p>213,046875</text:p>
          </table:table-cell>
          <table:table-cell table:formula="of:=[.KS3]*360/512" office:value-type="float" office:value="213.75" calcext:value-type="float">
            <text:p>213,75</text:p>
          </table:table-cell>
          <table:table-cell table:formula="of:=[.KT3]*360/512" office:value-type="float" office:value="214.453125" calcext:value-type="float">
            <text:p>214,453125</text:p>
          </table:table-cell>
          <table:table-cell table:formula="of:=[.KU3]*360/512" office:value-type="float" office:value="215.15625" calcext:value-type="float">
            <text:p>215,15625</text:p>
          </table:table-cell>
          <table:table-cell table:formula="of:=[.KV3]*360/512" office:value-type="float" office:value="215.859375" calcext:value-type="float">
            <text:p>215,859375</text:p>
          </table:table-cell>
          <table:table-cell table:formula="of:=[.KW3]*360/512" office:value-type="float" office:value="216.5625" calcext:value-type="float">
            <text:p>216,5625</text:p>
          </table:table-cell>
          <table:table-cell table:formula="of:=[.KX3]*360/512" office:value-type="float" office:value="217.265625" calcext:value-type="float">
            <text:p>217,265625</text:p>
          </table:table-cell>
          <table:table-cell table:formula="of:=[.KY3]*360/512" office:value-type="float" office:value="217.96875" calcext:value-type="float">
            <text:p>217,96875</text:p>
          </table:table-cell>
          <table:table-cell table:formula="of:=[.KZ3]*360/512" office:value-type="float" office:value="218.671875" calcext:value-type="float">
            <text:p>218,671875</text:p>
          </table:table-cell>
          <table:table-cell table:formula="of:=[.LA3]*360/512" office:value-type="float" office:value="219.375" calcext:value-type="float">
            <text:p>219,375</text:p>
          </table:table-cell>
          <table:table-cell table:formula="of:=[.LB3]*360/512" office:value-type="float" office:value="220.078125" calcext:value-type="float">
            <text:p>220,078125</text:p>
          </table:table-cell>
          <table:table-cell table:formula="of:=[.LC3]*360/512" office:value-type="float" office:value="220.78125" calcext:value-type="float">
            <text:p>220,78125</text:p>
          </table:table-cell>
          <table:table-cell table:formula="of:=[.LD3]*360/512" office:value-type="float" office:value="221.484375" calcext:value-type="float">
            <text:p>221,484375</text:p>
          </table:table-cell>
          <table:table-cell table:formula="of:=[.LE3]*360/512" office:value-type="float" office:value="222.1875" calcext:value-type="float">
            <text:p>222,1875</text:p>
          </table:table-cell>
          <table:table-cell table:formula="of:=[.LF3]*360/512" office:value-type="float" office:value="222.890625" calcext:value-type="float">
            <text:p>222,890625</text:p>
          </table:table-cell>
          <table:table-cell table:formula="of:=[.LG3]*360/512" office:value-type="float" office:value="223.59375" calcext:value-type="float">
            <text:p>223,59375</text:p>
          </table:table-cell>
          <table:table-cell table:formula="of:=[.LH3]*360/512" office:value-type="float" office:value="224.296875" calcext:value-type="float">
            <text:p>224,296875</text:p>
          </table:table-cell>
          <table:table-cell table:formula="of:=[.LI3]*360/512" office:value-type="float" office:value="225" calcext:value-type="float">
            <text:p>225</text:p>
          </table:table-cell>
          <table:table-cell table:formula="of:=[.LJ3]*360/512" office:value-type="float" office:value="225.703125" calcext:value-type="float">
            <text:p>225,703125</text:p>
          </table:table-cell>
          <table:table-cell table:formula="of:=[.LK3]*360/512" office:value-type="float" office:value="226.40625" calcext:value-type="float">
            <text:p>226,40625</text:p>
          </table:table-cell>
          <table:table-cell table:formula="of:=[.LL3]*360/512" office:value-type="float" office:value="227.109375" calcext:value-type="float">
            <text:p>227,109375</text:p>
          </table:table-cell>
          <table:table-cell table:formula="of:=[.LM3]*360/512" office:value-type="float" office:value="227.8125" calcext:value-type="float">
            <text:p>227,8125</text:p>
          </table:table-cell>
          <table:table-cell table:formula="of:=[.LN3]*360/512" office:value-type="float" office:value="228.515625" calcext:value-type="float">
            <text:p>228,515625</text:p>
          </table:table-cell>
          <table:table-cell table:formula="of:=[.LO3]*360/512" office:value-type="float" office:value="229.21875" calcext:value-type="float">
            <text:p>229,21875</text:p>
          </table:table-cell>
          <table:table-cell table:formula="of:=[.LP3]*360/512" office:value-type="float" office:value="229.921875" calcext:value-type="float">
            <text:p>229,921875</text:p>
          </table:table-cell>
          <table:table-cell table:formula="of:=[.LQ3]*360/512" office:value-type="float" office:value="230.625" calcext:value-type="float">
            <text:p>230,625</text:p>
          </table:table-cell>
          <table:table-cell table:formula="of:=[.LR3]*360/512" office:value-type="float" office:value="231.328125" calcext:value-type="float">
            <text:p>231,328125</text:p>
          </table:table-cell>
          <table:table-cell table:formula="of:=[.LS3]*360/512" office:value-type="float" office:value="232.03125" calcext:value-type="float">
            <text:p>232,03125</text:p>
          </table:table-cell>
          <table:table-cell table:formula="of:=[.LT3]*360/512" office:value-type="float" office:value="232.734375" calcext:value-type="float">
            <text:p>232,734375</text:p>
          </table:table-cell>
          <table:table-cell table:formula="of:=[.LU3]*360/512" office:value-type="float" office:value="233.4375" calcext:value-type="float">
            <text:p>233,4375</text:p>
          </table:table-cell>
          <table:table-cell table:formula="of:=[.LV3]*360/512" office:value-type="float" office:value="234.140625" calcext:value-type="float">
            <text:p>234,140625</text:p>
          </table:table-cell>
          <table:table-cell table:formula="of:=[.LW3]*360/512" office:value-type="float" office:value="234.84375" calcext:value-type="float">
            <text:p>234,84375</text:p>
          </table:table-cell>
          <table:table-cell table:formula="of:=[.LX3]*360/512" office:value-type="float" office:value="235.546875" calcext:value-type="float">
            <text:p>235,546875</text:p>
          </table:table-cell>
          <table:table-cell table:formula="of:=[.LY3]*360/512" office:value-type="float" office:value="236.25" calcext:value-type="float">
            <text:p>236,25</text:p>
          </table:table-cell>
          <table:table-cell table:formula="of:=[.LZ3]*360/512" office:value-type="float" office:value="236.953125" calcext:value-type="float">
            <text:p>236,953125</text:p>
          </table:table-cell>
          <table:table-cell table:formula="of:=[.MA3]*360/512" office:value-type="float" office:value="237.65625" calcext:value-type="float">
            <text:p>237,65625</text:p>
          </table:table-cell>
          <table:table-cell table:formula="of:=[.MB3]*360/512" office:value-type="float" office:value="238.359375" calcext:value-type="float">
            <text:p>238,359375</text:p>
          </table:table-cell>
          <table:table-cell table:formula="of:=[.MC3]*360/512" office:value-type="float" office:value="239.0625" calcext:value-type="float">
            <text:p>239,0625</text:p>
          </table:table-cell>
          <table:table-cell table:formula="of:=[.MD3]*360/512" office:value-type="float" office:value="239.765625" calcext:value-type="float">
            <text:p>239,765625</text:p>
          </table:table-cell>
          <table:table-cell table:formula="of:=[.ME3]*360/512" office:value-type="float" office:value="240.46875" calcext:value-type="float">
            <text:p>240,46875</text:p>
          </table:table-cell>
          <table:table-cell table:formula="of:=[.MF3]*360/512" office:value-type="float" office:value="241.171875" calcext:value-type="float">
            <text:p>241,171875</text:p>
          </table:table-cell>
          <table:table-cell table:formula="of:=[.MG3]*360/512" office:value-type="float" office:value="241.875" calcext:value-type="float">
            <text:p>241,875</text:p>
          </table:table-cell>
          <table:table-cell table:formula="of:=[.MH3]*360/512" office:value-type="float" office:value="242.578125" calcext:value-type="float">
            <text:p>242,578125</text:p>
          </table:table-cell>
          <table:table-cell table:formula="of:=[.MI3]*360/512" office:value-type="float" office:value="243.28125" calcext:value-type="float">
            <text:p>243,28125</text:p>
          </table:table-cell>
          <table:table-cell table:formula="of:=[.MJ3]*360/512" office:value-type="float" office:value="243.984375" calcext:value-type="float">
            <text:p>243,984375</text:p>
          </table:table-cell>
          <table:table-cell table:formula="of:=[.MK3]*360/512" office:value-type="float" office:value="244.6875" calcext:value-type="float">
            <text:p>244,6875</text:p>
          </table:table-cell>
          <table:table-cell table:formula="of:=[.ML3]*360/512" office:value-type="float" office:value="245.390625" calcext:value-type="float">
            <text:p>245,390625</text:p>
          </table:table-cell>
          <table:table-cell table:formula="of:=[.MM3]*360/512" office:value-type="float" office:value="246.09375" calcext:value-type="float">
            <text:p>246,09375</text:p>
          </table:table-cell>
          <table:table-cell table:formula="of:=[.MN3]*360/512" office:value-type="float" office:value="246.796875" calcext:value-type="float">
            <text:p>246,796875</text:p>
          </table:table-cell>
          <table:table-cell table:formula="of:=[.MO3]*360/512" office:value-type="float" office:value="247.5" calcext:value-type="float">
            <text:p>247,5</text:p>
          </table:table-cell>
          <table:table-cell table:formula="of:=[.MP3]*360/512" office:value-type="float" office:value="248.203125" calcext:value-type="float">
            <text:p>248,203125</text:p>
          </table:table-cell>
          <table:table-cell table:formula="of:=[.MQ3]*360/512" office:value-type="float" office:value="248.90625" calcext:value-type="float">
            <text:p>248,90625</text:p>
          </table:table-cell>
          <table:table-cell table:formula="of:=[.MR3]*360/512" office:value-type="float" office:value="249.609375" calcext:value-type="float">
            <text:p>249,609375</text:p>
          </table:table-cell>
          <table:table-cell table:formula="of:=[.MS3]*360/512" office:value-type="float" office:value="250.3125" calcext:value-type="float">
            <text:p>250,3125</text:p>
          </table:table-cell>
          <table:table-cell table:formula="of:=[.MT3]*360/512" office:value-type="float" office:value="251.015625" calcext:value-type="float">
            <text:p>251,015625</text:p>
          </table:table-cell>
          <table:table-cell table:formula="of:=[.MU3]*360/512" office:value-type="float" office:value="251.71875" calcext:value-type="float">
            <text:p>251,71875</text:p>
          </table:table-cell>
          <table:table-cell table:formula="of:=[.MV3]*360/512" office:value-type="float" office:value="252.421875" calcext:value-type="float">
            <text:p>252,421875</text:p>
          </table:table-cell>
          <table:table-cell table:formula="of:=[.MW3]*360/512" office:value-type="float" office:value="253.125" calcext:value-type="float">
            <text:p>253,125</text:p>
          </table:table-cell>
          <table:table-cell table:formula="of:=[.MX3]*360/512" office:value-type="float" office:value="253.828125" calcext:value-type="float">
            <text:p>253,828125</text:p>
          </table:table-cell>
          <table:table-cell table:formula="of:=[.MY3]*360/512" office:value-type="float" office:value="254.53125" calcext:value-type="float">
            <text:p>254,53125</text:p>
          </table:table-cell>
          <table:table-cell table:formula="of:=[.MZ3]*360/512" office:value-type="float" office:value="255.234375" calcext:value-type="float">
            <text:p>255,234375</text:p>
          </table:table-cell>
          <table:table-cell table:formula="of:=[.NA3]*360/512" office:value-type="float" office:value="255.9375" calcext:value-type="float">
            <text:p>255,9375</text:p>
          </table:table-cell>
          <table:table-cell table:formula="of:=[.NB3]*360/512" office:value-type="float" office:value="256.640625" calcext:value-type="float">
            <text:p>256,640625</text:p>
          </table:table-cell>
          <table:table-cell table:formula="of:=[.NC3]*360/512" office:value-type="float" office:value="257.34375" calcext:value-type="float">
            <text:p>257,34375</text:p>
          </table:table-cell>
          <table:table-cell table:formula="of:=[.ND3]*360/512" office:value-type="float" office:value="258.046875" calcext:value-type="float">
            <text:p>258,046875</text:p>
          </table:table-cell>
          <table:table-cell table:formula="of:=[.NE3]*360/512" office:value-type="float" office:value="258.75" calcext:value-type="float">
            <text:p>258,75</text:p>
          </table:table-cell>
          <table:table-cell table:formula="of:=[.NF3]*360/512" office:value-type="float" office:value="259.453125" calcext:value-type="float">
            <text:p>259,453125</text:p>
          </table:table-cell>
          <table:table-cell table:formula="of:=[.NG3]*360/512" office:value-type="float" office:value="260.15625" calcext:value-type="float">
            <text:p>260,15625</text:p>
          </table:table-cell>
          <table:table-cell table:formula="of:=[.NH3]*360/512" office:value-type="float" office:value="260.859375" calcext:value-type="float">
            <text:p>260,859375</text:p>
          </table:table-cell>
          <table:table-cell table:formula="of:=[.NI3]*360/512" office:value-type="float" office:value="261.5625" calcext:value-type="float">
            <text:p>261,5625</text:p>
          </table:table-cell>
          <table:table-cell table:formula="of:=[.NJ3]*360/512" office:value-type="float" office:value="262.265625" calcext:value-type="float">
            <text:p>262,265625</text:p>
          </table:table-cell>
          <table:table-cell table:formula="of:=[.NK3]*360/512" office:value-type="float" office:value="262.96875" calcext:value-type="float">
            <text:p>262,96875</text:p>
          </table:table-cell>
          <table:table-cell table:formula="of:=[.NL3]*360/512" office:value-type="float" office:value="263.671875" calcext:value-type="float">
            <text:p>263,671875</text:p>
          </table:table-cell>
          <table:table-cell table:formula="of:=[.NM3]*360/512" office:value-type="float" office:value="264.375" calcext:value-type="float">
            <text:p>264,375</text:p>
          </table:table-cell>
          <table:table-cell table:formula="of:=[.NN3]*360/512" office:value-type="float" office:value="265.078125" calcext:value-type="float">
            <text:p>265,078125</text:p>
          </table:table-cell>
          <table:table-cell table:formula="of:=[.NO3]*360/512" office:value-type="float" office:value="265.78125" calcext:value-type="float">
            <text:p>265,78125</text:p>
          </table:table-cell>
          <table:table-cell table:formula="of:=[.NP3]*360/512" office:value-type="float" office:value="266.484375" calcext:value-type="float">
            <text:p>266,484375</text:p>
          </table:table-cell>
          <table:table-cell table:formula="of:=[.NQ3]*360/512" office:value-type="float" office:value="267.1875" calcext:value-type="float">
            <text:p>267,1875</text:p>
          </table:table-cell>
          <table:table-cell table:formula="of:=[.NR3]*360/512" office:value-type="float" office:value="267.890625" calcext:value-type="float">
            <text:p>267,890625</text:p>
          </table:table-cell>
          <table:table-cell table:formula="of:=[.NS3]*360/512" office:value-type="float" office:value="268.59375" calcext:value-type="float">
            <text:p>268,59375</text:p>
          </table:table-cell>
          <table:table-cell table:formula="of:=[.NT3]*360/512" office:value-type="float" office:value="269.296875" calcext:value-type="float">
            <text:p>269,296875</text:p>
          </table:table-cell>
          <table:table-cell table:formula="of:=[.NU3]*360/512" office:value-type="float" office:value="270" calcext:value-type="float">
            <text:p>270</text:p>
          </table:table-cell>
          <table:table-cell table:formula="of:=[.NV3]*360/512" office:value-type="float" office:value="270.703125" calcext:value-type="float">
            <text:p>270,703125</text:p>
          </table:table-cell>
          <table:table-cell table:formula="of:=[.NW3]*360/512" office:value-type="float" office:value="271.40625" calcext:value-type="float">
            <text:p>271,40625</text:p>
          </table:table-cell>
          <table:table-cell table:formula="of:=[.NX3]*360/512" office:value-type="float" office:value="272.109375" calcext:value-type="float">
            <text:p>272,109375</text:p>
          </table:table-cell>
          <table:table-cell table:formula="of:=[.NY3]*360/512" office:value-type="float" office:value="272.8125" calcext:value-type="float">
            <text:p>272,8125</text:p>
          </table:table-cell>
          <table:table-cell table:formula="of:=[.NZ3]*360/512" office:value-type="float" office:value="273.515625" calcext:value-type="float">
            <text:p>273,515625</text:p>
          </table:table-cell>
          <table:table-cell table:formula="of:=[.OA3]*360/512" office:value-type="float" office:value="274.21875" calcext:value-type="float">
            <text:p>274,21875</text:p>
          </table:table-cell>
          <table:table-cell table:formula="of:=[.OB3]*360/512" office:value-type="float" office:value="274.921875" calcext:value-type="float">
            <text:p>274,921875</text:p>
          </table:table-cell>
          <table:table-cell table:formula="of:=[.OC3]*360/512" office:value-type="float" office:value="275.625" calcext:value-type="float">
            <text:p>275,625</text:p>
          </table:table-cell>
          <table:table-cell table:formula="of:=[.OD3]*360/512" office:value-type="float" office:value="276.328125" calcext:value-type="float">
            <text:p>276,328125</text:p>
          </table:table-cell>
          <table:table-cell table:formula="of:=[.OE3]*360/512" office:value-type="float" office:value="277.03125" calcext:value-type="float">
            <text:p>277,03125</text:p>
          </table:table-cell>
          <table:table-cell table:formula="of:=[.OF3]*360/512" office:value-type="float" office:value="277.734375" calcext:value-type="float">
            <text:p>277,734375</text:p>
          </table:table-cell>
          <table:table-cell table:formula="of:=[.OG3]*360/512" office:value-type="float" office:value="278.4375" calcext:value-type="float">
            <text:p>278,4375</text:p>
          </table:table-cell>
          <table:table-cell table:formula="of:=[.OH3]*360/512" office:value-type="float" office:value="279.140625" calcext:value-type="float">
            <text:p>279,140625</text:p>
          </table:table-cell>
          <table:table-cell table:formula="of:=[.OI3]*360/512" office:value-type="float" office:value="279.84375" calcext:value-type="float">
            <text:p>279,84375</text:p>
          </table:table-cell>
          <table:table-cell table:formula="of:=[.OJ3]*360/512" office:value-type="float" office:value="280.546875" calcext:value-type="float">
            <text:p>280,546875</text:p>
          </table:table-cell>
          <table:table-cell table:formula="of:=[.OK3]*360/512" office:value-type="float" office:value="281.25" calcext:value-type="float">
            <text:p>281,25</text:p>
          </table:table-cell>
          <table:table-cell table:formula="of:=[.OL3]*360/512" office:value-type="float" office:value="281.953125" calcext:value-type="float">
            <text:p>281,953125</text:p>
          </table:table-cell>
          <table:table-cell table:formula="of:=[.OM3]*360/512" office:value-type="float" office:value="282.65625" calcext:value-type="float">
            <text:p>282,65625</text:p>
          </table:table-cell>
          <table:table-cell table:formula="of:=[.ON3]*360/512" office:value-type="float" office:value="283.359375" calcext:value-type="float">
            <text:p>283,359375</text:p>
          </table:table-cell>
          <table:table-cell table:formula="of:=[.OO3]*360/512" office:value-type="float" office:value="284.0625" calcext:value-type="float">
            <text:p>284,0625</text:p>
          </table:table-cell>
          <table:table-cell table:formula="of:=[.OP3]*360/512" office:value-type="float" office:value="284.765625" calcext:value-type="float">
            <text:p>284,765625</text:p>
          </table:table-cell>
          <table:table-cell table:formula="of:=[.OQ3]*360/512" office:value-type="float" office:value="285.46875" calcext:value-type="float">
            <text:p>285,46875</text:p>
          </table:table-cell>
          <table:table-cell table:formula="of:=[.OR3]*360/512" office:value-type="float" office:value="286.171875" calcext:value-type="float">
            <text:p>286,171875</text:p>
          </table:table-cell>
          <table:table-cell table:formula="of:=[.OS3]*360/512" office:value-type="float" office:value="286.875" calcext:value-type="float">
            <text:p>286,875</text:p>
          </table:table-cell>
          <table:table-cell table:formula="of:=[.OT3]*360/512" office:value-type="float" office:value="287.578125" calcext:value-type="float">
            <text:p>287,578125</text:p>
          </table:table-cell>
          <table:table-cell table:formula="of:=[.OU3]*360/512" office:value-type="float" office:value="288.28125" calcext:value-type="float">
            <text:p>288,28125</text:p>
          </table:table-cell>
          <table:table-cell table:formula="of:=[.OV3]*360/512" office:value-type="float" office:value="288.984375" calcext:value-type="float">
            <text:p>288,984375</text:p>
          </table:table-cell>
          <table:table-cell table:formula="of:=[.OW3]*360/512" office:value-type="float" office:value="289.6875" calcext:value-type="float">
            <text:p>289,6875</text:p>
          </table:table-cell>
          <table:table-cell table:formula="of:=[.OX3]*360/512" office:value-type="float" office:value="290.390625" calcext:value-type="float">
            <text:p>290,390625</text:p>
          </table:table-cell>
          <table:table-cell table:formula="of:=[.OY3]*360/512" office:value-type="float" office:value="291.09375" calcext:value-type="float">
            <text:p>291,09375</text:p>
          </table:table-cell>
          <table:table-cell table:formula="of:=[.OZ3]*360/512" office:value-type="float" office:value="291.796875" calcext:value-type="float">
            <text:p>291,796875</text:p>
          </table:table-cell>
          <table:table-cell table:formula="of:=[.PA3]*360/512" office:value-type="float" office:value="292.5" calcext:value-type="float">
            <text:p>292,5</text:p>
          </table:table-cell>
          <table:table-cell table:formula="of:=[.PB3]*360/512" office:value-type="float" office:value="293.203125" calcext:value-type="float">
            <text:p>293,203125</text:p>
          </table:table-cell>
          <table:table-cell table:formula="of:=[.PC3]*360/512" office:value-type="float" office:value="293.90625" calcext:value-type="float">
            <text:p>293,90625</text:p>
          </table:table-cell>
          <table:table-cell table:formula="of:=[.PD3]*360/512" office:value-type="float" office:value="294.609375" calcext:value-type="float">
            <text:p>294,609375</text:p>
          </table:table-cell>
          <table:table-cell table:formula="of:=[.PE3]*360/512" office:value-type="float" office:value="295.3125" calcext:value-type="float">
            <text:p>295,3125</text:p>
          </table:table-cell>
          <table:table-cell table:formula="of:=[.PF3]*360/512" office:value-type="float" office:value="296.015625" calcext:value-type="float">
            <text:p>296,015625</text:p>
          </table:table-cell>
          <table:table-cell table:formula="of:=[.PG3]*360/512" office:value-type="float" office:value="296.71875" calcext:value-type="float">
            <text:p>296,71875</text:p>
          </table:table-cell>
          <table:table-cell table:formula="of:=[.PH3]*360/512" office:value-type="float" office:value="297.421875" calcext:value-type="float">
            <text:p>297,421875</text:p>
          </table:table-cell>
          <table:table-cell table:formula="of:=[.PI3]*360/512" office:value-type="float" office:value="298.125" calcext:value-type="float">
            <text:p>298,125</text:p>
          </table:table-cell>
          <table:table-cell table:formula="of:=[.PJ3]*360/512" office:value-type="float" office:value="298.828125" calcext:value-type="float">
            <text:p>298,828125</text:p>
          </table:table-cell>
          <table:table-cell table:formula="of:=[.PK3]*360/512" office:value-type="float" office:value="299.53125" calcext:value-type="float">
            <text:p>299,53125</text:p>
          </table:table-cell>
          <table:table-cell table:formula="of:=[.PL3]*360/512" office:value-type="float" office:value="300.234375" calcext:value-type="float">
            <text:p>300,234375</text:p>
          </table:table-cell>
          <table:table-cell table:formula="of:=[.PM3]*360/512" office:value-type="float" office:value="300.9375" calcext:value-type="float">
            <text:p>300,9375</text:p>
          </table:table-cell>
          <table:table-cell table:formula="of:=[.PN3]*360/512" office:value-type="float" office:value="301.640625" calcext:value-type="float">
            <text:p>301,640625</text:p>
          </table:table-cell>
          <table:table-cell table:formula="of:=[.PO3]*360/512" office:value-type="float" office:value="302.34375" calcext:value-type="float">
            <text:p>302,34375</text:p>
          </table:table-cell>
          <table:table-cell table:formula="of:=[.PP3]*360/512" office:value-type="float" office:value="303.046875" calcext:value-type="float">
            <text:p>303,046875</text:p>
          </table:table-cell>
          <table:table-cell table:formula="of:=[.PQ3]*360/512" office:value-type="float" office:value="303.75" calcext:value-type="float">
            <text:p>303,75</text:p>
          </table:table-cell>
          <table:table-cell table:formula="of:=[.PR3]*360/512" office:value-type="float" office:value="304.453125" calcext:value-type="float">
            <text:p>304,453125</text:p>
          </table:table-cell>
          <table:table-cell table:formula="of:=[.PS3]*360/512" office:value-type="float" office:value="305.15625" calcext:value-type="float">
            <text:p>305,15625</text:p>
          </table:table-cell>
          <table:table-cell table:formula="of:=[.PT3]*360/512" office:value-type="float" office:value="305.859375" calcext:value-type="float">
            <text:p>305,859375</text:p>
          </table:table-cell>
          <table:table-cell table:formula="of:=[.PU3]*360/512" office:value-type="float" office:value="306.5625" calcext:value-type="float">
            <text:p>306,5625</text:p>
          </table:table-cell>
          <table:table-cell table:formula="of:=[.PV3]*360/512" office:value-type="float" office:value="307.265625" calcext:value-type="float">
            <text:p>307,265625</text:p>
          </table:table-cell>
          <table:table-cell table:formula="of:=[.PW3]*360/512" office:value-type="float" office:value="307.96875" calcext:value-type="float">
            <text:p>307,96875</text:p>
          </table:table-cell>
          <table:table-cell table:formula="of:=[.PX3]*360/512" office:value-type="float" office:value="308.671875" calcext:value-type="float">
            <text:p>308,671875</text:p>
          </table:table-cell>
          <table:table-cell table:formula="of:=[.PY3]*360/512" office:value-type="float" office:value="309.375" calcext:value-type="float">
            <text:p>309,375</text:p>
          </table:table-cell>
          <table:table-cell table:formula="of:=[.PZ3]*360/512" office:value-type="float" office:value="310.078125" calcext:value-type="float">
            <text:p>310,078125</text:p>
          </table:table-cell>
          <table:table-cell table:formula="of:=[.QA3]*360/512" office:value-type="float" office:value="310.78125" calcext:value-type="float">
            <text:p>310,78125</text:p>
          </table:table-cell>
          <table:table-cell table:formula="of:=[.QB3]*360/512" office:value-type="float" office:value="311.484375" calcext:value-type="float">
            <text:p>311,484375</text:p>
          </table:table-cell>
          <table:table-cell table:formula="of:=[.QC3]*360/512" office:value-type="float" office:value="312.1875" calcext:value-type="float">
            <text:p>312,1875</text:p>
          </table:table-cell>
          <table:table-cell table:formula="of:=[.QD3]*360/512" office:value-type="float" office:value="312.890625" calcext:value-type="float">
            <text:p>312,890625</text:p>
          </table:table-cell>
          <table:table-cell table:formula="of:=[.QE3]*360/512" office:value-type="float" office:value="313.59375" calcext:value-type="float">
            <text:p>313,59375</text:p>
          </table:table-cell>
          <table:table-cell table:formula="of:=[.QF3]*360/512" office:value-type="float" office:value="314.296875" calcext:value-type="float">
            <text:p>314,296875</text:p>
          </table:table-cell>
          <table:table-cell table:formula="of:=[.QG3]*360/512" office:value-type="float" office:value="315" calcext:value-type="float">
            <text:p>315</text:p>
          </table:table-cell>
          <table:table-cell table:formula="of:=[.QH3]*360/512" office:value-type="float" office:value="315.703125" calcext:value-type="float">
            <text:p>315,703125</text:p>
          </table:table-cell>
          <table:table-cell table:formula="of:=[.QI3]*360/512" office:value-type="float" office:value="316.40625" calcext:value-type="float">
            <text:p>316,40625</text:p>
          </table:table-cell>
          <table:table-cell table:formula="of:=[.QJ3]*360/512" office:value-type="float" office:value="317.109375" calcext:value-type="float">
            <text:p>317,109375</text:p>
          </table:table-cell>
          <table:table-cell table:formula="of:=[.QK3]*360/512" office:value-type="float" office:value="317.8125" calcext:value-type="float">
            <text:p>317,8125</text:p>
          </table:table-cell>
          <table:table-cell table:formula="of:=[.QL3]*360/512" office:value-type="float" office:value="318.515625" calcext:value-type="float">
            <text:p>318,515625</text:p>
          </table:table-cell>
          <table:table-cell table:formula="of:=[.QM3]*360/512" office:value-type="float" office:value="319.21875" calcext:value-type="float">
            <text:p>319,21875</text:p>
          </table:table-cell>
          <table:table-cell table:formula="of:=[.QN3]*360/512" office:value-type="float" office:value="319.921875" calcext:value-type="float">
            <text:p>319,921875</text:p>
          </table:table-cell>
          <table:table-cell table:formula="of:=[.QO3]*360/512" office:value-type="float" office:value="320.625" calcext:value-type="float">
            <text:p>320,625</text:p>
          </table:table-cell>
          <table:table-cell table:formula="of:=[.QP3]*360/512" office:value-type="float" office:value="321.328125" calcext:value-type="float">
            <text:p>321,328125</text:p>
          </table:table-cell>
          <table:table-cell table:formula="of:=[.QQ3]*360/512" office:value-type="float" office:value="322.03125" calcext:value-type="float">
            <text:p>322,03125</text:p>
          </table:table-cell>
          <table:table-cell table:formula="of:=[.QR3]*360/512" office:value-type="float" office:value="322.734375" calcext:value-type="float">
            <text:p>322,734375</text:p>
          </table:table-cell>
          <table:table-cell table:formula="of:=[.QS3]*360/512" office:value-type="float" office:value="323.4375" calcext:value-type="float">
            <text:p>323,4375</text:p>
          </table:table-cell>
          <table:table-cell table:formula="of:=[.QT3]*360/512" office:value-type="float" office:value="324.140625" calcext:value-type="float">
            <text:p>324,140625</text:p>
          </table:table-cell>
          <table:table-cell table:formula="of:=[.QU3]*360/512" office:value-type="float" office:value="324.84375" calcext:value-type="float">
            <text:p>324,84375</text:p>
          </table:table-cell>
          <table:table-cell table:formula="of:=[.QV3]*360/512" office:value-type="float" office:value="325.546875" calcext:value-type="float">
            <text:p>325,546875</text:p>
          </table:table-cell>
          <table:table-cell table:formula="of:=[.QW3]*360/512" office:value-type="float" office:value="326.25" calcext:value-type="float">
            <text:p>326,25</text:p>
          </table:table-cell>
          <table:table-cell table:formula="of:=[.QX3]*360/512" office:value-type="float" office:value="326.953125" calcext:value-type="float">
            <text:p>326,953125</text:p>
          </table:table-cell>
          <table:table-cell table:formula="of:=[.QY3]*360/512" office:value-type="float" office:value="327.65625" calcext:value-type="float">
            <text:p>327,65625</text:p>
          </table:table-cell>
          <table:table-cell table:formula="of:=[.QZ3]*360/512" office:value-type="float" office:value="328.359375" calcext:value-type="float">
            <text:p>328,359375</text:p>
          </table:table-cell>
          <table:table-cell table:formula="of:=[.RA3]*360/512" office:value-type="float" office:value="329.0625" calcext:value-type="float">
            <text:p>329,0625</text:p>
          </table:table-cell>
          <table:table-cell table:formula="of:=[.RB3]*360/512" office:value-type="float" office:value="329.765625" calcext:value-type="float">
            <text:p>329,765625</text:p>
          </table:table-cell>
          <table:table-cell table:formula="of:=[.RC3]*360/512" office:value-type="float" office:value="330.46875" calcext:value-type="float">
            <text:p>330,46875</text:p>
          </table:table-cell>
          <table:table-cell table:formula="of:=[.RD3]*360/512" office:value-type="float" office:value="331.171875" calcext:value-type="float">
            <text:p>331,171875</text:p>
          </table:table-cell>
          <table:table-cell table:formula="of:=[.RE3]*360/512" office:value-type="float" office:value="331.875" calcext:value-type="float">
            <text:p>331,875</text:p>
          </table:table-cell>
          <table:table-cell table:formula="of:=[.RF3]*360/512" office:value-type="float" office:value="332.578125" calcext:value-type="float">
            <text:p>332,578125</text:p>
          </table:table-cell>
          <table:table-cell table:formula="of:=[.RG3]*360/512" office:value-type="float" office:value="333.28125" calcext:value-type="float">
            <text:p>333,28125</text:p>
          </table:table-cell>
          <table:table-cell table:formula="of:=[.RH3]*360/512" office:value-type="float" office:value="333.984375" calcext:value-type="float">
            <text:p>333,984375</text:p>
          </table:table-cell>
          <table:table-cell table:formula="of:=[.RI3]*360/512" office:value-type="float" office:value="334.6875" calcext:value-type="float">
            <text:p>334,6875</text:p>
          </table:table-cell>
          <table:table-cell table:formula="of:=[.RJ3]*360/512" office:value-type="float" office:value="335.390625" calcext:value-type="float">
            <text:p>335,390625</text:p>
          </table:table-cell>
          <table:table-cell table:formula="of:=[.RK3]*360/512" office:value-type="float" office:value="336.09375" calcext:value-type="float">
            <text:p>336,09375</text:p>
          </table:table-cell>
          <table:table-cell table:formula="of:=[.RL3]*360/512" office:value-type="float" office:value="336.796875" calcext:value-type="float">
            <text:p>336,796875</text:p>
          </table:table-cell>
          <table:table-cell table:formula="of:=[.RM3]*360/512" office:value-type="float" office:value="337.5" calcext:value-type="float">
            <text:p>337,5</text:p>
          </table:table-cell>
          <table:table-cell table:formula="of:=[.RN3]*360/512" office:value-type="float" office:value="338.203125" calcext:value-type="float">
            <text:p>338,203125</text:p>
          </table:table-cell>
          <table:table-cell table:formula="of:=[.RO3]*360/512" office:value-type="float" office:value="338.90625" calcext:value-type="float">
            <text:p>338,90625</text:p>
          </table:table-cell>
          <table:table-cell table:formula="of:=[.RP3]*360/512" office:value-type="float" office:value="339.609375" calcext:value-type="float">
            <text:p>339,609375</text:p>
          </table:table-cell>
          <table:table-cell table:formula="of:=[.RQ3]*360/512" office:value-type="float" office:value="340.3125" calcext:value-type="float">
            <text:p>340,3125</text:p>
          </table:table-cell>
          <table:table-cell table:formula="of:=[.RR3]*360/512" office:value-type="float" office:value="341.015625" calcext:value-type="float">
            <text:p>341,015625</text:p>
          </table:table-cell>
          <table:table-cell table:formula="of:=[.RS3]*360/512" office:value-type="float" office:value="341.71875" calcext:value-type="float">
            <text:p>341,71875</text:p>
          </table:table-cell>
          <table:table-cell table:formula="of:=[.RT3]*360/512" office:value-type="float" office:value="342.421875" calcext:value-type="float">
            <text:p>342,421875</text:p>
          </table:table-cell>
          <table:table-cell table:formula="of:=[.RU3]*360/512" office:value-type="float" office:value="343.125" calcext:value-type="float">
            <text:p>343,125</text:p>
          </table:table-cell>
          <table:table-cell table:formula="of:=[.RV3]*360/512" office:value-type="float" office:value="343.828125" calcext:value-type="float">
            <text:p>343,828125</text:p>
          </table:table-cell>
          <table:table-cell table:formula="of:=[.RW3]*360/512" office:value-type="float" office:value="344.53125" calcext:value-type="float">
            <text:p>344,53125</text:p>
          </table:table-cell>
          <table:table-cell table:formula="of:=[.RX3]*360/512" office:value-type="float" office:value="345.234375" calcext:value-type="float">
            <text:p>345,234375</text:p>
          </table:table-cell>
          <table:table-cell table:formula="of:=[.RY3]*360/512" office:value-type="float" office:value="345.9375" calcext:value-type="float">
            <text:p>345,9375</text:p>
          </table:table-cell>
          <table:table-cell table:formula="of:=[.RZ3]*360/512" office:value-type="float" office:value="346.640625" calcext:value-type="float">
            <text:p>346,640625</text:p>
          </table:table-cell>
          <table:table-cell table:formula="of:=[.SA3]*360/512" office:value-type="float" office:value="347.34375" calcext:value-type="float">
            <text:p>347,34375</text:p>
          </table:table-cell>
          <table:table-cell table:formula="of:=[.SB3]*360/512" office:value-type="float" office:value="348.046875" calcext:value-type="float">
            <text:p>348,046875</text:p>
          </table:table-cell>
          <table:table-cell table:formula="of:=[.SC3]*360/512" office:value-type="float" office:value="348.75" calcext:value-type="float">
            <text:p>348,75</text:p>
          </table:table-cell>
          <table:table-cell table:formula="of:=[.SD3]*360/512" office:value-type="float" office:value="349.453125" calcext:value-type="float">
            <text:p>349,453125</text:p>
          </table:table-cell>
          <table:table-cell table:formula="of:=[.SE3]*360/512" office:value-type="float" office:value="350.15625" calcext:value-type="float">
            <text:p>350,15625</text:p>
          </table:table-cell>
          <table:table-cell table:formula="of:=[.SF3]*360/512" office:value-type="float" office:value="350.859375" calcext:value-type="float">
            <text:p>350,859375</text:p>
          </table:table-cell>
          <table:table-cell table:formula="of:=[.SG3]*360/512" office:value-type="float" office:value="351.5625" calcext:value-type="float">
            <text:p>351,5625</text:p>
          </table:table-cell>
          <table:table-cell table:formula="of:=[.SH3]*360/512" office:value-type="float" office:value="352.265625" calcext:value-type="float">
            <text:p>352,265625</text:p>
          </table:table-cell>
          <table:table-cell table:formula="of:=[.SI3]*360/512" office:value-type="float" office:value="352.96875" calcext:value-type="float">
            <text:p>352,96875</text:p>
          </table:table-cell>
          <table:table-cell table:formula="of:=[.SJ3]*360/512" office:value-type="float" office:value="353.671875" calcext:value-type="float">
            <text:p>353,671875</text:p>
          </table:table-cell>
          <table:table-cell table:formula="of:=[.SK3]*360/512" office:value-type="float" office:value="354.375" calcext:value-type="float">
            <text:p>354,375</text:p>
          </table:table-cell>
          <table:table-cell table:formula="of:=[.SL3]*360/512" office:value-type="float" office:value="355.078125" calcext:value-type="float">
            <text:p>355,078125</text:p>
          </table:table-cell>
          <table:table-cell table:formula="of:=[.SM3]*360/512" office:value-type="float" office:value="355.78125" calcext:value-type="float">
            <text:p>355,78125</text:p>
          </table:table-cell>
          <table:table-cell table:formula="of:=[.SN3]*360/512" office:value-type="float" office:value="356.484375" calcext:value-type="float">
            <text:p>356,484375</text:p>
          </table:table-cell>
          <table:table-cell table:formula="of:=[.SO3]*360/512" office:value-type="float" office:value="357.1875" calcext:value-type="float">
            <text:p>357,1875</text:p>
          </table:table-cell>
          <table:table-cell table:formula="of:=[.SP3]*360/512" office:value-type="float" office:value="357.890625" calcext:value-type="float">
            <text:p>357,890625</text:p>
          </table:table-cell>
          <table:table-cell table:formula="of:=[.SQ3]*360/512" office:value-type="float" office:value="358.59375" calcext:value-type="float">
            <text:p>358,59375</text:p>
          </table:table-cell>
          <table:table-cell table:formula="of:=[.SR3]*360/512" office:value-type="float" office:value="359.296875" calcext:value-type="float">
            <text:p>359,29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</table:table>
      <table:table table:name="carree" table:style-name="ta1">
        <table:table-column table:style-name="co1" table:number-columns-repeated="512" table:default-cell-style-name="Default"/>
        <table:table-row table:style-name="ro1">
          <table:table-cell table:formula="of:=[.A2]*1000" office:value-type="float" office:value="0" calcext:value-type="float">
            <text:p>0</text:p>
          </table:table-cell>
          <table:table-cell table:formula="of:=[.B2]*1000" office:value-type="float" office:value="0" calcext:value-type="float">
            <text:p>0</text:p>
          </table:table-cell>
          <table:table-cell table:formula="of:=[.C2]*1000" office:value-type="float" office:value="0" calcext:value-type="float">
            <text:p>0</text:p>
          </table:table-cell>
          <table:table-cell table:formula="of:=[.D2]*1000" office:value-type="float" office:value="0" calcext:value-type="float">
            <text:p>0</text:p>
          </table:table-cell>
          <table:table-cell table:formula="of:=[.E2]*1000" office:value-type="float" office:value="0" calcext:value-type="float">
            <text:p>0</text:p>
          </table:table-cell>
          <table:table-cell table:formula="of:=[.F2]*1000" office:value-type="float" office:value="0" calcext:value-type="float">
            <text:p>0</text:p>
          </table:table-cell>
          <table:table-cell table:formula="of:=[.G2]*1000" office:value-type="float" office:value="0" calcext:value-type="float">
            <text:p>0</text:p>
          </table:table-cell>
          <table:table-cell table:formula="of:=[.H2]*1000" office:value-type="float" office:value="0" calcext:value-type="float">
            <text:p>0</text:p>
          </table:table-cell>
          <table:table-cell table:formula="of:=[.I2]*1000" office:value-type="float" office:value="0" calcext:value-type="float">
            <text:p>0</text:p>
          </table:table-cell>
          <table:table-cell table:formula="of:=[.J2]*1000" office:value-type="float" office:value="0" calcext:value-type="float">
            <text:p>0</text:p>
          </table:table-cell>
          <table:table-cell table:formula="of:=[.K2]*1000" office:value-type="float" office:value="0" calcext:value-type="float">
            <text:p>0</text:p>
          </table:table-cell>
          <table:table-cell table:formula="of:=[.L2]*1000" office:value-type="float" office:value="0" calcext:value-type="float">
            <text:p>0</text:p>
          </table:table-cell>
          <table:table-cell table:formula="of:=[.M2]*1000" office:value-type="float" office:value="0" calcext:value-type="float">
            <text:p>0</text:p>
          </table:table-cell>
          <table:table-cell table:formula="of:=[.N2]*1000" office:value-type="float" office:value="0" calcext:value-type="float">
            <text:p>0</text:p>
          </table:table-cell>
          <table:table-cell table:formula="of:=[.O2]*1000" office:value-type="float" office:value="0" calcext:value-type="float">
            <text:p>0</text:p>
          </table:table-cell>
          <table:table-cell table:formula="of:=[.P2]*1000" office:value-type="float" office:value="0" calcext:value-type="float">
            <text:p>0</text:p>
          </table:table-cell>
          <table:table-cell table:formula="of:=[.Q2]*1000" office:value-type="float" office:value="0" calcext:value-type="float">
            <text:p>0</text:p>
          </table:table-cell>
          <table:table-cell table:formula="of:=[.R2]*1000" office:value-type="float" office:value="0" calcext:value-type="float">
            <text:p>0</text:p>
          </table:table-cell>
          <table:table-cell table:formula="of:=[.S2]*1000" office:value-type="float" office:value="0" calcext:value-type="float">
            <text:p>0</text:p>
          </table:table-cell>
          <table:table-cell table:formula="of:=[.T2]*1000" office:value-type="float" office:value="0" calcext:value-type="float">
            <text:p>0</text:p>
          </table:table-cell>
          <table:table-cell table:formula="of:=[.U2]*1000" office:value-type="float" office:value="0" calcext:value-type="float">
            <text:p>0</text:p>
          </table:table-cell>
          <table:table-cell table:formula="of:=[.V2]*1000" office:value-type="float" office:value="0" calcext:value-type="float">
            <text:p>0</text:p>
          </table:table-cell>
          <table:table-cell table:formula="of:=[.W2]*1000" office:value-type="float" office:value="0" calcext:value-type="float">
            <text:p>0</text:p>
          </table:table-cell>
          <table:table-cell table:formula="of:=[.X2]*1000" office:value-type="float" office:value="0" calcext:value-type="float">
            <text:p>0</text:p>
          </table:table-cell>
          <table:table-cell table:formula="of:=[.Y2]*1000" office:value-type="float" office:value="0" calcext:value-type="float">
            <text:p>0</text:p>
          </table:table-cell>
          <table:table-cell table:formula="of:=[.Z2]*1000" office:value-type="float" office:value="0" calcext:value-type="float">
            <text:p>0</text:p>
          </table:table-cell>
          <table:table-cell table:formula="of:=[.AA2]*1000" office:value-type="float" office:value="0" calcext:value-type="float">
            <text:p>0</text:p>
          </table:table-cell>
          <table:table-cell table:formula="of:=[.AB2]*1000" office:value-type="float" office:value="0" calcext:value-type="float">
            <text:p>0</text:p>
          </table:table-cell>
          <table:table-cell table:formula="of:=[.AC2]*1000" office:value-type="float" office:value="0" calcext:value-type="float">
            <text:p>0</text:p>
          </table:table-cell>
          <table:table-cell table:formula="of:=[.AD2]*1000" office:value-type="float" office:value="0" calcext:value-type="float">
            <text:p>0</text:p>
          </table:table-cell>
          <table:table-cell table:formula="of:=[.AE2]*1000" office:value-type="float" office:value="0" calcext:value-type="float">
            <text:p>0</text:p>
          </table:table-cell>
          <table:table-cell table:formula="of:=[.AF2]*1000" office:value-type="float" office:value="0" calcext:value-type="float">
            <text:p>0</text:p>
          </table:table-cell>
          <table:table-cell table:formula="of:=[.AG2]*1000" office:value-type="float" office:value="0" calcext:value-type="float">
            <text:p>0</text:p>
          </table:table-cell>
          <table:table-cell table:formula="of:=[.AH2]*1000" office:value-type="float" office:value="0" calcext:value-type="float">
            <text:p>0</text:p>
          </table:table-cell>
          <table:table-cell table:formula="of:=[.AI2]*1000" office:value-type="float" office:value="0" calcext:value-type="float">
            <text:p>0</text:p>
          </table:table-cell>
          <table:table-cell table:formula="of:=[.AJ2]*1000" office:value-type="float" office:value="0" calcext:value-type="float">
            <text:p>0</text:p>
          </table:table-cell>
          <table:table-cell table:formula="of:=[.AK2]*1000" office:value-type="float" office:value="0" calcext:value-type="float">
            <text:p>0</text:p>
          </table:table-cell>
          <table:table-cell table:formula="of:=[.AL2]*1000" office:value-type="float" office:value="0" calcext:value-type="float">
            <text:p>0</text:p>
          </table:table-cell>
          <table:table-cell table:formula="of:=[.AM2]*1000" office:value-type="float" office:value="0" calcext:value-type="float">
            <text:p>0</text:p>
          </table:table-cell>
          <table:table-cell table:formula="of:=[.AN2]*1000" office:value-type="float" office:value="0" calcext:value-type="float">
            <text:p>0</text:p>
          </table:table-cell>
          <table:table-cell table:formula="of:=[.AO2]*1000" office:value-type="float" office:value="0" calcext:value-type="float">
            <text:p>0</text:p>
          </table:table-cell>
          <table:table-cell table:formula="of:=[.AP2]*1000" office:value-type="float" office:value="0" calcext:value-type="float">
            <text:p>0</text:p>
          </table:table-cell>
          <table:table-cell table:formula="of:=[.AQ2]*1000" office:value-type="float" office:value="0" calcext:value-type="float">
            <text:p>0</text:p>
          </table:table-cell>
          <table:table-cell table:formula="of:=[.AR2]*1000" office:value-type="float" office:value="0" calcext:value-type="float">
            <text:p>0</text:p>
          </table:table-cell>
          <table:table-cell table:formula="of:=[.AS2]*1000" office:value-type="float" office:value="0" calcext:value-type="float">
            <text:p>0</text:p>
          </table:table-cell>
          <table:table-cell table:formula="of:=[.AT2]*1000" office:value-type="float" office:value="0" calcext:value-type="float">
            <text:p>0</text:p>
          </table:table-cell>
          <table:table-cell table:formula="of:=[.AU2]*1000" office:value-type="float" office:value="0" calcext:value-type="float">
            <text:p>0</text:p>
          </table:table-cell>
          <table:table-cell table:formula="of:=[.AV2]*1000" office:value-type="float" office:value="0" calcext:value-type="float">
            <text:p>0</text:p>
          </table:table-cell>
          <table:table-cell table:formula="of:=[.AW2]*1000" office:value-type="float" office:value="0" calcext:value-type="float">
            <text:p>0</text:p>
          </table:table-cell>
          <table:table-cell table:formula="of:=[.AX2]*1000" office:value-type="float" office:value="0" calcext:value-type="float">
            <text:p>0</text:p>
          </table:table-cell>
          <table:table-cell table:formula="of:=[.AY2]*1000" office:value-type="float" office:value="0" calcext:value-type="float">
            <text:p>0</text:p>
          </table:table-cell>
          <table:table-cell table:formula="of:=[.AZ2]*1000" office:value-type="float" office:value="0" calcext:value-type="float">
            <text:p>0</text:p>
          </table:table-cell>
          <table:table-cell table:formula="of:=[.BA2]*1000" office:value-type="float" office:value="0" calcext:value-type="float">
            <text:p>0</text:p>
          </table:table-cell>
          <table:table-cell table:formula="of:=[.BB2]*1000" office:value-type="float" office:value="0" calcext:value-type="float">
            <text:p>0</text:p>
          </table:table-cell>
          <table:table-cell table:formula="of:=[.BC2]*1000" office:value-type="float" office:value="0" calcext:value-type="float">
            <text:p>0</text:p>
          </table:table-cell>
          <table:table-cell table:formula="of:=[.BD2]*1000" office:value-type="float" office:value="0" calcext:value-type="float">
            <text:p>0</text:p>
          </table:table-cell>
          <table:table-cell table:formula="of:=[.BE2]*1000" office:value-type="float" office:value="0" calcext:value-type="float">
            <text:p>0</text:p>
          </table:table-cell>
          <table:table-cell table:formula="of:=[.BF2]*1000" office:value-type="float" office:value="0" calcext:value-type="float">
            <text:p>0</text:p>
          </table:table-cell>
          <table:table-cell table:formula="of:=[.BG2]*1000" office:value-type="float" office:value="0" calcext:value-type="float">
            <text:p>0</text:p>
          </table:table-cell>
          <table:table-cell table:formula="of:=[.BH2]*1000" office:value-type="float" office:value="0" calcext:value-type="float">
            <text:p>0</text:p>
          </table:table-cell>
          <table:table-cell table:formula="of:=[.BI2]*1000" office:value-type="float" office:value="0" calcext:value-type="float">
            <text:p>0</text:p>
          </table:table-cell>
          <table:table-cell table:formula="of:=[.BJ2]*1000" office:value-type="float" office:value="0" calcext:value-type="float">
            <text:p>0</text:p>
          </table:table-cell>
          <table:table-cell table:formula="of:=[.BK2]*1000" office:value-type="float" office:value="0" calcext:value-type="float">
            <text:p>0</text:p>
          </table:table-cell>
          <table:table-cell table:formula="of:=[.BL2]*1000" office:value-type="float" office:value="0" calcext:value-type="float">
            <text:p>0</text:p>
          </table:table-cell>
          <table:table-cell table:formula="of:=[.BM2]*1000" office:value-type="float" office:value="0" calcext:value-type="float">
            <text:p>0</text:p>
          </table:table-cell>
          <table:table-cell table:formula="of:=[.BN2]*1000" office:value-type="float" office:value="0" calcext:value-type="float">
            <text:p>0</text:p>
          </table:table-cell>
          <table:table-cell table:formula="of:=[.BO2]*1000" office:value-type="float" office:value="0" calcext:value-type="float">
            <text:p>0</text:p>
          </table:table-cell>
          <table:table-cell table:formula="of:=[.BP2]*1000" office:value-type="float" office:value="0" calcext:value-type="float">
            <text:p>0</text:p>
          </table:table-cell>
          <table:table-cell table:formula="of:=[.BQ2]*1000" office:value-type="float" office:value="0" calcext:value-type="float">
            <text:p>0</text:p>
          </table:table-cell>
          <table:table-cell table:formula="of:=[.BR2]*1000" office:value-type="float" office:value="0" calcext:value-type="float">
            <text:p>0</text:p>
          </table:table-cell>
          <table:table-cell table:formula="of:=[.BS2]*1000" office:value-type="float" office:value="0" calcext:value-type="float">
            <text:p>0</text:p>
          </table:table-cell>
          <table:table-cell table:formula="of:=[.BT2]*1000" office:value-type="float" office:value="0" calcext:value-type="float">
            <text:p>0</text:p>
          </table:table-cell>
          <table:table-cell table:formula="of:=[.BU2]*1000" office:value-type="float" office:value="0" calcext:value-type="float">
            <text:p>0</text:p>
          </table:table-cell>
          <table:table-cell table:formula="of:=[.BV2]*1000" office:value-type="float" office:value="0" calcext:value-type="float">
            <text:p>0</text:p>
          </table:table-cell>
          <table:table-cell table:formula="of:=[.BW2]*1000" office:value-type="float" office:value="0" calcext:value-type="float">
            <text:p>0</text:p>
          </table:table-cell>
          <table:table-cell table:formula="of:=[.BX2]*1000" office:value-type="float" office:value="0" calcext:value-type="float">
            <text:p>0</text:p>
          </table:table-cell>
          <table:table-cell table:formula="of:=[.BY2]*1000" office:value-type="float" office:value="0" calcext:value-type="float">
            <text:p>0</text:p>
          </table:table-cell>
          <table:table-cell table:formula="of:=[.BZ2]*1000" office:value-type="float" office:value="0" calcext:value-type="float">
            <text:p>0</text:p>
          </table:table-cell>
          <table:table-cell table:formula="of:=[.CA2]*1000" office:value-type="float" office:value="0" calcext:value-type="float">
            <text:p>0</text:p>
          </table:table-cell>
          <table:table-cell table:formula="of:=[.CB2]*1000" office:value-type="float" office:value="0" calcext:value-type="float">
            <text:p>0</text:p>
          </table:table-cell>
          <table:table-cell table:formula="of:=[.CC2]*1000" office:value-type="float" office:value="0" calcext:value-type="float">
            <text:p>0</text:p>
          </table:table-cell>
          <table:table-cell table:formula="of:=[.CD2]*1000" office:value-type="float" office:value="0" calcext:value-type="float">
            <text:p>0</text:p>
          </table:table-cell>
          <table:table-cell table:formula="of:=[.CE2]*1000" office:value-type="float" office:value="0" calcext:value-type="float">
            <text:p>0</text:p>
          </table:table-cell>
          <table:table-cell table:formula="of:=[.CF2]*1000" office:value-type="float" office:value="0" calcext:value-type="float">
            <text:p>0</text:p>
          </table:table-cell>
          <table:table-cell table:formula="of:=[.CG2]*1000" office:value-type="float" office:value="0" calcext:value-type="float">
            <text:p>0</text:p>
          </table:table-cell>
          <table:table-cell table:formula="of:=[.CH2]*1000" office:value-type="float" office:value="0" calcext:value-type="float">
            <text:p>0</text:p>
          </table:table-cell>
          <table:table-cell table:formula="of:=[.CI2]*1000" office:value-type="float" office:value="0" calcext:value-type="float">
            <text:p>0</text:p>
          </table:table-cell>
          <table:table-cell table:formula="of:=[.CJ2]*1000" office:value-type="float" office:value="0" calcext:value-type="float">
            <text:p>0</text:p>
          </table:table-cell>
          <table:table-cell table:formula="of:=[.CK2]*1000" office:value-type="float" office:value="0" calcext:value-type="float">
            <text:p>0</text:p>
          </table:table-cell>
          <table:table-cell table:formula="of:=[.CL2]*1000" office:value-type="float" office:value="0" calcext:value-type="float">
            <text:p>0</text:p>
          </table:table-cell>
          <table:table-cell table:formula="of:=[.CM2]*1000" office:value-type="float" office:value="0" calcext:value-type="float">
            <text:p>0</text:p>
          </table:table-cell>
          <table:table-cell table:formula="of:=[.CN2]*1000" office:value-type="float" office:value="0" calcext:value-type="float">
            <text:p>0</text:p>
          </table:table-cell>
          <table:table-cell table:formula="of:=[.CO2]*1000" office:value-type="float" office:value="0" calcext:value-type="float">
            <text:p>0</text:p>
          </table:table-cell>
          <table:table-cell table:formula="of:=[.CP2]*1000" office:value-type="float" office:value="0" calcext:value-type="float">
            <text:p>0</text:p>
          </table:table-cell>
          <table:table-cell table:formula="of:=[.CQ2]*1000" office:value-type="float" office:value="0" calcext:value-type="float">
            <text:p>0</text:p>
          </table:table-cell>
          <table:table-cell table:formula="of:=[.CR2]*1000" office:value-type="float" office:value="0" calcext:value-type="float">
            <text:p>0</text:p>
          </table:table-cell>
          <table:table-cell table:formula="of:=[.CS2]*1000" office:value-type="float" office:value="0" calcext:value-type="float">
            <text:p>0</text:p>
          </table:table-cell>
          <table:table-cell table:formula="of:=[.CT2]*1000" office:value-type="float" office:value="0" calcext:value-type="float">
            <text:p>0</text:p>
          </table:table-cell>
          <table:table-cell table:formula="of:=[.CU2]*1000" office:value-type="float" office:value="0" calcext:value-type="float">
            <text:p>0</text:p>
          </table:table-cell>
          <table:table-cell table:formula="of:=[.CV2]*1000" office:value-type="float" office:value="0" calcext:value-type="float">
            <text:p>0</text:p>
          </table:table-cell>
          <table:table-cell table:formula="of:=[.CW2]*1000" office:value-type="float" office:value="0" calcext:value-type="float">
            <text:p>0</text:p>
          </table:table-cell>
          <table:table-cell table:formula="of:=[.CX2]*1000" office:value-type="float" office:value="0" calcext:value-type="float">
            <text:p>0</text:p>
          </table:table-cell>
          <table:table-cell table:formula="of:=[.CY2]*1000" office:value-type="float" office:value="0" calcext:value-type="float">
            <text:p>0</text:p>
          </table:table-cell>
          <table:table-cell table:formula="of:=[.CZ2]*1000" office:value-type="float" office:value="0" calcext:value-type="float">
            <text:p>0</text:p>
          </table:table-cell>
          <table:table-cell table:formula="of:=[.DA2]*1000" office:value-type="float" office:value="0" calcext:value-type="float">
            <text:p>0</text:p>
          </table:table-cell>
          <table:table-cell table:formula="of:=[.DB2]*1000" office:value-type="float" office:value="0" calcext:value-type="float">
            <text:p>0</text:p>
          </table:table-cell>
          <table:table-cell table:formula="of:=[.DC2]*1000" office:value-type="float" office:value="0" calcext:value-type="float">
            <text:p>0</text:p>
          </table:table-cell>
          <table:table-cell table:formula="of:=[.DD2]*1000" office:value-type="float" office:value="0" calcext:value-type="float">
            <text:p>0</text:p>
          </table:table-cell>
          <table:table-cell table:formula="of:=[.DE2]*1000" office:value-type="float" office:value="0" calcext:value-type="float">
            <text:p>0</text:p>
          </table:table-cell>
          <table:table-cell table:formula="of:=[.DF2]*1000" office:value-type="float" office:value="0" calcext:value-type="float">
            <text:p>0</text:p>
          </table:table-cell>
          <table:table-cell table:formula="of:=[.DG2]*1000" office:value-type="float" office:value="0" calcext:value-type="float">
            <text:p>0</text:p>
          </table:table-cell>
          <table:table-cell table:formula="of:=[.DH2]*1000" office:value-type="float" office:value="0" calcext:value-type="float">
            <text:p>0</text:p>
          </table:table-cell>
          <table:table-cell table:formula="of:=[.DI2]*1000" office:value-type="float" office:value="0" calcext:value-type="float">
            <text:p>0</text:p>
          </table:table-cell>
          <table:table-cell table:formula="of:=[.DJ2]*1000" office:value-type="float" office:value="0" calcext:value-type="float">
            <text:p>0</text:p>
          </table:table-cell>
          <table:table-cell table:formula="of:=[.DK2]*1000" office:value-type="float" office:value="0" calcext:value-type="float">
            <text:p>0</text:p>
          </table:table-cell>
          <table:table-cell table:formula="of:=[.DL2]*1000" office:value-type="float" office:value="0" calcext:value-type="float">
            <text:p>0</text:p>
          </table:table-cell>
          <table:table-cell table:formula="of:=[.DM2]*1000" office:value-type="float" office:value="0" calcext:value-type="float">
            <text:p>0</text:p>
          </table:table-cell>
          <table:table-cell table:formula="of:=[.DN2]*1000" office:value-type="float" office:value="0" calcext:value-type="float">
            <text:p>0</text:p>
          </table:table-cell>
          <table:table-cell table:formula="of:=[.DO2]*1000" office:value-type="float" office:value="0" calcext:value-type="float">
            <text:p>0</text:p>
          </table:table-cell>
          <table:table-cell table:formula="of:=[.DP2]*1000" office:value-type="float" office:value="0" calcext:value-type="float">
            <text:p>0</text:p>
          </table:table-cell>
          <table:table-cell table:formula="of:=[.DQ2]*1000" office:value-type="float" office:value="0" calcext:value-type="float">
            <text:p>0</text:p>
          </table:table-cell>
          <table:table-cell table:formula="of:=[.DR2]*1000" office:value-type="float" office:value="0" calcext:value-type="float">
            <text:p>0</text:p>
          </table:table-cell>
          <table:table-cell table:formula="of:=[.DS2]*1000" office:value-type="float" office:value="0" calcext:value-type="float">
            <text:p>0</text:p>
          </table:table-cell>
          <table:table-cell table:formula="of:=[.DT2]*1000" office:value-type="float" office:value="0" calcext:value-type="float">
            <text:p>0</text:p>
          </table:table-cell>
          <table:table-cell table:formula="of:=[.DU2]*1000" office:value-type="float" office:value="0" calcext:value-type="float">
            <text:p>0</text:p>
          </table:table-cell>
          <table:table-cell table:formula="of:=[.DV2]*1000" office:value-type="float" office:value="0" calcext:value-type="float">
            <text:p>0</text:p>
          </table:table-cell>
          <table:table-cell table:formula="of:=[.DW2]*1000" office:value-type="float" office:value="0" calcext:value-type="float">
            <text:p>0</text:p>
          </table:table-cell>
          <table:table-cell table:formula="of:=[.DX2]*1000" office:value-type="float" office:value="0" calcext:value-type="float">
            <text:p>0</text:p>
          </table:table-cell>
          <table:table-cell table:formula="of:=[.DY2]*1000" office:value-type="float" office:value="0" calcext:value-type="float">
            <text:p>0</text:p>
          </table:table-cell>
          <table:table-cell table:formula="of:=[.DZ2]*1000" office:value-type="float" office:value="0" calcext:value-type="float">
            <text:p>0</text:p>
          </table:table-cell>
          <table:table-cell table:formula="of:=[.EA2]*1000" office:value-type="float" office:value="0" calcext:value-type="float">
            <text:p>0</text:p>
          </table:table-cell>
          <table:table-cell table:formula="of:=[.EB2]*1000" office:value-type="float" office:value="0" calcext:value-type="float">
            <text:p>0</text:p>
          </table:table-cell>
          <table:table-cell table:formula="of:=[.EC2]*1000" office:value-type="float" office:value="0" calcext:value-type="float">
            <text:p>0</text:p>
          </table:table-cell>
          <table:table-cell table:formula="of:=[.ED2]*1000" office:value-type="float" office:value="0" calcext:value-type="float">
            <text:p>0</text:p>
          </table:table-cell>
          <table:table-cell table:formula="of:=[.EE2]*1000" office:value-type="float" office:value="0" calcext:value-type="float">
            <text:p>0</text:p>
          </table:table-cell>
          <table:table-cell table:formula="of:=[.EF2]*1000" office:value-type="float" office:value="0" calcext:value-type="float">
            <text:p>0</text:p>
          </table:table-cell>
          <table:table-cell table:formula="of:=[.EG2]*1000" office:value-type="float" office:value="0" calcext:value-type="float">
            <text:p>0</text:p>
          </table:table-cell>
          <table:table-cell table:formula="of:=[.EH2]*1000" office:value-type="float" office:value="0" calcext:value-type="float">
            <text:p>0</text:p>
          </table:table-cell>
          <table:table-cell table:formula="of:=[.EI2]*1000" office:value-type="float" office:value="0" calcext:value-type="float">
            <text:p>0</text:p>
          </table:table-cell>
          <table:table-cell table:formula="of:=[.EJ2]*1000" office:value-type="float" office:value="0" calcext:value-type="float">
            <text:p>0</text:p>
          </table:table-cell>
          <table:table-cell table:formula="of:=[.EK2]*1000" office:value-type="float" office:value="0" calcext:value-type="float">
            <text:p>0</text:p>
          </table:table-cell>
          <table:table-cell table:formula="of:=[.EL2]*1000" office:value-type="float" office:value="0" calcext:value-type="float">
            <text:p>0</text:p>
          </table:table-cell>
          <table:table-cell table:formula="of:=[.EM2]*1000" office:value-type="float" office:value="0" calcext:value-type="float">
            <text:p>0</text:p>
          </table:table-cell>
          <table:table-cell table:formula="of:=[.EN2]*1000" office:value-type="float" office:value="0" calcext:value-type="float">
            <text:p>0</text:p>
          </table:table-cell>
          <table:table-cell table:formula="of:=[.EO2]*1000" office:value-type="float" office:value="0" calcext:value-type="float">
            <text:p>0</text:p>
          </table:table-cell>
          <table:table-cell table:formula="of:=[.EP2]*1000" office:value-type="float" office:value="0" calcext:value-type="float">
            <text:p>0</text:p>
          </table:table-cell>
          <table:table-cell table:formula="of:=[.EQ2]*1000" office:value-type="float" office:value="0" calcext:value-type="float">
            <text:p>0</text:p>
          </table:table-cell>
          <table:table-cell table:formula="of:=[.ER2]*1000" office:value-type="float" office:value="0" calcext:value-type="float">
            <text:p>0</text:p>
          </table:table-cell>
          <table:table-cell table:formula="of:=[.ES2]*1000" office:value-type="float" office:value="0" calcext:value-type="float">
            <text:p>0</text:p>
          </table:table-cell>
          <table:table-cell table:formula="of:=[.ET2]*1000" office:value-type="float" office:value="0" calcext:value-type="float">
            <text:p>0</text:p>
          </table:table-cell>
          <table:table-cell table:formula="of:=[.EU2]*1000" office:value-type="float" office:value="0" calcext:value-type="float">
            <text:p>0</text:p>
          </table:table-cell>
          <table:table-cell table:formula="of:=[.EV2]*1000" office:value-type="float" office:value="0" calcext:value-type="float">
            <text:p>0</text:p>
          </table:table-cell>
          <table:table-cell table:formula="of:=[.EW2]*1000" office:value-type="float" office:value="0" calcext:value-type="float">
            <text:p>0</text:p>
          </table:table-cell>
          <table:table-cell table:formula="of:=[.EX2]*1000" office:value-type="float" office:value="0" calcext:value-type="float">
            <text:p>0</text:p>
          </table:table-cell>
          <table:table-cell table:formula="of:=[.EY2]*1000" office:value-type="float" office:value="0" calcext:value-type="float">
            <text:p>0</text:p>
          </table:table-cell>
          <table:table-cell table:formula="of:=[.EZ2]*1000" office:value-type="float" office:value="0" calcext:value-type="float">
            <text:p>0</text:p>
          </table:table-cell>
          <table:table-cell table:formula="of:=[.FA2]*1000" office:value-type="float" office:value="0" calcext:value-type="float">
            <text:p>0</text:p>
          </table:table-cell>
          <table:table-cell table:formula="of:=[.FB2]*1000" office:value-type="float" office:value="0" calcext:value-type="float">
            <text:p>0</text:p>
          </table:table-cell>
          <table:table-cell table:formula="of:=[.FC2]*1000" office:value-type="float" office:value="0" calcext:value-type="float">
            <text:p>0</text:p>
          </table:table-cell>
          <table:table-cell table:formula="of:=[.FD2]*1000" office:value-type="float" office:value="0" calcext:value-type="float">
            <text:p>0</text:p>
          </table:table-cell>
          <table:table-cell table:formula="of:=[.FE2]*1000" office:value-type="float" office:value="0" calcext:value-type="float">
            <text:p>0</text:p>
          </table:table-cell>
          <table:table-cell table:formula="of:=[.FF2]*1000" office:value-type="float" office:value="0" calcext:value-type="float">
            <text:p>0</text:p>
          </table:table-cell>
          <table:table-cell table:formula="of:=[.FG2]*1000" office:value-type="float" office:value="0" calcext:value-type="float">
            <text:p>0</text:p>
          </table:table-cell>
          <table:table-cell table:formula="of:=[.FH2]*1000" office:value-type="float" office:value="0" calcext:value-type="float">
            <text:p>0</text:p>
          </table:table-cell>
          <table:table-cell table:formula="of:=[.FI2]*1000" office:value-type="float" office:value="0" calcext:value-type="float">
            <text:p>0</text:p>
          </table:table-cell>
          <table:table-cell table:formula="of:=[.FJ2]*1000" office:value-type="float" office:value="0" calcext:value-type="float">
            <text:p>0</text:p>
          </table:table-cell>
          <table:table-cell table:formula="of:=[.FK2]*1000" office:value-type="float" office:value="0" calcext:value-type="float">
            <text:p>0</text:p>
          </table:table-cell>
          <table:table-cell table:formula="of:=[.FL2]*1000" office:value-type="float" office:value="0" calcext:value-type="float">
            <text:p>0</text:p>
          </table:table-cell>
          <table:table-cell table:formula="of:=[.FM2]*1000" office:value-type="float" office:value="0" calcext:value-type="float">
            <text:p>0</text:p>
          </table:table-cell>
          <table:table-cell table:formula="of:=[.FN2]*1000" office:value-type="float" office:value="0" calcext:value-type="float">
            <text:p>0</text:p>
          </table:table-cell>
          <table:table-cell table:formula="of:=[.FO2]*1000" office:value-type="float" office:value="0" calcext:value-type="float">
            <text:p>0</text:p>
          </table:table-cell>
          <table:table-cell table:formula="of:=[.FP2]*1000" office:value-type="float" office:value="0" calcext:value-type="float">
            <text:p>0</text:p>
          </table:table-cell>
          <table:table-cell table:formula="of:=[.FQ2]*1000" office:value-type="float" office:value="0" calcext:value-type="float">
            <text:p>0</text:p>
          </table:table-cell>
          <table:table-cell table:formula="of:=[.FR2]*1000" office:value-type="float" office:value="0" calcext:value-type="float">
            <text:p>0</text:p>
          </table:table-cell>
          <table:table-cell table:formula="of:=[.FS2]*1000" office:value-type="float" office:value="0" calcext:value-type="float">
            <text:p>0</text:p>
          </table:table-cell>
          <table:table-cell table:formula="of:=[.FT2]*1000" office:value-type="float" office:value="0" calcext:value-type="float">
            <text:p>0</text:p>
          </table:table-cell>
          <table:table-cell table:formula="of:=[.FU2]*1000" office:value-type="float" office:value="0" calcext:value-type="float">
            <text:p>0</text:p>
          </table:table-cell>
          <table:table-cell table:formula="of:=[.FV2]*1000" office:value-type="float" office:value="0" calcext:value-type="float">
            <text:p>0</text:p>
          </table:table-cell>
          <table:table-cell table:formula="of:=[.FW2]*1000" office:value-type="float" office:value="0" calcext:value-type="float">
            <text:p>0</text:p>
          </table:table-cell>
          <table:table-cell table:formula="of:=[.FX2]*1000" office:value-type="float" office:value="0" calcext:value-type="float">
            <text:p>0</text:p>
          </table:table-cell>
          <table:table-cell table:formula="of:=[.FY2]*1000" office:value-type="float" office:value="0" calcext:value-type="float">
            <text:p>0</text:p>
          </table:table-cell>
          <table:table-cell table:formula="of:=[.FZ2]*1000" office:value-type="float" office:value="0" calcext:value-type="float">
            <text:p>0</text:p>
          </table:table-cell>
          <table:table-cell table:formula="of:=[.GA2]*1000" office:value-type="float" office:value="0" calcext:value-type="float">
            <text:p>0</text:p>
          </table:table-cell>
          <table:table-cell table:formula="of:=[.GB2]*1000" office:value-type="float" office:value="0" calcext:value-type="float">
            <text:p>0</text:p>
          </table:table-cell>
          <table:table-cell table:formula="of:=[.GC2]*1000" office:value-type="float" office:value="0" calcext:value-type="float">
            <text:p>0</text:p>
          </table:table-cell>
          <table:table-cell table:formula="of:=[.GD2]*1000" office:value-type="float" office:value="0" calcext:value-type="float">
            <text:p>0</text:p>
          </table:table-cell>
          <table:table-cell table:formula="of:=[.GE2]*1000" office:value-type="float" office:value="0" calcext:value-type="float">
            <text:p>0</text:p>
          </table:table-cell>
          <table:table-cell table:formula="of:=[.GF2]*1000" office:value-type="float" office:value="0" calcext:value-type="float">
            <text:p>0</text:p>
          </table:table-cell>
          <table:table-cell table:formula="of:=[.GG2]*1000" office:value-type="float" office:value="0" calcext:value-type="float">
            <text:p>0</text:p>
          </table:table-cell>
          <table:table-cell table:formula="of:=[.GH2]*1000" office:value-type="float" office:value="0" calcext:value-type="float">
            <text:p>0</text:p>
          </table:table-cell>
          <table:table-cell table:formula="of:=[.GI2]*1000" office:value-type="float" office:value="0" calcext:value-type="float">
            <text:p>0</text:p>
          </table:table-cell>
          <table:table-cell table:formula="of:=[.GJ2]*1000" office:value-type="float" office:value="0" calcext:value-type="float">
            <text:p>0</text:p>
          </table:table-cell>
          <table:table-cell table:formula="of:=[.GK2]*1000" office:value-type="float" office:value="0" calcext:value-type="float">
            <text:p>0</text:p>
          </table:table-cell>
          <table:table-cell table:formula="of:=[.GL2]*1000" office:value-type="float" office:value="0" calcext:value-type="float">
            <text:p>0</text:p>
          </table:table-cell>
          <table:table-cell table:formula="of:=[.GM2]*1000" office:value-type="float" office:value="0" calcext:value-type="float">
            <text:p>0</text:p>
          </table:table-cell>
          <table:table-cell table:formula="of:=[.GN2]*1000" office:value-type="float" office:value="0" calcext:value-type="float">
            <text:p>0</text:p>
          </table:table-cell>
          <table:table-cell table:formula="of:=[.GO2]*1000" office:value-type="float" office:value="0" calcext:value-type="float">
            <text:p>0</text:p>
          </table:table-cell>
          <table:table-cell table:formula="of:=[.GP2]*1000" office:value-type="float" office:value="0" calcext:value-type="float">
            <text:p>0</text:p>
          </table:table-cell>
          <table:table-cell table:formula="of:=[.GQ2]*1000" office:value-type="float" office:value="0" calcext:value-type="float">
            <text:p>0</text:p>
          </table:table-cell>
          <table:table-cell table:formula="of:=[.GR2]*1000" office:value-type="float" office:value="0" calcext:value-type="float">
            <text:p>0</text:p>
          </table:table-cell>
          <table:table-cell table:formula="of:=[.GS2]*1000" office:value-type="float" office:value="0" calcext:value-type="float">
            <text:p>0</text:p>
          </table:table-cell>
          <table:table-cell table:formula="of:=[.GT2]*1000" office:value-type="float" office:value="0" calcext:value-type="float">
            <text:p>0</text:p>
          </table:table-cell>
          <table:table-cell table:formula="of:=[.GU2]*1000" office:value-type="float" office:value="0" calcext:value-type="float">
            <text:p>0</text:p>
          </table:table-cell>
          <table:table-cell table:formula="of:=[.GV2]*1000" office:value-type="float" office:value="0" calcext:value-type="float">
            <text:p>0</text:p>
          </table:table-cell>
          <table:table-cell table:formula="of:=[.GW2]*1000" office:value-type="float" office:value="0" calcext:value-type="float">
            <text:p>0</text:p>
          </table:table-cell>
          <table:table-cell table:formula="of:=[.GX2]*1000" office:value-type="float" office:value="0" calcext:value-type="float">
            <text:p>0</text:p>
          </table:table-cell>
          <table:table-cell table:formula="of:=[.GY2]*1000" office:value-type="float" office:value="0" calcext:value-type="float">
            <text:p>0</text:p>
          </table:table-cell>
          <table:table-cell table:formula="of:=[.GZ2]*1000" office:value-type="float" office:value="0" calcext:value-type="float">
            <text:p>0</text:p>
          </table:table-cell>
          <table:table-cell table:formula="of:=[.HA2]*1000" office:value-type="float" office:value="0" calcext:value-type="float">
            <text:p>0</text:p>
          </table:table-cell>
          <table:table-cell table:formula="of:=[.HB2]*1000" office:value-type="float" office:value="0" calcext:value-type="float">
            <text:p>0</text:p>
          </table:table-cell>
          <table:table-cell table:formula="of:=[.HC2]*1000" office:value-type="float" office:value="0" calcext:value-type="float">
            <text:p>0</text:p>
          </table:table-cell>
          <table:table-cell table:formula="of:=[.HD2]*1000" office:value-type="float" office:value="0" calcext:value-type="float">
            <text:p>0</text:p>
          </table:table-cell>
          <table:table-cell table:formula="of:=[.HE2]*1000" office:value-type="float" office:value="0" calcext:value-type="float">
            <text:p>0</text:p>
          </table:table-cell>
          <table:table-cell table:formula="of:=[.HF2]*1000" office:value-type="float" office:value="0" calcext:value-type="float">
            <text:p>0</text:p>
          </table:table-cell>
          <table:table-cell table:formula="of:=[.HG2]*1000" office:value-type="float" office:value="0" calcext:value-type="float">
            <text:p>0</text:p>
          </table:table-cell>
          <table:table-cell table:formula="of:=[.HH2]*1000" office:value-type="float" office:value="0" calcext:value-type="float">
            <text:p>0</text:p>
          </table:table-cell>
          <table:table-cell table:formula="of:=[.HI2]*1000" office:value-type="float" office:value="0" calcext:value-type="float">
            <text:p>0</text:p>
          </table:table-cell>
          <table:table-cell table:formula="of:=[.HJ2]*1000" office:value-type="float" office:value="0" calcext:value-type="float">
            <text:p>0</text:p>
          </table:table-cell>
          <table:table-cell table:formula="of:=[.HK2]*1000" office:value-type="float" office:value="0" calcext:value-type="float">
            <text:p>0</text:p>
          </table:table-cell>
          <table:table-cell table:formula="of:=[.HL2]*1000" office:value-type="float" office:value="0" calcext:value-type="float">
            <text:p>0</text:p>
          </table:table-cell>
          <table:table-cell table:formula="of:=[.HM2]*1000" office:value-type="float" office:value="0" calcext:value-type="float">
            <text:p>0</text:p>
          </table:table-cell>
          <table:table-cell table:formula="of:=[.HN2]*1000" office:value-type="float" office:value="0" calcext:value-type="float">
            <text:p>0</text:p>
          </table:table-cell>
          <table:table-cell table:formula="of:=[.HO2]*1000" office:value-type="float" office:value="0" calcext:value-type="float">
            <text:p>0</text:p>
          </table:table-cell>
          <table:table-cell table:formula="of:=[.HP2]*1000" office:value-type="float" office:value="0" calcext:value-type="float">
            <text:p>0</text:p>
          </table:table-cell>
          <table:table-cell table:formula="of:=[.HQ2]*1000" office:value-type="float" office:value="0" calcext:value-type="float">
            <text:p>0</text:p>
          </table:table-cell>
          <table:table-cell table:formula="of:=[.HR2]*1000" office:value-type="float" office:value="0" calcext:value-type="float">
            <text:p>0</text:p>
          </table:table-cell>
          <table:table-cell table:formula="of:=[.HS2]*1000" office:value-type="float" office:value="0" calcext:value-type="float">
            <text:p>0</text:p>
          </table:table-cell>
          <table:table-cell table:formula="of:=[.HT2]*1000" office:value-type="float" office:value="0" calcext:value-type="float">
            <text:p>0</text:p>
          </table:table-cell>
          <table:table-cell table:formula="of:=[.HU2]*1000" office:value-type="float" office:value="0" calcext:value-type="float">
            <text:p>0</text:p>
          </table:table-cell>
          <table:table-cell table:formula="of:=[.HV2]*1000" office:value-type="float" office:value="0" calcext:value-type="float">
            <text:p>0</text:p>
          </table:table-cell>
          <table:table-cell table:formula="of:=[.HW2]*1000" office:value-type="float" office:value="0" calcext:value-type="float">
            <text:p>0</text:p>
          </table:table-cell>
          <table:table-cell table:formula="of:=[.HX2]*1000" office:value-type="float" office:value="0" calcext:value-type="float">
            <text:p>0</text:p>
          </table:table-cell>
          <table:table-cell table:formula="of:=[.HY2]*1000" office:value-type="float" office:value="0" calcext:value-type="float">
            <text:p>0</text:p>
          </table:table-cell>
          <table:table-cell table:formula="of:=[.HZ2]*1000" office:value-type="float" office:value="0" calcext:value-type="float">
            <text:p>0</text:p>
          </table:table-cell>
          <table:table-cell table:formula="of:=[.IA2]*1000" office:value-type="float" office:value="0" calcext:value-type="float">
            <text:p>0</text:p>
          </table:table-cell>
          <table:table-cell table:formula="of:=[.IB2]*1000" office:value-type="float" office:value="0" calcext:value-type="float">
            <text:p>0</text:p>
          </table:table-cell>
          <table:table-cell table:formula="of:=[.IC2]*1000" office:value-type="float" office:value="0" calcext:value-type="float">
            <text:p>0</text:p>
          </table:table-cell>
          <table:table-cell table:formula="of:=[.ID2]*1000" office:value-type="float" office:value="0" calcext:value-type="float">
            <text:p>0</text:p>
          </table:table-cell>
          <table:table-cell table:formula="of:=[.IE2]*1000" office:value-type="float" office:value="0" calcext:value-type="float">
            <text:p>0</text:p>
          </table:table-cell>
          <table:table-cell table:formula="of:=[.IF2]*1000" office:value-type="float" office:value="0" calcext:value-type="float">
            <text:p>0</text:p>
          </table:table-cell>
          <table:table-cell table:formula="of:=[.IG2]*1000" office:value-type="float" office:value="0" calcext:value-type="float">
            <text:p>0</text:p>
          </table:table-cell>
          <table:table-cell table:formula="of:=[.IH2]*1000" office:value-type="float" office:value="0" calcext:value-type="float">
            <text:p>0</text:p>
          </table:table-cell>
          <table:table-cell table:formula="of:=[.II2]*1000" office:value-type="float" office:value="0" calcext:value-type="float">
            <text:p>0</text:p>
          </table:table-cell>
          <table:table-cell table:formula="of:=[.IJ2]*1000" office:value-type="float" office:value="0" calcext:value-type="float">
            <text:p>0</text:p>
          </table:table-cell>
          <table:table-cell table:formula="of:=[.IK2]*1000" office:value-type="float" office:value="0" calcext:value-type="float">
            <text:p>0</text:p>
          </table:table-cell>
          <table:table-cell table:formula="of:=[.IL2]*1000" office:value-type="float" office:value="0" calcext:value-type="float">
            <text:p>0</text:p>
          </table:table-cell>
          <table:table-cell table:formula="of:=[.IM2]*1000" office:value-type="float" office:value="0" calcext:value-type="float">
            <text:p>0</text:p>
          </table:table-cell>
          <table:table-cell table:formula="of:=[.IN2]*1000" office:value-type="float" office:value="0" calcext:value-type="float">
            <text:p>0</text:p>
          </table:table-cell>
          <table:table-cell table:formula="of:=[.IO2]*1000" office:value-type="float" office:value="0" calcext:value-type="float">
            <text:p>0</text:p>
          </table:table-cell>
          <table:table-cell table:formula="of:=[.IP2]*1000" office:value-type="float" office:value="0" calcext:value-type="float">
            <text:p>0</text:p>
          </table:table-cell>
          <table:table-cell table:formula="of:=[.IQ2]*1000" office:value-type="float" office:value="0" calcext:value-type="float">
            <text:p>0</text:p>
          </table:table-cell>
          <table:table-cell table:formula="of:=[.IR2]*1000" office:value-type="float" office:value="0" calcext:value-type="float">
            <text:p>0</text:p>
          </table:table-cell>
          <table:table-cell table:formula="of:=[.IS2]*1000" office:value-type="float" office:value="0" calcext:value-type="float">
            <text:p>0</text:p>
          </table:table-cell>
          <table:table-cell table:formula="of:=[.IT2]*1000" office:value-type="float" office:value="0" calcext:value-type="float">
            <text:p>0</text:p>
          </table:table-cell>
          <table:table-cell table:formula="of:=[.IU2]*1000" office:value-type="float" office:value="0" calcext:value-type="float">
            <text:p>0</text:p>
          </table:table-cell>
          <table:table-cell table:formula="of:=[.IV2]*1000" office:value-type="float" office:value="0" calcext:value-type="float">
            <text:p>0</text:p>
          </table:table-cell>
          <table:table-cell table:formula="of:=[.IW2]*1000" office:value-type="float" office:value="1000" calcext:value-type="float">
            <text:p>1000</text:p>
          </table:table-cell>
          <table:table-cell table:formula="of:=[.IX2]*1000" office:value-type="float" office:value="1000" calcext:value-type="float">
            <text:p>1000</text:p>
          </table:table-cell>
          <table:table-cell table:formula="of:=[.IY2]*1000" office:value-type="float" office:value="1000" calcext:value-type="float">
            <text:p>1000</text:p>
          </table:table-cell>
          <table:table-cell table:formula="of:=[.IZ2]*1000" office:value-type="float" office:value="1000" calcext:value-type="float">
            <text:p>1000</text:p>
          </table:table-cell>
          <table:table-cell table:formula="of:=[.JA2]*1000" office:value-type="float" office:value="1000" calcext:value-type="float">
            <text:p>1000</text:p>
          </table:table-cell>
          <table:table-cell table:formula="of:=[.JB2]*1000" office:value-type="float" office:value="1000" calcext:value-type="float">
            <text:p>1000</text:p>
          </table:table-cell>
          <table:table-cell table:formula="of:=[.JC2]*1000" office:value-type="float" office:value="1000" calcext:value-type="float">
            <text:p>1000</text:p>
          </table:table-cell>
          <table:table-cell table:formula="of:=[.JD2]*1000" office:value-type="float" office:value="1000" calcext:value-type="float">
            <text:p>1000</text:p>
          </table:table-cell>
          <table:table-cell table:formula="of:=[.JE2]*1000" office:value-type="float" office:value="1000" calcext:value-type="float">
            <text:p>1000</text:p>
          </table:table-cell>
          <table:table-cell table:formula="of:=[.JF2]*1000" office:value-type="float" office:value="1000" calcext:value-type="float">
            <text:p>1000</text:p>
          </table:table-cell>
          <table:table-cell table:formula="of:=[.JG2]*1000" office:value-type="float" office:value="1000" calcext:value-type="float">
            <text:p>1000</text:p>
          </table:table-cell>
          <table:table-cell table:formula="of:=[.JH2]*1000" office:value-type="float" office:value="1000" calcext:value-type="float">
            <text:p>1000</text:p>
          </table:table-cell>
          <table:table-cell table:formula="of:=[.JI2]*1000" office:value-type="float" office:value="1000" calcext:value-type="float">
            <text:p>1000</text:p>
          </table:table-cell>
          <table:table-cell table:formula="of:=[.JJ2]*1000" office:value-type="float" office:value="1000" calcext:value-type="float">
            <text:p>1000</text:p>
          </table:table-cell>
          <table:table-cell table:formula="of:=[.JK2]*1000" office:value-type="float" office:value="1000" calcext:value-type="float">
            <text:p>1000</text:p>
          </table:table-cell>
          <table:table-cell table:formula="of:=[.JL2]*1000" office:value-type="float" office:value="1000" calcext:value-type="float">
            <text:p>1000</text:p>
          </table:table-cell>
          <table:table-cell table:formula="of:=[.JM2]*1000" office:value-type="float" office:value="1000" calcext:value-type="float">
            <text:p>1000</text:p>
          </table:table-cell>
          <table:table-cell table:formula="of:=[.JN2]*1000" office:value-type="float" office:value="1000" calcext:value-type="float">
            <text:p>1000</text:p>
          </table:table-cell>
          <table:table-cell table:formula="of:=[.JO2]*1000" office:value-type="float" office:value="1000" calcext:value-type="float">
            <text:p>1000</text:p>
          </table:table-cell>
          <table:table-cell table:formula="of:=[.JP2]*1000" office:value-type="float" office:value="1000" calcext:value-type="float">
            <text:p>1000</text:p>
          </table:table-cell>
          <table:table-cell table:formula="of:=[.JQ2]*1000" office:value-type="float" office:value="1000" calcext:value-type="float">
            <text:p>1000</text:p>
          </table:table-cell>
          <table:table-cell table:formula="of:=[.JR2]*1000" office:value-type="float" office:value="1000" calcext:value-type="float">
            <text:p>1000</text:p>
          </table:table-cell>
          <table:table-cell table:formula="of:=[.JS2]*1000" office:value-type="float" office:value="1000" calcext:value-type="float">
            <text:p>1000</text:p>
          </table:table-cell>
          <table:table-cell table:formula="of:=[.JT2]*1000" office:value-type="float" office:value="1000" calcext:value-type="float">
            <text:p>1000</text:p>
          </table:table-cell>
          <table:table-cell table:formula="of:=[.JU2]*1000" office:value-type="float" office:value="1000" calcext:value-type="float">
            <text:p>1000</text:p>
          </table:table-cell>
          <table:table-cell table:formula="of:=[.JV2]*1000" office:value-type="float" office:value="1000" calcext:value-type="float">
            <text:p>1000</text:p>
          </table:table-cell>
          <table:table-cell table:formula="of:=[.JW2]*1000" office:value-type="float" office:value="1000" calcext:value-type="float">
            <text:p>1000</text:p>
          </table:table-cell>
          <table:table-cell table:formula="of:=[.JX2]*1000" office:value-type="float" office:value="1000" calcext:value-type="float">
            <text:p>1000</text:p>
          </table:table-cell>
          <table:table-cell table:formula="of:=[.JY2]*1000" office:value-type="float" office:value="1000" calcext:value-type="float">
            <text:p>1000</text:p>
          </table:table-cell>
          <table:table-cell table:formula="of:=[.JZ2]*1000" office:value-type="float" office:value="1000" calcext:value-type="float">
            <text:p>1000</text:p>
          </table:table-cell>
          <table:table-cell table:formula="of:=[.KA2]*1000" office:value-type="float" office:value="1000" calcext:value-type="float">
            <text:p>1000</text:p>
          </table:table-cell>
          <table:table-cell table:formula="of:=[.KB2]*1000" office:value-type="float" office:value="1000" calcext:value-type="float">
            <text:p>1000</text:p>
          </table:table-cell>
          <table:table-cell table:formula="of:=[.KC2]*1000" office:value-type="float" office:value="1000" calcext:value-type="float">
            <text:p>1000</text:p>
          </table:table-cell>
          <table:table-cell table:formula="of:=[.KD2]*1000" office:value-type="float" office:value="1000" calcext:value-type="float">
            <text:p>1000</text:p>
          </table:table-cell>
          <table:table-cell table:formula="of:=[.KE2]*1000" office:value-type="float" office:value="1000" calcext:value-type="float">
            <text:p>1000</text:p>
          </table:table-cell>
          <table:table-cell table:formula="of:=[.KF2]*1000" office:value-type="float" office:value="1000" calcext:value-type="float">
            <text:p>1000</text:p>
          </table:table-cell>
          <table:table-cell table:formula="of:=[.KG2]*1000" office:value-type="float" office:value="1000" calcext:value-type="float">
            <text:p>1000</text:p>
          </table:table-cell>
          <table:table-cell table:formula="of:=[.KH2]*1000" office:value-type="float" office:value="1000" calcext:value-type="float">
            <text:p>1000</text:p>
          </table:table-cell>
          <table:table-cell table:formula="of:=[.KI2]*1000" office:value-type="float" office:value="1000" calcext:value-type="float">
            <text:p>1000</text:p>
          </table:table-cell>
          <table:table-cell table:formula="of:=[.KJ2]*1000" office:value-type="float" office:value="1000" calcext:value-type="float">
            <text:p>1000</text:p>
          </table:table-cell>
          <table:table-cell table:formula="of:=[.KK2]*1000" office:value-type="float" office:value="1000" calcext:value-type="float">
            <text:p>1000</text:p>
          </table:table-cell>
          <table:table-cell table:formula="of:=[.KL2]*1000" office:value-type="float" office:value="1000" calcext:value-type="float">
            <text:p>1000</text:p>
          </table:table-cell>
          <table:table-cell table:formula="of:=[.KM2]*1000" office:value-type="float" office:value="1000" calcext:value-type="float">
            <text:p>1000</text:p>
          </table:table-cell>
          <table:table-cell table:formula="of:=[.KN2]*1000" office:value-type="float" office:value="1000" calcext:value-type="float">
            <text:p>1000</text:p>
          </table:table-cell>
          <table:table-cell table:formula="of:=[.KO2]*1000" office:value-type="float" office:value="1000" calcext:value-type="float">
            <text:p>1000</text:p>
          </table:table-cell>
          <table:table-cell table:formula="of:=[.KP2]*1000" office:value-type="float" office:value="1000" calcext:value-type="float">
            <text:p>1000</text:p>
          </table:table-cell>
          <table:table-cell table:formula="of:=[.KQ2]*1000" office:value-type="float" office:value="1000" calcext:value-type="float">
            <text:p>1000</text:p>
          </table:table-cell>
          <table:table-cell table:formula="of:=[.KR2]*1000" office:value-type="float" office:value="1000" calcext:value-type="float">
            <text:p>1000</text:p>
          </table:table-cell>
          <table:table-cell table:formula="of:=[.KS2]*1000" office:value-type="float" office:value="1000" calcext:value-type="float">
            <text:p>1000</text:p>
          </table:table-cell>
          <table:table-cell table:formula="of:=[.KT2]*1000" office:value-type="float" office:value="1000" calcext:value-type="float">
            <text:p>1000</text:p>
          </table:table-cell>
          <table:table-cell table:formula="of:=[.KU2]*1000" office:value-type="float" office:value="1000" calcext:value-type="float">
            <text:p>1000</text:p>
          </table:table-cell>
          <table:table-cell table:formula="of:=[.KV2]*1000" office:value-type="float" office:value="1000" calcext:value-type="float">
            <text:p>1000</text:p>
          </table:table-cell>
          <table:table-cell table:formula="of:=[.KW2]*1000" office:value-type="float" office:value="1000" calcext:value-type="float">
            <text:p>1000</text:p>
          </table:table-cell>
          <table:table-cell table:formula="of:=[.KX2]*1000" office:value-type="float" office:value="1000" calcext:value-type="float">
            <text:p>1000</text:p>
          </table:table-cell>
          <table:table-cell table:formula="of:=[.KY2]*1000" office:value-type="float" office:value="1000" calcext:value-type="float">
            <text:p>1000</text:p>
          </table:table-cell>
          <table:table-cell table:formula="of:=[.KZ2]*1000" office:value-type="float" office:value="1000" calcext:value-type="float">
            <text:p>1000</text:p>
          </table:table-cell>
          <table:table-cell table:formula="of:=[.LA2]*1000" office:value-type="float" office:value="1000" calcext:value-type="float">
            <text:p>1000</text:p>
          </table:table-cell>
          <table:table-cell table:formula="of:=[.LB2]*1000" office:value-type="float" office:value="1000" calcext:value-type="float">
            <text:p>1000</text:p>
          </table:table-cell>
          <table:table-cell table:formula="of:=[.LC2]*1000" office:value-type="float" office:value="1000" calcext:value-type="float">
            <text:p>1000</text:p>
          </table:table-cell>
          <table:table-cell table:formula="of:=[.LD2]*1000" office:value-type="float" office:value="1000" calcext:value-type="float">
            <text:p>1000</text:p>
          </table:table-cell>
          <table:table-cell table:formula="of:=[.LE2]*1000" office:value-type="float" office:value="1000" calcext:value-type="float">
            <text:p>1000</text:p>
          </table:table-cell>
          <table:table-cell table:formula="of:=[.LF2]*1000" office:value-type="float" office:value="1000" calcext:value-type="float">
            <text:p>1000</text:p>
          </table:table-cell>
          <table:table-cell table:formula="of:=[.LG2]*1000" office:value-type="float" office:value="1000" calcext:value-type="float">
            <text:p>1000</text:p>
          </table:table-cell>
          <table:table-cell table:formula="of:=[.LH2]*1000" office:value-type="float" office:value="1000" calcext:value-type="float">
            <text:p>1000</text:p>
          </table:table-cell>
          <table:table-cell table:formula="of:=[.LI2]*1000" office:value-type="float" office:value="1000" calcext:value-type="float">
            <text:p>1000</text:p>
          </table:table-cell>
          <table:table-cell table:formula="of:=[.LJ2]*1000" office:value-type="float" office:value="1000" calcext:value-type="float">
            <text:p>1000</text:p>
          </table:table-cell>
          <table:table-cell table:formula="of:=[.LK2]*1000" office:value-type="float" office:value="1000" calcext:value-type="float">
            <text:p>1000</text:p>
          </table:table-cell>
          <table:table-cell table:formula="of:=[.LL2]*1000" office:value-type="float" office:value="1000" calcext:value-type="float">
            <text:p>1000</text:p>
          </table:table-cell>
          <table:table-cell table:formula="of:=[.LM2]*1000" office:value-type="float" office:value="1000" calcext:value-type="float">
            <text:p>1000</text:p>
          </table:table-cell>
          <table:table-cell table:formula="of:=[.LN2]*1000" office:value-type="float" office:value="1000" calcext:value-type="float">
            <text:p>1000</text:p>
          </table:table-cell>
          <table:table-cell table:formula="of:=[.LO2]*1000" office:value-type="float" office:value="1000" calcext:value-type="float">
            <text:p>1000</text:p>
          </table:table-cell>
          <table:table-cell table:formula="of:=[.LP2]*1000" office:value-type="float" office:value="1000" calcext:value-type="float">
            <text:p>1000</text:p>
          </table:table-cell>
          <table:table-cell table:formula="of:=[.LQ2]*1000" office:value-type="float" office:value="1000" calcext:value-type="float">
            <text:p>1000</text:p>
          </table:table-cell>
          <table:table-cell table:formula="of:=[.LR2]*1000" office:value-type="float" office:value="1000" calcext:value-type="float">
            <text:p>1000</text:p>
          </table:table-cell>
          <table:table-cell table:formula="of:=[.LS2]*1000" office:value-type="float" office:value="1000" calcext:value-type="float">
            <text:p>1000</text:p>
          </table:table-cell>
          <table:table-cell table:formula="of:=[.LT2]*1000" office:value-type="float" office:value="1000" calcext:value-type="float">
            <text:p>1000</text:p>
          </table:table-cell>
          <table:table-cell table:formula="of:=[.LU2]*1000" office:value-type="float" office:value="1000" calcext:value-type="float">
            <text:p>1000</text:p>
          </table:table-cell>
          <table:table-cell table:formula="of:=[.LV2]*1000" office:value-type="float" office:value="1000" calcext:value-type="float">
            <text:p>1000</text:p>
          </table:table-cell>
          <table:table-cell table:formula="of:=[.LW2]*1000" office:value-type="float" office:value="1000" calcext:value-type="float">
            <text:p>1000</text:p>
          </table:table-cell>
          <table:table-cell table:formula="of:=[.LX2]*1000" office:value-type="float" office:value="1000" calcext:value-type="float">
            <text:p>1000</text:p>
          </table:table-cell>
          <table:table-cell table:formula="of:=[.LY2]*1000" office:value-type="float" office:value="1000" calcext:value-type="float">
            <text:p>1000</text:p>
          </table:table-cell>
          <table:table-cell table:formula="of:=[.LZ2]*1000" office:value-type="float" office:value="1000" calcext:value-type="float">
            <text:p>1000</text:p>
          </table:table-cell>
          <table:table-cell table:formula="of:=[.MA2]*1000" office:value-type="float" office:value="1000" calcext:value-type="float">
            <text:p>1000</text:p>
          </table:table-cell>
          <table:table-cell table:formula="of:=[.MB2]*1000" office:value-type="float" office:value="1000" calcext:value-type="float">
            <text:p>1000</text:p>
          </table:table-cell>
          <table:table-cell table:formula="of:=[.MC2]*1000" office:value-type="float" office:value="1000" calcext:value-type="float">
            <text:p>1000</text:p>
          </table:table-cell>
          <table:table-cell table:formula="of:=[.MD2]*1000" office:value-type="float" office:value="1000" calcext:value-type="float">
            <text:p>1000</text:p>
          </table:table-cell>
          <table:table-cell table:formula="of:=[.ME2]*1000" office:value-type="float" office:value="1000" calcext:value-type="float">
            <text:p>1000</text:p>
          </table:table-cell>
          <table:table-cell table:formula="of:=[.MF2]*1000" office:value-type="float" office:value="1000" calcext:value-type="float">
            <text:p>1000</text:p>
          </table:table-cell>
          <table:table-cell table:formula="of:=[.MG2]*1000" office:value-type="float" office:value="1000" calcext:value-type="float">
            <text:p>1000</text:p>
          </table:table-cell>
          <table:table-cell table:formula="of:=[.MH2]*1000" office:value-type="float" office:value="1000" calcext:value-type="float">
            <text:p>1000</text:p>
          </table:table-cell>
          <table:table-cell table:formula="of:=[.MI2]*1000" office:value-type="float" office:value="1000" calcext:value-type="float">
            <text:p>1000</text:p>
          </table:table-cell>
          <table:table-cell table:formula="of:=[.MJ2]*1000" office:value-type="float" office:value="1000" calcext:value-type="float">
            <text:p>1000</text:p>
          </table:table-cell>
          <table:table-cell table:formula="of:=[.MK2]*1000" office:value-type="float" office:value="1000" calcext:value-type="float">
            <text:p>1000</text:p>
          </table:table-cell>
          <table:table-cell table:formula="of:=[.ML2]*1000" office:value-type="float" office:value="1000" calcext:value-type="float">
            <text:p>1000</text:p>
          </table:table-cell>
          <table:table-cell table:formula="of:=[.MM2]*1000" office:value-type="float" office:value="1000" calcext:value-type="float">
            <text:p>1000</text:p>
          </table:table-cell>
          <table:table-cell table:formula="of:=[.MN2]*1000" office:value-type="float" office:value="1000" calcext:value-type="float">
            <text:p>1000</text:p>
          </table:table-cell>
          <table:table-cell table:formula="of:=[.MO2]*1000" office:value-type="float" office:value="1000" calcext:value-type="float">
            <text:p>1000</text:p>
          </table:table-cell>
          <table:table-cell table:formula="of:=[.MP2]*1000" office:value-type="float" office:value="1000" calcext:value-type="float">
            <text:p>1000</text:p>
          </table:table-cell>
          <table:table-cell table:formula="of:=[.MQ2]*1000" office:value-type="float" office:value="1000" calcext:value-type="float">
            <text:p>1000</text:p>
          </table:table-cell>
          <table:table-cell table:formula="of:=[.MR2]*1000" office:value-type="float" office:value="1000" calcext:value-type="float">
            <text:p>1000</text:p>
          </table:table-cell>
          <table:table-cell table:formula="of:=[.MS2]*1000" office:value-type="float" office:value="1000" calcext:value-type="float">
            <text:p>1000</text:p>
          </table:table-cell>
          <table:table-cell table:formula="of:=[.MT2]*1000" office:value-type="float" office:value="1000" calcext:value-type="float">
            <text:p>1000</text:p>
          </table:table-cell>
          <table:table-cell table:formula="of:=[.MU2]*1000" office:value-type="float" office:value="1000" calcext:value-type="float">
            <text:p>1000</text:p>
          </table:table-cell>
          <table:table-cell table:formula="of:=[.MV2]*1000" office:value-type="float" office:value="1000" calcext:value-type="float">
            <text:p>1000</text:p>
          </table:table-cell>
          <table:table-cell table:formula="of:=[.MW2]*1000" office:value-type="float" office:value="1000" calcext:value-type="float">
            <text:p>1000</text:p>
          </table:table-cell>
          <table:table-cell table:formula="of:=[.MX2]*1000" office:value-type="float" office:value="1000" calcext:value-type="float">
            <text:p>1000</text:p>
          </table:table-cell>
          <table:table-cell table:formula="of:=[.MY2]*1000" office:value-type="float" office:value="1000" calcext:value-type="float">
            <text:p>1000</text:p>
          </table:table-cell>
          <table:table-cell table:formula="of:=[.MZ2]*1000" office:value-type="float" office:value="1000" calcext:value-type="float">
            <text:p>1000</text:p>
          </table:table-cell>
          <table:table-cell table:formula="of:=[.NA2]*1000" office:value-type="float" office:value="1000" calcext:value-type="float">
            <text:p>1000</text:p>
          </table:table-cell>
          <table:table-cell table:formula="of:=[.NB2]*1000" office:value-type="float" office:value="1000" calcext:value-type="float">
            <text:p>1000</text:p>
          </table:table-cell>
          <table:table-cell table:formula="of:=[.NC2]*1000" office:value-type="float" office:value="1000" calcext:value-type="float">
            <text:p>1000</text:p>
          </table:table-cell>
          <table:table-cell table:formula="of:=[.ND2]*1000" office:value-type="float" office:value="1000" calcext:value-type="float">
            <text:p>1000</text:p>
          </table:table-cell>
          <table:table-cell table:formula="of:=[.NE2]*1000" office:value-type="float" office:value="1000" calcext:value-type="float">
            <text:p>1000</text:p>
          </table:table-cell>
          <table:table-cell table:formula="of:=[.NF2]*1000" office:value-type="float" office:value="1000" calcext:value-type="float">
            <text:p>1000</text:p>
          </table:table-cell>
          <table:table-cell table:formula="of:=[.NG2]*1000" office:value-type="float" office:value="1000" calcext:value-type="float">
            <text:p>1000</text:p>
          </table:table-cell>
          <table:table-cell table:formula="of:=[.NH2]*1000" office:value-type="float" office:value="1000" calcext:value-type="float">
            <text:p>1000</text:p>
          </table:table-cell>
          <table:table-cell table:formula="of:=[.NI2]*1000" office:value-type="float" office:value="1000" calcext:value-type="float">
            <text:p>1000</text:p>
          </table:table-cell>
          <table:table-cell table:formula="of:=[.NJ2]*1000" office:value-type="float" office:value="1000" calcext:value-type="float">
            <text:p>1000</text:p>
          </table:table-cell>
          <table:table-cell table:formula="of:=[.NK2]*1000" office:value-type="float" office:value="1000" calcext:value-type="float">
            <text:p>1000</text:p>
          </table:table-cell>
          <table:table-cell table:formula="of:=[.NL2]*1000" office:value-type="float" office:value="1000" calcext:value-type="float">
            <text:p>1000</text:p>
          </table:table-cell>
          <table:table-cell table:formula="of:=[.NM2]*1000" office:value-type="float" office:value="1000" calcext:value-type="float">
            <text:p>1000</text:p>
          </table:table-cell>
          <table:table-cell table:formula="of:=[.NN2]*1000" office:value-type="float" office:value="1000" calcext:value-type="float">
            <text:p>1000</text:p>
          </table:table-cell>
          <table:table-cell table:formula="of:=[.NO2]*1000" office:value-type="float" office:value="1000" calcext:value-type="float">
            <text:p>1000</text:p>
          </table:table-cell>
          <table:table-cell table:formula="of:=[.NP2]*1000" office:value-type="float" office:value="1000" calcext:value-type="float">
            <text:p>1000</text:p>
          </table:table-cell>
          <table:table-cell table:formula="of:=[.NQ2]*1000" office:value-type="float" office:value="1000" calcext:value-type="float">
            <text:p>1000</text:p>
          </table:table-cell>
          <table:table-cell table:formula="of:=[.NR2]*1000" office:value-type="float" office:value="1000" calcext:value-type="float">
            <text:p>1000</text:p>
          </table:table-cell>
          <table:table-cell table:formula="of:=[.NS2]*1000" office:value-type="float" office:value="1000" calcext:value-type="float">
            <text:p>1000</text:p>
          </table:table-cell>
          <table:table-cell table:formula="of:=[.NT2]*1000" office:value-type="float" office:value="1000" calcext:value-type="float">
            <text:p>1000</text:p>
          </table:table-cell>
          <table:table-cell table:formula="of:=[.NU2]*1000" office:value-type="float" office:value="1000" calcext:value-type="float">
            <text:p>1000</text:p>
          </table:table-cell>
          <table:table-cell table:formula="of:=[.NV2]*1000" office:value-type="float" office:value="1000" calcext:value-type="float">
            <text:p>1000</text:p>
          </table:table-cell>
          <table:table-cell table:formula="of:=[.NW2]*1000" office:value-type="float" office:value="1000" calcext:value-type="float">
            <text:p>1000</text:p>
          </table:table-cell>
          <table:table-cell table:formula="of:=[.NX2]*1000" office:value-type="float" office:value="1000" calcext:value-type="float">
            <text:p>1000</text:p>
          </table:table-cell>
          <table:table-cell table:formula="of:=[.NY2]*1000" office:value-type="float" office:value="1000" calcext:value-type="float">
            <text:p>1000</text:p>
          </table:table-cell>
          <table:table-cell table:formula="of:=[.NZ2]*1000" office:value-type="float" office:value="1000" calcext:value-type="float">
            <text:p>1000</text:p>
          </table:table-cell>
          <table:table-cell table:formula="of:=[.OA2]*1000" office:value-type="float" office:value="1000" calcext:value-type="float">
            <text:p>1000</text:p>
          </table:table-cell>
          <table:table-cell table:formula="of:=[.OB2]*1000" office:value-type="float" office:value="1000" calcext:value-type="float">
            <text:p>1000</text:p>
          </table:table-cell>
          <table:table-cell table:formula="of:=[.OC2]*1000" office:value-type="float" office:value="1000" calcext:value-type="float">
            <text:p>1000</text:p>
          </table:table-cell>
          <table:table-cell table:formula="of:=[.OD2]*1000" office:value-type="float" office:value="1000" calcext:value-type="float">
            <text:p>1000</text:p>
          </table:table-cell>
          <table:table-cell table:formula="of:=[.OE2]*1000" office:value-type="float" office:value="1000" calcext:value-type="float">
            <text:p>1000</text:p>
          </table:table-cell>
          <table:table-cell table:formula="of:=[.OF2]*1000" office:value-type="float" office:value="1000" calcext:value-type="float">
            <text:p>1000</text:p>
          </table:table-cell>
          <table:table-cell table:formula="of:=[.OG2]*1000" office:value-type="float" office:value="1000" calcext:value-type="float">
            <text:p>1000</text:p>
          </table:table-cell>
          <table:table-cell table:formula="of:=[.OH2]*1000" office:value-type="float" office:value="1000" calcext:value-type="float">
            <text:p>1000</text:p>
          </table:table-cell>
          <table:table-cell table:formula="of:=[.OI2]*1000" office:value-type="float" office:value="1000" calcext:value-type="float">
            <text:p>1000</text:p>
          </table:table-cell>
          <table:table-cell table:formula="of:=[.OJ2]*1000" office:value-type="float" office:value="1000" calcext:value-type="float">
            <text:p>1000</text:p>
          </table:table-cell>
          <table:table-cell table:formula="of:=[.OK2]*1000" office:value-type="float" office:value="1000" calcext:value-type="float">
            <text:p>1000</text:p>
          </table:table-cell>
          <table:table-cell table:formula="of:=[.OL2]*1000" office:value-type="float" office:value="1000" calcext:value-type="float">
            <text:p>1000</text:p>
          </table:table-cell>
          <table:table-cell table:formula="of:=[.OM2]*1000" office:value-type="float" office:value="1000" calcext:value-type="float">
            <text:p>1000</text:p>
          </table:table-cell>
          <table:table-cell table:formula="of:=[.ON2]*1000" office:value-type="float" office:value="1000" calcext:value-type="float">
            <text:p>1000</text:p>
          </table:table-cell>
          <table:table-cell table:formula="of:=[.OO2]*1000" office:value-type="float" office:value="1000" calcext:value-type="float">
            <text:p>1000</text:p>
          </table:table-cell>
          <table:table-cell table:formula="of:=[.OP2]*1000" office:value-type="float" office:value="1000" calcext:value-type="float">
            <text:p>1000</text:p>
          </table:table-cell>
          <table:table-cell table:formula="of:=[.OQ2]*1000" office:value-type="float" office:value="1000" calcext:value-type="float">
            <text:p>1000</text:p>
          </table:table-cell>
          <table:table-cell table:formula="of:=[.OR2]*1000" office:value-type="float" office:value="1000" calcext:value-type="float">
            <text:p>1000</text:p>
          </table:table-cell>
          <table:table-cell table:formula="of:=[.OS2]*1000" office:value-type="float" office:value="1000" calcext:value-type="float">
            <text:p>1000</text:p>
          </table:table-cell>
          <table:table-cell table:formula="of:=[.OT2]*1000" office:value-type="float" office:value="1000" calcext:value-type="float">
            <text:p>1000</text:p>
          </table:table-cell>
          <table:table-cell table:formula="of:=[.OU2]*1000" office:value-type="float" office:value="1000" calcext:value-type="float">
            <text:p>1000</text:p>
          </table:table-cell>
          <table:table-cell table:formula="of:=[.OV2]*1000" office:value-type="float" office:value="1000" calcext:value-type="float">
            <text:p>1000</text:p>
          </table:table-cell>
          <table:table-cell table:formula="of:=[.OW2]*1000" office:value-type="float" office:value="1000" calcext:value-type="float">
            <text:p>1000</text:p>
          </table:table-cell>
          <table:table-cell table:formula="of:=[.OX2]*1000" office:value-type="float" office:value="1000" calcext:value-type="float">
            <text:p>1000</text:p>
          </table:table-cell>
          <table:table-cell table:formula="of:=[.OY2]*1000" office:value-type="float" office:value="1000" calcext:value-type="float">
            <text:p>1000</text:p>
          </table:table-cell>
          <table:table-cell table:formula="of:=[.OZ2]*1000" office:value-type="float" office:value="1000" calcext:value-type="float">
            <text:p>1000</text:p>
          </table:table-cell>
          <table:table-cell table:formula="of:=[.PA2]*1000" office:value-type="float" office:value="1000" calcext:value-type="float">
            <text:p>1000</text:p>
          </table:table-cell>
          <table:table-cell table:formula="of:=[.PB2]*1000" office:value-type="float" office:value="1000" calcext:value-type="float">
            <text:p>1000</text:p>
          </table:table-cell>
          <table:table-cell table:formula="of:=[.PC2]*1000" office:value-type="float" office:value="1000" calcext:value-type="float">
            <text:p>1000</text:p>
          </table:table-cell>
          <table:table-cell table:formula="of:=[.PD2]*1000" office:value-type="float" office:value="1000" calcext:value-type="float">
            <text:p>1000</text:p>
          </table:table-cell>
          <table:table-cell table:formula="of:=[.PE2]*1000" office:value-type="float" office:value="1000" calcext:value-type="float">
            <text:p>1000</text:p>
          </table:table-cell>
          <table:table-cell table:formula="of:=[.PF2]*1000" office:value-type="float" office:value="1000" calcext:value-type="float">
            <text:p>1000</text:p>
          </table:table-cell>
          <table:table-cell table:formula="of:=[.PG2]*1000" office:value-type="float" office:value="1000" calcext:value-type="float">
            <text:p>1000</text:p>
          </table:table-cell>
          <table:table-cell table:formula="of:=[.PH2]*1000" office:value-type="float" office:value="1000" calcext:value-type="float">
            <text:p>1000</text:p>
          </table:table-cell>
          <table:table-cell table:formula="of:=[.PI2]*1000" office:value-type="float" office:value="1000" calcext:value-type="float">
            <text:p>1000</text:p>
          </table:table-cell>
          <table:table-cell table:formula="of:=[.PJ2]*1000" office:value-type="float" office:value="1000" calcext:value-type="float">
            <text:p>1000</text:p>
          </table:table-cell>
          <table:table-cell table:formula="of:=[.PK2]*1000" office:value-type="float" office:value="1000" calcext:value-type="float">
            <text:p>1000</text:p>
          </table:table-cell>
          <table:table-cell table:formula="of:=[.PL2]*1000" office:value-type="float" office:value="1000" calcext:value-type="float">
            <text:p>1000</text:p>
          </table:table-cell>
          <table:table-cell table:formula="of:=[.PM2]*1000" office:value-type="float" office:value="1000" calcext:value-type="float">
            <text:p>1000</text:p>
          </table:table-cell>
          <table:table-cell table:formula="of:=[.PN2]*1000" office:value-type="float" office:value="1000" calcext:value-type="float">
            <text:p>1000</text:p>
          </table:table-cell>
          <table:table-cell table:formula="of:=[.PO2]*1000" office:value-type="float" office:value="1000" calcext:value-type="float">
            <text:p>1000</text:p>
          </table:table-cell>
          <table:table-cell table:formula="of:=[.PP2]*1000" office:value-type="float" office:value="1000" calcext:value-type="float">
            <text:p>1000</text:p>
          </table:table-cell>
          <table:table-cell table:formula="of:=[.PQ2]*1000" office:value-type="float" office:value="1000" calcext:value-type="float">
            <text:p>1000</text:p>
          </table:table-cell>
          <table:table-cell table:formula="of:=[.PR2]*1000" office:value-type="float" office:value="1000" calcext:value-type="float">
            <text:p>1000</text:p>
          </table:table-cell>
          <table:table-cell table:formula="of:=[.PS2]*1000" office:value-type="float" office:value="1000" calcext:value-type="float">
            <text:p>1000</text:p>
          </table:table-cell>
          <table:table-cell table:formula="of:=[.PT2]*1000" office:value-type="float" office:value="1000" calcext:value-type="float">
            <text:p>1000</text:p>
          </table:table-cell>
          <table:table-cell table:formula="of:=[.PU2]*1000" office:value-type="float" office:value="1000" calcext:value-type="float">
            <text:p>1000</text:p>
          </table:table-cell>
          <table:table-cell table:formula="of:=[.PV2]*1000" office:value-type="float" office:value="1000" calcext:value-type="float">
            <text:p>1000</text:p>
          </table:table-cell>
          <table:table-cell table:formula="of:=[.PW2]*1000" office:value-type="float" office:value="1000" calcext:value-type="float">
            <text:p>1000</text:p>
          </table:table-cell>
          <table:table-cell table:formula="of:=[.PX2]*1000" office:value-type="float" office:value="1000" calcext:value-type="float">
            <text:p>1000</text:p>
          </table:table-cell>
          <table:table-cell table:formula="of:=[.PY2]*1000" office:value-type="float" office:value="1000" calcext:value-type="float">
            <text:p>1000</text:p>
          </table:table-cell>
          <table:table-cell table:formula="of:=[.PZ2]*1000" office:value-type="float" office:value="1000" calcext:value-type="float">
            <text:p>1000</text:p>
          </table:table-cell>
          <table:table-cell table:formula="of:=[.QA2]*1000" office:value-type="float" office:value="1000" calcext:value-type="float">
            <text:p>1000</text:p>
          </table:table-cell>
          <table:table-cell table:formula="of:=[.QB2]*1000" office:value-type="float" office:value="1000" calcext:value-type="float">
            <text:p>1000</text:p>
          </table:table-cell>
          <table:table-cell table:formula="of:=[.QC2]*1000" office:value-type="float" office:value="1000" calcext:value-type="float">
            <text:p>1000</text:p>
          </table:table-cell>
          <table:table-cell table:formula="of:=[.QD2]*1000" office:value-type="float" office:value="1000" calcext:value-type="float">
            <text:p>1000</text:p>
          </table:table-cell>
          <table:table-cell table:formula="of:=[.QE2]*1000" office:value-type="float" office:value="1000" calcext:value-type="float">
            <text:p>1000</text:p>
          </table:table-cell>
          <table:table-cell table:formula="of:=[.QF2]*1000" office:value-type="float" office:value="1000" calcext:value-type="float">
            <text:p>1000</text:p>
          </table:table-cell>
          <table:table-cell table:formula="of:=[.QG2]*1000" office:value-type="float" office:value="1000" calcext:value-type="float">
            <text:p>1000</text:p>
          </table:table-cell>
          <table:table-cell table:formula="of:=[.QH2]*1000" office:value-type="float" office:value="1000" calcext:value-type="float">
            <text:p>1000</text:p>
          </table:table-cell>
          <table:table-cell table:formula="of:=[.QI2]*1000" office:value-type="float" office:value="1000" calcext:value-type="float">
            <text:p>1000</text:p>
          </table:table-cell>
          <table:table-cell table:formula="of:=[.QJ2]*1000" office:value-type="float" office:value="1000" calcext:value-type="float">
            <text:p>1000</text:p>
          </table:table-cell>
          <table:table-cell table:formula="of:=[.QK2]*1000" office:value-type="float" office:value="1000" calcext:value-type="float">
            <text:p>1000</text:p>
          </table:table-cell>
          <table:table-cell table:formula="of:=[.QL2]*1000" office:value-type="float" office:value="1000" calcext:value-type="float">
            <text:p>1000</text:p>
          </table:table-cell>
          <table:table-cell table:formula="of:=[.QM2]*1000" office:value-type="float" office:value="1000" calcext:value-type="float">
            <text:p>1000</text:p>
          </table:table-cell>
          <table:table-cell table:formula="of:=[.QN2]*1000" office:value-type="float" office:value="1000" calcext:value-type="float">
            <text:p>1000</text:p>
          </table:table-cell>
          <table:table-cell table:formula="of:=[.QO2]*1000" office:value-type="float" office:value="1000" calcext:value-type="float">
            <text:p>1000</text:p>
          </table:table-cell>
          <table:table-cell table:formula="of:=[.QP2]*1000" office:value-type="float" office:value="1000" calcext:value-type="float">
            <text:p>1000</text:p>
          </table:table-cell>
          <table:table-cell table:formula="of:=[.QQ2]*1000" office:value-type="float" office:value="1000" calcext:value-type="float">
            <text:p>1000</text:p>
          </table:table-cell>
          <table:table-cell table:formula="of:=[.QR2]*1000" office:value-type="float" office:value="1000" calcext:value-type="float">
            <text:p>1000</text:p>
          </table:table-cell>
          <table:table-cell table:formula="of:=[.QS2]*1000" office:value-type="float" office:value="1000" calcext:value-type="float">
            <text:p>1000</text:p>
          </table:table-cell>
          <table:table-cell table:formula="of:=[.QT2]*1000" office:value-type="float" office:value="1000" calcext:value-type="float">
            <text:p>1000</text:p>
          </table:table-cell>
          <table:table-cell table:formula="of:=[.QU2]*1000" office:value-type="float" office:value="1000" calcext:value-type="float">
            <text:p>1000</text:p>
          </table:table-cell>
          <table:table-cell table:formula="of:=[.QV2]*1000" office:value-type="float" office:value="1000" calcext:value-type="float">
            <text:p>1000</text:p>
          </table:table-cell>
          <table:table-cell table:formula="of:=[.QW2]*1000" office:value-type="float" office:value="1000" calcext:value-type="float">
            <text:p>1000</text:p>
          </table:table-cell>
          <table:table-cell table:formula="of:=[.QX2]*1000" office:value-type="float" office:value="1000" calcext:value-type="float">
            <text:p>1000</text:p>
          </table:table-cell>
          <table:table-cell table:formula="of:=[.QY2]*1000" office:value-type="float" office:value="1000" calcext:value-type="float">
            <text:p>1000</text:p>
          </table:table-cell>
          <table:table-cell table:formula="of:=[.QZ2]*1000" office:value-type="float" office:value="1000" calcext:value-type="float">
            <text:p>1000</text:p>
          </table:table-cell>
          <table:table-cell table:formula="of:=[.RA2]*1000" office:value-type="float" office:value="1000" calcext:value-type="float">
            <text:p>1000</text:p>
          </table:table-cell>
          <table:table-cell table:formula="of:=[.RB2]*1000" office:value-type="float" office:value="1000" calcext:value-type="float">
            <text:p>1000</text:p>
          </table:table-cell>
          <table:table-cell table:formula="of:=[.RC2]*1000" office:value-type="float" office:value="1000" calcext:value-type="float">
            <text:p>1000</text:p>
          </table:table-cell>
          <table:table-cell table:formula="of:=[.RD2]*1000" office:value-type="float" office:value="1000" calcext:value-type="float">
            <text:p>1000</text:p>
          </table:table-cell>
          <table:table-cell table:formula="of:=[.RE2]*1000" office:value-type="float" office:value="1000" calcext:value-type="float">
            <text:p>1000</text:p>
          </table:table-cell>
          <table:table-cell table:formula="of:=[.RF2]*1000" office:value-type="float" office:value="1000" calcext:value-type="float">
            <text:p>1000</text:p>
          </table:table-cell>
          <table:table-cell table:formula="of:=[.RG2]*1000" office:value-type="float" office:value="1000" calcext:value-type="float">
            <text:p>1000</text:p>
          </table:table-cell>
          <table:table-cell table:formula="of:=[.RH2]*1000" office:value-type="float" office:value="1000" calcext:value-type="float">
            <text:p>1000</text:p>
          </table:table-cell>
          <table:table-cell table:formula="of:=[.RI2]*1000" office:value-type="float" office:value="1000" calcext:value-type="float">
            <text:p>1000</text:p>
          </table:table-cell>
          <table:table-cell table:formula="of:=[.RJ2]*1000" office:value-type="float" office:value="1000" calcext:value-type="float">
            <text:p>1000</text:p>
          </table:table-cell>
          <table:table-cell table:formula="of:=[.RK2]*1000" office:value-type="float" office:value="1000" calcext:value-type="float">
            <text:p>1000</text:p>
          </table:table-cell>
          <table:table-cell table:formula="of:=[.RL2]*1000" office:value-type="float" office:value="1000" calcext:value-type="float">
            <text:p>1000</text:p>
          </table:table-cell>
          <table:table-cell table:formula="of:=[.RM2]*1000" office:value-type="float" office:value="1000" calcext:value-type="float">
            <text:p>1000</text:p>
          </table:table-cell>
          <table:table-cell table:formula="of:=[.RN2]*1000" office:value-type="float" office:value="1000" calcext:value-type="float">
            <text:p>1000</text:p>
          </table:table-cell>
          <table:table-cell table:formula="of:=[.RO2]*1000" office:value-type="float" office:value="1000" calcext:value-type="float">
            <text:p>1000</text:p>
          </table:table-cell>
          <table:table-cell table:formula="of:=[.RP2]*1000" office:value-type="float" office:value="1000" calcext:value-type="float">
            <text:p>1000</text:p>
          </table:table-cell>
          <table:table-cell table:formula="of:=[.RQ2]*1000" office:value-type="float" office:value="1000" calcext:value-type="float">
            <text:p>1000</text:p>
          </table:table-cell>
          <table:table-cell table:formula="of:=[.RR2]*1000" office:value-type="float" office:value="1000" calcext:value-type="float">
            <text:p>1000</text:p>
          </table:table-cell>
          <table:table-cell table:formula="of:=[.RS2]*1000" office:value-type="float" office:value="1000" calcext:value-type="float">
            <text:p>1000</text:p>
          </table:table-cell>
          <table:table-cell table:formula="of:=[.RT2]*1000" office:value-type="float" office:value="1000" calcext:value-type="float">
            <text:p>1000</text:p>
          </table:table-cell>
          <table:table-cell table:formula="of:=[.RU2]*1000" office:value-type="float" office:value="1000" calcext:value-type="float">
            <text:p>1000</text:p>
          </table:table-cell>
          <table:table-cell table:formula="of:=[.RV2]*1000" office:value-type="float" office:value="1000" calcext:value-type="float">
            <text:p>1000</text:p>
          </table:table-cell>
          <table:table-cell table:formula="of:=[.RW2]*1000" office:value-type="float" office:value="1000" calcext:value-type="float">
            <text:p>1000</text:p>
          </table:table-cell>
          <table:table-cell table:formula="of:=[.RX2]*1000" office:value-type="float" office:value="1000" calcext:value-type="float">
            <text:p>1000</text:p>
          </table:table-cell>
          <table:table-cell table:formula="of:=[.RY2]*1000" office:value-type="float" office:value="1000" calcext:value-type="float">
            <text:p>1000</text:p>
          </table:table-cell>
          <table:table-cell table:formula="of:=[.RZ2]*1000" office:value-type="float" office:value="1000" calcext:value-type="float">
            <text:p>1000</text:p>
          </table:table-cell>
          <table:table-cell table:formula="of:=[.SA2]*1000" office:value-type="float" office:value="1000" calcext:value-type="float">
            <text:p>1000</text:p>
          </table:table-cell>
          <table:table-cell table:formula="of:=[.SB2]*1000" office:value-type="float" office:value="1000" calcext:value-type="float">
            <text:p>1000</text:p>
          </table:table-cell>
          <table:table-cell table:formula="of:=[.SC2]*1000" office:value-type="float" office:value="1000" calcext:value-type="float">
            <text:p>1000</text:p>
          </table:table-cell>
          <table:table-cell table:formula="of:=[.SD2]*1000" office:value-type="float" office:value="1000" calcext:value-type="float">
            <text:p>1000</text:p>
          </table:table-cell>
          <table:table-cell table:formula="of:=[.SE2]*1000" office:value-type="float" office:value="1000" calcext:value-type="float">
            <text:p>1000</text:p>
          </table:table-cell>
          <table:table-cell table:formula="of:=[.SF2]*1000" office:value-type="float" office:value="1000" calcext:value-type="float">
            <text:p>1000</text:p>
          </table:table-cell>
          <table:table-cell table:formula="of:=[.SG2]*1000" office:value-type="float" office:value="1000" calcext:value-type="float">
            <text:p>1000</text:p>
          </table:table-cell>
          <table:table-cell table:formula="of:=[.SH2]*1000" office:value-type="float" office:value="1000" calcext:value-type="float">
            <text:p>1000</text:p>
          </table:table-cell>
          <table:table-cell table:formula="of:=[.SI2]*1000" office:value-type="float" office:value="1000" calcext:value-type="float">
            <text:p>1000</text:p>
          </table:table-cell>
          <table:table-cell table:formula="of:=[.SJ2]*1000" office:value-type="float" office:value="1000" calcext:value-type="float">
            <text:p>1000</text:p>
          </table:table-cell>
          <table:table-cell table:formula="of:=[.SK2]*1000" office:value-type="float" office:value="1000" calcext:value-type="float">
            <text:p>1000</text:p>
          </table:table-cell>
          <table:table-cell table:formula="of:=[.SL2]*1000" office:value-type="float" office:value="1000" calcext:value-type="float">
            <text:p>1000</text:p>
          </table:table-cell>
          <table:table-cell table:formula="of:=[.SM2]*1000" office:value-type="float" office:value="1000" calcext:value-type="float">
            <text:p>1000</text:p>
          </table:table-cell>
          <table:table-cell table:formula="of:=[.SN2]*1000" office:value-type="float" office:value="1000" calcext:value-type="float">
            <text:p>1000</text:p>
          </table:table-cell>
          <table:table-cell table:formula="of:=[.SO2]*1000" office:value-type="float" office:value="1000" calcext:value-type="float">
            <text:p>1000</text:p>
          </table:table-cell>
          <table:table-cell table:formula="of:=[.SP2]*1000" office:value-type="float" office:value="1000" calcext:value-type="float">
            <text:p>1000</text:p>
          </table:table-cell>
          <table:table-cell table:formula="of:=[.SQ2]*1000" office:value-type="float" office:value="1000" calcext:value-type="float">
            <text:p>1000</text:p>
          </table:table-cell>
          <table:table-cell table:formula="of:=[.SR2]*1000" office:value-type="float" office:value="1000" calcext:value-type="float">
            <text:p>1000</text:p>
          </table:table-cell>
        </table:table-row>
        <table:table-row table:style-name="ro1">
          <table:table-cell table:number-columns-repeated="256" office:value-type="float" office:value="0" calcext:value-type="float">
            <text:p>0</text:p>
          </table:table-cell>
          <table:table-cell table:number-columns-repeated="25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</table:table>
      <table:table table:name="triangle" table:style-name="ta1">
        <table:table-column table:style-name="co1" table:number-columns-repeated="512" table:default-cell-style-name="Default"/>
        <table:table-row table:style-name="ro1">
          <table:table-cell table:formula="of:=ROUND([.A2])" office:value-type="float" office:value="0" calcext:value-type="float">
            <text:p>0</text:p>
          </table:table-cell>
          <table:table-cell table:formula="of:=ROUND([.B2])" office:value-type="float" office:value="4" calcext:value-type="float">
            <text:p>4</text:p>
          </table:table-cell>
          <table:table-cell table:formula="of:=ROUND([.C2])" office:value-type="float" office:value="8" calcext:value-type="float">
            <text:p>8</text:p>
          </table:table-cell>
          <table:table-cell table:formula="of:=ROUND([.D2])" office:value-type="float" office:value="12" calcext:value-type="float">
            <text:p>12</text:p>
          </table:table-cell>
          <table:table-cell table:formula="of:=ROUND([.E2])" office:value-type="float" office:value="16" calcext:value-type="float">
            <text:p>16</text:p>
          </table:table-cell>
          <table:table-cell table:formula="of:=ROUND([.F2])" office:value-type="float" office:value="20" calcext:value-type="float">
            <text:p>20</text:p>
          </table:table-cell>
          <table:table-cell table:formula="of:=ROUND([.G2])" office:value-type="float" office:value="24" calcext:value-type="float">
            <text:p>24</text:p>
          </table:table-cell>
          <table:table-cell table:formula="of:=ROUND([.H2])" office:value-type="float" office:value="27" calcext:value-type="float">
            <text:p>27</text:p>
          </table:table-cell>
          <table:table-cell table:formula="of:=ROUND([.I2])" office:value-type="float" office:value="31" calcext:value-type="float">
            <text:p>31</text:p>
          </table:table-cell>
          <table:table-cell table:formula="of:=ROUND([.J2])" office:value-type="float" office:value="35" calcext:value-type="float">
            <text:p>35</text:p>
          </table:table-cell>
          <table:table-cell table:formula="of:=ROUND([.K2])" office:value-type="float" office:value="39" calcext:value-type="float">
            <text:p>39</text:p>
          </table:table-cell>
          <table:table-cell table:formula="of:=ROUND([.L2])" office:value-type="float" office:value="43" calcext:value-type="float">
            <text:p>43</text:p>
          </table:table-cell>
          <table:table-cell table:formula="of:=ROUND([.M2])" office:value-type="float" office:value="47" calcext:value-type="float">
            <text:p>47</text:p>
          </table:table-cell>
          <table:table-cell table:formula="of:=ROUND([.N2])" office:value-type="float" office:value="51" calcext:value-type="float">
            <text:p>51</text:p>
          </table:table-cell>
          <table:table-cell table:formula="of:=ROUND([.O2])" office:value-type="float" office:value="55" calcext:value-type="float">
            <text:p>55</text:p>
          </table:table-cell>
          <table:table-cell table:formula="of:=ROUND([.P2])" office:value-type="float" office:value="59" calcext:value-type="float">
            <text:p>59</text:p>
          </table:table-cell>
          <table:table-cell table:formula="of:=ROUND([.Q2])" office:value-type="float" office:value="63" calcext:value-type="float">
            <text:p>63</text:p>
          </table:table-cell>
          <table:table-cell table:formula="of:=ROUND([.R2])" office:value-type="float" office:value="67" calcext:value-type="float">
            <text:p>67</text:p>
          </table:table-cell>
          <table:table-cell table:formula="of:=ROUND([.S2])" office:value-type="float" office:value="71" calcext:value-type="float">
            <text:p>71</text:p>
          </table:table-cell>
          <table:table-cell table:formula="of:=ROUND([.T2])" office:value-type="float" office:value="75" calcext:value-type="float">
            <text:p>75</text:p>
          </table:table-cell>
          <table:table-cell table:formula="of:=ROUND([.U2])" office:value-type="float" office:value="78" calcext:value-type="float">
            <text:p>78</text:p>
          </table:table-cell>
          <table:table-cell table:formula="of:=ROUND([.V2])" office:value-type="float" office:value="82" calcext:value-type="float">
            <text:p>82</text:p>
          </table:table-cell>
          <table:table-cell table:formula="of:=ROUND([.W2])" office:value-type="float" office:value="86" calcext:value-type="float">
            <text:p>86</text:p>
          </table:table-cell>
          <table:table-cell table:formula="of:=ROUND([.X2])" office:value-type="float" office:value="90" calcext:value-type="float">
            <text:p>90</text:p>
          </table:table-cell>
          <table:table-cell table:formula="of:=ROUND([.Y2])" office:value-type="float" office:value="94" calcext:value-type="float">
            <text:p>94</text:p>
          </table:table-cell>
          <table:table-cell table:formula="of:=ROUND([.Z2])" office:value-type="float" office:value="98" calcext:value-type="float">
            <text:p>98</text:p>
          </table:table-cell>
          <table:table-cell table:formula="of:=ROUND([.AA2])" office:value-type="float" office:value="102" calcext:value-type="float">
            <text:p>102</text:p>
          </table:table-cell>
          <table:table-cell table:formula="of:=ROUND([.AB2])" office:value-type="float" office:value="106" calcext:value-type="float">
            <text:p>106</text:p>
          </table:table-cell>
          <table:table-cell table:formula="of:=ROUND([.AC2])" office:value-type="float" office:value="110" calcext:value-type="float">
            <text:p>110</text:p>
          </table:table-cell>
          <table:table-cell table:formula="of:=ROUND([.AD2])" office:value-type="float" office:value="114" calcext:value-type="float">
            <text:p>114</text:p>
          </table:table-cell>
          <table:table-cell table:formula="of:=ROUND([.AE2])" office:value-type="float" office:value="118" calcext:value-type="float">
            <text:p>118</text:p>
          </table:table-cell>
          <table:table-cell table:formula="of:=ROUND([.AF2])" office:value-type="float" office:value="122" calcext:value-type="float">
            <text:p>122</text:p>
          </table:table-cell>
          <table:table-cell table:formula="of:=ROUND([.AG2])" office:value-type="float" office:value="125" calcext:value-type="float">
            <text:p>125</text:p>
          </table:table-cell>
          <table:table-cell table:formula="of:=ROUND([.AH2])" office:value-type="float" office:value="129" calcext:value-type="float">
            <text:p>129</text:p>
          </table:table-cell>
          <table:table-cell table:formula="of:=ROUND([.AI2])" office:value-type="float" office:value="133" calcext:value-type="float">
            <text:p>133</text:p>
          </table:table-cell>
          <table:table-cell table:formula="of:=ROUND([.AJ2])" office:value-type="float" office:value="137" calcext:value-type="float">
            <text:p>137</text:p>
          </table:table-cell>
          <table:table-cell table:formula="of:=ROUND([.AK2])" office:value-type="float" office:value="141" calcext:value-type="float">
            <text:p>141</text:p>
          </table:table-cell>
          <table:table-cell table:formula="of:=ROUND([.AL2])" office:value-type="float" office:value="145" calcext:value-type="float">
            <text:p>145</text:p>
          </table:table-cell>
          <table:table-cell table:formula="of:=ROUND([.AM2])" office:value-type="float" office:value="149" calcext:value-type="float">
            <text:p>149</text:p>
          </table:table-cell>
          <table:table-cell table:formula="of:=ROUND([.AN2])" office:value-type="float" office:value="153" calcext:value-type="float">
            <text:p>153</text:p>
          </table:table-cell>
          <table:table-cell table:formula="of:=ROUND([.AO2])" office:value-type="float" office:value="157" calcext:value-type="float">
            <text:p>157</text:p>
          </table:table-cell>
          <table:table-cell table:formula="of:=ROUND([.AP2])" office:value-type="float" office:value="161" calcext:value-type="float">
            <text:p>161</text:p>
          </table:table-cell>
          <table:table-cell table:formula="of:=ROUND([.AQ2])" office:value-type="float" office:value="165" calcext:value-type="float">
            <text:p>165</text:p>
          </table:table-cell>
          <table:table-cell table:formula="of:=ROUND([.AR2])" office:value-type="float" office:value="169" calcext:value-type="float">
            <text:p>169</text:p>
          </table:table-cell>
          <table:table-cell table:formula="of:=ROUND([.AS2])" office:value-type="float" office:value="173" calcext:value-type="float">
            <text:p>173</text:p>
          </table:table-cell>
          <table:table-cell table:formula="of:=ROUND([.AT2])" office:value-type="float" office:value="176" calcext:value-type="float">
            <text:p>176</text:p>
          </table:table-cell>
          <table:table-cell table:formula="of:=ROUND([.AU2])" office:value-type="float" office:value="180" calcext:value-type="float">
            <text:p>180</text:p>
          </table:table-cell>
          <table:table-cell table:formula="of:=ROUND([.AV2])" office:value-type="float" office:value="184" calcext:value-type="float">
            <text:p>184</text:p>
          </table:table-cell>
          <table:table-cell table:formula="of:=ROUND([.AW2])" office:value-type="float" office:value="188" calcext:value-type="float">
            <text:p>188</text:p>
          </table:table-cell>
          <table:table-cell table:formula="of:=ROUND([.AX2])" office:value-type="float" office:value="192" calcext:value-type="float">
            <text:p>192</text:p>
          </table:table-cell>
          <table:table-cell table:formula="of:=ROUND([.AY2])" office:value-type="float" office:value="196" calcext:value-type="float">
            <text:p>196</text:p>
          </table:table-cell>
          <table:table-cell table:formula="of:=ROUND([.AZ2])" office:value-type="float" office:value="200" calcext:value-type="float">
            <text:p>200</text:p>
          </table:table-cell>
          <table:table-cell table:formula="of:=ROUND([.BA2])" office:value-type="float" office:value="204" calcext:value-type="float">
            <text:p>204</text:p>
          </table:table-cell>
          <table:table-cell table:formula="of:=ROUND([.BB2])" office:value-type="float" office:value="208" calcext:value-type="float">
            <text:p>208</text:p>
          </table:table-cell>
          <table:table-cell table:formula="of:=ROUND([.BC2])" office:value-type="float" office:value="212" calcext:value-type="float">
            <text:p>212</text:p>
          </table:table-cell>
          <table:table-cell table:formula="of:=ROUND([.BD2])" office:value-type="float" office:value="216" calcext:value-type="float">
            <text:p>216</text:p>
          </table:table-cell>
          <table:table-cell table:formula="of:=ROUND([.BE2])" office:value-type="float" office:value="220" calcext:value-type="float">
            <text:p>220</text:p>
          </table:table-cell>
          <table:table-cell table:formula="of:=ROUND([.BF2])" office:value-type="float" office:value="224" calcext:value-type="float">
            <text:p>224</text:p>
          </table:table-cell>
          <table:table-cell table:formula="of:=ROUND([.BG2])" office:value-type="float" office:value="227" calcext:value-type="float">
            <text:p>227</text:p>
          </table:table-cell>
          <table:table-cell table:formula="of:=ROUND([.BH2])" office:value-type="float" office:value="231" calcext:value-type="float">
            <text:p>231</text:p>
          </table:table-cell>
          <table:table-cell table:formula="of:=ROUND([.BI2])" office:value-type="float" office:value="235" calcext:value-type="float">
            <text:p>235</text:p>
          </table:table-cell>
          <table:table-cell table:formula="of:=ROUND([.BJ2])" office:value-type="float" office:value="239" calcext:value-type="float">
            <text:p>239</text:p>
          </table:table-cell>
          <table:table-cell table:formula="of:=ROUND([.BK2])" office:value-type="float" office:value="243" calcext:value-type="float">
            <text:p>243</text:p>
          </table:table-cell>
          <table:table-cell table:formula="of:=ROUND([.BL2])" office:value-type="float" office:value="247" calcext:value-type="float">
            <text:p>247</text:p>
          </table:table-cell>
          <table:table-cell table:formula="of:=ROUND([.BM2])" office:value-type="float" office:value="251" calcext:value-type="float">
            <text:p>251</text:p>
          </table:table-cell>
          <table:table-cell table:formula="of:=ROUND([.BN2])" office:value-type="float" office:value="255" calcext:value-type="float">
            <text:p>255</text:p>
          </table:table-cell>
          <table:table-cell table:formula="of:=ROUND([.BO2])" office:value-type="float" office:value="259" calcext:value-type="float">
            <text:p>259</text:p>
          </table:table-cell>
          <table:table-cell table:formula="of:=ROUND([.BP2])" office:value-type="float" office:value="263" calcext:value-type="float">
            <text:p>263</text:p>
          </table:table-cell>
          <table:table-cell table:formula="of:=ROUND([.BQ2])" office:value-type="float" office:value="267" calcext:value-type="float">
            <text:p>267</text:p>
          </table:table-cell>
          <table:table-cell table:formula="of:=ROUND([.BR2])" office:value-type="float" office:value="271" calcext:value-type="float">
            <text:p>271</text:p>
          </table:table-cell>
          <table:table-cell table:formula="of:=ROUND([.BS2])" office:value-type="float" office:value="275" calcext:value-type="float">
            <text:p>275</text:p>
          </table:table-cell>
          <table:table-cell table:formula="of:=ROUND([.BT2])" office:value-type="float" office:value="278" calcext:value-type="float">
            <text:p>278</text:p>
          </table:table-cell>
          <table:table-cell table:formula="of:=ROUND([.BU2])" office:value-type="float" office:value="282" calcext:value-type="float">
            <text:p>282</text:p>
          </table:table-cell>
          <table:table-cell table:formula="of:=ROUND([.BV2])" office:value-type="float" office:value="286" calcext:value-type="float">
            <text:p>286</text:p>
          </table:table-cell>
          <table:table-cell table:formula="of:=ROUND([.BW2])" office:value-type="float" office:value="290" calcext:value-type="float">
            <text:p>290</text:p>
          </table:table-cell>
          <table:table-cell table:formula="of:=ROUND([.BX2])" office:value-type="float" office:value="294" calcext:value-type="float">
            <text:p>294</text:p>
          </table:table-cell>
          <table:table-cell table:formula="of:=ROUND([.BY2])" office:value-type="float" office:value="298" calcext:value-type="float">
            <text:p>298</text:p>
          </table:table-cell>
          <table:table-cell table:formula="of:=ROUND([.BZ2])" office:value-type="float" office:value="302" calcext:value-type="float">
            <text:p>302</text:p>
          </table:table-cell>
          <table:table-cell table:formula="of:=ROUND([.CA2])" office:value-type="float" office:value="306" calcext:value-type="float">
            <text:p>306</text:p>
          </table:table-cell>
          <table:table-cell table:formula="of:=ROUND([.CB2])" office:value-type="float" office:value="310" calcext:value-type="float">
            <text:p>310</text:p>
          </table:table-cell>
          <table:table-cell table:formula="of:=ROUND([.CC2])" office:value-type="float" office:value="314" calcext:value-type="float">
            <text:p>314</text:p>
          </table:table-cell>
          <table:table-cell table:formula="of:=ROUND([.CD2])" office:value-type="float" office:value="318" calcext:value-type="float">
            <text:p>318</text:p>
          </table:table-cell>
          <table:table-cell table:formula="of:=ROUND([.CE2])" office:value-type="float" office:value="322" calcext:value-type="float">
            <text:p>322</text:p>
          </table:table-cell>
          <table:table-cell table:formula="of:=ROUND([.CF2])" office:value-type="float" office:value="325" calcext:value-type="float">
            <text:p>325</text:p>
          </table:table-cell>
          <table:table-cell table:formula="of:=ROUND([.CG2])" office:value-type="float" office:value="329" calcext:value-type="float">
            <text:p>329</text:p>
          </table:table-cell>
          <table:table-cell table:formula="of:=ROUND([.CH2])" office:value-type="float" office:value="333" calcext:value-type="float">
            <text:p>333</text:p>
          </table:table-cell>
          <table:table-cell table:formula="of:=ROUND([.CI2])" office:value-type="float" office:value="337" calcext:value-type="float">
            <text:p>337</text:p>
          </table:table-cell>
          <table:table-cell table:formula="of:=ROUND([.CJ2])" office:value-type="float" office:value="341" calcext:value-type="float">
            <text:p>341</text:p>
          </table:table-cell>
          <table:table-cell table:formula="of:=ROUND([.CK2])" office:value-type="float" office:value="345" calcext:value-type="float">
            <text:p>345</text:p>
          </table:table-cell>
          <table:table-cell table:formula="of:=ROUND([.CL2])" office:value-type="float" office:value="349" calcext:value-type="float">
            <text:p>349</text:p>
          </table:table-cell>
          <table:table-cell table:formula="of:=ROUND([.CM2])" office:value-type="float" office:value="353" calcext:value-type="float">
            <text:p>353</text:p>
          </table:table-cell>
          <table:table-cell table:formula="of:=ROUND([.CN2])" office:value-type="float" office:value="357" calcext:value-type="float">
            <text:p>357</text:p>
          </table:table-cell>
          <table:table-cell table:formula="of:=ROUND([.CO2])" office:value-type="float" office:value="361" calcext:value-type="float">
            <text:p>361</text:p>
          </table:table-cell>
          <table:table-cell table:formula="of:=ROUND([.CP2])" office:value-type="float" office:value="365" calcext:value-type="float">
            <text:p>365</text:p>
          </table:table-cell>
          <table:table-cell table:formula="of:=ROUND([.CQ2])" office:value-type="float" office:value="369" calcext:value-type="float">
            <text:p>369</text:p>
          </table:table-cell>
          <table:table-cell table:formula="of:=ROUND([.CR2])" office:value-type="float" office:value="373" calcext:value-type="float">
            <text:p>373</text:p>
          </table:table-cell>
          <table:table-cell table:formula="of:=ROUND([.CS2])" office:value-type="float" office:value="376" calcext:value-type="float">
            <text:p>376</text:p>
          </table:table-cell>
          <table:table-cell table:formula="of:=ROUND([.CT2])" office:value-type="float" office:value="380" calcext:value-type="float">
            <text:p>380</text:p>
          </table:table-cell>
          <table:table-cell table:formula="of:=ROUND([.CU2])" office:value-type="float" office:value="384" calcext:value-type="float">
            <text:p>384</text:p>
          </table:table-cell>
          <table:table-cell table:formula="of:=ROUND([.CV2])" office:value-type="float" office:value="388" calcext:value-type="float">
            <text:p>388</text:p>
          </table:table-cell>
          <table:table-cell table:formula="of:=ROUND([.CW2])" office:value-type="float" office:value="392" calcext:value-type="float">
            <text:p>392</text:p>
          </table:table-cell>
          <table:table-cell table:formula="of:=ROUND([.CX2])" office:value-type="float" office:value="396" calcext:value-type="float">
            <text:p>396</text:p>
          </table:table-cell>
          <table:table-cell table:formula="of:=ROUND([.CY2])" office:value-type="float" office:value="400" calcext:value-type="float">
            <text:p>400</text:p>
          </table:table-cell>
          <table:table-cell table:formula="of:=ROUND([.CZ2])" office:value-type="float" office:value="404" calcext:value-type="float">
            <text:p>404</text:p>
          </table:table-cell>
          <table:table-cell table:formula="of:=ROUND([.DA2])" office:value-type="float" office:value="408" calcext:value-type="float">
            <text:p>408</text:p>
          </table:table-cell>
          <table:table-cell table:formula="of:=ROUND([.DB2])" office:value-type="float" office:value="412" calcext:value-type="float">
            <text:p>412</text:p>
          </table:table-cell>
          <table:table-cell table:formula="of:=ROUND([.DC2])" office:value-type="float" office:value="416" calcext:value-type="float">
            <text:p>416</text:p>
          </table:table-cell>
          <table:table-cell table:formula="of:=ROUND([.DD2])" office:value-type="float" office:value="420" calcext:value-type="float">
            <text:p>420</text:p>
          </table:table-cell>
          <table:table-cell table:formula="of:=ROUND([.DE2])" office:value-type="float" office:value="424" calcext:value-type="float">
            <text:p>424</text:p>
          </table:table-cell>
          <table:table-cell table:formula="of:=ROUND([.DF2])" office:value-type="float" office:value="427" calcext:value-type="float">
            <text:p>427</text:p>
          </table:table-cell>
          <table:table-cell table:formula="of:=ROUND([.DG2])" office:value-type="float" office:value="431" calcext:value-type="float">
            <text:p>431</text:p>
          </table:table-cell>
          <table:table-cell table:formula="of:=ROUND([.DH2])" office:value-type="float" office:value="435" calcext:value-type="float">
            <text:p>435</text:p>
          </table:table-cell>
          <table:table-cell table:formula="of:=ROUND([.DI2])" office:value-type="float" office:value="439" calcext:value-type="float">
            <text:p>439</text:p>
          </table:table-cell>
          <table:table-cell table:formula="of:=ROUND([.DJ2])" office:value-type="float" office:value="443" calcext:value-type="float">
            <text:p>443</text:p>
          </table:table-cell>
          <table:table-cell table:formula="of:=ROUND([.DK2])" office:value-type="float" office:value="447" calcext:value-type="float">
            <text:p>447</text:p>
          </table:table-cell>
          <table:table-cell table:formula="of:=ROUND([.DL2])" office:value-type="float" office:value="451" calcext:value-type="float">
            <text:p>451</text:p>
          </table:table-cell>
          <table:table-cell table:formula="of:=ROUND([.DM2])" office:value-type="float" office:value="455" calcext:value-type="float">
            <text:p>455</text:p>
          </table:table-cell>
          <table:table-cell table:formula="of:=ROUND([.DN2])" office:value-type="float" office:value="459" calcext:value-type="float">
            <text:p>459</text:p>
          </table:table-cell>
          <table:table-cell table:formula="of:=ROUND([.DO2])" office:value-type="float" office:value="463" calcext:value-type="float">
            <text:p>463</text:p>
          </table:table-cell>
          <table:table-cell table:formula="of:=ROUND([.DP2])" office:value-type="float" office:value="467" calcext:value-type="float">
            <text:p>467</text:p>
          </table:table-cell>
          <table:table-cell table:formula="of:=ROUND([.DQ2])" office:value-type="float" office:value="471" calcext:value-type="float">
            <text:p>471</text:p>
          </table:table-cell>
          <table:table-cell table:formula="of:=ROUND([.DR2])" office:value-type="float" office:value="475" calcext:value-type="float">
            <text:p>475</text:p>
          </table:table-cell>
          <table:table-cell table:formula="of:=ROUND([.DS2])" office:value-type="float" office:value="478" calcext:value-type="float">
            <text:p>478</text:p>
          </table:table-cell>
          <table:table-cell table:formula="of:=ROUND([.DT2])" office:value-type="float" office:value="482" calcext:value-type="float">
            <text:p>482</text:p>
          </table:table-cell>
          <table:table-cell table:formula="of:=ROUND([.DU2])" office:value-type="float" office:value="486" calcext:value-type="float">
            <text:p>486</text:p>
          </table:table-cell>
          <table:table-cell table:formula="of:=ROUND([.DV2])" office:value-type="float" office:value="490" calcext:value-type="float">
            <text:p>490</text:p>
          </table:table-cell>
          <table:table-cell table:formula="of:=ROUND([.DW2])" office:value-type="float" office:value="494" calcext:value-type="float">
            <text:p>494</text:p>
          </table:table-cell>
          <table:table-cell table:formula="of:=ROUND([.DX2])" office:value-type="float" office:value="498" calcext:value-type="float">
            <text:p>498</text:p>
          </table:table-cell>
          <table:table-cell table:formula="of:=ROUND([.DY2])" office:value-type="float" office:value="502" calcext:value-type="float">
            <text:p>502</text:p>
          </table:table-cell>
          <table:table-cell table:formula="of:=ROUND([.DZ2])" office:value-type="float" office:value="506" calcext:value-type="float">
            <text:p>506</text:p>
          </table:table-cell>
          <table:table-cell table:formula="of:=ROUND([.EA2])" office:value-type="float" office:value="510" calcext:value-type="float">
            <text:p>510</text:p>
          </table:table-cell>
          <table:table-cell table:formula="of:=ROUND([.EB2])" office:value-type="float" office:value="514" calcext:value-type="float">
            <text:p>514</text:p>
          </table:table-cell>
          <table:table-cell table:formula="of:=ROUND([.EC2])" office:value-type="float" office:value="518" calcext:value-type="float">
            <text:p>518</text:p>
          </table:table-cell>
          <table:table-cell table:formula="of:=ROUND([.ED2])" office:value-type="float" office:value="522" calcext:value-type="float">
            <text:p>522</text:p>
          </table:table-cell>
          <table:table-cell table:formula="of:=ROUND([.EE2])" office:value-type="float" office:value="525" calcext:value-type="float">
            <text:p>525</text:p>
          </table:table-cell>
          <table:table-cell table:formula="of:=ROUND([.EF2])" office:value-type="float" office:value="529" calcext:value-type="float">
            <text:p>529</text:p>
          </table:table-cell>
          <table:table-cell table:formula="of:=ROUND([.EG2])" office:value-type="float" office:value="533" calcext:value-type="float">
            <text:p>533</text:p>
          </table:table-cell>
          <table:table-cell table:formula="of:=ROUND([.EH2])" office:value-type="float" office:value="537" calcext:value-type="float">
            <text:p>537</text:p>
          </table:table-cell>
          <table:table-cell table:formula="of:=ROUND([.EI2])" office:value-type="float" office:value="541" calcext:value-type="float">
            <text:p>541</text:p>
          </table:table-cell>
          <table:table-cell table:formula="of:=ROUND([.EJ2])" office:value-type="float" office:value="545" calcext:value-type="float">
            <text:p>545</text:p>
          </table:table-cell>
          <table:table-cell table:formula="of:=ROUND([.EK2])" office:value-type="float" office:value="549" calcext:value-type="float">
            <text:p>549</text:p>
          </table:table-cell>
          <table:table-cell table:formula="of:=ROUND([.EL2])" office:value-type="float" office:value="553" calcext:value-type="float">
            <text:p>553</text:p>
          </table:table-cell>
          <table:table-cell table:formula="of:=ROUND([.EM2])" office:value-type="float" office:value="557" calcext:value-type="float">
            <text:p>557</text:p>
          </table:table-cell>
          <table:table-cell table:formula="of:=ROUND([.EN2])" office:value-type="float" office:value="561" calcext:value-type="float">
            <text:p>561</text:p>
          </table:table-cell>
          <table:table-cell table:formula="of:=ROUND([.EO2])" office:value-type="float" office:value="565" calcext:value-type="float">
            <text:p>565</text:p>
          </table:table-cell>
          <table:table-cell table:formula="of:=ROUND([.EP2])" office:value-type="float" office:value="569" calcext:value-type="float">
            <text:p>569</text:p>
          </table:table-cell>
          <table:table-cell table:formula="of:=ROUND([.EQ2])" office:value-type="float" office:value="573" calcext:value-type="float">
            <text:p>573</text:p>
          </table:table-cell>
          <table:table-cell table:formula="of:=ROUND([.ER2])" office:value-type="float" office:value="576" calcext:value-type="float">
            <text:p>576</text:p>
          </table:table-cell>
          <table:table-cell table:formula="of:=ROUND([.ES2])" office:value-type="float" office:value="580" calcext:value-type="float">
            <text:p>580</text:p>
          </table:table-cell>
          <table:table-cell table:formula="of:=ROUND([.ET2])" office:value-type="float" office:value="584" calcext:value-type="float">
            <text:p>584</text:p>
          </table:table-cell>
          <table:table-cell table:formula="of:=ROUND([.EU2])" office:value-type="float" office:value="588" calcext:value-type="float">
            <text:p>588</text:p>
          </table:table-cell>
          <table:table-cell table:formula="of:=ROUND([.EV2])" office:value-type="float" office:value="592" calcext:value-type="float">
            <text:p>592</text:p>
          </table:table-cell>
          <table:table-cell table:formula="of:=ROUND([.EW2])" office:value-type="float" office:value="596" calcext:value-type="float">
            <text:p>596</text:p>
          </table:table-cell>
          <table:table-cell table:formula="of:=ROUND([.EX2])" office:value-type="float" office:value="600" calcext:value-type="float">
            <text:p>600</text:p>
          </table:table-cell>
          <table:table-cell table:formula="of:=ROUND([.EY2])" office:value-type="float" office:value="604" calcext:value-type="float">
            <text:p>604</text:p>
          </table:table-cell>
          <table:table-cell table:formula="of:=ROUND([.EZ2])" office:value-type="float" office:value="608" calcext:value-type="float">
            <text:p>608</text:p>
          </table:table-cell>
          <table:table-cell table:formula="of:=ROUND([.FA2])" office:value-type="float" office:value="612" calcext:value-type="float">
            <text:p>612</text:p>
          </table:table-cell>
          <table:table-cell table:formula="of:=ROUND([.FB2])" office:value-type="float" office:value="616" calcext:value-type="float">
            <text:p>616</text:p>
          </table:table-cell>
          <table:table-cell table:formula="of:=ROUND([.FC2])" office:value-type="float" office:value="620" calcext:value-type="float">
            <text:p>620</text:p>
          </table:table-cell>
          <table:table-cell table:formula="of:=ROUND([.FD2])" office:value-type="float" office:value="624" calcext:value-type="float">
            <text:p>624</text:p>
          </table:table-cell>
          <table:table-cell table:formula="of:=ROUND([.FE2])" office:value-type="float" office:value="627" calcext:value-type="float">
            <text:p>627</text:p>
          </table:table-cell>
          <table:table-cell table:formula="of:=ROUND([.FF2])" office:value-type="float" office:value="631" calcext:value-type="float">
            <text:p>631</text:p>
          </table:table-cell>
          <table:table-cell table:formula="of:=ROUND([.FG2])" office:value-type="float" office:value="635" calcext:value-type="float">
            <text:p>635</text:p>
          </table:table-cell>
          <table:table-cell table:formula="of:=ROUND([.FH2])" office:value-type="float" office:value="639" calcext:value-type="float">
            <text:p>639</text:p>
          </table:table-cell>
          <table:table-cell table:formula="of:=ROUND([.FI2])" office:value-type="float" office:value="643" calcext:value-type="float">
            <text:p>643</text:p>
          </table:table-cell>
          <table:table-cell table:formula="of:=ROUND([.FJ2])" office:value-type="float" office:value="647" calcext:value-type="float">
            <text:p>647</text:p>
          </table:table-cell>
          <table:table-cell table:formula="of:=ROUND([.FK2])" office:value-type="float" office:value="651" calcext:value-type="float">
            <text:p>651</text:p>
          </table:table-cell>
          <table:table-cell table:formula="of:=ROUND([.FL2])" office:value-type="float" office:value="655" calcext:value-type="float">
            <text:p>655</text:p>
          </table:table-cell>
          <table:table-cell table:formula="of:=ROUND([.FM2])" office:value-type="float" office:value="659" calcext:value-type="float">
            <text:p>659</text:p>
          </table:table-cell>
          <table:table-cell table:formula="of:=ROUND([.FN2])" office:value-type="float" office:value="663" calcext:value-type="float">
            <text:p>663</text:p>
          </table:table-cell>
          <table:table-cell table:formula="of:=ROUND([.FO2])" office:value-type="float" office:value="667" calcext:value-type="float">
            <text:p>667</text:p>
          </table:table-cell>
          <table:table-cell table:formula="of:=ROUND([.FP2])" office:value-type="float" office:value="671" calcext:value-type="float">
            <text:p>671</text:p>
          </table:table-cell>
          <table:table-cell table:formula="of:=ROUND([.FQ2])" office:value-type="float" office:value="675" calcext:value-type="float">
            <text:p>675</text:p>
          </table:table-cell>
          <table:table-cell table:formula="of:=ROUND([.FR2])" office:value-type="float" office:value="678" calcext:value-type="float">
            <text:p>678</text:p>
          </table:table-cell>
          <table:table-cell table:formula="of:=ROUND([.FS2])" office:value-type="float" office:value="682" calcext:value-type="float">
            <text:p>682</text:p>
          </table:table-cell>
          <table:table-cell table:formula="of:=ROUND([.FT2])" office:value-type="float" office:value="686" calcext:value-type="float">
            <text:p>686</text:p>
          </table:table-cell>
          <table:table-cell table:formula="of:=ROUND([.FU2])" office:value-type="float" office:value="690" calcext:value-type="float">
            <text:p>690</text:p>
          </table:table-cell>
          <table:table-cell table:formula="of:=ROUND([.FV2])" office:value-type="float" office:value="694" calcext:value-type="float">
            <text:p>694</text:p>
          </table:table-cell>
          <table:table-cell table:formula="of:=ROUND([.FW2])" office:value-type="float" office:value="698" calcext:value-type="float">
            <text:p>698</text:p>
          </table:table-cell>
          <table:table-cell table:formula="of:=ROUND([.FX2])" office:value-type="float" office:value="702" calcext:value-type="float">
            <text:p>702</text:p>
          </table:table-cell>
          <table:table-cell table:formula="of:=ROUND([.FY2])" office:value-type="float" office:value="706" calcext:value-type="float">
            <text:p>706</text:p>
          </table:table-cell>
          <table:table-cell table:formula="of:=ROUND([.FZ2])" office:value-type="float" office:value="710" calcext:value-type="float">
            <text:p>710</text:p>
          </table:table-cell>
          <table:table-cell table:formula="of:=ROUND([.GA2])" office:value-type="float" office:value="714" calcext:value-type="float">
            <text:p>714</text:p>
          </table:table-cell>
          <table:table-cell table:formula="of:=ROUND([.GB2])" office:value-type="float" office:value="718" calcext:value-type="float">
            <text:p>718</text:p>
          </table:table-cell>
          <table:table-cell table:formula="of:=ROUND([.GC2])" office:value-type="float" office:value="722" calcext:value-type="float">
            <text:p>722</text:p>
          </table:table-cell>
          <table:table-cell table:formula="of:=ROUND([.GD2])" office:value-type="float" office:value="725" calcext:value-type="float">
            <text:p>725</text:p>
          </table:table-cell>
          <table:table-cell table:formula="of:=ROUND([.GE2])" office:value-type="float" office:value="729" calcext:value-type="float">
            <text:p>729</text:p>
          </table:table-cell>
          <table:table-cell table:formula="of:=ROUND([.GF2])" office:value-type="float" office:value="733" calcext:value-type="float">
            <text:p>733</text:p>
          </table:table-cell>
          <table:table-cell table:formula="of:=ROUND([.GG2])" office:value-type="float" office:value="737" calcext:value-type="float">
            <text:p>737</text:p>
          </table:table-cell>
          <table:table-cell table:formula="of:=ROUND([.GH2])" office:value-type="float" office:value="741" calcext:value-type="float">
            <text:p>741</text:p>
          </table:table-cell>
          <table:table-cell table:formula="of:=ROUND([.GI2])" office:value-type="float" office:value="745" calcext:value-type="float">
            <text:p>745</text:p>
          </table:table-cell>
          <table:table-cell table:formula="of:=ROUND([.GJ2])" office:value-type="float" office:value="749" calcext:value-type="float">
            <text:p>749</text:p>
          </table:table-cell>
          <table:table-cell table:formula="of:=ROUND([.GK2])" office:value-type="float" office:value="753" calcext:value-type="float">
            <text:p>753</text:p>
          </table:table-cell>
          <table:table-cell table:formula="of:=ROUND([.GL2])" office:value-type="float" office:value="757" calcext:value-type="float">
            <text:p>757</text:p>
          </table:table-cell>
          <table:table-cell table:formula="of:=ROUND([.GM2])" office:value-type="float" office:value="761" calcext:value-type="float">
            <text:p>761</text:p>
          </table:table-cell>
          <table:table-cell table:formula="of:=ROUND([.GN2])" office:value-type="float" office:value="765" calcext:value-type="float">
            <text:p>765</text:p>
          </table:table-cell>
          <table:table-cell table:formula="of:=ROUND([.GO2])" office:value-type="float" office:value="769" calcext:value-type="float">
            <text:p>769</text:p>
          </table:table-cell>
          <table:table-cell table:formula="of:=ROUND([.GP2])" office:value-type="float" office:value="773" calcext:value-type="float">
            <text:p>773</text:p>
          </table:table-cell>
          <table:table-cell table:formula="of:=ROUND([.GQ2])" office:value-type="float" office:value="776" calcext:value-type="float">
            <text:p>776</text:p>
          </table:table-cell>
          <table:table-cell table:formula="of:=ROUND([.GR2])" office:value-type="float" office:value="780" calcext:value-type="float">
            <text:p>780</text:p>
          </table:table-cell>
          <table:table-cell table:formula="of:=ROUND([.GS2])" office:value-type="float" office:value="784" calcext:value-type="float">
            <text:p>784</text:p>
          </table:table-cell>
          <table:table-cell table:formula="of:=ROUND([.GT2])" office:value-type="float" office:value="788" calcext:value-type="float">
            <text:p>788</text:p>
          </table:table-cell>
          <table:table-cell table:formula="of:=ROUND([.GU2])" office:value-type="float" office:value="792" calcext:value-type="float">
            <text:p>792</text:p>
          </table:table-cell>
          <table:table-cell table:formula="of:=ROUND([.GV2])" office:value-type="float" office:value="796" calcext:value-type="float">
            <text:p>796</text:p>
          </table:table-cell>
          <table:table-cell table:formula="of:=ROUND([.GW2])" office:value-type="float" office:value="800" calcext:value-type="float">
            <text:p>800</text:p>
          </table:table-cell>
          <table:table-cell table:formula="of:=ROUND([.GX2])" office:value-type="float" office:value="804" calcext:value-type="float">
            <text:p>804</text:p>
          </table:table-cell>
          <table:table-cell table:formula="of:=ROUND([.GY2])" office:value-type="float" office:value="808" calcext:value-type="float">
            <text:p>808</text:p>
          </table:table-cell>
          <table:table-cell table:formula="of:=ROUND([.GZ2])" office:value-type="float" office:value="812" calcext:value-type="float">
            <text:p>812</text:p>
          </table:table-cell>
          <table:table-cell table:formula="of:=ROUND([.HA2])" office:value-type="float" office:value="816" calcext:value-type="float">
            <text:p>816</text:p>
          </table:table-cell>
          <table:table-cell table:formula="of:=ROUND([.HB2])" office:value-type="float" office:value="820" calcext:value-type="float">
            <text:p>820</text:p>
          </table:table-cell>
          <table:table-cell table:formula="of:=ROUND([.HC2])" office:value-type="float" office:value="824" calcext:value-type="float">
            <text:p>824</text:p>
          </table:table-cell>
          <table:table-cell table:formula="of:=ROUND([.HD2])" office:value-type="float" office:value="827" calcext:value-type="float">
            <text:p>827</text:p>
          </table:table-cell>
          <table:table-cell table:formula="of:=ROUND([.HE2])" office:value-type="float" office:value="831" calcext:value-type="float">
            <text:p>831</text:p>
          </table:table-cell>
          <table:table-cell table:formula="of:=ROUND([.HF2])" office:value-type="float" office:value="835" calcext:value-type="float">
            <text:p>835</text:p>
          </table:table-cell>
          <table:table-cell table:formula="of:=ROUND([.HG2])" office:value-type="float" office:value="839" calcext:value-type="float">
            <text:p>839</text:p>
          </table:table-cell>
          <table:table-cell table:formula="of:=ROUND([.HH2])" office:value-type="float" office:value="843" calcext:value-type="float">
            <text:p>843</text:p>
          </table:table-cell>
          <table:table-cell table:formula="of:=ROUND([.HI2])" office:value-type="float" office:value="847" calcext:value-type="float">
            <text:p>847</text:p>
          </table:table-cell>
          <table:table-cell table:formula="of:=ROUND([.HJ2])" office:value-type="float" office:value="851" calcext:value-type="float">
            <text:p>851</text:p>
          </table:table-cell>
          <table:table-cell table:formula="of:=ROUND([.HK2])" office:value-type="float" office:value="855" calcext:value-type="float">
            <text:p>855</text:p>
          </table:table-cell>
          <table:table-cell table:formula="of:=ROUND([.HL2])" office:value-type="float" office:value="859" calcext:value-type="float">
            <text:p>859</text:p>
          </table:table-cell>
          <table:table-cell table:formula="of:=ROUND([.HM2])" office:value-type="float" office:value="863" calcext:value-type="float">
            <text:p>863</text:p>
          </table:table-cell>
          <table:table-cell table:formula="of:=ROUND([.HN2])" office:value-type="float" office:value="867" calcext:value-type="float">
            <text:p>867</text:p>
          </table:table-cell>
          <table:table-cell table:formula="of:=ROUND([.HO2])" office:value-type="float" office:value="871" calcext:value-type="float">
            <text:p>871</text:p>
          </table:table-cell>
          <table:table-cell table:formula="of:=ROUND([.HP2])" office:value-type="float" office:value="875" calcext:value-type="float">
            <text:p>875</text:p>
          </table:table-cell>
          <table:table-cell table:formula="of:=ROUND([.HQ2])" office:value-type="float" office:value="878" calcext:value-type="float">
            <text:p>878</text:p>
          </table:table-cell>
          <table:table-cell table:formula="of:=ROUND([.HR2])" office:value-type="float" office:value="882" calcext:value-type="float">
            <text:p>882</text:p>
          </table:table-cell>
          <table:table-cell table:formula="of:=ROUND([.HS2])" office:value-type="float" office:value="886" calcext:value-type="float">
            <text:p>886</text:p>
          </table:table-cell>
          <table:table-cell table:formula="of:=ROUND([.HT2])" office:value-type="float" office:value="890" calcext:value-type="float">
            <text:p>890</text:p>
          </table:table-cell>
          <table:table-cell table:formula="of:=ROUND([.HU2])" office:value-type="float" office:value="894" calcext:value-type="float">
            <text:p>894</text:p>
          </table:table-cell>
          <table:table-cell table:formula="of:=ROUND([.HV2])" office:value-type="float" office:value="898" calcext:value-type="float">
            <text:p>898</text:p>
          </table:table-cell>
          <table:table-cell table:formula="of:=ROUND([.HW2])" office:value-type="float" office:value="902" calcext:value-type="float">
            <text:p>902</text:p>
          </table:table-cell>
          <table:table-cell table:formula="of:=ROUND([.HX2])" office:value-type="float" office:value="906" calcext:value-type="float">
            <text:p>906</text:p>
          </table:table-cell>
          <table:table-cell table:formula="of:=ROUND([.HY2])" office:value-type="float" office:value="910" calcext:value-type="float">
            <text:p>910</text:p>
          </table:table-cell>
          <table:table-cell table:formula="of:=ROUND([.HZ2])" office:value-type="float" office:value="914" calcext:value-type="float">
            <text:p>914</text:p>
          </table:table-cell>
          <table:table-cell table:formula="of:=ROUND([.IA2])" office:value-type="float" office:value="918" calcext:value-type="float">
            <text:p>918</text:p>
          </table:table-cell>
          <table:table-cell table:formula="of:=ROUND([.IB2])" office:value-type="float" office:value="922" calcext:value-type="float">
            <text:p>922</text:p>
          </table:table-cell>
          <table:table-cell table:formula="of:=ROUND([.IC2])" office:value-type="float" office:value="925" calcext:value-type="float">
            <text:p>925</text:p>
          </table:table-cell>
          <table:table-cell table:formula="of:=ROUND([.ID2])" office:value-type="float" office:value="929" calcext:value-type="float">
            <text:p>929</text:p>
          </table:table-cell>
          <table:table-cell table:formula="of:=ROUND([.IE2])" office:value-type="float" office:value="933" calcext:value-type="float">
            <text:p>933</text:p>
          </table:table-cell>
          <table:table-cell table:formula="of:=ROUND([.IF2])" office:value-type="float" office:value="937" calcext:value-type="float">
            <text:p>937</text:p>
          </table:table-cell>
          <table:table-cell table:formula="of:=ROUND([.IG2])" office:value-type="float" office:value="941" calcext:value-type="float">
            <text:p>941</text:p>
          </table:table-cell>
          <table:table-cell table:formula="of:=ROUND([.IH2])" office:value-type="float" office:value="945" calcext:value-type="float">
            <text:p>945</text:p>
          </table:table-cell>
          <table:table-cell table:formula="of:=ROUND([.II2])" office:value-type="float" office:value="949" calcext:value-type="float">
            <text:p>949</text:p>
          </table:table-cell>
          <table:table-cell table:formula="of:=ROUND([.IJ2])" office:value-type="float" office:value="953" calcext:value-type="float">
            <text:p>953</text:p>
          </table:table-cell>
          <table:table-cell table:formula="of:=ROUND([.IK2])" office:value-type="float" office:value="957" calcext:value-type="float">
            <text:p>957</text:p>
          </table:table-cell>
          <table:table-cell table:formula="of:=ROUND([.IL2])" office:value-type="float" office:value="961" calcext:value-type="float">
            <text:p>961</text:p>
          </table:table-cell>
          <table:table-cell table:formula="of:=ROUND([.IM2])" office:value-type="float" office:value="965" calcext:value-type="float">
            <text:p>965</text:p>
          </table:table-cell>
          <table:table-cell table:formula="of:=ROUND([.IN2])" office:value-type="float" office:value="969" calcext:value-type="float">
            <text:p>969</text:p>
          </table:table-cell>
          <table:table-cell table:formula="of:=ROUND([.IO2])" office:value-type="float" office:value="973" calcext:value-type="float">
            <text:p>973</text:p>
          </table:table-cell>
          <table:table-cell table:formula="of:=ROUND([.IP2])" office:value-type="float" office:value="976" calcext:value-type="float">
            <text:p>976</text:p>
          </table:table-cell>
          <table:table-cell table:formula="of:=ROUND([.IQ2])" office:value-type="float" office:value="980" calcext:value-type="float">
            <text:p>980</text:p>
          </table:table-cell>
          <table:table-cell table:formula="of:=ROUND([.IR2])" office:value-type="float" office:value="984" calcext:value-type="float">
            <text:p>984</text:p>
          </table:table-cell>
          <table:table-cell table:formula="of:=ROUND([.IS2])" office:value-type="float" office:value="988" calcext:value-type="float">
            <text:p>988</text:p>
          </table:table-cell>
          <table:table-cell table:formula="of:=ROUND([.IT2])" office:value-type="float" office:value="992" calcext:value-type="float">
            <text:p>992</text:p>
          </table:table-cell>
          <table:table-cell table:formula="of:=ROUND([.IU2])" office:value-type="float" office:value="996" calcext:value-type="float">
            <text:p>996</text:p>
          </table:table-cell>
          <table:table-cell table:formula="of:=ROUND([.IV2])" office:value-type="float" office:value="1000" calcext:value-type="float">
            <text:p>1000</text:p>
          </table:table-cell>
          <table:table-cell table:formula="of:=ROUND([.IW2])" office:value-type="float" office:value="996" calcext:value-type="float">
            <text:p>996</text:p>
          </table:table-cell>
          <table:table-cell table:formula="of:=ROUND([.IX2])" office:value-type="float" office:value="992" calcext:value-type="float">
            <text:p>992</text:p>
          </table:table-cell>
          <table:table-cell table:formula="of:=ROUND([.IY2])" office:value-type="float" office:value="988" calcext:value-type="float">
            <text:p>988</text:p>
          </table:table-cell>
          <table:table-cell table:formula="of:=ROUND([.IZ2])" office:value-type="float" office:value="984" calcext:value-type="float">
            <text:p>984</text:p>
          </table:table-cell>
          <table:table-cell table:formula="of:=ROUND([.JA2])" office:value-type="float" office:value="980" calcext:value-type="float">
            <text:p>980</text:p>
          </table:table-cell>
          <table:table-cell table:formula="of:=ROUND([.JB2])" office:value-type="float" office:value="977" calcext:value-type="float">
            <text:p>977</text:p>
          </table:table-cell>
          <table:table-cell table:formula="of:=ROUND([.JC2])" office:value-type="float" office:value="973" calcext:value-type="float">
            <text:p>973</text:p>
          </table:table-cell>
          <table:table-cell table:formula="of:=ROUND([.JD2])" office:value-type="float" office:value="969" calcext:value-type="float">
            <text:p>969</text:p>
          </table:table-cell>
          <table:table-cell table:formula="of:=ROUND([.JE2])" office:value-type="float" office:value="965" calcext:value-type="float">
            <text:p>965</text:p>
          </table:table-cell>
          <table:table-cell table:formula="of:=ROUND([.JF2])" office:value-type="float" office:value="961" calcext:value-type="float">
            <text:p>961</text:p>
          </table:table-cell>
          <table:table-cell table:formula="of:=ROUND([.JG2])" office:value-type="float" office:value="957" calcext:value-type="float">
            <text:p>957</text:p>
          </table:table-cell>
          <table:table-cell table:formula="of:=ROUND([.JH2])" office:value-type="float" office:value="953" calcext:value-type="float">
            <text:p>953</text:p>
          </table:table-cell>
          <table:table-cell table:formula="of:=ROUND([.JI2])" office:value-type="float" office:value="949" calcext:value-type="float">
            <text:p>949</text:p>
          </table:table-cell>
          <table:table-cell table:formula="of:=ROUND([.JJ2])" office:value-type="float" office:value="945" calcext:value-type="float">
            <text:p>945</text:p>
          </table:table-cell>
          <table:table-cell table:formula="of:=ROUND([.JK2])" office:value-type="float" office:value="941" calcext:value-type="float">
            <text:p>941</text:p>
          </table:table-cell>
          <table:table-cell table:formula="of:=ROUND([.JL2])" office:value-type="float" office:value="937" calcext:value-type="float">
            <text:p>937</text:p>
          </table:table-cell>
          <table:table-cell table:formula="of:=ROUND([.JM2])" office:value-type="float" office:value="934" calcext:value-type="float">
            <text:p>934</text:p>
          </table:table-cell>
          <table:table-cell table:formula="of:=ROUND([.JN2])" office:value-type="float" office:value="930" calcext:value-type="float">
            <text:p>930</text:p>
          </table:table-cell>
          <table:table-cell table:formula="of:=ROUND([.JO2])" office:value-type="float" office:value="926" calcext:value-type="float">
            <text:p>926</text:p>
          </table:table-cell>
          <table:table-cell table:formula="of:=ROUND([.JP2])" office:value-type="float" office:value="922" calcext:value-type="float">
            <text:p>922</text:p>
          </table:table-cell>
          <table:table-cell table:formula="of:=ROUND([.JQ2])" office:value-type="float" office:value="918" calcext:value-type="float">
            <text:p>918</text:p>
          </table:table-cell>
          <table:table-cell table:formula="of:=ROUND([.JR2])" office:value-type="float" office:value="914" calcext:value-type="float">
            <text:p>914</text:p>
          </table:table-cell>
          <table:table-cell table:formula="of:=ROUND([.JS2])" office:value-type="float" office:value="910" calcext:value-type="float">
            <text:p>910</text:p>
          </table:table-cell>
          <table:table-cell table:formula="of:=ROUND([.JT2])" office:value-type="float" office:value="906" calcext:value-type="float">
            <text:p>906</text:p>
          </table:table-cell>
          <table:table-cell table:formula="of:=ROUND([.JU2])" office:value-type="float" office:value="902" calcext:value-type="float">
            <text:p>902</text:p>
          </table:table-cell>
          <table:table-cell table:formula="of:=ROUND([.JV2])" office:value-type="float" office:value="898" calcext:value-type="float">
            <text:p>898</text:p>
          </table:table-cell>
          <table:table-cell table:formula="of:=ROUND([.JW2])" office:value-type="float" office:value="895" calcext:value-type="float">
            <text:p>895</text:p>
          </table:table-cell>
          <table:table-cell table:formula="of:=ROUND([.JX2])" office:value-type="float" office:value="891" calcext:value-type="float">
            <text:p>891</text:p>
          </table:table-cell>
          <table:table-cell table:formula="of:=ROUND([.JY2])" office:value-type="float" office:value="887" calcext:value-type="float">
            <text:p>887</text:p>
          </table:table-cell>
          <table:table-cell table:formula="of:=ROUND([.JZ2])" office:value-type="float" office:value="883" calcext:value-type="float">
            <text:p>883</text:p>
          </table:table-cell>
          <table:table-cell table:formula="of:=ROUND([.KA2])" office:value-type="float" office:value="879" calcext:value-type="float">
            <text:p>879</text:p>
          </table:table-cell>
          <table:table-cell table:formula="of:=ROUND([.KB2])" office:value-type="float" office:value="875" calcext:value-type="float">
            <text:p>875</text:p>
          </table:table-cell>
          <table:table-cell table:formula="of:=ROUND([.KC2])" office:value-type="float" office:value="871" calcext:value-type="float">
            <text:p>871</text:p>
          </table:table-cell>
          <table:table-cell table:formula="of:=ROUND([.KD2])" office:value-type="float" office:value="867" calcext:value-type="float">
            <text:p>867</text:p>
          </table:table-cell>
          <table:table-cell table:formula="of:=ROUND([.KE2])" office:value-type="float" office:value="863" calcext:value-type="float">
            <text:p>863</text:p>
          </table:table-cell>
          <table:table-cell table:formula="of:=ROUND([.KF2])" office:value-type="float" office:value="859" calcext:value-type="float">
            <text:p>859</text:p>
          </table:table-cell>
          <table:table-cell table:formula="of:=ROUND([.KG2])" office:value-type="float" office:value="855" calcext:value-type="float">
            <text:p>855</text:p>
          </table:table-cell>
          <table:table-cell table:formula="of:=ROUND([.KH2])" office:value-type="float" office:value="852" calcext:value-type="float">
            <text:p>852</text:p>
          </table:table-cell>
          <table:table-cell table:formula="of:=ROUND([.KI2])" office:value-type="float" office:value="848" calcext:value-type="float">
            <text:p>848</text:p>
          </table:table-cell>
          <table:table-cell table:formula="of:=ROUND([.KJ2])" office:value-type="float" office:value="844" calcext:value-type="float">
            <text:p>844</text:p>
          </table:table-cell>
          <table:table-cell table:formula="of:=ROUND([.KK2])" office:value-type="float" office:value="840" calcext:value-type="float">
            <text:p>840</text:p>
          </table:table-cell>
          <table:table-cell table:formula="of:=ROUND([.KL2])" office:value-type="float" office:value="836" calcext:value-type="float">
            <text:p>836</text:p>
          </table:table-cell>
          <table:table-cell table:formula="of:=ROUND([.KM2])" office:value-type="float" office:value="832" calcext:value-type="float">
            <text:p>832</text:p>
          </table:table-cell>
          <table:table-cell table:formula="of:=ROUND([.KN2])" office:value-type="float" office:value="828" calcext:value-type="float">
            <text:p>828</text:p>
          </table:table-cell>
          <table:table-cell table:formula="of:=ROUND([.KO2])" office:value-type="float" office:value="824" calcext:value-type="float">
            <text:p>824</text:p>
          </table:table-cell>
          <table:table-cell table:formula="of:=ROUND([.KP2])" office:value-type="float" office:value="820" calcext:value-type="float">
            <text:p>820</text:p>
          </table:table-cell>
          <table:table-cell table:formula="of:=ROUND([.KQ2])" office:value-type="float" office:value="816" calcext:value-type="float">
            <text:p>816</text:p>
          </table:table-cell>
          <table:table-cell table:formula="of:=ROUND([.KR2])" office:value-type="float" office:value="812" calcext:value-type="float">
            <text:p>812</text:p>
          </table:table-cell>
          <table:table-cell table:formula="of:=ROUND([.KS2])" office:value-type="float" office:value="809" calcext:value-type="float">
            <text:p>809</text:p>
          </table:table-cell>
          <table:table-cell table:formula="of:=ROUND([.KT2])" office:value-type="float" office:value="805" calcext:value-type="float">
            <text:p>805</text:p>
          </table:table-cell>
          <table:table-cell table:formula="of:=ROUND([.KU2])" office:value-type="float" office:value="801" calcext:value-type="float">
            <text:p>801</text:p>
          </table:table-cell>
          <table:table-cell table:formula="of:=ROUND([.KV2])" office:value-type="float" office:value="797" calcext:value-type="float">
            <text:p>797</text:p>
          </table:table-cell>
          <table:table-cell table:formula="of:=ROUND([.KW2])" office:value-type="float" office:value="793" calcext:value-type="float">
            <text:p>793</text:p>
          </table:table-cell>
          <table:table-cell table:formula="of:=ROUND([.KX2])" office:value-type="float" office:value="789" calcext:value-type="float">
            <text:p>789</text:p>
          </table:table-cell>
          <table:table-cell table:formula="of:=ROUND([.KY2])" office:value-type="float" office:value="785" calcext:value-type="float">
            <text:p>785</text:p>
          </table:table-cell>
          <table:table-cell table:formula="of:=ROUND([.KZ2])" office:value-type="float" office:value="781" calcext:value-type="float">
            <text:p>781</text:p>
          </table:table-cell>
          <table:table-cell table:formula="of:=ROUND([.LA2])" office:value-type="float" office:value="777" calcext:value-type="float">
            <text:p>777</text:p>
          </table:table-cell>
          <table:table-cell table:formula="of:=ROUND([.LB2])" office:value-type="float" office:value="773" calcext:value-type="float">
            <text:p>773</text:p>
          </table:table-cell>
          <table:table-cell table:formula="of:=ROUND([.LC2])" office:value-type="float" office:value="770" calcext:value-type="float">
            <text:p>770</text:p>
          </table:table-cell>
          <table:table-cell table:formula="of:=ROUND([.LD2])" office:value-type="float" office:value="766" calcext:value-type="float">
            <text:p>766</text:p>
          </table:table-cell>
          <table:table-cell table:formula="of:=ROUND([.LE2])" office:value-type="float" office:value="762" calcext:value-type="float">
            <text:p>762</text:p>
          </table:table-cell>
          <table:table-cell table:formula="of:=ROUND([.LF2])" office:value-type="float" office:value="758" calcext:value-type="float">
            <text:p>758</text:p>
          </table:table-cell>
          <table:table-cell table:formula="of:=ROUND([.LG2])" office:value-type="float" office:value="754" calcext:value-type="float">
            <text:p>754</text:p>
          </table:table-cell>
          <table:table-cell table:formula="of:=ROUND([.LH2])" office:value-type="float" office:value="750" calcext:value-type="float">
            <text:p>750</text:p>
          </table:table-cell>
          <table:table-cell table:formula="of:=ROUND([.LI2])" office:value-type="float" office:value="746" calcext:value-type="float">
            <text:p>746</text:p>
          </table:table-cell>
          <table:table-cell table:formula="of:=ROUND([.LJ2])" office:value-type="float" office:value="742" calcext:value-type="float">
            <text:p>742</text:p>
          </table:table-cell>
          <table:table-cell table:formula="of:=ROUND([.LK2])" office:value-type="float" office:value="738" calcext:value-type="float">
            <text:p>738</text:p>
          </table:table-cell>
          <table:table-cell table:formula="of:=ROUND([.LL2])" office:value-type="float" office:value="734" calcext:value-type="float">
            <text:p>734</text:p>
          </table:table-cell>
          <table:table-cell table:formula="of:=ROUND([.LM2])" office:value-type="float" office:value="730" calcext:value-type="float">
            <text:p>730</text:p>
          </table:table-cell>
          <table:table-cell table:formula="of:=ROUND([.LN2])" office:value-type="float" office:value="727" calcext:value-type="float">
            <text:p>727</text:p>
          </table:table-cell>
          <table:table-cell table:formula="of:=ROUND([.LO2])" office:value-type="float" office:value="723" calcext:value-type="float">
            <text:p>723</text:p>
          </table:table-cell>
          <table:table-cell table:formula="of:=ROUND([.LP2])" office:value-type="float" office:value="719" calcext:value-type="float">
            <text:p>719</text:p>
          </table:table-cell>
          <table:table-cell table:formula="of:=ROUND([.LQ2])" office:value-type="float" office:value="715" calcext:value-type="float">
            <text:p>715</text:p>
          </table:table-cell>
          <table:table-cell table:formula="of:=ROUND([.LR2])" office:value-type="float" office:value="711" calcext:value-type="float">
            <text:p>711</text:p>
          </table:table-cell>
          <table:table-cell table:formula="of:=ROUND([.LS2])" office:value-type="float" office:value="707" calcext:value-type="float">
            <text:p>707</text:p>
          </table:table-cell>
          <table:table-cell table:formula="of:=ROUND([.LT2])" office:value-type="float" office:value="703" calcext:value-type="float">
            <text:p>703</text:p>
          </table:table-cell>
          <table:table-cell table:formula="of:=ROUND([.LU2])" office:value-type="float" office:value="699" calcext:value-type="float">
            <text:p>699</text:p>
          </table:table-cell>
          <table:table-cell table:formula="of:=ROUND([.LV2])" office:value-type="float" office:value="695" calcext:value-type="float">
            <text:p>695</text:p>
          </table:table-cell>
          <table:table-cell table:formula="of:=ROUND([.LW2])" office:value-type="float" office:value="691" calcext:value-type="float">
            <text:p>691</text:p>
          </table:table-cell>
          <table:table-cell table:formula="of:=ROUND([.LX2])" office:value-type="float" office:value="687" calcext:value-type="float">
            <text:p>687</text:p>
          </table:table-cell>
          <table:table-cell table:formula="of:=ROUND([.LY2])" office:value-type="float" office:value="684" calcext:value-type="float">
            <text:p>684</text:p>
          </table:table-cell>
          <table:table-cell table:formula="of:=ROUND([.LZ2])" office:value-type="float" office:value="680" calcext:value-type="float">
            <text:p>680</text:p>
          </table:table-cell>
          <table:table-cell table:formula="of:=ROUND([.MA2])" office:value-type="float" office:value="676" calcext:value-type="float">
            <text:p>676</text:p>
          </table:table-cell>
          <table:table-cell table:formula="of:=ROUND([.MB2])" office:value-type="float" office:value="672" calcext:value-type="float">
            <text:p>672</text:p>
          </table:table-cell>
          <table:table-cell table:formula="of:=ROUND([.MC2])" office:value-type="float" office:value="668" calcext:value-type="float">
            <text:p>668</text:p>
          </table:table-cell>
          <table:table-cell table:formula="of:=ROUND([.MD2])" office:value-type="float" office:value="664" calcext:value-type="float">
            <text:p>664</text:p>
          </table:table-cell>
          <table:table-cell table:formula="of:=ROUND([.ME2])" office:value-type="float" office:value="660" calcext:value-type="float">
            <text:p>660</text:p>
          </table:table-cell>
          <table:table-cell table:formula="of:=ROUND([.MF2])" office:value-type="float" office:value="656" calcext:value-type="float">
            <text:p>656</text:p>
          </table:table-cell>
          <table:table-cell table:formula="of:=ROUND([.MG2])" office:value-type="float" office:value="652" calcext:value-type="float">
            <text:p>652</text:p>
          </table:table-cell>
          <table:table-cell table:formula="of:=ROUND([.MH2])" office:value-type="float" office:value="648" calcext:value-type="float">
            <text:p>648</text:p>
          </table:table-cell>
          <table:table-cell table:formula="of:=ROUND([.MI2])" office:value-type="float" office:value="645" calcext:value-type="float">
            <text:p>645</text:p>
          </table:table-cell>
          <table:table-cell table:formula="of:=ROUND([.MJ2])" office:value-type="float" office:value="641" calcext:value-type="float">
            <text:p>641</text:p>
          </table:table-cell>
          <table:table-cell table:formula="of:=ROUND([.MK2])" office:value-type="float" office:value="637" calcext:value-type="float">
            <text:p>637</text:p>
          </table:table-cell>
          <table:table-cell table:formula="of:=ROUND([.ML2])" office:value-type="float" office:value="633" calcext:value-type="float">
            <text:p>633</text:p>
          </table:table-cell>
          <table:table-cell table:formula="of:=ROUND([.MM2])" office:value-type="float" office:value="629" calcext:value-type="float">
            <text:p>629</text:p>
          </table:table-cell>
          <table:table-cell table:formula="of:=ROUND([.MN2])" office:value-type="float" office:value="625" calcext:value-type="float">
            <text:p>625</text:p>
          </table:table-cell>
          <table:table-cell table:formula="of:=ROUND([.MO2])" office:value-type="float" office:value="621" calcext:value-type="float">
            <text:p>621</text:p>
          </table:table-cell>
          <table:table-cell table:formula="of:=ROUND([.MP2])" office:value-type="float" office:value="617" calcext:value-type="float">
            <text:p>617</text:p>
          </table:table-cell>
          <table:table-cell table:formula="of:=ROUND([.MQ2])" office:value-type="float" office:value="613" calcext:value-type="float">
            <text:p>613</text:p>
          </table:table-cell>
          <table:table-cell table:formula="of:=ROUND([.MR2])" office:value-type="float" office:value="609" calcext:value-type="float">
            <text:p>609</text:p>
          </table:table-cell>
          <table:table-cell table:formula="of:=ROUND([.MS2])" office:value-type="float" office:value="605" calcext:value-type="float">
            <text:p>605</text:p>
          </table:table-cell>
          <table:table-cell table:formula="of:=ROUND([.MT2])" office:value-type="float" office:value="602" calcext:value-type="float">
            <text:p>602</text:p>
          </table:table-cell>
          <table:table-cell table:formula="of:=ROUND([.MU2])" office:value-type="float" office:value="598" calcext:value-type="float">
            <text:p>598</text:p>
          </table:table-cell>
          <table:table-cell table:formula="of:=ROUND([.MV2])" office:value-type="float" office:value="594" calcext:value-type="float">
            <text:p>594</text:p>
          </table:table-cell>
          <table:table-cell table:formula="of:=ROUND([.MW2])" office:value-type="float" office:value="590" calcext:value-type="float">
            <text:p>590</text:p>
          </table:table-cell>
          <table:table-cell table:formula="of:=ROUND([.MX2])" office:value-type="float" office:value="586" calcext:value-type="float">
            <text:p>586</text:p>
          </table:table-cell>
          <table:table-cell table:formula="of:=ROUND([.MY2])" office:value-type="float" office:value="582" calcext:value-type="float">
            <text:p>582</text:p>
          </table:table-cell>
          <table:table-cell table:formula="of:=ROUND([.MZ2])" office:value-type="float" office:value="578" calcext:value-type="float">
            <text:p>578</text:p>
          </table:table-cell>
          <table:table-cell table:formula="of:=ROUND([.NA2])" office:value-type="float" office:value="574" calcext:value-type="float">
            <text:p>574</text:p>
          </table:table-cell>
          <table:table-cell table:formula="of:=ROUND([.NB2])" office:value-type="float" office:value="570" calcext:value-type="float">
            <text:p>570</text:p>
          </table:table-cell>
          <table:table-cell table:formula="of:=ROUND([.NC2])" office:value-type="float" office:value="566" calcext:value-type="float">
            <text:p>566</text:p>
          </table:table-cell>
          <table:table-cell table:formula="of:=ROUND([.ND2])" office:value-type="float" office:value="562" calcext:value-type="float">
            <text:p>562</text:p>
          </table:table-cell>
          <table:table-cell table:formula="of:=ROUND([.NE2])" office:value-type="float" office:value="559" calcext:value-type="float">
            <text:p>559</text:p>
          </table:table-cell>
          <table:table-cell table:formula="of:=ROUND([.NF2])" office:value-type="float" office:value="555" calcext:value-type="float">
            <text:p>555</text:p>
          </table:table-cell>
          <table:table-cell table:formula="of:=ROUND([.NG2])" office:value-type="float" office:value="551" calcext:value-type="float">
            <text:p>551</text:p>
          </table:table-cell>
          <table:table-cell table:formula="of:=ROUND([.NH2])" office:value-type="float" office:value="547" calcext:value-type="float">
            <text:p>547</text:p>
          </table:table-cell>
          <table:table-cell table:formula="of:=ROUND([.NI2])" office:value-type="float" office:value="543" calcext:value-type="float">
            <text:p>543</text:p>
          </table:table-cell>
          <table:table-cell table:formula="of:=ROUND([.NJ2])" office:value-type="float" office:value="539" calcext:value-type="float">
            <text:p>539</text:p>
          </table:table-cell>
          <table:table-cell table:formula="of:=ROUND([.NK2])" office:value-type="float" office:value="535" calcext:value-type="float">
            <text:p>535</text:p>
          </table:table-cell>
          <table:table-cell table:formula="of:=ROUND([.NL2])" office:value-type="float" office:value="531" calcext:value-type="float">
            <text:p>531</text:p>
          </table:table-cell>
          <table:table-cell table:formula="of:=ROUND([.NM2])" office:value-type="float" office:value="527" calcext:value-type="float">
            <text:p>527</text:p>
          </table:table-cell>
          <table:table-cell table:formula="of:=ROUND([.NN2])" office:value-type="float" office:value="523" calcext:value-type="float">
            <text:p>523</text:p>
          </table:table-cell>
          <table:table-cell table:formula="of:=ROUND([.NO2])" office:value-type="float" office:value="520" calcext:value-type="float">
            <text:p>520</text:p>
          </table:table-cell>
          <table:table-cell table:formula="of:=ROUND([.NP2])" office:value-type="float" office:value="516" calcext:value-type="float">
            <text:p>516</text:p>
          </table:table-cell>
          <table:table-cell table:formula="of:=ROUND([.NQ2])" office:value-type="float" office:value="512" calcext:value-type="float">
            <text:p>512</text:p>
          </table:table-cell>
          <table:table-cell table:formula="of:=ROUND([.NR2])" office:value-type="float" office:value="508" calcext:value-type="float">
            <text:p>508</text:p>
          </table:table-cell>
          <table:table-cell table:formula="of:=ROUND([.NS2])" office:value-type="float" office:value="504" calcext:value-type="float">
            <text:p>504</text:p>
          </table:table-cell>
          <table:table-cell table:formula="of:=ROUND([.NT2])" office:value-type="float" office:value="500" calcext:value-type="float">
            <text:p>500</text:p>
          </table:table-cell>
          <table:table-cell table:formula="of:=ROUND([.NU2])" office:value-type="float" office:value="496" calcext:value-type="float">
            <text:p>496</text:p>
          </table:table-cell>
          <table:table-cell table:formula="of:=ROUND([.NV2])" office:value-type="float" office:value="492" calcext:value-type="float">
            <text:p>492</text:p>
          </table:table-cell>
          <table:table-cell table:formula="of:=ROUND([.NW2])" office:value-type="float" office:value="488" calcext:value-type="float">
            <text:p>488</text:p>
          </table:table-cell>
          <table:table-cell table:formula="of:=ROUND([.NX2])" office:value-type="float" office:value="484" calcext:value-type="float">
            <text:p>484</text:p>
          </table:table-cell>
          <table:table-cell table:formula="of:=ROUND([.NY2])" office:value-type="float" office:value="480" calcext:value-type="float">
            <text:p>480</text:p>
          </table:table-cell>
          <table:table-cell table:formula="of:=ROUND([.NZ2])" office:value-type="float" office:value="477" calcext:value-type="float">
            <text:p>477</text:p>
          </table:table-cell>
          <table:table-cell table:formula="of:=ROUND([.OA2])" office:value-type="float" office:value="473" calcext:value-type="float">
            <text:p>473</text:p>
          </table:table-cell>
          <table:table-cell table:formula="of:=ROUND([.OB2])" office:value-type="float" office:value="469" calcext:value-type="float">
            <text:p>469</text:p>
          </table:table-cell>
          <table:table-cell table:formula="of:=ROUND([.OC2])" office:value-type="float" office:value="465" calcext:value-type="float">
            <text:p>465</text:p>
          </table:table-cell>
          <table:table-cell table:formula="of:=ROUND([.OD2])" office:value-type="float" office:value="461" calcext:value-type="float">
            <text:p>461</text:p>
          </table:table-cell>
          <table:table-cell table:formula="of:=ROUND([.OE2])" office:value-type="float" office:value="457" calcext:value-type="float">
            <text:p>457</text:p>
          </table:table-cell>
          <table:table-cell table:formula="of:=ROUND([.OF2])" office:value-type="float" office:value="453" calcext:value-type="float">
            <text:p>453</text:p>
          </table:table-cell>
          <table:table-cell table:formula="of:=ROUND([.OG2])" office:value-type="float" office:value="449" calcext:value-type="float">
            <text:p>449</text:p>
          </table:table-cell>
          <table:table-cell table:formula="of:=ROUND([.OH2])" office:value-type="float" office:value="445" calcext:value-type="float">
            <text:p>445</text:p>
          </table:table-cell>
          <table:table-cell table:formula="of:=ROUND([.OI2])" office:value-type="float" office:value="441" calcext:value-type="float">
            <text:p>441</text:p>
          </table:table-cell>
          <table:table-cell table:formula="of:=ROUND([.OJ2])" office:value-type="float" office:value="437" calcext:value-type="float">
            <text:p>437</text:p>
          </table:table-cell>
          <table:table-cell table:formula="of:=ROUND([.OK2])" office:value-type="float" office:value="434" calcext:value-type="float">
            <text:p>434</text:p>
          </table:table-cell>
          <table:table-cell table:formula="of:=ROUND([.OL2])" office:value-type="float" office:value="430" calcext:value-type="float">
            <text:p>430</text:p>
          </table:table-cell>
          <table:table-cell table:formula="of:=ROUND([.OM2])" office:value-type="float" office:value="426" calcext:value-type="float">
            <text:p>426</text:p>
          </table:table-cell>
          <table:table-cell table:formula="of:=ROUND([.ON2])" office:value-type="float" office:value="422" calcext:value-type="float">
            <text:p>422</text:p>
          </table:table-cell>
          <table:table-cell table:formula="of:=ROUND([.OO2])" office:value-type="float" office:value="418" calcext:value-type="float">
            <text:p>418</text:p>
          </table:table-cell>
          <table:table-cell table:formula="of:=ROUND([.OP2])" office:value-type="float" office:value="414" calcext:value-type="float">
            <text:p>414</text:p>
          </table:table-cell>
          <table:table-cell table:formula="of:=ROUND([.OQ2])" office:value-type="float" office:value="410" calcext:value-type="float">
            <text:p>410</text:p>
          </table:table-cell>
          <table:table-cell table:formula="of:=ROUND([.OR2])" office:value-type="float" office:value="406" calcext:value-type="float">
            <text:p>406</text:p>
          </table:table-cell>
          <table:table-cell table:formula="of:=ROUND([.OS2])" office:value-type="float" office:value="402" calcext:value-type="float">
            <text:p>402</text:p>
          </table:table-cell>
          <table:table-cell table:formula="of:=ROUND([.OT2])" office:value-type="float" office:value="398" calcext:value-type="float">
            <text:p>398</text:p>
          </table:table-cell>
          <table:table-cell table:formula="of:=ROUND([.OU2])" office:value-type="float" office:value="395" calcext:value-type="float">
            <text:p>395</text:p>
          </table:table-cell>
          <table:table-cell table:formula="of:=ROUND([.OV2])" office:value-type="float" office:value="391" calcext:value-type="float">
            <text:p>391</text:p>
          </table:table-cell>
          <table:table-cell table:formula="of:=ROUND([.OW2])" office:value-type="float" office:value="387" calcext:value-type="float">
            <text:p>387</text:p>
          </table:table-cell>
          <table:table-cell table:formula="of:=ROUND([.OX2])" office:value-type="float" office:value="383" calcext:value-type="float">
            <text:p>383</text:p>
          </table:table-cell>
          <table:table-cell table:formula="of:=ROUND([.OY2])" office:value-type="float" office:value="379" calcext:value-type="float">
            <text:p>379</text:p>
          </table:table-cell>
          <table:table-cell table:formula="of:=ROUND([.OZ2])" office:value-type="float" office:value="375" calcext:value-type="float">
            <text:p>375</text:p>
          </table:table-cell>
          <table:table-cell table:formula="of:=ROUND([.PA2])" office:value-type="float" office:value="371" calcext:value-type="float">
            <text:p>371</text:p>
          </table:table-cell>
          <table:table-cell table:formula="of:=ROUND([.PB2])" office:value-type="float" office:value="367" calcext:value-type="float">
            <text:p>367</text:p>
          </table:table-cell>
          <table:table-cell table:formula="of:=ROUND([.PC2])" office:value-type="float" office:value="363" calcext:value-type="float">
            <text:p>363</text:p>
          </table:table-cell>
          <table:table-cell table:formula="of:=ROUND([.PD2])" office:value-type="float" office:value="359" calcext:value-type="float">
            <text:p>359</text:p>
          </table:table-cell>
          <table:table-cell table:formula="of:=ROUND([.PE2])" office:value-type="float" office:value="355" calcext:value-type="float">
            <text:p>355</text:p>
          </table:table-cell>
          <table:table-cell table:formula="of:=ROUND([.PF2])" office:value-type="float" office:value="352" calcext:value-type="float">
            <text:p>352</text:p>
          </table:table-cell>
          <table:table-cell table:formula="of:=ROUND([.PG2])" office:value-type="float" office:value="348" calcext:value-type="float">
            <text:p>348</text:p>
          </table:table-cell>
          <table:table-cell table:formula="of:=ROUND([.PH2])" office:value-type="float" office:value="344" calcext:value-type="float">
            <text:p>344</text:p>
          </table:table-cell>
          <table:table-cell table:formula="of:=ROUND([.PI2])" office:value-type="float" office:value="340" calcext:value-type="float">
            <text:p>340</text:p>
          </table:table-cell>
          <table:table-cell table:formula="of:=ROUND([.PJ2])" office:value-type="float" office:value="336" calcext:value-type="float">
            <text:p>336</text:p>
          </table:table-cell>
          <table:table-cell table:formula="of:=ROUND([.PK2])" office:value-type="float" office:value="332" calcext:value-type="float">
            <text:p>332</text:p>
          </table:table-cell>
          <table:table-cell table:formula="of:=ROUND([.PL2])" office:value-type="float" office:value="328" calcext:value-type="float">
            <text:p>328</text:p>
          </table:table-cell>
          <table:table-cell table:formula="of:=ROUND([.PM2])" office:value-type="float" office:value="324" calcext:value-type="float">
            <text:p>324</text:p>
          </table:table-cell>
          <table:table-cell table:formula="of:=ROUND([.PN2])" office:value-type="float" office:value="320" calcext:value-type="float">
            <text:p>320</text:p>
          </table:table-cell>
          <table:table-cell table:formula="of:=ROUND([.PO2])" office:value-type="float" office:value="316" calcext:value-type="float">
            <text:p>316</text:p>
          </table:table-cell>
          <table:table-cell table:formula="of:=ROUND([.PP2])" office:value-type="float" office:value="312" calcext:value-type="float">
            <text:p>312</text:p>
          </table:table-cell>
          <table:table-cell table:formula="of:=ROUND([.PQ2])" office:value-type="float" office:value="309" calcext:value-type="float">
            <text:p>309</text:p>
          </table:table-cell>
          <table:table-cell table:formula="of:=ROUND([.PR2])" office:value-type="float" office:value="305" calcext:value-type="float">
            <text:p>305</text:p>
          </table:table-cell>
          <table:table-cell table:formula="of:=ROUND([.PS2])" office:value-type="float" office:value="301" calcext:value-type="float">
            <text:p>301</text:p>
          </table:table-cell>
          <table:table-cell table:formula="of:=ROUND([.PT2])" office:value-type="float" office:value="297" calcext:value-type="float">
            <text:p>297</text:p>
          </table:table-cell>
          <table:table-cell table:formula="of:=ROUND([.PU2])" office:value-type="float" office:value="293" calcext:value-type="float">
            <text:p>293</text:p>
          </table:table-cell>
          <table:table-cell table:formula="of:=ROUND([.PV2])" office:value-type="float" office:value="289" calcext:value-type="float">
            <text:p>289</text:p>
          </table:table-cell>
          <table:table-cell table:formula="of:=ROUND([.PW2])" office:value-type="float" office:value="285" calcext:value-type="float">
            <text:p>285</text:p>
          </table:table-cell>
          <table:table-cell table:formula="of:=ROUND([.PX2])" office:value-type="float" office:value="281" calcext:value-type="float">
            <text:p>281</text:p>
          </table:table-cell>
          <table:table-cell table:formula="of:=ROUND([.PY2])" office:value-type="float" office:value="277" calcext:value-type="float">
            <text:p>277</text:p>
          </table:table-cell>
          <table:table-cell table:formula="of:=ROUND([.PZ2])" office:value-type="float" office:value="273" calcext:value-type="float">
            <text:p>273</text:p>
          </table:table-cell>
          <table:table-cell table:formula="of:=ROUND([.QA2])" office:value-type="float" office:value="270" calcext:value-type="float">
            <text:p>270</text:p>
          </table:table-cell>
          <table:table-cell table:formula="of:=ROUND([.QB2])" office:value-type="float" office:value="266" calcext:value-type="float">
            <text:p>266</text:p>
          </table:table-cell>
          <table:table-cell table:formula="of:=ROUND([.QC2])" office:value-type="float" office:value="262" calcext:value-type="float">
            <text:p>262</text:p>
          </table:table-cell>
          <table:table-cell table:formula="of:=ROUND([.QD2])" office:value-type="float" office:value="258" calcext:value-type="float">
            <text:p>258</text:p>
          </table:table-cell>
          <table:table-cell table:formula="of:=ROUND([.QE2])" office:value-type="float" office:value="254" calcext:value-type="float">
            <text:p>254</text:p>
          </table:table-cell>
          <table:table-cell table:formula="of:=ROUND([.QF2])" office:value-type="float" office:value="250" calcext:value-type="float">
            <text:p>250</text:p>
          </table:table-cell>
          <table:table-cell table:formula="of:=ROUND([.QG2])" office:value-type="float" office:value="246" calcext:value-type="float">
            <text:p>246</text:p>
          </table:table-cell>
          <table:table-cell table:formula="of:=ROUND([.QH2])" office:value-type="float" office:value="242" calcext:value-type="float">
            <text:p>242</text:p>
          </table:table-cell>
          <table:table-cell table:formula="of:=ROUND([.QI2])" office:value-type="float" office:value="238" calcext:value-type="float">
            <text:p>238</text:p>
          </table:table-cell>
          <table:table-cell table:formula="of:=ROUND([.QJ2])" office:value-type="float" office:value="234" calcext:value-type="float">
            <text:p>234</text:p>
          </table:table-cell>
          <table:table-cell table:formula="of:=ROUND([.QK2])" office:value-type="float" office:value="230" calcext:value-type="float">
            <text:p>230</text:p>
          </table:table-cell>
          <table:table-cell table:formula="of:=ROUND([.QL2])" office:value-type="float" office:value="227" calcext:value-type="float">
            <text:p>227</text:p>
          </table:table-cell>
          <table:table-cell table:formula="of:=ROUND([.QM2])" office:value-type="float" office:value="223" calcext:value-type="float">
            <text:p>223</text:p>
          </table:table-cell>
          <table:table-cell table:formula="of:=ROUND([.QN2])" office:value-type="float" office:value="219" calcext:value-type="float">
            <text:p>219</text:p>
          </table:table-cell>
          <table:table-cell table:formula="of:=ROUND([.QO2])" office:value-type="float" office:value="215" calcext:value-type="float">
            <text:p>215</text:p>
          </table:table-cell>
          <table:table-cell table:formula="of:=ROUND([.QP2])" office:value-type="float" office:value="211" calcext:value-type="float">
            <text:p>211</text:p>
          </table:table-cell>
          <table:table-cell table:formula="of:=ROUND([.QQ2])" office:value-type="float" office:value="207" calcext:value-type="float">
            <text:p>207</text:p>
          </table:table-cell>
          <table:table-cell table:formula="of:=ROUND([.QR2])" office:value-type="float" office:value="203" calcext:value-type="float">
            <text:p>203</text:p>
          </table:table-cell>
          <table:table-cell table:formula="of:=ROUND([.QS2])" office:value-type="float" office:value="199" calcext:value-type="float">
            <text:p>199</text:p>
          </table:table-cell>
          <table:table-cell table:formula="of:=ROUND([.QT2])" office:value-type="float" office:value="195" calcext:value-type="float">
            <text:p>195</text:p>
          </table:table-cell>
          <table:table-cell table:formula="of:=ROUND([.QU2])" office:value-type="float" office:value="191" calcext:value-type="float">
            <text:p>191</text:p>
          </table:table-cell>
          <table:table-cell table:formula="of:=ROUND([.QV2])" office:value-type="float" office:value="187" calcext:value-type="float">
            <text:p>187</text:p>
          </table:table-cell>
          <table:table-cell table:formula="of:=ROUND([.QW2])" office:value-type="float" office:value="184" calcext:value-type="float">
            <text:p>184</text:p>
          </table:table-cell>
          <table:table-cell table:formula="of:=ROUND([.QX2])" office:value-type="float" office:value="180" calcext:value-type="float">
            <text:p>180</text:p>
          </table:table-cell>
          <table:table-cell table:formula="of:=ROUND([.QY2])" office:value-type="float" office:value="176" calcext:value-type="float">
            <text:p>176</text:p>
          </table:table-cell>
          <table:table-cell table:formula="of:=ROUND([.QZ2])" office:value-type="float" office:value="172" calcext:value-type="float">
            <text:p>172</text:p>
          </table:table-cell>
          <table:table-cell table:formula="of:=ROUND([.RA2])" office:value-type="float" office:value="168" calcext:value-type="float">
            <text:p>168</text:p>
          </table:table-cell>
          <table:table-cell table:formula="of:=ROUND([.RB2])" office:value-type="float" office:value="164" calcext:value-type="float">
            <text:p>164</text:p>
          </table:table-cell>
          <table:table-cell table:formula="of:=ROUND([.RC2])" office:value-type="float" office:value="160" calcext:value-type="float">
            <text:p>160</text:p>
          </table:table-cell>
          <table:table-cell table:formula="of:=ROUND([.RD2])" office:value-type="float" office:value="156" calcext:value-type="float">
            <text:p>156</text:p>
          </table:table-cell>
          <table:table-cell table:formula="of:=ROUND([.RE2])" office:value-type="float" office:value="152" calcext:value-type="float">
            <text:p>152</text:p>
          </table:table-cell>
          <table:table-cell table:formula="of:=ROUND([.RF2])" office:value-type="float" office:value="148" calcext:value-type="float">
            <text:p>148</text:p>
          </table:table-cell>
          <table:table-cell table:formula="of:=ROUND([.RG2])" office:value-type="float" office:value="145" calcext:value-type="float">
            <text:p>145</text:p>
          </table:table-cell>
          <table:table-cell table:formula="of:=ROUND([.RH2])" office:value-type="float" office:value="141" calcext:value-type="float">
            <text:p>141</text:p>
          </table:table-cell>
          <table:table-cell table:formula="of:=ROUND([.RI2])" office:value-type="float" office:value="137" calcext:value-type="float">
            <text:p>137</text:p>
          </table:table-cell>
          <table:table-cell table:formula="of:=ROUND([.RJ2])" office:value-type="float" office:value="133" calcext:value-type="float">
            <text:p>133</text:p>
          </table:table-cell>
          <table:table-cell table:formula="of:=ROUND([.RK2])" office:value-type="float" office:value="129" calcext:value-type="float">
            <text:p>129</text:p>
          </table:table-cell>
          <table:table-cell table:formula="of:=ROUND([.RL2])" office:value-type="float" office:value="125" calcext:value-type="float">
            <text:p>125</text:p>
          </table:table-cell>
          <table:table-cell table:formula="of:=ROUND([.RM2])" office:value-type="float" office:value="121" calcext:value-type="float">
            <text:p>121</text:p>
          </table:table-cell>
          <table:table-cell table:formula="of:=ROUND([.RN2])" office:value-type="float" office:value="117" calcext:value-type="float">
            <text:p>117</text:p>
          </table:table-cell>
          <table:table-cell table:formula="of:=ROUND([.RO2])" office:value-type="float" office:value="113" calcext:value-type="float">
            <text:p>113</text:p>
          </table:table-cell>
          <table:table-cell table:formula="of:=ROUND([.RP2])" office:value-type="float" office:value="109" calcext:value-type="float">
            <text:p>109</text:p>
          </table:table-cell>
          <table:table-cell table:formula="of:=ROUND([.RQ2])" office:value-type="float" office:value="105" calcext:value-type="float">
            <text:p>105</text:p>
          </table:table-cell>
          <table:table-cell table:formula="of:=ROUND([.RR2])" office:value-type="float" office:value="102" calcext:value-type="float">
            <text:p>102</text:p>
          </table:table-cell>
          <table:table-cell table:formula="of:=ROUND([.RS2])" office:value-type="float" office:value="98" calcext:value-type="float">
            <text:p>98</text:p>
          </table:table-cell>
          <table:table-cell table:formula="of:=ROUND([.RT2])" office:value-type="float" office:value="94" calcext:value-type="float">
            <text:p>94</text:p>
          </table:table-cell>
          <table:table-cell table:formula="of:=ROUND([.RU2])" office:value-type="float" office:value="90" calcext:value-type="float">
            <text:p>90</text:p>
          </table:table-cell>
          <table:table-cell table:formula="of:=ROUND([.RV2])" office:value-type="float" office:value="86" calcext:value-type="float">
            <text:p>86</text:p>
          </table:table-cell>
          <table:table-cell table:formula="of:=ROUND([.RW2])" office:value-type="float" office:value="82" calcext:value-type="float">
            <text:p>82</text:p>
          </table:table-cell>
          <table:table-cell table:formula="of:=ROUND([.RX2])" office:value-type="float" office:value="78" calcext:value-type="float">
            <text:p>78</text:p>
          </table:table-cell>
          <table:table-cell table:formula="of:=ROUND([.RY2])" office:value-type="float" office:value="74" calcext:value-type="float">
            <text:p>74</text:p>
          </table:table-cell>
          <table:table-cell table:formula="of:=ROUND([.RZ2])" office:value-type="float" office:value="70" calcext:value-type="float">
            <text:p>70</text:p>
          </table:table-cell>
          <table:table-cell table:formula="of:=ROUND([.SA2])" office:value-type="float" office:value="66" calcext:value-type="float">
            <text:p>66</text:p>
          </table:table-cell>
          <table:table-cell table:formula="of:=ROUND([.SB2])" office:value-type="float" office:value="62" calcext:value-type="float">
            <text:p>62</text:p>
          </table:table-cell>
          <table:table-cell table:formula="of:=ROUND([.SC2])" office:value-type="float" office:value="59" calcext:value-type="float">
            <text:p>59</text:p>
          </table:table-cell>
          <table:table-cell table:formula="of:=ROUND([.SD2])" office:value-type="float" office:value="55" calcext:value-type="float">
            <text:p>55</text:p>
          </table:table-cell>
          <table:table-cell table:formula="of:=ROUND([.SE2])" office:value-type="float" office:value="51" calcext:value-type="float">
            <text:p>51</text:p>
          </table:table-cell>
          <table:table-cell table:formula="of:=ROUND([.SF2])" office:value-type="float" office:value="47" calcext:value-type="float">
            <text:p>47</text:p>
          </table:table-cell>
          <table:table-cell table:formula="of:=ROUND([.SG2])" office:value-type="float" office:value="43" calcext:value-type="float">
            <text:p>43</text:p>
          </table:table-cell>
          <table:table-cell table:formula="of:=ROUND([.SH2])" office:value-type="float" office:value="39" calcext:value-type="float">
            <text:p>39</text:p>
          </table:table-cell>
          <table:table-cell table:formula="of:=ROUND([.SI2])" office:value-type="float" office:value="35" calcext:value-type="float">
            <text:p>35</text:p>
          </table:table-cell>
          <table:table-cell table:formula="of:=ROUND([.SJ2])" office:value-type="float" office:value="31" calcext:value-type="float">
            <text:p>31</text:p>
          </table:table-cell>
          <table:table-cell table:formula="of:=ROUND([.SK2])" office:value-type="float" office:value="27" calcext:value-type="float">
            <text:p>27</text:p>
          </table:table-cell>
          <table:table-cell table:formula="of:=ROUND([.SL2])" office:value-type="float" office:value="23" calcext:value-type="float">
            <text:p>23</text:p>
          </table:table-cell>
          <table:table-cell table:formula="of:=ROUND([.SM2])" office:value-type="float" office:value="20" calcext:value-type="float">
            <text:p>20</text:p>
          </table:table-cell>
          <table:table-cell table:formula="of:=ROUND([.SN2])" office:value-type="float" office:value="16" calcext:value-type="float">
            <text:p>16</text:p>
          </table:table-cell>
          <table:table-cell table:formula="of:=ROUND([.SO2])" office:value-type="float" office:value="12" calcext:value-type="float">
            <text:p>12</text:p>
          </table:table-cell>
          <table:table-cell table:formula="of:=ROUND([.SP2])" office:value-type="float" office:value="8" calcext:value-type="float">
            <text:p>8</text:p>
          </table:table-cell>
          <table:table-cell table:formula="of:=ROUND([.SQ2])" office:value-type="float" office:value="4" calcext:value-type="float">
            <text:p>4</text:p>
          </table:table-cell>
          <table:table-cell table:formula="of:=ROUND([.SR2])" office:value-type="float" office:value="-0" calcext:value-type="float">
            <text:p>0</text:p>
          </table:table-cell>
        </table:table-row>
        <table:table-row table:style-name="ro1">
          <table:table-cell table:formula="of:=[.A3]*1000/255" office:value-type="float" office:value="0" calcext:value-type="float">
            <text:p>0</text:p>
          </table:table-cell>
          <table:table-cell table:formula="of:=[.B3]*1000/255" office:value-type="float" office:value="3.92156862745098" calcext:value-type="float">
            <text:p>3,92156862745098</text:p>
          </table:table-cell>
          <table:table-cell table:formula="of:=[.C3]*1000/255" office:value-type="float" office:value="7.84313725490196" calcext:value-type="float">
            <text:p>7,84313725490196</text:p>
          </table:table-cell>
          <table:table-cell table:formula="of:=[.D3]*1000/255" office:value-type="float" office:value="11.7647058823529" calcext:value-type="float">
            <text:p>11,7647058823529</text:p>
          </table:table-cell>
          <table:table-cell table:formula="of:=[.E3]*1000/255" office:value-type="float" office:value="15.6862745098039" calcext:value-type="float">
            <text:p>15,6862745098039</text:p>
          </table:table-cell>
          <table:table-cell table:formula="of:=[.F3]*1000/255" office:value-type="float" office:value="19.6078431372549" calcext:value-type="float">
            <text:p>19,6078431372549</text:p>
          </table:table-cell>
          <table:table-cell table:formula="of:=[.G3]*1000/255" office:value-type="float" office:value="23.5294117647059" calcext:value-type="float">
            <text:p>23,5294117647059</text:p>
          </table:table-cell>
          <table:table-cell table:formula="of:=[.H3]*1000/255" office:value-type="float" office:value="27.4509803921569" calcext:value-type="float">
            <text:p>27,4509803921569</text:p>
          </table:table-cell>
          <table:table-cell table:formula="of:=[.I3]*1000/255" office:value-type="float" office:value="31.3725490196078" calcext:value-type="float">
            <text:p>31,3725490196078</text:p>
          </table:table-cell>
          <table:table-cell table:formula="of:=[.J3]*1000/255" office:value-type="float" office:value="35.2941176470588" calcext:value-type="float">
            <text:p>35,2941176470588</text:p>
          </table:table-cell>
          <table:table-cell table:formula="of:=[.K3]*1000/255" office:value-type="float" office:value="39.2156862745098" calcext:value-type="float">
            <text:p>39,2156862745098</text:p>
          </table:table-cell>
          <table:table-cell table:formula="of:=[.L3]*1000/255" office:value-type="float" office:value="43.1372549019608" calcext:value-type="float">
            <text:p>43,1372549019608</text:p>
          </table:table-cell>
          <table:table-cell table:formula="of:=[.M3]*1000/255" office:value-type="float" office:value="47.0588235294118" calcext:value-type="float">
            <text:p>47,0588235294118</text:p>
          </table:table-cell>
          <table:table-cell table:formula="of:=[.N3]*1000/255" office:value-type="float" office:value="50.9803921568627" calcext:value-type="float">
            <text:p>50,9803921568627</text:p>
          </table:table-cell>
          <table:table-cell table:formula="of:=[.O3]*1000/255" office:value-type="float" office:value="54.9019607843137" calcext:value-type="float">
            <text:p>54,9019607843137</text:p>
          </table:table-cell>
          <table:table-cell table:formula="of:=[.P3]*1000/255" office:value-type="float" office:value="58.8235294117647" calcext:value-type="float">
            <text:p>58,8235294117647</text:p>
          </table:table-cell>
          <table:table-cell table:formula="of:=[.Q3]*1000/255" office:value-type="float" office:value="62.7450980392157" calcext:value-type="float">
            <text:p>62,7450980392157</text:p>
          </table:table-cell>
          <table:table-cell table:formula="of:=[.R3]*1000/255" office:value-type="float" office:value="66.6666666666667" calcext:value-type="float">
            <text:p>66,6666666666667</text:p>
          </table:table-cell>
          <table:table-cell table:formula="of:=[.S3]*1000/255" office:value-type="float" office:value="70.5882352941177" calcext:value-type="float">
            <text:p>70,5882352941177</text:p>
          </table:table-cell>
          <table:table-cell table:formula="of:=[.T3]*1000/255" office:value-type="float" office:value="74.5098039215686" calcext:value-type="float">
            <text:p>74,5098039215686</text:p>
          </table:table-cell>
          <table:table-cell table:formula="of:=[.U3]*1000/255" office:value-type="float" office:value="78.4313725490196" calcext:value-type="float">
            <text:p>78,4313725490196</text:p>
          </table:table-cell>
          <table:table-cell table:formula="of:=[.V3]*1000/255" office:value-type="float" office:value="82.3529411764706" calcext:value-type="float">
            <text:p>82,3529411764706</text:p>
          </table:table-cell>
          <table:table-cell table:formula="of:=[.W3]*1000/255" office:value-type="float" office:value="86.2745098039216" calcext:value-type="float">
            <text:p>86,2745098039216</text:p>
          </table:table-cell>
          <table:table-cell table:formula="of:=[.X3]*1000/255" office:value-type="float" office:value="90.1960784313726" calcext:value-type="float">
            <text:p>90,1960784313726</text:p>
          </table:table-cell>
          <table:table-cell table:formula="of:=[.Y3]*1000/255" office:value-type="float" office:value="94.1176470588235" calcext:value-type="float">
            <text:p>94,1176470588235</text:p>
          </table:table-cell>
          <table:table-cell table:formula="of:=[.Z3]*1000/255" office:value-type="float" office:value="98.0392156862745" calcext:value-type="float">
            <text:p>98,0392156862745</text:p>
          </table:table-cell>
          <table:table-cell table:formula="of:=[.AA3]*1000/255" office:value-type="float" office:value="101.960784313725" calcext:value-type="float">
            <text:p>101,960784313725</text:p>
          </table:table-cell>
          <table:table-cell table:formula="of:=[.AB3]*1000/255" office:value-type="float" office:value="105.882352941176" calcext:value-type="float">
            <text:p>105,882352941176</text:p>
          </table:table-cell>
          <table:table-cell table:formula="of:=[.AC3]*1000/255" office:value-type="float" office:value="109.803921568627" calcext:value-type="float">
            <text:p>109,803921568627</text:p>
          </table:table-cell>
          <table:table-cell table:formula="of:=[.AD3]*1000/255" office:value-type="float" office:value="113.725490196078" calcext:value-type="float">
            <text:p>113,725490196078</text:p>
          </table:table-cell>
          <table:table-cell table:formula="of:=[.AE3]*1000/255" office:value-type="float" office:value="117.647058823529" calcext:value-type="float">
            <text:p>117,647058823529</text:p>
          </table:table-cell>
          <table:table-cell table:formula="of:=[.AF3]*1000/255" office:value-type="float" office:value="121.56862745098" calcext:value-type="float">
            <text:p>121,56862745098</text:p>
          </table:table-cell>
          <table:table-cell table:formula="of:=[.AG3]*1000/255" office:value-type="float" office:value="125.490196078431" calcext:value-type="float">
            <text:p>125,490196078431</text:p>
          </table:table-cell>
          <table:table-cell table:formula="of:=[.AH3]*1000/255" office:value-type="float" office:value="129.411764705882" calcext:value-type="float">
            <text:p>129,411764705882</text:p>
          </table:table-cell>
          <table:table-cell table:formula="of:=[.AI3]*1000/255" office:value-type="float" office:value="133.333333333333" calcext:value-type="float">
            <text:p>133,333333333333</text:p>
          </table:table-cell>
          <table:table-cell table:formula="of:=[.AJ3]*1000/255" office:value-type="float" office:value="137.254901960784" calcext:value-type="float">
            <text:p>137,254901960784</text:p>
          </table:table-cell>
          <table:table-cell table:formula="of:=[.AK3]*1000/255" office:value-type="float" office:value="141.176470588235" calcext:value-type="float">
            <text:p>141,176470588235</text:p>
          </table:table-cell>
          <table:table-cell table:formula="of:=[.AL3]*1000/255" office:value-type="float" office:value="145.098039215686" calcext:value-type="float">
            <text:p>145,098039215686</text:p>
          </table:table-cell>
          <table:table-cell table:formula="of:=[.AM3]*1000/255" office:value-type="float" office:value="149.019607843137" calcext:value-type="float">
            <text:p>149,019607843137</text:p>
          </table:table-cell>
          <table:table-cell table:formula="of:=[.AN3]*1000/255" office:value-type="float" office:value="152.941176470588" calcext:value-type="float">
            <text:p>152,941176470588</text:p>
          </table:table-cell>
          <table:table-cell table:formula="of:=[.AO3]*1000/255" office:value-type="float" office:value="156.862745098039" calcext:value-type="float">
            <text:p>156,862745098039</text:p>
          </table:table-cell>
          <table:table-cell table:formula="of:=[.AP3]*1000/255" office:value-type="float" office:value="160.78431372549" calcext:value-type="float">
            <text:p>160,78431372549</text:p>
          </table:table-cell>
          <table:table-cell table:formula="of:=[.AQ3]*1000/255" office:value-type="float" office:value="164.705882352941" calcext:value-type="float">
            <text:p>164,705882352941</text:p>
          </table:table-cell>
          <table:table-cell table:formula="of:=[.AR3]*1000/255" office:value-type="float" office:value="168.627450980392" calcext:value-type="float">
            <text:p>168,627450980392</text:p>
          </table:table-cell>
          <table:table-cell table:formula="of:=[.AS3]*1000/255" office:value-type="float" office:value="172.549019607843" calcext:value-type="float">
            <text:p>172,549019607843</text:p>
          </table:table-cell>
          <table:table-cell table:formula="of:=[.AT3]*1000/255" office:value-type="float" office:value="176.470588235294" calcext:value-type="float">
            <text:p>176,470588235294</text:p>
          </table:table-cell>
          <table:table-cell table:formula="of:=[.AU3]*1000/255" office:value-type="float" office:value="180.392156862745" calcext:value-type="float">
            <text:p>180,392156862745</text:p>
          </table:table-cell>
          <table:table-cell table:formula="of:=[.AV3]*1000/255" office:value-type="float" office:value="184.313725490196" calcext:value-type="float">
            <text:p>184,313725490196</text:p>
          </table:table-cell>
          <table:table-cell table:formula="of:=[.AW3]*1000/255" office:value-type="float" office:value="188.235294117647" calcext:value-type="float">
            <text:p>188,235294117647</text:p>
          </table:table-cell>
          <table:table-cell table:formula="of:=[.AX3]*1000/255" office:value-type="float" office:value="192.156862745098" calcext:value-type="float">
            <text:p>192,156862745098</text:p>
          </table:table-cell>
          <table:table-cell table:formula="of:=[.AY3]*1000/255" office:value-type="float" office:value="196.078431372549" calcext:value-type="float">
            <text:p>196,078431372549</text:p>
          </table:table-cell>
          <table:table-cell table:formula="of:=[.AZ3]*1000/255" office:value-type="float" office:value="200" calcext:value-type="float">
            <text:p>200</text:p>
          </table:table-cell>
          <table:table-cell table:formula="of:=[.BA3]*1000/255" office:value-type="float" office:value="203.921568627451" calcext:value-type="float">
            <text:p>203,921568627451</text:p>
          </table:table-cell>
          <table:table-cell table:formula="of:=[.BB3]*1000/255" office:value-type="float" office:value="207.843137254902" calcext:value-type="float">
            <text:p>207,843137254902</text:p>
          </table:table-cell>
          <table:table-cell table:formula="of:=[.BC3]*1000/255" office:value-type="float" office:value="211.764705882353" calcext:value-type="float">
            <text:p>211,764705882353</text:p>
          </table:table-cell>
          <table:table-cell table:formula="of:=[.BD3]*1000/255" office:value-type="float" office:value="215.686274509804" calcext:value-type="float">
            <text:p>215,686274509804</text:p>
          </table:table-cell>
          <table:table-cell table:formula="of:=[.BE3]*1000/255" office:value-type="float" office:value="219.607843137255" calcext:value-type="float">
            <text:p>219,607843137255</text:p>
          </table:table-cell>
          <table:table-cell table:formula="of:=[.BF3]*1000/255" office:value-type="float" office:value="223.529411764706" calcext:value-type="float">
            <text:p>223,529411764706</text:p>
          </table:table-cell>
          <table:table-cell table:formula="of:=[.BG3]*1000/255" office:value-type="float" office:value="227.450980392157" calcext:value-type="float">
            <text:p>227,450980392157</text:p>
          </table:table-cell>
          <table:table-cell table:formula="of:=[.BH3]*1000/255" office:value-type="float" office:value="231.372549019608" calcext:value-type="float">
            <text:p>231,372549019608</text:p>
          </table:table-cell>
          <table:table-cell table:formula="of:=[.BI3]*1000/255" office:value-type="float" office:value="235.294117647059" calcext:value-type="float">
            <text:p>235,294117647059</text:p>
          </table:table-cell>
          <table:table-cell table:formula="of:=[.BJ3]*1000/255" office:value-type="float" office:value="239.21568627451" calcext:value-type="float">
            <text:p>239,21568627451</text:p>
          </table:table-cell>
          <table:table-cell table:formula="of:=[.BK3]*1000/255" office:value-type="float" office:value="243.137254901961" calcext:value-type="float">
            <text:p>243,137254901961</text:p>
          </table:table-cell>
          <table:table-cell table:formula="of:=[.BL3]*1000/255" office:value-type="float" office:value="247.058823529412" calcext:value-type="float">
            <text:p>247,058823529412</text:p>
          </table:table-cell>
          <table:table-cell table:formula="of:=[.BM3]*1000/255" office:value-type="float" office:value="250.980392156863" calcext:value-type="float">
            <text:p>250,980392156863</text:p>
          </table:table-cell>
          <table:table-cell table:formula="of:=[.BN3]*1000/255" office:value-type="float" office:value="254.901960784314" calcext:value-type="float">
            <text:p>254,901960784314</text:p>
          </table:table-cell>
          <table:table-cell table:formula="of:=[.BO3]*1000/255" office:value-type="float" office:value="258.823529411765" calcext:value-type="float">
            <text:p>258,823529411765</text:p>
          </table:table-cell>
          <table:table-cell table:formula="of:=[.BP3]*1000/255" office:value-type="float" office:value="262.745098039216" calcext:value-type="float">
            <text:p>262,745098039216</text:p>
          </table:table-cell>
          <table:table-cell table:formula="of:=[.BQ3]*1000/255" office:value-type="float" office:value="266.666666666667" calcext:value-type="float">
            <text:p>266,666666666667</text:p>
          </table:table-cell>
          <table:table-cell table:formula="of:=[.BR3]*1000/255" office:value-type="float" office:value="270.588235294118" calcext:value-type="float">
            <text:p>270,588235294118</text:p>
          </table:table-cell>
          <table:table-cell table:formula="of:=[.BS3]*1000/255" office:value-type="float" office:value="274.509803921569" calcext:value-type="float">
            <text:p>274,509803921569</text:p>
          </table:table-cell>
          <table:table-cell table:formula="of:=[.BT3]*1000/255" office:value-type="float" office:value="278.43137254902" calcext:value-type="float">
            <text:p>278,43137254902</text:p>
          </table:table-cell>
          <table:table-cell table:formula="of:=[.BU3]*1000/255" office:value-type="float" office:value="282.352941176471" calcext:value-type="float">
            <text:p>282,352941176471</text:p>
          </table:table-cell>
          <table:table-cell table:formula="of:=[.BV3]*1000/255" office:value-type="float" office:value="286.274509803922" calcext:value-type="float">
            <text:p>286,274509803922</text:p>
          </table:table-cell>
          <table:table-cell table:formula="of:=[.BW3]*1000/255" office:value-type="float" office:value="290.196078431373" calcext:value-type="float">
            <text:p>290,196078431373</text:p>
          </table:table-cell>
          <table:table-cell table:formula="of:=[.BX3]*1000/255" office:value-type="float" office:value="294.117647058824" calcext:value-type="float">
            <text:p>294,117647058824</text:p>
          </table:table-cell>
          <table:table-cell table:formula="of:=[.BY3]*1000/255" office:value-type="float" office:value="298.039215686275" calcext:value-type="float">
            <text:p>298,039215686275</text:p>
          </table:table-cell>
          <table:table-cell table:formula="of:=[.BZ3]*1000/255" office:value-type="float" office:value="301.960784313725" calcext:value-type="float">
            <text:p>301,960784313725</text:p>
          </table:table-cell>
          <table:table-cell table:formula="of:=[.CA3]*1000/255" office:value-type="float" office:value="305.882352941176" calcext:value-type="float">
            <text:p>305,882352941176</text:p>
          </table:table-cell>
          <table:table-cell table:formula="of:=[.CB3]*1000/255" office:value-type="float" office:value="309.803921568627" calcext:value-type="float">
            <text:p>309,803921568627</text:p>
          </table:table-cell>
          <table:table-cell table:formula="of:=[.CC3]*1000/255" office:value-type="float" office:value="313.725490196078" calcext:value-type="float">
            <text:p>313,725490196078</text:p>
          </table:table-cell>
          <table:table-cell table:formula="of:=[.CD3]*1000/255" office:value-type="float" office:value="317.647058823529" calcext:value-type="float">
            <text:p>317,647058823529</text:p>
          </table:table-cell>
          <table:table-cell table:formula="of:=[.CE3]*1000/255" office:value-type="float" office:value="321.56862745098" calcext:value-type="float">
            <text:p>321,56862745098</text:p>
          </table:table-cell>
          <table:table-cell table:formula="of:=[.CF3]*1000/255" office:value-type="float" office:value="325.490196078431" calcext:value-type="float">
            <text:p>325,490196078431</text:p>
          </table:table-cell>
          <table:table-cell table:formula="of:=[.CG3]*1000/255" office:value-type="float" office:value="329.411764705882" calcext:value-type="float">
            <text:p>329,411764705882</text:p>
          </table:table-cell>
          <table:table-cell table:formula="of:=[.CH3]*1000/255" office:value-type="float" office:value="333.333333333333" calcext:value-type="float">
            <text:p>333,333333333333</text:p>
          </table:table-cell>
          <table:table-cell table:formula="of:=[.CI3]*1000/255" office:value-type="float" office:value="337.254901960784" calcext:value-type="float">
            <text:p>337,254901960784</text:p>
          </table:table-cell>
          <table:table-cell table:formula="of:=[.CJ3]*1000/255" office:value-type="float" office:value="341.176470588235" calcext:value-type="float">
            <text:p>341,176470588235</text:p>
          </table:table-cell>
          <table:table-cell table:formula="of:=[.CK3]*1000/255" office:value-type="float" office:value="345.098039215686" calcext:value-type="float">
            <text:p>345,098039215686</text:p>
          </table:table-cell>
          <table:table-cell table:formula="of:=[.CL3]*1000/255" office:value-type="float" office:value="349.019607843137" calcext:value-type="float">
            <text:p>349,019607843137</text:p>
          </table:table-cell>
          <table:table-cell table:formula="of:=[.CM3]*1000/255" office:value-type="float" office:value="352.941176470588" calcext:value-type="float">
            <text:p>352,941176470588</text:p>
          </table:table-cell>
          <table:table-cell table:formula="of:=[.CN3]*1000/255" office:value-type="float" office:value="356.862745098039" calcext:value-type="float">
            <text:p>356,862745098039</text:p>
          </table:table-cell>
          <table:table-cell table:formula="of:=[.CO3]*1000/255" office:value-type="float" office:value="360.78431372549" calcext:value-type="float">
            <text:p>360,78431372549</text:p>
          </table:table-cell>
          <table:table-cell table:formula="of:=[.CP3]*1000/255" office:value-type="float" office:value="364.705882352941" calcext:value-type="float">
            <text:p>364,705882352941</text:p>
          </table:table-cell>
          <table:table-cell table:formula="of:=[.CQ3]*1000/255" office:value-type="float" office:value="368.627450980392" calcext:value-type="float">
            <text:p>368,627450980392</text:p>
          </table:table-cell>
          <table:table-cell table:formula="of:=[.CR3]*1000/255" office:value-type="float" office:value="372.549019607843" calcext:value-type="float">
            <text:p>372,549019607843</text:p>
          </table:table-cell>
          <table:table-cell table:formula="of:=[.CS3]*1000/255" office:value-type="float" office:value="376.470588235294" calcext:value-type="float">
            <text:p>376,470588235294</text:p>
          </table:table-cell>
          <table:table-cell table:formula="of:=[.CT3]*1000/255" office:value-type="float" office:value="380.392156862745" calcext:value-type="float">
            <text:p>380,392156862745</text:p>
          </table:table-cell>
          <table:table-cell table:formula="of:=[.CU3]*1000/255" office:value-type="float" office:value="384.313725490196" calcext:value-type="float">
            <text:p>384,313725490196</text:p>
          </table:table-cell>
          <table:table-cell table:formula="of:=[.CV3]*1000/255" office:value-type="float" office:value="388.235294117647" calcext:value-type="float">
            <text:p>388,235294117647</text:p>
          </table:table-cell>
          <table:table-cell table:formula="of:=[.CW3]*1000/255" office:value-type="float" office:value="392.156862745098" calcext:value-type="float">
            <text:p>392,156862745098</text:p>
          </table:table-cell>
          <table:table-cell table:formula="of:=[.CX3]*1000/255" office:value-type="float" office:value="396.078431372549" calcext:value-type="float">
            <text:p>396,078431372549</text:p>
          </table:table-cell>
          <table:table-cell table:formula="of:=[.CY3]*1000/255" office:value-type="float" office:value="400" calcext:value-type="float">
            <text:p>400</text:p>
          </table:table-cell>
          <table:table-cell table:formula="of:=[.CZ3]*1000/255" office:value-type="float" office:value="403.921568627451" calcext:value-type="float">
            <text:p>403,921568627451</text:p>
          </table:table-cell>
          <table:table-cell table:formula="of:=[.DA3]*1000/255" office:value-type="float" office:value="407.843137254902" calcext:value-type="float">
            <text:p>407,843137254902</text:p>
          </table:table-cell>
          <table:table-cell table:formula="of:=[.DB3]*1000/255" office:value-type="float" office:value="411.764705882353" calcext:value-type="float">
            <text:p>411,764705882353</text:p>
          </table:table-cell>
          <table:table-cell table:formula="of:=[.DC3]*1000/255" office:value-type="float" office:value="415.686274509804" calcext:value-type="float">
            <text:p>415,686274509804</text:p>
          </table:table-cell>
          <table:table-cell table:formula="of:=[.DD3]*1000/255" office:value-type="float" office:value="419.607843137255" calcext:value-type="float">
            <text:p>419,607843137255</text:p>
          </table:table-cell>
          <table:table-cell table:formula="of:=[.DE3]*1000/255" office:value-type="float" office:value="423.529411764706" calcext:value-type="float">
            <text:p>423,529411764706</text:p>
          </table:table-cell>
          <table:table-cell table:formula="of:=[.DF3]*1000/255" office:value-type="float" office:value="427.450980392157" calcext:value-type="float">
            <text:p>427,450980392157</text:p>
          </table:table-cell>
          <table:table-cell table:formula="of:=[.DG3]*1000/255" office:value-type="float" office:value="431.372549019608" calcext:value-type="float">
            <text:p>431,372549019608</text:p>
          </table:table-cell>
          <table:table-cell table:formula="of:=[.DH3]*1000/255" office:value-type="float" office:value="435.294117647059" calcext:value-type="float">
            <text:p>435,294117647059</text:p>
          </table:table-cell>
          <table:table-cell table:formula="of:=[.DI3]*1000/255" office:value-type="float" office:value="439.21568627451" calcext:value-type="float">
            <text:p>439,21568627451</text:p>
          </table:table-cell>
          <table:table-cell table:formula="of:=[.DJ3]*1000/255" office:value-type="float" office:value="443.137254901961" calcext:value-type="float">
            <text:p>443,137254901961</text:p>
          </table:table-cell>
          <table:table-cell table:formula="of:=[.DK3]*1000/255" office:value-type="float" office:value="447.058823529412" calcext:value-type="float">
            <text:p>447,058823529412</text:p>
          </table:table-cell>
          <table:table-cell table:formula="of:=[.DL3]*1000/255" office:value-type="float" office:value="450.980392156863" calcext:value-type="float">
            <text:p>450,980392156863</text:p>
          </table:table-cell>
          <table:table-cell table:formula="of:=[.DM3]*1000/255" office:value-type="float" office:value="454.901960784314" calcext:value-type="float">
            <text:p>454,901960784314</text:p>
          </table:table-cell>
          <table:table-cell table:formula="of:=[.DN3]*1000/255" office:value-type="float" office:value="458.823529411765" calcext:value-type="float">
            <text:p>458,823529411765</text:p>
          </table:table-cell>
          <table:table-cell table:formula="of:=[.DO3]*1000/255" office:value-type="float" office:value="462.745098039216" calcext:value-type="float">
            <text:p>462,745098039216</text:p>
          </table:table-cell>
          <table:table-cell table:formula="of:=[.DP3]*1000/255" office:value-type="float" office:value="466.666666666667" calcext:value-type="float">
            <text:p>466,666666666667</text:p>
          </table:table-cell>
          <table:table-cell table:formula="of:=[.DQ3]*1000/255" office:value-type="float" office:value="470.588235294118" calcext:value-type="float">
            <text:p>470,588235294118</text:p>
          </table:table-cell>
          <table:table-cell table:formula="of:=[.DR3]*1000/255" office:value-type="float" office:value="474.509803921569" calcext:value-type="float">
            <text:p>474,509803921569</text:p>
          </table:table-cell>
          <table:table-cell table:formula="of:=[.DS3]*1000/255" office:value-type="float" office:value="478.43137254902" calcext:value-type="float">
            <text:p>478,43137254902</text:p>
          </table:table-cell>
          <table:table-cell table:formula="of:=[.DT3]*1000/255" office:value-type="float" office:value="482.352941176471" calcext:value-type="float">
            <text:p>482,352941176471</text:p>
          </table:table-cell>
          <table:table-cell table:formula="of:=[.DU3]*1000/255" office:value-type="float" office:value="486.274509803922" calcext:value-type="float">
            <text:p>486,274509803922</text:p>
          </table:table-cell>
          <table:table-cell table:formula="of:=[.DV3]*1000/255" office:value-type="float" office:value="490.196078431373" calcext:value-type="float">
            <text:p>490,196078431373</text:p>
          </table:table-cell>
          <table:table-cell table:formula="of:=[.DW3]*1000/255" office:value-type="float" office:value="494.117647058824" calcext:value-type="float">
            <text:p>494,117647058824</text:p>
          </table:table-cell>
          <table:table-cell table:formula="of:=[.DX3]*1000/255" office:value-type="float" office:value="498.039215686275" calcext:value-type="float">
            <text:p>498,039215686275</text:p>
          </table:table-cell>
          <table:table-cell table:formula="of:=[.DY3]*1000/255" office:value-type="float" office:value="501.960784313726" calcext:value-type="float">
            <text:p>501,960784313726</text:p>
          </table:table-cell>
          <table:table-cell table:formula="of:=[.DZ3]*1000/255" office:value-type="float" office:value="505.882352941176" calcext:value-type="float">
            <text:p>505,882352941176</text:p>
          </table:table-cell>
          <table:table-cell table:formula="of:=[.EA3]*1000/255" office:value-type="float" office:value="509.803921568627" calcext:value-type="float">
            <text:p>509,803921568627</text:p>
          </table:table-cell>
          <table:table-cell table:formula="of:=[.EB3]*1000/255" office:value-type="float" office:value="513.725490196079" calcext:value-type="float">
            <text:p>513,725490196079</text:p>
          </table:table-cell>
          <table:table-cell table:formula="of:=[.EC3]*1000/255" office:value-type="float" office:value="517.647058823529" calcext:value-type="float">
            <text:p>517,647058823529</text:p>
          </table:table-cell>
          <table:table-cell table:formula="of:=[.ED3]*1000/255" office:value-type="float" office:value="521.56862745098" calcext:value-type="float">
            <text:p>521,56862745098</text:p>
          </table:table-cell>
          <table:table-cell table:formula="of:=[.EE3]*1000/255" office:value-type="float" office:value="525.490196078431" calcext:value-type="float">
            <text:p>525,490196078431</text:p>
          </table:table-cell>
          <table:table-cell table:formula="of:=[.EF3]*1000/255" office:value-type="float" office:value="529.411764705882" calcext:value-type="float">
            <text:p>529,411764705882</text:p>
          </table:table-cell>
          <table:table-cell table:formula="of:=[.EG3]*1000/255" office:value-type="float" office:value="533.333333333333" calcext:value-type="float">
            <text:p>533,333333333333</text:p>
          </table:table-cell>
          <table:table-cell table:formula="of:=[.EH3]*1000/255" office:value-type="float" office:value="537.254901960784" calcext:value-type="float">
            <text:p>537,254901960784</text:p>
          </table:table-cell>
          <table:table-cell table:formula="of:=[.EI3]*1000/255" office:value-type="float" office:value="541.176470588235" calcext:value-type="float">
            <text:p>541,176470588235</text:p>
          </table:table-cell>
          <table:table-cell table:formula="of:=[.EJ3]*1000/255" office:value-type="float" office:value="545.098039215686" calcext:value-type="float">
            <text:p>545,098039215686</text:p>
          </table:table-cell>
          <table:table-cell table:formula="of:=[.EK3]*1000/255" office:value-type="float" office:value="549.019607843137" calcext:value-type="float">
            <text:p>549,019607843137</text:p>
          </table:table-cell>
          <table:table-cell table:formula="of:=[.EL3]*1000/255" office:value-type="float" office:value="552.941176470588" calcext:value-type="float">
            <text:p>552,941176470588</text:p>
          </table:table-cell>
          <table:table-cell table:formula="of:=[.EM3]*1000/255" office:value-type="float" office:value="556.862745098039" calcext:value-type="float">
            <text:p>556,862745098039</text:p>
          </table:table-cell>
          <table:table-cell table:formula="of:=[.EN3]*1000/255" office:value-type="float" office:value="560.78431372549" calcext:value-type="float">
            <text:p>560,78431372549</text:p>
          </table:table-cell>
          <table:table-cell table:formula="of:=[.EO3]*1000/255" office:value-type="float" office:value="564.705882352941" calcext:value-type="float">
            <text:p>564,705882352941</text:p>
          </table:table-cell>
          <table:table-cell table:formula="of:=[.EP3]*1000/255" office:value-type="float" office:value="568.627450980392" calcext:value-type="float">
            <text:p>568,627450980392</text:p>
          </table:table-cell>
          <table:table-cell table:formula="of:=[.EQ3]*1000/255" office:value-type="float" office:value="572.549019607843" calcext:value-type="float">
            <text:p>572,549019607843</text:p>
          </table:table-cell>
          <table:table-cell table:formula="of:=[.ER3]*1000/255" office:value-type="float" office:value="576.470588235294" calcext:value-type="float">
            <text:p>576,470588235294</text:p>
          </table:table-cell>
          <table:table-cell table:formula="of:=[.ES3]*1000/255" office:value-type="float" office:value="580.392156862745" calcext:value-type="float">
            <text:p>580,392156862745</text:p>
          </table:table-cell>
          <table:table-cell table:formula="of:=[.ET3]*1000/255" office:value-type="float" office:value="584.313725490196" calcext:value-type="float">
            <text:p>584,313725490196</text:p>
          </table:table-cell>
          <table:table-cell table:formula="of:=[.EU3]*1000/255" office:value-type="float" office:value="588.235294117647" calcext:value-type="float">
            <text:p>588,235294117647</text:p>
          </table:table-cell>
          <table:table-cell table:formula="of:=[.EV3]*1000/255" office:value-type="float" office:value="592.156862745098" calcext:value-type="float">
            <text:p>592,156862745098</text:p>
          </table:table-cell>
          <table:table-cell table:formula="of:=[.EW3]*1000/255" office:value-type="float" office:value="596.078431372549" calcext:value-type="float">
            <text:p>596,078431372549</text:p>
          </table:table-cell>
          <table:table-cell table:formula="of:=[.EX3]*1000/255" office:value-type="float" office:value="600" calcext:value-type="float">
            <text:p>600</text:p>
          </table:table-cell>
          <table:table-cell table:formula="of:=[.EY3]*1000/255" office:value-type="float" office:value="603.921568627451" calcext:value-type="float">
            <text:p>603,921568627451</text:p>
          </table:table-cell>
          <table:table-cell table:formula="of:=[.EZ3]*1000/255" office:value-type="float" office:value="607.843137254902" calcext:value-type="float">
            <text:p>607,843137254902</text:p>
          </table:table-cell>
          <table:table-cell table:formula="of:=[.FA3]*1000/255" office:value-type="float" office:value="611.764705882353" calcext:value-type="float">
            <text:p>611,764705882353</text:p>
          </table:table-cell>
          <table:table-cell table:formula="of:=[.FB3]*1000/255" office:value-type="float" office:value="615.686274509804" calcext:value-type="float">
            <text:p>615,686274509804</text:p>
          </table:table-cell>
          <table:table-cell table:formula="of:=[.FC3]*1000/255" office:value-type="float" office:value="619.607843137255" calcext:value-type="float">
            <text:p>619,607843137255</text:p>
          </table:table-cell>
          <table:table-cell table:formula="of:=[.FD3]*1000/255" office:value-type="float" office:value="623.529411764706" calcext:value-type="float">
            <text:p>623,529411764706</text:p>
          </table:table-cell>
          <table:table-cell table:formula="of:=[.FE3]*1000/255" office:value-type="float" office:value="627.450980392157" calcext:value-type="float">
            <text:p>627,450980392157</text:p>
          </table:table-cell>
          <table:table-cell table:formula="of:=[.FF3]*1000/255" office:value-type="float" office:value="631.372549019608" calcext:value-type="float">
            <text:p>631,372549019608</text:p>
          </table:table-cell>
          <table:table-cell table:formula="of:=[.FG3]*1000/255" office:value-type="float" office:value="635.294117647059" calcext:value-type="float">
            <text:p>635,294117647059</text:p>
          </table:table-cell>
          <table:table-cell table:formula="of:=[.FH3]*1000/255" office:value-type="float" office:value="639.21568627451" calcext:value-type="float">
            <text:p>639,21568627451</text:p>
          </table:table-cell>
          <table:table-cell table:formula="of:=[.FI3]*1000/255" office:value-type="float" office:value="643.137254901961" calcext:value-type="float">
            <text:p>643,137254901961</text:p>
          </table:table-cell>
          <table:table-cell table:formula="of:=[.FJ3]*1000/255" office:value-type="float" office:value="647.058823529412" calcext:value-type="float">
            <text:p>647,058823529412</text:p>
          </table:table-cell>
          <table:table-cell table:formula="of:=[.FK3]*1000/255" office:value-type="float" office:value="650.980392156863" calcext:value-type="float">
            <text:p>650,980392156863</text:p>
          </table:table-cell>
          <table:table-cell table:formula="of:=[.FL3]*1000/255" office:value-type="float" office:value="654.901960784314" calcext:value-type="float">
            <text:p>654,901960784314</text:p>
          </table:table-cell>
          <table:table-cell table:formula="of:=[.FM3]*1000/255" office:value-type="float" office:value="658.823529411765" calcext:value-type="float">
            <text:p>658,823529411765</text:p>
          </table:table-cell>
          <table:table-cell table:formula="of:=[.FN3]*1000/255" office:value-type="float" office:value="662.745098039216" calcext:value-type="float">
            <text:p>662,745098039216</text:p>
          </table:table-cell>
          <table:table-cell table:formula="of:=[.FO3]*1000/255" office:value-type="float" office:value="666.666666666667" calcext:value-type="float">
            <text:p>666,666666666667</text:p>
          </table:table-cell>
          <table:table-cell table:formula="of:=[.FP3]*1000/255" office:value-type="float" office:value="670.588235294118" calcext:value-type="float">
            <text:p>670,588235294118</text:p>
          </table:table-cell>
          <table:table-cell table:formula="of:=[.FQ3]*1000/255" office:value-type="float" office:value="674.509803921569" calcext:value-type="float">
            <text:p>674,509803921569</text:p>
          </table:table-cell>
          <table:table-cell table:formula="of:=[.FR3]*1000/255" office:value-type="float" office:value="678.43137254902" calcext:value-type="float">
            <text:p>678,43137254902</text:p>
          </table:table-cell>
          <table:table-cell table:formula="of:=[.FS3]*1000/255" office:value-type="float" office:value="682.352941176471" calcext:value-type="float">
            <text:p>682,352941176471</text:p>
          </table:table-cell>
          <table:table-cell table:formula="of:=[.FT3]*1000/255" office:value-type="float" office:value="686.274509803922" calcext:value-type="float">
            <text:p>686,274509803922</text:p>
          </table:table-cell>
          <table:table-cell table:formula="of:=[.FU3]*1000/255" office:value-type="float" office:value="690.196078431373" calcext:value-type="float">
            <text:p>690,196078431373</text:p>
          </table:table-cell>
          <table:table-cell table:formula="of:=[.FV3]*1000/255" office:value-type="float" office:value="694.117647058824" calcext:value-type="float">
            <text:p>694,117647058824</text:p>
          </table:table-cell>
          <table:table-cell table:formula="of:=[.FW3]*1000/255" office:value-type="float" office:value="698.039215686275" calcext:value-type="float">
            <text:p>698,039215686275</text:p>
          </table:table-cell>
          <table:table-cell table:formula="of:=[.FX3]*1000/255" office:value-type="float" office:value="701.960784313726" calcext:value-type="float">
            <text:p>701,960784313726</text:p>
          </table:table-cell>
          <table:table-cell table:formula="of:=[.FY3]*1000/255" office:value-type="float" office:value="705.882352941176" calcext:value-type="float">
            <text:p>705,882352941176</text:p>
          </table:table-cell>
          <table:table-cell table:formula="of:=[.FZ3]*1000/255" office:value-type="float" office:value="709.803921568627" calcext:value-type="float">
            <text:p>709,803921568627</text:p>
          </table:table-cell>
          <table:table-cell table:formula="of:=[.GA3]*1000/255" office:value-type="float" office:value="713.725490196079" calcext:value-type="float">
            <text:p>713,725490196079</text:p>
          </table:table-cell>
          <table:table-cell table:formula="of:=[.GB3]*1000/255" office:value-type="float" office:value="717.647058823529" calcext:value-type="float">
            <text:p>717,647058823529</text:p>
          </table:table-cell>
          <table:table-cell table:formula="of:=[.GC3]*1000/255" office:value-type="float" office:value="721.56862745098" calcext:value-type="float">
            <text:p>721,56862745098</text:p>
          </table:table-cell>
          <table:table-cell table:formula="of:=[.GD3]*1000/255" office:value-type="float" office:value="725.490196078431" calcext:value-type="float">
            <text:p>725,490196078431</text:p>
          </table:table-cell>
          <table:table-cell table:formula="of:=[.GE3]*1000/255" office:value-type="float" office:value="729.411764705882" calcext:value-type="float">
            <text:p>729,411764705882</text:p>
          </table:table-cell>
          <table:table-cell table:formula="of:=[.GF3]*1000/255" office:value-type="float" office:value="733.333333333333" calcext:value-type="float">
            <text:p>733,333333333333</text:p>
          </table:table-cell>
          <table:table-cell table:formula="of:=[.GG3]*1000/255" office:value-type="float" office:value="737.254901960784" calcext:value-type="float">
            <text:p>737,254901960784</text:p>
          </table:table-cell>
          <table:table-cell table:formula="of:=[.GH3]*1000/255" office:value-type="float" office:value="741.176470588235" calcext:value-type="float">
            <text:p>741,176470588235</text:p>
          </table:table-cell>
          <table:table-cell table:formula="of:=[.GI3]*1000/255" office:value-type="float" office:value="745.098039215686" calcext:value-type="float">
            <text:p>745,098039215686</text:p>
          </table:table-cell>
          <table:table-cell table:formula="of:=[.GJ3]*1000/255" office:value-type="float" office:value="749.019607843137" calcext:value-type="float">
            <text:p>749,019607843137</text:p>
          </table:table-cell>
          <table:table-cell table:formula="of:=[.GK3]*1000/255" office:value-type="float" office:value="752.941176470588" calcext:value-type="float">
            <text:p>752,941176470588</text:p>
          </table:table-cell>
          <table:table-cell table:formula="of:=[.GL3]*1000/255" office:value-type="float" office:value="756.862745098039" calcext:value-type="float">
            <text:p>756,862745098039</text:p>
          </table:table-cell>
          <table:table-cell table:formula="of:=[.GM3]*1000/255" office:value-type="float" office:value="760.78431372549" calcext:value-type="float">
            <text:p>760,78431372549</text:p>
          </table:table-cell>
          <table:table-cell table:formula="of:=[.GN3]*1000/255" office:value-type="float" office:value="764.705882352941" calcext:value-type="float">
            <text:p>764,705882352941</text:p>
          </table:table-cell>
          <table:table-cell table:formula="of:=[.GO3]*1000/255" office:value-type="float" office:value="768.627450980392" calcext:value-type="float">
            <text:p>768,627450980392</text:p>
          </table:table-cell>
          <table:table-cell table:formula="of:=[.GP3]*1000/255" office:value-type="float" office:value="772.549019607843" calcext:value-type="float">
            <text:p>772,549019607843</text:p>
          </table:table-cell>
          <table:table-cell table:formula="of:=[.GQ3]*1000/255" office:value-type="float" office:value="776.470588235294" calcext:value-type="float">
            <text:p>776,470588235294</text:p>
          </table:table-cell>
          <table:table-cell table:formula="of:=[.GR3]*1000/255" office:value-type="float" office:value="780.392156862745" calcext:value-type="float">
            <text:p>780,392156862745</text:p>
          </table:table-cell>
          <table:table-cell table:formula="of:=[.GS3]*1000/255" office:value-type="float" office:value="784.313725490196" calcext:value-type="float">
            <text:p>784,313725490196</text:p>
          </table:table-cell>
          <table:table-cell table:formula="of:=[.GT3]*1000/255" office:value-type="float" office:value="788.235294117647" calcext:value-type="float">
            <text:p>788,235294117647</text:p>
          </table:table-cell>
          <table:table-cell table:formula="of:=[.GU3]*1000/255" office:value-type="float" office:value="792.156862745098" calcext:value-type="float">
            <text:p>792,156862745098</text:p>
          </table:table-cell>
          <table:table-cell table:formula="of:=[.GV3]*1000/255" office:value-type="float" office:value="796.078431372549" calcext:value-type="float">
            <text:p>796,078431372549</text:p>
          </table:table-cell>
          <table:table-cell table:formula="of:=[.GW3]*1000/255" office:value-type="float" office:value="800" calcext:value-type="float">
            <text:p>800</text:p>
          </table:table-cell>
          <table:table-cell table:formula="of:=[.GX3]*1000/255" office:value-type="float" office:value="803.921568627451" calcext:value-type="float">
            <text:p>803,921568627451</text:p>
          </table:table-cell>
          <table:table-cell table:formula="of:=[.GY3]*1000/255" office:value-type="float" office:value="807.843137254902" calcext:value-type="float">
            <text:p>807,843137254902</text:p>
          </table:table-cell>
          <table:table-cell table:formula="of:=[.GZ3]*1000/255" office:value-type="float" office:value="811.764705882353" calcext:value-type="float">
            <text:p>811,764705882353</text:p>
          </table:table-cell>
          <table:table-cell table:formula="of:=[.HA3]*1000/255" office:value-type="float" office:value="815.686274509804" calcext:value-type="float">
            <text:p>815,686274509804</text:p>
          </table:table-cell>
          <table:table-cell table:formula="of:=[.HB3]*1000/255" office:value-type="float" office:value="819.607843137255" calcext:value-type="float">
            <text:p>819,607843137255</text:p>
          </table:table-cell>
          <table:table-cell table:formula="of:=[.HC3]*1000/255" office:value-type="float" office:value="823.529411764706" calcext:value-type="float">
            <text:p>823,529411764706</text:p>
          </table:table-cell>
          <table:table-cell table:formula="of:=[.HD3]*1000/255" office:value-type="float" office:value="827.450980392157" calcext:value-type="float">
            <text:p>827,450980392157</text:p>
          </table:table-cell>
          <table:table-cell table:formula="of:=[.HE3]*1000/255" office:value-type="float" office:value="831.372549019608" calcext:value-type="float">
            <text:p>831,372549019608</text:p>
          </table:table-cell>
          <table:table-cell table:formula="of:=[.HF3]*1000/255" office:value-type="float" office:value="835.294117647059" calcext:value-type="float">
            <text:p>835,294117647059</text:p>
          </table:table-cell>
          <table:table-cell table:formula="of:=[.HG3]*1000/255" office:value-type="float" office:value="839.21568627451" calcext:value-type="float">
            <text:p>839,21568627451</text:p>
          </table:table-cell>
          <table:table-cell table:formula="of:=[.HH3]*1000/255" office:value-type="float" office:value="843.137254901961" calcext:value-type="float">
            <text:p>843,137254901961</text:p>
          </table:table-cell>
          <table:table-cell table:formula="of:=[.HI3]*1000/255" office:value-type="float" office:value="847.058823529412" calcext:value-type="float">
            <text:p>847,058823529412</text:p>
          </table:table-cell>
          <table:table-cell table:formula="of:=[.HJ3]*1000/255" office:value-type="float" office:value="850.980392156863" calcext:value-type="float">
            <text:p>850,980392156863</text:p>
          </table:table-cell>
          <table:table-cell table:formula="of:=[.HK3]*1000/255" office:value-type="float" office:value="854.901960784314" calcext:value-type="float">
            <text:p>854,901960784314</text:p>
          </table:table-cell>
          <table:table-cell table:formula="of:=[.HL3]*1000/255" office:value-type="float" office:value="858.823529411765" calcext:value-type="float">
            <text:p>858,823529411765</text:p>
          </table:table-cell>
          <table:table-cell table:formula="of:=[.HM3]*1000/255" office:value-type="float" office:value="862.745098039216" calcext:value-type="float">
            <text:p>862,745098039216</text:p>
          </table:table-cell>
          <table:table-cell table:formula="of:=[.HN3]*1000/255" office:value-type="float" office:value="866.666666666667" calcext:value-type="float">
            <text:p>866,666666666667</text:p>
          </table:table-cell>
          <table:table-cell table:formula="of:=[.HO3]*1000/255" office:value-type="float" office:value="870.588235294118" calcext:value-type="float">
            <text:p>870,588235294118</text:p>
          </table:table-cell>
          <table:table-cell table:formula="of:=[.HP3]*1000/255" office:value-type="float" office:value="874.509803921569" calcext:value-type="float">
            <text:p>874,509803921569</text:p>
          </table:table-cell>
          <table:table-cell table:formula="of:=[.HQ3]*1000/255" office:value-type="float" office:value="878.43137254902" calcext:value-type="float">
            <text:p>878,43137254902</text:p>
          </table:table-cell>
          <table:table-cell table:formula="of:=[.HR3]*1000/255" office:value-type="float" office:value="882.352941176471" calcext:value-type="float">
            <text:p>882,352941176471</text:p>
          </table:table-cell>
          <table:table-cell table:formula="of:=[.HS3]*1000/255" office:value-type="float" office:value="886.274509803922" calcext:value-type="float">
            <text:p>886,274509803922</text:p>
          </table:table-cell>
          <table:table-cell table:formula="of:=[.HT3]*1000/255" office:value-type="float" office:value="890.196078431373" calcext:value-type="float">
            <text:p>890,196078431373</text:p>
          </table:table-cell>
          <table:table-cell table:formula="of:=[.HU3]*1000/255" office:value-type="float" office:value="894.117647058824" calcext:value-type="float">
            <text:p>894,117647058824</text:p>
          </table:table-cell>
          <table:table-cell table:formula="of:=[.HV3]*1000/255" office:value-type="float" office:value="898.039215686275" calcext:value-type="float">
            <text:p>898,039215686275</text:p>
          </table:table-cell>
          <table:table-cell table:formula="of:=[.HW3]*1000/255" office:value-type="float" office:value="901.960784313726" calcext:value-type="float">
            <text:p>901,960784313726</text:p>
          </table:table-cell>
          <table:table-cell table:formula="of:=[.HX3]*1000/255" office:value-type="float" office:value="905.882352941176" calcext:value-type="float">
            <text:p>905,882352941176</text:p>
          </table:table-cell>
          <table:table-cell table:formula="of:=[.HY3]*1000/255" office:value-type="float" office:value="909.803921568627" calcext:value-type="float">
            <text:p>909,803921568627</text:p>
          </table:table-cell>
          <table:table-cell table:formula="of:=[.HZ3]*1000/255" office:value-type="float" office:value="913.725490196078" calcext:value-type="float">
            <text:p>913,725490196078</text:p>
          </table:table-cell>
          <table:table-cell table:formula="of:=[.IA3]*1000/255" office:value-type="float" office:value="917.647058823529" calcext:value-type="float">
            <text:p>917,647058823529</text:p>
          </table:table-cell>
          <table:table-cell table:formula="of:=[.IB3]*1000/255" office:value-type="float" office:value="921.568627450981" calcext:value-type="float">
            <text:p>921,568627450981</text:p>
          </table:table-cell>
          <table:table-cell table:formula="of:=[.IC3]*1000/255" office:value-type="float" office:value="925.490196078431" calcext:value-type="float">
            <text:p>925,490196078431</text:p>
          </table:table-cell>
          <table:table-cell table:formula="of:=[.ID3]*1000/255" office:value-type="float" office:value="929.411764705882" calcext:value-type="float">
            <text:p>929,411764705882</text:p>
          </table:table-cell>
          <table:table-cell table:formula="of:=[.IE3]*1000/255" office:value-type="float" office:value="933.333333333333" calcext:value-type="float">
            <text:p>933,333333333333</text:p>
          </table:table-cell>
          <table:table-cell table:formula="of:=[.IF3]*1000/255" office:value-type="float" office:value="937.254901960784" calcext:value-type="float">
            <text:p>937,254901960784</text:p>
          </table:table-cell>
          <table:table-cell table:formula="of:=[.IG3]*1000/255" office:value-type="float" office:value="941.176470588235" calcext:value-type="float">
            <text:p>941,176470588235</text:p>
          </table:table-cell>
          <table:table-cell table:formula="of:=[.IH3]*1000/255" office:value-type="float" office:value="945.098039215686" calcext:value-type="float">
            <text:p>945,098039215686</text:p>
          </table:table-cell>
          <table:table-cell table:formula="of:=[.II3]*1000/255" office:value-type="float" office:value="949.019607843137" calcext:value-type="float">
            <text:p>949,019607843137</text:p>
          </table:table-cell>
          <table:table-cell table:formula="of:=[.IJ3]*1000/255" office:value-type="float" office:value="952.941176470588" calcext:value-type="float">
            <text:p>952,941176470588</text:p>
          </table:table-cell>
          <table:table-cell table:formula="of:=[.IK3]*1000/255" office:value-type="float" office:value="956.862745098039" calcext:value-type="float">
            <text:p>956,862745098039</text:p>
          </table:table-cell>
          <table:table-cell table:formula="of:=[.IL3]*1000/255" office:value-type="float" office:value="960.78431372549" calcext:value-type="float">
            <text:p>960,78431372549</text:p>
          </table:table-cell>
          <table:table-cell table:formula="of:=[.IM3]*1000/255" office:value-type="float" office:value="964.705882352941" calcext:value-type="float">
            <text:p>964,705882352941</text:p>
          </table:table-cell>
          <table:table-cell table:formula="of:=[.IN3]*1000/255" office:value-type="float" office:value="968.627450980392" calcext:value-type="float">
            <text:p>968,627450980392</text:p>
          </table:table-cell>
          <table:table-cell table:formula="of:=[.IO3]*1000/255" office:value-type="float" office:value="972.549019607843" calcext:value-type="float">
            <text:p>972,549019607843</text:p>
          </table:table-cell>
          <table:table-cell table:formula="of:=[.IP3]*1000/255" office:value-type="float" office:value="976.470588235294" calcext:value-type="float">
            <text:p>976,470588235294</text:p>
          </table:table-cell>
          <table:table-cell table:formula="of:=[.IQ3]*1000/255" office:value-type="float" office:value="980.392156862745" calcext:value-type="float">
            <text:p>980,392156862745</text:p>
          </table:table-cell>
          <table:table-cell table:formula="of:=[.IR3]*1000/255" office:value-type="float" office:value="984.313725490196" calcext:value-type="float">
            <text:p>984,313725490196</text:p>
          </table:table-cell>
          <table:table-cell table:formula="of:=[.IS3]*1000/255" office:value-type="float" office:value="988.235294117647" calcext:value-type="float">
            <text:p>988,235294117647</text:p>
          </table:table-cell>
          <table:table-cell table:formula="of:=[.IT3]*1000/255" office:value-type="float" office:value="992.156862745098" calcext:value-type="float">
            <text:p>992,156862745098</text:p>
          </table:table-cell>
          <table:table-cell table:formula="of:=[.IU3]*1000/255" office:value-type="float" office:value="996.078431372549" calcext:value-type="float">
            <text:p>996,078431372549</text:p>
          </table:table-cell>
          <table:table-cell table:formula="of:=[.IV3]*1000/255" office:value-type="float" office:value="1000" calcext:value-type="float">
            <text:p>1000</text:p>
          </table:table-cell>
          <table:table-cell table:formula="of:=2000-[.IW3]*1000/256-[.$B$2]" office:value-type="float" office:value="996.078431372549" calcext:value-type="float">
            <text:p>996,078431372549</text:p>
          </table:table-cell>
          <table:table-cell table:formula="of:=2000-[.IX3]*1000/256-[.$B$2]" office:value-type="float" office:value="992.172181372549" calcext:value-type="float">
            <text:p>992,172181372549</text:p>
          </table:table-cell>
          <table:table-cell table:formula="of:=2000-[.IY3]*1000/256-[.$B$2]" office:value-type="float" office:value="988.265931372549" calcext:value-type="float">
            <text:p>988,265931372549</text:p>
          </table:table-cell>
          <table:table-cell table:formula="of:=2000-[.IZ3]*1000/256-[.$B$2]" office:value-type="float" office:value="984.359681372549" calcext:value-type="float">
            <text:p>984,359681372549</text:p>
          </table:table-cell>
          <table:table-cell table:formula="of:=2000-[.JA3]*1000/256-[.$B$2]" office:value-type="float" office:value="980.453431372549" calcext:value-type="float">
            <text:p>980,453431372549</text:p>
          </table:table-cell>
          <table:table-cell table:formula="of:=2000-[.JB3]*1000/256-[.$B$2]" office:value-type="float" office:value="976.547181372549" calcext:value-type="float">
            <text:p>976,547181372549</text:p>
          </table:table-cell>
          <table:table-cell table:formula="of:=2000-[.JC3]*1000/256-[.$B$2]" office:value-type="float" office:value="972.640931372549" calcext:value-type="float">
            <text:p>972,640931372549</text:p>
          </table:table-cell>
          <table:table-cell table:formula="of:=2000-[.JD3]*1000/256-[.$B$2]" office:value-type="float" office:value="968.734681372549" calcext:value-type="float">
            <text:p>968,734681372549</text:p>
          </table:table-cell>
          <table:table-cell table:formula="of:=2000-[.JE3]*1000/256-[.$B$2]" office:value-type="float" office:value="964.828431372549" calcext:value-type="float">
            <text:p>964,828431372549</text:p>
          </table:table-cell>
          <table:table-cell table:formula="of:=2000-[.JF3]*1000/256-[.$B$2]" office:value-type="float" office:value="960.922181372549" calcext:value-type="float">
            <text:p>960,922181372549</text:p>
          </table:table-cell>
          <table:table-cell table:formula="of:=2000-[.JG3]*1000/256-[.$B$2]" office:value-type="float" office:value="957.015931372549" calcext:value-type="float">
            <text:p>957,015931372549</text:p>
          </table:table-cell>
          <table:table-cell table:formula="of:=2000-[.JH3]*1000/256-[.$B$2]" office:value-type="float" office:value="953.109681372549" calcext:value-type="float">
            <text:p>953,109681372549</text:p>
          </table:table-cell>
          <table:table-cell table:formula="of:=2000-[.JI3]*1000/256-[.$B$2]" office:value-type="float" office:value="949.203431372549" calcext:value-type="float">
            <text:p>949,203431372549</text:p>
          </table:table-cell>
          <table:table-cell table:formula="of:=2000-[.JJ3]*1000/256-[.$B$2]" office:value-type="float" office:value="945.297181372549" calcext:value-type="float">
            <text:p>945,297181372549</text:p>
          </table:table-cell>
          <table:table-cell table:formula="of:=2000-[.JK3]*1000/256-[.$B$2]" office:value-type="float" office:value="941.390931372549" calcext:value-type="float">
            <text:p>941,390931372549</text:p>
          </table:table-cell>
          <table:table-cell table:formula="of:=2000-[.JL3]*1000/256-[.$B$2]" office:value-type="float" office:value="937.484681372549" calcext:value-type="float">
            <text:p>937,484681372549</text:p>
          </table:table-cell>
          <table:table-cell table:formula="of:=2000-[.JM3]*1000/256-[.$B$2]" office:value-type="float" office:value="933.578431372549" calcext:value-type="float">
            <text:p>933,578431372549</text:p>
          </table:table-cell>
          <table:table-cell table:formula="of:=2000-[.JN3]*1000/256-[.$B$2]" office:value-type="float" office:value="929.672181372549" calcext:value-type="float">
            <text:p>929,672181372549</text:p>
          </table:table-cell>
          <table:table-cell table:formula="of:=2000-[.JO3]*1000/256-[.$B$2]" office:value-type="float" office:value="925.765931372549" calcext:value-type="float">
            <text:p>925,765931372549</text:p>
          </table:table-cell>
          <table:table-cell table:formula="of:=2000-[.JP3]*1000/256-[.$B$2]" office:value-type="float" office:value="921.859681372549" calcext:value-type="float">
            <text:p>921,859681372549</text:p>
          </table:table-cell>
          <table:table-cell table:formula="of:=2000-[.JQ3]*1000/256-[.$B$2]" office:value-type="float" office:value="917.953431372549" calcext:value-type="float">
            <text:p>917,953431372549</text:p>
          </table:table-cell>
          <table:table-cell table:formula="of:=2000-[.JR3]*1000/256-[.$B$2]" office:value-type="float" office:value="914.047181372549" calcext:value-type="float">
            <text:p>914,047181372549</text:p>
          </table:table-cell>
          <table:table-cell table:formula="of:=2000-[.JS3]*1000/256-[.$B$2]" office:value-type="float" office:value="910.140931372549" calcext:value-type="float">
            <text:p>910,140931372549</text:p>
          </table:table-cell>
          <table:table-cell table:formula="of:=2000-[.JT3]*1000/256-[.$B$2]" office:value-type="float" office:value="906.234681372549" calcext:value-type="float">
            <text:p>906,234681372549</text:p>
          </table:table-cell>
          <table:table-cell table:formula="of:=2000-[.JU3]*1000/256-[.$B$2]" office:value-type="float" office:value="902.328431372549" calcext:value-type="float">
            <text:p>902,328431372549</text:p>
          </table:table-cell>
          <table:table-cell table:formula="of:=2000-[.JV3]*1000/256-[.$B$2]" office:value-type="float" office:value="898.422181372549" calcext:value-type="float">
            <text:p>898,422181372549</text:p>
          </table:table-cell>
          <table:table-cell table:formula="of:=2000-[.JW3]*1000/256-[.$B$2]" office:value-type="float" office:value="894.515931372549" calcext:value-type="float">
            <text:p>894,515931372549</text:p>
          </table:table-cell>
          <table:table-cell table:formula="of:=2000-[.JX3]*1000/256-[.$B$2]" office:value-type="float" office:value="890.609681372549" calcext:value-type="float">
            <text:p>890,609681372549</text:p>
          </table:table-cell>
          <table:table-cell table:formula="of:=2000-[.JY3]*1000/256-[.$B$2]" office:value-type="float" office:value="886.703431372549" calcext:value-type="float">
            <text:p>886,703431372549</text:p>
          </table:table-cell>
          <table:table-cell table:formula="of:=2000-[.JZ3]*1000/256-[.$B$2]" office:value-type="float" office:value="882.797181372549" calcext:value-type="float">
            <text:p>882,797181372549</text:p>
          </table:table-cell>
          <table:table-cell table:formula="of:=2000-[.KA3]*1000/256-[.$B$2]" office:value-type="float" office:value="878.890931372549" calcext:value-type="float">
            <text:p>878,890931372549</text:p>
          </table:table-cell>
          <table:table-cell table:formula="of:=2000-[.KB3]*1000/256-[.$B$2]" office:value-type="float" office:value="874.984681372549" calcext:value-type="float">
            <text:p>874,984681372549</text:p>
          </table:table-cell>
          <table:table-cell table:formula="of:=2000-[.KC3]*1000/256-[.$B$2]" office:value-type="float" office:value="871.078431372549" calcext:value-type="float">
            <text:p>871,078431372549</text:p>
          </table:table-cell>
          <table:table-cell table:formula="of:=2000-[.KD3]*1000/256-[.$B$2]" office:value-type="float" office:value="867.172181372549" calcext:value-type="float">
            <text:p>867,172181372549</text:p>
          </table:table-cell>
          <table:table-cell table:formula="of:=2000-[.KE3]*1000/256-[.$B$2]" office:value-type="float" office:value="863.265931372549" calcext:value-type="float">
            <text:p>863,265931372549</text:p>
          </table:table-cell>
          <table:table-cell table:formula="of:=2000-[.KF3]*1000/256-[.$B$2]" office:value-type="float" office:value="859.359681372549" calcext:value-type="float">
            <text:p>859,359681372549</text:p>
          </table:table-cell>
          <table:table-cell table:formula="of:=2000-[.KG3]*1000/256-[.$B$2]" office:value-type="float" office:value="855.453431372549" calcext:value-type="float">
            <text:p>855,453431372549</text:p>
          </table:table-cell>
          <table:table-cell table:formula="of:=2000-[.KH3]*1000/256-[.$B$2]" office:value-type="float" office:value="851.547181372549" calcext:value-type="float">
            <text:p>851,547181372549</text:p>
          </table:table-cell>
          <table:table-cell table:formula="of:=2000-[.KI3]*1000/256-[.$B$2]" office:value-type="float" office:value="847.640931372549" calcext:value-type="float">
            <text:p>847,640931372549</text:p>
          </table:table-cell>
          <table:table-cell table:formula="of:=2000-[.KJ3]*1000/256-[.$B$2]" office:value-type="float" office:value="843.734681372549" calcext:value-type="float">
            <text:p>843,734681372549</text:p>
          </table:table-cell>
          <table:table-cell table:formula="of:=2000-[.KK3]*1000/256-[.$B$2]" office:value-type="float" office:value="839.828431372549" calcext:value-type="float">
            <text:p>839,828431372549</text:p>
          </table:table-cell>
          <table:table-cell table:formula="of:=2000-[.KL3]*1000/256-[.$B$2]" office:value-type="float" office:value="835.922181372549" calcext:value-type="float">
            <text:p>835,922181372549</text:p>
          </table:table-cell>
          <table:table-cell table:formula="of:=2000-[.KM3]*1000/256-[.$B$2]" office:value-type="float" office:value="832.015931372549" calcext:value-type="float">
            <text:p>832,015931372549</text:p>
          </table:table-cell>
          <table:table-cell table:formula="of:=2000-[.KN3]*1000/256-[.$B$2]" office:value-type="float" office:value="828.109681372549" calcext:value-type="float">
            <text:p>828,109681372549</text:p>
          </table:table-cell>
          <table:table-cell table:formula="of:=2000-[.KO3]*1000/256-[.$B$2]" office:value-type="float" office:value="824.203431372549" calcext:value-type="float">
            <text:p>824,203431372549</text:p>
          </table:table-cell>
          <table:table-cell table:formula="of:=2000-[.KP3]*1000/256-[.$B$2]" office:value-type="float" office:value="820.297181372549" calcext:value-type="float">
            <text:p>820,297181372549</text:p>
          </table:table-cell>
          <table:table-cell table:formula="of:=2000-[.KQ3]*1000/256-[.$B$2]" office:value-type="float" office:value="816.390931372549" calcext:value-type="float">
            <text:p>816,390931372549</text:p>
          </table:table-cell>
          <table:table-cell table:formula="of:=2000-[.KR3]*1000/256-[.$B$2]" office:value-type="float" office:value="812.484681372549" calcext:value-type="float">
            <text:p>812,484681372549</text:p>
          </table:table-cell>
          <table:table-cell table:formula="of:=2000-[.KS3]*1000/256-[.$B$2]" office:value-type="float" office:value="808.578431372549" calcext:value-type="float">
            <text:p>808,578431372549</text:p>
          </table:table-cell>
          <table:table-cell table:formula="of:=2000-[.KT3]*1000/256-[.$B$2]" office:value-type="float" office:value="804.672181372549" calcext:value-type="float">
            <text:p>804,672181372549</text:p>
          </table:table-cell>
          <table:table-cell table:formula="of:=2000-[.KU3]*1000/256-[.$B$2]" office:value-type="float" office:value="800.765931372549" calcext:value-type="float">
            <text:p>800,765931372549</text:p>
          </table:table-cell>
          <table:table-cell table:formula="of:=2000-[.KV3]*1000/256-[.$B$2]" office:value-type="float" office:value="796.859681372549" calcext:value-type="float">
            <text:p>796,859681372549</text:p>
          </table:table-cell>
          <table:table-cell table:formula="of:=2000-[.KW3]*1000/256-[.$B$2]" office:value-type="float" office:value="792.953431372549" calcext:value-type="float">
            <text:p>792,953431372549</text:p>
          </table:table-cell>
          <table:table-cell table:formula="of:=2000-[.KX3]*1000/256-[.$B$2]" office:value-type="float" office:value="789.047181372549" calcext:value-type="float">
            <text:p>789,047181372549</text:p>
          </table:table-cell>
          <table:table-cell table:formula="of:=2000-[.KY3]*1000/256-[.$B$2]" office:value-type="float" office:value="785.140931372549" calcext:value-type="float">
            <text:p>785,140931372549</text:p>
          </table:table-cell>
          <table:table-cell table:formula="of:=2000-[.KZ3]*1000/256-[.$B$2]" office:value-type="float" office:value="781.234681372549" calcext:value-type="float">
            <text:p>781,234681372549</text:p>
          </table:table-cell>
          <table:table-cell table:formula="of:=2000-[.LA3]*1000/256-[.$B$2]" office:value-type="float" office:value="777.328431372549" calcext:value-type="float">
            <text:p>777,328431372549</text:p>
          </table:table-cell>
          <table:table-cell table:formula="of:=2000-[.LB3]*1000/256-[.$B$2]" office:value-type="float" office:value="773.422181372549" calcext:value-type="float">
            <text:p>773,422181372549</text:p>
          </table:table-cell>
          <table:table-cell table:formula="of:=2000-[.LC3]*1000/256-[.$B$2]" office:value-type="float" office:value="769.515931372549" calcext:value-type="float">
            <text:p>769,515931372549</text:p>
          </table:table-cell>
          <table:table-cell table:formula="of:=2000-[.LD3]*1000/256-[.$B$2]" office:value-type="float" office:value="765.609681372549" calcext:value-type="float">
            <text:p>765,609681372549</text:p>
          </table:table-cell>
          <table:table-cell table:formula="of:=2000-[.LE3]*1000/256-[.$B$2]" office:value-type="float" office:value="761.703431372549" calcext:value-type="float">
            <text:p>761,703431372549</text:p>
          </table:table-cell>
          <table:table-cell table:formula="of:=2000-[.LF3]*1000/256-[.$B$2]" office:value-type="float" office:value="757.797181372549" calcext:value-type="float">
            <text:p>757,797181372549</text:p>
          </table:table-cell>
          <table:table-cell table:formula="of:=2000-[.LG3]*1000/256-[.$B$2]" office:value-type="float" office:value="753.890931372549" calcext:value-type="float">
            <text:p>753,890931372549</text:p>
          </table:table-cell>
          <table:table-cell table:formula="of:=2000-[.LH3]*1000/256-[.$B$2]" office:value-type="float" office:value="749.984681372549" calcext:value-type="float">
            <text:p>749,984681372549</text:p>
          </table:table-cell>
          <table:table-cell table:formula="of:=2000-[.LI3]*1000/256-[.$B$2]" office:value-type="float" office:value="746.078431372549" calcext:value-type="float">
            <text:p>746,078431372549</text:p>
          </table:table-cell>
          <table:table-cell table:formula="of:=2000-[.LJ3]*1000/256-[.$B$2]" office:value-type="float" office:value="742.172181372549" calcext:value-type="float">
            <text:p>742,172181372549</text:p>
          </table:table-cell>
          <table:table-cell table:formula="of:=2000-[.LK3]*1000/256-[.$B$2]" office:value-type="float" office:value="738.265931372549" calcext:value-type="float">
            <text:p>738,265931372549</text:p>
          </table:table-cell>
          <table:table-cell table:formula="of:=2000-[.LL3]*1000/256-[.$B$2]" office:value-type="float" office:value="734.359681372549" calcext:value-type="float">
            <text:p>734,359681372549</text:p>
          </table:table-cell>
          <table:table-cell table:formula="of:=2000-[.LM3]*1000/256-[.$B$2]" office:value-type="float" office:value="730.453431372549" calcext:value-type="float">
            <text:p>730,453431372549</text:p>
          </table:table-cell>
          <table:table-cell table:formula="of:=2000-[.LN3]*1000/256-[.$B$2]" office:value-type="float" office:value="726.547181372549" calcext:value-type="float">
            <text:p>726,547181372549</text:p>
          </table:table-cell>
          <table:table-cell table:formula="of:=2000-[.LO3]*1000/256-[.$B$2]" office:value-type="float" office:value="722.640931372549" calcext:value-type="float">
            <text:p>722,640931372549</text:p>
          </table:table-cell>
          <table:table-cell table:formula="of:=2000-[.LP3]*1000/256-[.$B$2]" office:value-type="float" office:value="718.734681372549" calcext:value-type="float">
            <text:p>718,734681372549</text:p>
          </table:table-cell>
          <table:table-cell table:formula="of:=2000-[.LQ3]*1000/256-[.$B$2]" office:value-type="float" office:value="714.828431372549" calcext:value-type="float">
            <text:p>714,828431372549</text:p>
          </table:table-cell>
          <table:table-cell table:formula="of:=2000-[.LR3]*1000/256-[.$B$2]" office:value-type="float" office:value="710.922181372549" calcext:value-type="float">
            <text:p>710,922181372549</text:p>
          </table:table-cell>
          <table:table-cell table:formula="of:=2000-[.LS3]*1000/256-[.$B$2]" office:value-type="float" office:value="707.015931372549" calcext:value-type="float">
            <text:p>707,015931372549</text:p>
          </table:table-cell>
          <table:table-cell table:formula="of:=2000-[.LT3]*1000/256-[.$B$2]" office:value-type="float" office:value="703.109681372549" calcext:value-type="float">
            <text:p>703,109681372549</text:p>
          </table:table-cell>
          <table:table-cell table:formula="of:=2000-[.LU3]*1000/256-[.$B$2]" office:value-type="float" office:value="699.203431372549" calcext:value-type="float">
            <text:p>699,203431372549</text:p>
          </table:table-cell>
          <table:table-cell table:formula="of:=2000-[.LV3]*1000/256-[.$B$2]" office:value-type="float" office:value="695.297181372549" calcext:value-type="float">
            <text:p>695,297181372549</text:p>
          </table:table-cell>
          <table:table-cell table:formula="of:=2000-[.LW3]*1000/256-[.$B$2]" office:value-type="float" office:value="691.390931372549" calcext:value-type="float">
            <text:p>691,390931372549</text:p>
          </table:table-cell>
          <table:table-cell table:formula="of:=2000-[.LX3]*1000/256-[.$B$2]" office:value-type="float" office:value="687.484681372549" calcext:value-type="float">
            <text:p>687,484681372549</text:p>
          </table:table-cell>
          <table:table-cell table:formula="of:=2000-[.LY3]*1000/256-[.$B$2]" office:value-type="float" office:value="683.578431372549" calcext:value-type="float">
            <text:p>683,578431372549</text:p>
          </table:table-cell>
          <table:table-cell table:formula="of:=2000-[.LZ3]*1000/256-[.$B$2]" office:value-type="float" office:value="679.672181372549" calcext:value-type="float">
            <text:p>679,672181372549</text:p>
          </table:table-cell>
          <table:table-cell table:formula="of:=2000-[.MA3]*1000/256-[.$B$2]" office:value-type="float" office:value="675.765931372549" calcext:value-type="float">
            <text:p>675,765931372549</text:p>
          </table:table-cell>
          <table:table-cell table:formula="of:=2000-[.MB3]*1000/256-[.$B$2]" office:value-type="float" office:value="671.859681372549" calcext:value-type="float">
            <text:p>671,859681372549</text:p>
          </table:table-cell>
          <table:table-cell table:formula="of:=2000-[.MC3]*1000/256-[.$B$2]" office:value-type="float" office:value="667.953431372549" calcext:value-type="float">
            <text:p>667,953431372549</text:p>
          </table:table-cell>
          <table:table-cell table:formula="of:=2000-[.MD3]*1000/256-[.$B$2]" office:value-type="float" office:value="664.047181372549" calcext:value-type="float">
            <text:p>664,047181372549</text:p>
          </table:table-cell>
          <table:table-cell table:formula="of:=2000-[.ME3]*1000/256-[.$B$2]" office:value-type="float" office:value="660.140931372549" calcext:value-type="float">
            <text:p>660,140931372549</text:p>
          </table:table-cell>
          <table:table-cell table:formula="of:=2000-[.MF3]*1000/256-[.$B$2]" office:value-type="float" office:value="656.234681372549" calcext:value-type="float">
            <text:p>656,234681372549</text:p>
          </table:table-cell>
          <table:table-cell table:formula="of:=2000-[.MG3]*1000/256-[.$B$2]" office:value-type="float" office:value="652.328431372549" calcext:value-type="float">
            <text:p>652,328431372549</text:p>
          </table:table-cell>
          <table:table-cell table:formula="of:=2000-[.MH3]*1000/256-[.$B$2]" office:value-type="float" office:value="648.422181372549" calcext:value-type="float">
            <text:p>648,422181372549</text:p>
          </table:table-cell>
          <table:table-cell table:formula="of:=2000-[.MI3]*1000/256-[.$B$2]" office:value-type="float" office:value="644.515931372549" calcext:value-type="float">
            <text:p>644,515931372549</text:p>
          </table:table-cell>
          <table:table-cell table:formula="of:=2000-[.MJ3]*1000/256-[.$B$2]" office:value-type="float" office:value="640.609681372549" calcext:value-type="float">
            <text:p>640,609681372549</text:p>
          </table:table-cell>
          <table:table-cell table:formula="of:=2000-[.MK3]*1000/256-[.$B$2]" office:value-type="float" office:value="636.703431372549" calcext:value-type="float">
            <text:p>636,703431372549</text:p>
          </table:table-cell>
          <table:table-cell table:formula="of:=2000-[.ML3]*1000/256-[.$B$2]" office:value-type="float" office:value="632.797181372549" calcext:value-type="float">
            <text:p>632,797181372549</text:p>
          </table:table-cell>
          <table:table-cell table:formula="of:=2000-[.MM3]*1000/256-[.$B$2]" office:value-type="float" office:value="628.890931372549" calcext:value-type="float">
            <text:p>628,890931372549</text:p>
          </table:table-cell>
          <table:table-cell table:formula="of:=2000-[.MN3]*1000/256-[.$B$2]" office:value-type="float" office:value="624.984681372549" calcext:value-type="float">
            <text:p>624,984681372549</text:p>
          </table:table-cell>
          <table:table-cell table:formula="of:=2000-[.MO3]*1000/256-[.$B$2]" office:value-type="float" office:value="621.078431372549" calcext:value-type="float">
            <text:p>621,078431372549</text:p>
          </table:table-cell>
          <table:table-cell table:formula="of:=2000-[.MP3]*1000/256-[.$B$2]" office:value-type="float" office:value="617.172181372549" calcext:value-type="float">
            <text:p>617,172181372549</text:p>
          </table:table-cell>
          <table:table-cell table:formula="of:=2000-[.MQ3]*1000/256-[.$B$2]" office:value-type="float" office:value="613.265931372549" calcext:value-type="float">
            <text:p>613,265931372549</text:p>
          </table:table-cell>
          <table:table-cell table:formula="of:=2000-[.MR3]*1000/256-[.$B$2]" office:value-type="float" office:value="609.359681372549" calcext:value-type="float">
            <text:p>609,359681372549</text:p>
          </table:table-cell>
          <table:table-cell table:formula="of:=2000-[.MS3]*1000/256-[.$B$2]" office:value-type="float" office:value="605.453431372549" calcext:value-type="float">
            <text:p>605,453431372549</text:p>
          </table:table-cell>
          <table:table-cell table:formula="of:=2000-[.MT3]*1000/256-[.$B$2]" office:value-type="float" office:value="601.547181372549" calcext:value-type="float">
            <text:p>601,547181372549</text:p>
          </table:table-cell>
          <table:table-cell table:formula="of:=2000-[.MU3]*1000/256-[.$B$2]" office:value-type="float" office:value="597.640931372549" calcext:value-type="float">
            <text:p>597,640931372549</text:p>
          </table:table-cell>
          <table:table-cell table:formula="of:=2000-[.MV3]*1000/256-[.$B$2]" office:value-type="float" office:value="593.734681372549" calcext:value-type="float">
            <text:p>593,734681372549</text:p>
          </table:table-cell>
          <table:table-cell table:formula="of:=2000-[.MW3]*1000/256-[.$B$2]" office:value-type="float" office:value="589.828431372549" calcext:value-type="float">
            <text:p>589,828431372549</text:p>
          </table:table-cell>
          <table:table-cell table:formula="of:=2000-[.MX3]*1000/256-[.$B$2]" office:value-type="float" office:value="585.922181372549" calcext:value-type="float">
            <text:p>585,922181372549</text:p>
          </table:table-cell>
          <table:table-cell table:formula="of:=2000-[.MY3]*1000/256-[.$B$2]" office:value-type="float" office:value="582.015931372549" calcext:value-type="float">
            <text:p>582,015931372549</text:p>
          </table:table-cell>
          <table:table-cell table:formula="of:=2000-[.MZ3]*1000/256-[.$B$2]" office:value-type="float" office:value="578.109681372549" calcext:value-type="float">
            <text:p>578,109681372549</text:p>
          </table:table-cell>
          <table:table-cell table:formula="of:=2000-[.NA3]*1000/256-[.$B$2]" office:value-type="float" office:value="574.203431372549" calcext:value-type="float">
            <text:p>574,203431372549</text:p>
          </table:table-cell>
          <table:table-cell table:formula="of:=2000-[.NB3]*1000/256-[.$B$2]" office:value-type="float" office:value="570.297181372549" calcext:value-type="float">
            <text:p>570,297181372549</text:p>
          </table:table-cell>
          <table:table-cell table:formula="of:=2000-[.NC3]*1000/256-[.$B$2]" office:value-type="float" office:value="566.390931372549" calcext:value-type="float">
            <text:p>566,390931372549</text:p>
          </table:table-cell>
          <table:table-cell table:formula="of:=2000-[.ND3]*1000/256-[.$B$2]" office:value-type="float" office:value="562.484681372549" calcext:value-type="float">
            <text:p>562,484681372549</text:p>
          </table:table-cell>
          <table:table-cell table:formula="of:=2000-[.NE3]*1000/256-[.$B$2]" office:value-type="float" office:value="558.578431372549" calcext:value-type="float">
            <text:p>558,578431372549</text:p>
          </table:table-cell>
          <table:table-cell table:formula="of:=2000-[.NF3]*1000/256-[.$B$2]" office:value-type="float" office:value="554.672181372549" calcext:value-type="float">
            <text:p>554,672181372549</text:p>
          </table:table-cell>
          <table:table-cell table:formula="of:=2000-[.NG3]*1000/256-[.$B$2]" office:value-type="float" office:value="550.765931372549" calcext:value-type="float">
            <text:p>550,765931372549</text:p>
          </table:table-cell>
          <table:table-cell table:formula="of:=2000-[.NH3]*1000/256-[.$B$2]" office:value-type="float" office:value="546.859681372549" calcext:value-type="float">
            <text:p>546,859681372549</text:p>
          </table:table-cell>
          <table:table-cell table:formula="of:=2000-[.NI3]*1000/256-[.$B$2]" office:value-type="float" office:value="542.953431372549" calcext:value-type="float">
            <text:p>542,953431372549</text:p>
          </table:table-cell>
          <table:table-cell table:formula="of:=2000-[.NJ3]*1000/256-[.$B$2]" office:value-type="float" office:value="539.047181372549" calcext:value-type="float">
            <text:p>539,047181372549</text:p>
          </table:table-cell>
          <table:table-cell table:formula="of:=2000-[.NK3]*1000/256-[.$B$2]" office:value-type="float" office:value="535.140931372549" calcext:value-type="float">
            <text:p>535,140931372549</text:p>
          </table:table-cell>
          <table:table-cell table:formula="of:=2000-[.NL3]*1000/256-[.$B$2]" office:value-type="float" office:value="531.234681372549" calcext:value-type="float">
            <text:p>531,234681372549</text:p>
          </table:table-cell>
          <table:table-cell table:formula="of:=2000-[.NM3]*1000/256-[.$B$2]" office:value-type="float" office:value="527.328431372549" calcext:value-type="float">
            <text:p>527,328431372549</text:p>
          </table:table-cell>
          <table:table-cell table:formula="of:=2000-[.NN3]*1000/256-[.$B$2]" office:value-type="float" office:value="523.422181372549" calcext:value-type="float">
            <text:p>523,422181372549</text:p>
          </table:table-cell>
          <table:table-cell table:formula="of:=2000-[.NO3]*1000/256-[.$B$2]" office:value-type="float" office:value="519.515931372549" calcext:value-type="float">
            <text:p>519,515931372549</text:p>
          </table:table-cell>
          <table:table-cell table:formula="of:=2000-[.NP3]*1000/256-[.$B$2]" office:value-type="float" office:value="515.609681372549" calcext:value-type="float">
            <text:p>515,609681372549</text:p>
          </table:table-cell>
          <table:table-cell table:formula="of:=2000-[.NQ3]*1000/256-[.$B$2]" office:value-type="float" office:value="511.703431372549" calcext:value-type="float">
            <text:p>511,703431372549</text:p>
          </table:table-cell>
          <table:table-cell table:formula="of:=2000-[.NR3]*1000/256-[.$B$2]" office:value-type="float" office:value="507.797181372549" calcext:value-type="float">
            <text:p>507,797181372549</text:p>
          </table:table-cell>
          <table:table-cell table:formula="of:=2000-[.NS3]*1000/256-[.$B$2]" office:value-type="float" office:value="503.890931372549" calcext:value-type="float">
            <text:p>503,890931372549</text:p>
          </table:table-cell>
          <table:table-cell table:formula="of:=2000-[.NT3]*1000/256-[.$B$2]" office:value-type="float" office:value="499.984681372549" calcext:value-type="float">
            <text:p>499,984681372549</text:p>
          </table:table-cell>
          <table:table-cell table:formula="of:=2000-[.NU3]*1000/256-[.$B$2]" office:value-type="float" office:value="496.078431372549" calcext:value-type="float">
            <text:p>496,078431372549</text:p>
          </table:table-cell>
          <table:table-cell table:formula="of:=2000-[.NV3]*1000/256-[.$B$2]" office:value-type="float" office:value="492.172181372549" calcext:value-type="float">
            <text:p>492,172181372549</text:p>
          </table:table-cell>
          <table:table-cell table:formula="of:=2000-[.NW3]*1000/256-[.$B$2]" office:value-type="float" office:value="488.265931372549" calcext:value-type="float">
            <text:p>488,265931372549</text:p>
          </table:table-cell>
          <table:table-cell table:formula="of:=2000-[.NX3]*1000/256-[.$B$2]" office:value-type="float" office:value="484.359681372549" calcext:value-type="float">
            <text:p>484,359681372549</text:p>
          </table:table-cell>
          <table:table-cell table:formula="of:=2000-[.NY3]*1000/256-[.$B$2]" office:value-type="float" office:value="480.453431372549" calcext:value-type="float">
            <text:p>480,453431372549</text:p>
          </table:table-cell>
          <table:table-cell table:formula="of:=2000-[.NZ3]*1000/256-[.$B$2]" office:value-type="float" office:value="476.547181372549" calcext:value-type="float">
            <text:p>476,547181372549</text:p>
          </table:table-cell>
          <table:table-cell table:formula="of:=2000-[.OA3]*1000/256-[.$B$2]" office:value-type="float" office:value="472.640931372549" calcext:value-type="float">
            <text:p>472,640931372549</text:p>
          </table:table-cell>
          <table:table-cell table:formula="of:=2000-[.OB3]*1000/256-[.$B$2]" office:value-type="float" office:value="468.734681372549" calcext:value-type="float">
            <text:p>468,734681372549</text:p>
          </table:table-cell>
          <table:table-cell table:formula="of:=2000-[.OC3]*1000/256-[.$B$2]" office:value-type="float" office:value="464.828431372549" calcext:value-type="float">
            <text:p>464,828431372549</text:p>
          </table:table-cell>
          <table:table-cell table:formula="of:=2000-[.OD3]*1000/256-[.$B$2]" office:value-type="float" office:value="460.922181372549" calcext:value-type="float">
            <text:p>460,922181372549</text:p>
          </table:table-cell>
          <table:table-cell table:formula="of:=2000-[.OE3]*1000/256-[.$B$2]" office:value-type="float" office:value="457.015931372549" calcext:value-type="float">
            <text:p>457,015931372549</text:p>
          </table:table-cell>
          <table:table-cell table:formula="of:=2000-[.OF3]*1000/256-[.$B$2]" office:value-type="float" office:value="453.109681372549" calcext:value-type="float">
            <text:p>453,109681372549</text:p>
          </table:table-cell>
          <table:table-cell table:formula="of:=2000-[.OG3]*1000/256-[.$B$2]" office:value-type="float" office:value="449.203431372549" calcext:value-type="float">
            <text:p>449,203431372549</text:p>
          </table:table-cell>
          <table:table-cell table:formula="of:=2000-[.OH3]*1000/256-[.$B$2]" office:value-type="float" office:value="445.297181372549" calcext:value-type="float">
            <text:p>445,297181372549</text:p>
          </table:table-cell>
          <table:table-cell table:formula="of:=2000-[.OI3]*1000/256-[.$B$2]" office:value-type="float" office:value="441.390931372549" calcext:value-type="float">
            <text:p>441,390931372549</text:p>
          </table:table-cell>
          <table:table-cell table:formula="of:=2000-[.OJ3]*1000/256-[.$B$2]" office:value-type="float" office:value="437.484681372549" calcext:value-type="float">
            <text:p>437,484681372549</text:p>
          </table:table-cell>
          <table:table-cell table:formula="of:=2000-[.OK3]*1000/256-[.$B$2]" office:value-type="float" office:value="433.578431372549" calcext:value-type="float">
            <text:p>433,578431372549</text:p>
          </table:table-cell>
          <table:table-cell table:formula="of:=2000-[.OL3]*1000/256-[.$B$2]" office:value-type="float" office:value="429.672181372549" calcext:value-type="float">
            <text:p>429,672181372549</text:p>
          </table:table-cell>
          <table:table-cell table:formula="of:=2000-[.OM3]*1000/256-[.$B$2]" office:value-type="float" office:value="425.765931372549" calcext:value-type="float">
            <text:p>425,765931372549</text:p>
          </table:table-cell>
          <table:table-cell table:formula="of:=2000-[.ON3]*1000/256-[.$B$2]" office:value-type="float" office:value="421.859681372549" calcext:value-type="float">
            <text:p>421,859681372549</text:p>
          </table:table-cell>
          <table:table-cell table:formula="of:=2000-[.OO3]*1000/256-[.$B$2]" office:value-type="float" office:value="417.953431372549" calcext:value-type="float">
            <text:p>417,953431372549</text:p>
          </table:table-cell>
          <table:table-cell table:formula="of:=2000-[.OP3]*1000/256-[.$B$2]" office:value-type="float" office:value="414.047181372549" calcext:value-type="float">
            <text:p>414,047181372549</text:p>
          </table:table-cell>
          <table:table-cell table:formula="of:=2000-[.OQ3]*1000/256-[.$B$2]" office:value-type="float" office:value="410.140931372549" calcext:value-type="float">
            <text:p>410,140931372549</text:p>
          </table:table-cell>
          <table:table-cell table:formula="of:=2000-[.OR3]*1000/256-[.$B$2]" office:value-type="float" office:value="406.234681372549" calcext:value-type="float">
            <text:p>406,234681372549</text:p>
          </table:table-cell>
          <table:table-cell table:formula="of:=2000-[.OS3]*1000/256-[.$B$2]" office:value-type="float" office:value="402.328431372549" calcext:value-type="float">
            <text:p>402,328431372549</text:p>
          </table:table-cell>
          <table:table-cell table:formula="of:=2000-[.OT3]*1000/256-[.$B$2]" office:value-type="float" office:value="398.422181372549" calcext:value-type="float">
            <text:p>398,422181372549</text:p>
          </table:table-cell>
          <table:table-cell table:formula="of:=2000-[.OU3]*1000/256-[.$B$2]" office:value-type="float" office:value="394.515931372549" calcext:value-type="float">
            <text:p>394,515931372549</text:p>
          </table:table-cell>
          <table:table-cell table:formula="of:=2000-[.OV3]*1000/256-[.$B$2]" office:value-type="float" office:value="390.609681372549" calcext:value-type="float">
            <text:p>390,609681372549</text:p>
          </table:table-cell>
          <table:table-cell table:formula="of:=2000-[.OW3]*1000/256-[.$B$2]" office:value-type="float" office:value="386.703431372549" calcext:value-type="float">
            <text:p>386,703431372549</text:p>
          </table:table-cell>
          <table:table-cell table:formula="of:=2000-[.OX3]*1000/256-[.$B$2]" office:value-type="float" office:value="382.797181372549" calcext:value-type="float">
            <text:p>382,797181372549</text:p>
          </table:table-cell>
          <table:table-cell table:formula="of:=2000-[.OY3]*1000/256-[.$B$2]" office:value-type="float" office:value="378.890931372549" calcext:value-type="float">
            <text:p>378,890931372549</text:p>
          </table:table-cell>
          <table:table-cell table:formula="of:=2000-[.OZ3]*1000/256-[.$B$2]" office:value-type="float" office:value="374.984681372549" calcext:value-type="float">
            <text:p>374,984681372549</text:p>
          </table:table-cell>
          <table:table-cell table:formula="of:=2000-[.PA3]*1000/256-[.$B$2]" office:value-type="float" office:value="371.078431372549" calcext:value-type="float">
            <text:p>371,078431372549</text:p>
          </table:table-cell>
          <table:table-cell table:formula="of:=2000-[.PB3]*1000/256-[.$B$2]" office:value-type="float" office:value="367.172181372549" calcext:value-type="float">
            <text:p>367,172181372549</text:p>
          </table:table-cell>
          <table:table-cell table:formula="of:=2000-[.PC3]*1000/256-[.$B$2]" office:value-type="float" office:value="363.265931372549" calcext:value-type="float">
            <text:p>363,265931372549</text:p>
          </table:table-cell>
          <table:table-cell table:formula="of:=2000-[.PD3]*1000/256-[.$B$2]" office:value-type="float" office:value="359.359681372549" calcext:value-type="float">
            <text:p>359,359681372549</text:p>
          </table:table-cell>
          <table:table-cell table:formula="of:=2000-[.PE3]*1000/256-[.$B$2]" office:value-type="float" office:value="355.453431372549" calcext:value-type="float">
            <text:p>355,453431372549</text:p>
          </table:table-cell>
          <table:table-cell table:formula="of:=2000-[.PF3]*1000/256-[.$B$2]" office:value-type="float" office:value="351.547181372549" calcext:value-type="float">
            <text:p>351,547181372549</text:p>
          </table:table-cell>
          <table:table-cell table:formula="of:=2000-[.PG3]*1000/256-[.$B$2]" office:value-type="float" office:value="347.640931372549" calcext:value-type="float">
            <text:p>347,640931372549</text:p>
          </table:table-cell>
          <table:table-cell table:formula="of:=2000-[.PH3]*1000/256-[.$B$2]" office:value-type="float" office:value="343.734681372549" calcext:value-type="float">
            <text:p>343,734681372549</text:p>
          </table:table-cell>
          <table:table-cell table:formula="of:=2000-[.PI3]*1000/256-[.$B$2]" office:value-type="float" office:value="339.828431372549" calcext:value-type="float">
            <text:p>339,828431372549</text:p>
          </table:table-cell>
          <table:table-cell table:formula="of:=2000-[.PJ3]*1000/256-[.$B$2]" office:value-type="float" office:value="335.922181372549" calcext:value-type="float">
            <text:p>335,922181372549</text:p>
          </table:table-cell>
          <table:table-cell table:formula="of:=2000-[.PK3]*1000/256-[.$B$2]" office:value-type="float" office:value="332.015931372549" calcext:value-type="float">
            <text:p>332,015931372549</text:p>
          </table:table-cell>
          <table:table-cell table:formula="of:=2000-[.PL3]*1000/256-[.$B$2]" office:value-type="float" office:value="328.109681372549" calcext:value-type="float">
            <text:p>328,109681372549</text:p>
          </table:table-cell>
          <table:table-cell table:formula="of:=2000-[.PM3]*1000/256-[.$B$2]" office:value-type="float" office:value="324.203431372549" calcext:value-type="float">
            <text:p>324,203431372549</text:p>
          </table:table-cell>
          <table:table-cell table:formula="of:=2000-[.PN3]*1000/256-[.$B$2]" office:value-type="float" office:value="320.297181372549" calcext:value-type="float">
            <text:p>320,297181372549</text:p>
          </table:table-cell>
          <table:table-cell table:formula="of:=2000-[.PO3]*1000/256-[.$B$2]" office:value-type="float" office:value="316.390931372549" calcext:value-type="float">
            <text:p>316,390931372549</text:p>
          </table:table-cell>
          <table:table-cell table:formula="of:=2000-[.PP3]*1000/256-[.$B$2]" office:value-type="float" office:value="312.484681372549" calcext:value-type="float">
            <text:p>312,484681372549</text:p>
          </table:table-cell>
          <table:table-cell table:formula="of:=2000-[.PQ3]*1000/256-[.$B$2]" office:value-type="float" office:value="308.578431372549" calcext:value-type="float">
            <text:p>308,578431372549</text:p>
          </table:table-cell>
          <table:table-cell table:formula="of:=2000-[.PR3]*1000/256-[.$B$2]" office:value-type="float" office:value="304.672181372549" calcext:value-type="float">
            <text:p>304,672181372549</text:p>
          </table:table-cell>
          <table:table-cell table:formula="of:=2000-[.PS3]*1000/256-[.$B$2]" office:value-type="float" office:value="300.765931372549" calcext:value-type="float">
            <text:p>300,765931372549</text:p>
          </table:table-cell>
          <table:table-cell table:formula="of:=2000-[.PT3]*1000/256-[.$B$2]" office:value-type="float" office:value="296.859681372549" calcext:value-type="float">
            <text:p>296,859681372549</text:p>
          </table:table-cell>
          <table:table-cell table:formula="of:=2000-[.PU3]*1000/256-[.$B$2]" office:value-type="float" office:value="292.953431372549" calcext:value-type="float">
            <text:p>292,953431372549</text:p>
          </table:table-cell>
          <table:table-cell table:formula="of:=2000-[.PV3]*1000/256-[.$B$2]" office:value-type="float" office:value="289.047181372549" calcext:value-type="float">
            <text:p>289,047181372549</text:p>
          </table:table-cell>
          <table:table-cell table:formula="of:=2000-[.PW3]*1000/256-[.$B$2]" office:value-type="float" office:value="285.140931372549" calcext:value-type="float">
            <text:p>285,140931372549</text:p>
          </table:table-cell>
          <table:table-cell table:formula="of:=2000-[.PX3]*1000/256-[.$B$2]" office:value-type="float" office:value="281.234681372549" calcext:value-type="float">
            <text:p>281,234681372549</text:p>
          </table:table-cell>
          <table:table-cell table:formula="of:=2000-[.PY3]*1000/256-[.$B$2]" office:value-type="float" office:value="277.328431372549" calcext:value-type="float">
            <text:p>277,328431372549</text:p>
          </table:table-cell>
          <table:table-cell table:formula="of:=2000-[.PZ3]*1000/256-[.$B$2]" office:value-type="float" office:value="273.422181372549" calcext:value-type="float">
            <text:p>273,422181372549</text:p>
          </table:table-cell>
          <table:table-cell table:formula="of:=2000-[.QA3]*1000/256-[.$B$2]" office:value-type="float" office:value="269.515931372549" calcext:value-type="float">
            <text:p>269,515931372549</text:p>
          </table:table-cell>
          <table:table-cell table:formula="of:=2000-[.QB3]*1000/256-[.$B$2]" office:value-type="float" office:value="265.609681372549" calcext:value-type="float">
            <text:p>265,609681372549</text:p>
          </table:table-cell>
          <table:table-cell table:formula="of:=2000-[.QC3]*1000/256-[.$B$2]" office:value-type="float" office:value="261.703431372549" calcext:value-type="float">
            <text:p>261,703431372549</text:p>
          </table:table-cell>
          <table:table-cell table:formula="of:=2000-[.QD3]*1000/256-[.$B$2]" office:value-type="float" office:value="257.797181372549" calcext:value-type="float">
            <text:p>257,797181372549</text:p>
          </table:table-cell>
          <table:table-cell table:formula="of:=2000-[.QE3]*1000/256-[.$B$2]" office:value-type="float" office:value="253.890931372549" calcext:value-type="float">
            <text:p>253,890931372549</text:p>
          </table:table-cell>
          <table:table-cell table:formula="of:=2000-[.QF3]*1000/256-[.$B$2]" office:value-type="float" office:value="249.984681372549" calcext:value-type="float">
            <text:p>249,984681372549</text:p>
          </table:table-cell>
          <table:table-cell table:formula="of:=2000-[.QG3]*1000/256-[.$B$2]" office:value-type="float" office:value="246.078431372549" calcext:value-type="float">
            <text:p>246,078431372549</text:p>
          </table:table-cell>
          <table:table-cell table:formula="of:=2000-[.QH3]*1000/256-[.$B$2]" office:value-type="float" office:value="242.172181372549" calcext:value-type="float">
            <text:p>242,172181372549</text:p>
          </table:table-cell>
          <table:table-cell table:formula="of:=2000-[.QI3]*1000/256-[.$B$2]" office:value-type="float" office:value="238.265931372549" calcext:value-type="float">
            <text:p>238,265931372549</text:p>
          </table:table-cell>
          <table:table-cell table:formula="of:=2000-[.QJ3]*1000/256-[.$B$2]" office:value-type="float" office:value="234.359681372549" calcext:value-type="float">
            <text:p>234,359681372549</text:p>
          </table:table-cell>
          <table:table-cell table:formula="of:=2000-[.QK3]*1000/256-[.$B$2]" office:value-type="float" office:value="230.453431372549" calcext:value-type="float">
            <text:p>230,453431372549</text:p>
          </table:table-cell>
          <table:table-cell table:formula="of:=2000-[.QL3]*1000/256-[.$B$2]" office:value-type="float" office:value="226.547181372549" calcext:value-type="float">
            <text:p>226,547181372549</text:p>
          </table:table-cell>
          <table:table-cell table:formula="of:=2000-[.QM3]*1000/256-[.$B$2]" office:value-type="float" office:value="222.640931372549" calcext:value-type="float">
            <text:p>222,640931372549</text:p>
          </table:table-cell>
          <table:table-cell table:formula="of:=2000-[.QN3]*1000/256-[.$B$2]" office:value-type="float" office:value="218.734681372549" calcext:value-type="float">
            <text:p>218,734681372549</text:p>
          </table:table-cell>
          <table:table-cell table:formula="of:=2000-[.QO3]*1000/256-[.$B$2]" office:value-type="float" office:value="214.828431372549" calcext:value-type="float">
            <text:p>214,828431372549</text:p>
          </table:table-cell>
          <table:table-cell table:formula="of:=2000-[.QP3]*1000/256-[.$B$2]" office:value-type="float" office:value="210.922181372549" calcext:value-type="float">
            <text:p>210,922181372549</text:p>
          </table:table-cell>
          <table:table-cell table:formula="of:=2000-[.QQ3]*1000/256-[.$B$2]" office:value-type="float" office:value="207.015931372549" calcext:value-type="float">
            <text:p>207,015931372549</text:p>
          </table:table-cell>
          <table:table-cell table:formula="of:=2000-[.QR3]*1000/256-[.$B$2]" office:value-type="float" office:value="203.109681372549" calcext:value-type="float">
            <text:p>203,109681372549</text:p>
          </table:table-cell>
          <table:table-cell table:formula="of:=2000-[.QS3]*1000/256-[.$B$2]" office:value-type="float" office:value="199.203431372549" calcext:value-type="float">
            <text:p>199,203431372549</text:p>
          </table:table-cell>
          <table:table-cell table:formula="of:=2000-[.QT3]*1000/256-[.$B$2]" office:value-type="float" office:value="195.297181372549" calcext:value-type="float">
            <text:p>195,297181372549</text:p>
          </table:table-cell>
          <table:table-cell table:formula="of:=2000-[.QU3]*1000/256-[.$B$2]" office:value-type="float" office:value="191.390931372549" calcext:value-type="float">
            <text:p>191,390931372549</text:p>
          </table:table-cell>
          <table:table-cell table:formula="of:=2000-[.QV3]*1000/256-[.$B$2]" office:value-type="float" office:value="187.484681372549" calcext:value-type="float">
            <text:p>187,484681372549</text:p>
          </table:table-cell>
          <table:table-cell table:formula="of:=2000-[.QW3]*1000/256-[.$B$2]" office:value-type="float" office:value="183.578431372549" calcext:value-type="float">
            <text:p>183,578431372549</text:p>
          </table:table-cell>
          <table:table-cell table:formula="of:=2000-[.QX3]*1000/256-[.$B$2]" office:value-type="float" office:value="179.672181372549" calcext:value-type="float">
            <text:p>179,672181372549</text:p>
          </table:table-cell>
          <table:table-cell table:formula="of:=2000-[.QY3]*1000/256-[.$B$2]" office:value-type="float" office:value="175.765931372549" calcext:value-type="float">
            <text:p>175,765931372549</text:p>
          </table:table-cell>
          <table:table-cell table:formula="of:=2000-[.QZ3]*1000/256-[.$B$2]" office:value-type="float" office:value="171.859681372549" calcext:value-type="float">
            <text:p>171,859681372549</text:p>
          </table:table-cell>
          <table:table-cell table:formula="of:=2000-[.RA3]*1000/256-[.$B$2]" office:value-type="float" office:value="167.953431372549" calcext:value-type="float">
            <text:p>167,953431372549</text:p>
          </table:table-cell>
          <table:table-cell table:formula="of:=2000-[.RB3]*1000/256-[.$B$2]" office:value-type="float" office:value="164.047181372549" calcext:value-type="float">
            <text:p>164,047181372549</text:p>
          </table:table-cell>
          <table:table-cell table:formula="of:=2000-[.RC3]*1000/256-[.$B$2]" office:value-type="float" office:value="160.140931372549" calcext:value-type="float">
            <text:p>160,140931372549</text:p>
          </table:table-cell>
          <table:table-cell table:formula="of:=2000-[.RD3]*1000/256-[.$B$2]" office:value-type="float" office:value="156.234681372549" calcext:value-type="float">
            <text:p>156,234681372549</text:p>
          </table:table-cell>
          <table:table-cell table:formula="of:=2000-[.RE3]*1000/256-[.$B$2]" office:value-type="float" office:value="152.328431372549" calcext:value-type="float">
            <text:p>152,328431372549</text:p>
          </table:table-cell>
          <table:table-cell table:formula="of:=2000-[.RF3]*1000/256-[.$B$2]" office:value-type="float" office:value="148.422181372549" calcext:value-type="float">
            <text:p>148,422181372549</text:p>
          </table:table-cell>
          <table:table-cell table:formula="of:=2000-[.RG3]*1000/256-[.$B$2]" office:value-type="float" office:value="144.515931372549" calcext:value-type="float">
            <text:p>144,515931372549</text:p>
          </table:table-cell>
          <table:table-cell table:formula="of:=2000-[.RH3]*1000/256-[.$B$2]" office:value-type="float" office:value="140.609681372549" calcext:value-type="float">
            <text:p>140,609681372549</text:p>
          </table:table-cell>
          <table:table-cell table:formula="of:=2000-[.RI3]*1000/256-[.$B$2]" office:value-type="float" office:value="136.703431372549" calcext:value-type="float">
            <text:p>136,703431372549</text:p>
          </table:table-cell>
          <table:table-cell table:formula="of:=2000-[.RJ3]*1000/256-[.$B$2]" office:value-type="float" office:value="132.797181372549" calcext:value-type="float">
            <text:p>132,797181372549</text:p>
          </table:table-cell>
          <table:table-cell table:formula="of:=2000-[.RK3]*1000/256-[.$B$2]" office:value-type="float" office:value="128.890931372549" calcext:value-type="float">
            <text:p>128,890931372549</text:p>
          </table:table-cell>
          <table:table-cell table:formula="of:=2000-[.RL3]*1000/256-[.$B$2]" office:value-type="float" office:value="124.984681372549" calcext:value-type="float">
            <text:p>124,984681372549</text:p>
          </table:table-cell>
          <table:table-cell table:formula="of:=2000-[.RM3]*1000/256-[.$B$2]" office:value-type="float" office:value="121.078431372549" calcext:value-type="float">
            <text:p>121,078431372549</text:p>
          </table:table-cell>
          <table:table-cell table:formula="of:=2000-[.RN3]*1000/256-[.$B$2]" office:value-type="float" office:value="117.172181372549" calcext:value-type="float">
            <text:p>117,172181372549</text:p>
          </table:table-cell>
          <table:table-cell table:formula="of:=2000-[.RO3]*1000/256-[.$B$2]" office:value-type="float" office:value="113.265931372549" calcext:value-type="float">
            <text:p>113,265931372549</text:p>
          </table:table-cell>
          <table:table-cell table:formula="of:=2000-[.RP3]*1000/256-[.$B$2]" office:value-type="float" office:value="109.359681372549" calcext:value-type="float">
            <text:p>109,359681372549</text:p>
          </table:table-cell>
          <table:table-cell table:formula="of:=2000-[.RQ3]*1000/256-[.$B$2]" office:value-type="float" office:value="105.453431372549" calcext:value-type="float">
            <text:p>105,453431372549</text:p>
          </table:table-cell>
          <table:table-cell table:formula="of:=2000-[.RR3]*1000/256-[.$B$2]" office:value-type="float" office:value="101.547181372549" calcext:value-type="float">
            <text:p>101,547181372549</text:p>
          </table:table-cell>
          <table:table-cell table:formula="of:=2000-[.RS3]*1000/256-[.$B$2]" office:value-type="float" office:value="97.640931372549" calcext:value-type="float">
            <text:p>97,640931372549</text:p>
          </table:table-cell>
          <table:table-cell table:formula="of:=2000-[.RT3]*1000/256-[.$B$2]" office:value-type="float" office:value="93.734681372549" calcext:value-type="float">
            <text:p>93,734681372549</text:p>
          </table:table-cell>
          <table:table-cell table:formula="of:=2000-[.RU3]*1000/256-[.$B$2]" office:value-type="float" office:value="89.828431372549" calcext:value-type="float">
            <text:p>89,828431372549</text:p>
          </table:table-cell>
          <table:table-cell table:formula="of:=2000-[.RV3]*1000/256-[.$B$2]" office:value-type="float" office:value="85.922181372549" calcext:value-type="float">
            <text:p>85,922181372549</text:p>
          </table:table-cell>
          <table:table-cell table:formula="of:=2000-[.RW3]*1000/256-[.$B$2]" office:value-type="float" office:value="82.015931372549" calcext:value-type="float">
            <text:p>82,015931372549</text:p>
          </table:table-cell>
          <table:table-cell table:formula="of:=2000-[.RX3]*1000/256-[.$B$2]" office:value-type="float" office:value="78.109681372549" calcext:value-type="float">
            <text:p>78,109681372549</text:p>
          </table:table-cell>
          <table:table-cell table:formula="of:=2000-[.RY3]*1000/256-[.$B$2]" office:value-type="float" office:value="74.203431372549" calcext:value-type="float">
            <text:p>74,203431372549</text:p>
          </table:table-cell>
          <table:table-cell table:formula="of:=2000-[.RZ3]*1000/256-[.$B$2]" office:value-type="float" office:value="70.297181372549" calcext:value-type="float">
            <text:p>70,297181372549</text:p>
          </table:table-cell>
          <table:table-cell table:formula="of:=2000-[.SA3]*1000/256-[.$B$2]" office:value-type="float" office:value="66.390931372549" calcext:value-type="float">
            <text:p>66,390931372549</text:p>
          </table:table-cell>
          <table:table-cell table:formula="of:=2000-[.SB3]*1000/256-[.$B$2]" office:value-type="float" office:value="62.484681372549" calcext:value-type="float">
            <text:p>62,484681372549</text:p>
          </table:table-cell>
          <table:table-cell table:formula="of:=2000-[.SC3]*1000/256-[.$B$2]" office:value-type="float" office:value="58.578431372549" calcext:value-type="float">
            <text:p>58,578431372549</text:p>
          </table:table-cell>
          <table:table-cell table:formula="of:=2000-[.SD3]*1000/256-[.$B$2]" office:value-type="float" office:value="54.672181372549" calcext:value-type="float">
            <text:p>54,672181372549</text:p>
          </table:table-cell>
          <table:table-cell table:formula="of:=2000-[.SE3]*1000/256-[.$B$2]" office:value-type="float" office:value="50.765931372549" calcext:value-type="float">
            <text:p>50,765931372549</text:p>
          </table:table-cell>
          <table:table-cell table:formula="of:=2000-[.SF3]*1000/256-[.$B$2]" office:value-type="float" office:value="46.859681372549" calcext:value-type="float">
            <text:p>46,859681372549</text:p>
          </table:table-cell>
          <table:table-cell table:formula="of:=2000-[.SG3]*1000/256-[.$B$2]" office:value-type="float" office:value="42.953431372549" calcext:value-type="float">
            <text:p>42,953431372549</text:p>
          </table:table-cell>
          <table:table-cell table:formula="of:=2000-[.SH3]*1000/256-[.$B$2]" office:value-type="float" office:value="39.047181372549" calcext:value-type="float">
            <text:p>39,047181372549</text:p>
          </table:table-cell>
          <table:table-cell table:formula="of:=2000-[.SI3]*1000/256-[.$B$2]" office:value-type="float" office:value="35.140931372549" calcext:value-type="float">
            <text:p>35,140931372549</text:p>
          </table:table-cell>
          <table:table-cell table:formula="of:=2000-[.SJ3]*1000/256-[.$B$2]" office:value-type="float" office:value="31.234681372549" calcext:value-type="float">
            <text:p>31,234681372549</text:p>
          </table:table-cell>
          <table:table-cell table:formula="of:=2000-[.SK3]*1000/256-[.$B$2]" office:value-type="float" office:value="27.328431372549" calcext:value-type="float">
            <text:p>27,328431372549</text:p>
          </table:table-cell>
          <table:table-cell table:formula="of:=2000-[.SL3]*1000/256-[.$B$2]" office:value-type="float" office:value="23.422181372549" calcext:value-type="float">
            <text:p>23,422181372549</text:p>
          </table:table-cell>
          <table:table-cell table:formula="of:=2000-[.SM3]*1000/256-[.$B$2]" office:value-type="float" office:value="19.515931372549" calcext:value-type="float">
            <text:p>19,515931372549</text:p>
          </table:table-cell>
          <table:table-cell table:formula="of:=2000-[.SN3]*1000/256-[.$B$2]" office:value-type="float" office:value="15.609681372549" calcext:value-type="float">
            <text:p>15,609681372549</text:p>
          </table:table-cell>
          <table:table-cell table:formula="of:=2000-[.SO3]*1000/256-[.$B$2]" office:value-type="float" office:value="11.703431372549" calcext:value-type="float">
            <text:p>11,703431372549</text:p>
          </table:table-cell>
          <table:table-cell table:formula="of:=2000-[.SP3]*1000/256-[.$B$2]" office:value-type="float" office:value="7.79718137254902" calcext:value-type="float">
            <text:p>7,79718137254902</text:p>
          </table:table-cell>
          <table:table-cell table:formula="of:=2000-[.SQ3]*1000/256-[.$B$2]" office:value-type="float" office:value="3.89093137254902" calcext:value-type="float">
            <text:p>3,89093137254902</text:p>
          </table:table-cell>
          <table:table-cell table:formula="of:=2000-[.SR3]*1000/256-[.$B$2]" office:value-type="float" office:value="-0.0153186274509802" calcext:value-type="float">
            <text:p>-0,01531862745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</table:table>
      <table:table table:name="dent de scie" table:style-name="ta1">
        <table:table-column table:style-name="co1" table:number-columns-repeated="512" table:default-cell-style-name="Default"/>
        <table:table-row table:style-name="ro1">
          <table:table-cell table:formula="of:=ROUND([.A2])" office:value-type="float" office:value="0" calcext:value-type="float">
            <text:p>0</text:p>
          </table:table-cell>
          <table:table-cell table:formula="of:=ROUND([.B2])" office:value-type="float" office:value="2" calcext:value-type="float">
            <text:p>2</text:p>
          </table:table-cell>
          <table:table-cell table:formula="of:=ROUND([.C2])" office:value-type="float" office:value="4" calcext:value-type="float">
            <text:p>4</text:p>
          </table:table-cell>
          <table:table-cell table:formula="of:=ROUND([.D2])" office:value-type="float" office:value="6" calcext:value-type="float">
            <text:p>6</text:p>
          </table:table-cell>
          <table:table-cell table:formula="of:=ROUND([.E2])" office:value-type="float" office:value="8" calcext:value-type="float">
            <text:p>8</text:p>
          </table:table-cell>
          <table:table-cell table:formula="of:=ROUND([.F2])" office:value-type="float" office:value="10" calcext:value-type="float">
            <text:p>10</text:p>
          </table:table-cell>
          <table:table-cell table:formula="of:=ROUND([.G2])" office:value-type="float" office:value="12" calcext:value-type="float">
            <text:p>12</text:p>
          </table:table-cell>
          <table:table-cell table:formula="of:=ROUND([.H2])" office:value-type="float" office:value="14" calcext:value-type="float">
            <text:p>14</text:p>
          </table:table-cell>
          <table:table-cell table:formula="of:=ROUND([.I2])" office:value-type="float" office:value="16" calcext:value-type="float">
            <text:p>16</text:p>
          </table:table-cell>
          <table:table-cell table:formula="of:=ROUND([.J2])" office:value-type="float" office:value="18" calcext:value-type="float">
            <text:p>18</text:p>
          </table:table-cell>
          <table:table-cell table:formula="of:=ROUND([.K2])" office:value-type="float" office:value="20" calcext:value-type="float">
            <text:p>20</text:p>
          </table:table-cell>
          <table:table-cell table:formula="of:=ROUND([.L2])" office:value-type="float" office:value="22" calcext:value-type="float">
            <text:p>22</text:p>
          </table:table-cell>
          <table:table-cell table:formula="of:=ROUND([.M2])" office:value-type="float" office:value="23" calcext:value-type="float">
            <text:p>23</text:p>
          </table:table-cell>
          <table:table-cell table:formula="of:=ROUND([.N2])" office:value-type="float" office:value="25" calcext:value-type="float">
            <text:p>25</text:p>
          </table:table-cell>
          <table:table-cell table:formula="of:=ROUND([.O2])" office:value-type="float" office:value="27" calcext:value-type="float">
            <text:p>27</text:p>
          </table:table-cell>
          <table:table-cell table:formula="of:=ROUND([.P2])" office:value-type="float" office:value="29" calcext:value-type="float">
            <text:p>29</text:p>
          </table:table-cell>
          <table:table-cell table:formula="of:=ROUND([.Q2])" office:value-type="float" office:value="31" calcext:value-type="float">
            <text:p>31</text:p>
          </table:table-cell>
          <table:table-cell table:formula="of:=ROUND([.R2])" office:value-type="float" office:value="33" calcext:value-type="float">
            <text:p>33</text:p>
          </table:table-cell>
          <table:table-cell table:formula="of:=ROUND([.S2])" office:value-type="float" office:value="35" calcext:value-type="float">
            <text:p>35</text:p>
          </table:table-cell>
          <table:table-cell table:formula="of:=ROUND([.T2])" office:value-type="float" office:value="37" calcext:value-type="float">
            <text:p>37</text:p>
          </table:table-cell>
          <table:table-cell table:formula="of:=ROUND([.U2])" office:value-type="float" office:value="39" calcext:value-type="float">
            <text:p>39</text:p>
          </table:table-cell>
          <table:table-cell table:formula="of:=ROUND([.V2])" office:value-type="float" office:value="41" calcext:value-type="float">
            <text:p>41</text:p>
          </table:table-cell>
          <table:table-cell table:formula="of:=ROUND([.W2])" office:value-type="float" office:value="43" calcext:value-type="float">
            <text:p>43</text:p>
          </table:table-cell>
          <table:table-cell table:formula="of:=ROUND([.X2])" office:value-type="float" office:value="45" calcext:value-type="float">
            <text:p>45</text:p>
          </table:table-cell>
          <table:table-cell table:formula="of:=ROUND([.Y2])" office:value-type="float" office:value="47" calcext:value-type="float">
            <text:p>47</text:p>
          </table:table-cell>
          <table:table-cell table:formula="of:=ROUND([.Z2])" office:value-type="float" office:value="49" calcext:value-type="float">
            <text:p>49</text:p>
          </table:table-cell>
          <table:table-cell table:formula="of:=ROUND([.AA2])" office:value-type="float" office:value="51" calcext:value-type="float">
            <text:p>51</text:p>
          </table:table-cell>
          <table:table-cell table:formula="of:=ROUND([.AB2])" office:value-type="float" office:value="53" calcext:value-type="float">
            <text:p>53</text:p>
          </table:table-cell>
          <table:table-cell table:formula="of:=ROUND([.AC2])" office:value-type="float" office:value="55" calcext:value-type="float">
            <text:p>55</text:p>
          </table:table-cell>
          <table:table-cell table:formula="of:=ROUND([.AD2])" office:value-type="float" office:value="57" calcext:value-type="float">
            <text:p>57</text:p>
          </table:table-cell>
          <table:table-cell table:formula="of:=ROUND([.AE2])" office:value-type="float" office:value="59" calcext:value-type="float">
            <text:p>59</text:p>
          </table:table-cell>
          <table:table-cell table:formula="of:=ROUND([.AF2])" office:value-type="float" office:value="61" calcext:value-type="float">
            <text:p>61</text:p>
          </table:table-cell>
          <table:table-cell table:formula="of:=ROUND([.AG2])" office:value-type="float" office:value="63" calcext:value-type="float">
            <text:p>63</text:p>
          </table:table-cell>
          <table:table-cell table:formula="of:=ROUND([.AH2])" office:value-type="float" office:value="65" calcext:value-type="float">
            <text:p>65</text:p>
          </table:table-cell>
          <table:table-cell table:formula="of:=ROUND([.AI2])" office:value-type="float" office:value="67" calcext:value-type="float">
            <text:p>67</text:p>
          </table:table-cell>
          <table:table-cell table:formula="of:=ROUND([.AJ2])" office:value-type="float" office:value="68" calcext:value-type="float">
            <text:p>68</text:p>
          </table:table-cell>
          <table:table-cell table:formula="of:=ROUND([.AK2])" office:value-type="float" office:value="70" calcext:value-type="float">
            <text:p>70</text:p>
          </table:table-cell>
          <table:table-cell table:formula="of:=ROUND([.AL2])" office:value-type="float" office:value="72" calcext:value-type="float">
            <text:p>72</text:p>
          </table:table-cell>
          <table:table-cell table:formula="of:=ROUND([.AM2])" office:value-type="float" office:value="74" calcext:value-type="float">
            <text:p>74</text:p>
          </table:table-cell>
          <table:table-cell table:formula="of:=ROUND([.AN2])" office:value-type="float" office:value="76" calcext:value-type="float">
            <text:p>76</text:p>
          </table:table-cell>
          <table:table-cell table:formula="of:=ROUND([.AO2])" office:value-type="float" office:value="78" calcext:value-type="float">
            <text:p>78</text:p>
          </table:table-cell>
          <table:table-cell table:formula="of:=ROUND([.AP2])" office:value-type="float" office:value="80" calcext:value-type="float">
            <text:p>80</text:p>
          </table:table-cell>
          <table:table-cell table:formula="of:=ROUND([.AQ2])" office:value-type="float" office:value="82" calcext:value-type="float">
            <text:p>82</text:p>
          </table:table-cell>
          <table:table-cell table:formula="of:=ROUND([.AR2])" office:value-type="float" office:value="84" calcext:value-type="float">
            <text:p>84</text:p>
          </table:table-cell>
          <table:table-cell table:formula="of:=ROUND([.AS2])" office:value-type="float" office:value="86" calcext:value-type="float">
            <text:p>86</text:p>
          </table:table-cell>
          <table:table-cell table:formula="of:=ROUND([.AT2])" office:value-type="float" office:value="88" calcext:value-type="float">
            <text:p>88</text:p>
          </table:table-cell>
          <table:table-cell table:formula="of:=ROUND([.AU2])" office:value-type="float" office:value="90" calcext:value-type="float">
            <text:p>90</text:p>
          </table:table-cell>
          <table:table-cell table:formula="of:=ROUND([.AV2])" office:value-type="float" office:value="92" calcext:value-type="float">
            <text:p>92</text:p>
          </table:table-cell>
          <table:table-cell table:formula="of:=ROUND([.AW2])" office:value-type="float" office:value="94" calcext:value-type="float">
            <text:p>94</text:p>
          </table:table-cell>
          <table:table-cell table:formula="of:=ROUND([.AX2])" office:value-type="float" office:value="96" calcext:value-type="float">
            <text:p>96</text:p>
          </table:table-cell>
          <table:table-cell table:formula="of:=ROUND([.AY2])" office:value-type="float" office:value="98" calcext:value-type="float">
            <text:p>98</text:p>
          </table:table-cell>
          <table:table-cell table:formula="of:=ROUND([.AZ2])" office:value-type="float" office:value="100" calcext:value-type="float">
            <text:p>100</text:p>
          </table:table-cell>
          <table:table-cell table:formula="of:=ROUND([.BA2])" office:value-type="float" office:value="102" calcext:value-type="float">
            <text:p>102</text:p>
          </table:table-cell>
          <table:table-cell table:formula="of:=ROUND([.BB2])" office:value-type="float" office:value="104" calcext:value-type="float">
            <text:p>104</text:p>
          </table:table-cell>
          <table:table-cell table:formula="of:=ROUND([.BC2])" office:value-type="float" office:value="106" calcext:value-type="float">
            <text:p>106</text:p>
          </table:table-cell>
          <table:table-cell table:formula="of:=ROUND([.BD2])" office:value-type="float" office:value="108" calcext:value-type="float">
            <text:p>108</text:p>
          </table:table-cell>
          <table:table-cell table:formula="of:=ROUND([.BE2])" office:value-type="float" office:value="110" calcext:value-type="float">
            <text:p>110</text:p>
          </table:table-cell>
          <table:table-cell table:formula="of:=ROUND([.BF2])" office:value-type="float" office:value="112" calcext:value-type="float">
            <text:p>112</text:p>
          </table:table-cell>
          <table:table-cell table:formula="of:=ROUND([.BG2])" office:value-type="float" office:value="114" calcext:value-type="float">
            <text:p>114</text:p>
          </table:table-cell>
          <table:table-cell table:formula="of:=ROUND([.BH2])" office:value-type="float" office:value="115" calcext:value-type="float">
            <text:p>115</text:p>
          </table:table-cell>
          <table:table-cell table:formula="of:=ROUND([.BI2])" office:value-type="float" office:value="117" calcext:value-type="float">
            <text:p>117</text:p>
          </table:table-cell>
          <table:table-cell table:formula="of:=ROUND([.BJ2])" office:value-type="float" office:value="119" calcext:value-type="float">
            <text:p>119</text:p>
          </table:table-cell>
          <table:table-cell table:formula="of:=ROUND([.BK2])" office:value-type="float" office:value="121" calcext:value-type="float">
            <text:p>121</text:p>
          </table:table-cell>
          <table:table-cell table:formula="of:=ROUND([.BL2])" office:value-type="float" office:value="123" calcext:value-type="float">
            <text:p>123</text:p>
          </table:table-cell>
          <table:table-cell table:formula="of:=ROUND([.BM2])" office:value-type="float" office:value="125" calcext:value-type="float">
            <text:p>125</text:p>
          </table:table-cell>
          <table:table-cell table:formula="of:=ROUND([.BN2])" office:value-type="float" office:value="127" calcext:value-type="float">
            <text:p>127</text:p>
          </table:table-cell>
          <table:table-cell table:formula="of:=ROUND([.BO2])" office:value-type="float" office:value="129" calcext:value-type="float">
            <text:p>129</text:p>
          </table:table-cell>
          <table:table-cell table:formula="of:=ROUND([.BP2])" office:value-type="float" office:value="131" calcext:value-type="float">
            <text:p>131</text:p>
          </table:table-cell>
          <table:table-cell table:formula="of:=ROUND([.BQ2])" office:value-type="float" office:value="133" calcext:value-type="float">
            <text:p>133</text:p>
          </table:table-cell>
          <table:table-cell table:formula="of:=ROUND([.BR2])" office:value-type="float" office:value="135" calcext:value-type="float">
            <text:p>135</text:p>
          </table:table-cell>
          <table:table-cell table:formula="of:=ROUND([.BS2])" office:value-type="float" office:value="137" calcext:value-type="float">
            <text:p>137</text:p>
          </table:table-cell>
          <table:table-cell table:formula="of:=ROUND([.BT2])" office:value-type="float" office:value="139" calcext:value-type="float">
            <text:p>139</text:p>
          </table:table-cell>
          <table:table-cell table:formula="of:=ROUND([.BU2])" office:value-type="float" office:value="141" calcext:value-type="float">
            <text:p>141</text:p>
          </table:table-cell>
          <table:table-cell table:formula="of:=ROUND([.BV2])" office:value-type="float" office:value="143" calcext:value-type="float">
            <text:p>143</text:p>
          </table:table-cell>
          <table:table-cell table:formula="of:=ROUND([.BW2])" office:value-type="float" office:value="145" calcext:value-type="float">
            <text:p>145</text:p>
          </table:table-cell>
          <table:table-cell table:formula="of:=ROUND([.BX2])" office:value-type="float" office:value="147" calcext:value-type="float">
            <text:p>147</text:p>
          </table:table-cell>
          <table:table-cell table:formula="of:=ROUND([.BY2])" office:value-type="float" office:value="149" calcext:value-type="float">
            <text:p>149</text:p>
          </table:table-cell>
          <table:table-cell table:formula="of:=ROUND([.BZ2])" office:value-type="float" office:value="151" calcext:value-type="float">
            <text:p>151</text:p>
          </table:table-cell>
          <table:table-cell table:formula="of:=ROUND([.CA2])" office:value-type="float" office:value="153" calcext:value-type="float">
            <text:p>153</text:p>
          </table:table-cell>
          <table:table-cell table:formula="of:=ROUND([.CB2])" office:value-type="float" office:value="155" calcext:value-type="float">
            <text:p>155</text:p>
          </table:table-cell>
          <table:table-cell table:formula="of:=ROUND([.CC2])" office:value-type="float" office:value="157" calcext:value-type="float">
            <text:p>157</text:p>
          </table:table-cell>
          <table:table-cell table:formula="of:=ROUND([.CD2])" office:value-type="float" office:value="159" calcext:value-type="float">
            <text:p>159</text:p>
          </table:table-cell>
          <table:table-cell table:formula="of:=ROUND([.CE2])" office:value-type="float" office:value="160" calcext:value-type="float">
            <text:p>160</text:p>
          </table:table-cell>
          <table:table-cell table:formula="of:=ROUND([.CF2])" office:value-type="float" office:value="162" calcext:value-type="float">
            <text:p>162</text:p>
          </table:table-cell>
          <table:table-cell table:formula="of:=ROUND([.CG2])" office:value-type="float" office:value="164" calcext:value-type="float">
            <text:p>164</text:p>
          </table:table-cell>
          <table:table-cell table:formula="of:=ROUND([.CH2])" office:value-type="float" office:value="166" calcext:value-type="float">
            <text:p>166</text:p>
          </table:table-cell>
          <table:table-cell table:formula="of:=ROUND([.CI2])" office:value-type="float" office:value="168" calcext:value-type="float">
            <text:p>168</text:p>
          </table:table-cell>
          <table:table-cell table:formula="of:=ROUND([.CJ2])" office:value-type="float" office:value="170" calcext:value-type="float">
            <text:p>170</text:p>
          </table:table-cell>
          <table:table-cell table:formula="of:=ROUND([.CK2])" office:value-type="float" office:value="172" calcext:value-type="float">
            <text:p>172</text:p>
          </table:table-cell>
          <table:table-cell table:formula="of:=ROUND([.CL2])" office:value-type="float" office:value="174" calcext:value-type="float">
            <text:p>174</text:p>
          </table:table-cell>
          <table:table-cell table:formula="of:=ROUND([.CM2])" office:value-type="float" office:value="176" calcext:value-type="float">
            <text:p>176</text:p>
          </table:table-cell>
          <table:table-cell table:formula="of:=ROUND([.CN2])" office:value-type="float" office:value="178" calcext:value-type="float">
            <text:p>178</text:p>
          </table:table-cell>
          <table:table-cell table:formula="of:=ROUND([.CO2])" office:value-type="float" office:value="180" calcext:value-type="float">
            <text:p>180</text:p>
          </table:table-cell>
          <table:table-cell table:formula="of:=ROUND([.CP2])" office:value-type="float" office:value="182" calcext:value-type="float">
            <text:p>182</text:p>
          </table:table-cell>
          <table:table-cell table:formula="of:=ROUND([.CQ2])" office:value-type="float" office:value="184" calcext:value-type="float">
            <text:p>184</text:p>
          </table:table-cell>
          <table:table-cell table:formula="of:=ROUND([.CR2])" office:value-type="float" office:value="186" calcext:value-type="float">
            <text:p>186</text:p>
          </table:table-cell>
          <table:table-cell table:formula="of:=ROUND([.CS2])" office:value-type="float" office:value="188" calcext:value-type="float">
            <text:p>188</text:p>
          </table:table-cell>
          <table:table-cell table:formula="of:=ROUND([.CT2])" office:value-type="float" office:value="190" calcext:value-type="float">
            <text:p>190</text:p>
          </table:table-cell>
          <table:table-cell table:formula="of:=ROUND([.CU2])" office:value-type="float" office:value="192" calcext:value-type="float">
            <text:p>192</text:p>
          </table:table-cell>
          <table:table-cell table:formula="of:=ROUND([.CV2])" office:value-type="float" office:value="194" calcext:value-type="float">
            <text:p>194</text:p>
          </table:table-cell>
          <table:table-cell table:formula="of:=ROUND([.CW2])" office:value-type="float" office:value="196" calcext:value-type="float">
            <text:p>196</text:p>
          </table:table-cell>
          <table:table-cell table:formula="of:=ROUND([.CX2])" office:value-type="float" office:value="198" calcext:value-type="float">
            <text:p>198</text:p>
          </table:table-cell>
          <table:table-cell table:formula="of:=ROUND([.CY2])" office:value-type="float" office:value="200" calcext:value-type="float">
            <text:p>200</text:p>
          </table:table-cell>
          <table:table-cell table:formula="of:=ROUND([.CZ2])" office:value-type="float" office:value="202" calcext:value-type="float">
            <text:p>202</text:p>
          </table:table-cell>
          <table:table-cell table:formula="of:=ROUND([.DA2])" office:value-type="float" office:value="204" calcext:value-type="float">
            <text:p>204</text:p>
          </table:table-cell>
          <table:table-cell table:formula="of:=ROUND([.DB2])" office:value-type="float" office:value="205" calcext:value-type="float">
            <text:p>205</text:p>
          </table:table-cell>
          <table:table-cell table:formula="of:=ROUND([.DC2])" office:value-type="float" office:value="207" calcext:value-type="float">
            <text:p>207</text:p>
          </table:table-cell>
          <table:table-cell table:formula="of:=ROUND([.DD2])" office:value-type="float" office:value="209" calcext:value-type="float">
            <text:p>209</text:p>
          </table:table-cell>
          <table:table-cell table:formula="of:=ROUND([.DE2])" office:value-type="float" office:value="211" calcext:value-type="float">
            <text:p>211</text:p>
          </table:table-cell>
          <table:table-cell table:formula="of:=ROUND([.DF2])" office:value-type="float" office:value="213" calcext:value-type="float">
            <text:p>213</text:p>
          </table:table-cell>
          <table:table-cell table:formula="of:=ROUND([.DG2])" office:value-type="float" office:value="215" calcext:value-type="float">
            <text:p>215</text:p>
          </table:table-cell>
          <table:table-cell table:formula="of:=ROUND([.DH2])" office:value-type="float" office:value="217" calcext:value-type="float">
            <text:p>217</text:p>
          </table:table-cell>
          <table:table-cell table:formula="of:=ROUND([.DI2])" office:value-type="float" office:value="219" calcext:value-type="float">
            <text:p>219</text:p>
          </table:table-cell>
          <table:table-cell table:formula="of:=ROUND([.DJ2])" office:value-type="float" office:value="221" calcext:value-type="float">
            <text:p>221</text:p>
          </table:table-cell>
          <table:table-cell table:formula="of:=ROUND([.DK2])" office:value-type="float" office:value="223" calcext:value-type="float">
            <text:p>223</text:p>
          </table:table-cell>
          <table:table-cell table:formula="of:=ROUND([.DL2])" office:value-type="float" office:value="225" calcext:value-type="float">
            <text:p>225</text:p>
          </table:table-cell>
          <table:table-cell table:formula="of:=ROUND([.DM2])" office:value-type="float" office:value="227" calcext:value-type="float">
            <text:p>227</text:p>
          </table:table-cell>
          <table:table-cell table:formula="of:=ROUND([.DN2])" office:value-type="float" office:value="229" calcext:value-type="float">
            <text:p>229</text:p>
          </table:table-cell>
          <table:table-cell table:formula="of:=ROUND([.DO2])" office:value-type="float" office:value="231" calcext:value-type="float">
            <text:p>231</text:p>
          </table:table-cell>
          <table:table-cell table:formula="of:=ROUND([.DP2])" office:value-type="float" office:value="233" calcext:value-type="float">
            <text:p>233</text:p>
          </table:table-cell>
          <table:table-cell table:formula="of:=ROUND([.DQ2])" office:value-type="float" office:value="235" calcext:value-type="float">
            <text:p>235</text:p>
          </table:table-cell>
          <table:table-cell table:formula="of:=ROUND([.DR2])" office:value-type="float" office:value="237" calcext:value-type="float">
            <text:p>237</text:p>
          </table:table-cell>
          <table:table-cell table:formula="of:=ROUND([.DS2])" office:value-type="float" office:value="239" calcext:value-type="float">
            <text:p>239</text:p>
          </table:table-cell>
          <table:table-cell table:formula="of:=ROUND([.DT2])" office:value-type="float" office:value="241" calcext:value-type="float">
            <text:p>241</text:p>
          </table:table-cell>
          <table:table-cell table:formula="of:=ROUND([.DU2])" office:value-type="float" office:value="243" calcext:value-type="float">
            <text:p>243</text:p>
          </table:table-cell>
          <table:table-cell table:formula="of:=ROUND([.DV2])" office:value-type="float" office:value="245" calcext:value-type="float">
            <text:p>245</text:p>
          </table:table-cell>
          <table:table-cell table:formula="of:=ROUND([.DW2])" office:value-type="float" office:value="247" calcext:value-type="float">
            <text:p>247</text:p>
          </table:table-cell>
          <table:table-cell table:formula="of:=ROUND([.DX2])" office:value-type="float" office:value="249" calcext:value-type="float">
            <text:p>249</text:p>
          </table:table-cell>
          <table:table-cell table:formula="of:=ROUND([.DY2])" office:value-type="float" office:value="250" calcext:value-type="float">
            <text:p>250</text:p>
          </table:table-cell>
          <table:table-cell table:formula="of:=ROUND([.DZ2])" office:value-type="float" office:value="252" calcext:value-type="float">
            <text:p>252</text:p>
          </table:table-cell>
          <table:table-cell table:formula="of:=ROUND([.EA2])" office:value-type="float" office:value="254" calcext:value-type="float">
            <text:p>254</text:p>
          </table:table-cell>
          <table:table-cell table:formula="of:=ROUND([.EB2])" office:value-type="float" office:value="256" calcext:value-type="float">
            <text:p>256</text:p>
          </table:table-cell>
          <table:table-cell table:formula="of:=ROUND([.EC2])" office:value-type="float" office:value="258" calcext:value-type="float">
            <text:p>258</text:p>
          </table:table-cell>
          <table:table-cell table:formula="of:=ROUND([.ED2])" office:value-type="float" office:value="260" calcext:value-type="float">
            <text:p>260</text:p>
          </table:table-cell>
          <table:table-cell table:formula="of:=ROUND([.EE2])" office:value-type="float" office:value="262" calcext:value-type="float">
            <text:p>262</text:p>
          </table:table-cell>
          <table:table-cell table:formula="of:=ROUND([.EF2])" office:value-type="float" office:value="264" calcext:value-type="float">
            <text:p>264</text:p>
          </table:table-cell>
          <table:table-cell table:formula="of:=ROUND([.EG2])" office:value-type="float" office:value="266" calcext:value-type="float">
            <text:p>266</text:p>
          </table:table-cell>
          <table:table-cell table:formula="of:=ROUND([.EH2])" office:value-type="float" office:value="268" calcext:value-type="float">
            <text:p>268</text:p>
          </table:table-cell>
          <table:table-cell table:formula="of:=ROUND([.EI2])" office:value-type="float" office:value="270" calcext:value-type="float">
            <text:p>270</text:p>
          </table:table-cell>
          <table:table-cell table:formula="of:=ROUND([.EJ2])" office:value-type="float" office:value="272" calcext:value-type="float">
            <text:p>272</text:p>
          </table:table-cell>
          <table:table-cell table:formula="of:=ROUND([.EK2])" office:value-type="float" office:value="274" calcext:value-type="float">
            <text:p>274</text:p>
          </table:table-cell>
          <table:table-cell table:formula="of:=ROUND([.EL2])" office:value-type="float" office:value="276" calcext:value-type="float">
            <text:p>276</text:p>
          </table:table-cell>
          <table:table-cell table:formula="of:=ROUND([.EM2])" office:value-type="float" office:value="278" calcext:value-type="float">
            <text:p>278</text:p>
          </table:table-cell>
          <table:table-cell table:formula="of:=ROUND([.EN2])" office:value-type="float" office:value="280" calcext:value-type="float">
            <text:p>280</text:p>
          </table:table-cell>
          <table:table-cell table:formula="of:=ROUND([.EO2])" office:value-type="float" office:value="282" calcext:value-type="float">
            <text:p>282</text:p>
          </table:table-cell>
          <table:table-cell table:formula="of:=ROUND([.EP2])" office:value-type="float" office:value="284" calcext:value-type="float">
            <text:p>284</text:p>
          </table:table-cell>
          <table:table-cell table:formula="of:=ROUND([.EQ2])" office:value-type="float" office:value="286" calcext:value-type="float">
            <text:p>286</text:p>
          </table:table-cell>
          <table:table-cell table:formula="of:=ROUND([.ER2])" office:value-type="float" office:value="288" calcext:value-type="float">
            <text:p>288</text:p>
          </table:table-cell>
          <table:table-cell table:formula="of:=ROUND([.ES2])" office:value-type="float" office:value="290" calcext:value-type="float">
            <text:p>290</text:p>
          </table:table-cell>
          <table:table-cell table:formula="of:=ROUND([.ET2])" office:value-type="float" office:value="292" calcext:value-type="float">
            <text:p>292</text:p>
          </table:table-cell>
          <table:table-cell table:formula="of:=ROUND([.EU2])" office:value-type="float" office:value="294" calcext:value-type="float">
            <text:p>294</text:p>
          </table:table-cell>
          <table:table-cell table:formula="of:=ROUND([.EV2])" office:value-type="float" office:value="295" calcext:value-type="float">
            <text:p>295</text:p>
          </table:table-cell>
          <table:table-cell table:formula="of:=ROUND([.EW2])" office:value-type="float" office:value="297" calcext:value-type="float">
            <text:p>297</text:p>
          </table:table-cell>
          <table:table-cell table:formula="of:=ROUND([.EX2])" office:value-type="float" office:value="299" calcext:value-type="float">
            <text:p>299</text:p>
          </table:table-cell>
          <table:table-cell table:formula="of:=ROUND([.EY2])" office:value-type="float" office:value="301" calcext:value-type="float">
            <text:p>301</text:p>
          </table:table-cell>
          <table:table-cell table:formula="of:=ROUND([.EZ2])" office:value-type="float" office:value="303" calcext:value-type="float">
            <text:p>303</text:p>
          </table:table-cell>
          <table:table-cell table:formula="of:=ROUND([.FA2])" office:value-type="float" office:value="305" calcext:value-type="float">
            <text:p>305</text:p>
          </table:table-cell>
          <table:table-cell table:formula="of:=ROUND([.FB2])" office:value-type="float" office:value="307" calcext:value-type="float">
            <text:p>307</text:p>
          </table:table-cell>
          <table:table-cell table:formula="of:=ROUND([.FC2])" office:value-type="float" office:value="309" calcext:value-type="float">
            <text:p>309</text:p>
          </table:table-cell>
          <table:table-cell table:formula="of:=ROUND([.FD2])" office:value-type="float" office:value="311" calcext:value-type="float">
            <text:p>311</text:p>
          </table:table-cell>
          <table:table-cell table:formula="of:=ROUND([.FE2])" office:value-type="float" office:value="313" calcext:value-type="float">
            <text:p>313</text:p>
          </table:table-cell>
          <table:table-cell table:formula="of:=ROUND([.FF2])" office:value-type="float" office:value="315" calcext:value-type="float">
            <text:p>315</text:p>
          </table:table-cell>
          <table:table-cell table:formula="of:=ROUND([.FG2])" office:value-type="float" office:value="317" calcext:value-type="float">
            <text:p>317</text:p>
          </table:table-cell>
          <table:table-cell table:formula="of:=ROUND([.FH2])" office:value-type="float" office:value="319" calcext:value-type="float">
            <text:p>319</text:p>
          </table:table-cell>
          <table:table-cell table:formula="of:=ROUND([.FI2])" office:value-type="float" office:value="321" calcext:value-type="float">
            <text:p>321</text:p>
          </table:table-cell>
          <table:table-cell table:formula="of:=ROUND([.FJ2])" office:value-type="float" office:value="323" calcext:value-type="float">
            <text:p>323</text:p>
          </table:table-cell>
          <table:table-cell table:formula="of:=ROUND([.FK2])" office:value-type="float" office:value="325" calcext:value-type="float">
            <text:p>325</text:p>
          </table:table-cell>
          <table:table-cell table:formula="of:=ROUND([.FL2])" office:value-type="float" office:value="327" calcext:value-type="float">
            <text:p>327</text:p>
          </table:table-cell>
          <table:table-cell table:formula="of:=ROUND([.FM2])" office:value-type="float" office:value="329" calcext:value-type="float">
            <text:p>329</text:p>
          </table:table-cell>
          <table:table-cell table:formula="of:=ROUND([.FN2])" office:value-type="float" office:value="331" calcext:value-type="float">
            <text:p>331</text:p>
          </table:table-cell>
          <table:table-cell table:formula="of:=ROUND([.FO2])" office:value-type="float" office:value="333" calcext:value-type="float">
            <text:p>333</text:p>
          </table:table-cell>
          <table:table-cell table:formula="of:=ROUND([.FP2])" office:value-type="float" office:value="335" calcext:value-type="float">
            <text:p>335</text:p>
          </table:table-cell>
          <table:table-cell table:formula="of:=ROUND([.FQ2])" office:value-type="float" office:value="337" calcext:value-type="float">
            <text:p>337</text:p>
          </table:table-cell>
          <table:table-cell table:formula="of:=ROUND([.FR2])" office:value-type="float" office:value="339" calcext:value-type="float">
            <text:p>339</text:p>
          </table:table-cell>
          <table:table-cell table:formula="of:=ROUND([.FS2])" office:value-type="float" office:value="341" calcext:value-type="float">
            <text:p>341</text:p>
          </table:table-cell>
          <table:table-cell table:formula="of:=ROUND([.FT2])" office:value-type="float" office:value="342" calcext:value-type="float">
            <text:p>342</text:p>
          </table:table-cell>
          <table:table-cell table:formula="of:=ROUND([.FU2])" office:value-type="float" office:value="344" calcext:value-type="float">
            <text:p>344</text:p>
          </table:table-cell>
          <table:table-cell table:formula="of:=ROUND([.FV2])" office:value-type="float" office:value="346" calcext:value-type="float">
            <text:p>346</text:p>
          </table:table-cell>
          <table:table-cell table:formula="of:=ROUND([.FW2])" office:value-type="float" office:value="348" calcext:value-type="float">
            <text:p>348</text:p>
          </table:table-cell>
          <table:table-cell table:formula="of:=ROUND([.FX2])" office:value-type="float" office:value="350" calcext:value-type="float">
            <text:p>350</text:p>
          </table:table-cell>
          <table:table-cell table:formula="of:=ROUND([.FY2])" office:value-type="float" office:value="352" calcext:value-type="float">
            <text:p>352</text:p>
          </table:table-cell>
          <table:table-cell table:formula="of:=ROUND([.FZ2])" office:value-type="float" office:value="354" calcext:value-type="float">
            <text:p>354</text:p>
          </table:table-cell>
          <table:table-cell table:formula="of:=ROUND([.GA2])" office:value-type="float" office:value="356" calcext:value-type="float">
            <text:p>356</text:p>
          </table:table-cell>
          <table:table-cell table:formula="of:=ROUND([.GB2])" office:value-type="float" office:value="358" calcext:value-type="float">
            <text:p>358</text:p>
          </table:table-cell>
          <table:table-cell table:formula="of:=ROUND([.GC2])" office:value-type="float" office:value="360" calcext:value-type="float">
            <text:p>360</text:p>
          </table:table-cell>
          <table:table-cell table:formula="of:=ROUND([.GD2])" office:value-type="float" office:value="362" calcext:value-type="float">
            <text:p>362</text:p>
          </table:table-cell>
          <table:table-cell table:formula="of:=ROUND([.GE2])" office:value-type="float" office:value="364" calcext:value-type="float">
            <text:p>364</text:p>
          </table:table-cell>
          <table:table-cell table:formula="of:=ROUND([.GF2])" office:value-type="float" office:value="366" calcext:value-type="float">
            <text:p>366</text:p>
          </table:table-cell>
          <table:table-cell table:formula="of:=ROUND([.GG2])" office:value-type="float" office:value="368" calcext:value-type="float">
            <text:p>368</text:p>
          </table:table-cell>
          <table:table-cell table:formula="of:=ROUND([.GH2])" office:value-type="float" office:value="370" calcext:value-type="float">
            <text:p>370</text:p>
          </table:table-cell>
          <table:table-cell table:formula="of:=ROUND([.GI2])" office:value-type="float" office:value="372" calcext:value-type="float">
            <text:p>372</text:p>
          </table:table-cell>
          <table:table-cell table:formula="of:=ROUND([.GJ2])" office:value-type="float" office:value="374" calcext:value-type="float">
            <text:p>374</text:p>
          </table:table-cell>
          <table:table-cell table:formula="of:=ROUND([.GK2])" office:value-type="float" office:value="376" calcext:value-type="float">
            <text:p>376</text:p>
          </table:table-cell>
          <table:table-cell table:formula="of:=ROUND([.GL2])" office:value-type="float" office:value="378" calcext:value-type="float">
            <text:p>378</text:p>
          </table:table-cell>
          <table:table-cell table:formula="of:=ROUND([.GM2])" office:value-type="float" office:value="380" calcext:value-type="float">
            <text:p>380</text:p>
          </table:table-cell>
          <table:table-cell table:formula="of:=ROUND([.GN2])" office:value-type="float" office:value="382" calcext:value-type="float">
            <text:p>382</text:p>
          </table:table-cell>
          <table:table-cell table:formula="of:=ROUND([.GO2])" office:value-type="float" office:value="384" calcext:value-type="float">
            <text:p>384</text:p>
          </table:table-cell>
          <table:table-cell table:formula="of:=ROUND([.GP2])" office:value-type="float" office:value="386" calcext:value-type="float">
            <text:p>386</text:p>
          </table:table-cell>
          <table:table-cell table:formula="of:=ROUND([.GQ2])" office:value-type="float" office:value="387" calcext:value-type="float">
            <text:p>387</text:p>
          </table:table-cell>
          <table:table-cell table:formula="of:=ROUND([.GR2])" office:value-type="float" office:value="389" calcext:value-type="float">
            <text:p>389</text:p>
          </table:table-cell>
          <table:table-cell table:formula="of:=ROUND([.GS2])" office:value-type="float" office:value="391" calcext:value-type="float">
            <text:p>391</text:p>
          </table:table-cell>
          <table:table-cell table:formula="of:=ROUND([.GT2])" office:value-type="float" office:value="393" calcext:value-type="float">
            <text:p>393</text:p>
          </table:table-cell>
          <table:table-cell table:formula="of:=ROUND([.GU2])" office:value-type="float" office:value="395" calcext:value-type="float">
            <text:p>395</text:p>
          </table:table-cell>
          <table:table-cell table:formula="of:=ROUND([.GV2])" office:value-type="float" office:value="397" calcext:value-type="float">
            <text:p>397</text:p>
          </table:table-cell>
          <table:table-cell table:formula="of:=ROUND([.GW2])" office:value-type="float" office:value="399" calcext:value-type="float">
            <text:p>399</text:p>
          </table:table-cell>
          <table:table-cell table:formula="of:=ROUND([.GX2])" office:value-type="float" office:value="401" calcext:value-type="float">
            <text:p>401</text:p>
          </table:table-cell>
          <table:table-cell table:formula="of:=ROUND([.GY2])" office:value-type="float" office:value="403" calcext:value-type="float">
            <text:p>403</text:p>
          </table:table-cell>
          <table:table-cell table:formula="of:=ROUND([.GZ2])" office:value-type="float" office:value="405" calcext:value-type="float">
            <text:p>405</text:p>
          </table:table-cell>
          <table:table-cell table:formula="of:=ROUND([.HA2])" office:value-type="float" office:value="407" calcext:value-type="float">
            <text:p>407</text:p>
          </table:table-cell>
          <table:table-cell table:formula="of:=ROUND([.HB2])" office:value-type="float" office:value="409" calcext:value-type="float">
            <text:p>409</text:p>
          </table:table-cell>
          <table:table-cell table:formula="of:=ROUND([.HC2])" office:value-type="float" office:value="411" calcext:value-type="float">
            <text:p>411</text:p>
          </table:table-cell>
          <table:table-cell table:formula="of:=ROUND([.HD2])" office:value-type="float" office:value="413" calcext:value-type="float">
            <text:p>413</text:p>
          </table:table-cell>
          <table:table-cell table:formula="of:=ROUND([.HE2])" office:value-type="float" office:value="415" calcext:value-type="float">
            <text:p>415</text:p>
          </table:table-cell>
          <table:table-cell table:formula="of:=ROUND([.HF2])" office:value-type="float" office:value="417" calcext:value-type="float">
            <text:p>417</text:p>
          </table:table-cell>
          <table:table-cell table:formula="of:=ROUND([.HG2])" office:value-type="float" office:value="419" calcext:value-type="float">
            <text:p>419</text:p>
          </table:table-cell>
          <table:table-cell table:formula="of:=ROUND([.HH2])" office:value-type="float" office:value="421" calcext:value-type="float">
            <text:p>421</text:p>
          </table:table-cell>
          <table:table-cell table:formula="of:=ROUND([.HI2])" office:value-type="float" office:value="423" calcext:value-type="float">
            <text:p>423</text:p>
          </table:table-cell>
          <table:table-cell table:formula="of:=ROUND([.HJ2])" office:value-type="float" office:value="425" calcext:value-type="float">
            <text:p>425</text:p>
          </table:table-cell>
          <table:table-cell table:formula="of:=ROUND([.HK2])" office:value-type="float" office:value="427" calcext:value-type="float">
            <text:p>427</text:p>
          </table:table-cell>
          <table:table-cell table:formula="of:=ROUND([.HL2])" office:value-type="float" office:value="429" calcext:value-type="float">
            <text:p>429</text:p>
          </table:table-cell>
          <table:table-cell table:formula="of:=ROUND([.HM2])" office:value-type="float" office:value="431" calcext:value-type="float">
            <text:p>431</text:p>
          </table:table-cell>
          <table:table-cell table:formula="of:=ROUND([.HN2])" office:value-type="float" office:value="432" calcext:value-type="float">
            <text:p>432</text:p>
          </table:table-cell>
          <table:table-cell table:formula="of:=ROUND([.HO2])" office:value-type="float" office:value="434" calcext:value-type="float">
            <text:p>434</text:p>
          </table:table-cell>
          <table:table-cell table:formula="of:=ROUND([.HP2])" office:value-type="float" office:value="436" calcext:value-type="float">
            <text:p>436</text:p>
          </table:table-cell>
          <table:table-cell table:formula="of:=ROUND([.HQ2])" office:value-type="float" office:value="438" calcext:value-type="float">
            <text:p>438</text:p>
          </table:table-cell>
          <table:table-cell table:formula="of:=ROUND([.HR2])" office:value-type="float" office:value="440" calcext:value-type="float">
            <text:p>440</text:p>
          </table:table-cell>
          <table:table-cell table:formula="of:=ROUND([.HS2])" office:value-type="float" office:value="442" calcext:value-type="float">
            <text:p>442</text:p>
          </table:table-cell>
          <table:table-cell table:formula="of:=ROUND([.HT2])" office:value-type="float" office:value="444" calcext:value-type="float">
            <text:p>444</text:p>
          </table:table-cell>
          <table:table-cell table:formula="of:=ROUND([.HU2])" office:value-type="float" office:value="446" calcext:value-type="float">
            <text:p>446</text:p>
          </table:table-cell>
          <table:table-cell table:formula="of:=ROUND([.HV2])" office:value-type="float" office:value="448" calcext:value-type="float">
            <text:p>448</text:p>
          </table:table-cell>
          <table:table-cell table:formula="of:=ROUND([.HW2])" office:value-type="float" office:value="450" calcext:value-type="float">
            <text:p>450</text:p>
          </table:table-cell>
          <table:table-cell table:formula="of:=ROUND([.HX2])" office:value-type="float" office:value="452" calcext:value-type="float">
            <text:p>452</text:p>
          </table:table-cell>
          <table:table-cell table:formula="of:=ROUND([.HY2])" office:value-type="float" office:value="454" calcext:value-type="float">
            <text:p>454</text:p>
          </table:table-cell>
          <table:table-cell table:formula="of:=ROUND([.HZ2])" office:value-type="float" office:value="456" calcext:value-type="float">
            <text:p>456</text:p>
          </table:table-cell>
          <table:table-cell table:formula="of:=ROUND([.IA2])" office:value-type="float" office:value="458" calcext:value-type="float">
            <text:p>458</text:p>
          </table:table-cell>
          <table:table-cell table:formula="of:=ROUND([.IB2])" office:value-type="float" office:value="460" calcext:value-type="float">
            <text:p>460</text:p>
          </table:table-cell>
          <table:table-cell table:formula="of:=ROUND([.IC2])" office:value-type="float" office:value="462" calcext:value-type="float">
            <text:p>462</text:p>
          </table:table-cell>
          <table:table-cell table:formula="of:=ROUND([.ID2])" office:value-type="float" office:value="464" calcext:value-type="float">
            <text:p>464</text:p>
          </table:table-cell>
          <table:table-cell table:formula="of:=ROUND([.IE2])" office:value-type="float" office:value="466" calcext:value-type="float">
            <text:p>466</text:p>
          </table:table-cell>
          <table:table-cell table:formula="of:=ROUND([.IF2])" office:value-type="float" office:value="468" calcext:value-type="float">
            <text:p>468</text:p>
          </table:table-cell>
          <table:table-cell table:formula="of:=ROUND([.IG2])" office:value-type="float" office:value="470" calcext:value-type="float">
            <text:p>470</text:p>
          </table:table-cell>
          <table:table-cell table:formula="of:=ROUND([.IH2])" office:value-type="float" office:value="472" calcext:value-type="float">
            <text:p>472</text:p>
          </table:table-cell>
          <table:table-cell table:formula="of:=ROUND([.II2])" office:value-type="float" office:value="474" calcext:value-type="float">
            <text:p>474</text:p>
          </table:table-cell>
          <table:table-cell table:formula="of:=ROUND([.IJ2])" office:value-type="float" office:value="476" calcext:value-type="float">
            <text:p>476</text:p>
          </table:table-cell>
          <table:table-cell table:formula="of:=ROUND([.IK2])" office:value-type="float" office:value="477" calcext:value-type="float">
            <text:p>477</text:p>
          </table:table-cell>
          <table:table-cell table:formula="of:=ROUND([.IL2])" office:value-type="float" office:value="479" calcext:value-type="float">
            <text:p>479</text:p>
          </table:table-cell>
          <table:table-cell table:formula="of:=ROUND([.IM2])" office:value-type="float" office:value="481" calcext:value-type="float">
            <text:p>481</text:p>
          </table:table-cell>
          <table:table-cell table:formula="of:=ROUND([.IN2])" office:value-type="float" office:value="483" calcext:value-type="float">
            <text:p>483</text:p>
          </table:table-cell>
          <table:table-cell table:formula="of:=ROUND([.IO2])" office:value-type="float" office:value="485" calcext:value-type="float">
            <text:p>485</text:p>
          </table:table-cell>
          <table:table-cell table:formula="of:=ROUND([.IP2])" office:value-type="float" office:value="487" calcext:value-type="float">
            <text:p>487</text:p>
          </table:table-cell>
          <table:table-cell table:formula="of:=ROUND([.IQ2])" office:value-type="float" office:value="489" calcext:value-type="float">
            <text:p>489</text:p>
          </table:table-cell>
          <table:table-cell table:formula="of:=ROUND([.IR2])" office:value-type="float" office:value="491" calcext:value-type="float">
            <text:p>491</text:p>
          </table:table-cell>
          <table:table-cell table:formula="of:=ROUND([.IS2])" office:value-type="float" office:value="493" calcext:value-type="float">
            <text:p>493</text:p>
          </table:table-cell>
          <table:table-cell table:formula="of:=ROUND([.IT2])" office:value-type="float" office:value="495" calcext:value-type="float">
            <text:p>495</text:p>
          </table:table-cell>
          <table:table-cell table:formula="of:=ROUND([.IU2])" office:value-type="float" office:value="497" calcext:value-type="float">
            <text:p>497</text:p>
          </table:table-cell>
          <table:table-cell table:formula="of:=ROUND([.IV2])" office:value-type="float" office:value="499" calcext:value-type="float">
            <text:p>499</text:p>
          </table:table-cell>
          <table:table-cell table:formula="of:=ROUND([.IW2])" office:value-type="float" office:value="501" calcext:value-type="float">
            <text:p>501</text:p>
          </table:table-cell>
          <table:table-cell table:formula="of:=ROUND([.IX2])" office:value-type="float" office:value="503" calcext:value-type="float">
            <text:p>503</text:p>
          </table:table-cell>
          <table:table-cell table:formula="of:=ROUND([.IY2])" office:value-type="float" office:value="505" calcext:value-type="float">
            <text:p>505</text:p>
          </table:table-cell>
          <table:table-cell table:formula="of:=ROUND([.IZ2])" office:value-type="float" office:value="507" calcext:value-type="float">
            <text:p>507</text:p>
          </table:table-cell>
          <table:table-cell table:formula="of:=ROUND([.JA2])" office:value-type="float" office:value="509" calcext:value-type="float">
            <text:p>509</text:p>
          </table:table-cell>
          <table:table-cell table:formula="of:=ROUND([.JB2])" office:value-type="float" office:value="511" calcext:value-type="float">
            <text:p>511</text:p>
          </table:table-cell>
          <table:table-cell table:formula="of:=ROUND([.JC2])" office:value-type="float" office:value="513" calcext:value-type="float">
            <text:p>513</text:p>
          </table:table-cell>
          <table:table-cell table:formula="of:=ROUND([.JD2])" office:value-type="float" office:value="515" calcext:value-type="float">
            <text:p>515</text:p>
          </table:table-cell>
          <table:table-cell table:formula="of:=ROUND([.JE2])" office:value-type="float" office:value="517" calcext:value-type="float">
            <text:p>517</text:p>
          </table:table-cell>
          <table:table-cell table:formula="of:=ROUND([.JF2])" office:value-type="float" office:value="519" calcext:value-type="float">
            <text:p>519</text:p>
          </table:table-cell>
          <table:table-cell table:formula="of:=ROUND([.JG2])" office:value-type="float" office:value="521" calcext:value-type="float">
            <text:p>521</text:p>
          </table:table-cell>
          <table:table-cell table:formula="of:=ROUND([.JH2])" office:value-type="float" office:value="523" calcext:value-type="float">
            <text:p>523</text:p>
          </table:table-cell>
          <table:table-cell table:formula="of:=ROUND([.JI2])" office:value-type="float" office:value="524" calcext:value-type="float">
            <text:p>524</text:p>
          </table:table-cell>
          <table:table-cell table:formula="of:=ROUND([.JJ2])" office:value-type="float" office:value="526" calcext:value-type="float">
            <text:p>526</text:p>
          </table:table-cell>
          <table:table-cell table:formula="of:=ROUND([.JK2])" office:value-type="float" office:value="528" calcext:value-type="float">
            <text:p>528</text:p>
          </table:table-cell>
          <table:table-cell table:formula="of:=ROUND([.JL2])" office:value-type="float" office:value="530" calcext:value-type="float">
            <text:p>530</text:p>
          </table:table-cell>
          <table:table-cell table:formula="of:=ROUND([.JM2])" office:value-type="float" office:value="532" calcext:value-type="float">
            <text:p>532</text:p>
          </table:table-cell>
          <table:table-cell table:formula="of:=ROUND([.JN2])" office:value-type="float" office:value="534" calcext:value-type="float">
            <text:p>534</text:p>
          </table:table-cell>
          <table:table-cell table:formula="of:=ROUND([.JO2])" office:value-type="float" office:value="536" calcext:value-type="float">
            <text:p>536</text:p>
          </table:table-cell>
          <table:table-cell table:formula="of:=ROUND([.JP2])" office:value-type="float" office:value="538" calcext:value-type="float">
            <text:p>538</text:p>
          </table:table-cell>
          <table:table-cell table:formula="of:=ROUND([.JQ2])" office:value-type="float" office:value="540" calcext:value-type="float">
            <text:p>540</text:p>
          </table:table-cell>
          <table:table-cell table:formula="of:=ROUND([.JR2])" office:value-type="float" office:value="542" calcext:value-type="float">
            <text:p>542</text:p>
          </table:table-cell>
          <table:table-cell table:formula="of:=ROUND([.JS2])" office:value-type="float" office:value="544" calcext:value-type="float">
            <text:p>544</text:p>
          </table:table-cell>
          <table:table-cell table:formula="of:=ROUND([.JT2])" office:value-type="float" office:value="546" calcext:value-type="float">
            <text:p>546</text:p>
          </table:table-cell>
          <table:table-cell table:formula="of:=ROUND([.JU2])" office:value-type="float" office:value="548" calcext:value-type="float">
            <text:p>548</text:p>
          </table:table-cell>
          <table:table-cell table:formula="of:=ROUND([.JV2])" office:value-type="float" office:value="550" calcext:value-type="float">
            <text:p>550</text:p>
          </table:table-cell>
          <table:table-cell table:formula="of:=ROUND([.JW2])" office:value-type="float" office:value="552" calcext:value-type="float">
            <text:p>552</text:p>
          </table:table-cell>
          <table:table-cell table:formula="of:=ROUND([.JX2])" office:value-type="float" office:value="554" calcext:value-type="float">
            <text:p>554</text:p>
          </table:table-cell>
          <table:table-cell table:formula="of:=ROUND([.JY2])" office:value-type="float" office:value="556" calcext:value-type="float">
            <text:p>556</text:p>
          </table:table-cell>
          <table:table-cell table:formula="of:=ROUND([.JZ2])" office:value-type="float" office:value="558" calcext:value-type="float">
            <text:p>558</text:p>
          </table:table-cell>
          <table:table-cell table:formula="of:=ROUND([.KA2])" office:value-type="float" office:value="560" calcext:value-type="float">
            <text:p>560</text:p>
          </table:table-cell>
          <table:table-cell table:formula="of:=ROUND([.KB2])" office:value-type="float" office:value="562" calcext:value-type="float">
            <text:p>562</text:p>
          </table:table-cell>
          <table:table-cell table:formula="of:=ROUND([.KC2])" office:value-type="float" office:value="564" calcext:value-type="float">
            <text:p>564</text:p>
          </table:table-cell>
          <table:table-cell table:formula="of:=ROUND([.KD2])" office:value-type="float" office:value="566" calcext:value-type="float">
            <text:p>566</text:p>
          </table:table-cell>
          <table:table-cell table:formula="of:=ROUND([.KE2])" office:value-type="float" office:value="568" calcext:value-type="float">
            <text:p>568</text:p>
          </table:table-cell>
          <table:table-cell table:formula="of:=ROUND([.KF2])" office:value-type="float" office:value="569" calcext:value-type="float">
            <text:p>569</text:p>
          </table:table-cell>
          <table:table-cell table:formula="of:=ROUND([.KG2])" office:value-type="float" office:value="571" calcext:value-type="float">
            <text:p>571</text:p>
          </table:table-cell>
          <table:table-cell table:formula="of:=ROUND([.KH2])" office:value-type="float" office:value="573" calcext:value-type="float">
            <text:p>573</text:p>
          </table:table-cell>
          <table:table-cell table:formula="of:=ROUND([.KI2])" office:value-type="float" office:value="575" calcext:value-type="float">
            <text:p>575</text:p>
          </table:table-cell>
          <table:table-cell table:formula="of:=ROUND([.KJ2])" office:value-type="float" office:value="577" calcext:value-type="float">
            <text:p>577</text:p>
          </table:table-cell>
          <table:table-cell table:formula="of:=ROUND([.KK2])" office:value-type="float" office:value="579" calcext:value-type="float">
            <text:p>579</text:p>
          </table:table-cell>
          <table:table-cell table:formula="of:=ROUND([.KL2])" office:value-type="float" office:value="581" calcext:value-type="float">
            <text:p>581</text:p>
          </table:table-cell>
          <table:table-cell table:formula="of:=ROUND([.KM2])" office:value-type="float" office:value="583" calcext:value-type="float">
            <text:p>583</text:p>
          </table:table-cell>
          <table:table-cell table:formula="of:=ROUND([.KN2])" office:value-type="float" office:value="585" calcext:value-type="float">
            <text:p>585</text:p>
          </table:table-cell>
          <table:table-cell table:formula="of:=ROUND([.KO2])" office:value-type="float" office:value="587" calcext:value-type="float">
            <text:p>587</text:p>
          </table:table-cell>
          <table:table-cell table:formula="of:=ROUND([.KP2])" office:value-type="float" office:value="589" calcext:value-type="float">
            <text:p>589</text:p>
          </table:table-cell>
          <table:table-cell table:formula="of:=ROUND([.KQ2])" office:value-type="float" office:value="591" calcext:value-type="float">
            <text:p>591</text:p>
          </table:table-cell>
          <table:table-cell table:formula="of:=ROUND([.KR2])" office:value-type="float" office:value="593" calcext:value-type="float">
            <text:p>593</text:p>
          </table:table-cell>
          <table:table-cell table:formula="of:=ROUND([.KS2])" office:value-type="float" office:value="595" calcext:value-type="float">
            <text:p>595</text:p>
          </table:table-cell>
          <table:table-cell table:formula="of:=ROUND([.KT2])" office:value-type="float" office:value="597" calcext:value-type="float">
            <text:p>597</text:p>
          </table:table-cell>
          <table:table-cell table:formula="of:=ROUND([.KU2])" office:value-type="float" office:value="599" calcext:value-type="float">
            <text:p>599</text:p>
          </table:table-cell>
          <table:table-cell table:formula="of:=ROUND([.KV2])" office:value-type="float" office:value="601" calcext:value-type="float">
            <text:p>601</text:p>
          </table:table-cell>
          <table:table-cell table:formula="of:=ROUND([.KW2])" office:value-type="float" office:value="603" calcext:value-type="float">
            <text:p>603</text:p>
          </table:table-cell>
          <table:table-cell table:formula="of:=ROUND([.KX2])" office:value-type="float" office:value="605" calcext:value-type="float">
            <text:p>605</text:p>
          </table:table-cell>
          <table:table-cell table:formula="of:=ROUND([.KY2])" office:value-type="float" office:value="607" calcext:value-type="float">
            <text:p>607</text:p>
          </table:table-cell>
          <table:table-cell table:formula="of:=ROUND([.KZ2])" office:value-type="float" office:value="609" calcext:value-type="float">
            <text:p>609</text:p>
          </table:table-cell>
          <table:table-cell table:formula="of:=ROUND([.LA2])" office:value-type="float" office:value="611" calcext:value-type="float">
            <text:p>611</text:p>
          </table:table-cell>
          <table:table-cell table:formula="of:=ROUND([.LB2])" office:value-type="float" office:value="613" calcext:value-type="float">
            <text:p>613</text:p>
          </table:table-cell>
          <table:table-cell table:formula="of:=ROUND([.LC2])" office:value-type="float" office:value="614" calcext:value-type="float">
            <text:p>614</text:p>
          </table:table-cell>
          <table:table-cell table:formula="of:=ROUND([.LD2])" office:value-type="float" office:value="616" calcext:value-type="float">
            <text:p>616</text:p>
          </table:table-cell>
          <table:table-cell table:formula="of:=ROUND([.LE2])" office:value-type="float" office:value="618" calcext:value-type="float">
            <text:p>618</text:p>
          </table:table-cell>
          <table:table-cell table:formula="of:=ROUND([.LF2])" office:value-type="float" office:value="620" calcext:value-type="float">
            <text:p>620</text:p>
          </table:table-cell>
          <table:table-cell table:formula="of:=ROUND([.LG2])" office:value-type="float" office:value="622" calcext:value-type="float">
            <text:p>622</text:p>
          </table:table-cell>
          <table:table-cell table:formula="of:=ROUND([.LH2])" office:value-type="float" office:value="624" calcext:value-type="float">
            <text:p>624</text:p>
          </table:table-cell>
          <table:table-cell table:formula="of:=ROUND([.LI2])" office:value-type="float" office:value="626" calcext:value-type="float">
            <text:p>626</text:p>
          </table:table-cell>
          <table:table-cell table:formula="of:=ROUND([.LJ2])" office:value-type="float" office:value="628" calcext:value-type="float">
            <text:p>628</text:p>
          </table:table-cell>
          <table:table-cell table:formula="of:=ROUND([.LK2])" office:value-type="float" office:value="630" calcext:value-type="float">
            <text:p>630</text:p>
          </table:table-cell>
          <table:table-cell table:formula="of:=ROUND([.LL2])" office:value-type="float" office:value="632" calcext:value-type="float">
            <text:p>632</text:p>
          </table:table-cell>
          <table:table-cell table:formula="of:=ROUND([.LM2])" office:value-type="float" office:value="634" calcext:value-type="float">
            <text:p>634</text:p>
          </table:table-cell>
          <table:table-cell table:formula="of:=ROUND([.LN2])" office:value-type="float" office:value="636" calcext:value-type="float">
            <text:p>636</text:p>
          </table:table-cell>
          <table:table-cell table:formula="of:=ROUND([.LO2])" office:value-type="float" office:value="638" calcext:value-type="float">
            <text:p>638</text:p>
          </table:table-cell>
          <table:table-cell table:formula="of:=ROUND([.LP2])" office:value-type="float" office:value="640" calcext:value-type="float">
            <text:p>640</text:p>
          </table:table-cell>
          <table:table-cell table:formula="of:=ROUND([.LQ2])" office:value-type="float" office:value="642" calcext:value-type="float">
            <text:p>642</text:p>
          </table:table-cell>
          <table:table-cell table:formula="of:=ROUND([.LR2])" office:value-type="float" office:value="644" calcext:value-type="float">
            <text:p>644</text:p>
          </table:table-cell>
          <table:table-cell table:formula="of:=ROUND([.LS2])" office:value-type="float" office:value="646" calcext:value-type="float">
            <text:p>646</text:p>
          </table:table-cell>
          <table:table-cell table:formula="of:=ROUND([.LT2])" office:value-type="float" office:value="648" calcext:value-type="float">
            <text:p>648</text:p>
          </table:table-cell>
          <table:table-cell table:formula="of:=ROUND([.LU2])" office:value-type="float" office:value="650" calcext:value-type="float">
            <text:p>650</text:p>
          </table:table-cell>
          <table:table-cell table:formula="of:=ROUND([.LV2])" office:value-type="float" office:value="652" calcext:value-type="float">
            <text:p>652</text:p>
          </table:table-cell>
          <table:table-cell table:formula="of:=ROUND([.LW2])" office:value-type="float" office:value="654" calcext:value-type="float">
            <text:p>654</text:p>
          </table:table-cell>
          <table:table-cell table:formula="of:=ROUND([.LX2])" office:value-type="float" office:value="656" calcext:value-type="float">
            <text:p>656</text:p>
          </table:table-cell>
          <table:table-cell table:formula="of:=ROUND([.LY2])" office:value-type="float" office:value="658" calcext:value-type="float">
            <text:p>658</text:p>
          </table:table-cell>
          <table:table-cell table:formula="of:=ROUND([.LZ2])" office:value-type="float" office:value="659" calcext:value-type="float">
            <text:p>659</text:p>
          </table:table-cell>
          <table:table-cell table:formula="of:=ROUND([.MA2])" office:value-type="float" office:value="661" calcext:value-type="float">
            <text:p>661</text:p>
          </table:table-cell>
          <table:table-cell table:formula="of:=ROUND([.MB2])" office:value-type="float" office:value="663" calcext:value-type="float">
            <text:p>663</text:p>
          </table:table-cell>
          <table:table-cell table:formula="of:=ROUND([.MC2])" office:value-type="float" office:value="665" calcext:value-type="float">
            <text:p>665</text:p>
          </table:table-cell>
          <table:table-cell table:formula="of:=ROUND([.MD2])" office:value-type="float" office:value="667" calcext:value-type="float">
            <text:p>667</text:p>
          </table:table-cell>
          <table:table-cell table:formula="of:=ROUND([.ME2])" office:value-type="float" office:value="669" calcext:value-type="float">
            <text:p>669</text:p>
          </table:table-cell>
          <table:table-cell table:formula="of:=ROUND([.MF2])" office:value-type="float" office:value="671" calcext:value-type="float">
            <text:p>671</text:p>
          </table:table-cell>
          <table:table-cell table:formula="of:=ROUND([.MG2])" office:value-type="float" office:value="673" calcext:value-type="float">
            <text:p>673</text:p>
          </table:table-cell>
          <table:table-cell table:formula="of:=ROUND([.MH2])" office:value-type="float" office:value="675" calcext:value-type="float">
            <text:p>675</text:p>
          </table:table-cell>
          <table:table-cell table:formula="of:=ROUND([.MI2])" office:value-type="float" office:value="677" calcext:value-type="float">
            <text:p>677</text:p>
          </table:table-cell>
          <table:table-cell table:formula="of:=ROUND([.MJ2])" office:value-type="float" office:value="679" calcext:value-type="float">
            <text:p>679</text:p>
          </table:table-cell>
          <table:table-cell table:formula="of:=ROUND([.MK2])" office:value-type="float" office:value="681" calcext:value-type="float">
            <text:p>681</text:p>
          </table:table-cell>
          <table:table-cell table:formula="of:=ROUND([.ML2])" office:value-type="float" office:value="683" calcext:value-type="float">
            <text:p>683</text:p>
          </table:table-cell>
          <table:table-cell table:formula="of:=ROUND([.MM2])" office:value-type="float" office:value="685" calcext:value-type="float">
            <text:p>685</text:p>
          </table:table-cell>
          <table:table-cell table:formula="of:=ROUND([.MN2])" office:value-type="float" office:value="687" calcext:value-type="float">
            <text:p>687</text:p>
          </table:table-cell>
          <table:table-cell table:formula="of:=ROUND([.MO2])" office:value-type="float" office:value="689" calcext:value-type="float">
            <text:p>689</text:p>
          </table:table-cell>
          <table:table-cell table:formula="of:=ROUND([.MP2])" office:value-type="float" office:value="691" calcext:value-type="float">
            <text:p>691</text:p>
          </table:table-cell>
          <table:table-cell table:formula="of:=ROUND([.MQ2])" office:value-type="float" office:value="693" calcext:value-type="float">
            <text:p>693</text:p>
          </table:table-cell>
          <table:table-cell table:formula="of:=ROUND([.MR2])" office:value-type="float" office:value="695" calcext:value-type="float">
            <text:p>695</text:p>
          </table:table-cell>
          <table:table-cell table:formula="of:=ROUND([.MS2])" office:value-type="float" office:value="697" calcext:value-type="float">
            <text:p>697</text:p>
          </table:table-cell>
          <table:table-cell table:formula="of:=ROUND([.MT2])" office:value-type="float" office:value="699" calcext:value-type="float">
            <text:p>699</text:p>
          </table:table-cell>
          <table:table-cell table:formula="of:=ROUND([.MU2])" office:value-type="float" office:value="701" calcext:value-type="float">
            <text:p>701</text:p>
          </table:table-cell>
          <table:table-cell table:formula="of:=ROUND([.MV2])" office:value-type="float" office:value="703" calcext:value-type="float">
            <text:p>703</text:p>
          </table:table-cell>
          <table:table-cell table:formula="of:=ROUND([.MW2])" office:value-type="float" office:value="705" calcext:value-type="float">
            <text:p>705</text:p>
          </table:table-cell>
          <table:table-cell table:formula="of:=ROUND([.MX2])" office:value-type="float" office:value="706" calcext:value-type="float">
            <text:p>706</text:p>
          </table:table-cell>
          <table:table-cell table:formula="of:=ROUND([.MY2])" office:value-type="float" office:value="708" calcext:value-type="float">
            <text:p>708</text:p>
          </table:table-cell>
          <table:table-cell table:formula="of:=ROUND([.MZ2])" office:value-type="float" office:value="710" calcext:value-type="float">
            <text:p>710</text:p>
          </table:table-cell>
          <table:table-cell table:formula="of:=ROUND([.NA2])" office:value-type="float" office:value="712" calcext:value-type="float">
            <text:p>712</text:p>
          </table:table-cell>
          <table:table-cell table:formula="of:=ROUND([.NB2])" office:value-type="float" office:value="714" calcext:value-type="float">
            <text:p>714</text:p>
          </table:table-cell>
          <table:table-cell table:formula="of:=ROUND([.NC2])" office:value-type="float" office:value="716" calcext:value-type="float">
            <text:p>716</text:p>
          </table:table-cell>
          <table:table-cell table:formula="of:=ROUND([.ND2])" office:value-type="float" office:value="718" calcext:value-type="float">
            <text:p>718</text:p>
          </table:table-cell>
          <table:table-cell table:formula="of:=ROUND([.NE2])" office:value-type="float" office:value="720" calcext:value-type="float">
            <text:p>720</text:p>
          </table:table-cell>
          <table:table-cell table:formula="of:=ROUND([.NF2])" office:value-type="float" office:value="722" calcext:value-type="float">
            <text:p>722</text:p>
          </table:table-cell>
          <table:table-cell table:formula="of:=ROUND([.NG2])" office:value-type="float" office:value="724" calcext:value-type="float">
            <text:p>724</text:p>
          </table:table-cell>
          <table:table-cell table:formula="of:=ROUND([.NH2])" office:value-type="float" office:value="726" calcext:value-type="float">
            <text:p>726</text:p>
          </table:table-cell>
          <table:table-cell table:formula="of:=ROUND([.NI2])" office:value-type="float" office:value="728" calcext:value-type="float">
            <text:p>728</text:p>
          </table:table-cell>
          <table:table-cell table:formula="of:=ROUND([.NJ2])" office:value-type="float" office:value="730" calcext:value-type="float">
            <text:p>730</text:p>
          </table:table-cell>
          <table:table-cell table:formula="of:=ROUND([.NK2])" office:value-type="float" office:value="732" calcext:value-type="float">
            <text:p>732</text:p>
          </table:table-cell>
          <table:table-cell table:formula="of:=ROUND([.NL2])" office:value-type="float" office:value="734" calcext:value-type="float">
            <text:p>734</text:p>
          </table:table-cell>
          <table:table-cell table:formula="of:=ROUND([.NM2])" office:value-type="float" office:value="736" calcext:value-type="float">
            <text:p>736</text:p>
          </table:table-cell>
          <table:table-cell table:formula="of:=ROUND([.NN2])" office:value-type="float" office:value="738" calcext:value-type="float">
            <text:p>738</text:p>
          </table:table-cell>
          <table:table-cell table:formula="of:=ROUND([.NO2])" office:value-type="float" office:value="740" calcext:value-type="float">
            <text:p>740</text:p>
          </table:table-cell>
          <table:table-cell table:formula="of:=ROUND([.NP2])" office:value-type="float" office:value="742" calcext:value-type="float">
            <text:p>742</text:p>
          </table:table-cell>
          <table:table-cell table:formula="of:=ROUND([.NQ2])" office:value-type="float" office:value="744" calcext:value-type="float">
            <text:p>744</text:p>
          </table:table-cell>
          <table:table-cell table:formula="of:=ROUND([.NR2])" office:value-type="float" office:value="746" calcext:value-type="float">
            <text:p>746</text:p>
          </table:table-cell>
          <table:table-cell table:formula="of:=ROUND([.NS2])" office:value-type="float" office:value="748" calcext:value-type="float">
            <text:p>748</text:p>
          </table:table-cell>
          <table:table-cell table:formula="of:=ROUND([.NT2])" office:value-type="float" office:value="750" calcext:value-type="float">
            <text:p>750</text:p>
          </table:table-cell>
          <table:table-cell table:formula="of:=ROUND([.NU2])" office:value-type="float" office:value="751" calcext:value-type="float">
            <text:p>751</text:p>
          </table:table-cell>
          <table:table-cell table:formula="of:=ROUND([.NV2])" office:value-type="float" office:value="753" calcext:value-type="float">
            <text:p>753</text:p>
          </table:table-cell>
          <table:table-cell table:formula="of:=ROUND([.NW2])" office:value-type="float" office:value="755" calcext:value-type="float">
            <text:p>755</text:p>
          </table:table-cell>
          <table:table-cell table:formula="of:=ROUND([.NX2])" office:value-type="float" office:value="757" calcext:value-type="float">
            <text:p>757</text:p>
          </table:table-cell>
          <table:table-cell table:formula="of:=ROUND([.NY2])" office:value-type="float" office:value="759" calcext:value-type="float">
            <text:p>759</text:p>
          </table:table-cell>
          <table:table-cell table:formula="of:=ROUND([.NZ2])" office:value-type="float" office:value="761" calcext:value-type="float">
            <text:p>761</text:p>
          </table:table-cell>
          <table:table-cell table:formula="of:=ROUND([.OA2])" office:value-type="float" office:value="763" calcext:value-type="float">
            <text:p>763</text:p>
          </table:table-cell>
          <table:table-cell table:formula="of:=ROUND([.OB2])" office:value-type="float" office:value="765" calcext:value-type="float">
            <text:p>765</text:p>
          </table:table-cell>
          <table:table-cell table:formula="of:=ROUND([.OC2])" office:value-type="float" office:value="767" calcext:value-type="float">
            <text:p>767</text:p>
          </table:table-cell>
          <table:table-cell table:formula="of:=ROUND([.OD2])" office:value-type="float" office:value="769" calcext:value-type="float">
            <text:p>769</text:p>
          </table:table-cell>
          <table:table-cell table:formula="of:=ROUND([.OE2])" office:value-type="float" office:value="771" calcext:value-type="float">
            <text:p>771</text:p>
          </table:table-cell>
          <table:table-cell table:formula="of:=ROUND([.OF2])" office:value-type="float" office:value="773" calcext:value-type="float">
            <text:p>773</text:p>
          </table:table-cell>
          <table:table-cell table:formula="of:=ROUND([.OG2])" office:value-type="float" office:value="775" calcext:value-type="float">
            <text:p>775</text:p>
          </table:table-cell>
          <table:table-cell table:formula="of:=ROUND([.OH2])" office:value-type="float" office:value="777" calcext:value-type="float">
            <text:p>777</text:p>
          </table:table-cell>
          <table:table-cell table:formula="of:=ROUND([.OI2])" office:value-type="float" office:value="779" calcext:value-type="float">
            <text:p>779</text:p>
          </table:table-cell>
          <table:table-cell table:formula="of:=ROUND([.OJ2])" office:value-type="float" office:value="781" calcext:value-type="float">
            <text:p>781</text:p>
          </table:table-cell>
          <table:table-cell table:formula="of:=ROUND([.OK2])" office:value-type="float" office:value="783" calcext:value-type="float">
            <text:p>783</text:p>
          </table:table-cell>
          <table:table-cell table:formula="of:=ROUND([.OL2])" office:value-type="float" office:value="785" calcext:value-type="float">
            <text:p>785</text:p>
          </table:table-cell>
          <table:table-cell table:formula="of:=ROUND([.OM2])" office:value-type="float" office:value="787" calcext:value-type="float">
            <text:p>787</text:p>
          </table:table-cell>
          <table:table-cell table:formula="of:=ROUND([.ON2])" office:value-type="float" office:value="789" calcext:value-type="float">
            <text:p>789</text:p>
          </table:table-cell>
          <table:table-cell table:formula="of:=ROUND([.OO2])" office:value-type="float" office:value="791" calcext:value-type="float">
            <text:p>791</text:p>
          </table:table-cell>
          <table:table-cell table:formula="of:=ROUND([.OP2])" office:value-type="float" office:value="793" calcext:value-type="float">
            <text:p>793</text:p>
          </table:table-cell>
          <table:table-cell table:formula="of:=ROUND([.OQ2])" office:value-type="float" office:value="795" calcext:value-type="float">
            <text:p>795</text:p>
          </table:table-cell>
          <table:table-cell table:formula="of:=ROUND([.OR2])" office:value-type="float" office:value="796" calcext:value-type="float">
            <text:p>796</text:p>
          </table:table-cell>
          <table:table-cell table:formula="of:=ROUND([.OS2])" office:value-type="float" office:value="798" calcext:value-type="float">
            <text:p>798</text:p>
          </table:table-cell>
          <table:table-cell table:formula="of:=ROUND([.OT2])" office:value-type="float" office:value="800" calcext:value-type="float">
            <text:p>800</text:p>
          </table:table-cell>
          <table:table-cell table:formula="of:=ROUND([.OU2])" office:value-type="float" office:value="802" calcext:value-type="float">
            <text:p>802</text:p>
          </table:table-cell>
          <table:table-cell table:formula="of:=ROUND([.OV2])" office:value-type="float" office:value="804" calcext:value-type="float">
            <text:p>804</text:p>
          </table:table-cell>
          <table:table-cell table:formula="of:=ROUND([.OW2])" office:value-type="float" office:value="806" calcext:value-type="float">
            <text:p>806</text:p>
          </table:table-cell>
          <table:table-cell table:formula="of:=ROUND([.OX2])" office:value-type="float" office:value="808" calcext:value-type="float">
            <text:p>808</text:p>
          </table:table-cell>
          <table:table-cell table:formula="of:=ROUND([.OY2])" office:value-type="float" office:value="810" calcext:value-type="float">
            <text:p>810</text:p>
          </table:table-cell>
          <table:table-cell table:formula="of:=ROUND([.OZ2])" office:value-type="float" office:value="812" calcext:value-type="float">
            <text:p>812</text:p>
          </table:table-cell>
          <table:table-cell table:formula="of:=ROUND([.PA2])" office:value-type="float" office:value="814" calcext:value-type="float">
            <text:p>814</text:p>
          </table:table-cell>
          <table:table-cell table:formula="of:=ROUND([.PB2])" office:value-type="float" office:value="816" calcext:value-type="float">
            <text:p>816</text:p>
          </table:table-cell>
          <table:table-cell table:formula="of:=ROUND([.PC2])" office:value-type="float" office:value="818" calcext:value-type="float">
            <text:p>818</text:p>
          </table:table-cell>
          <table:table-cell table:formula="of:=ROUND([.PD2])" office:value-type="float" office:value="820" calcext:value-type="float">
            <text:p>820</text:p>
          </table:table-cell>
          <table:table-cell table:formula="of:=ROUND([.PE2])" office:value-type="float" office:value="822" calcext:value-type="float">
            <text:p>822</text:p>
          </table:table-cell>
          <table:table-cell table:formula="of:=ROUND([.PF2])" office:value-type="float" office:value="824" calcext:value-type="float">
            <text:p>824</text:p>
          </table:table-cell>
          <table:table-cell table:formula="of:=ROUND([.PG2])" office:value-type="float" office:value="826" calcext:value-type="float">
            <text:p>826</text:p>
          </table:table-cell>
          <table:table-cell table:formula="of:=ROUND([.PH2])" office:value-type="float" office:value="828" calcext:value-type="float">
            <text:p>828</text:p>
          </table:table-cell>
          <table:table-cell table:formula="of:=ROUND([.PI2])" office:value-type="float" office:value="830" calcext:value-type="float">
            <text:p>830</text:p>
          </table:table-cell>
          <table:table-cell table:formula="of:=ROUND([.PJ2])" office:value-type="float" office:value="832" calcext:value-type="float">
            <text:p>832</text:p>
          </table:table-cell>
          <table:table-cell table:formula="of:=ROUND([.PK2])" office:value-type="float" office:value="834" calcext:value-type="float">
            <text:p>834</text:p>
          </table:table-cell>
          <table:table-cell table:formula="of:=ROUND([.PL2])" office:value-type="float" office:value="836" calcext:value-type="float">
            <text:p>836</text:p>
          </table:table-cell>
          <table:table-cell table:formula="of:=ROUND([.PM2])" office:value-type="float" office:value="838" calcext:value-type="float">
            <text:p>838</text:p>
          </table:table-cell>
          <table:table-cell table:formula="of:=ROUND([.PN2])" office:value-type="float" office:value="840" calcext:value-type="float">
            <text:p>840</text:p>
          </table:table-cell>
          <table:table-cell table:formula="of:=ROUND([.PO2])" office:value-type="float" office:value="841" calcext:value-type="float">
            <text:p>841</text:p>
          </table:table-cell>
          <table:table-cell table:formula="of:=ROUND([.PP2])" office:value-type="float" office:value="843" calcext:value-type="float">
            <text:p>843</text:p>
          </table:table-cell>
          <table:table-cell table:formula="of:=ROUND([.PQ2])" office:value-type="float" office:value="845" calcext:value-type="float">
            <text:p>845</text:p>
          </table:table-cell>
          <table:table-cell table:formula="of:=ROUND([.PR2])" office:value-type="float" office:value="847" calcext:value-type="float">
            <text:p>847</text:p>
          </table:table-cell>
          <table:table-cell table:formula="of:=ROUND([.PS2])" office:value-type="float" office:value="849" calcext:value-type="float">
            <text:p>849</text:p>
          </table:table-cell>
          <table:table-cell table:formula="of:=ROUND([.PT2])" office:value-type="float" office:value="851" calcext:value-type="float">
            <text:p>851</text:p>
          </table:table-cell>
          <table:table-cell table:formula="of:=ROUND([.PU2])" office:value-type="float" office:value="853" calcext:value-type="float">
            <text:p>853</text:p>
          </table:table-cell>
          <table:table-cell table:formula="of:=ROUND([.PV2])" office:value-type="float" office:value="855" calcext:value-type="float">
            <text:p>855</text:p>
          </table:table-cell>
          <table:table-cell table:formula="of:=ROUND([.PW2])" office:value-type="float" office:value="857" calcext:value-type="float">
            <text:p>857</text:p>
          </table:table-cell>
          <table:table-cell table:formula="of:=ROUND([.PX2])" office:value-type="float" office:value="859" calcext:value-type="float">
            <text:p>859</text:p>
          </table:table-cell>
          <table:table-cell table:formula="of:=ROUND([.PY2])" office:value-type="float" office:value="861" calcext:value-type="float">
            <text:p>861</text:p>
          </table:table-cell>
          <table:table-cell table:formula="of:=ROUND([.PZ2])" office:value-type="float" office:value="863" calcext:value-type="float">
            <text:p>863</text:p>
          </table:table-cell>
          <table:table-cell table:formula="of:=ROUND([.QA2])" office:value-type="float" office:value="865" calcext:value-type="float">
            <text:p>865</text:p>
          </table:table-cell>
          <table:table-cell table:formula="of:=ROUND([.QB2])" office:value-type="float" office:value="867" calcext:value-type="float">
            <text:p>867</text:p>
          </table:table-cell>
          <table:table-cell table:formula="of:=ROUND([.QC2])" office:value-type="float" office:value="869" calcext:value-type="float">
            <text:p>869</text:p>
          </table:table-cell>
          <table:table-cell table:formula="of:=ROUND([.QD2])" office:value-type="float" office:value="871" calcext:value-type="float">
            <text:p>871</text:p>
          </table:table-cell>
          <table:table-cell table:formula="of:=ROUND([.QE2])" office:value-type="float" office:value="873" calcext:value-type="float">
            <text:p>873</text:p>
          </table:table-cell>
          <table:table-cell table:formula="of:=ROUND([.QF2])" office:value-type="float" office:value="875" calcext:value-type="float">
            <text:p>875</text:p>
          </table:table-cell>
          <table:table-cell table:formula="of:=ROUND([.QG2])" office:value-type="float" office:value="877" calcext:value-type="float">
            <text:p>877</text:p>
          </table:table-cell>
          <table:table-cell table:formula="of:=ROUND([.QH2])" office:value-type="float" office:value="879" calcext:value-type="float">
            <text:p>879</text:p>
          </table:table-cell>
          <table:table-cell table:formula="of:=ROUND([.QI2])" office:value-type="float" office:value="881" calcext:value-type="float">
            <text:p>881</text:p>
          </table:table-cell>
          <table:table-cell table:formula="of:=ROUND([.QJ2])" office:value-type="float" office:value="883" calcext:value-type="float">
            <text:p>883</text:p>
          </table:table-cell>
          <table:table-cell table:formula="of:=ROUND([.QK2])" office:value-type="float" office:value="885" calcext:value-type="float">
            <text:p>885</text:p>
          </table:table-cell>
          <table:table-cell table:formula="of:=ROUND([.QL2])" office:value-type="float" office:value="886" calcext:value-type="float">
            <text:p>886</text:p>
          </table:table-cell>
          <table:table-cell table:formula="of:=ROUND([.QM2])" office:value-type="float" office:value="888" calcext:value-type="float">
            <text:p>888</text:p>
          </table:table-cell>
          <table:table-cell table:formula="of:=ROUND([.QN2])" office:value-type="float" office:value="890" calcext:value-type="float">
            <text:p>890</text:p>
          </table:table-cell>
          <table:table-cell table:formula="of:=ROUND([.QO2])" office:value-type="float" office:value="892" calcext:value-type="float">
            <text:p>892</text:p>
          </table:table-cell>
          <table:table-cell table:formula="of:=ROUND([.QP2])" office:value-type="float" office:value="894" calcext:value-type="float">
            <text:p>894</text:p>
          </table:table-cell>
          <table:table-cell table:formula="of:=ROUND([.QQ2])" office:value-type="float" office:value="896" calcext:value-type="float">
            <text:p>896</text:p>
          </table:table-cell>
          <table:table-cell table:formula="of:=ROUND([.QR2])" office:value-type="float" office:value="898" calcext:value-type="float">
            <text:p>898</text:p>
          </table:table-cell>
          <table:table-cell table:formula="of:=ROUND([.QS2])" office:value-type="float" office:value="900" calcext:value-type="float">
            <text:p>900</text:p>
          </table:table-cell>
          <table:table-cell table:formula="of:=ROUND([.QT2])" office:value-type="float" office:value="902" calcext:value-type="float">
            <text:p>902</text:p>
          </table:table-cell>
          <table:table-cell table:formula="of:=ROUND([.QU2])" office:value-type="float" office:value="904" calcext:value-type="float">
            <text:p>904</text:p>
          </table:table-cell>
          <table:table-cell table:formula="of:=ROUND([.QV2])" office:value-type="float" office:value="906" calcext:value-type="float">
            <text:p>906</text:p>
          </table:table-cell>
          <table:table-cell table:formula="of:=ROUND([.QW2])" office:value-type="float" office:value="908" calcext:value-type="float">
            <text:p>908</text:p>
          </table:table-cell>
          <table:table-cell table:formula="of:=ROUND([.QX2])" office:value-type="float" office:value="910" calcext:value-type="float">
            <text:p>910</text:p>
          </table:table-cell>
          <table:table-cell table:formula="of:=ROUND([.QY2])" office:value-type="float" office:value="912" calcext:value-type="float">
            <text:p>912</text:p>
          </table:table-cell>
          <table:table-cell table:formula="of:=ROUND([.QZ2])" office:value-type="float" office:value="914" calcext:value-type="float">
            <text:p>914</text:p>
          </table:table-cell>
          <table:table-cell table:formula="of:=ROUND([.RA2])" office:value-type="float" office:value="916" calcext:value-type="float">
            <text:p>916</text:p>
          </table:table-cell>
          <table:table-cell table:formula="of:=ROUND([.RB2])" office:value-type="float" office:value="918" calcext:value-type="float">
            <text:p>918</text:p>
          </table:table-cell>
          <table:table-cell table:formula="of:=ROUND([.RC2])" office:value-type="float" office:value="920" calcext:value-type="float">
            <text:p>920</text:p>
          </table:table-cell>
          <table:table-cell table:formula="of:=ROUND([.RD2])" office:value-type="float" office:value="922" calcext:value-type="float">
            <text:p>922</text:p>
          </table:table-cell>
          <table:table-cell table:formula="of:=ROUND([.RE2])" office:value-type="float" office:value="924" calcext:value-type="float">
            <text:p>924</text:p>
          </table:table-cell>
          <table:table-cell table:formula="of:=ROUND([.RF2])" office:value-type="float" office:value="926" calcext:value-type="float">
            <text:p>926</text:p>
          </table:table-cell>
          <table:table-cell table:formula="of:=ROUND([.RG2])" office:value-type="float" office:value="928" calcext:value-type="float">
            <text:p>928</text:p>
          </table:table-cell>
          <table:table-cell table:formula="of:=ROUND([.RH2])" office:value-type="float" office:value="930" calcext:value-type="float">
            <text:p>930</text:p>
          </table:table-cell>
          <table:table-cell table:formula="of:=ROUND([.RI2])" office:value-type="float" office:value="932" calcext:value-type="float">
            <text:p>932</text:p>
          </table:table-cell>
          <table:table-cell table:formula="of:=ROUND([.RJ2])" office:value-type="float" office:value="933" calcext:value-type="float">
            <text:p>933</text:p>
          </table:table-cell>
          <table:table-cell table:formula="of:=ROUND([.RK2])" office:value-type="float" office:value="935" calcext:value-type="float">
            <text:p>935</text:p>
          </table:table-cell>
          <table:table-cell table:formula="of:=ROUND([.RL2])" office:value-type="float" office:value="937" calcext:value-type="float">
            <text:p>937</text:p>
          </table:table-cell>
          <table:table-cell table:formula="of:=ROUND([.RM2])" office:value-type="float" office:value="939" calcext:value-type="float">
            <text:p>939</text:p>
          </table:table-cell>
          <table:table-cell table:formula="of:=ROUND([.RN2])" office:value-type="float" office:value="941" calcext:value-type="float">
            <text:p>941</text:p>
          </table:table-cell>
          <table:table-cell table:formula="of:=ROUND([.RO2])" office:value-type="float" office:value="943" calcext:value-type="float">
            <text:p>943</text:p>
          </table:table-cell>
          <table:table-cell table:formula="of:=ROUND([.RP2])" office:value-type="float" office:value="945" calcext:value-type="float">
            <text:p>945</text:p>
          </table:table-cell>
          <table:table-cell table:formula="of:=ROUND([.RQ2])" office:value-type="float" office:value="947" calcext:value-type="float">
            <text:p>947</text:p>
          </table:table-cell>
          <table:table-cell table:formula="of:=ROUND([.RR2])" office:value-type="float" office:value="949" calcext:value-type="float">
            <text:p>949</text:p>
          </table:table-cell>
          <table:table-cell table:formula="of:=ROUND([.RS2])" office:value-type="float" office:value="951" calcext:value-type="float">
            <text:p>951</text:p>
          </table:table-cell>
          <table:table-cell table:formula="of:=ROUND([.RT2])" office:value-type="float" office:value="953" calcext:value-type="float">
            <text:p>953</text:p>
          </table:table-cell>
          <table:table-cell table:formula="of:=ROUND([.RU2])" office:value-type="float" office:value="955" calcext:value-type="float">
            <text:p>955</text:p>
          </table:table-cell>
          <table:table-cell table:formula="of:=ROUND([.RV2])" office:value-type="float" office:value="957" calcext:value-type="float">
            <text:p>957</text:p>
          </table:table-cell>
          <table:table-cell table:formula="of:=ROUND([.RW2])" office:value-type="float" office:value="959" calcext:value-type="float">
            <text:p>959</text:p>
          </table:table-cell>
          <table:table-cell table:formula="of:=ROUND([.RX2])" office:value-type="float" office:value="961" calcext:value-type="float">
            <text:p>961</text:p>
          </table:table-cell>
          <table:table-cell table:formula="of:=ROUND([.RY2])" office:value-type="float" office:value="963" calcext:value-type="float">
            <text:p>963</text:p>
          </table:table-cell>
          <table:table-cell table:formula="of:=ROUND([.RZ2])" office:value-type="float" office:value="965" calcext:value-type="float">
            <text:p>965</text:p>
          </table:table-cell>
          <table:table-cell table:formula="of:=ROUND([.SA2])" office:value-type="float" office:value="967" calcext:value-type="float">
            <text:p>967</text:p>
          </table:table-cell>
          <table:table-cell table:formula="of:=ROUND([.SB2])" office:value-type="float" office:value="969" calcext:value-type="float">
            <text:p>969</text:p>
          </table:table-cell>
          <table:table-cell table:formula="of:=ROUND([.SC2])" office:value-type="float" office:value="971" calcext:value-type="float">
            <text:p>971</text:p>
          </table:table-cell>
          <table:table-cell table:formula="of:=ROUND([.SD2])" office:value-type="float" office:value="973" calcext:value-type="float">
            <text:p>973</text:p>
          </table:table-cell>
          <table:table-cell table:formula="of:=ROUND([.SE2])" office:value-type="float" office:value="975" calcext:value-type="float">
            <text:p>975</text:p>
          </table:table-cell>
          <table:table-cell table:formula="of:=ROUND([.SF2])" office:value-type="float" office:value="977" calcext:value-type="float">
            <text:p>977</text:p>
          </table:table-cell>
          <table:table-cell table:formula="of:=ROUND([.SG2])" office:value-type="float" office:value="978" calcext:value-type="float">
            <text:p>978</text:p>
          </table:table-cell>
          <table:table-cell table:formula="of:=ROUND([.SH2])" office:value-type="float" office:value="980" calcext:value-type="float">
            <text:p>980</text:p>
          </table:table-cell>
          <table:table-cell table:formula="of:=ROUND([.SI2])" office:value-type="float" office:value="982" calcext:value-type="float">
            <text:p>982</text:p>
          </table:table-cell>
          <table:table-cell table:formula="of:=ROUND([.SJ2])" office:value-type="float" office:value="984" calcext:value-type="float">
            <text:p>984</text:p>
          </table:table-cell>
          <table:table-cell table:formula="of:=ROUND([.SK2])" office:value-type="float" office:value="986" calcext:value-type="float">
            <text:p>986</text:p>
          </table:table-cell>
          <table:table-cell table:formula="of:=ROUND([.SL2])" office:value-type="float" office:value="988" calcext:value-type="float">
            <text:p>988</text:p>
          </table:table-cell>
          <table:table-cell table:formula="of:=ROUND([.SM2])" office:value-type="float" office:value="990" calcext:value-type="float">
            <text:p>990</text:p>
          </table:table-cell>
          <table:table-cell table:formula="of:=ROUND([.SN2])" office:value-type="float" office:value="992" calcext:value-type="float">
            <text:p>992</text:p>
          </table:table-cell>
          <table:table-cell table:formula="of:=ROUND([.SO2])" office:value-type="float" office:value="994" calcext:value-type="float">
            <text:p>994</text:p>
          </table:table-cell>
          <table:table-cell table:formula="of:=ROUND([.SP2])" office:value-type="float" office:value="996" calcext:value-type="float">
            <text:p>996</text:p>
          </table:table-cell>
          <table:table-cell table:formula="of:=ROUND([.SQ2])" office:value-type="float" office:value="998" calcext:value-type="float">
            <text:p>998</text:p>
          </table:table-cell>
          <table:table-cell table:formula="of:=ROUND([.SR2])" office:value-type="float" office:value="1000" calcext:value-type="float">
            <text:p>1000</text:p>
          </table:table-cell>
        </table:table-row>
        <table:table-row table:style-name="ro1">
          <table:table-cell table:formula="of:=[.A3]*1000/511" office:value-type="float" office:value="0" calcext:value-type="float">
            <text:p>0</text:p>
          </table:table-cell>
          <table:table-cell table:formula="of:=[.B3]*1000/511" office:value-type="float" office:value="1.95694716242661" calcext:value-type="float">
            <text:p>1,95694716242661</text:p>
          </table:table-cell>
          <table:table-cell table:formula="of:=[.C3]*1000/511" office:value-type="float" office:value="3.91389432485323" calcext:value-type="float">
            <text:p>3,91389432485323</text:p>
          </table:table-cell>
          <table:table-cell table:formula="of:=[.D3]*1000/511" office:value-type="float" office:value="5.87084148727984" calcext:value-type="float">
            <text:p>5,87084148727984</text:p>
          </table:table-cell>
          <table:table-cell table:formula="of:=[.E3]*1000/511" office:value-type="float" office:value="7.82778864970646" calcext:value-type="float">
            <text:p>7,82778864970646</text:p>
          </table:table-cell>
          <table:table-cell table:formula="of:=[.F3]*1000/511" office:value-type="float" office:value="9.78473581213307" calcext:value-type="float">
            <text:p>9,78473581213307</text:p>
          </table:table-cell>
          <table:table-cell table:formula="of:=[.G3]*1000/511" office:value-type="float" office:value="11.7416829745597" calcext:value-type="float">
            <text:p>11,7416829745597</text:p>
          </table:table-cell>
          <table:table-cell table:formula="of:=[.H3]*1000/511" office:value-type="float" office:value="13.6986301369863" calcext:value-type="float">
            <text:p>13,6986301369863</text:p>
          </table:table-cell>
          <table:table-cell table:formula="of:=[.I3]*1000/511" office:value-type="float" office:value="15.6555772994129" calcext:value-type="float">
            <text:p>15,6555772994129</text:p>
          </table:table-cell>
          <table:table-cell table:formula="of:=[.J3]*1000/511" office:value-type="float" office:value="17.6125244618395" calcext:value-type="float">
            <text:p>17,6125244618395</text:p>
          </table:table-cell>
          <table:table-cell table:formula="of:=[.K3]*1000/511" office:value-type="float" office:value="19.5694716242661" calcext:value-type="float">
            <text:p>19,5694716242661</text:p>
          </table:table-cell>
          <table:table-cell table:formula="of:=[.L3]*1000/511" office:value-type="float" office:value="21.5264187866928" calcext:value-type="float">
            <text:p>21,5264187866928</text:p>
          </table:table-cell>
          <table:table-cell table:formula="of:=[.M3]*1000/511" office:value-type="float" office:value="23.4833659491194" calcext:value-type="float">
            <text:p>23,4833659491194</text:p>
          </table:table-cell>
          <table:table-cell table:formula="of:=[.N3]*1000/511" office:value-type="float" office:value="25.440313111546" calcext:value-type="float">
            <text:p>25,440313111546</text:p>
          </table:table-cell>
          <table:table-cell table:formula="of:=[.O3]*1000/511" office:value-type="float" office:value="27.3972602739726" calcext:value-type="float">
            <text:p>27,3972602739726</text:p>
          </table:table-cell>
          <table:table-cell table:formula="of:=[.P3]*1000/511" office:value-type="float" office:value="29.3542074363992" calcext:value-type="float">
            <text:p>29,3542074363992</text:p>
          </table:table-cell>
          <table:table-cell table:formula="of:=[.Q3]*1000/511" office:value-type="float" office:value="31.3111545988258" calcext:value-type="float">
            <text:p>31,3111545988258</text:p>
          </table:table-cell>
          <table:table-cell table:formula="of:=[.R3]*1000/511" office:value-type="float" office:value="33.2681017612524" calcext:value-type="float">
            <text:p>33,2681017612524</text:p>
          </table:table-cell>
          <table:table-cell table:formula="of:=[.S3]*1000/511" office:value-type="float" office:value="35.2250489236791" calcext:value-type="float">
            <text:p>35,2250489236791</text:p>
          </table:table-cell>
          <table:table-cell table:formula="of:=[.T3]*1000/511" office:value-type="float" office:value="37.1819960861057" calcext:value-type="float">
            <text:p>37,1819960861057</text:p>
          </table:table-cell>
          <table:table-cell table:formula="of:=[.U3]*1000/511" office:value-type="float" office:value="39.1389432485323" calcext:value-type="float">
            <text:p>39,1389432485323</text:p>
          </table:table-cell>
          <table:table-cell table:formula="of:=[.V3]*1000/511" office:value-type="float" office:value="41.0958904109589" calcext:value-type="float">
            <text:p>41,0958904109589</text:p>
          </table:table-cell>
          <table:table-cell table:formula="of:=[.W3]*1000/511" office:value-type="float" office:value="43.0528375733855" calcext:value-type="float">
            <text:p>43,0528375733855</text:p>
          </table:table-cell>
          <table:table-cell table:formula="of:=[.X3]*1000/511" office:value-type="float" office:value="45.0097847358121" calcext:value-type="float">
            <text:p>45,0097847358121</text:p>
          </table:table-cell>
          <table:table-cell table:formula="of:=[.Y3]*1000/511" office:value-type="float" office:value="46.9667318982387" calcext:value-type="float">
            <text:p>46,9667318982387</text:p>
          </table:table-cell>
          <table:table-cell table:formula="of:=[.Z3]*1000/511" office:value-type="float" office:value="48.9236790606654" calcext:value-type="float">
            <text:p>48,9236790606654</text:p>
          </table:table-cell>
          <table:table-cell table:formula="of:=[.AA3]*1000/511" office:value-type="float" office:value="50.880626223092" calcext:value-type="float">
            <text:p>50,880626223092</text:p>
          </table:table-cell>
          <table:table-cell table:formula="of:=[.AB3]*1000/511" office:value-type="float" office:value="52.8375733855186" calcext:value-type="float">
            <text:p>52,8375733855186</text:p>
          </table:table-cell>
          <table:table-cell table:formula="of:=[.AC3]*1000/511" office:value-type="float" office:value="54.7945205479452" calcext:value-type="float">
            <text:p>54,7945205479452</text:p>
          </table:table-cell>
          <table:table-cell table:formula="of:=[.AD3]*1000/511" office:value-type="float" office:value="56.7514677103718" calcext:value-type="float">
            <text:p>56,7514677103718</text:p>
          </table:table-cell>
          <table:table-cell table:formula="of:=[.AE3]*1000/511" office:value-type="float" office:value="58.7084148727984" calcext:value-type="float">
            <text:p>58,7084148727984</text:p>
          </table:table-cell>
          <table:table-cell table:formula="of:=[.AF3]*1000/511" office:value-type="float" office:value="60.6653620352251" calcext:value-type="float">
            <text:p>60,6653620352251</text:p>
          </table:table-cell>
          <table:table-cell table:formula="of:=[.AG3]*1000/511" office:value-type="float" office:value="62.6223091976517" calcext:value-type="float">
            <text:p>62,6223091976517</text:p>
          </table:table-cell>
          <table:table-cell table:formula="of:=[.AH3]*1000/511" office:value-type="float" office:value="64.5792563600783" calcext:value-type="float">
            <text:p>64,5792563600783</text:p>
          </table:table-cell>
          <table:table-cell table:formula="of:=[.AI3]*1000/511" office:value-type="float" office:value="66.5362035225049" calcext:value-type="float">
            <text:p>66,5362035225049</text:p>
          </table:table-cell>
          <table:table-cell table:formula="of:=[.AJ3]*1000/511" office:value-type="float" office:value="68.4931506849315" calcext:value-type="float">
            <text:p>68,4931506849315</text:p>
          </table:table-cell>
          <table:table-cell table:formula="of:=[.AK3]*1000/511" office:value-type="float" office:value="70.4500978473581" calcext:value-type="float">
            <text:p>70,4500978473581</text:p>
          </table:table-cell>
          <table:table-cell table:formula="of:=[.AL3]*1000/511" office:value-type="float" office:value="72.4070450097847" calcext:value-type="float">
            <text:p>72,4070450097847</text:p>
          </table:table-cell>
          <table:table-cell table:formula="of:=[.AM3]*1000/511" office:value-type="float" office:value="74.3639921722114" calcext:value-type="float">
            <text:p>74,3639921722114</text:p>
          </table:table-cell>
          <table:table-cell table:formula="of:=[.AN3]*1000/511" office:value-type="float" office:value="76.320939334638" calcext:value-type="float">
            <text:p>76,320939334638</text:p>
          </table:table-cell>
          <table:table-cell table:formula="of:=[.AO3]*1000/511" office:value-type="float" office:value="78.2778864970646" calcext:value-type="float">
            <text:p>78,2778864970646</text:p>
          </table:table-cell>
          <table:table-cell table:formula="of:=[.AP3]*1000/511" office:value-type="float" office:value="80.2348336594912" calcext:value-type="float">
            <text:p>80,2348336594912</text:p>
          </table:table-cell>
          <table:table-cell table:formula="of:=[.AQ3]*1000/511" office:value-type="float" office:value="82.1917808219178" calcext:value-type="float">
            <text:p>82,1917808219178</text:p>
          </table:table-cell>
          <table:table-cell table:formula="of:=[.AR3]*1000/511" office:value-type="float" office:value="84.1487279843444" calcext:value-type="float">
            <text:p>84,1487279843444</text:p>
          </table:table-cell>
          <table:table-cell table:formula="of:=[.AS3]*1000/511" office:value-type="float" office:value="86.105675146771" calcext:value-type="float">
            <text:p>86,105675146771</text:p>
          </table:table-cell>
          <table:table-cell table:formula="of:=[.AT3]*1000/511" office:value-type="float" office:value="88.0626223091977" calcext:value-type="float">
            <text:p>88,0626223091977</text:p>
          </table:table-cell>
          <table:table-cell table:formula="of:=[.AU3]*1000/511" office:value-type="float" office:value="90.0195694716243" calcext:value-type="float">
            <text:p>90,0195694716243</text:p>
          </table:table-cell>
          <table:table-cell table:formula="of:=[.AV3]*1000/511" office:value-type="float" office:value="91.9765166340509" calcext:value-type="float">
            <text:p>91,9765166340509</text:p>
          </table:table-cell>
          <table:table-cell table:formula="of:=[.AW3]*1000/511" office:value-type="float" office:value="93.9334637964775" calcext:value-type="float">
            <text:p>93,9334637964775</text:p>
          </table:table-cell>
          <table:table-cell table:formula="of:=[.AX3]*1000/511" office:value-type="float" office:value="95.8904109589041" calcext:value-type="float">
            <text:p>95,8904109589041</text:p>
          </table:table-cell>
          <table:table-cell table:formula="of:=[.AY3]*1000/511" office:value-type="float" office:value="97.8473581213307" calcext:value-type="float">
            <text:p>97,8473581213307</text:p>
          </table:table-cell>
          <table:table-cell table:formula="of:=[.AZ3]*1000/511" office:value-type="float" office:value="99.8043052837573" calcext:value-type="float">
            <text:p>99,8043052837573</text:p>
          </table:table-cell>
          <table:table-cell table:formula="of:=[.BA3]*1000/511" office:value-type="float" office:value="101.761252446184" calcext:value-type="float">
            <text:p>101,761252446184</text:p>
          </table:table-cell>
          <table:table-cell table:formula="of:=[.BB3]*1000/511" office:value-type="float" office:value="103.718199608611" calcext:value-type="float">
            <text:p>103,718199608611</text:p>
          </table:table-cell>
          <table:table-cell table:formula="of:=[.BC3]*1000/511" office:value-type="float" office:value="105.675146771037" calcext:value-type="float">
            <text:p>105,675146771037</text:p>
          </table:table-cell>
          <table:table-cell table:formula="of:=[.BD3]*1000/511" office:value-type="float" office:value="107.632093933464" calcext:value-type="float">
            <text:p>107,632093933464</text:p>
          </table:table-cell>
          <table:table-cell table:formula="of:=[.BE3]*1000/511" office:value-type="float" office:value="109.58904109589" calcext:value-type="float">
            <text:p>109,58904109589</text:p>
          </table:table-cell>
          <table:table-cell table:formula="of:=[.BF3]*1000/511" office:value-type="float" office:value="111.545988258317" calcext:value-type="float">
            <text:p>111,545988258317</text:p>
          </table:table-cell>
          <table:table-cell table:formula="of:=[.BG3]*1000/511" office:value-type="float" office:value="113.502935420744" calcext:value-type="float">
            <text:p>113,502935420744</text:p>
          </table:table-cell>
          <table:table-cell table:formula="of:=[.BH3]*1000/511" office:value-type="float" office:value="115.45988258317" calcext:value-type="float">
            <text:p>115,45988258317</text:p>
          </table:table-cell>
          <table:table-cell table:formula="of:=[.BI3]*1000/511" office:value-type="float" office:value="117.416829745597" calcext:value-type="float">
            <text:p>117,416829745597</text:p>
          </table:table-cell>
          <table:table-cell table:formula="of:=[.BJ3]*1000/511" office:value-type="float" office:value="119.373776908023" calcext:value-type="float">
            <text:p>119,373776908023</text:p>
          </table:table-cell>
          <table:table-cell table:formula="of:=[.BK3]*1000/511" office:value-type="float" office:value="121.33072407045" calcext:value-type="float">
            <text:p>121,33072407045</text:p>
          </table:table-cell>
          <table:table-cell table:formula="of:=[.BL3]*1000/511" office:value-type="float" office:value="123.287671232877" calcext:value-type="float">
            <text:p>123,287671232877</text:p>
          </table:table-cell>
          <table:table-cell table:formula="of:=[.BM3]*1000/511" office:value-type="float" office:value="125.244618395303" calcext:value-type="float">
            <text:p>125,244618395303</text:p>
          </table:table-cell>
          <table:table-cell table:formula="of:=[.BN3]*1000/511" office:value-type="float" office:value="127.20156555773" calcext:value-type="float">
            <text:p>127,20156555773</text:p>
          </table:table-cell>
          <table:table-cell table:formula="of:=[.BO3]*1000/511" office:value-type="float" office:value="129.158512720157" calcext:value-type="float">
            <text:p>129,158512720157</text:p>
          </table:table-cell>
          <table:table-cell table:formula="of:=[.BP3]*1000/511" office:value-type="float" office:value="131.115459882583" calcext:value-type="float">
            <text:p>131,115459882583</text:p>
          </table:table-cell>
          <table:table-cell table:formula="of:=[.BQ3]*1000/511" office:value-type="float" office:value="133.07240704501" calcext:value-type="float">
            <text:p>133,07240704501</text:p>
          </table:table-cell>
          <table:table-cell table:formula="of:=[.BR3]*1000/511" office:value-type="float" office:value="135.029354207436" calcext:value-type="float">
            <text:p>135,029354207436</text:p>
          </table:table-cell>
          <table:table-cell table:formula="of:=[.BS3]*1000/511" office:value-type="float" office:value="136.986301369863" calcext:value-type="float">
            <text:p>136,986301369863</text:p>
          </table:table-cell>
          <table:table-cell table:formula="of:=[.BT3]*1000/511" office:value-type="float" office:value="138.94324853229" calcext:value-type="float">
            <text:p>138,94324853229</text:p>
          </table:table-cell>
          <table:table-cell table:formula="of:=[.BU3]*1000/511" office:value-type="float" office:value="140.900195694716" calcext:value-type="float">
            <text:p>140,900195694716</text:p>
          </table:table-cell>
          <table:table-cell table:formula="of:=[.BV3]*1000/511" office:value-type="float" office:value="142.857142857143" calcext:value-type="float">
            <text:p>142,857142857143</text:p>
          </table:table-cell>
          <table:table-cell table:formula="of:=[.BW3]*1000/511" office:value-type="float" office:value="144.814090019569" calcext:value-type="float">
            <text:p>144,814090019569</text:p>
          </table:table-cell>
          <table:table-cell table:formula="of:=[.BX3]*1000/511" office:value-type="float" office:value="146.771037181996" calcext:value-type="float">
            <text:p>146,771037181996</text:p>
          </table:table-cell>
          <table:table-cell table:formula="of:=[.BY3]*1000/511" office:value-type="float" office:value="148.727984344423" calcext:value-type="float">
            <text:p>148,727984344423</text:p>
          </table:table-cell>
          <table:table-cell table:formula="of:=[.BZ3]*1000/511" office:value-type="float" office:value="150.684931506849" calcext:value-type="float">
            <text:p>150,684931506849</text:p>
          </table:table-cell>
          <table:table-cell table:formula="of:=[.CA3]*1000/511" office:value-type="float" office:value="152.641878669276" calcext:value-type="float">
            <text:p>152,641878669276</text:p>
          </table:table-cell>
          <table:table-cell table:formula="of:=[.CB3]*1000/511" office:value-type="float" office:value="154.598825831703" calcext:value-type="float">
            <text:p>154,598825831703</text:p>
          </table:table-cell>
          <table:table-cell table:formula="of:=[.CC3]*1000/511" office:value-type="float" office:value="156.555772994129" calcext:value-type="float">
            <text:p>156,555772994129</text:p>
          </table:table-cell>
          <table:table-cell table:formula="of:=[.CD3]*1000/511" office:value-type="float" office:value="158.512720156556" calcext:value-type="float">
            <text:p>158,512720156556</text:p>
          </table:table-cell>
          <table:table-cell table:formula="of:=[.CE3]*1000/511" office:value-type="float" office:value="160.469667318982" calcext:value-type="float">
            <text:p>160,469667318982</text:p>
          </table:table-cell>
          <table:table-cell table:formula="of:=[.CF3]*1000/511" office:value-type="float" office:value="162.426614481409" calcext:value-type="float">
            <text:p>162,426614481409</text:p>
          </table:table-cell>
          <table:table-cell table:formula="of:=[.CG3]*1000/511" office:value-type="float" office:value="164.383561643836" calcext:value-type="float">
            <text:p>164,383561643836</text:p>
          </table:table-cell>
          <table:table-cell table:formula="of:=[.CH3]*1000/511" office:value-type="float" office:value="166.340508806262" calcext:value-type="float">
            <text:p>166,340508806262</text:p>
          </table:table-cell>
          <table:table-cell table:formula="of:=[.CI3]*1000/511" office:value-type="float" office:value="168.297455968689" calcext:value-type="float">
            <text:p>168,297455968689</text:p>
          </table:table-cell>
          <table:table-cell table:formula="of:=[.CJ3]*1000/511" office:value-type="float" office:value="170.254403131115" calcext:value-type="float">
            <text:p>170,254403131115</text:p>
          </table:table-cell>
          <table:table-cell table:formula="of:=[.CK3]*1000/511" office:value-type="float" office:value="172.211350293542" calcext:value-type="float">
            <text:p>172,211350293542</text:p>
          </table:table-cell>
          <table:table-cell table:formula="of:=[.CL3]*1000/511" office:value-type="float" office:value="174.168297455969" calcext:value-type="float">
            <text:p>174,168297455969</text:p>
          </table:table-cell>
          <table:table-cell table:formula="of:=[.CM3]*1000/511" office:value-type="float" office:value="176.125244618395" calcext:value-type="float">
            <text:p>176,125244618395</text:p>
          </table:table-cell>
          <table:table-cell table:formula="of:=[.CN3]*1000/511" office:value-type="float" office:value="178.082191780822" calcext:value-type="float">
            <text:p>178,082191780822</text:p>
          </table:table-cell>
          <table:table-cell table:formula="of:=[.CO3]*1000/511" office:value-type="float" office:value="180.039138943249" calcext:value-type="float">
            <text:p>180,039138943249</text:p>
          </table:table-cell>
          <table:table-cell table:formula="of:=[.CP3]*1000/511" office:value-type="float" office:value="181.996086105675" calcext:value-type="float">
            <text:p>181,996086105675</text:p>
          </table:table-cell>
          <table:table-cell table:formula="of:=[.CQ3]*1000/511" office:value-type="float" office:value="183.953033268102" calcext:value-type="float">
            <text:p>183,953033268102</text:p>
          </table:table-cell>
          <table:table-cell table:formula="of:=[.CR3]*1000/511" office:value-type="float" office:value="185.909980430528" calcext:value-type="float">
            <text:p>185,909980430528</text:p>
          </table:table-cell>
          <table:table-cell table:formula="of:=[.CS3]*1000/511" office:value-type="float" office:value="187.866927592955" calcext:value-type="float">
            <text:p>187,866927592955</text:p>
          </table:table-cell>
          <table:table-cell table:formula="of:=[.CT3]*1000/511" office:value-type="float" office:value="189.823874755382" calcext:value-type="float">
            <text:p>189,823874755382</text:p>
          </table:table-cell>
          <table:table-cell table:formula="of:=[.CU3]*1000/511" office:value-type="float" office:value="191.780821917808" calcext:value-type="float">
            <text:p>191,780821917808</text:p>
          </table:table-cell>
          <table:table-cell table:formula="of:=[.CV3]*1000/511" office:value-type="float" office:value="193.737769080235" calcext:value-type="float">
            <text:p>193,737769080235</text:p>
          </table:table-cell>
          <table:table-cell table:formula="of:=[.CW3]*1000/511" office:value-type="float" office:value="195.694716242661" calcext:value-type="float">
            <text:p>195,694716242661</text:p>
          </table:table-cell>
          <table:table-cell table:formula="of:=[.CX3]*1000/511" office:value-type="float" office:value="197.651663405088" calcext:value-type="float">
            <text:p>197,651663405088</text:p>
          </table:table-cell>
          <table:table-cell table:formula="of:=[.CY3]*1000/511" office:value-type="float" office:value="199.608610567515" calcext:value-type="float">
            <text:p>199,608610567515</text:p>
          </table:table-cell>
          <table:table-cell table:formula="of:=[.CZ3]*1000/511" office:value-type="float" office:value="201.565557729941" calcext:value-type="float">
            <text:p>201,565557729941</text:p>
          </table:table-cell>
          <table:table-cell table:formula="of:=[.DA3]*1000/511" office:value-type="float" office:value="203.522504892368" calcext:value-type="float">
            <text:p>203,522504892368</text:p>
          </table:table-cell>
          <table:table-cell table:formula="of:=[.DB3]*1000/511" office:value-type="float" office:value="205.479452054794" calcext:value-type="float">
            <text:p>205,479452054794</text:p>
          </table:table-cell>
          <table:table-cell table:formula="of:=[.DC3]*1000/511" office:value-type="float" office:value="207.436399217221" calcext:value-type="float">
            <text:p>207,436399217221</text:p>
          </table:table-cell>
          <table:table-cell table:formula="of:=[.DD3]*1000/511" office:value-type="float" office:value="209.393346379648" calcext:value-type="float">
            <text:p>209,393346379648</text:p>
          </table:table-cell>
          <table:table-cell table:formula="of:=[.DE3]*1000/511" office:value-type="float" office:value="211.350293542074" calcext:value-type="float">
            <text:p>211,350293542074</text:p>
          </table:table-cell>
          <table:table-cell table:formula="of:=[.DF3]*1000/511" office:value-type="float" office:value="213.307240704501" calcext:value-type="float">
            <text:p>213,307240704501</text:p>
          </table:table-cell>
          <table:table-cell table:formula="of:=[.DG3]*1000/511" office:value-type="float" office:value="215.264187866928" calcext:value-type="float">
            <text:p>215,264187866928</text:p>
          </table:table-cell>
          <table:table-cell table:formula="of:=[.DH3]*1000/511" office:value-type="float" office:value="217.221135029354" calcext:value-type="float">
            <text:p>217,221135029354</text:p>
          </table:table-cell>
          <table:table-cell table:formula="of:=[.DI3]*1000/511" office:value-type="float" office:value="219.178082191781" calcext:value-type="float">
            <text:p>219,178082191781</text:p>
          </table:table-cell>
          <table:table-cell table:formula="of:=[.DJ3]*1000/511" office:value-type="float" office:value="221.135029354207" calcext:value-type="float">
            <text:p>221,135029354207</text:p>
          </table:table-cell>
          <table:table-cell table:formula="of:=[.DK3]*1000/511" office:value-type="float" office:value="223.091976516634" calcext:value-type="float">
            <text:p>223,091976516634</text:p>
          </table:table-cell>
          <table:table-cell table:formula="of:=[.DL3]*1000/511" office:value-type="float" office:value="225.048923679061" calcext:value-type="float">
            <text:p>225,048923679061</text:p>
          </table:table-cell>
          <table:table-cell table:formula="of:=[.DM3]*1000/511" office:value-type="float" office:value="227.005870841487" calcext:value-type="float">
            <text:p>227,005870841487</text:p>
          </table:table-cell>
          <table:table-cell table:formula="of:=[.DN3]*1000/511" office:value-type="float" office:value="228.962818003914" calcext:value-type="float">
            <text:p>228,962818003914</text:p>
          </table:table-cell>
          <table:table-cell table:formula="of:=[.DO3]*1000/511" office:value-type="float" office:value="230.919765166341" calcext:value-type="float">
            <text:p>230,919765166341</text:p>
          </table:table-cell>
          <table:table-cell table:formula="of:=[.DP3]*1000/511" office:value-type="float" office:value="232.876712328767" calcext:value-type="float">
            <text:p>232,876712328767</text:p>
          </table:table-cell>
          <table:table-cell table:formula="of:=[.DQ3]*1000/511" office:value-type="float" office:value="234.833659491194" calcext:value-type="float">
            <text:p>234,833659491194</text:p>
          </table:table-cell>
          <table:table-cell table:formula="of:=[.DR3]*1000/511" office:value-type="float" office:value="236.79060665362" calcext:value-type="float">
            <text:p>236,79060665362</text:p>
          </table:table-cell>
          <table:table-cell table:formula="of:=[.DS3]*1000/511" office:value-type="float" office:value="238.747553816047" calcext:value-type="float">
            <text:p>238,747553816047</text:p>
          </table:table-cell>
          <table:table-cell table:formula="of:=[.DT3]*1000/511" office:value-type="float" office:value="240.704500978474" calcext:value-type="float">
            <text:p>240,704500978474</text:p>
          </table:table-cell>
          <table:table-cell table:formula="of:=[.DU3]*1000/511" office:value-type="float" office:value="242.6614481409" calcext:value-type="float">
            <text:p>242,6614481409</text:p>
          </table:table-cell>
          <table:table-cell table:formula="of:=[.DV3]*1000/511" office:value-type="float" office:value="244.618395303327" calcext:value-type="float">
            <text:p>244,618395303327</text:p>
          </table:table-cell>
          <table:table-cell table:formula="of:=[.DW3]*1000/511" office:value-type="float" office:value="246.575342465753" calcext:value-type="float">
            <text:p>246,575342465753</text:p>
          </table:table-cell>
          <table:table-cell table:formula="of:=[.DX3]*1000/511" office:value-type="float" office:value="248.53228962818" calcext:value-type="float">
            <text:p>248,53228962818</text:p>
          </table:table-cell>
          <table:table-cell table:formula="of:=[.DY3]*1000/511" office:value-type="float" office:value="250.489236790607" calcext:value-type="float">
            <text:p>250,489236790607</text:p>
          </table:table-cell>
          <table:table-cell table:formula="of:=[.DZ3]*1000/511" office:value-type="float" office:value="252.446183953033" calcext:value-type="float">
            <text:p>252,446183953033</text:p>
          </table:table-cell>
          <table:table-cell table:formula="of:=[.EA3]*1000/511" office:value-type="float" office:value="254.40313111546" calcext:value-type="float">
            <text:p>254,40313111546</text:p>
          </table:table-cell>
          <table:table-cell table:formula="of:=[.EB3]*1000/511" office:value-type="float" office:value="256.360078277886" calcext:value-type="float">
            <text:p>256,360078277886</text:p>
          </table:table-cell>
          <table:table-cell table:formula="of:=[.EC3]*1000/511" office:value-type="float" office:value="258.317025440313" calcext:value-type="float">
            <text:p>258,317025440313</text:p>
          </table:table-cell>
          <table:table-cell table:formula="of:=[.ED3]*1000/511" office:value-type="float" office:value="260.27397260274" calcext:value-type="float">
            <text:p>260,27397260274</text:p>
          </table:table-cell>
          <table:table-cell table:formula="of:=[.EE3]*1000/511" office:value-type="float" office:value="262.230919765166" calcext:value-type="float">
            <text:p>262,230919765166</text:p>
          </table:table-cell>
          <table:table-cell table:formula="of:=[.EF3]*1000/511" office:value-type="float" office:value="264.187866927593" calcext:value-type="float">
            <text:p>264,187866927593</text:p>
          </table:table-cell>
          <table:table-cell table:formula="of:=[.EG3]*1000/511" office:value-type="float" office:value="266.14481409002" calcext:value-type="float">
            <text:p>266,14481409002</text:p>
          </table:table-cell>
          <table:table-cell table:formula="of:=[.EH3]*1000/511" office:value-type="float" office:value="268.101761252446" calcext:value-type="float">
            <text:p>268,101761252446</text:p>
          </table:table-cell>
          <table:table-cell table:formula="of:=[.EI3]*1000/511" office:value-type="float" office:value="270.058708414873" calcext:value-type="float">
            <text:p>270,058708414873</text:p>
          </table:table-cell>
          <table:table-cell table:formula="of:=[.EJ3]*1000/511" office:value-type="float" office:value="272.015655577299" calcext:value-type="float">
            <text:p>272,015655577299</text:p>
          </table:table-cell>
          <table:table-cell table:formula="of:=[.EK3]*1000/511" office:value-type="float" office:value="273.972602739726" calcext:value-type="float">
            <text:p>273,972602739726</text:p>
          </table:table-cell>
          <table:table-cell table:formula="of:=[.EL3]*1000/511" office:value-type="float" office:value="275.929549902153" calcext:value-type="float">
            <text:p>275,929549902153</text:p>
          </table:table-cell>
          <table:table-cell table:formula="of:=[.EM3]*1000/511" office:value-type="float" office:value="277.886497064579" calcext:value-type="float">
            <text:p>277,886497064579</text:p>
          </table:table-cell>
          <table:table-cell table:formula="of:=[.EN3]*1000/511" office:value-type="float" office:value="279.843444227006" calcext:value-type="float">
            <text:p>279,843444227006</text:p>
          </table:table-cell>
          <table:table-cell table:formula="of:=[.EO3]*1000/511" office:value-type="float" office:value="281.800391389432" calcext:value-type="float">
            <text:p>281,800391389432</text:p>
          </table:table-cell>
          <table:table-cell table:formula="of:=[.EP3]*1000/511" office:value-type="float" office:value="283.757338551859" calcext:value-type="float">
            <text:p>283,757338551859</text:p>
          </table:table-cell>
          <table:table-cell table:formula="of:=[.EQ3]*1000/511" office:value-type="float" office:value="285.714285714286" calcext:value-type="float">
            <text:p>285,714285714286</text:p>
          </table:table-cell>
          <table:table-cell table:formula="of:=[.ER3]*1000/511" office:value-type="float" office:value="287.671232876712" calcext:value-type="float">
            <text:p>287,671232876712</text:p>
          </table:table-cell>
          <table:table-cell table:formula="of:=[.ES3]*1000/511" office:value-type="float" office:value="289.628180039139" calcext:value-type="float">
            <text:p>289,628180039139</text:p>
          </table:table-cell>
          <table:table-cell table:formula="of:=[.ET3]*1000/511" office:value-type="float" office:value="291.585127201566" calcext:value-type="float">
            <text:p>291,585127201566</text:p>
          </table:table-cell>
          <table:table-cell table:formula="of:=[.EU3]*1000/511" office:value-type="float" office:value="293.542074363992" calcext:value-type="float">
            <text:p>293,542074363992</text:p>
          </table:table-cell>
          <table:table-cell table:formula="of:=[.EV3]*1000/511" office:value-type="float" office:value="295.499021526419" calcext:value-type="float">
            <text:p>295,499021526419</text:p>
          </table:table-cell>
          <table:table-cell table:formula="of:=[.EW3]*1000/511" office:value-type="float" office:value="297.455968688845" calcext:value-type="float">
            <text:p>297,455968688845</text:p>
          </table:table-cell>
          <table:table-cell table:formula="of:=[.EX3]*1000/511" office:value-type="float" office:value="299.412915851272" calcext:value-type="float">
            <text:p>299,412915851272</text:p>
          </table:table-cell>
          <table:table-cell table:formula="of:=[.EY3]*1000/511" office:value-type="float" office:value="301.369863013699" calcext:value-type="float">
            <text:p>301,369863013699</text:p>
          </table:table-cell>
          <table:table-cell table:formula="of:=[.EZ3]*1000/511" office:value-type="float" office:value="303.326810176125" calcext:value-type="float">
            <text:p>303,326810176125</text:p>
          </table:table-cell>
          <table:table-cell table:formula="of:=[.FA3]*1000/511" office:value-type="float" office:value="305.283757338552" calcext:value-type="float">
            <text:p>305,283757338552</text:p>
          </table:table-cell>
          <table:table-cell table:formula="of:=[.FB3]*1000/511" office:value-type="float" office:value="307.240704500978" calcext:value-type="float">
            <text:p>307,240704500978</text:p>
          </table:table-cell>
          <table:table-cell table:formula="of:=[.FC3]*1000/511" office:value-type="float" office:value="309.197651663405" calcext:value-type="float">
            <text:p>309,197651663405</text:p>
          </table:table-cell>
          <table:table-cell table:formula="of:=[.FD3]*1000/511" office:value-type="float" office:value="311.154598825832" calcext:value-type="float">
            <text:p>311,154598825832</text:p>
          </table:table-cell>
          <table:table-cell table:formula="of:=[.FE3]*1000/511" office:value-type="float" office:value="313.111545988258" calcext:value-type="float">
            <text:p>313,111545988258</text:p>
          </table:table-cell>
          <table:table-cell table:formula="of:=[.FF3]*1000/511" office:value-type="float" office:value="315.068493150685" calcext:value-type="float">
            <text:p>315,068493150685</text:p>
          </table:table-cell>
          <table:table-cell table:formula="of:=[.FG3]*1000/511" office:value-type="float" office:value="317.025440313112" calcext:value-type="float">
            <text:p>317,025440313112</text:p>
          </table:table-cell>
          <table:table-cell table:formula="of:=[.FH3]*1000/511" office:value-type="float" office:value="318.982387475538" calcext:value-type="float">
            <text:p>318,982387475538</text:p>
          </table:table-cell>
          <table:table-cell table:formula="of:=[.FI3]*1000/511" office:value-type="float" office:value="320.939334637965" calcext:value-type="float">
            <text:p>320,939334637965</text:p>
          </table:table-cell>
          <table:table-cell table:formula="of:=[.FJ3]*1000/511" office:value-type="float" office:value="322.896281800391" calcext:value-type="float">
            <text:p>322,896281800391</text:p>
          </table:table-cell>
          <table:table-cell table:formula="of:=[.FK3]*1000/511" office:value-type="float" office:value="324.853228962818" calcext:value-type="float">
            <text:p>324,853228962818</text:p>
          </table:table-cell>
          <table:table-cell table:formula="of:=[.FL3]*1000/511" office:value-type="float" office:value="326.810176125245" calcext:value-type="float">
            <text:p>326,810176125245</text:p>
          </table:table-cell>
          <table:table-cell table:formula="of:=[.FM3]*1000/511" office:value-type="float" office:value="328.767123287671" calcext:value-type="float">
            <text:p>328,767123287671</text:p>
          </table:table-cell>
          <table:table-cell table:formula="of:=[.FN3]*1000/511" office:value-type="float" office:value="330.724070450098" calcext:value-type="float">
            <text:p>330,724070450098</text:p>
          </table:table-cell>
          <table:table-cell table:formula="of:=[.FO3]*1000/511" office:value-type="float" office:value="332.681017612524" calcext:value-type="float">
            <text:p>332,681017612524</text:p>
          </table:table-cell>
          <table:table-cell table:formula="of:=[.FP3]*1000/511" office:value-type="float" office:value="334.637964774951" calcext:value-type="float">
            <text:p>334,637964774951</text:p>
          </table:table-cell>
          <table:table-cell table:formula="of:=[.FQ3]*1000/511" office:value-type="float" office:value="336.594911937378" calcext:value-type="float">
            <text:p>336,594911937378</text:p>
          </table:table-cell>
          <table:table-cell table:formula="of:=[.FR3]*1000/511" office:value-type="float" office:value="338.551859099804" calcext:value-type="float">
            <text:p>338,551859099804</text:p>
          </table:table-cell>
          <table:table-cell table:formula="of:=[.FS3]*1000/511" office:value-type="float" office:value="340.508806262231" calcext:value-type="float">
            <text:p>340,508806262231</text:p>
          </table:table-cell>
          <table:table-cell table:formula="of:=[.FT3]*1000/511" office:value-type="float" office:value="342.465753424658" calcext:value-type="float">
            <text:p>342,465753424658</text:p>
          </table:table-cell>
          <table:table-cell table:formula="of:=[.FU3]*1000/511" office:value-type="float" office:value="344.422700587084" calcext:value-type="float">
            <text:p>344,422700587084</text:p>
          </table:table-cell>
          <table:table-cell table:formula="of:=[.FV3]*1000/511" office:value-type="float" office:value="346.379647749511" calcext:value-type="float">
            <text:p>346,379647749511</text:p>
          </table:table-cell>
          <table:table-cell table:formula="of:=[.FW3]*1000/511" office:value-type="float" office:value="348.336594911937" calcext:value-type="float">
            <text:p>348,336594911937</text:p>
          </table:table-cell>
          <table:table-cell table:formula="of:=[.FX3]*1000/511" office:value-type="float" office:value="350.293542074364" calcext:value-type="float">
            <text:p>350,293542074364</text:p>
          </table:table-cell>
          <table:table-cell table:formula="of:=[.FY3]*1000/511" office:value-type="float" office:value="352.250489236791" calcext:value-type="float">
            <text:p>352,250489236791</text:p>
          </table:table-cell>
          <table:table-cell table:formula="of:=[.FZ3]*1000/511" office:value-type="float" office:value="354.207436399217" calcext:value-type="float">
            <text:p>354,207436399217</text:p>
          </table:table-cell>
          <table:table-cell table:formula="of:=[.GA3]*1000/511" office:value-type="float" office:value="356.164383561644" calcext:value-type="float">
            <text:p>356,164383561644</text:p>
          </table:table-cell>
          <table:table-cell table:formula="of:=[.GB3]*1000/511" office:value-type="float" office:value="358.12133072407" calcext:value-type="float">
            <text:p>358,12133072407</text:p>
          </table:table-cell>
          <table:table-cell table:formula="of:=[.GC3]*1000/511" office:value-type="float" office:value="360.078277886497" calcext:value-type="float">
            <text:p>360,078277886497</text:p>
          </table:table-cell>
          <table:table-cell table:formula="of:=[.GD3]*1000/511" office:value-type="float" office:value="362.035225048924" calcext:value-type="float">
            <text:p>362,035225048924</text:p>
          </table:table-cell>
          <table:table-cell table:formula="of:=[.GE3]*1000/511" office:value-type="float" office:value="363.99217221135" calcext:value-type="float">
            <text:p>363,99217221135</text:p>
          </table:table-cell>
          <table:table-cell table:formula="of:=[.GF3]*1000/511" office:value-type="float" office:value="365.949119373777" calcext:value-type="float">
            <text:p>365,949119373777</text:p>
          </table:table-cell>
          <table:table-cell table:formula="of:=[.GG3]*1000/511" office:value-type="float" office:value="367.906066536204" calcext:value-type="float">
            <text:p>367,906066536204</text:p>
          </table:table-cell>
          <table:table-cell table:formula="of:=[.GH3]*1000/511" office:value-type="float" office:value="369.86301369863" calcext:value-type="float">
            <text:p>369,86301369863</text:p>
          </table:table-cell>
          <table:table-cell table:formula="of:=[.GI3]*1000/511" office:value-type="float" office:value="371.819960861057" calcext:value-type="float">
            <text:p>371,819960861057</text:p>
          </table:table-cell>
          <table:table-cell table:formula="of:=[.GJ3]*1000/511" office:value-type="float" office:value="373.776908023483" calcext:value-type="float">
            <text:p>373,776908023483</text:p>
          </table:table-cell>
          <table:table-cell table:formula="of:=[.GK3]*1000/511" office:value-type="float" office:value="375.73385518591" calcext:value-type="float">
            <text:p>375,73385518591</text:p>
          </table:table-cell>
          <table:table-cell table:formula="of:=[.GL3]*1000/511" office:value-type="float" office:value="377.690802348337" calcext:value-type="float">
            <text:p>377,690802348337</text:p>
          </table:table-cell>
          <table:table-cell table:formula="of:=[.GM3]*1000/511" office:value-type="float" office:value="379.647749510763" calcext:value-type="float">
            <text:p>379,647749510763</text:p>
          </table:table-cell>
          <table:table-cell table:formula="of:=[.GN3]*1000/511" office:value-type="float" office:value="381.60469667319" calcext:value-type="float">
            <text:p>381,60469667319</text:p>
          </table:table-cell>
          <table:table-cell table:formula="of:=[.GO3]*1000/511" office:value-type="float" office:value="383.561643835616" calcext:value-type="float">
            <text:p>383,561643835616</text:p>
          </table:table-cell>
          <table:table-cell table:formula="of:=[.GP3]*1000/511" office:value-type="float" office:value="385.518590998043" calcext:value-type="float">
            <text:p>385,518590998043</text:p>
          </table:table-cell>
          <table:table-cell table:formula="of:=[.GQ3]*1000/511" office:value-type="float" office:value="387.47553816047" calcext:value-type="float">
            <text:p>387,47553816047</text:p>
          </table:table-cell>
          <table:table-cell table:formula="of:=[.GR3]*1000/511" office:value-type="float" office:value="389.432485322896" calcext:value-type="float">
            <text:p>389,432485322896</text:p>
          </table:table-cell>
          <table:table-cell table:formula="of:=[.GS3]*1000/511" office:value-type="float" office:value="391.389432485323" calcext:value-type="float">
            <text:p>391,389432485323</text:p>
          </table:table-cell>
          <table:table-cell table:formula="of:=[.GT3]*1000/511" office:value-type="float" office:value="393.34637964775" calcext:value-type="float">
            <text:p>393,34637964775</text:p>
          </table:table-cell>
          <table:table-cell table:formula="of:=[.GU3]*1000/511" office:value-type="float" office:value="395.303326810176" calcext:value-type="float">
            <text:p>395,303326810176</text:p>
          </table:table-cell>
          <table:table-cell table:formula="of:=[.GV3]*1000/511" office:value-type="float" office:value="397.260273972603" calcext:value-type="float">
            <text:p>397,260273972603</text:p>
          </table:table-cell>
          <table:table-cell table:formula="of:=[.GW3]*1000/511" office:value-type="float" office:value="399.217221135029" calcext:value-type="float">
            <text:p>399,217221135029</text:p>
          </table:table-cell>
          <table:table-cell table:formula="of:=[.GX3]*1000/511" office:value-type="float" office:value="401.174168297456" calcext:value-type="float">
            <text:p>401,174168297456</text:p>
          </table:table-cell>
          <table:table-cell table:formula="of:=[.GY3]*1000/511" office:value-type="float" office:value="403.131115459883" calcext:value-type="float">
            <text:p>403,131115459883</text:p>
          </table:table-cell>
          <table:table-cell table:formula="of:=[.GZ3]*1000/511" office:value-type="float" office:value="405.088062622309" calcext:value-type="float">
            <text:p>405,088062622309</text:p>
          </table:table-cell>
          <table:table-cell table:formula="of:=[.HA3]*1000/511" office:value-type="float" office:value="407.045009784736" calcext:value-type="float">
            <text:p>407,045009784736</text:p>
          </table:table-cell>
          <table:table-cell table:formula="of:=[.HB3]*1000/511" office:value-type="float" office:value="409.001956947162" calcext:value-type="float">
            <text:p>409,001956947162</text:p>
          </table:table-cell>
          <table:table-cell table:formula="of:=[.HC3]*1000/511" office:value-type="float" office:value="410.958904109589" calcext:value-type="float">
            <text:p>410,958904109589</text:p>
          </table:table-cell>
          <table:table-cell table:formula="of:=[.HD3]*1000/511" office:value-type="float" office:value="412.915851272016" calcext:value-type="float">
            <text:p>412,915851272016</text:p>
          </table:table-cell>
          <table:table-cell table:formula="of:=[.HE3]*1000/511" office:value-type="float" office:value="414.872798434442" calcext:value-type="float">
            <text:p>414,872798434442</text:p>
          </table:table-cell>
          <table:table-cell table:formula="of:=[.HF3]*1000/511" office:value-type="float" office:value="416.829745596869" calcext:value-type="float">
            <text:p>416,829745596869</text:p>
          </table:table-cell>
          <table:table-cell table:formula="of:=[.HG3]*1000/511" office:value-type="float" office:value="418.786692759296" calcext:value-type="float">
            <text:p>418,786692759296</text:p>
          </table:table-cell>
          <table:table-cell table:formula="of:=[.HH3]*1000/511" office:value-type="float" office:value="420.743639921722" calcext:value-type="float">
            <text:p>420,743639921722</text:p>
          </table:table-cell>
          <table:table-cell table:formula="of:=[.HI3]*1000/511" office:value-type="float" office:value="422.700587084149" calcext:value-type="float">
            <text:p>422,700587084149</text:p>
          </table:table-cell>
          <table:table-cell table:formula="of:=[.HJ3]*1000/511" office:value-type="float" office:value="424.657534246575" calcext:value-type="float">
            <text:p>424,657534246575</text:p>
          </table:table-cell>
          <table:table-cell table:formula="of:=[.HK3]*1000/511" office:value-type="float" office:value="426.614481409002" calcext:value-type="float">
            <text:p>426,614481409002</text:p>
          </table:table-cell>
          <table:table-cell table:formula="of:=[.HL3]*1000/511" office:value-type="float" office:value="428.571428571429" calcext:value-type="float">
            <text:p>428,571428571429</text:p>
          </table:table-cell>
          <table:table-cell table:formula="of:=[.HM3]*1000/511" office:value-type="float" office:value="430.528375733855" calcext:value-type="float">
            <text:p>430,528375733855</text:p>
          </table:table-cell>
          <table:table-cell table:formula="of:=[.HN3]*1000/511" office:value-type="float" office:value="432.485322896282" calcext:value-type="float">
            <text:p>432,485322896282</text:p>
          </table:table-cell>
          <table:table-cell table:formula="of:=[.HO3]*1000/511" office:value-type="float" office:value="434.442270058708" calcext:value-type="float">
            <text:p>434,442270058708</text:p>
          </table:table-cell>
          <table:table-cell table:formula="of:=[.HP3]*1000/511" office:value-type="float" office:value="436.399217221135" calcext:value-type="float">
            <text:p>436,399217221135</text:p>
          </table:table-cell>
          <table:table-cell table:formula="of:=[.HQ3]*1000/511" office:value-type="float" office:value="438.356164383562" calcext:value-type="float">
            <text:p>438,356164383562</text:p>
          </table:table-cell>
          <table:table-cell table:formula="of:=[.HR3]*1000/511" office:value-type="float" office:value="440.313111545988" calcext:value-type="float">
            <text:p>440,313111545988</text:p>
          </table:table-cell>
          <table:table-cell table:formula="of:=[.HS3]*1000/511" office:value-type="float" office:value="442.270058708415" calcext:value-type="float">
            <text:p>442,270058708415</text:p>
          </table:table-cell>
          <table:table-cell table:formula="of:=[.HT3]*1000/511" office:value-type="float" office:value="444.227005870842" calcext:value-type="float">
            <text:p>444,227005870842</text:p>
          </table:table-cell>
          <table:table-cell table:formula="of:=[.HU3]*1000/511" office:value-type="float" office:value="446.183953033268" calcext:value-type="float">
            <text:p>446,183953033268</text:p>
          </table:table-cell>
          <table:table-cell table:formula="of:=[.HV3]*1000/511" office:value-type="float" office:value="448.140900195695" calcext:value-type="float">
            <text:p>448,140900195695</text:p>
          </table:table-cell>
          <table:table-cell table:formula="of:=[.HW3]*1000/511" office:value-type="float" office:value="450.097847358121" calcext:value-type="float">
            <text:p>450,097847358121</text:p>
          </table:table-cell>
          <table:table-cell table:formula="of:=[.HX3]*1000/511" office:value-type="float" office:value="452.054794520548" calcext:value-type="float">
            <text:p>452,054794520548</text:p>
          </table:table-cell>
          <table:table-cell table:formula="of:=[.HY3]*1000/511" office:value-type="float" office:value="454.011741682975" calcext:value-type="float">
            <text:p>454,011741682975</text:p>
          </table:table-cell>
          <table:table-cell table:formula="of:=[.HZ3]*1000/511" office:value-type="float" office:value="455.968688845401" calcext:value-type="float">
            <text:p>455,968688845401</text:p>
          </table:table-cell>
          <table:table-cell table:formula="of:=[.IA3]*1000/511" office:value-type="float" office:value="457.925636007828" calcext:value-type="float">
            <text:p>457,925636007828</text:p>
          </table:table-cell>
          <table:table-cell table:formula="of:=[.IB3]*1000/511" office:value-type="float" office:value="459.882583170254" calcext:value-type="float">
            <text:p>459,882583170254</text:p>
          </table:table-cell>
          <table:table-cell table:formula="of:=[.IC3]*1000/511" office:value-type="float" office:value="461.839530332681" calcext:value-type="float">
            <text:p>461,839530332681</text:p>
          </table:table-cell>
          <table:table-cell table:formula="of:=[.ID3]*1000/511" office:value-type="float" office:value="463.796477495108" calcext:value-type="float">
            <text:p>463,796477495108</text:p>
          </table:table-cell>
          <table:table-cell table:formula="of:=[.IE3]*1000/511" office:value-type="float" office:value="465.753424657534" calcext:value-type="float">
            <text:p>465,753424657534</text:p>
          </table:table-cell>
          <table:table-cell table:formula="of:=[.IF3]*1000/511" office:value-type="float" office:value="467.710371819961" calcext:value-type="float">
            <text:p>467,710371819961</text:p>
          </table:table-cell>
          <table:table-cell table:formula="of:=[.IG3]*1000/511" office:value-type="float" office:value="469.667318982387" calcext:value-type="float">
            <text:p>469,667318982387</text:p>
          </table:table-cell>
          <table:table-cell table:formula="of:=[.IH3]*1000/511" office:value-type="float" office:value="471.624266144814" calcext:value-type="float">
            <text:p>471,624266144814</text:p>
          </table:table-cell>
          <table:table-cell table:formula="of:=[.II3]*1000/511" office:value-type="float" office:value="473.581213307241" calcext:value-type="float">
            <text:p>473,581213307241</text:p>
          </table:table-cell>
          <table:table-cell table:formula="of:=[.IJ3]*1000/511" office:value-type="float" office:value="475.538160469667" calcext:value-type="float">
            <text:p>475,538160469667</text:p>
          </table:table-cell>
          <table:table-cell table:formula="of:=[.IK3]*1000/511" office:value-type="float" office:value="477.495107632094" calcext:value-type="float">
            <text:p>477,495107632094</text:p>
          </table:table-cell>
          <table:table-cell table:formula="of:=[.IL3]*1000/511" office:value-type="float" office:value="479.452054794521" calcext:value-type="float">
            <text:p>479,452054794521</text:p>
          </table:table-cell>
          <table:table-cell table:formula="of:=[.IM3]*1000/511" office:value-type="float" office:value="481.409001956947" calcext:value-type="float">
            <text:p>481,409001956947</text:p>
          </table:table-cell>
          <table:table-cell table:formula="of:=[.IN3]*1000/511" office:value-type="float" office:value="483.365949119374" calcext:value-type="float">
            <text:p>483,365949119374</text:p>
          </table:table-cell>
          <table:table-cell table:formula="of:=[.IO3]*1000/511" office:value-type="float" office:value="485.3228962818" calcext:value-type="float">
            <text:p>485,3228962818</text:p>
          </table:table-cell>
          <table:table-cell table:formula="of:=[.IP3]*1000/511" office:value-type="float" office:value="487.279843444227" calcext:value-type="float">
            <text:p>487,279843444227</text:p>
          </table:table-cell>
          <table:table-cell table:formula="of:=[.IQ3]*1000/511" office:value-type="float" office:value="489.236790606654" calcext:value-type="float">
            <text:p>489,236790606654</text:p>
          </table:table-cell>
          <table:table-cell table:formula="of:=[.IR3]*1000/511" office:value-type="float" office:value="491.19373776908" calcext:value-type="float">
            <text:p>491,19373776908</text:p>
          </table:table-cell>
          <table:table-cell table:formula="of:=[.IS3]*1000/511" office:value-type="float" office:value="493.150684931507" calcext:value-type="float">
            <text:p>493,150684931507</text:p>
          </table:table-cell>
          <table:table-cell table:formula="of:=[.IT3]*1000/511" office:value-type="float" office:value="495.107632093934" calcext:value-type="float">
            <text:p>495,107632093934</text:p>
          </table:table-cell>
          <table:table-cell table:formula="of:=[.IU3]*1000/511" office:value-type="float" office:value="497.06457925636" calcext:value-type="float">
            <text:p>497,06457925636</text:p>
          </table:table-cell>
          <table:table-cell table:formula="of:=[.IV3]*1000/511" office:value-type="float" office:value="499.021526418787" calcext:value-type="float">
            <text:p>499,021526418787</text:p>
          </table:table-cell>
          <table:table-cell table:formula="of:=[.IW3]*1000/511" office:value-type="float" office:value="500.978473581213" calcext:value-type="float">
            <text:p>500,978473581213</text:p>
          </table:table-cell>
          <table:table-cell table:formula="of:=[.IX3]*1000/511" office:value-type="float" office:value="502.93542074364" calcext:value-type="float">
            <text:p>502,93542074364</text:p>
          </table:table-cell>
          <table:table-cell table:formula="of:=[.IY3]*1000/511" office:value-type="float" office:value="504.892367906067" calcext:value-type="float">
            <text:p>504,892367906067</text:p>
          </table:table-cell>
          <table:table-cell table:formula="of:=[.IZ3]*1000/511" office:value-type="float" office:value="506.849315068493" calcext:value-type="float">
            <text:p>506,849315068493</text:p>
          </table:table-cell>
          <table:table-cell table:formula="of:=[.JA3]*1000/511" office:value-type="float" office:value="508.80626223092" calcext:value-type="float">
            <text:p>508,80626223092</text:p>
          </table:table-cell>
          <table:table-cell table:formula="of:=[.JB3]*1000/511" office:value-type="float" office:value="510.763209393346" calcext:value-type="float">
            <text:p>510,763209393346</text:p>
          </table:table-cell>
          <table:table-cell table:formula="of:=[.JC3]*1000/511" office:value-type="float" office:value="512.720156555773" calcext:value-type="float">
            <text:p>512,720156555773</text:p>
          </table:table-cell>
          <table:table-cell table:formula="of:=[.JD3]*1000/511" office:value-type="float" office:value="514.6771037182" calcext:value-type="float">
            <text:p>514,6771037182</text:p>
          </table:table-cell>
          <table:table-cell table:formula="of:=[.JE3]*1000/511" office:value-type="float" office:value="516.634050880626" calcext:value-type="float">
            <text:p>516,634050880626</text:p>
          </table:table-cell>
          <table:table-cell table:formula="of:=[.JF3]*1000/511" office:value-type="float" office:value="518.590998043053" calcext:value-type="float">
            <text:p>518,590998043053</text:p>
          </table:table-cell>
          <table:table-cell table:formula="of:=[.JG3]*1000/511" office:value-type="float" office:value="520.547945205479" calcext:value-type="float">
            <text:p>520,547945205479</text:p>
          </table:table-cell>
          <table:table-cell table:formula="of:=[.JH3]*1000/511" office:value-type="float" office:value="522.504892367906" calcext:value-type="float">
            <text:p>522,504892367906</text:p>
          </table:table-cell>
          <table:table-cell table:formula="of:=[.JI3]*1000/511" office:value-type="float" office:value="524.461839530333" calcext:value-type="float">
            <text:p>524,461839530333</text:p>
          </table:table-cell>
          <table:table-cell table:formula="of:=[.JJ3]*1000/511" office:value-type="float" office:value="526.418786692759" calcext:value-type="float">
            <text:p>526,418786692759</text:p>
          </table:table-cell>
          <table:table-cell table:formula="of:=[.JK3]*1000/511" office:value-type="float" office:value="528.375733855186" calcext:value-type="float">
            <text:p>528,375733855186</text:p>
          </table:table-cell>
          <table:table-cell table:formula="of:=[.JL3]*1000/511" office:value-type="float" office:value="530.332681017613" calcext:value-type="float">
            <text:p>530,332681017613</text:p>
          </table:table-cell>
          <table:table-cell table:formula="of:=[.JM3]*1000/511" office:value-type="float" office:value="532.289628180039" calcext:value-type="float">
            <text:p>532,289628180039</text:p>
          </table:table-cell>
          <table:table-cell table:formula="of:=[.JN3]*1000/511" office:value-type="float" office:value="534.246575342466" calcext:value-type="float">
            <text:p>534,246575342466</text:p>
          </table:table-cell>
          <table:table-cell table:formula="of:=[.JO3]*1000/511" office:value-type="float" office:value="536.203522504892" calcext:value-type="float">
            <text:p>536,203522504892</text:p>
          </table:table-cell>
          <table:table-cell table:formula="of:=[.JP3]*1000/511" office:value-type="float" office:value="538.160469667319" calcext:value-type="float">
            <text:p>538,160469667319</text:p>
          </table:table-cell>
          <table:table-cell table:formula="of:=[.JQ3]*1000/511" office:value-type="float" office:value="540.117416829746" calcext:value-type="float">
            <text:p>540,117416829746</text:p>
          </table:table-cell>
          <table:table-cell table:formula="of:=[.JR3]*1000/511" office:value-type="float" office:value="542.074363992172" calcext:value-type="float">
            <text:p>542,074363992172</text:p>
          </table:table-cell>
          <table:table-cell table:formula="of:=[.JS3]*1000/511" office:value-type="float" office:value="544.031311154599" calcext:value-type="float">
            <text:p>544,031311154599</text:p>
          </table:table-cell>
          <table:table-cell table:formula="of:=[.JT3]*1000/511" office:value-type="float" office:value="545.988258317025" calcext:value-type="float">
            <text:p>545,988258317025</text:p>
          </table:table-cell>
          <table:table-cell table:formula="of:=[.JU3]*1000/511" office:value-type="float" office:value="547.945205479452" calcext:value-type="float">
            <text:p>547,945205479452</text:p>
          </table:table-cell>
          <table:table-cell table:formula="of:=[.JV3]*1000/511" office:value-type="float" office:value="549.902152641879" calcext:value-type="float">
            <text:p>549,902152641879</text:p>
          </table:table-cell>
          <table:table-cell table:formula="of:=[.JW3]*1000/511" office:value-type="float" office:value="551.859099804305" calcext:value-type="float">
            <text:p>551,859099804305</text:p>
          </table:table-cell>
          <table:table-cell table:formula="of:=[.JX3]*1000/511" office:value-type="float" office:value="553.816046966732" calcext:value-type="float">
            <text:p>553,816046966732</text:p>
          </table:table-cell>
          <table:table-cell table:formula="of:=[.JY3]*1000/511" office:value-type="float" office:value="555.772994129159" calcext:value-type="float">
            <text:p>555,772994129159</text:p>
          </table:table-cell>
          <table:table-cell table:formula="of:=[.JZ3]*1000/511" office:value-type="float" office:value="557.729941291585" calcext:value-type="float">
            <text:p>557,729941291585</text:p>
          </table:table-cell>
          <table:table-cell table:formula="of:=[.KA3]*1000/511" office:value-type="float" office:value="559.686888454012" calcext:value-type="float">
            <text:p>559,686888454012</text:p>
          </table:table-cell>
          <table:table-cell table:formula="of:=[.KB3]*1000/511" office:value-type="float" office:value="561.643835616438" calcext:value-type="float">
            <text:p>561,643835616438</text:p>
          </table:table-cell>
          <table:table-cell table:formula="of:=[.KC3]*1000/511" office:value-type="float" office:value="563.600782778865" calcext:value-type="float">
            <text:p>563,600782778865</text:p>
          </table:table-cell>
          <table:table-cell table:formula="of:=[.KD3]*1000/511" office:value-type="float" office:value="565.557729941292" calcext:value-type="float">
            <text:p>565,557729941292</text:p>
          </table:table-cell>
          <table:table-cell table:formula="of:=[.KE3]*1000/511" office:value-type="float" office:value="567.514677103718" calcext:value-type="float">
            <text:p>567,514677103718</text:p>
          </table:table-cell>
          <table:table-cell table:formula="of:=[.KF3]*1000/511" office:value-type="float" office:value="569.471624266145" calcext:value-type="float">
            <text:p>569,471624266145</text:p>
          </table:table-cell>
          <table:table-cell table:formula="of:=[.KG3]*1000/511" office:value-type="float" office:value="571.428571428571" calcext:value-type="float">
            <text:p>571,428571428571</text:p>
          </table:table-cell>
          <table:table-cell table:formula="of:=[.KH3]*1000/511" office:value-type="float" office:value="573.385518590998" calcext:value-type="float">
            <text:p>573,385518590998</text:p>
          </table:table-cell>
          <table:table-cell table:formula="of:=[.KI3]*1000/511" office:value-type="float" office:value="575.342465753425" calcext:value-type="float">
            <text:p>575,342465753425</text:p>
          </table:table-cell>
          <table:table-cell table:formula="of:=[.KJ3]*1000/511" office:value-type="float" office:value="577.299412915851" calcext:value-type="float">
            <text:p>577,299412915851</text:p>
          </table:table-cell>
          <table:table-cell table:formula="of:=[.KK3]*1000/511" office:value-type="float" office:value="579.256360078278" calcext:value-type="float">
            <text:p>579,256360078278</text:p>
          </table:table-cell>
          <table:table-cell table:formula="of:=[.KL3]*1000/511" office:value-type="float" office:value="581.213307240705" calcext:value-type="float">
            <text:p>581,213307240705</text:p>
          </table:table-cell>
          <table:table-cell table:formula="of:=[.KM3]*1000/511" office:value-type="float" office:value="583.170254403131" calcext:value-type="float">
            <text:p>583,170254403131</text:p>
          </table:table-cell>
          <table:table-cell table:formula="of:=[.KN3]*1000/511" office:value-type="float" office:value="585.127201565558" calcext:value-type="float">
            <text:p>585,127201565558</text:p>
          </table:table-cell>
          <table:table-cell table:formula="of:=[.KO3]*1000/511" office:value-type="float" office:value="587.084148727984" calcext:value-type="float">
            <text:p>587,084148727984</text:p>
          </table:table-cell>
          <table:table-cell table:formula="of:=[.KP3]*1000/511" office:value-type="float" office:value="589.041095890411" calcext:value-type="float">
            <text:p>589,041095890411</text:p>
          </table:table-cell>
          <table:table-cell table:formula="of:=[.KQ3]*1000/511" office:value-type="float" office:value="590.998043052838" calcext:value-type="float">
            <text:p>590,998043052838</text:p>
          </table:table-cell>
          <table:table-cell table:formula="of:=[.KR3]*1000/511" office:value-type="float" office:value="592.954990215264" calcext:value-type="float">
            <text:p>592,954990215264</text:p>
          </table:table-cell>
          <table:table-cell table:formula="of:=[.KS3]*1000/511" office:value-type="float" office:value="594.911937377691" calcext:value-type="float">
            <text:p>594,911937377691</text:p>
          </table:table-cell>
          <table:table-cell table:formula="of:=[.KT3]*1000/511" office:value-type="float" office:value="596.868884540117" calcext:value-type="float">
            <text:p>596,868884540117</text:p>
          </table:table-cell>
          <table:table-cell table:formula="of:=[.KU3]*1000/511" office:value-type="float" office:value="598.825831702544" calcext:value-type="float">
            <text:p>598,825831702544</text:p>
          </table:table-cell>
          <table:table-cell table:formula="of:=[.KV3]*1000/511" office:value-type="float" office:value="600.782778864971" calcext:value-type="float">
            <text:p>600,782778864971</text:p>
          </table:table-cell>
          <table:table-cell table:formula="of:=[.KW3]*1000/511" office:value-type="float" office:value="602.739726027397" calcext:value-type="float">
            <text:p>602,739726027397</text:p>
          </table:table-cell>
          <table:table-cell table:formula="of:=[.KX3]*1000/511" office:value-type="float" office:value="604.696673189824" calcext:value-type="float">
            <text:p>604,696673189824</text:p>
          </table:table-cell>
          <table:table-cell table:formula="of:=[.KY3]*1000/511" office:value-type="float" office:value="606.653620352251" calcext:value-type="float">
            <text:p>606,653620352251</text:p>
          </table:table-cell>
          <table:table-cell table:formula="of:=[.KZ3]*1000/511" office:value-type="float" office:value="608.610567514677" calcext:value-type="float">
            <text:p>608,610567514677</text:p>
          </table:table-cell>
          <table:table-cell table:formula="of:=[.LA3]*1000/511" office:value-type="float" office:value="610.567514677104" calcext:value-type="float">
            <text:p>610,567514677104</text:p>
          </table:table-cell>
          <table:table-cell table:formula="of:=[.LB3]*1000/511" office:value-type="float" office:value="612.52446183953" calcext:value-type="float">
            <text:p>612,52446183953</text:p>
          </table:table-cell>
          <table:table-cell table:formula="of:=[.LC3]*1000/511" office:value-type="float" office:value="614.481409001957" calcext:value-type="float">
            <text:p>614,481409001957</text:p>
          </table:table-cell>
          <table:table-cell table:formula="of:=[.LD3]*1000/511" office:value-type="float" office:value="616.438356164384" calcext:value-type="float">
            <text:p>616,438356164384</text:p>
          </table:table-cell>
          <table:table-cell table:formula="of:=[.LE3]*1000/511" office:value-type="float" office:value="618.39530332681" calcext:value-type="float">
            <text:p>618,39530332681</text:p>
          </table:table-cell>
          <table:table-cell table:formula="of:=[.LF3]*1000/511" office:value-type="float" office:value="620.352250489237" calcext:value-type="float">
            <text:p>620,352250489237</text:p>
          </table:table-cell>
          <table:table-cell table:formula="of:=[.LG3]*1000/511" office:value-type="float" office:value="622.309197651664" calcext:value-type="float">
            <text:p>622,309197651664</text:p>
          </table:table-cell>
          <table:table-cell table:formula="of:=[.LH3]*1000/511" office:value-type="float" office:value="624.26614481409" calcext:value-type="float">
            <text:p>624,26614481409</text:p>
          </table:table-cell>
          <table:table-cell table:formula="of:=[.LI3]*1000/511" office:value-type="float" office:value="626.223091976517" calcext:value-type="float">
            <text:p>626,223091976517</text:p>
          </table:table-cell>
          <table:table-cell table:formula="of:=[.LJ3]*1000/511" office:value-type="float" office:value="628.180039138943" calcext:value-type="float">
            <text:p>628,180039138943</text:p>
          </table:table-cell>
          <table:table-cell table:formula="of:=[.LK3]*1000/511" office:value-type="float" office:value="630.13698630137" calcext:value-type="float">
            <text:p>630,13698630137</text:p>
          </table:table-cell>
          <table:table-cell table:formula="of:=[.LL3]*1000/511" office:value-type="float" office:value="632.093933463796" calcext:value-type="float">
            <text:p>632,093933463796</text:p>
          </table:table-cell>
          <table:table-cell table:formula="of:=[.LM3]*1000/511" office:value-type="float" office:value="634.050880626223" calcext:value-type="float">
            <text:p>634,050880626223</text:p>
          </table:table-cell>
          <table:table-cell table:formula="of:=[.LN3]*1000/511" office:value-type="float" office:value="636.00782778865" calcext:value-type="float">
            <text:p>636,00782778865</text:p>
          </table:table-cell>
          <table:table-cell table:formula="of:=[.LO3]*1000/511" office:value-type="float" office:value="637.964774951076" calcext:value-type="float">
            <text:p>637,964774951076</text:p>
          </table:table-cell>
          <table:table-cell table:formula="of:=[.LP3]*1000/511" office:value-type="float" office:value="639.921722113503" calcext:value-type="float">
            <text:p>639,921722113503</text:p>
          </table:table-cell>
          <table:table-cell table:formula="of:=[.LQ3]*1000/511" office:value-type="float" office:value="641.87866927593" calcext:value-type="float">
            <text:p>641,87866927593</text:p>
          </table:table-cell>
          <table:table-cell table:formula="of:=[.LR3]*1000/511" office:value-type="float" office:value="643.835616438356" calcext:value-type="float">
            <text:p>643,835616438356</text:p>
          </table:table-cell>
          <table:table-cell table:formula="of:=[.LS3]*1000/511" office:value-type="float" office:value="645.792563600783" calcext:value-type="float">
            <text:p>645,792563600783</text:p>
          </table:table-cell>
          <table:table-cell table:formula="of:=[.LT3]*1000/511" office:value-type="float" office:value="647.749510763209" calcext:value-type="float">
            <text:p>647,749510763209</text:p>
          </table:table-cell>
          <table:table-cell table:formula="of:=[.LU3]*1000/511" office:value-type="float" office:value="649.706457925636" calcext:value-type="float">
            <text:p>649,706457925636</text:p>
          </table:table-cell>
          <table:table-cell table:formula="of:=[.LV3]*1000/511" office:value-type="float" office:value="651.663405088063" calcext:value-type="float">
            <text:p>651,663405088063</text:p>
          </table:table-cell>
          <table:table-cell table:formula="of:=[.LW3]*1000/511" office:value-type="float" office:value="653.620352250489" calcext:value-type="float">
            <text:p>653,620352250489</text:p>
          </table:table-cell>
          <table:table-cell table:formula="of:=[.LX3]*1000/511" office:value-type="float" office:value="655.577299412916" calcext:value-type="float">
            <text:p>655,577299412916</text:p>
          </table:table-cell>
          <table:table-cell table:formula="of:=[.LY3]*1000/511" office:value-type="float" office:value="657.534246575342" calcext:value-type="float">
            <text:p>657,534246575342</text:p>
          </table:table-cell>
          <table:table-cell table:formula="of:=[.LZ3]*1000/511" office:value-type="float" office:value="659.491193737769" calcext:value-type="float">
            <text:p>659,491193737769</text:p>
          </table:table-cell>
          <table:table-cell table:formula="of:=[.MA3]*1000/511" office:value-type="float" office:value="661.448140900196" calcext:value-type="float">
            <text:p>661,448140900196</text:p>
          </table:table-cell>
          <table:table-cell table:formula="of:=[.MB3]*1000/511" office:value-type="float" office:value="663.405088062622" calcext:value-type="float">
            <text:p>663,405088062622</text:p>
          </table:table-cell>
          <table:table-cell table:formula="of:=[.MC3]*1000/511" office:value-type="float" office:value="665.362035225049" calcext:value-type="float">
            <text:p>665,362035225049</text:p>
          </table:table-cell>
          <table:table-cell table:formula="of:=[.MD3]*1000/511" office:value-type="float" office:value="667.318982387476" calcext:value-type="float">
            <text:p>667,318982387476</text:p>
          </table:table-cell>
          <table:table-cell table:formula="of:=[.ME3]*1000/511" office:value-type="float" office:value="669.275929549902" calcext:value-type="float">
            <text:p>669,275929549902</text:p>
          </table:table-cell>
          <table:table-cell table:formula="of:=[.MF3]*1000/511" office:value-type="float" office:value="671.232876712329" calcext:value-type="float">
            <text:p>671,232876712329</text:p>
          </table:table-cell>
          <table:table-cell table:formula="of:=[.MG3]*1000/511" office:value-type="float" office:value="673.189823874755" calcext:value-type="float">
            <text:p>673,189823874755</text:p>
          </table:table-cell>
          <table:table-cell table:formula="of:=[.MH3]*1000/511" office:value-type="float" office:value="675.146771037182" calcext:value-type="float">
            <text:p>675,146771037182</text:p>
          </table:table-cell>
          <table:table-cell table:formula="of:=[.MI3]*1000/511" office:value-type="float" office:value="677.103718199609" calcext:value-type="float">
            <text:p>677,103718199609</text:p>
          </table:table-cell>
          <table:table-cell table:formula="of:=[.MJ3]*1000/511" office:value-type="float" office:value="679.060665362035" calcext:value-type="float">
            <text:p>679,060665362035</text:p>
          </table:table-cell>
          <table:table-cell table:formula="of:=[.MK3]*1000/511" office:value-type="float" office:value="681.017612524462" calcext:value-type="float">
            <text:p>681,017612524462</text:p>
          </table:table-cell>
          <table:table-cell table:formula="of:=[.ML3]*1000/511" office:value-type="float" office:value="682.974559686889" calcext:value-type="float">
            <text:p>682,974559686889</text:p>
          </table:table-cell>
          <table:table-cell table:formula="of:=[.MM3]*1000/511" office:value-type="float" office:value="684.931506849315" calcext:value-type="float">
            <text:p>684,931506849315</text:p>
          </table:table-cell>
          <table:table-cell table:formula="of:=[.MN3]*1000/511" office:value-type="float" office:value="686.888454011742" calcext:value-type="float">
            <text:p>686,888454011742</text:p>
          </table:table-cell>
          <table:table-cell table:formula="of:=[.MO3]*1000/511" office:value-type="float" office:value="688.845401174168" calcext:value-type="float">
            <text:p>688,845401174168</text:p>
          </table:table-cell>
          <table:table-cell table:formula="of:=[.MP3]*1000/511" office:value-type="float" office:value="690.802348336595" calcext:value-type="float">
            <text:p>690,802348336595</text:p>
          </table:table-cell>
          <table:table-cell table:formula="of:=[.MQ3]*1000/511" office:value-type="float" office:value="692.759295499021" calcext:value-type="float">
            <text:p>692,759295499021</text:p>
          </table:table-cell>
          <table:table-cell table:formula="of:=[.MR3]*1000/511" office:value-type="float" office:value="694.716242661448" calcext:value-type="float">
            <text:p>694,716242661448</text:p>
          </table:table-cell>
          <table:table-cell table:formula="of:=[.MS3]*1000/511" office:value-type="float" office:value="696.673189823875" calcext:value-type="float">
            <text:p>696,673189823875</text:p>
          </table:table-cell>
          <table:table-cell table:formula="of:=[.MT3]*1000/511" office:value-type="float" office:value="698.630136986301" calcext:value-type="float">
            <text:p>698,630136986301</text:p>
          </table:table-cell>
          <table:table-cell table:formula="of:=[.MU3]*1000/511" office:value-type="float" office:value="700.587084148728" calcext:value-type="float">
            <text:p>700,587084148728</text:p>
          </table:table-cell>
          <table:table-cell table:formula="of:=[.MV3]*1000/511" office:value-type="float" office:value="702.544031311155" calcext:value-type="float">
            <text:p>702,544031311155</text:p>
          </table:table-cell>
          <table:table-cell table:formula="of:=[.MW3]*1000/511" office:value-type="float" office:value="704.500978473581" calcext:value-type="float">
            <text:p>704,500978473581</text:p>
          </table:table-cell>
          <table:table-cell table:formula="of:=[.MX3]*1000/511" office:value-type="float" office:value="706.457925636008" calcext:value-type="float">
            <text:p>706,457925636008</text:p>
          </table:table-cell>
          <table:table-cell table:formula="of:=[.MY3]*1000/511" office:value-type="float" office:value="708.414872798435" calcext:value-type="float">
            <text:p>708,414872798435</text:p>
          </table:table-cell>
          <table:table-cell table:formula="of:=[.MZ3]*1000/511" office:value-type="float" office:value="710.371819960861" calcext:value-type="float">
            <text:p>710,371819960861</text:p>
          </table:table-cell>
          <table:table-cell table:formula="of:=[.NA3]*1000/511" office:value-type="float" office:value="712.328767123288" calcext:value-type="float">
            <text:p>712,328767123288</text:p>
          </table:table-cell>
          <table:table-cell table:formula="of:=[.NB3]*1000/511" office:value-type="float" office:value="714.285714285714" calcext:value-type="float">
            <text:p>714,285714285714</text:p>
          </table:table-cell>
          <table:table-cell table:formula="of:=[.NC3]*1000/511" office:value-type="float" office:value="716.242661448141" calcext:value-type="float">
            <text:p>716,242661448141</text:p>
          </table:table-cell>
          <table:table-cell table:formula="of:=[.ND3]*1000/511" office:value-type="float" office:value="718.199608610568" calcext:value-type="float">
            <text:p>718,199608610568</text:p>
          </table:table-cell>
          <table:table-cell table:formula="of:=[.NE3]*1000/511" office:value-type="float" office:value="720.156555772994" calcext:value-type="float">
            <text:p>720,156555772994</text:p>
          </table:table-cell>
          <table:table-cell table:formula="of:=[.NF3]*1000/511" office:value-type="float" office:value="722.113502935421" calcext:value-type="float">
            <text:p>722,113502935421</text:p>
          </table:table-cell>
          <table:table-cell table:formula="of:=[.NG3]*1000/511" office:value-type="float" office:value="724.070450097847" calcext:value-type="float">
            <text:p>724,070450097847</text:p>
          </table:table-cell>
          <table:table-cell table:formula="of:=[.NH3]*1000/511" office:value-type="float" office:value="726.027397260274" calcext:value-type="float">
            <text:p>726,027397260274</text:p>
          </table:table-cell>
          <table:table-cell table:formula="of:=[.NI3]*1000/511" office:value-type="float" office:value="727.984344422701" calcext:value-type="float">
            <text:p>727,984344422701</text:p>
          </table:table-cell>
          <table:table-cell table:formula="of:=[.NJ3]*1000/511" office:value-type="float" office:value="729.941291585127" calcext:value-type="float">
            <text:p>729,941291585127</text:p>
          </table:table-cell>
          <table:table-cell table:formula="of:=[.NK3]*1000/511" office:value-type="float" office:value="731.898238747554" calcext:value-type="float">
            <text:p>731,898238747554</text:p>
          </table:table-cell>
          <table:table-cell table:formula="of:=[.NL3]*1000/511" office:value-type="float" office:value="733.85518590998" calcext:value-type="float">
            <text:p>733,85518590998</text:p>
          </table:table-cell>
          <table:table-cell table:formula="of:=[.NM3]*1000/511" office:value-type="float" office:value="735.812133072407" calcext:value-type="float">
            <text:p>735,812133072407</text:p>
          </table:table-cell>
          <table:table-cell table:formula="of:=[.NN3]*1000/511" office:value-type="float" office:value="737.769080234834" calcext:value-type="float">
            <text:p>737,769080234834</text:p>
          </table:table-cell>
          <table:table-cell table:formula="of:=[.NO3]*1000/511" office:value-type="float" office:value="739.72602739726" calcext:value-type="float">
            <text:p>739,72602739726</text:p>
          </table:table-cell>
          <table:table-cell table:formula="of:=[.NP3]*1000/511" office:value-type="float" office:value="741.682974559687" calcext:value-type="float">
            <text:p>741,682974559687</text:p>
          </table:table-cell>
          <table:table-cell table:formula="of:=[.NQ3]*1000/511" office:value-type="float" office:value="743.639921722114" calcext:value-type="float">
            <text:p>743,639921722114</text:p>
          </table:table-cell>
          <table:table-cell table:formula="of:=[.NR3]*1000/511" office:value-type="float" office:value="745.59686888454" calcext:value-type="float">
            <text:p>745,59686888454</text:p>
          </table:table-cell>
          <table:table-cell table:formula="of:=[.NS3]*1000/511" office:value-type="float" office:value="747.553816046967" calcext:value-type="float">
            <text:p>747,553816046967</text:p>
          </table:table-cell>
          <table:table-cell table:formula="of:=[.NT3]*1000/511" office:value-type="float" office:value="749.510763209393" calcext:value-type="float">
            <text:p>749,510763209393</text:p>
          </table:table-cell>
          <table:table-cell table:formula="of:=[.NU3]*1000/511" office:value-type="float" office:value="751.46771037182" calcext:value-type="float">
            <text:p>751,46771037182</text:p>
          </table:table-cell>
          <table:table-cell table:formula="of:=[.NV3]*1000/511" office:value-type="float" office:value="753.424657534247" calcext:value-type="float">
            <text:p>753,424657534247</text:p>
          </table:table-cell>
          <table:table-cell table:formula="of:=[.NW3]*1000/511" office:value-type="float" office:value="755.381604696673" calcext:value-type="float">
            <text:p>755,381604696673</text:p>
          </table:table-cell>
          <table:table-cell table:formula="of:=[.NX3]*1000/511" office:value-type="float" office:value="757.3385518591" calcext:value-type="float">
            <text:p>757,3385518591</text:p>
          </table:table-cell>
          <table:table-cell table:formula="of:=[.NY3]*1000/511" office:value-type="float" office:value="759.295499021526" calcext:value-type="float">
            <text:p>759,295499021526</text:p>
          </table:table-cell>
          <table:table-cell table:formula="of:=[.NZ3]*1000/511" office:value-type="float" office:value="761.252446183953" calcext:value-type="float">
            <text:p>761,252446183953</text:p>
          </table:table-cell>
          <table:table-cell table:formula="of:=[.OA3]*1000/511" office:value-type="float" office:value="763.20939334638" calcext:value-type="float">
            <text:p>763,20939334638</text:p>
          </table:table-cell>
          <table:table-cell table:formula="of:=[.OB3]*1000/511" office:value-type="float" office:value="765.166340508806" calcext:value-type="float">
            <text:p>765,166340508806</text:p>
          </table:table-cell>
          <table:table-cell table:formula="of:=[.OC3]*1000/511" office:value-type="float" office:value="767.123287671233" calcext:value-type="float">
            <text:p>767,123287671233</text:p>
          </table:table-cell>
          <table:table-cell table:formula="of:=[.OD3]*1000/511" office:value-type="float" office:value="769.08023483366" calcext:value-type="float">
            <text:p>769,08023483366</text:p>
          </table:table-cell>
          <table:table-cell table:formula="of:=[.OE3]*1000/511" office:value-type="float" office:value="771.037181996086" calcext:value-type="float">
            <text:p>771,037181996086</text:p>
          </table:table-cell>
          <table:table-cell table:formula="of:=[.OF3]*1000/511" office:value-type="float" office:value="772.994129158513" calcext:value-type="float">
            <text:p>772,994129158513</text:p>
          </table:table-cell>
          <table:table-cell table:formula="of:=[.OG3]*1000/511" office:value-type="float" office:value="774.951076320939" calcext:value-type="float">
            <text:p>774,951076320939</text:p>
          </table:table-cell>
          <table:table-cell table:formula="of:=[.OH3]*1000/511" office:value-type="float" office:value="776.908023483366" calcext:value-type="float">
            <text:p>776,908023483366</text:p>
          </table:table-cell>
          <table:table-cell table:formula="of:=[.OI3]*1000/511" office:value-type="float" office:value="778.864970645793" calcext:value-type="float">
            <text:p>778,864970645793</text:p>
          </table:table-cell>
          <table:table-cell table:formula="of:=[.OJ3]*1000/511" office:value-type="float" office:value="780.821917808219" calcext:value-type="float">
            <text:p>780,821917808219</text:p>
          </table:table-cell>
          <table:table-cell table:formula="of:=[.OK3]*1000/511" office:value-type="float" office:value="782.778864970646" calcext:value-type="float">
            <text:p>782,778864970646</text:p>
          </table:table-cell>
          <table:table-cell table:formula="of:=[.OL3]*1000/511" office:value-type="float" office:value="784.735812133072" calcext:value-type="float">
            <text:p>784,735812133072</text:p>
          </table:table-cell>
          <table:table-cell table:formula="of:=[.OM3]*1000/511" office:value-type="float" office:value="786.692759295499" calcext:value-type="float">
            <text:p>786,692759295499</text:p>
          </table:table-cell>
          <table:table-cell table:formula="of:=[.ON3]*1000/511" office:value-type="float" office:value="788.649706457926" calcext:value-type="float">
            <text:p>788,649706457926</text:p>
          </table:table-cell>
          <table:table-cell table:formula="of:=[.OO3]*1000/511" office:value-type="float" office:value="790.606653620352" calcext:value-type="float">
            <text:p>790,606653620352</text:p>
          </table:table-cell>
          <table:table-cell table:formula="of:=[.OP3]*1000/511" office:value-type="float" office:value="792.563600782779" calcext:value-type="float">
            <text:p>792,563600782779</text:p>
          </table:table-cell>
          <table:table-cell table:formula="of:=[.OQ3]*1000/511" office:value-type="float" office:value="794.520547945206" calcext:value-type="float">
            <text:p>794,520547945206</text:p>
          </table:table-cell>
          <table:table-cell table:formula="of:=[.OR3]*1000/511" office:value-type="float" office:value="796.477495107632" calcext:value-type="float">
            <text:p>796,477495107632</text:p>
          </table:table-cell>
          <table:table-cell table:formula="of:=[.OS3]*1000/511" office:value-type="float" office:value="798.434442270059" calcext:value-type="float">
            <text:p>798,434442270059</text:p>
          </table:table-cell>
          <table:table-cell table:formula="of:=[.OT3]*1000/511" office:value-type="float" office:value="800.391389432485" calcext:value-type="float">
            <text:p>800,391389432485</text:p>
          </table:table-cell>
          <table:table-cell table:formula="of:=[.OU3]*1000/511" office:value-type="float" office:value="802.348336594912" calcext:value-type="float">
            <text:p>802,348336594912</text:p>
          </table:table-cell>
          <table:table-cell table:formula="of:=[.OV3]*1000/511" office:value-type="float" office:value="804.305283757339" calcext:value-type="float">
            <text:p>804,305283757339</text:p>
          </table:table-cell>
          <table:table-cell table:formula="of:=[.OW3]*1000/511" office:value-type="float" office:value="806.262230919765" calcext:value-type="float">
            <text:p>806,262230919765</text:p>
          </table:table-cell>
          <table:table-cell table:formula="of:=[.OX3]*1000/511" office:value-type="float" office:value="808.219178082192" calcext:value-type="float">
            <text:p>808,219178082192</text:p>
          </table:table-cell>
          <table:table-cell table:formula="of:=[.OY3]*1000/511" office:value-type="float" office:value="810.176125244618" calcext:value-type="float">
            <text:p>810,176125244618</text:p>
          </table:table-cell>
          <table:table-cell table:formula="of:=[.OZ3]*1000/511" office:value-type="float" office:value="812.133072407045" calcext:value-type="float">
            <text:p>812,133072407045</text:p>
          </table:table-cell>
          <table:table-cell table:formula="of:=[.PA3]*1000/511" office:value-type="float" office:value="814.090019569472" calcext:value-type="float">
            <text:p>814,090019569472</text:p>
          </table:table-cell>
          <table:table-cell table:formula="of:=[.PB3]*1000/511" office:value-type="float" office:value="816.046966731898" calcext:value-type="float">
            <text:p>816,046966731898</text:p>
          </table:table-cell>
          <table:table-cell table:formula="of:=[.PC3]*1000/511" office:value-type="float" office:value="818.003913894325" calcext:value-type="float">
            <text:p>818,003913894325</text:p>
          </table:table-cell>
          <table:table-cell table:formula="of:=[.PD3]*1000/511" office:value-type="float" office:value="819.960861056751" calcext:value-type="float">
            <text:p>819,960861056751</text:p>
          </table:table-cell>
          <table:table-cell table:formula="of:=[.PE3]*1000/511" office:value-type="float" office:value="821.917808219178" calcext:value-type="float">
            <text:p>821,917808219178</text:p>
          </table:table-cell>
          <table:table-cell table:formula="of:=[.PF3]*1000/511" office:value-type="float" office:value="823.874755381605" calcext:value-type="float">
            <text:p>823,874755381605</text:p>
          </table:table-cell>
          <table:table-cell table:formula="of:=[.PG3]*1000/511" office:value-type="float" office:value="825.831702544031" calcext:value-type="float">
            <text:p>825,831702544031</text:p>
          </table:table-cell>
          <table:table-cell table:formula="of:=[.PH3]*1000/511" office:value-type="float" office:value="827.788649706458" calcext:value-type="float">
            <text:p>827,788649706458</text:p>
          </table:table-cell>
          <table:table-cell table:formula="of:=[.PI3]*1000/511" office:value-type="float" office:value="829.745596868884" calcext:value-type="float">
            <text:p>829,745596868884</text:p>
          </table:table-cell>
          <table:table-cell table:formula="of:=[.PJ3]*1000/511" office:value-type="float" office:value="831.702544031311" calcext:value-type="float">
            <text:p>831,702544031311</text:p>
          </table:table-cell>
          <table:table-cell table:formula="of:=[.PK3]*1000/511" office:value-type="float" office:value="833.659491193738" calcext:value-type="float">
            <text:p>833,659491193738</text:p>
          </table:table-cell>
          <table:table-cell table:formula="of:=[.PL3]*1000/511" office:value-type="float" office:value="835.616438356164" calcext:value-type="float">
            <text:p>835,616438356164</text:p>
          </table:table-cell>
          <table:table-cell table:formula="of:=[.PM3]*1000/511" office:value-type="float" office:value="837.573385518591" calcext:value-type="float">
            <text:p>837,573385518591</text:p>
          </table:table-cell>
          <table:table-cell table:formula="of:=[.PN3]*1000/511" office:value-type="float" office:value="839.530332681018" calcext:value-type="float">
            <text:p>839,530332681018</text:p>
          </table:table-cell>
          <table:table-cell table:formula="of:=[.PO3]*1000/511" office:value-type="float" office:value="841.487279843444" calcext:value-type="float">
            <text:p>841,487279843444</text:p>
          </table:table-cell>
          <table:table-cell table:formula="of:=[.PP3]*1000/511" office:value-type="float" office:value="843.444227005871" calcext:value-type="float">
            <text:p>843,444227005871</text:p>
          </table:table-cell>
          <table:table-cell table:formula="of:=[.PQ3]*1000/511" office:value-type="float" office:value="845.401174168297" calcext:value-type="float">
            <text:p>845,401174168297</text:p>
          </table:table-cell>
          <table:table-cell table:formula="of:=[.PR3]*1000/511" office:value-type="float" office:value="847.358121330724" calcext:value-type="float">
            <text:p>847,358121330724</text:p>
          </table:table-cell>
          <table:table-cell table:formula="of:=[.PS3]*1000/511" office:value-type="float" office:value="849.315068493151" calcext:value-type="float">
            <text:p>849,315068493151</text:p>
          </table:table-cell>
          <table:table-cell table:formula="of:=[.PT3]*1000/511" office:value-type="float" office:value="851.272015655577" calcext:value-type="float">
            <text:p>851,272015655577</text:p>
          </table:table-cell>
          <table:table-cell table:formula="of:=[.PU3]*1000/511" office:value-type="float" office:value="853.228962818004" calcext:value-type="float">
            <text:p>853,228962818004</text:p>
          </table:table-cell>
          <table:table-cell table:formula="of:=[.PV3]*1000/511" office:value-type="float" office:value="855.185909980431" calcext:value-type="float">
            <text:p>855,185909980431</text:p>
          </table:table-cell>
          <table:table-cell table:formula="of:=[.PW3]*1000/511" office:value-type="float" office:value="857.142857142857" calcext:value-type="float">
            <text:p>857,142857142857</text:p>
          </table:table-cell>
          <table:table-cell table:formula="of:=[.PX3]*1000/511" office:value-type="float" office:value="859.099804305284" calcext:value-type="float">
            <text:p>859,099804305284</text:p>
          </table:table-cell>
          <table:table-cell table:formula="of:=[.PY3]*1000/511" office:value-type="float" office:value="861.05675146771" calcext:value-type="float">
            <text:p>861,05675146771</text:p>
          </table:table-cell>
          <table:table-cell table:formula="of:=[.PZ3]*1000/511" office:value-type="float" office:value="863.013698630137" calcext:value-type="float">
            <text:p>863,013698630137</text:p>
          </table:table-cell>
          <table:table-cell table:formula="of:=[.QA3]*1000/511" office:value-type="float" office:value="864.970645792564" calcext:value-type="float">
            <text:p>864,970645792564</text:p>
          </table:table-cell>
          <table:table-cell table:formula="of:=[.QB3]*1000/511" office:value-type="float" office:value="866.92759295499" calcext:value-type="float">
            <text:p>866,92759295499</text:p>
          </table:table-cell>
          <table:table-cell table:formula="of:=[.QC3]*1000/511" office:value-type="float" office:value="868.884540117417" calcext:value-type="float">
            <text:p>868,884540117417</text:p>
          </table:table-cell>
          <table:table-cell table:formula="of:=[.QD3]*1000/511" office:value-type="float" office:value="870.841487279844" calcext:value-type="float">
            <text:p>870,841487279844</text:p>
          </table:table-cell>
          <table:table-cell table:formula="of:=[.QE3]*1000/511" office:value-type="float" office:value="872.79843444227" calcext:value-type="float">
            <text:p>872,79843444227</text:p>
          </table:table-cell>
          <table:table-cell table:formula="of:=[.QF3]*1000/511" office:value-type="float" office:value="874.755381604697" calcext:value-type="float">
            <text:p>874,755381604697</text:p>
          </table:table-cell>
          <table:table-cell table:formula="of:=[.QG3]*1000/511" office:value-type="float" office:value="876.712328767123" calcext:value-type="float">
            <text:p>876,712328767123</text:p>
          </table:table-cell>
          <table:table-cell table:formula="of:=[.QH3]*1000/511" office:value-type="float" office:value="878.66927592955" calcext:value-type="float">
            <text:p>878,66927592955</text:p>
          </table:table-cell>
          <table:table-cell table:formula="of:=[.QI3]*1000/511" office:value-type="float" office:value="880.626223091977" calcext:value-type="float">
            <text:p>880,626223091977</text:p>
          </table:table-cell>
          <table:table-cell table:formula="of:=[.QJ3]*1000/511" office:value-type="float" office:value="882.583170254403" calcext:value-type="float">
            <text:p>882,583170254403</text:p>
          </table:table-cell>
          <table:table-cell table:formula="of:=[.QK3]*1000/511" office:value-type="float" office:value="884.54011741683" calcext:value-type="float">
            <text:p>884,54011741683</text:p>
          </table:table-cell>
          <table:table-cell table:formula="of:=[.QL3]*1000/511" office:value-type="float" office:value="886.497064579256" calcext:value-type="float">
            <text:p>886,497064579256</text:p>
          </table:table-cell>
          <table:table-cell table:formula="of:=[.QM3]*1000/511" office:value-type="float" office:value="888.454011741683" calcext:value-type="float">
            <text:p>888,454011741683</text:p>
          </table:table-cell>
          <table:table-cell table:formula="of:=[.QN3]*1000/511" office:value-type="float" office:value="890.41095890411" calcext:value-type="float">
            <text:p>890,41095890411</text:p>
          </table:table-cell>
          <table:table-cell table:formula="of:=[.QO3]*1000/511" office:value-type="float" office:value="892.367906066536" calcext:value-type="float">
            <text:p>892,367906066536</text:p>
          </table:table-cell>
          <table:table-cell table:formula="of:=[.QP3]*1000/511" office:value-type="float" office:value="894.324853228963" calcext:value-type="float">
            <text:p>894,324853228963</text:p>
          </table:table-cell>
          <table:table-cell table:formula="of:=[.QQ3]*1000/511" office:value-type="float" office:value="896.281800391389" calcext:value-type="float">
            <text:p>896,281800391389</text:p>
          </table:table-cell>
          <table:table-cell table:formula="of:=[.QR3]*1000/511" office:value-type="float" office:value="898.238747553816" calcext:value-type="float">
            <text:p>898,238747553816</text:p>
          </table:table-cell>
          <table:table-cell table:formula="of:=[.QS3]*1000/511" office:value-type="float" office:value="900.195694716243" calcext:value-type="float">
            <text:p>900,195694716243</text:p>
          </table:table-cell>
          <table:table-cell table:formula="of:=[.QT3]*1000/511" office:value-type="float" office:value="902.152641878669" calcext:value-type="float">
            <text:p>902,152641878669</text:p>
          </table:table-cell>
          <table:table-cell table:formula="of:=[.QU3]*1000/511" office:value-type="float" office:value="904.109589041096" calcext:value-type="float">
            <text:p>904,109589041096</text:p>
          </table:table-cell>
          <table:table-cell table:formula="of:=[.QV3]*1000/511" office:value-type="float" office:value="906.066536203523" calcext:value-type="float">
            <text:p>906,066536203523</text:p>
          </table:table-cell>
          <table:table-cell table:formula="of:=[.QW3]*1000/511" office:value-type="float" office:value="908.023483365949" calcext:value-type="float">
            <text:p>908,023483365949</text:p>
          </table:table-cell>
          <table:table-cell table:formula="of:=[.QX3]*1000/511" office:value-type="float" office:value="909.980430528376" calcext:value-type="float">
            <text:p>909,980430528376</text:p>
          </table:table-cell>
          <table:table-cell table:formula="of:=[.QY3]*1000/511" office:value-type="float" office:value="911.937377690802" calcext:value-type="float">
            <text:p>911,937377690802</text:p>
          </table:table-cell>
          <table:table-cell table:formula="of:=[.QZ3]*1000/511" office:value-type="float" office:value="913.894324853229" calcext:value-type="float">
            <text:p>913,894324853229</text:p>
          </table:table-cell>
          <table:table-cell table:formula="of:=[.RA3]*1000/511" office:value-type="float" office:value="915.851272015656" calcext:value-type="float">
            <text:p>915,851272015656</text:p>
          </table:table-cell>
          <table:table-cell table:formula="of:=[.RB3]*1000/511" office:value-type="float" office:value="917.808219178082" calcext:value-type="float">
            <text:p>917,808219178082</text:p>
          </table:table-cell>
          <table:table-cell table:formula="of:=[.RC3]*1000/511" office:value-type="float" office:value="919.765166340509" calcext:value-type="float">
            <text:p>919,765166340509</text:p>
          </table:table-cell>
          <table:table-cell table:formula="of:=[.RD3]*1000/511" office:value-type="float" office:value="921.722113502935" calcext:value-type="float">
            <text:p>921,722113502935</text:p>
          </table:table-cell>
          <table:table-cell table:formula="of:=[.RE3]*1000/511" office:value-type="float" office:value="923.679060665362" calcext:value-type="float">
            <text:p>923,679060665362</text:p>
          </table:table-cell>
          <table:table-cell table:formula="of:=[.RF3]*1000/511" office:value-type="float" office:value="925.636007827789" calcext:value-type="float">
            <text:p>925,636007827789</text:p>
          </table:table-cell>
          <table:table-cell table:formula="of:=[.RG3]*1000/511" office:value-type="float" office:value="927.592954990215" calcext:value-type="float">
            <text:p>927,592954990215</text:p>
          </table:table-cell>
          <table:table-cell table:formula="of:=[.RH3]*1000/511" office:value-type="float" office:value="929.549902152642" calcext:value-type="float">
            <text:p>929,549902152642</text:p>
          </table:table-cell>
          <table:table-cell table:formula="of:=[.RI3]*1000/511" office:value-type="float" office:value="931.506849315069" calcext:value-type="float">
            <text:p>931,506849315069</text:p>
          </table:table-cell>
          <table:table-cell table:formula="of:=[.RJ3]*1000/511" office:value-type="float" office:value="933.463796477495" calcext:value-type="float">
            <text:p>933,463796477495</text:p>
          </table:table-cell>
          <table:table-cell table:formula="of:=[.RK3]*1000/511" office:value-type="float" office:value="935.420743639922" calcext:value-type="float">
            <text:p>935,420743639922</text:p>
          </table:table-cell>
          <table:table-cell table:formula="of:=[.RL3]*1000/511" office:value-type="float" office:value="937.377690802348" calcext:value-type="float">
            <text:p>937,377690802348</text:p>
          </table:table-cell>
          <table:table-cell table:formula="of:=[.RM3]*1000/511" office:value-type="float" office:value="939.334637964775" calcext:value-type="float">
            <text:p>939,334637964775</text:p>
          </table:table-cell>
          <table:table-cell table:formula="of:=[.RN3]*1000/511" office:value-type="float" office:value="941.291585127201" calcext:value-type="float">
            <text:p>941,291585127201</text:p>
          </table:table-cell>
          <table:table-cell table:formula="of:=[.RO3]*1000/511" office:value-type="float" office:value="943.248532289628" calcext:value-type="float">
            <text:p>943,248532289628</text:p>
          </table:table-cell>
          <table:table-cell table:formula="of:=[.RP3]*1000/511" office:value-type="float" office:value="945.205479452055" calcext:value-type="float">
            <text:p>945,205479452055</text:p>
          </table:table-cell>
          <table:table-cell table:formula="of:=[.RQ3]*1000/511" office:value-type="float" office:value="947.162426614482" calcext:value-type="float">
            <text:p>947,162426614482</text:p>
          </table:table-cell>
          <table:table-cell table:formula="of:=[.RR3]*1000/511" office:value-type="float" office:value="949.119373776908" calcext:value-type="float">
            <text:p>949,119373776908</text:p>
          </table:table-cell>
          <table:table-cell table:formula="of:=[.RS3]*1000/511" office:value-type="float" office:value="951.076320939335" calcext:value-type="float">
            <text:p>951,076320939335</text:p>
          </table:table-cell>
          <table:table-cell table:formula="of:=[.RT3]*1000/511" office:value-type="float" office:value="953.033268101761" calcext:value-type="float">
            <text:p>953,033268101761</text:p>
          </table:table-cell>
          <table:table-cell table:formula="of:=[.RU3]*1000/511" office:value-type="float" office:value="954.990215264188" calcext:value-type="float">
            <text:p>954,990215264188</text:p>
          </table:table-cell>
          <table:table-cell table:formula="of:=[.RV3]*1000/511" office:value-type="float" office:value="956.947162426614" calcext:value-type="float">
            <text:p>956,947162426614</text:p>
          </table:table-cell>
          <table:table-cell table:formula="of:=[.RW3]*1000/511" office:value-type="float" office:value="958.904109589041" calcext:value-type="float">
            <text:p>958,904109589041</text:p>
          </table:table-cell>
          <table:table-cell table:formula="of:=[.RX3]*1000/511" office:value-type="float" office:value="960.861056751468" calcext:value-type="float">
            <text:p>960,861056751468</text:p>
          </table:table-cell>
          <table:table-cell table:formula="of:=[.RY3]*1000/511" office:value-type="float" office:value="962.818003913894" calcext:value-type="float">
            <text:p>962,818003913894</text:p>
          </table:table-cell>
          <table:table-cell table:formula="of:=[.RZ3]*1000/511" office:value-type="float" office:value="964.774951076321" calcext:value-type="float">
            <text:p>964,774951076321</text:p>
          </table:table-cell>
          <table:table-cell table:formula="of:=[.SA3]*1000/511" office:value-type="float" office:value="966.731898238748" calcext:value-type="float">
            <text:p>966,731898238748</text:p>
          </table:table-cell>
          <table:table-cell table:formula="of:=[.SB3]*1000/511" office:value-type="float" office:value="968.688845401174" calcext:value-type="float">
            <text:p>968,688845401174</text:p>
          </table:table-cell>
          <table:table-cell table:formula="of:=[.SC3]*1000/511" office:value-type="float" office:value="970.645792563601" calcext:value-type="float">
            <text:p>970,645792563601</text:p>
          </table:table-cell>
          <table:table-cell table:formula="of:=[.SD3]*1000/511" office:value-type="float" office:value="972.602739726027" calcext:value-type="float">
            <text:p>972,602739726027</text:p>
          </table:table-cell>
          <table:table-cell table:formula="of:=[.SE3]*1000/511" office:value-type="float" office:value="974.559686888454" calcext:value-type="float">
            <text:p>974,559686888454</text:p>
          </table:table-cell>
          <table:table-cell table:formula="of:=[.SF3]*1000/511" office:value-type="float" office:value="976.516634050881" calcext:value-type="float">
            <text:p>976,516634050881</text:p>
          </table:table-cell>
          <table:table-cell table:formula="of:=[.SG3]*1000/511" office:value-type="float" office:value="978.473581213307" calcext:value-type="float">
            <text:p>978,473581213307</text:p>
          </table:table-cell>
          <table:table-cell table:formula="of:=[.SH3]*1000/511" office:value-type="float" office:value="980.430528375734" calcext:value-type="float">
            <text:p>980,430528375734</text:p>
          </table:table-cell>
          <table:table-cell table:formula="of:=[.SI3]*1000/511" office:value-type="float" office:value="982.38747553816" calcext:value-type="float">
            <text:p>982,38747553816</text:p>
          </table:table-cell>
          <table:table-cell table:formula="of:=[.SJ3]*1000/511" office:value-type="float" office:value="984.344422700587" calcext:value-type="float">
            <text:p>984,344422700587</text:p>
          </table:table-cell>
          <table:table-cell table:formula="of:=[.SK3]*1000/511" office:value-type="float" office:value="986.301369863014" calcext:value-type="float">
            <text:p>986,301369863014</text:p>
          </table:table-cell>
          <table:table-cell table:formula="of:=[.SL3]*1000/511" office:value-type="float" office:value="988.25831702544" calcext:value-type="float">
            <text:p>988,25831702544</text:p>
          </table:table-cell>
          <table:table-cell table:formula="of:=[.SM3]*1000/511" office:value-type="float" office:value="990.215264187867" calcext:value-type="float">
            <text:p>990,215264187867</text:p>
          </table:table-cell>
          <table:table-cell table:formula="of:=[.SN3]*1000/511" office:value-type="float" office:value="992.172211350294" calcext:value-type="float">
            <text:p>992,172211350294</text:p>
          </table:table-cell>
          <table:table-cell table:formula="of:=[.SO3]*1000/511" office:value-type="float" office:value="994.12915851272" calcext:value-type="float">
            <text:p>994,12915851272</text:p>
          </table:table-cell>
          <table:table-cell table:formula="of:=[.SP3]*1000/511" office:value-type="float" office:value="996.086105675147" calcext:value-type="float">
            <text:p>996,086105675147</text:p>
          </table:table-cell>
          <table:table-cell table:formula="of:=[.SQ3]*1000/511" office:value-type="float" office:value="998.043052837573" calcext:value-type="float">
            <text:p>998,043052837573</text:p>
          </table:table-cell>
          <table:table-cell table:formula="of:=[.SR3]*1000/51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</table:table>
      <table:table table:name="rampe" table:style-name="ta1">
        <table:table-column table:style-name="co1" table:number-columns-repeated="512" table:default-cell-style-name="Default"/>
        <table:table-row table:style-name="ro1">
          <table:table-cell table:formula="of:=ROUND([.A2])" office:value-type="float" office:value="0" calcext:value-type="float">
            <text:p>0</text:p>
          </table:table-cell>
          <table:table-cell table:formula="of:=ROUND([.B2])" office:value-type="float" office:value="2" calcext:value-type="float">
            <text:p>2</text:p>
          </table:table-cell>
          <table:table-cell table:formula="of:=ROUND([.C2])" office:value-type="float" office:value="4" calcext:value-type="float">
            <text:p>4</text:p>
          </table:table-cell>
          <table:table-cell table:formula="of:=ROUND([.D2])" office:value-type="float" office:value="6" calcext:value-type="float">
            <text:p>6</text:p>
          </table:table-cell>
          <table:table-cell table:formula="of:=ROUND([.E2])" office:value-type="float" office:value="8" calcext:value-type="float">
            <text:p>8</text:p>
          </table:table-cell>
          <table:table-cell table:formula="of:=ROUND([.F2])" office:value-type="float" office:value="10" calcext:value-type="float">
            <text:p>10</text:p>
          </table:table-cell>
          <table:table-cell table:formula="of:=ROUND([.G2])" office:value-type="float" office:value="12" calcext:value-type="float">
            <text:p>12</text:p>
          </table:table-cell>
          <table:table-cell table:formula="of:=ROUND([.H2])" office:value-type="float" office:value="14" calcext:value-type="float">
            <text:p>14</text:p>
          </table:table-cell>
          <table:table-cell table:formula="of:=ROUND([.I2])" office:value-type="float" office:value="16" calcext:value-type="float">
            <text:p>16</text:p>
          </table:table-cell>
          <table:table-cell table:formula="of:=ROUND([.J2])" office:value-type="float" office:value="18" calcext:value-type="float">
            <text:p>18</text:p>
          </table:table-cell>
          <table:table-cell table:formula="of:=ROUND([.K2])" office:value-type="float" office:value="20" calcext:value-type="float">
            <text:p>20</text:p>
          </table:table-cell>
          <table:table-cell table:formula="of:=ROUND([.L2])" office:value-type="float" office:value="22" calcext:value-type="float">
            <text:p>22</text:p>
          </table:table-cell>
          <table:table-cell table:formula="of:=ROUND([.M2])" office:value-type="float" office:value="23" calcext:value-type="float">
            <text:p>23</text:p>
          </table:table-cell>
          <table:table-cell table:formula="of:=ROUND([.N2])" office:value-type="float" office:value="25" calcext:value-type="float">
            <text:p>25</text:p>
          </table:table-cell>
          <table:table-cell table:formula="of:=ROUND([.O2])" office:value-type="float" office:value="27" calcext:value-type="float">
            <text:p>27</text:p>
          </table:table-cell>
          <table:table-cell table:formula="of:=ROUND([.P2])" office:value-type="float" office:value="29" calcext:value-type="float">
            <text:p>29</text:p>
          </table:table-cell>
          <table:table-cell table:formula="of:=ROUND([.Q2])" office:value-type="float" office:value="31" calcext:value-type="float">
            <text:p>31</text:p>
          </table:table-cell>
          <table:table-cell table:formula="of:=ROUND([.R2])" office:value-type="float" office:value="33" calcext:value-type="float">
            <text:p>33</text:p>
          </table:table-cell>
          <table:table-cell table:formula="of:=ROUND([.S2])" office:value-type="float" office:value="35" calcext:value-type="float">
            <text:p>35</text:p>
          </table:table-cell>
          <table:table-cell table:formula="of:=ROUND([.T2])" office:value-type="float" office:value="37" calcext:value-type="float">
            <text:p>37</text:p>
          </table:table-cell>
          <table:table-cell table:formula="of:=ROUND([.U2])" office:value-type="float" office:value="39" calcext:value-type="float">
            <text:p>39</text:p>
          </table:table-cell>
          <table:table-cell table:formula="of:=ROUND([.V2])" office:value-type="float" office:value="41" calcext:value-type="float">
            <text:p>41</text:p>
          </table:table-cell>
          <table:table-cell table:formula="of:=ROUND([.W2])" office:value-type="float" office:value="43" calcext:value-type="float">
            <text:p>43</text:p>
          </table:table-cell>
          <table:table-cell table:formula="of:=ROUND([.X2])" office:value-type="float" office:value="45" calcext:value-type="float">
            <text:p>45</text:p>
          </table:table-cell>
          <table:table-cell table:formula="of:=ROUND([.Y2])" office:value-type="float" office:value="47" calcext:value-type="float">
            <text:p>47</text:p>
          </table:table-cell>
          <table:table-cell table:formula="of:=ROUND([.Z2])" office:value-type="float" office:value="49" calcext:value-type="float">
            <text:p>49</text:p>
          </table:table-cell>
          <table:table-cell table:formula="of:=ROUND([.AA2])" office:value-type="float" office:value="51" calcext:value-type="float">
            <text:p>51</text:p>
          </table:table-cell>
          <table:table-cell table:formula="of:=ROUND([.AB2])" office:value-type="float" office:value="53" calcext:value-type="float">
            <text:p>53</text:p>
          </table:table-cell>
          <table:table-cell table:formula="of:=ROUND([.AC2])" office:value-type="float" office:value="55" calcext:value-type="float">
            <text:p>55</text:p>
          </table:table-cell>
          <table:table-cell table:formula="of:=ROUND([.AD2])" office:value-type="float" office:value="57" calcext:value-type="float">
            <text:p>57</text:p>
          </table:table-cell>
          <table:table-cell table:formula="of:=ROUND([.AE2])" office:value-type="float" office:value="59" calcext:value-type="float">
            <text:p>59</text:p>
          </table:table-cell>
          <table:table-cell table:formula="of:=ROUND([.AF2])" office:value-type="float" office:value="61" calcext:value-type="float">
            <text:p>61</text:p>
          </table:table-cell>
          <table:table-cell table:formula="of:=ROUND([.AG2])" office:value-type="float" office:value="63" calcext:value-type="float">
            <text:p>63</text:p>
          </table:table-cell>
          <table:table-cell table:formula="of:=ROUND([.AH2])" office:value-type="float" office:value="65" calcext:value-type="float">
            <text:p>65</text:p>
          </table:table-cell>
          <table:table-cell table:formula="of:=ROUND([.AI2])" office:value-type="float" office:value="67" calcext:value-type="float">
            <text:p>67</text:p>
          </table:table-cell>
          <table:table-cell table:formula="of:=ROUND([.AJ2])" office:value-type="float" office:value="68" calcext:value-type="float">
            <text:p>68</text:p>
          </table:table-cell>
          <table:table-cell table:formula="of:=ROUND([.AK2])" office:value-type="float" office:value="70" calcext:value-type="float">
            <text:p>70</text:p>
          </table:table-cell>
          <table:table-cell table:formula="of:=ROUND([.AL2])" office:value-type="float" office:value="72" calcext:value-type="float">
            <text:p>72</text:p>
          </table:table-cell>
          <table:table-cell table:formula="of:=ROUND([.AM2])" office:value-type="float" office:value="74" calcext:value-type="float">
            <text:p>74</text:p>
          </table:table-cell>
          <table:table-cell table:formula="of:=ROUND([.AN2])" office:value-type="float" office:value="76" calcext:value-type="float">
            <text:p>76</text:p>
          </table:table-cell>
          <table:table-cell table:formula="of:=ROUND([.AO2])" office:value-type="float" office:value="78" calcext:value-type="float">
            <text:p>78</text:p>
          </table:table-cell>
          <table:table-cell table:formula="of:=ROUND([.AP2])" office:value-type="float" office:value="80" calcext:value-type="float">
            <text:p>80</text:p>
          </table:table-cell>
          <table:table-cell table:formula="of:=ROUND([.AQ2])" office:value-type="float" office:value="82" calcext:value-type="float">
            <text:p>82</text:p>
          </table:table-cell>
          <table:table-cell table:formula="of:=ROUND([.AR2])" office:value-type="float" office:value="84" calcext:value-type="float">
            <text:p>84</text:p>
          </table:table-cell>
          <table:table-cell table:formula="of:=ROUND([.AS2])" office:value-type="float" office:value="86" calcext:value-type="float">
            <text:p>86</text:p>
          </table:table-cell>
          <table:table-cell table:formula="of:=ROUND([.AT2])" office:value-type="float" office:value="88" calcext:value-type="float">
            <text:p>88</text:p>
          </table:table-cell>
          <table:table-cell table:formula="of:=ROUND([.AU2])" office:value-type="float" office:value="90" calcext:value-type="float">
            <text:p>90</text:p>
          </table:table-cell>
          <table:table-cell table:formula="of:=ROUND([.AV2])" office:value-type="float" office:value="92" calcext:value-type="float">
            <text:p>92</text:p>
          </table:table-cell>
          <table:table-cell table:formula="of:=ROUND([.AW2])" office:value-type="float" office:value="94" calcext:value-type="float">
            <text:p>94</text:p>
          </table:table-cell>
          <table:table-cell table:formula="of:=ROUND([.AX2])" office:value-type="float" office:value="96" calcext:value-type="float">
            <text:p>96</text:p>
          </table:table-cell>
          <table:table-cell table:formula="of:=ROUND([.AY2])" office:value-type="float" office:value="98" calcext:value-type="float">
            <text:p>98</text:p>
          </table:table-cell>
          <table:table-cell table:formula="of:=ROUND([.AZ2])" office:value-type="float" office:value="100" calcext:value-type="float">
            <text:p>100</text:p>
          </table:table-cell>
          <table:table-cell table:formula="of:=ROUND([.BA2])" office:value-type="float" office:value="102" calcext:value-type="float">
            <text:p>102</text:p>
          </table:table-cell>
          <table:table-cell table:formula="of:=ROUND([.BB2])" office:value-type="float" office:value="104" calcext:value-type="float">
            <text:p>104</text:p>
          </table:table-cell>
          <table:table-cell table:formula="of:=ROUND([.BC2])" office:value-type="float" office:value="106" calcext:value-type="float">
            <text:p>106</text:p>
          </table:table-cell>
          <table:table-cell table:formula="of:=ROUND([.BD2])" office:value-type="float" office:value="108" calcext:value-type="float">
            <text:p>108</text:p>
          </table:table-cell>
          <table:table-cell table:formula="of:=ROUND([.BE2])" office:value-type="float" office:value="110" calcext:value-type="float">
            <text:p>110</text:p>
          </table:table-cell>
          <table:table-cell table:formula="of:=ROUND([.BF2])" office:value-type="float" office:value="112" calcext:value-type="float">
            <text:p>112</text:p>
          </table:table-cell>
          <table:table-cell table:formula="of:=ROUND([.BG2])" office:value-type="float" office:value="114" calcext:value-type="float">
            <text:p>114</text:p>
          </table:table-cell>
          <table:table-cell table:formula="of:=ROUND([.BH2])" office:value-type="float" office:value="115" calcext:value-type="float">
            <text:p>115</text:p>
          </table:table-cell>
          <table:table-cell table:formula="of:=ROUND([.BI2])" office:value-type="float" office:value="117" calcext:value-type="float">
            <text:p>117</text:p>
          </table:table-cell>
          <table:table-cell table:formula="of:=ROUND([.BJ2])" office:value-type="float" office:value="119" calcext:value-type="float">
            <text:p>119</text:p>
          </table:table-cell>
          <table:table-cell table:formula="of:=ROUND([.BK2])" office:value-type="float" office:value="121" calcext:value-type="float">
            <text:p>121</text:p>
          </table:table-cell>
          <table:table-cell table:formula="of:=ROUND([.BL2])" office:value-type="float" office:value="123" calcext:value-type="float">
            <text:p>123</text:p>
          </table:table-cell>
          <table:table-cell table:formula="of:=ROUND([.BM2])" office:value-type="float" office:value="125" calcext:value-type="float">
            <text:p>125</text:p>
          </table:table-cell>
          <table:table-cell table:formula="of:=ROUND([.BN2])" office:value-type="float" office:value="127" calcext:value-type="float">
            <text:p>127</text:p>
          </table:table-cell>
          <table:table-cell table:formula="of:=ROUND([.BO2])" office:value-type="float" office:value="129" calcext:value-type="float">
            <text:p>129</text:p>
          </table:table-cell>
          <table:table-cell table:formula="of:=ROUND([.BP2])" office:value-type="float" office:value="131" calcext:value-type="float">
            <text:p>131</text:p>
          </table:table-cell>
          <table:table-cell table:formula="of:=ROUND([.BQ2])" office:value-type="float" office:value="133" calcext:value-type="float">
            <text:p>133</text:p>
          </table:table-cell>
          <table:table-cell table:formula="of:=ROUND([.BR2])" office:value-type="float" office:value="135" calcext:value-type="float">
            <text:p>135</text:p>
          </table:table-cell>
          <table:table-cell table:formula="of:=ROUND([.BS2])" office:value-type="float" office:value="137" calcext:value-type="float">
            <text:p>137</text:p>
          </table:table-cell>
          <table:table-cell table:formula="of:=ROUND([.BT2])" office:value-type="float" office:value="139" calcext:value-type="float">
            <text:p>139</text:p>
          </table:table-cell>
          <table:table-cell table:formula="of:=ROUND([.BU2])" office:value-type="float" office:value="141" calcext:value-type="float">
            <text:p>141</text:p>
          </table:table-cell>
          <table:table-cell table:formula="of:=ROUND([.BV2])" office:value-type="float" office:value="143" calcext:value-type="float">
            <text:p>143</text:p>
          </table:table-cell>
          <table:table-cell table:formula="of:=ROUND([.BW2])" office:value-type="float" office:value="145" calcext:value-type="float">
            <text:p>145</text:p>
          </table:table-cell>
          <table:table-cell table:formula="of:=ROUND([.BX2])" office:value-type="float" office:value="147" calcext:value-type="float">
            <text:p>147</text:p>
          </table:table-cell>
          <table:table-cell table:formula="of:=ROUND([.BY2])" office:value-type="float" office:value="149" calcext:value-type="float">
            <text:p>149</text:p>
          </table:table-cell>
          <table:table-cell table:formula="of:=ROUND([.BZ2])" office:value-type="float" office:value="151" calcext:value-type="float">
            <text:p>151</text:p>
          </table:table-cell>
          <table:table-cell table:formula="of:=ROUND([.CA2])" office:value-type="float" office:value="153" calcext:value-type="float">
            <text:p>153</text:p>
          </table:table-cell>
          <table:table-cell table:formula="of:=ROUND([.CB2])" office:value-type="float" office:value="155" calcext:value-type="float">
            <text:p>155</text:p>
          </table:table-cell>
          <table:table-cell table:formula="of:=ROUND([.CC2])" office:value-type="float" office:value="157" calcext:value-type="float">
            <text:p>157</text:p>
          </table:table-cell>
          <table:table-cell table:formula="of:=ROUND([.CD2])" office:value-type="float" office:value="159" calcext:value-type="float">
            <text:p>159</text:p>
          </table:table-cell>
          <table:table-cell table:formula="of:=ROUND([.CE2])" office:value-type="float" office:value="160" calcext:value-type="float">
            <text:p>160</text:p>
          </table:table-cell>
          <table:table-cell table:formula="of:=ROUND([.CF2])" office:value-type="float" office:value="162" calcext:value-type="float">
            <text:p>162</text:p>
          </table:table-cell>
          <table:table-cell table:formula="of:=ROUND([.CG2])" office:value-type="float" office:value="164" calcext:value-type="float">
            <text:p>164</text:p>
          </table:table-cell>
          <table:table-cell table:formula="of:=ROUND([.CH2])" office:value-type="float" office:value="166" calcext:value-type="float">
            <text:p>166</text:p>
          </table:table-cell>
          <table:table-cell table:formula="of:=ROUND([.CI2])" office:value-type="float" office:value="168" calcext:value-type="float">
            <text:p>168</text:p>
          </table:table-cell>
          <table:table-cell table:formula="of:=ROUND([.CJ2])" office:value-type="float" office:value="170" calcext:value-type="float">
            <text:p>170</text:p>
          </table:table-cell>
          <table:table-cell table:formula="of:=ROUND([.CK2])" office:value-type="float" office:value="172" calcext:value-type="float">
            <text:p>172</text:p>
          </table:table-cell>
          <table:table-cell table:formula="of:=ROUND([.CL2])" office:value-type="float" office:value="174" calcext:value-type="float">
            <text:p>174</text:p>
          </table:table-cell>
          <table:table-cell table:formula="of:=ROUND([.CM2])" office:value-type="float" office:value="176" calcext:value-type="float">
            <text:p>176</text:p>
          </table:table-cell>
          <table:table-cell table:formula="of:=ROUND([.CN2])" office:value-type="float" office:value="178" calcext:value-type="float">
            <text:p>178</text:p>
          </table:table-cell>
          <table:table-cell table:formula="of:=ROUND([.CO2])" office:value-type="float" office:value="180" calcext:value-type="float">
            <text:p>180</text:p>
          </table:table-cell>
          <table:table-cell table:formula="of:=ROUND([.CP2])" office:value-type="float" office:value="182" calcext:value-type="float">
            <text:p>182</text:p>
          </table:table-cell>
          <table:table-cell table:formula="of:=ROUND([.CQ2])" office:value-type="float" office:value="184" calcext:value-type="float">
            <text:p>184</text:p>
          </table:table-cell>
          <table:table-cell table:formula="of:=ROUND([.CR2])" office:value-type="float" office:value="186" calcext:value-type="float">
            <text:p>186</text:p>
          </table:table-cell>
          <table:table-cell table:formula="of:=ROUND([.CS2])" office:value-type="float" office:value="188" calcext:value-type="float">
            <text:p>188</text:p>
          </table:table-cell>
          <table:table-cell table:formula="of:=ROUND([.CT2])" office:value-type="float" office:value="190" calcext:value-type="float">
            <text:p>190</text:p>
          </table:table-cell>
          <table:table-cell table:formula="of:=ROUND([.CU2])" office:value-type="float" office:value="192" calcext:value-type="float">
            <text:p>192</text:p>
          </table:table-cell>
          <table:table-cell table:formula="of:=ROUND([.CV2])" office:value-type="float" office:value="194" calcext:value-type="float">
            <text:p>194</text:p>
          </table:table-cell>
          <table:table-cell table:formula="of:=ROUND([.CW2])" office:value-type="float" office:value="196" calcext:value-type="float">
            <text:p>196</text:p>
          </table:table-cell>
          <table:table-cell table:formula="of:=ROUND([.CX2])" office:value-type="float" office:value="198" calcext:value-type="float">
            <text:p>198</text:p>
          </table:table-cell>
          <table:table-cell table:formula="of:=ROUND([.CY2])" office:value-type="float" office:value="200" calcext:value-type="float">
            <text:p>200</text:p>
          </table:table-cell>
          <table:table-cell table:formula="of:=ROUND([.CZ2])" office:value-type="float" office:value="202" calcext:value-type="float">
            <text:p>202</text:p>
          </table:table-cell>
          <table:table-cell table:formula="of:=ROUND([.DA2])" office:value-type="float" office:value="204" calcext:value-type="float">
            <text:p>204</text:p>
          </table:table-cell>
          <table:table-cell table:formula="of:=ROUND([.DB2])" office:value-type="float" office:value="205" calcext:value-type="float">
            <text:p>205</text:p>
          </table:table-cell>
          <table:table-cell table:formula="of:=ROUND([.DC2])" office:value-type="float" office:value="207" calcext:value-type="float">
            <text:p>207</text:p>
          </table:table-cell>
          <table:table-cell table:formula="of:=ROUND([.DD2])" office:value-type="float" office:value="209" calcext:value-type="float">
            <text:p>209</text:p>
          </table:table-cell>
          <table:table-cell table:formula="of:=ROUND([.DE2])" office:value-type="float" office:value="211" calcext:value-type="float">
            <text:p>211</text:p>
          </table:table-cell>
          <table:table-cell table:formula="of:=ROUND([.DF2])" office:value-type="float" office:value="213" calcext:value-type="float">
            <text:p>213</text:p>
          </table:table-cell>
          <table:table-cell table:formula="of:=ROUND([.DG2])" office:value-type="float" office:value="215" calcext:value-type="float">
            <text:p>215</text:p>
          </table:table-cell>
          <table:table-cell table:formula="of:=ROUND([.DH2])" office:value-type="float" office:value="217" calcext:value-type="float">
            <text:p>217</text:p>
          </table:table-cell>
          <table:table-cell table:formula="of:=ROUND([.DI2])" office:value-type="float" office:value="219" calcext:value-type="float">
            <text:p>219</text:p>
          </table:table-cell>
          <table:table-cell table:formula="of:=ROUND([.DJ2])" office:value-type="float" office:value="221" calcext:value-type="float">
            <text:p>221</text:p>
          </table:table-cell>
          <table:table-cell table:formula="of:=ROUND([.DK2])" office:value-type="float" office:value="223" calcext:value-type="float">
            <text:p>223</text:p>
          </table:table-cell>
          <table:table-cell table:formula="of:=ROUND([.DL2])" office:value-type="float" office:value="225" calcext:value-type="float">
            <text:p>225</text:p>
          </table:table-cell>
          <table:table-cell table:formula="of:=ROUND([.DM2])" office:value-type="float" office:value="227" calcext:value-type="float">
            <text:p>227</text:p>
          </table:table-cell>
          <table:table-cell table:formula="of:=ROUND([.DN2])" office:value-type="float" office:value="229" calcext:value-type="float">
            <text:p>229</text:p>
          </table:table-cell>
          <table:table-cell table:formula="of:=ROUND([.DO2])" office:value-type="float" office:value="231" calcext:value-type="float">
            <text:p>231</text:p>
          </table:table-cell>
          <table:table-cell table:formula="of:=ROUND([.DP2])" office:value-type="float" office:value="233" calcext:value-type="float">
            <text:p>233</text:p>
          </table:table-cell>
          <table:table-cell table:formula="of:=ROUND([.DQ2])" office:value-type="float" office:value="235" calcext:value-type="float">
            <text:p>235</text:p>
          </table:table-cell>
          <table:table-cell table:formula="of:=ROUND([.DR2])" office:value-type="float" office:value="237" calcext:value-type="float">
            <text:p>237</text:p>
          </table:table-cell>
          <table:table-cell table:formula="of:=ROUND([.DS2])" office:value-type="float" office:value="239" calcext:value-type="float">
            <text:p>239</text:p>
          </table:table-cell>
          <table:table-cell table:formula="of:=ROUND([.DT2])" office:value-type="float" office:value="241" calcext:value-type="float">
            <text:p>241</text:p>
          </table:table-cell>
          <table:table-cell table:formula="of:=ROUND([.DU2])" office:value-type="float" office:value="243" calcext:value-type="float">
            <text:p>243</text:p>
          </table:table-cell>
          <table:table-cell table:formula="of:=ROUND([.DV2])" office:value-type="float" office:value="245" calcext:value-type="float">
            <text:p>245</text:p>
          </table:table-cell>
          <table:table-cell table:formula="of:=ROUND([.DW2])" office:value-type="float" office:value="247" calcext:value-type="float">
            <text:p>247</text:p>
          </table:table-cell>
          <table:table-cell table:formula="of:=ROUND([.DX2])" office:value-type="float" office:value="249" calcext:value-type="float">
            <text:p>249</text:p>
          </table:table-cell>
          <table:table-cell table:formula="of:=ROUND([.DY2])" office:value-type="float" office:value="250" calcext:value-type="float">
            <text:p>250</text:p>
          </table:table-cell>
          <table:table-cell table:formula="of:=ROUND([.DZ2])" office:value-type="float" office:value="252" calcext:value-type="float">
            <text:p>252</text:p>
          </table:table-cell>
          <table:table-cell table:formula="of:=ROUND([.EA2])" office:value-type="float" office:value="254" calcext:value-type="float">
            <text:p>254</text:p>
          </table:table-cell>
          <table:table-cell table:formula="of:=ROUND([.EB2])" office:value-type="float" office:value="256" calcext:value-type="float">
            <text:p>256</text:p>
          </table:table-cell>
          <table:table-cell table:formula="of:=ROUND([.EC2])" office:value-type="float" office:value="258" calcext:value-type="float">
            <text:p>258</text:p>
          </table:table-cell>
          <table:table-cell table:formula="of:=ROUND([.ED2])" office:value-type="float" office:value="260" calcext:value-type="float">
            <text:p>260</text:p>
          </table:table-cell>
          <table:table-cell table:formula="of:=ROUND([.EE2])" office:value-type="float" office:value="262" calcext:value-type="float">
            <text:p>262</text:p>
          </table:table-cell>
          <table:table-cell table:formula="of:=ROUND([.EF2])" office:value-type="float" office:value="264" calcext:value-type="float">
            <text:p>264</text:p>
          </table:table-cell>
          <table:table-cell table:formula="of:=ROUND([.EG2])" office:value-type="float" office:value="266" calcext:value-type="float">
            <text:p>266</text:p>
          </table:table-cell>
          <table:table-cell table:formula="of:=ROUND([.EH2])" office:value-type="float" office:value="268" calcext:value-type="float">
            <text:p>268</text:p>
          </table:table-cell>
          <table:table-cell table:formula="of:=ROUND([.EI2])" office:value-type="float" office:value="270" calcext:value-type="float">
            <text:p>270</text:p>
          </table:table-cell>
          <table:table-cell table:formula="of:=ROUND([.EJ2])" office:value-type="float" office:value="272" calcext:value-type="float">
            <text:p>272</text:p>
          </table:table-cell>
          <table:table-cell table:formula="of:=ROUND([.EK2])" office:value-type="float" office:value="274" calcext:value-type="float">
            <text:p>274</text:p>
          </table:table-cell>
          <table:table-cell table:formula="of:=ROUND([.EL2])" office:value-type="float" office:value="276" calcext:value-type="float">
            <text:p>276</text:p>
          </table:table-cell>
          <table:table-cell table:formula="of:=ROUND([.EM2])" office:value-type="float" office:value="278" calcext:value-type="float">
            <text:p>278</text:p>
          </table:table-cell>
          <table:table-cell table:formula="of:=ROUND([.EN2])" office:value-type="float" office:value="280" calcext:value-type="float">
            <text:p>280</text:p>
          </table:table-cell>
          <table:table-cell table:formula="of:=ROUND([.EO2])" office:value-type="float" office:value="282" calcext:value-type="float">
            <text:p>282</text:p>
          </table:table-cell>
          <table:table-cell table:formula="of:=ROUND([.EP2])" office:value-type="float" office:value="284" calcext:value-type="float">
            <text:p>284</text:p>
          </table:table-cell>
          <table:table-cell table:formula="of:=ROUND([.EQ2])" office:value-type="float" office:value="286" calcext:value-type="float">
            <text:p>286</text:p>
          </table:table-cell>
          <table:table-cell table:formula="of:=ROUND([.ER2])" office:value-type="float" office:value="288" calcext:value-type="float">
            <text:p>288</text:p>
          </table:table-cell>
          <table:table-cell table:formula="of:=ROUND([.ES2])" office:value-type="float" office:value="290" calcext:value-type="float">
            <text:p>290</text:p>
          </table:table-cell>
          <table:table-cell table:formula="of:=ROUND([.ET2])" office:value-type="float" office:value="292" calcext:value-type="float">
            <text:p>292</text:p>
          </table:table-cell>
          <table:table-cell table:formula="of:=ROUND([.EU2])" office:value-type="float" office:value="294" calcext:value-type="float">
            <text:p>294</text:p>
          </table:table-cell>
          <table:table-cell table:formula="of:=ROUND([.EV2])" office:value-type="float" office:value="295" calcext:value-type="float">
            <text:p>295</text:p>
          </table:table-cell>
          <table:table-cell table:formula="of:=ROUND([.EW2])" office:value-type="float" office:value="297" calcext:value-type="float">
            <text:p>297</text:p>
          </table:table-cell>
          <table:table-cell table:formula="of:=ROUND([.EX2])" office:value-type="float" office:value="299" calcext:value-type="float">
            <text:p>299</text:p>
          </table:table-cell>
          <table:table-cell table:formula="of:=ROUND([.EY2])" office:value-type="float" office:value="301" calcext:value-type="float">
            <text:p>301</text:p>
          </table:table-cell>
          <table:table-cell table:formula="of:=ROUND([.EZ2])" office:value-type="float" office:value="303" calcext:value-type="float">
            <text:p>303</text:p>
          </table:table-cell>
          <table:table-cell table:formula="of:=ROUND([.FA2])" office:value-type="float" office:value="305" calcext:value-type="float">
            <text:p>305</text:p>
          </table:table-cell>
          <table:table-cell table:formula="of:=ROUND([.FB2])" office:value-type="float" office:value="307" calcext:value-type="float">
            <text:p>307</text:p>
          </table:table-cell>
          <table:table-cell table:formula="of:=ROUND([.FC2])" office:value-type="float" office:value="309" calcext:value-type="float">
            <text:p>309</text:p>
          </table:table-cell>
          <table:table-cell table:formula="of:=ROUND([.FD2])" office:value-type="float" office:value="311" calcext:value-type="float">
            <text:p>311</text:p>
          </table:table-cell>
          <table:table-cell table:formula="of:=ROUND([.FE2])" office:value-type="float" office:value="313" calcext:value-type="float">
            <text:p>313</text:p>
          </table:table-cell>
          <table:table-cell table:formula="of:=ROUND([.FF2])" office:value-type="float" office:value="315" calcext:value-type="float">
            <text:p>315</text:p>
          </table:table-cell>
          <table:table-cell table:formula="of:=ROUND([.FG2])" office:value-type="float" office:value="317" calcext:value-type="float">
            <text:p>317</text:p>
          </table:table-cell>
          <table:table-cell table:formula="of:=ROUND([.FH2])" office:value-type="float" office:value="319" calcext:value-type="float">
            <text:p>319</text:p>
          </table:table-cell>
          <table:table-cell table:formula="of:=ROUND([.FI2])" office:value-type="float" office:value="321" calcext:value-type="float">
            <text:p>321</text:p>
          </table:table-cell>
          <table:table-cell table:formula="of:=ROUND([.FJ2])" office:value-type="float" office:value="323" calcext:value-type="float">
            <text:p>323</text:p>
          </table:table-cell>
          <table:table-cell table:formula="of:=ROUND([.FK2])" office:value-type="float" office:value="325" calcext:value-type="float">
            <text:p>325</text:p>
          </table:table-cell>
          <table:table-cell table:formula="of:=ROUND([.FL2])" office:value-type="float" office:value="327" calcext:value-type="float">
            <text:p>327</text:p>
          </table:table-cell>
          <table:table-cell table:formula="of:=ROUND([.FM2])" office:value-type="float" office:value="329" calcext:value-type="float">
            <text:p>329</text:p>
          </table:table-cell>
          <table:table-cell table:formula="of:=ROUND([.FN2])" office:value-type="float" office:value="331" calcext:value-type="float">
            <text:p>331</text:p>
          </table:table-cell>
          <table:table-cell table:formula="of:=ROUND([.FO2])" office:value-type="float" office:value="333" calcext:value-type="float">
            <text:p>333</text:p>
          </table:table-cell>
          <table:table-cell table:formula="of:=ROUND([.FP2])" office:value-type="float" office:value="335" calcext:value-type="float">
            <text:p>335</text:p>
          </table:table-cell>
          <table:table-cell table:formula="of:=ROUND([.FQ2])" office:value-type="float" office:value="337" calcext:value-type="float">
            <text:p>337</text:p>
          </table:table-cell>
          <table:table-cell table:formula="of:=ROUND([.FR2])" office:value-type="float" office:value="339" calcext:value-type="float">
            <text:p>339</text:p>
          </table:table-cell>
          <table:table-cell table:formula="of:=ROUND([.FS2])" office:value-type="float" office:value="341" calcext:value-type="float">
            <text:p>341</text:p>
          </table:table-cell>
          <table:table-cell table:formula="of:=ROUND([.FT2])" office:value-type="float" office:value="342" calcext:value-type="float">
            <text:p>342</text:p>
          </table:table-cell>
          <table:table-cell table:formula="of:=ROUND([.FU2])" office:value-type="float" office:value="344" calcext:value-type="float">
            <text:p>344</text:p>
          </table:table-cell>
          <table:table-cell table:formula="of:=ROUND([.FV2])" office:value-type="float" office:value="346" calcext:value-type="float">
            <text:p>346</text:p>
          </table:table-cell>
          <table:table-cell table:formula="of:=ROUND([.FW2])" office:value-type="float" office:value="348" calcext:value-type="float">
            <text:p>348</text:p>
          </table:table-cell>
          <table:table-cell table:formula="of:=ROUND([.FX2])" office:value-type="float" office:value="350" calcext:value-type="float">
            <text:p>350</text:p>
          </table:table-cell>
          <table:table-cell table:formula="of:=ROUND([.FY2])" office:value-type="float" office:value="352" calcext:value-type="float">
            <text:p>352</text:p>
          </table:table-cell>
          <table:table-cell table:formula="of:=ROUND([.FZ2])" office:value-type="float" office:value="354" calcext:value-type="float">
            <text:p>354</text:p>
          </table:table-cell>
          <table:table-cell table:formula="of:=ROUND([.GA2])" office:value-type="float" office:value="356" calcext:value-type="float">
            <text:p>356</text:p>
          </table:table-cell>
          <table:table-cell table:formula="of:=ROUND([.GB2])" office:value-type="float" office:value="358" calcext:value-type="float">
            <text:p>358</text:p>
          </table:table-cell>
          <table:table-cell table:formula="of:=ROUND([.GC2])" office:value-type="float" office:value="360" calcext:value-type="float">
            <text:p>360</text:p>
          </table:table-cell>
          <table:table-cell table:formula="of:=ROUND([.GD2])" office:value-type="float" office:value="362" calcext:value-type="float">
            <text:p>362</text:p>
          </table:table-cell>
          <table:table-cell table:formula="of:=ROUND([.GE2])" office:value-type="float" office:value="364" calcext:value-type="float">
            <text:p>364</text:p>
          </table:table-cell>
          <table:table-cell table:formula="of:=ROUND([.GF2])" office:value-type="float" office:value="366" calcext:value-type="float">
            <text:p>366</text:p>
          </table:table-cell>
          <table:table-cell table:formula="of:=ROUND([.GG2])" office:value-type="float" office:value="368" calcext:value-type="float">
            <text:p>368</text:p>
          </table:table-cell>
          <table:table-cell table:formula="of:=ROUND([.GH2])" office:value-type="float" office:value="370" calcext:value-type="float">
            <text:p>370</text:p>
          </table:table-cell>
          <table:table-cell table:formula="of:=ROUND([.GI2])" office:value-type="float" office:value="372" calcext:value-type="float">
            <text:p>372</text:p>
          </table:table-cell>
          <table:table-cell table:formula="of:=ROUND([.GJ2])" office:value-type="float" office:value="374" calcext:value-type="float">
            <text:p>374</text:p>
          </table:table-cell>
          <table:table-cell table:formula="of:=ROUND([.GK2])" office:value-type="float" office:value="376" calcext:value-type="float">
            <text:p>376</text:p>
          </table:table-cell>
          <table:table-cell table:formula="of:=ROUND([.GL2])" office:value-type="float" office:value="378" calcext:value-type="float">
            <text:p>378</text:p>
          </table:table-cell>
          <table:table-cell table:formula="of:=ROUND([.GM2])" office:value-type="float" office:value="380" calcext:value-type="float">
            <text:p>380</text:p>
          </table:table-cell>
          <table:table-cell table:formula="of:=ROUND([.GN2])" office:value-type="float" office:value="382" calcext:value-type="float">
            <text:p>382</text:p>
          </table:table-cell>
          <table:table-cell table:formula="of:=ROUND([.GO2])" office:value-type="float" office:value="384" calcext:value-type="float">
            <text:p>384</text:p>
          </table:table-cell>
          <table:table-cell table:formula="of:=ROUND([.GP2])" office:value-type="float" office:value="386" calcext:value-type="float">
            <text:p>386</text:p>
          </table:table-cell>
          <table:table-cell table:formula="of:=ROUND([.GQ2])" office:value-type="float" office:value="387" calcext:value-type="float">
            <text:p>387</text:p>
          </table:table-cell>
          <table:table-cell table:formula="of:=ROUND([.GR2])" office:value-type="float" office:value="389" calcext:value-type="float">
            <text:p>389</text:p>
          </table:table-cell>
          <table:table-cell table:formula="of:=ROUND([.GS2])" office:value-type="float" office:value="391" calcext:value-type="float">
            <text:p>391</text:p>
          </table:table-cell>
          <table:table-cell table:formula="of:=ROUND([.GT2])" office:value-type="float" office:value="393" calcext:value-type="float">
            <text:p>393</text:p>
          </table:table-cell>
          <table:table-cell table:formula="of:=ROUND([.GU2])" office:value-type="float" office:value="395" calcext:value-type="float">
            <text:p>395</text:p>
          </table:table-cell>
          <table:table-cell table:formula="of:=ROUND([.GV2])" office:value-type="float" office:value="397" calcext:value-type="float">
            <text:p>397</text:p>
          </table:table-cell>
          <table:table-cell table:formula="of:=ROUND([.GW2])" office:value-type="float" office:value="399" calcext:value-type="float">
            <text:p>399</text:p>
          </table:table-cell>
          <table:table-cell table:formula="of:=ROUND([.GX2])" office:value-type="float" office:value="401" calcext:value-type="float">
            <text:p>401</text:p>
          </table:table-cell>
          <table:table-cell table:formula="of:=ROUND([.GY2])" office:value-type="float" office:value="403" calcext:value-type="float">
            <text:p>403</text:p>
          </table:table-cell>
          <table:table-cell table:formula="of:=ROUND([.GZ2])" office:value-type="float" office:value="405" calcext:value-type="float">
            <text:p>405</text:p>
          </table:table-cell>
          <table:table-cell table:formula="of:=ROUND([.HA2])" office:value-type="float" office:value="407" calcext:value-type="float">
            <text:p>407</text:p>
          </table:table-cell>
          <table:table-cell table:formula="of:=ROUND([.HB2])" office:value-type="float" office:value="409" calcext:value-type="float">
            <text:p>409</text:p>
          </table:table-cell>
          <table:table-cell table:formula="of:=ROUND([.HC2])" office:value-type="float" office:value="411" calcext:value-type="float">
            <text:p>411</text:p>
          </table:table-cell>
          <table:table-cell table:formula="of:=ROUND([.HD2])" office:value-type="float" office:value="413" calcext:value-type="float">
            <text:p>413</text:p>
          </table:table-cell>
          <table:table-cell table:formula="of:=ROUND([.HE2])" office:value-type="float" office:value="415" calcext:value-type="float">
            <text:p>415</text:p>
          </table:table-cell>
          <table:table-cell table:formula="of:=ROUND([.HF2])" office:value-type="float" office:value="417" calcext:value-type="float">
            <text:p>417</text:p>
          </table:table-cell>
          <table:table-cell table:formula="of:=ROUND([.HG2])" office:value-type="float" office:value="419" calcext:value-type="float">
            <text:p>419</text:p>
          </table:table-cell>
          <table:table-cell table:formula="of:=ROUND([.HH2])" office:value-type="float" office:value="421" calcext:value-type="float">
            <text:p>421</text:p>
          </table:table-cell>
          <table:table-cell table:formula="of:=ROUND([.HI2])" office:value-type="float" office:value="423" calcext:value-type="float">
            <text:p>423</text:p>
          </table:table-cell>
          <table:table-cell table:formula="of:=ROUND([.HJ2])" office:value-type="float" office:value="425" calcext:value-type="float">
            <text:p>425</text:p>
          </table:table-cell>
          <table:table-cell table:formula="of:=ROUND([.HK2])" office:value-type="float" office:value="427" calcext:value-type="float">
            <text:p>427</text:p>
          </table:table-cell>
          <table:table-cell table:formula="of:=ROUND([.HL2])" office:value-type="float" office:value="429" calcext:value-type="float">
            <text:p>429</text:p>
          </table:table-cell>
          <table:table-cell table:formula="of:=ROUND([.HM2])" office:value-type="float" office:value="431" calcext:value-type="float">
            <text:p>431</text:p>
          </table:table-cell>
          <table:table-cell table:formula="of:=ROUND([.HN2])" office:value-type="float" office:value="432" calcext:value-type="float">
            <text:p>432</text:p>
          </table:table-cell>
          <table:table-cell table:formula="of:=ROUND([.HO2])" office:value-type="float" office:value="434" calcext:value-type="float">
            <text:p>434</text:p>
          </table:table-cell>
          <table:table-cell table:formula="of:=ROUND([.HP2])" office:value-type="float" office:value="436" calcext:value-type="float">
            <text:p>436</text:p>
          </table:table-cell>
          <table:table-cell table:formula="of:=ROUND([.HQ2])" office:value-type="float" office:value="438" calcext:value-type="float">
            <text:p>438</text:p>
          </table:table-cell>
          <table:table-cell table:formula="of:=ROUND([.HR2])" office:value-type="float" office:value="440" calcext:value-type="float">
            <text:p>440</text:p>
          </table:table-cell>
          <table:table-cell table:formula="of:=ROUND([.HS2])" office:value-type="float" office:value="442" calcext:value-type="float">
            <text:p>442</text:p>
          </table:table-cell>
          <table:table-cell table:formula="of:=ROUND([.HT2])" office:value-type="float" office:value="444" calcext:value-type="float">
            <text:p>444</text:p>
          </table:table-cell>
          <table:table-cell table:formula="of:=ROUND([.HU2])" office:value-type="float" office:value="446" calcext:value-type="float">
            <text:p>446</text:p>
          </table:table-cell>
          <table:table-cell table:formula="of:=ROUND([.HV2])" office:value-type="float" office:value="448" calcext:value-type="float">
            <text:p>448</text:p>
          </table:table-cell>
          <table:table-cell table:formula="of:=ROUND([.HW2])" office:value-type="float" office:value="450" calcext:value-type="float">
            <text:p>450</text:p>
          </table:table-cell>
          <table:table-cell table:formula="of:=ROUND([.HX2])" office:value-type="float" office:value="452" calcext:value-type="float">
            <text:p>452</text:p>
          </table:table-cell>
          <table:table-cell table:formula="of:=ROUND([.HY2])" office:value-type="float" office:value="454" calcext:value-type="float">
            <text:p>454</text:p>
          </table:table-cell>
          <table:table-cell table:formula="of:=ROUND([.HZ2])" office:value-type="float" office:value="456" calcext:value-type="float">
            <text:p>456</text:p>
          </table:table-cell>
          <table:table-cell table:formula="of:=ROUND([.IA2])" office:value-type="float" office:value="458" calcext:value-type="float">
            <text:p>458</text:p>
          </table:table-cell>
          <table:table-cell table:formula="of:=ROUND([.IB2])" office:value-type="float" office:value="460" calcext:value-type="float">
            <text:p>460</text:p>
          </table:table-cell>
          <table:table-cell table:formula="of:=ROUND([.IC2])" office:value-type="float" office:value="462" calcext:value-type="float">
            <text:p>462</text:p>
          </table:table-cell>
          <table:table-cell table:formula="of:=ROUND([.ID2])" office:value-type="float" office:value="464" calcext:value-type="float">
            <text:p>464</text:p>
          </table:table-cell>
          <table:table-cell table:formula="of:=ROUND([.IE2])" office:value-type="float" office:value="466" calcext:value-type="float">
            <text:p>466</text:p>
          </table:table-cell>
          <table:table-cell table:formula="of:=ROUND([.IF2])" office:value-type="float" office:value="468" calcext:value-type="float">
            <text:p>468</text:p>
          </table:table-cell>
          <table:table-cell table:formula="of:=ROUND([.IG2])" office:value-type="float" office:value="470" calcext:value-type="float">
            <text:p>470</text:p>
          </table:table-cell>
          <table:table-cell table:formula="of:=ROUND([.IH2])" office:value-type="float" office:value="472" calcext:value-type="float">
            <text:p>472</text:p>
          </table:table-cell>
          <table:table-cell table:formula="of:=ROUND([.II2])" office:value-type="float" office:value="474" calcext:value-type="float">
            <text:p>474</text:p>
          </table:table-cell>
          <table:table-cell table:formula="of:=ROUND([.IJ2])" office:value-type="float" office:value="476" calcext:value-type="float">
            <text:p>476</text:p>
          </table:table-cell>
          <table:table-cell table:formula="of:=ROUND([.IK2])" office:value-type="float" office:value="477" calcext:value-type="float">
            <text:p>477</text:p>
          </table:table-cell>
          <table:table-cell table:formula="of:=ROUND([.IL2])" office:value-type="float" office:value="479" calcext:value-type="float">
            <text:p>479</text:p>
          </table:table-cell>
          <table:table-cell table:formula="of:=ROUND([.IM2])" office:value-type="float" office:value="481" calcext:value-type="float">
            <text:p>481</text:p>
          </table:table-cell>
          <table:table-cell table:formula="of:=ROUND([.IN2])" office:value-type="float" office:value="483" calcext:value-type="float">
            <text:p>483</text:p>
          </table:table-cell>
          <table:table-cell table:formula="of:=ROUND([.IO2])" office:value-type="float" office:value="485" calcext:value-type="float">
            <text:p>485</text:p>
          </table:table-cell>
          <table:table-cell table:formula="of:=ROUND([.IP2])" office:value-type="float" office:value="487" calcext:value-type="float">
            <text:p>487</text:p>
          </table:table-cell>
          <table:table-cell table:formula="of:=ROUND([.IQ2])" office:value-type="float" office:value="489" calcext:value-type="float">
            <text:p>489</text:p>
          </table:table-cell>
          <table:table-cell table:formula="of:=ROUND([.IR2])" office:value-type="float" office:value="491" calcext:value-type="float">
            <text:p>491</text:p>
          </table:table-cell>
          <table:table-cell table:formula="of:=ROUND([.IS2])" office:value-type="float" office:value="493" calcext:value-type="float">
            <text:p>493</text:p>
          </table:table-cell>
          <table:table-cell table:formula="of:=ROUND([.IT2])" office:value-type="float" office:value="495" calcext:value-type="float">
            <text:p>495</text:p>
          </table:table-cell>
          <table:table-cell table:formula="of:=ROUND([.IU2])" office:value-type="float" office:value="497" calcext:value-type="float">
            <text:p>497</text:p>
          </table:table-cell>
          <table:table-cell table:formula="of:=ROUND([.IV2])" office:value-type="float" office:value="499" calcext:value-type="float">
            <text:p>499</text:p>
          </table:table-cell>
          <table:table-cell table:formula="of:=ROUND([.IW2])" office:value-type="float" office:value="501" calcext:value-type="float">
            <text:p>501</text:p>
          </table:table-cell>
          <table:table-cell table:formula="of:=ROUND([.IX2])" office:value-type="float" office:value="503" calcext:value-type="float">
            <text:p>503</text:p>
          </table:table-cell>
          <table:table-cell table:formula="of:=ROUND([.IY2])" office:value-type="float" office:value="505" calcext:value-type="float">
            <text:p>505</text:p>
          </table:table-cell>
          <table:table-cell table:formula="of:=ROUND([.IZ2])" office:value-type="float" office:value="507" calcext:value-type="float">
            <text:p>507</text:p>
          </table:table-cell>
          <table:table-cell table:formula="of:=ROUND([.JA2])" office:value-type="float" office:value="509" calcext:value-type="float">
            <text:p>509</text:p>
          </table:table-cell>
          <table:table-cell table:formula="of:=ROUND([.JB2])" office:value-type="float" office:value="511" calcext:value-type="float">
            <text:p>511</text:p>
          </table:table-cell>
          <table:table-cell table:formula="of:=ROUND([.JC2])" office:value-type="float" office:value="513" calcext:value-type="float">
            <text:p>513</text:p>
          </table:table-cell>
          <table:table-cell table:formula="of:=ROUND([.JD2])" office:value-type="float" office:value="515" calcext:value-type="float">
            <text:p>515</text:p>
          </table:table-cell>
          <table:table-cell table:formula="of:=ROUND([.JE2])" office:value-type="float" office:value="517" calcext:value-type="float">
            <text:p>517</text:p>
          </table:table-cell>
          <table:table-cell table:formula="of:=ROUND([.JF2])" office:value-type="float" office:value="519" calcext:value-type="float">
            <text:p>519</text:p>
          </table:table-cell>
          <table:table-cell table:formula="of:=ROUND([.JG2])" office:value-type="float" office:value="521" calcext:value-type="float">
            <text:p>521</text:p>
          </table:table-cell>
          <table:table-cell table:formula="of:=ROUND([.JH2])" office:value-type="float" office:value="523" calcext:value-type="float">
            <text:p>523</text:p>
          </table:table-cell>
          <table:table-cell table:formula="of:=ROUND([.JI2])" office:value-type="float" office:value="524" calcext:value-type="float">
            <text:p>524</text:p>
          </table:table-cell>
          <table:table-cell table:formula="of:=ROUND([.JJ2])" office:value-type="float" office:value="526" calcext:value-type="float">
            <text:p>526</text:p>
          </table:table-cell>
          <table:table-cell table:formula="of:=ROUND([.JK2])" office:value-type="float" office:value="528" calcext:value-type="float">
            <text:p>528</text:p>
          </table:table-cell>
          <table:table-cell table:formula="of:=ROUND([.JL2])" office:value-type="float" office:value="530" calcext:value-type="float">
            <text:p>530</text:p>
          </table:table-cell>
          <table:table-cell table:formula="of:=ROUND([.JM2])" office:value-type="float" office:value="532" calcext:value-type="float">
            <text:p>532</text:p>
          </table:table-cell>
          <table:table-cell table:formula="of:=ROUND([.JN2])" office:value-type="float" office:value="534" calcext:value-type="float">
            <text:p>534</text:p>
          </table:table-cell>
          <table:table-cell table:formula="of:=ROUND([.JO2])" office:value-type="float" office:value="536" calcext:value-type="float">
            <text:p>536</text:p>
          </table:table-cell>
          <table:table-cell table:formula="of:=ROUND([.JP2])" office:value-type="float" office:value="538" calcext:value-type="float">
            <text:p>538</text:p>
          </table:table-cell>
          <table:table-cell table:formula="of:=ROUND([.JQ2])" office:value-type="float" office:value="540" calcext:value-type="float">
            <text:p>540</text:p>
          </table:table-cell>
          <table:table-cell table:formula="of:=ROUND([.JR2])" office:value-type="float" office:value="542" calcext:value-type="float">
            <text:p>542</text:p>
          </table:table-cell>
          <table:table-cell table:formula="of:=ROUND([.JS2])" office:value-type="float" office:value="544" calcext:value-type="float">
            <text:p>544</text:p>
          </table:table-cell>
          <table:table-cell table:formula="of:=ROUND([.JT2])" office:value-type="float" office:value="546" calcext:value-type="float">
            <text:p>546</text:p>
          </table:table-cell>
          <table:table-cell table:formula="of:=ROUND([.JU2])" office:value-type="float" office:value="548" calcext:value-type="float">
            <text:p>548</text:p>
          </table:table-cell>
          <table:table-cell table:formula="of:=ROUND([.JV2])" office:value-type="float" office:value="550" calcext:value-type="float">
            <text:p>550</text:p>
          </table:table-cell>
          <table:table-cell table:formula="of:=ROUND([.JW2])" office:value-type="float" office:value="552" calcext:value-type="float">
            <text:p>552</text:p>
          </table:table-cell>
          <table:table-cell table:formula="of:=ROUND([.JX2])" office:value-type="float" office:value="554" calcext:value-type="float">
            <text:p>554</text:p>
          </table:table-cell>
          <table:table-cell table:formula="of:=ROUND([.JY2])" office:value-type="float" office:value="556" calcext:value-type="float">
            <text:p>556</text:p>
          </table:table-cell>
          <table:table-cell table:formula="of:=ROUND([.JZ2])" office:value-type="float" office:value="558" calcext:value-type="float">
            <text:p>558</text:p>
          </table:table-cell>
          <table:table-cell table:formula="of:=ROUND([.KA2])" office:value-type="float" office:value="560" calcext:value-type="float">
            <text:p>560</text:p>
          </table:table-cell>
          <table:table-cell table:formula="of:=ROUND([.KB2])" office:value-type="float" office:value="562" calcext:value-type="float">
            <text:p>562</text:p>
          </table:table-cell>
          <table:table-cell table:formula="of:=ROUND([.KC2])" office:value-type="float" office:value="564" calcext:value-type="float">
            <text:p>564</text:p>
          </table:table-cell>
          <table:table-cell table:formula="of:=ROUND([.KD2])" office:value-type="float" office:value="566" calcext:value-type="float">
            <text:p>566</text:p>
          </table:table-cell>
          <table:table-cell table:formula="of:=ROUND([.KE2])" office:value-type="float" office:value="568" calcext:value-type="float">
            <text:p>568</text:p>
          </table:table-cell>
          <table:table-cell table:formula="of:=ROUND([.KF2])" office:value-type="float" office:value="569" calcext:value-type="float">
            <text:p>569</text:p>
          </table:table-cell>
          <table:table-cell table:formula="of:=ROUND([.KG2])" office:value-type="float" office:value="571" calcext:value-type="float">
            <text:p>571</text:p>
          </table:table-cell>
          <table:table-cell table:formula="of:=ROUND([.KH2])" office:value-type="float" office:value="573" calcext:value-type="float">
            <text:p>573</text:p>
          </table:table-cell>
          <table:table-cell table:formula="of:=ROUND([.KI2])" office:value-type="float" office:value="575" calcext:value-type="float">
            <text:p>575</text:p>
          </table:table-cell>
          <table:table-cell table:formula="of:=ROUND([.KJ2])" office:value-type="float" office:value="577" calcext:value-type="float">
            <text:p>577</text:p>
          </table:table-cell>
          <table:table-cell table:formula="of:=ROUND([.KK2])" office:value-type="float" office:value="579" calcext:value-type="float">
            <text:p>579</text:p>
          </table:table-cell>
          <table:table-cell table:formula="of:=ROUND([.KL2])" office:value-type="float" office:value="581" calcext:value-type="float">
            <text:p>581</text:p>
          </table:table-cell>
          <table:table-cell table:formula="of:=ROUND([.KM2])" office:value-type="float" office:value="583" calcext:value-type="float">
            <text:p>583</text:p>
          </table:table-cell>
          <table:table-cell table:formula="of:=ROUND([.KN2])" office:value-type="float" office:value="585" calcext:value-type="float">
            <text:p>585</text:p>
          </table:table-cell>
          <table:table-cell table:formula="of:=ROUND([.KO2])" office:value-type="float" office:value="587" calcext:value-type="float">
            <text:p>587</text:p>
          </table:table-cell>
          <table:table-cell table:formula="of:=ROUND([.KP2])" office:value-type="float" office:value="589" calcext:value-type="float">
            <text:p>589</text:p>
          </table:table-cell>
          <table:table-cell table:formula="of:=ROUND([.KQ2])" office:value-type="float" office:value="591" calcext:value-type="float">
            <text:p>591</text:p>
          </table:table-cell>
          <table:table-cell table:formula="of:=ROUND([.KR2])" office:value-type="float" office:value="593" calcext:value-type="float">
            <text:p>593</text:p>
          </table:table-cell>
          <table:table-cell table:formula="of:=ROUND([.KS2])" office:value-type="float" office:value="595" calcext:value-type="float">
            <text:p>595</text:p>
          </table:table-cell>
          <table:table-cell table:formula="of:=ROUND([.KT2])" office:value-type="float" office:value="597" calcext:value-type="float">
            <text:p>597</text:p>
          </table:table-cell>
          <table:table-cell table:formula="of:=ROUND([.KU2])" office:value-type="float" office:value="599" calcext:value-type="float">
            <text:p>599</text:p>
          </table:table-cell>
          <table:table-cell table:formula="of:=ROUND([.KV2])" office:value-type="float" office:value="601" calcext:value-type="float">
            <text:p>601</text:p>
          </table:table-cell>
          <table:table-cell table:formula="of:=ROUND([.KW2])" office:value-type="float" office:value="603" calcext:value-type="float">
            <text:p>603</text:p>
          </table:table-cell>
          <table:table-cell table:formula="of:=ROUND([.KX2])" office:value-type="float" office:value="605" calcext:value-type="float">
            <text:p>605</text:p>
          </table:table-cell>
          <table:table-cell table:formula="of:=ROUND([.KY2])" office:value-type="float" office:value="607" calcext:value-type="float">
            <text:p>607</text:p>
          </table:table-cell>
          <table:table-cell table:formula="of:=ROUND([.KZ2])" office:value-type="float" office:value="609" calcext:value-type="float">
            <text:p>609</text:p>
          </table:table-cell>
          <table:table-cell table:formula="of:=ROUND([.LA2])" office:value-type="float" office:value="611" calcext:value-type="float">
            <text:p>611</text:p>
          </table:table-cell>
          <table:table-cell table:formula="of:=ROUND([.LB2])" office:value-type="float" office:value="613" calcext:value-type="float">
            <text:p>613</text:p>
          </table:table-cell>
          <table:table-cell table:formula="of:=ROUND([.LC2])" office:value-type="float" office:value="614" calcext:value-type="float">
            <text:p>614</text:p>
          </table:table-cell>
          <table:table-cell table:formula="of:=ROUND([.LD2])" office:value-type="float" office:value="616" calcext:value-type="float">
            <text:p>616</text:p>
          </table:table-cell>
          <table:table-cell table:formula="of:=ROUND([.LE2])" office:value-type="float" office:value="618" calcext:value-type="float">
            <text:p>618</text:p>
          </table:table-cell>
          <table:table-cell table:formula="of:=ROUND([.LF2])" office:value-type="float" office:value="620" calcext:value-type="float">
            <text:p>620</text:p>
          </table:table-cell>
          <table:table-cell table:formula="of:=ROUND([.LG2])" office:value-type="float" office:value="622" calcext:value-type="float">
            <text:p>622</text:p>
          </table:table-cell>
          <table:table-cell table:formula="of:=ROUND([.LH2])" office:value-type="float" office:value="624" calcext:value-type="float">
            <text:p>624</text:p>
          </table:table-cell>
          <table:table-cell table:formula="of:=ROUND([.LI2])" office:value-type="float" office:value="626" calcext:value-type="float">
            <text:p>626</text:p>
          </table:table-cell>
          <table:table-cell table:formula="of:=ROUND([.LJ2])" office:value-type="float" office:value="628" calcext:value-type="float">
            <text:p>628</text:p>
          </table:table-cell>
          <table:table-cell table:formula="of:=ROUND([.LK2])" office:value-type="float" office:value="630" calcext:value-type="float">
            <text:p>630</text:p>
          </table:table-cell>
          <table:table-cell table:formula="of:=ROUND([.LL2])" office:value-type="float" office:value="632" calcext:value-type="float">
            <text:p>632</text:p>
          </table:table-cell>
          <table:table-cell table:formula="of:=ROUND([.LM2])" office:value-type="float" office:value="634" calcext:value-type="float">
            <text:p>634</text:p>
          </table:table-cell>
          <table:table-cell table:formula="of:=ROUND([.LN2])" office:value-type="float" office:value="636" calcext:value-type="float">
            <text:p>636</text:p>
          </table:table-cell>
          <table:table-cell table:formula="of:=ROUND([.LO2])" office:value-type="float" office:value="638" calcext:value-type="float">
            <text:p>638</text:p>
          </table:table-cell>
          <table:table-cell table:formula="of:=ROUND([.LP2])" office:value-type="float" office:value="640" calcext:value-type="float">
            <text:p>640</text:p>
          </table:table-cell>
          <table:table-cell table:formula="of:=ROUND([.LQ2])" office:value-type="float" office:value="642" calcext:value-type="float">
            <text:p>642</text:p>
          </table:table-cell>
          <table:table-cell table:formula="of:=ROUND([.LR2])" office:value-type="float" office:value="644" calcext:value-type="float">
            <text:p>644</text:p>
          </table:table-cell>
          <table:table-cell table:formula="of:=ROUND([.LS2])" office:value-type="float" office:value="646" calcext:value-type="float">
            <text:p>646</text:p>
          </table:table-cell>
          <table:table-cell table:formula="of:=ROUND([.LT2])" office:value-type="float" office:value="648" calcext:value-type="float">
            <text:p>648</text:p>
          </table:table-cell>
          <table:table-cell table:formula="of:=ROUND([.LU2])" office:value-type="float" office:value="650" calcext:value-type="float">
            <text:p>650</text:p>
          </table:table-cell>
          <table:table-cell table:formula="of:=ROUND([.LV2])" office:value-type="float" office:value="652" calcext:value-type="float">
            <text:p>652</text:p>
          </table:table-cell>
          <table:table-cell table:formula="of:=ROUND([.LW2])" office:value-type="float" office:value="654" calcext:value-type="float">
            <text:p>654</text:p>
          </table:table-cell>
          <table:table-cell table:formula="of:=ROUND([.LX2])" office:value-type="float" office:value="656" calcext:value-type="float">
            <text:p>656</text:p>
          </table:table-cell>
          <table:table-cell table:formula="of:=ROUND([.LY2])" office:value-type="float" office:value="658" calcext:value-type="float">
            <text:p>658</text:p>
          </table:table-cell>
          <table:table-cell table:formula="of:=ROUND([.LZ2])" office:value-type="float" office:value="659" calcext:value-type="float">
            <text:p>659</text:p>
          </table:table-cell>
          <table:table-cell table:formula="of:=ROUND([.MA2])" office:value-type="float" office:value="661" calcext:value-type="float">
            <text:p>661</text:p>
          </table:table-cell>
          <table:table-cell table:formula="of:=ROUND([.MB2])" office:value-type="float" office:value="663" calcext:value-type="float">
            <text:p>663</text:p>
          </table:table-cell>
          <table:table-cell table:formula="of:=ROUND([.MC2])" office:value-type="float" office:value="665" calcext:value-type="float">
            <text:p>665</text:p>
          </table:table-cell>
          <table:table-cell table:formula="of:=ROUND([.MD2])" office:value-type="float" office:value="667" calcext:value-type="float">
            <text:p>667</text:p>
          </table:table-cell>
          <table:table-cell table:formula="of:=ROUND([.ME2])" office:value-type="float" office:value="669" calcext:value-type="float">
            <text:p>669</text:p>
          </table:table-cell>
          <table:table-cell table:formula="of:=ROUND([.MF2])" office:value-type="float" office:value="671" calcext:value-type="float">
            <text:p>671</text:p>
          </table:table-cell>
          <table:table-cell table:formula="of:=ROUND([.MG2])" office:value-type="float" office:value="673" calcext:value-type="float">
            <text:p>673</text:p>
          </table:table-cell>
          <table:table-cell table:formula="of:=ROUND([.MH2])" office:value-type="float" office:value="675" calcext:value-type="float">
            <text:p>675</text:p>
          </table:table-cell>
          <table:table-cell table:formula="of:=ROUND([.MI2])" office:value-type="float" office:value="677" calcext:value-type="float">
            <text:p>677</text:p>
          </table:table-cell>
          <table:table-cell table:formula="of:=ROUND([.MJ2])" office:value-type="float" office:value="679" calcext:value-type="float">
            <text:p>679</text:p>
          </table:table-cell>
          <table:table-cell table:formula="of:=ROUND([.MK2])" office:value-type="float" office:value="681" calcext:value-type="float">
            <text:p>681</text:p>
          </table:table-cell>
          <table:table-cell table:formula="of:=ROUND([.ML2])" office:value-type="float" office:value="683" calcext:value-type="float">
            <text:p>683</text:p>
          </table:table-cell>
          <table:table-cell table:formula="of:=ROUND([.MM2])" office:value-type="float" office:value="685" calcext:value-type="float">
            <text:p>685</text:p>
          </table:table-cell>
          <table:table-cell table:formula="of:=ROUND([.MN2])" office:value-type="float" office:value="687" calcext:value-type="float">
            <text:p>687</text:p>
          </table:table-cell>
          <table:table-cell table:formula="of:=ROUND([.MO2])" office:value-type="float" office:value="689" calcext:value-type="float">
            <text:p>689</text:p>
          </table:table-cell>
          <table:table-cell table:formula="of:=ROUND([.MP2])" office:value-type="float" office:value="691" calcext:value-type="float">
            <text:p>691</text:p>
          </table:table-cell>
          <table:table-cell table:formula="of:=ROUND([.MQ2])" office:value-type="float" office:value="693" calcext:value-type="float">
            <text:p>693</text:p>
          </table:table-cell>
          <table:table-cell table:formula="of:=ROUND([.MR2])" office:value-type="float" office:value="695" calcext:value-type="float">
            <text:p>695</text:p>
          </table:table-cell>
          <table:table-cell table:formula="of:=ROUND([.MS2])" office:value-type="float" office:value="697" calcext:value-type="float">
            <text:p>697</text:p>
          </table:table-cell>
          <table:table-cell table:formula="of:=ROUND([.MT2])" office:value-type="float" office:value="699" calcext:value-type="float">
            <text:p>699</text:p>
          </table:table-cell>
          <table:table-cell table:formula="of:=ROUND([.MU2])" office:value-type="float" office:value="701" calcext:value-type="float">
            <text:p>701</text:p>
          </table:table-cell>
          <table:table-cell table:formula="of:=ROUND([.MV2])" office:value-type="float" office:value="703" calcext:value-type="float">
            <text:p>703</text:p>
          </table:table-cell>
          <table:table-cell table:formula="of:=ROUND([.MW2])" office:value-type="float" office:value="705" calcext:value-type="float">
            <text:p>705</text:p>
          </table:table-cell>
          <table:table-cell table:formula="of:=ROUND([.MX2])" office:value-type="float" office:value="706" calcext:value-type="float">
            <text:p>706</text:p>
          </table:table-cell>
          <table:table-cell table:formula="of:=ROUND([.MY2])" office:value-type="float" office:value="708" calcext:value-type="float">
            <text:p>708</text:p>
          </table:table-cell>
          <table:table-cell table:formula="of:=ROUND([.MZ2])" office:value-type="float" office:value="710" calcext:value-type="float">
            <text:p>710</text:p>
          </table:table-cell>
          <table:table-cell table:formula="of:=ROUND([.NA2])" office:value-type="float" office:value="712" calcext:value-type="float">
            <text:p>712</text:p>
          </table:table-cell>
          <table:table-cell table:formula="of:=ROUND([.NB2])" office:value-type="float" office:value="714" calcext:value-type="float">
            <text:p>714</text:p>
          </table:table-cell>
          <table:table-cell table:formula="of:=ROUND([.NC2])" office:value-type="float" office:value="716" calcext:value-type="float">
            <text:p>716</text:p>
          </table:table-cell>
          <table:table-cell table:formula="of:=ROUND([.ND2])" office:value-type="float" office:value="718" calcext:value-type="float">
            <text:p>718</text:p>
          </table:table-cell>
          <table:table-cell table:formula="of:=ROUND([.NE2])" office:value-type="float" office:value="720" calcext:value-type="float">
            <text:p>720</text:p>
          </table:table-cell>
          <table:table-cell table:formula="of:=ROUND([.NF2])" office:value-type="float" office:value="722" calcext:value-type="float">
            <text:p>722</text:p>
          </table:table-cell>
          <table:table-cell table:formula="of:=ROUND([.NG2])" office:value-type="float" office:value="724" calcext:value-type="float">
            <text:p>724</text:p>
          </table:table-cell>
          <table:table-cell table:formula="of:=ROUND([.NH2])" office:value-type="float" office:value="726" calcext:value-type="float">
            <text:p>726</text:p>
          </table:table-cell>
          <table:table-cell table:formula="of:=ROUND([.NI2])" office:value-type="float" office:value="728" calcext:value-type="float">
            <text:p>728</text:p>
          </table:table-cell>
          <table:table-cell table:formula="of:=ROUND([.NJ2])" office:value-type="float" office:value="730" calcext:value-type="float">
            <text:p>730</text:p>
          </table:table-cell>
          <table:table-cell table:formula="of:=ROUND([.NK2])" office:value-type="float" office:value="732" calcext:value-type="float">
            <text:p>732</text:p>
          </table:table-cell>
          <table:table-cell table:formula="of:=ROUND([.NL2])" office:value-type="float" office:value="734" calcext:value-type="float">
            <text:p>734</text:p>
          </table:table-cell>
          <table:table-cell table:formula="of:=ROUND([.NM2])" office:value-type="float" office:value="736" calcext:value-type="float">
            <text:p>736</text:p>
          </table:table-cell>
          <table:table-cell table:formula="of:=ROUND([.NN2])" office:value-type="float" office:value="738" calcext:value-type="float">
            <text:p>738</text:p>
          </table:table-cell>
          <table:table-cell table:formula="of:=ROUND([.NO2])" office:value-type="float" office:value="740" calcext:value-type="float">
            <text:p>740</text:p>
          </table:table-cell>
          <table:table-cell table:formula="of:=ROUND([.NP2])" office:value-type="float" office:value="742" calcext:value-type="float">
            <text:p>742</text:p>
          </table:table-cell>
          <table:table-cell table:formula="of:=ROUND([.NQ2])" office:value-type="float" office:value="744" calcext:value-type="float">
            <text:p>744</text:p>
          </table:table-cell>
          <table:table-cell table:formula="of:=ROUND([.NR2])" office:value-type="float" office:value="746" calcext:value-type="float">
            <text:p>746</text:p>
          </table:table-cell>
          <table:table-cell table:formula="of:=ROUND([.NS2])" office:value-type="float" office:value="748" calcext:value-type="float">
            <text:p>748</text:p>
          </table:table-cell>
          <table:table-cell table:formula="of:=ROUND([.NT2])" office:value-type="float" office:value="750" calcext:value-type="float">
            <text:p>750</text:p>
          </table:table-cell>
          <table:table-cell table:formula="of:=ROUND([.NU2])" office:value-type="float" office:value="751" calcext:value-type="float">
            <text:p>751</text:p>
          </table:table-cell>
          <table:table-cell table:formula="of:=ROUND([.NV2])" office:value-type="float" office:value="753" calcext:value-type="float">
            <text:p>753</text:p>
          </table:table-cell>
          <table:table-cell table:formula="of:=ROUND([.NW2])" office:value-type="float" office:value="755" calcext:value-type="float">
            <text:p>755</text:p>
          </table:table-cell>
          <table:table-cell table:formula="of:=ROUND([.NX2])" office:value-type="float" office:value="757" calcext:value-type="float">
            <text:p>757</text:p>
          </table:table-cell>
          <table:table-cell table:formula="of:=ROUND([.NY2])" office:value-type="float" office:value="759" calcext:value-type="float">
            <text:p>759</text:p>
          </table:table-cell>
          <table:table-cell table:formula="of:=ROUND([.NZ2])" office:value-type="float" office:value="761" calcext:value-type="float">
            <text:p>761</text:p>
          </table:table-cell>
          <table:table-cell table:formula="of:=ROUND([.OA2])" office:value-type="float" office:value="763" calcext:value-type="float">
            <text:p>763</text:p>
          </table:table-cell>
          <table:table-cell table:formula="of:=ROUND([.OB2])" office:value-type="float" office:value="765" calcext:value-type="float">
            <text:p>765</text:p>
          </table:table-cell>
          <table:table-cell table:formula="of:=ROUND([.OC2])" office:value-type="float" office:value="767" calcext:value-type="float">
            <text:p>767</text:p>
          </table:table-cell>
          <table:table-cell table:formula="of:=ROUND([.OD2])" office:value-type="float" office:value="769" calcext:value-type="float">
            <text:p>769</text:p>
          </table:table-cell>
          <table:table-cell table:formula="of:=ROUND([.OE2])" office:value-type="float" office:value="771" calcext:value-type="float">
            <text:p>771</text:p>
          </table:table-cell>
          <table:table-cell table:formula="of:=ROUND([.OF2])" office:value-type="float" office:value="773" calcext:value-type="float">
            <text:p>773</text:p>
          </table:table-cell>
          <table:table-cell table:formula="of:=ROUND([.OG2])" office:value-type="float" office:value="775" calcext:value-type="float">
            <text:p>775</text:p>
          </table:table-cell>
          <table:table-cell table:formula="of:=ROUND([.OH2])" office:value-type="float" office:value="777" calcext:value-type="float">
            <text:p>777</text:p>
          </table:table-cell>
          <table:table-cell table:formula="of:=ROUND([.OI2])" office:value-type="float" office:value="779" calcext:value-type="float">
            <text:p>779</text:p>
          </table:table-cell>
          <table:table-cell table:formula="of:=ROUND([.OJ2])" office:value-type="float" office:value="781" calcext:value-type="float">
            <text:p>781</text:p>
          </table:table-cell>
          <table:table-cell table:formula="of:=ROUND([.OK2])" office:value-type="float" office:value="783" calcext:value-type="float">
            <text:p>783</text:p>
          </table:table-cell>
          <table:table-cell table:formula="of:=ROUND([.OL2])" office:value-type="float" office:value="785" calcext:value-type="float">
            <text:p>785</text:p>
          </table:table-cell>
          <table:table-cell table:formula="of:=ROUND([.OM2])" office:value-type="float" office:value="787" calcext:value-type="float">
            <text:p>787</text:p>
          </table:table-cell>
          <table:table-cell table:formula="of:=ROUND([.ON2])" office:value-type="float" office:value="789" calcext:value-type="float">
            <text:p>789</text:p>
          </table:table-cell>
          <table:table-cell table:formula="of:=ROUND([.OO2])" office:value-type="float" office:value="791" calcext:value-type="float">
            <text:p>791</text:p>
          </table:table-cell>
          <table:table-cell table:formula="of:=ROUND([.OP2])" office:value-type="float" office:value="793" calcext:value-type="float">
            <text:p>793</text:p>
          </table:table-cell>
          <table:table-cell table:formula="of:=ROUND([.OQ2])" office:value-type="float" office:value="795" calcext:value-type="float">
            <text:p>795</text:p>
          </table:table-cell>
          <table:table-cell table:formula="of:=ROUND([.OR2])" office:value-type="float" office:value="796" calcext:value-type="float">
            <text:p>796</text:p>
          </table:table-cell>
          <table:table-cell table:formula="of:=ROUND([.OS2])" office:value-type="float" office:value="798" calcext:value-type="float">
            <text:p>798</text:p>
          </table:table-cell>
          <table:table-cell table:formula="of:=ROUND([.OT2])" office:value-type="float" office:value="800" calcext:value-type="float">
            <text:p>800</text:p>
          </table:table-cell>
          <table:table-cell table:formula="of:=ROUND([.OU2])" office:value-type="float" office:value="802" calcext:value-type="float">
            <text:p>802</text:p>
          </table:table-cell>
          <table:table-cell table:formula="of:=ROUND([.OV2])" office:value-type="float" office:value="804" calcext:value-type="float">
            <text:p>804</text:p>
          </table:table-cell>
          <table:table-cell table:formula="of:=ROUND([.OW2])" office:value-type="float" office:value="806" calcext:value-type="float">
            <text:p>806</text:p>
          </table:table-cell>
          <table:table-cell table:formula="of:=ROUND([.OX2])" office:value-type="float" office:value="808" calcext:value-type="float">
            <text:p>808</text:p>
          </table:table-cell>
          <table:table-cell table:formula="of:=ROUND([.OY2])" office:value-type="float" office:value="810" calcext:value-type="float">
            <text:p>810</text:p>
          </table:table-cell>
          <table:table-cell table:formula="of:=ROUND([.OZ2])" office:value-type="float" office:value="812" calcext:value-type="float">
            <text:p>812</text:p>
          </table:table-cell>
          <table:table-cell table:formula="of:=ROUND([.PA2])" office:value-type="float" office:value="814" calcext:value-type="float">
            <text:p>814</text:p>
          </table:table-cell>
          <table:table-cell table:formula="of:=ROUND([.PB2])" office:value-type="float" office:value="816" calcext:value-type="float">
            <text:p>816</text:p>
          </table:table-cell>
          <table:table-cell table:formula="of:=ROUND([.PC2])" office:value-type="float" office:value="818" calcext:value-type="float">
            <text:p>818</text:p>
          </table:table-cell>
          <table:table-cell table:formula="of:=ROUND([.PD2])" office:value-type="float" office:value="820" calcext:value-type="float">
            <text:p>820</text:p>
          </table:table-cell>
          <table:table-cell table:formula="of:=ROUND([.PE2])" office:value-type="float" office:value="822" calcext:value-type="float">
            <text:p>822</text:p>
          </table:table-cell>
          <table:table-cell table:formula="of:=ROUND([.PF2])" office:value-type="float" office:value="824" calcext:value-type="float">
            <text:p>824</text:p>
          </table:table-cell>
          <table:table-cell table:formula="of:=ROUND([.PG2])" office:value-type="float" office:value="826" calcext:value-type="float">
            <text:p>826</text:p>
          </table:table-cell>
          <table:table-cell table:formula="of:=ROUND([.PH2])" office:value-type="float" office:value="828" calcext:value-type="float">
            <text:p>828</text:p>
          </table:table-cell>
          <table:table-cell table:formula="of:=ROUND([.PI2])" office:value-type="float" office:value="830" calcext:value-type="float">
            <text:p>830</text:p>
          </table:table-cell>
          <table:table-cell table:formula="of:=ROUND([.PJ2])" office:value-type="float" office:value="832" calcext:value-type="float">
            <text:p>832</text:p>
          </table:table-cell>
          <table:table-cell table:formula="of:=ROUND([.PK2])" office:value-type="float" office:value="834" calcext:value-type="float">
            <text:p>834</text:p>
          </table:table-cell>
          <table:table-cell table:formula="of:=ROUND([.PL2])" office:value-type="float" office:value="836" calcext:value-type="float">
            <text:p>836</text:p>
          </table:table-cell>
          <table:table-cell table:formula="of:=ROUND([.PM2])" office:value-type="float" office:value="838" calcext:value-type="float">
            <text:p>838</text:p>
          </table:table-cell>
          <table:table-cell table:formula="of:=ROUND([.PN2])" office:value-type="float" office:value="840" calcext:value-type="float">
            <text:p>840</text:p>
          </table:table-cell>
          <table:table-cell table:formula="of:=ROUND([.PO2])" office:value-type="float" office:value="841" calcext:value-type="float">
            <text:p>841</text:p>
          </table:table-cell>
          <table:table-cell table:formula="of:=ROUND([.PP2])" office:value-type="float" office:value="843" calcext:value-type="float">
            <text:p>843</text:p>
          </table:table-cell>
          <table:table-cell table:formula="of:=ROUND([.PQ2])" office:value-type="float" office:value="845" calcext:value-type="float">
            <text:p>845</text:p>
          </table:table-cell>
          <table:table-cell table:formula="of:=ROUND([.PR2])" office:value-type="float" office:value="847" calcext:value-type="float">
            <text:p>847</text:p>
          </table:table-cell>
          <table:table-cell table:formula="of:=ROUND([.PS2])" office:value-type="float" office:value="849" calcext:value-type="float">
            <text:p>849</text:p>
          </table:table-cell>
          <table:table-cell table:formula="of:=ROUND([.PT2])" office:value-type="float" office:value="851" calcext:value-type="float">
            <text:p>851</text:p>
          </table:table-cell>
          <table:table-cell table:formula="of:=ROUND([.PU2])" office:value-type="float" office:value="853" calcext:value-type="float">
            <text:p>853</text:p>
          </table:table-cell>
          <table:table-cell table:formula="of:=ROUND([.PV2])" office:value-type="float" office:value="855" calcext:value-type="float">
            <text:p>855</text:p>
          </table:table-cell>
          <table:table-cell table:formula="of:=ROUND([.PW2])" office:value-type="float" office:value="857" calcext:value-type="float">
            <text:p>857</text:p>
          </table:table-cell>
          <table:table-cell table:formula="of:=ROUND([.PX2])" office:value-type="float" office:value="859" calcext:value-type="float">
            <text:p>859</text:p>
          </table:table-cell>
          <table:table-cell table:formula="of:=ROUND([.PY2])" office:value-type="float" office:value="861" calcext:value-type="float">
            <text:p>861</text:p>
          </table:table-cell>
          <table:table-cell table:formula="of:=ROUND([.PZ2])" office:value-type="float" office:value="863" calcext:value-type="float">
            <text:p>863</text:p>
          </table:table-cell>
          <table:table-cell table:formula="of:=ROUND([.QA2])" office:value-type="float" office:value="865" calcext:value-type="float">
            <text:p>865</text:p>
          </table:table-cell>
          <table:table-cell table:formula="of:=ROUND([.QB2])" office:value-type="float" office:value="867" calcext:value-type="float">
            <text:p>867</text:p>
          </table:table-cell>
          <table:table-cell table:formula="of:=ROUND([.QC2])" office:value-type="float" office:value="869" calcext:value-type="float">
            <text:p>869</text:p>
          </table:table-cell>
          <table:table-cell table:formula="of:=ROUND([.QD2])" office:value-type="float" office:value="871" calcext:value-type="float">
            <text:p>871</text:p>
          </table:table-cell>
          <table:table-cell table:formula="of:=ROUND([.QE2])" office:value-type="float" office:value="873" calcext:value-type="float">
            <text:p>873</text:p>
          </table:table-cell>
          <table:table-cell table:formula="of:=ROUND([.QF2])" office:value-type="float" office:value="875" calcext:value-type="float">
            <text:p>875</text:p>
          </table:table-cell>
          <table:table-cell table:formula="of:=ROUND([.QG2])" office:value-type="float" office:value="877" calcext:value-type="float">
            <text:p>877</text:p>
          </table:table-cell>
          <table:table-cell table:formula="of:=ROUND([.QH2])" office:value-type="float" office:value="879" calcext:value-type="float">
            <text:p>879</text:p>
          </table:table-cell>
          <table:table-cell table:formula="of:=ROUND([.QI2])" office:value-type="float" office:value="881" calcext:value-type="float">
            <text:p>881</text:p>
          </table:table-cell>
          <table:table-cell table:formula="of:=ROUND([.QJ2])" office:value-type="float" office:value="883" calcext:value-type="float">
            <text:p>883</text:p>
          </table:table-cell>
          <table:table-cell table:formula="of:=ROUND([.QK2])" office:value-type="float" office:value="885" calcext:value-type="float">
            <text:p>885</text:p>
          </table:table-cell>
          <table:table-cell table:formula="of:=ROUND([.QL2])" office:value-type="float" office:value="886" calcext:value-type="float">
            <text:p>886</text:p>
          </table:table-cell>
          <table:table-cell table:formula="of:=ROUND([.QM2])" office:value-type="float" office:value="888" calcext:value-type="float">
            <text:p>888</text:p>
          </table:table-cell>
          <table:table-cell table:formula="of:=ROUND([.QN2])" office:value-type="float" office:value="890" calcext:value-type="float">
            <text:p>890</text:p>
          </table:table-cell>
          <table:table-cell table:formula="of:=ROUND([.QO2])" office:value-type="float" office:value="892" calcext:value-type="float">
            <text:p>892</text:p>
          </table:table-cell>
          <table:table-cell table:formula="of:=ROUND([.QP2])" office:value-type="float" office:value="894" calcext:value-type="float">
            <text:p>894</text:p>
          </table:table-cell>
          <table:table-cell table:formula="of:=ROUND([.QQ2])" office:value-type="float" office:value="896" calcext:value-type="float">
            <text:p>896</text:p>
          </table:table-cell>
          <table:table-cell table:formula="of:=ROUND([.QR2])" office:value-type="float" office:value="898" calcext:value-type="float">
            <text:p>898</text:p>
          </table:table-cell>
          <table:table-cell table:formula="of:=ROUND([.QS2])" office:value-type="float" office:value="900" calcext:value-type="float">
            <text:p>900</text:p>
          </table:table-cell>
          <table:table-cell table:formula="of:=ROUND([.QT2])" office:value-type="float" office:value="902" calcext:value-type="float">
            <text:p>902</text:p>
          </table:table-cell>
          <table:table-cell table:formula="of:=ROUND([.QU2])" office:value-type="float" office:value="904" calcext:value-type="float">
            <text:p>904</text:p>
          </table:table-cell>
          <table:table-cell table:formula="of:=ROUND([.QV2])" office:value-type="float" office:value="906" calcext:value-type="float">
            <text:p>906</text:p>
          </table:table-cell>
          <table:table-cell table:formula="of:=ROUND([.QW2])" office:value-type="float" office:value="908" calcext:value-type="float">
            <text:p>908</text:p>
          </table:table-cell>
          <table:table-cell table:formula="of:=ROUND([.QX2])" office:value-type="float" office:value="910" calcext:value-type="float">
            <text:p>910</text:p>
          </table:table-cell>
          <table:table-cell table:formula="of:=ROUND([.QY2])" office:value-type="float" office:value="912" calcext:value-type="float">
            <text:p>912</text:p>
          </table:table-cell>
          <table:table-cell table:formula="of:=ROUND([.QZ2])" office:value-type="float" office:value="914" calcext:value-type="float">
            <text:p>914</text:p>
          </table:table-cell>
          <table:table-cell table:formula="of:=ROUND([.RA2])" office:value-type="float" office:value="916" calcext:value-type="float">
            <text:p>916</text:p>
          </table:table-cell>
          <table:table-cell table:formula="of:=ROUND([.RB2])" office:value-type="float" office:value="918" calcext:value-type="float">
            <text:p>918</text:p>
          </table:table-cell>
          <table:table-cell table:formula="of:=ROUND([.RC2])" office:value-type="float" office:value="920" calcext:value-type="float">
            <text:p>920</text:p>
          </table:table-cell>
          <table:table-cell table:formula="of:=ROUND([.RD2])" office:value-type="float" office:value="922" calcext:value-type="float">
            <text:p>922</text:p>
          </table:table-cell>
          <table:table-cell table:formula="of:=ROUND([.RE2])" office:value-type="float" office:value="924" calcext:value-type="float">
            <text:p>924</text:p>
          </table:table-cell>
          <table:table-cell table:formula="of:=ROUND([.RF2])" office:value-type="float" office:value="926" calcext:value-type="float">
            <text:p>926</text:p>
          </table:table-cell>
          <table:table-cell table:formula="of:=ROUND([.RG2])" office:value-type="float" office:value="928" calcext:value-type="float">
            <text:p>928</text:p>
          </table:table-cell>
          <table:table-cell table:formula="of:=ROUND([.RH2])" office:value-type="float" office:value="930" calcext:value-type="float">
            <text:p>930</text:p>
          </table:table-cell>
          <table:table-cell table:formula="of:=ROUND([.RI2])" office:value-type="float" office:value="932" calcext:value-type="float">
            <text:p>932</text:p>
          </table:table-cell>
          <table:table-cell table:formula="of:=ROUND([.RJ2])" office:value-type="float" office:value="933" calcext:value-type="float">
            <text:p>933</text:p>
          </table:table-cell>
          <table:table-cell table:formula="of:=ROUND([.RK2])" office:value-type="float" office:value="935" calcext:value-type="float">
            <text:p>935</text:p>
          </table:table-cell>
          <table:table-cell table:formula="of:=ROUND([.RL2])" office:value-type="float" office:value="937" calcext:value-type="float">
            <text:p>937</text:p>
          </table:table-cell>
          <table:table-cell table:formula="of:=ROUND([.RM2])" office:value-type="float" office:value="939" calcext:value-type="float">
            <text:p>939</text:p>
          </table:table-cell>
          <table:table-cell table:formula="of:=ROUND([.RN2])" office:value-type="float" office:value="941" calcext:value-type="float">
            <text:p>941</text:p>
          </table:table-cell>
          <table:table-cell table:formula="of:=ROUND([.RO2])" office:value-type="float" office:value="943" calcext:value-type="float">
            <text:p>943</text:p>
          </table:table-cell>
          <table:table-cell table:formula="of:=ROUND([.RP2])" office:value-type="float" office:value="945" calcext:value-type="float">
            <text:p>945</text:p>
          </table:table-cell>
          <table:table-cell table:formula="of:=ROUND([.RQ2])" office:value-type="float" office:value="947" calcext:value-type="float">
            <text:p>947</text:p>
          </table:table-cell>
          <table:table-cell table:formula="of:=ROUND([.RR2])" office:value-type="float" office:value="949" calcext:value-type="float">
            <text:p>949</text:p>
          </table:table-cell>
          <table:table-cell table:formula="of:=ROUND([.RS2])" office:value-type="float" office:value="951" calcext:value-type="float">
            <text:p>951</text:p>
          </table:table-cell>
          <table:table-cell table:formula="of:=ROUND([.RT2])" office:value-type="float" office:value="953" calcext:value-type="float">
            <text:p>953</text:p>
          </table:table-cell>
          <table:table-cell table:formula="of:=ROUND([.RU2])" office:value-type="float" office:value="955" calcext:value-type="float">
            <text:p>955</text:p>
          </table:table-cell>
          <table:table-cell table:formula="of:=ROUND([.RV2])" office:value-type="float" office:value="957" calcext:value-type="float">
            <text:p>957</text:p>
          </table:table-cell>
          <table:table-cell table:formula="of:=ROUND([.RW2])" office:value-type="float" office:value="959" calcext:value-type="float">
            <text:p>959</text:p>
          </table:table-cell>
          <table:table-cell table:formula="of:=ROUND([.RX2])" office:value-type="float" office:value="961" calcext:value-type="float">
            <text:p>961</text:p>
          </table:table-cell>
          <table:table-cell table:formula="of:=ROUND([.RY2])" office:value-type="float" office:value="963" calcext:value-type="float">
            <text:p>963</text:p>
          </table:table-cell>
          <table:table-cell table:formula="of:=ROUND([.RZ2])" office:value-type="float" office:value="965" calcext:value-type="float">
            <text:p>965</text:p>
          </table:table-cell>
          <table:table-cell table:formula="of:=ROUND([.SA2])" office:value-type="float" office:value="967" calcext:value-type="float">
            <text:p>967</text:p>
          </table:table-cell>
          <table:table-cell table:formula="of:=ROUND([.SB2])" office:value-type="float" office:value="969" calcext:value-type="float">
            <text:p>969</text:p>
          </table:table-cell>
          <table:table-cell table:formula="of:=ROUND([.SC2])" office:value-type="float" office:value="971" calcext:value-type="float">
            <text:p>971</text:p>
          </table:table-cell>
          <table:table-cell table:formula="of:=ROUND([.SD2])" office:value-type="float" office:value="973" calcext:value-type="float">
            <text:p>973</text:p>
          </table:table-cell>
          <table:table-cell table:formula="of:=ROUND([.SE2])" office:value-type="float" office:value="975" calcext:value-type="float">
            <text:p>975</text:p>
          </table:table-cell>
          <table:table-cell table:formula="of:=ROUND([.SF2])" office:value-type="float" office:value="977" calcext:value-type="float">
            <text:p>977</text:p>
          </table:table-cell>
          <table:table-cell table:formula="of:=ROUND([.SG2])" office:value-type="float" office:value="978" calcext:value-type="float">
            <text:p>978</text:p>
          </table:table-cell>
          <table:table-cell table:formula="of:=ROUND([.SH2])" office:value-type="float" office:value="980" calcext:value-type="float">
            <text:p>980</text:p>
          </table:table-cell>
          <table:table-cell table:formula="of:=ROUND([.SI2])" office:value-type="float" office:value="982" calcext:value-type="float">
            <text:p>982</text:p>
          </table:table-cell>
          <table:table-cell table:formula="of:=ROUND([.SJ2])" office:value-type="float" office:value="984" calcext:value-type="float">
            <text:p>984</text:p>
          </table:table-cell>
          <table:table-cell table:formula="of:=ROUND([.SK2])" office:value-type="float" office:value="986" calcext:value-type="float">
            <text:p>986</text:p>
          </table:table-cell>
          <table:table-cell table:formula="of:=ROUND([.SL2])" office:value-type="float" office:value="988" calcext:value-type="float">
            <text:p>988</text:p>
          </table:table-cell>
          <table:table-cell table:formula="of:=ROUND([.SM2])" office:value-type="float" office:value="990" calcext:value-type="float">
            <text:p>990</text:p>
          </table:table-cell>
          <table:table-cell table:formula="of:=ROUND([.SN2])" office:value-type="float" office:value="992" calcext:value-type="float">
            <text:p>992</text:p>
          </table:table-cell>
          <table:table-cell table:formula="of:=ROUND([.SO2])" office:value-type="float" office:value="994" calcext:value-type="float">
            <text:p>994</text:p>
          </table:table-cell>
          <table:table-cell table:formula="of:=ROUND([.SP2])" office:value-type="float" office:value="996" calcext:value-type="float">
            <text:p>996</text:p>
          </table:table-cell>
          <table:table-cell table:formula="of:=ROUND([.SQ2])" office:value-type="float" office:value="998" calcext:value-type="float">
            <text:p>998</text:p>
          </table:table-cell>
          <table:table-cell table:formula="of:=ROUND([.SR2])" office:value-type="float" office:value="1000" calcext:value-type="float">
            <text:p>1000</text:p>
          </table:table-cell>
        </table:table-row>
        <table:table-row table:style-name="ro1">
          <table:table-cell table:formula="of:=[.A3]*1000/511" office:value-type="float" office:value="0" calcext:value-type="float">
            <text:p>0</text:p>
          </table:table-cell>
          <table:table-cell table:formula="of:=[.B3]*1000/511" office:value-type="float" office:value="1.95694716242661" calcext:value-type="float">
            <text:p>1,95694716242661</text:p>
          </table:table-cell>
          <table:table-cell table:formula="of:=[.C3]*1000/511" office:value-type="float" office:value="3.91389432485323" calcext:value-type="float">
            <text:p>3,91389432485323</text:p>
          </table:table-cell>
          <table:table-cell table:formula="of:=[.D3]*1000/511" office:value-type="float" office:value="5.87084148727984" calcext:value-type="float">
            <text:p>5,87084148727984</text:p>
          </table:table-cell>
          <table:table-cell table:formula="of:=[.E3]*1000/511" office:value-type="float" office:value="7.82778864970646" calcext:value-type="float">
            <text:p>7,82778864970646</text:p>
          </table:table-cell>
          <table:table-cell table:formula="of:=[.F3]*1000/511" office:value-type="float" office:value="9.78473581213307" calcext:value-type="float">
            <text:p>9,78473581213307</text:p>
          </table:table-cell>
          <table:table-cell table:formula="of:=[.G3]*1000/511" office:value-type="float" office:value="11.7416829745597" calcext:value-type="float">
            <text:p>11,7416829745597</text:p>
          </table:table-cell>
          <table:table-cell table:formula="of:=[.H3]*1000/511" office:value-type="float" office:value="13.6986301369863" calcext:value-type="float">
            <text:p>13,6986301369863</text:p>
          </table:table-cell>
          <table:table-cell table:formula="of:=[.I3]*1000/511" office:value-type="float" office:value="15.6555772994129" calcext:value-type="float">
            <text:p>15,6555772994129</text:p>
          </table:table-cell>
          <table:table-cell table:formula="of:=[.J3]*1000/511" office:value-type="float" office:value="17.6125244618395" calcext:value-type="float">
            <text:p>17,6125244618395</text:p>
          </table:table-cell>
          <table:table-cell table:formula="of:=[.K3]*1000/511" office:value-type="float" office:value="19.5694716242661" calcext:value-type="float">
            <text:p>19,5694716242661</text:p>
          </table:table-cell>
          <table:table-cell table:formula="of:=[.L3]*1000/511" office:value-type="float" office:value="21.5264187866928" calcext:value-type="float">
            <text:p>21,5264187866928</text:p>
          </table:table-cell>
          <table:table-cell table:formula="of:=[.M3]*1000/511" office:value-type="float" office:value="23.4833659491194" calcext:value-type="float">
            <text:p>23,4833659491194</text:p>
          </table:table-cell>
          <table:table-cell table:formula="of:=[.N3]*1000/511" office:value-type="float" office:value="25.440313111546" calcext:value-type="float">
            <text:p>25,440313111546</text:p>
          </table:table-cell>
          <table:table-cell table:formula="of:=[.O3]*1000/511" office:value-type="float" office:value="27.3972602739726" calcext:value-type="float">
            <text:p>27,3972602739726</text:p>
          </table:table-cell>
          <table:table-cell table:formula="of:=[.P3]*1000/511" office:value-type="float" office:value="29.3542074363992" calcext:value-type="float">
            <text:p>29,3542074363992</text:p>
          </table:table-cell>
          <table:table-cell table:formula="of:=[.Q3]*1000/511" office:value-type="float" office:value="31.3111545988258" calcext:value-type="float">
            <text:p>31,3111545988258</text:p>
          </table:table-cell>
          <table:table-cell table:formula="of:=[.R3]*1000/511" office:value-type="float" office:value="33.2681017612524" calcext:value-type="float">
            <text:p>33,2681017612524</text:p>
          </table:table-cell>
          <table:table-cell table:formula="of:=[.S3]*1000/511" office:value-type="float" office:value="35.2250489236791" calcext:value-type="float">
            <text:p>35,2250489236791</text:p>
          </table:table-cell>
          <table:table-cell table:formula="of:=[.T3]*1000/511" office:value-type="float" office:value="37.1819960861057" calcext:value-type="float">
            <text:p>37,1819960861057</text:p>
          </table:table-cell>
          <table:table-cell table:formula="of:=[.U3]*1000/511" office:value-type="float" office:value="39.1389432485323" calcext:value-type="float">
            <text:p>39,1389432485323</text:p>
          </table:table-cell>
          <table:table-cell table:formula="of:=[.V3]*1000/511" office:value-type="float" office:value="41.0958904109589" calcext:value-type="float">
            <text:p>41,0958904109589</text:p>
          </table:table-cell>
          <table:table-cell table:formula="of:=[.W3]*1000/511" office:value-type="float" office:value="43.0528375733855" calcext:value-type="float">
            <text:p>43,0528375733855</text:p>
          </table:table-cell>
          <table:table-cell table:formula="of:=[.X3]*1000/511" office:value-type="float" office:value="45.0097847358121" calcext:value-type="float">
            <text:p>45,0097847358121</text:p>
          </table:table-cell>
          <table:table-cell table:formula="of:=[.Y3]*1000/511" office:value-type="float" office:value="46.9667318982387" calcext:value-type="float">
            <text:p>46,9667318982387</text:p>
          </table:table-cell>
          <table:table-cell table:formula="of:=[.Z3]*1000/511" office:value-type="float" office:value="48.9236790606654" calcext:value-type="float">
            <text:p>48,9236790606654</text:p>
          </table:table-cell>
          <table:table-cell table:formula="of:=[.AA3]*1000/511" office:value-type="float" office:value="50.880626223092" calcext:value-type="float">
            <text:p>50,880626223092</text:p>
          </table:table-cell>
          <table:table-cell table:formula="of:=[.AB3]*1000/511" office:value-type="float" office:value="52.8375733855186" calcext:value-type="float">
            <text:p>52,8375733855186</text:p>
          </table:table-cell>
          <table:table-cell table:formula="of:=[.AC3]*1000/511" office:value-type="float" office:value="54.7945205479452" calcext:value-type="float">
            <text:p>54,7945205479452</text:p>
          </table:table-cell>
          <table:table-cell table:formula="of:=[.AD3]*1000/511" office:value-type="float" office:value="56.7514677103718" calcext:value-type="float">
            <text:p>56,7514677103718</text:p>
          </table:table-cell>
          <table:table-cell table:formula="of:=[.AE3]*1000/511" office:value-type="float" office:value="58.7084148727984" calcext:value-type="float">
            <text:p>58,7084148727984</text:p>
          </table:table-cell>
          <table:table-cell table:formula="of:=[.AF3]*1000/511" office:value-type="float" office:value="60.6653620352251" calcext:value-type="float">
            <text:p>60,6653620352251</text:p>
          </table:table-cell>
          <table:table-cell table:formula="of:=[.AG3]*1000/511" office:value-type="float" office:value="62.6223091976517" calcext:value-type="float">
            <text:p>62,6223091976517</text:p>
          </table:table-cell>
          <table:table-cell table:formula="of:=[.AH3]*1000/511" office:value-type="float" office:value="64.5792563600783" calcext:value-type="float">
            <text:p>64,5792563600783</text:p>
          </table:table-cell>
          <table:table-cell table:formula="of:=[.AI3]*1000/511" office:value-type="float" office:value="66.5362035225049" calcext:value-type="float">
            <text:p>66,5362035225049</text:p>
          </table:table-cell>
          <table:table-cell table:formula="of:=[.AJ3]*1000/511" office:value-type="float" office:value="68.4931506849315" calcext:value-type="float">
            <text:p>68,4931506849315</text:p>
          </table:table-cell>
          <table:table-cell table:formula="of:=[.AK3]*1000/511" office:value-type="float" office:value="70.4500978473581" calcext:value-type="float">
            <text:p>70,4500978473581</text:p>
          </table:table-cell>
          <table:table-cell table:formula="of:=[.AL3]*1000/511" office:value-type="float" office:value="72.4070450097847" calcext:value-type="float">
            <text:p>72,4070450097847</text:p>
          </table:table-cell>
          <table:table-cell table:formula="of:=[.AM3]*1000/511" office:value-type="float" office:value="74.3639921722114" calcext:value-type="float">
            <text:p>74,3639921722114</text:p>
          </table:table-cell>
          <table:table-cell table:formula="of:=[.AN3]*1000/511" office:value-type="float" office:value="76.320939334638" calcext:value-type="float">
            <text:p>76,320939334638</text:p>
          </table:table-cell>
          <table:table-cell table:formula="of:=[.AO3]*1000/511" office:value-type="float" office:value="78.2778864970646" calcext:value-type="float">
            <text:p>78,2778864970646</text:p>
          </table:table-cell>
          <table:table-cell table:formula="of:=[.AP3]*1000/511" office:value-type="float" office:value="80.2348336594912" calcext:value-type="float">
            <text:p>80,2348336594912</text:p>
          </table:table-cell>
          <table:table-cell table:formula="of:=[.AQ3]*1000/511" office:value-type="float" office:value="82.1917808219178" calcext:value-type="float">
            <text:p>82,1917808219178</text:p>
          </table:table-cell>
          <table:table-cell table:formula="of:=[.AR3]*1000/511" office:value-type="float" office:value="84.1487279843444" calcext:value-type="float">
            <text:p>84,1487279843444</text:p>
          </table:table-cell>
          <table:table-cell table:formula="of:=[.AS3]*1000/511" office:value-type="float" office:value="86.105675146771" calcext:value-type="float">
            <text:p>86,105675146771</text:p>
          </table:table-cell>
          <table:table-cell table:formula="of:=[.AT3]*1000/511" office:value-type="float" office:value="88.0626223091977" calcext:value-type="float">
            <text:p>88,0626223091977</text:p>
          </table:table-cell>
          <table:table-cell table:formula="of:=[.AU3]*1000/511" office:value-type="float" office:value="90.0195694716243" calcext:value-type="float">
            <text:p>90,0195694716243</text:p>
          </table:table-cell>
          <table:table-cell table:formula="of:=[.AV3]*1000/511" office:value-type="float" office:value="91.9765166340509" calcext:value-type="float">
            <text:p>91,9765166340509</text:p>
          </table:table-cell>
          <table:table-cell table:formula="of:=[.AW3]*1000/511" office:value-type="float" office:value="93.9334637964775" calcext:value-type="float">
            <text:p>93,9334637964775</text:p>
          </table:table-cell>
          <table:table-cell table:formula="of:=[.AX3]*1000/511" office:value-type="float" office:value="95.8904109589041" calcext:value-type="float">
            <text:p>95,8904109589041</text:p>
          </table:table-cell>
          <table:table-cell table:formula="of:=[.AY3]*1000/511" office:value-type="float" office:value="97.8473581213307" calcext:value-type="float">
            <text:p>97,8473581213307</text:p>
          </table:table-cell>
          <table:table-cell table:formula="of:=[.AZ3]*1000/511" office:value-type="float" office:value="99.8043052837573" calcext:value-type="float">
            <text:p>99,8043052837573</text:p>
          </table:table-cell>
          <table:table-cell table:formula="of:=[.BA3]*1000/511" office:value-type="float" office:value="101.761252446184" calcext:value-type="float">
            <text:p>101,761252446184</text:p>
          </table:table-cell>
          <table:table-cell table:formula="of:=[.BB3]*1000/511" office:value-type="float" office:value="103.718199608611" calcext:value-type="float">
            <text:p>103,718199608611</text:p>
          </table:table-cell>
          <table:table-cell table:formula="of:=[.BC3]*1000/511" office:value-type="float" office:value="105.675146771037" calcext:value-type="float">
            <text:p>105,675146771037</text:p>
          </table:table-cell>
          <table:table-cell table:formula="of:=[.BD3]*1000/511" office:value-type="float" office:value="107.632093933464" calcext:value-type="float">
            <text:p>107,632093933464</text:p>
          </table:table-cell>
          <table:table-cell table:formula="of:=[.BE3]*1000/511" office:value-type="float" office:value="109.58904109589" calcext:value-type="float">
            <text:p>109,58904109589</text:p>
          </table:table-cell>
          <table:table-cell table:formula="of:=[.BF3]*1000/511" office:value-type="float" office:value="111.545988258317" calcext:value-type="float">
            <text:p>111,545988258317</text:p>
          </table:table-cell>
          <table:table-cell table:formula="of:=[.BG3]*1000/511" office:value-type="float" office:value="113.502935420744" calcext:value-type="float">
            <text:p>113,502935420744</text:p>
          </table:table-cell>
          <table:table-cell table:formula="of:=[.BH3]*1000/511" office:value-type="float" office:value="115.45988258317" calcext:value-type="float">
            <text:p>115,45988258317</text:p>
          </table:table-cell>
          <table:table-cell table:formula="of:=[.BI3]*1000/511" office:value-type="float" office:value="117.416829745597" calcext:value-type="float">
            <text:p>117,416829745597</text:p>
          </table:table-cell>
          <table:table-cell table:formula="of:=[.BJ3]*1000/511" office:value-type="float" office:value="119.373776908023" calcext:value-type="float">
            <text:p>119,373776908023</text:p>
          </table:table-cell>
          <table:table-cell table:formula="of:=[.BK3]*1000/511" office:value-type="float" office:value="121.33072407045" calcext:value-type="float">
            <text:p>121,33072407045</text:p>
          </table:table-cell>
          <table:table-cell table:formula="of:=[.BL3]*1000/511" office:value-type="float" office:value="123.287671232877" calcext:value-type="float">
            <text:p>123,287671232877</text:p>
          </table:table-cell>
          <table:table-cell table:formula="of:=[.BM3]*1000/511" office:value-type="float" office:value="125.244618395303" calcext:value-type="float">
            <text:p>125,244618395303</text:p>
          </table:table-cell>
          <table:table-cell table:formula="of:=[.BN3]*1000/511" office:value-type="float" office:value="127.20156555773" calcext:value-type="float">
            <text:p>127,20156555773</text:p>
          </table:table-cell>
          <table:table-cell table:formula="of:=[.BO3]*1000/511" office:value-type="float" office:value="129.158512720157" calcext:value-type="float">
            <text:p>129,158512720157</text:p>
          </table:table-cell>
          <table:table-cell table:formula="of:=[.BP3]*1000/511" office:value-type="float" office:value="131.115459882583" calcext:value-type="float">
            <text:p>131,115459882583</text:p>
          </table:table-cell>
          <table:table-cell table:formula="of:=[.BQ3]*1000/511" office:value-type="float" office:value="133.07240704501" calcext:value-type="float">
            <text:p>133,07240704501</text:p>
          </table:table-cell>
          <table:table-cell table:formula="of:=[.BR3]*1000/511" office:value-type="float" office:value="135.029354207436" calcext:value-type="float">
            <text:p>135,029354207436</text:p>
          </table:table-cell>
          <table:table-cell table:formula="of:=[.BS3]*1000/511" office:value-type="float" office:value="136.986301369863" calcext:value-type="float">
            <text:p>136,986301369863</text:p>
          </table:table-cell>
          <table:table-cell table:formula="of:=[.BT3]*1000/511" office:value-type="float" office:value="138.94324853229" calcext:value-type="float">
            <text:p>138,94324853229</text:p>
          </table:table-cell>
          <table:table-cell table:formula="of:=[.BU3]*1000/511" office:value-type="float" office:value="140.900195694716" calcext:value-type="float">
            <text:p>140,900195694716</text:p>
          </table:table-cell>
          <table:table-cell table:formula="of:=[.BV3]*1000/511" office:value-type="float" office:value="142.857142857143" calcext:value-type="float">
            <text:p>142,857142857143</text:p>
          </table:table-cell>
          <table:table-cell table:formula="of:=[.BW3]*1000/511" office:value-type="float" office:value="144.814090019569" calcext:value-type="float">
            <text:p>144,814090019569</text:p>
          </table:table-cell>
          <table:table-cell table:formula="of:=[.BX3]*1000/511" office:value-type="float" office:value="146.771037181996" calcext:value-type="float">
            <text:p>146,771037181996</text:p>
          </table:table-cell>
          <table:table-cell table:formula="of:=[.BY3]*1000/511" office:value-type="float" office:value="148.727984344423" calcext:value-type="float">
            <text:p>148,727984344423</text:p>
          </table:table-cell>
          <table:table-cell table:formula="of:=[.BZ3]*1000/511" office:value-type="float" office:value="150.684931506849" calcext:value-type="float">
            <text:p>150,684931506849</text:p>
          </table:table-cell>
          <table:table-cell table:formula="of:=[.CA3]*1000/511" office:value-type="float" office:value="152.641878669276" calcext:value-type="float">
            <text:p>152,641878669276</text:p>
          </table:table-cell>
          <table:table-cell table:formula="of:=[.CB3]*1000/511" office:value-type="float" office:value="154.598825831703" calcext:value-type="float">
            <text:p>154,598825831703</text:p>
          </table:table-cell>
          <table:table-cell table:formula="of:=[.CC3]*1000/511" office:value-type="float" office:value="156.555772994129" calcext:value-type="float">
            <text:p>156,555772994129</text:p>
          </table:table-cell>
          <table:table-cell table:formula="of:=[.CD3]*1000/511" office:value-type="float" office:value="158.512720156556" calcext:value-type="float">
            <text:p>158,512720156556</text:p>
          </table:table-cell>
          <table:table-cell table:formula="of:=[.CE3]*1000/511" office:value-type="float" office:value="160.469667318982" calcext:value-type="float">
            <text:p>160,469667318982</text:p>
          </table:table-cell>
          <table:table-cell table:formula="of:=[.CF3]*1000/511" office:value-type="float" office:value="162.426614481409" calcext:value-type="float">
            <text:p>162,426614481409</text:p>
          </table:table-cell>
          <table:table-cell table:formula="of:=[.CG3]*1000/511" office:value-type="float" office:value="164.383561643836" calcext:value-type="float">
            <text:p>164,383561643836</text:p>
          </table:table-cell>
          <table:table-cell table:formula="of:=[.CH3]*1000/511" office:value-type="float" office:value="166.340508806262" calcext:value-type="float">
            <text:p>166,340508806262</text:p>
          </table:table-cell>
          <table:table-cell table:formula="of:=[.CI3]*1000/511" office:value-type="float" office:value="168.297455968689" calcext:value-type="float">
            <text:p>168,297455968689</text:p>
          </table:table-cell>
          <table:table-cell table:formula="of:=[.CJ3]*1000/511" office:value-type="float" office:value="170.254403131115" calcext:value-type="float">
            <text:p>170,254403131115</text:p>
          </table:table-cell>
          <table:table-cell table:formula="of:=[.CK3]*1000/511" office:value-type="float" office:value="172.211350293542" calcext:value-type="float">
            <text:p>172,211350293542</text:p>
          </table:table-cell>
          <table:table-cell table:formula="of:=[.CL3]*1000/511" office:value-type="float" office:value="174.168297455969" calcext:value-type="float">
            <text:p>174,168297455969</text:p>
          </table:table-cell>
          <table:table-cell table:formula="of:=[.CM3]*1000/511" office:value-type="float" office:value="176.125244618395" calcext:value-type="float">
            <text:p>176,125244618395</text:p>
          </table:table-cell>
          <table:table-cell table:formula="of:=[.CN3]*1000/511" office:value-type="float" office:value="178.082191780822" calcext:value-type="float">
            <text:p>178,082191780822</text:p>
          </table:table-cell>
          <table:table-cell table:formula="of:=[.CO3]*1000/511" office:value-type="float" office:value="180.039138943249" calcext:value-type="float">
            <text:p>180,039138943249</text:p>
          </table:table-cell>
          <table:table-cell table:formula="of:=[.CP3]*1000/511" office:value-type="float" office:value="181.996086105675" calcext:value-type="float">
            <text:p>181,996086105675</text:p>
          </table:table-cell>
          <table:table-cell table:formula="of:=[.CQ3]*1000/511" office:value-type="float" office:value="183.953033268102" calcext:value-type="float">
            <text:p>183,953033268102</text:p>
          </table:table-cell>
          <table:table-cell table:formula="of:=[.CR3]*1000/511" office:value-type="float" office:value="185.909980430528" calcext:value-type="float">
            <text:p>185,909980430528</text:p>
          </table:table-cell>
          <table:table-cell table:formula="of:=[.CS3]*1000/511" office:value-type="float" office:value="187.866927592955" calcext:value-type="float">
            <text:p>187,866927592955</text:p>
          </table:table-cell>
          <table:table-cell table:formula="of:=[.CT3]*1000/511" office:value-type="float" office:value="189.823874755382" calcext:value-type="float">
            <text:p>189,823874755382</text:p>
          </table:table-cell>
          <table:table-cell table:formula="of:=[.CU3]*1000/511" office:value-type="float" office:value="191.780821917808" calcext:value-type="float">
            <text:p>191,780821917808</text:p>
          </table:table-cell>
          <table:table-cell table:formula="of:=[.CV3]*1000/511" office:value-type="float" office:value="193.737769080235" calcext:value-type="float">
            <text:p>193,737769080235</text:p>
          </table:table-cell>
          <table:table-cell table:formula="of:=[.CW3]*1000/511" office:value-type="float" office:value="195.694716242661" calcext:value-type="float">
            <text:p>195,694716242661</text:p>
          </table:table-cell>
          <table:table-cell table:formula="of:=[.CX3]*1000/511" office:value-type="float" office:value="197.651663405088" calcext:value-type="float">
            <text:p>197,651663405088</text:p>
          </table:table-cell>
          <table:table-cell table:formula="of:=[.CY3]*1000/511" office:value-type="float" office:value="199.608610567515" calcext:value-type="float">
            <text:p>199,608610567515</text:p>
          </table:table-cell>
          <table:table-cell table:formula="of:=[.CZ3]*1000/511" office:value-type="float" office:value="201.565557729941" calcext:value-type="float">
            <text:p>201,565557729941</text:p>
          </table:table-cell>
          <table:table-cell table:formula="of:=[.DA3]*1000/511" office:value-type="float" office:value="203.522504892368" calcext:value-type="float">
            <text:p>203,522504892368</text:p>
          </table:table-cell>
          <table:table-cell table:formula="of:=[.DB3]*1000/511" office:value-type="float" office:value="205.479452054794" calcext:value-type="float">
            <text:p>205,479452054794</text:p>
          </table:table-cell>
          <table:table-cell table:formula="of:=[.DC3]*1000/511" office:value-type="float" office:value="207.436399217221" calcext:value-type="float">
            <text:p>207,436399217221</text:p>
          </table:table-cell>
          <table:table-cell table:formula="of:=[.DD3]*1000/511" office:value-type="float" office:value="209.393346379648" calcext:value-type="float">
            <text:p>209,393346379648</text:p>
          </table:table-cell>
          <table:table-cell table:formula="of:=[.DE3]*1000/511" office:value-type="float" office:value="211.350293542074" calcext:value-type="float">
            <text:p>211,350293542074</text:p>
          </table:table-cell>
          <table:table-cell table:formula="of:=[.DF3]*1000/511" office:value-type="float" office:value="213.307240704501" calcext:value-type="float">
            <text:p>213,307240704501</text:p>
          </table:table-cell>
          <table:table-cell table:formula="of:=[.DG3]*1000/511" office:value-type="float" office:value="215.264187866928" calcext:value-type="float">
            <text:p>215,264187866928</text:p>
          </table:table-cell>
          <table:table-cell table:formula="of:=[.DH3]*1000/511" office:value-type="float" office:value="217.221135029354" calcext:value-type="float">
            <text:p>217,221135029354</text:p>
          </table:table-cell>
          <table:table-cell table:formula="of:=[.DI3]*1000/511" office:value-type="float" office:value="219.178082191781" calcext:value-type="float">
            <text:p>219,178082191781</text:p>
          </table:table-cell>
          <table:table-cell table:formula="of:=[.DJ3]*1000/511" office:value-type="float" office:value="221.135029354207" calcext:value-type="float">
            <text:p>221,135029354207</text:p>
          </table:table-cell>
          <table:table-cell table:formula="of:=[.DK3]*1000/511" office:value-type="float" office:value="223.091976516634" calcext:value-type="float">
            <text:p>223,091976516634</text:p>
          </table:table-cell>
          <table:table-cell table:formula="of:=[.DL3]*1000/511" office:value-type="float" office:value="225.048923679061" calcext:value-type="float">
            <text:p>225,048923679061</text:p>
          </table:table-cell>
          <table:table-cell table:formula="of:=[.DM3]*1000/511" office:value-type="float" office:value="227.005870841487" calcext:value-type="float">
            <text:p>227,005870841487</text:p>
          </table:table-cell>
          <table:table-cell table:formula="of:=[.DN3]*1000/511" office:value-type="float" office:value="228.962818003914" calcext:value-type="float">
            <text:p>228,962818003914</text:p>
          </table:table-cell>
          <table:table-cell table:formula="of:=[.DO3]*1000/511" office:value-type="float" office:value="230.919765166341" calcext:value-type="float">
            <text:p>230,919765166341</text:p>
          </table:table-cell>
          <table:table-cell table:formula="of:=[.DP3]*1000/511" office:value-type="float" office:value="232.876712328767" calcext:value-type="float">
            <text:p>232,876712328767</text:p>
          </table:table-cell>
          <table:table-cell table:formula="of:=[.DQ3]*1000/511" office:value-type="float" office:value="234.833659491194" calcext:value-type="float">
            <text:p>234,833659491194</text:p>
          </table:table-cell>
          <table:table-cell table:formula="of:=[.DR3]*1000/511" office:value-type="float" office:value="236.79060665362" calcext:value-type="float">
            <text:p>236,79060665362</text:p>
          </table:table-cell>
          <table:table-cell table:formula="of:=[.DS3]*1000/511" office:value-type="float" office:value="238.747553816047" calcext:value-type="float">
            <text:p>238,747553816047</text:p>
          </table:table-cell>
          <table:table-cell table:formula="of:=[.DT3]*1000/511" office:value-type="float" office:value="240.704500978474" calcext:value-type="float">
            <text:p>240,704500978474</text:p>
          </table:table-cell>
          <table:table-cell table:formula="of:=[.DU3]*1000/511" office:value-type="float" office:value="242.6614481409" calcext:value-type="float">
            <text:p>242,6614481409</text:p>
          </table:table-cell>
          <table:table-cell table:formula="of:=[.DV3]*1000/511" office:value-type="float" office:value="244.618395303327" calcext:value-type="float">
            <text:p>244,618395303327</text:p>
          </table:table-cell>
          <table:table-cell table:formula="of:=[.DW3]*1000/511" office:value-type="float" office:value="246.575342465753" calcext:value-type="float">
            <text:p>246,575342465753</text:p>
          </table:table-cell>
          <table:table-cell table:formula="of:=[.DX3]*1000/511" office:value-type="float" office:value="248.53228962818" calcext:value-type="float">
            <text:p>248,53228962818</text:p>
          </table:table-cell>
          <table:table-cell table:formula="of:=[.DY3]*1000/511" office:value-type="float" office:value="250.489236790607" calcext:value-type="float">
            <text:p>250,489236790607</text:p>
          </table:table-cell>
          <table:table-cell table:formula="of:=[.DZ3]*1000/511" office:value-type="float" office:value="252.446183953033" calcext:value-type="float">
            <text:p>252,446183953033</text:p>
          </table:table-cell>
          <table:table-cell table:formula="of:=[.EA3]*1000/511" office:value-type="float" office:value="254.40313111546" calcext:value-type="float">
            <text:p>254,40313111546</text:p>
          </table:table-cell>
          <table:table-cell table:formula="of:=[.EB3]*1000/511" office:value-type="float" office:value="256.360078277886" calcext:value-type="float">
            <text:p>256,360078277886</text:p>
          </table:table-cell>
          <table:table-cell table:formula="of:=[.EC3]*1000/511" office:value-type="float" office:value="258.317025440313" calcext:value-type="float">
            <text:p>258,317025440313</text:p>
          </table:table-cell>
          <table:table-cell table:formula="of:=[.ED3]*1000/511" office:value-type="float" office:value="260.27397260274" calcext:value-type="float">
            <text:p>260,27397260274</text:p>
          </table:table-cell>
          <table:table-cell table:formula="of:=[.EE3]*1000/511" office:value-type="float" office:value="262.230919765166" calcext:value-type="float">
            <text:p>262,230919765166</text:p>
          </table:table-cell>
          <table:table-cell table:formula="of:=[.EF3]*1000/511" office:value-type="float" office:value="264.187866927593" calcext:value-type="float">
            <text:p>264,187866927593</text:p>
          </table:table-cell>
          <table:table-cell table:formula="of:=[.EG3]*1000/511" office:value-type="float" office:value="266.14481409002" calcext:value-type="float">
            <text:p>266,14481409002</text:p>
          </table:table-cell>
          <table:table-cell table:formula="of:=[.EH3]*1000/511" office:value-type="float" office:value="268.101761252446" calcext:value-type="float">
            <text:p>268,101761252446</text:p>
          </table:table-cell>
          <table:table-cell table:formula="of:=[.EI3]*1000/511" office:value-type="float" office:value="270.058708414873" calcext:value-type="float">
            <text:p>270,058708414873</text:p>
          </table:table-cell>
          <table:table-cell table:formula="of:=[.EJ3]*1000/511" office:value-type="float" office:value="272.015655577299" calcext:value-type="float">
            <text:p>272,015655577299</text:p>
          </table:table-cell>
          <table:table-cell table:formula="of:=[.EK3]*1000/511" office:value-type="float" office:value="273.972602739726" calcext:value-type="float">
            <text:p>273,972602739726</text:p>
          </table:table-cell>
          <table:table-cell table:formula="of:=[.EL3]*1000/511" office:value-type="float" office:value="275.929549902153" calcext:value-type="float">
            <text:p>275,929549902153</text:p>
          </table:table-cell>
          <table:table-cell table:formula="of:=[.EM3]*1000/511" office:value-type="float" office:value="277.886497064579" calcext:value-type="float">
            <text:p>277,886497064579</text:p>
          </table:table-cell>
          <table:table-cell table:formula="of:=[.EN3]*1000/511" office:value-type="float" office:value="279.843444227006" calcext:value-type="float">
            <text:p>279,843444227006</text:p>
          </table:table-cell>
          <table:table-cell table:formula="of:=[.EO3]*1000/511" office:value-type="float" office:value="281.800391389432" calcext:value-type="float">
            <text:p>281,800391389432</text:p>
          </table:table-cell>
          <table:table-cell table:formula="of:=[.EP3]*1000/511" office:value-type="float" office:value="283.757338551859" calcext:value-type="float">
            <text:p>283,757338551859</text:p>
          </table:table-cell>
          <table:table-cell table:formula="of:=[.EQ3]*1000/511" office:value-type="float" office:value="285.714285714286" calcext:value-type="float">
            <text:p>285,714285714286</text:p>
          </table:table-cell>
          <table:table-cell table:formula="of:=[.ER3]*1000/511" office:value-type="float" office:value="287.671232876712" calcext:value-type="float">
            <text:p>287,671232876712</text:p>
          </table:table-cell>
          <table:table-cell table:formula="of:=[.ES3]*1000/511" office:value-type="float" office:value="289.628180039139" calcext:value-type="float">
            <text:p>289,628180039139</text:p>
          </table:table-cell>
          <table:table-cell table:formula="of:=[.ET3]*1000/511" office:value-type="float" office:value="291.585127201566" calcext:value-type="float">
            <text:p>291,585127201566</text:p>
          </table:table-cell>
          <table:table-cell table:formula="of:=[.EU3]*1000/511" office:value-type="float" office:value="293.542074363992" calcext:value-type="float">
            <text:p>293,542074363992</text:p>
          </table:table-cell>
          <table:table-cell table:formula="of:=[.EV3]*1000/511" office:value-type="float" office:value="295.499021526419" calcext:value-type="float">
            <text:p>295,499021526419</text:p>
          </table:table-cell>
          <table:table-cell table:formula="of:=[.EW3]*1000/511" office:value-type="float" office:value="297.455968688845" calcext:value-type="float">
            <text:p>297,455968688845</text:p>
          </table:table-cell>
          <table:table-cell table:formula="of:=[.EX3]*1000/511" office:value-type="float" office:value="299.412915851272" calcext:value-type="float">
            <text:p>299,412915851272</text:p>
          </table:table-cell>
          <table:table-cell table:formula="of:=[.EY3]*1000/511" office:value-type="float" office:value="301.369863013699" calcext:value-type="float">
            <text:p>301,369863013699</text:p>
          </table:table-cell>
          <table:table-cell table:formula="of:=[.EZ3]*1000/511" office:value-type="float" office:value="303.326810176125" calcext:value-type="float">
            <text:p>303,326810176125</text:p>
          </table:table-cell>
          <table:table-cell table:formula="of:=[.FA3]*1000/511" office:value-type="float" office:value="305.283757338552" calcext:value-type="float">
            <text:p>305,283757338552</text:p>
          </table:table-cell>
          <table:table-cell table:formula="of:=[.FB3]*1000/511" office:value-type="float" office:value="307.240704500978" calcext:value-type="float">
            <text:p>307,240704500978</text:p>
          </table:table-cell>
          <table:table-cell table:formula="of:=[.FC3]*1000/511" office:value-type="float" office:value="309.197651663405" calcext:value-type="float">
            <text:p>309,197651663405</text:p>
          </table:table-cell>
          <table:table-cell table:formula="of:=[.FD3]*1000/511" office:value-type="float" office:value="311.154598825832" calcext:value-type="float">
            <text:p>311,154598825832</text:p>
          </table:table-cell>
          <table:table-cell table:formula="of:=[.FE3]*1000/511" office:value-type="float" office:value="313.111545988258" calcext:value-type="float">
            <text:p>313,111545988258</text:p>
          </table:table-cell>
          <table:table-cell table:formula="of:=[.FF3]*1000/511" office:value-type="float" office:value="315.068493150685" calcext:value-type="float">
            <text:p>315,068493150685</text:p>
          </table:table-cell>
          <table:table-cell table:formula="of:=[.FG3]*1000/511" office:value-type="float" office:value="317.025440313112" calcext:value-type="float">
            <text:p>317,025440313112</text:p>
          </table:table-cell>
          <table:table-cell table:formula="of:=[.FH3]*1000/511" office:value-type="float" office:value="318.982387475538" calcext:value-type="float">
            <text:p>318,982387475538</text:p>
          </table:table-cell>
          <table:table-cell table:formula="of:=[.FI3]*1000/511" office:value-type="float" office:value="320.939334637965" calcext:value-type="float">
            <text:p>320,939334637965</text:p>
          </table:table-cell>
          <table:table-cell table:formula="of:=[.FJ3]*1000/511" office:value-type="float" office:value="322.896281800391" calcext:value-type="float">
            <text:p>322,896281800391</text:p>
          </table:table-cell>
          <table:table-cell table:formula="of:=[.FK3]*1000/511" office:value-type="float" office:value="324.853228962818" calcext:value-type="float">
            <text:p>324,853228962818</text:p>
          </table:table-cell>
          <table:table-cell table:formula="of:=[.FL3]*1000/511" office:value-type="float" office:value="326.810176125245" calcext:value-type="float">
            <text:p>326,810176125245</text:p>
          </table:table-cell>
          <table:table-cell table:formula="of:=[.FM3]*1000/511" office:value-type="float" office:value="328.767123287671" calcext:value-type="float">
            <text:p>328,767123287671</text:p>
          </table:table-cell>
          <table:table-cell table:formula="of:=[.FN3]*1000/511" office:value-type="float" office:value="330.724070450098" calcext:value-type="float">
            <text:p>330,724070450098</text:p>
          </table:table-cell>
          <table:table-cell table:formula="of:=[.FO3]*1000/511" office:value-type="float" office:value="332.681017612524" calcext:value-type="float">
            <text:p>332,681017612524</text:p>
          </table:table-cell>
          <table:table-cell table:formula="of:=[.FP3]*1000/511" office:value-type="float" office:value="334.637964774951" calcext:value-type="float">
            <text:p>334,637964774951</text:p>
          </table:table-cell>
          <table:table-cell table:formula="of:=[.FQ3]*1000/511" office:value-type="float" office:value="336.594911937378" calcext:value-type="float">
            <text:p>336,594911937378</text:p>
          </table:table-cell>
          <table:table-cell table:formula="of:=[.FR3]*1000/511" office:value-type="float" office:value="338.551859099804" calcext:value-type="float">
            <text:p>338,551859099804</text:p>
          </table:table-cell>
          <table:table-cell table:formula="of:=[.FS3]*1000/511" office:value-type="float" office:value="340.508806262231" calcext:value-type="float">
            <text:p>340,508806262231</text:p>
          </table:table-cell>
          <table:table-cell table:formula="of:=[.FT3]*1000/511" office:value-type="float" office:value="342.465753424658" calcext:value-type="float">
            <text:p>342,465753424658</text:p>
          </table:table-cell>
          <table:table-cell table:formula="of:=[.FU3]*1000/511" office:value-type="float" office:value="344.422700587084" calcext:value-type="float">
            <text:p>344,422700587084</text:p>
          </table:table-cell>
          <table:table-cell table:formula="of:=[.FV3]*1000/511" office:value-type="float" office:value="346.379647749511" calcext:value-type="float">
            <text:p>346,379647749511</text:p>
          </table:table-cell>
          <table:table-cell table:formula="of:=[.FW3]*1000/511" office:value-type="float" office:value="348.336594911937" calcext:value-type="float">
            <text:p>348,336594911937</text:p>
          </table:table-cell>
          <table:table-cell table:formula="of:=[.FX3]*1000/511" office:value-type="float" office:value="350.293542074364" calcext:value-type="float">
            <text:p>350,293542074364</text:p>
          </table:table-cell>
          <table:table-cell table:formula="of:=[.FY3]*1000/511" office:value-type="float" office:value="352.250489236791" calcext:value-type="float">
            <text:p>352,250489236791</text:p>
          </table:table-cell>
          <table:table-cell table:formula="of:=[.FZ3]*1000/511" office:value-type="float" office:value="354.207436399217" calcext:value-type="float">
            <text:p>354,207436399217</text:p>
          </table:table-cell>
          <table:table-cell table:formula="of:=[.GA3]*1000/511" office:value-type="float" office:value="356.164383561644" calcext:value-type="float">
            <text:p>356,164383561644</text:p>
          </table:table-cell>
          <table:table-cell table:formula="of:=[.GB3]*1000/511" office:value-type="float" office:value="358.12133072407" calcext:value-type="float">
            <text:p>358,12133072407</text:p>
          </table:table-cell>
          <table:table-cell table:formula="of:=[.GC3]*1000/511" office:value-type="float" office:value="360.078277886497" calcext:value-type="float">
            <text:p>360,078277886497</text:p>
          </table:table-cell>
          <table:table-cell table:formula="of:=[.GD3]*1000/511" office:value-type="float" office:value="362.035225048924" calcext:value-type="float">
            <text:p>362,035225048924</text:p>
          </table:table-cell>
          <table:table-cell table:formula="of:=[.GE3]*1000/511" office:value-type="float" office:value="363.99217221135" calcext:value-type="float">
            <text:p>363,99217221135</text:p>
          </table:table-cell>
          <table:table-cell table:formula="of:=[.GF3]*1000/511" office:value-type="float" office:value="365.949119373777" calcext:value-type="float">
            <text:p>365,949119373777</text:p>
          </table:table-cell>
          <table:table-cell table:formula="of:=[.GG3]*1000/511" office:value-type="float" office:value="367.906066536204" calcext:value-type="float">
            <text:p>367,906066536204</text:p>
          </table:table-cell>
          <table:table-cell table:formula="of:=[.GH3]*1000/511" office:value-type="float" office:value="369.86301369863" calcext:value-type="float">
            <text:p>369,86301369863</text:p>
          </table:table-cell>
          <table:table-cell table:formula="of:=[.GI3]*1000/511" office:value-type="float" office:value="371.819960861057" calcext:value-type="float">
            <text:p>371,819960861057</text:p>
          </table:table-cell>
          <table:table-cell table:formula="of:=[.GJ3]*1000/511" office:value-type="float" office:value="373.776908023483" calcext:value-type="float">
            <text:p>373,776908023483</text:p>
          </table:table-cell>
          <table:table-cell table:formula="of:=[.GK3]*1000/511" office:value-type="float" office:value="375.73385518591" calcext:value-type="float">
            <text:p>375,73385518591</text:p>
          </table:table-cell>
          <table:table-cell table:formula="of:=[.GL3]*1000/511" office:value-type="float" office:value="377.690802348337" calcext:value-type="float">
            <text:p>377,690802348337</text:p>
          </table:table-cell>
          <table:table-cell table:formula="of:=[.GM3]*1000/511" office:value-type="float" office:value="379.647749510763" calcext:value-type="float">
            <text:p>379,647749510763</text:p>
          </table:table-cell>
          <table:table-cell table:formula="of:=[.GN3]*1000/511" office:value-type="float" office:value="381.60469667319" calcext:value-type="float">
            <text:p>381,60469667319</text:p>
          </table:table-cell>
          <table:table-cell table:formula="of:=[.GO3]*1000/511" office:value-type="float" office:value="383.561643835616" calcext:value-type="float">
            <text:p>383,561643835616</text:p>
          </table:table-cell>
          <table:table-cell table:formula="of:=[.GP3]*1000/511" office:value-type="float" office:value="385.518590998043" calcext:value-type="float">
            <text:p>385,518590998043</text:p>
          </table:table-cell>
          <table:table-cell table:formula="of:=[.GQ3]*1000/511" office:value-type="float" office:value="387.47553816047" calcext:value-type="float">
            <text:p>387,47553816047</text:p>
          </table:table-cell>
          <table:table-cell table:formula="of:=[.GR3]*1000/511" office:value-type="float" office:value="389.432485322896" calcext:value-type="float">
            <text:p>389,432485322896</text:p>
          </table:table-cell>
          <table:table-cell table:formula="of:=[.GS3]*1000/511" office:value-type="float" office:value="391.389432485323" calcext:value-type="float">
            <text:p>391,389432485323</text:p>
          </table:table-cell>
          <table:table-cell table:formula="of:=[.GT3]*1000/511" office:value-type="float" office:value="393.34637964775" calcext:value-type="float">
            <text:p>393,34637964775</text:p>
          </table:table-cell>
          <table:table-cell table:formula="of:=[.GU3]*1000/511" office:value-type="float" office:value="395.303326810176" calcext:value-type="float">
            <text:p>395,303326810176</text:p>
          </table:table-cell>
          <table:table-cell table:formula="of:=[.GV3]*1000/511" office:value-type="float" office:value="397.260273972603" calcext:value-type="float">
            <text:p>397,260273972603</text:p>
          </table:table-cell>
          <table:table-cell table:formula="of:=[.GW3]*1000/511" office:value-type="float" office:value="399.217221135029" calcext:value-type="float">
            <text:p>399,217221135029</text:p>
          </table:table-cell>
          <table:table-cell table:formula="of:=[.GX3]*1000/511" office:value-type="float" office:value="401.174168297456" calcext:value-type="float">
            <text:p>401,174168297456</text:p>
          </table:table-cell>
          <table:table-cell table:formula="of:=[.GY3]*1000/511" office:value-type="float" office:value="403.131115459883" calcext:value-type="float">
            <text:p>403,131115459883</text:p>
          </table:table-cell>
          <table:table-cell table:formula="of:=[.GZ3]*1000/511" office:value-type="float" office:value="405.088062622309" calcext:value-type="float">
            <text:p>405,088062622309</text:p>
          </table:table-cell>
          <table:table-cell table:formula="of:=[.HA3]*1000/511" office:value-type="float" office:value="407.045009784736" calcext:value-type="float">
            <text:p>407,045009784736</text:p>
          </table:table-cell>
          <table:table-cell table:formula="of:=[.HB3]*1000/511" office:value-type="float" office:value="409.001956947162" calcext:value-type="float">
            <text:p>409,001956947162</text:p>
          </table:table-cell>
          <table:table-cell table:formula="of:=[.HC3]*1000/511" office:value-type="float" office:value="410.958904109589" calcext:value-type="float">
            <text:p>410,958904109589</text:p>
          </table:table-cell>
          <table:table-cell table:formula="of:=[.HD3]*1000/511" office:value-type="float" office:value="412.915851272016" calcext:value-type="float">
            <text:p>412,915851272016</text:p>
          </table:table-cell>
          <table:table-cell table:formula="of:=[.HE3]*1000/511" office:value-type="float" office:value="414.872798434442" calcext:value-type="float">
            <text:p>414,872798434442</text:p>
          </table:table-cell>
          <table:table-cell table:formula="of:=[.HF3]*1000/511" office:value-type="float" office:value="416.829745596869" calcext:value-type="float">
            <text:p>416,829745596869</text:p>
          </table:table-cell>
          <table:table-cell table:formula="of:=[.HG3]*1000/511" office:value-type="float" office:value="418.786692759296" calcext:value-type="float">
            <text:p>418,786692759296</text:p>
          </table:table-cell>
          <table:table-cell table:formula="of:=[.HH3]*1000/511" office:value-type="float" office:value="420.743639921722" calcext:value-type="float">
            <text:p>420,743639921722</text:p>
          </table:table-cell>
          <table:table-cell table:formula="of:=[.HI3]*1000/511" office:value-type="float" office:value="422.700587084149" calcext:value-type="float">
            <text:p>422,700587084149</text:p>
          </table:table-cell>
          <table:table-cell table:formula="of:=[.HJ3]*1000/511" office:value-type="float" office:value="424.657534246575" calcext:value-type="float">
            <text:p>424,657534246575</text:p>
          </table:table-cell>
          <table:table-cell table:formula="of:=[.HK3]*1000/511" office:value-type="float" office:value="426.614481409002" calcext:value-type="float">
            <text:p>426,614481409002</text:p>
          </table:table-cell>
          <table:table-cell table:formula="of:=[.HL3]*1000/511" office:value-type="float" office:value="428.571428571429" calcext:value-type="float">
            <text:p>428,571428571429</text:p>
          </table:table-cell>
          <table:table-cell table:formula="of:=[.HM3]*1000/511" office:value-type="float" office:value="430.528375733855" calcext:value-type="float">
            <text:p>430,528375733855</text:p>
          </table:table-cell>
          <table:table-cell table:formula="of:=[.HN3]*1000/511" office:value-type="float" office:value="432.485322896282" calcext:value-type="float">
            <text:p>432,485322896282</text:p>
          </table:table-cell>
          <table:table-cell table:formula="of:=[.HO3]*1000/511" office:value-type="float" office:value="434.442270058708" calcext:value-type="float">
            <text:p>434,442270058708</text:p>
          </table:table-cell>
          <table:table-cell table:formula="of:=[.HP3]*1000/511" office:value-type="float" office:value="436.399217221135" calcext:value-type="float">
            <text:p>436,399217221135</text:p>
          </table:table-cell>
          <table:table-cell table:formula="of:=[.HQ3]*1000/511" office:value-type="float" office:value="438.356164383562" calcext:value-type="float">
            <text:p>438,356164383562</text:p>
          </table:table-cell>
          <table:table-cell table:formula="of:=[.HR3]*1000/511" office:value-type="float" office:value="440.313111545988" calcext:value-type="float">
            <text:p>440,313111545988</text:p>
          </table:table-cell>
          <table:table-cell table:formula="of:=[.HS3]*1000/511" office:value-type="float" office:value="442.270058708415" calcext:value-type="float">
            <text:p>442,270058708415</text:p>
          </table:table-cell>
          <table:table-cell table:formula="of:=[.HT3]*1000/511" office:value-type="float" office:value="444.227005870842" calcext:value-type="float">
            <text:p>444,227005870842</text:p>
          </table:table-cell>
          <table:table-cell table:formula="of:=[.HU3]*1000/511" office:value-type="float" office:value="446.183953033268" calcext:value-type="float">
            <text:p>446,183953033268</text:p>
          </table:table-cell>
          <table:table-cell table:formula="of:=[.HV3]*1000/511" office:value-type="float" office:value="448.140900195695" calcext:value-type="float">
            <text:p>448,140900195695</text:p>
          </table:table-cell>
          <table:table-cell table:formula="of:=[.HW3]*1000/511" office:value-type="float" office:value="450.097847358121" calcext:value-type="float">
            <text:p>450,097847358121</text:p>
          </table:table-cell>
          <table:table-cell table:formula="of:=[.HX3]*1000/511" office:value-type="float" office:value="452.054794520548" calcext:value-type="float">
            <text:p>452,054794520548</text:p>
          </table:table-cell>
          <table:table-cell table:formula="of:=[.HY3]*1000/511" office:value-type="float" office:value="454.011741682975" calcext:value-type="float">
            <text:p>454,011741682975</text:p>
          </table:table-cell>
          <table:table-cell table:formula="of:=[.HZ3]*1000/511" office:value-type="float" office:value="455.968688845401" calcext:value-type="float">
            <text:p>455,968688845401</text:p>
          </table:table-cell>
          <table:table-cell table:formula="of:=[.IA3]*1000/511" office:value-type="float" office:value="457.925636007828" calcext:value-type="float">
            <text:p>457,925636007828</text:p>
          </table:table-cell>
          <table:table-cell table:formula="of:=[.IB3]*1000/511" office:value-type="float" office:value="459.882583170254" calcext:value-type="float">
            <text:p>459,882583170254</text:p>
          </table:table-cell>
          <table:table-cell table:formula="of:=[.IC3]*1000/511" office:value-type="float" office:value="461.839530332681" calcext:value-type="float">
            <text:p>461,839530332681</text:p>
          </table:table-cell>
          <table:table-cell table:formula="of:=[.ID3]*1000/511" office:value-type="float" office:value="463.796477495108" calcext:value-type="float">
            <text:p>463,796477495108</text:p>
          </table:table-cell>
          <table:table-cell table:formula="of:=[.IE3]*1000/511" office:value-type="float" office:value="465.753424657534" calcext:value-type="float">
            <text:p>465,753424657534</text:p>
          </table:table-cell>
          <table:table-cell table:formula="of:=[.IF3]*1000/511" office:value-type="float" office:value="467.710371819961" calcext:value-type="float">
            <text:p>467,710371819961</text:p>
          </table:table-cell>
          <table:table-cell table:formula="of:=[.IG3]*1000/511" office:value-type="float" office:value="469.667318982387" calcext:value-type="float">
            <text:p>469,667318982387</text:p>
          </table:table-cell>
          <table:table-cell table:formula="of:=[.IH3]*1000/511" office:value-type="float" office:value="471.624266144814" calcext:value-type="float">
            <text:p>471,624266144814</text:p>
          </table:table-cell>
          <table:table-cell table:formula="of:=[.II3]*1000/511" office:value-type="float" office:value="473.581213307241" calcext:value-type="float">
            <text:p>473,581213307241</text:p>
          </table:table-cell>
          <table:table-cell table:formula="of:=[.IJ3]*1000/511" office:value-type="float" office:value="475.538160469667" calcext:value-type="float">
            <text:p>475,538160469667</text:p>
          </table:table-cell>
          <table:table-cell table:formula="of:=[.IK3]*1000/511" office:value-type="float" office:value="477.495107632094" calcext:value-type="float">
            <text:p>477,495107632094</text:p>
          </table:table-cell>
          <table:table-cell table:formula="of:=[.IL3]*1000/511" office:value-type="float" office:value="479.452054794521" calcext:value-type="float">
            <text:p>479,452054794521</text:p>
          </table:table-cell>
          <table:table-cell table:formula="of:=[.IM3]*1000/511" office:value-type="float" office:value="481.409001956947" calcext:value-type="float">
            <text:p>481,409001956947</text:p>
          </table:table-cell>
          <table:table-cell table:formula="of:=[.IN3]*1000/511" office:value-type="float" office:value="483.365949119374" calcext:value-type="float">
            <text:p>483,365949119374</text:p>
          </table:table-cell>
          <table:table-cell table:formula="of:=[.IO3]*1000/511" office:value-type="float" office:value="485.3228962818" calcext:value-type="float">
            <text:p>485,3228962818</text:p>
          </table:table-cell>
          <table:table-cell table:formula="of:=[.IP3]*1000/511" office:value-type="float" office:value="487.279843444227" calcext:value-type="float">
            <text:p>487,279843444227</text:p>
          </table:table-cell>
          <table:table-cell table:formula="of:=[.IQ3]*1000/511" office:value-type="float" office:value="489.236790606654" calcext:value-type="float">
            <text:p>489,236790606654</text:p>
          </table:table-cell>
          <table:table-cell table:formula="of:=[.IR3]*1000/511" office:value-type="float" office:value="491.19373776908" calcext:value-type="float">
            <text:p>491,19373776908</text:p>
          </table:table-cell>
          <table:table-cell table:formula="of:=[.IS3]*1000/511" office:value-type="float" office:value="493.150684931507" calcext:value-type="float">
            <text:p>493,150684931507</text:p>
          </table:table-cell>
          <table:table-cell table:formula="of:=[.IT3]*1000/511" office:value-type="float" office:value="495.107632093934" calcext:value-type="float">
            <text:p>495,107632093934</text:p>
          </table:table-cell>
          <table:table-cell table:formula="of:=[.IU3]*1000/511" office:value-type="float" office:value="497.06457925636" calcext:value-type="float">
            <text:p>497,06457925636</text:p>
          </table:table-cell>
          <table:table-cell table:formula="of:=[.IV3]*1000/511" office:value-type="float" office:value="499.021526418787" calcext:value-type="float">
            <text:p>499,021526418787</text:p>
          </table:table-cell>
          <table:table-cell table:formula="of:=[.IW3]*1000/511" office:value-type="float" office:value="500.978473581213" calcext:value-type="float">
            <text:p>500,978473581213</text:p>
          </table:table-cell>
          <table:table-cell table:formula="of:=[.IX3]*1000/511" office:value-type="float" office:value="502.93542074364" calcext:value-type="float">
            <text:p>502,93542074364</text:p>
          </table:table-cell>
          <table:table-cell table:formula="of:=[.IY3]*1000/511" office:value-type="float" office:value="504.892367906067" calcext:value-type="float">
            <text:p>504,892367906067</text:p>
          </table:table-cell>
          <table:table-cell table:formula="of:=[.IZ3]*1000/511" office:value-type="float" office:value="506.849315068493" calcext:value-type="float">
            <text:p>506,849315068493</text:p>
          </table:table-cell>
          <table:table-cell table:formula="of:=[.JA3]*1000/511" office:value-type="float" office:value="508.80626223092" calcext:value-type="float">
            <text:p>508,80626223092</text:p>
          </table:table-cell>
          <table:table-cell table:formula="of:=[.JB3]*1000/511" office:value-type="float" office:value="510.763209393346" calcext:value-type="float">
            <text:p>510,763209393346</text:p>
          </table:table-cell>
          <table:table-cell table:formula="of:=[.JC3]*1000/511" office:value-type="float" office:value="512.720156555773" calcext:value-type="float">
            <text:p>512,720156555773</text:p>
          </table:table-cell>
          <table:table-cell table:formula="of:=[.JD3]*1000/511" office:value-type="float" office:value="514.6771037182" calcext:value-type="float">
            <text:p>514,6771037182</text:p>
          </table:table-cell>
          <table:table-cell table:formula="of:=[.JE3]*1000/511" office:value-type="float" office:value="516.634050880626" calcext:value-type="float">
            <text:p>516,634050880626</text:p>
          </table:table-cell>
          <table:table-cell table:formula="of:=[.JF3]*1000/511" office:value-type="float" office:value="518.590998043053" calcext:value-type="float">
            <text:p>518,590998043053</text:p>
          </table:table-cell>
          <table:table-cell table:formula="of:=[.JG3]*1000/511" office:value-type="float" office:value="520.547945205479" calcext:value-type="float">
            <text:p>520,547945205479</text:p>
          </table:table-cell>
          <table:table-cell table:formula="of:=[.JH3]*1000/511" office:value-type="float" office:value="522.504892367906" calcext:value-type="float">
            <text:p>522,504892367906</text:p>
          </table:table-cell>
          <table:table-cell table:formula="of:=[.JI3]*1000/511" office:value-type="float" office:value="524.461839530333" calcext:value-type="float">
            <text:p>524,461839530333</text:p>
          </table:table-cell>
          <table:table-cell table:formula="of:=[.JJ3]*1000/511" office:value-type="float" office:value="526.418786692759" calcext:value-type="float">
            <text:p>526,418786692759</text:p>
          </table:table-cell>
          <table:table-cell table:formula="of:=[.JK3]*1000/511" office:value-type="float" office:value="528.375733855186" calcext:value-type="float">
            <text:p>528,375733855186</text:p>
          </table:table-cell>
          <table:table-cell table:formula="of:=[.JL3]*1000/511" office:value-type="float" office:value="530.332681017613" calcext:value-type="float">
            <text:p>530,332681017613</text:p>
          </table:table-cell>
          <table:table-cell table:formula="of:=[.JM3]*1000/511" office:value-type="float" office:value="532.289628180039" calcext:value-type="float">
            <text:p>532,289628180039</text:p>
          </table:table-cell>
          <table:table-cell table:formula="of:=[.JN3]*1000/511" office:value-type="float" office:value="534.246575342466" calcext:value-type="float">
            <text:p>534,246575342466</text:p>
          </table:table-cell>
          <table:table-cell table:formula="of:=[.JO3]*1000/511" office:value-type="float" office:value="536.203522504892" calcext:value-type="float">
            <text:p>536,203522504892</text:p>
          </table:table-cell>
          <table:table-cell table:formula="of:=[.JP3]*1000/511" office:value-type="float" office:value="538.160469667319" calcext:value-type="float">
            <text:p>538,160469667319</text:p>
          </table:table-cell>
          <table:table-cell table:formula="of:=[.JQ3]*1000/511" office:value-type="float" office:value="540.117416829746" calcext:value-type="float">
            <text:p>540,117416829746</text:p>
          </table:table-cell>
          <table:table-cell table:formula="of:=[.JR3]*1000/511" office:value-type="float" office:value="542.074363992172" calcext:value-type="float">
            <text:p>542,074363992172</text:p>
          </table:table-cell>
          <table:table-cell table:formula="of:=[.JS3]*1000/511" office:value-type="float" office:value="544.031311154599" calcext:value-type="float">
            <text:p>544,031311154599</text:p>
          </table:table-cell>
          <table:table-cell table:formula="of:=[.JT3]*1000/511" office:value-type="float" office:value="545.988258317025" calcext:value-type="float">
            <text:p>545,988258317025</text:p>
          </table:table-cell>
          <table:table-cell table:formula="of:=[.JU3]*1000/511" office:value-type="float" office:value="547.945205479452" calcext:value-type="float">
            <text:p>547,945205479452</text:p>
          </table:table-cell>
          <table:table-cell table:formula="of:=[.JV3]*1000/511" office:value-type="float" office:value="549.902152641879" calcext:value-type="float">
            <text:p>549,902152641879</text:p>
          </table:table-cell>
          <table:table-cell table:formula="of:=[.JW3]*1000/511" office:value-type="float" office:value="551.859099804305" calcext:value-type="float">
            <text:p>551,859099804305</text:p>
          </table:table-cell>
          <table:table-cell table:formula="of:=[.JX3]*1000/511" office:value-type="float" office:value="553.816046966732" calcext:value-type="float">
            <text:p>553,816046966732</text:p>
          </table:table-cell>
          <table:table-cell table:formula="of:=[.JY3]*1000/511" office:value-type="float" office:value="555.772994129159" calcext:value-type="float">
            <text:p>555,772994129159</text:p>
          </table:table-cell>
          <table:table-cell table:formula="of:=[.JZ3]*1000/511" office:value-type="float" office:value="557.729941291585" calcext:value-type="float">
            <text:p>557,729941291585</text:p>
          </table:table-cell>
          <table:table-cell table:formula="of:=[.KA3]*1000/511" office:value-type="float" office:value="559.686888454012" calcext:value-type="float">
            <text:p>559,686888454012</text:p>
          </table:table-cell>
          <table:table-cell table:formula="of:=[.KB3]*1000/511" office:value-type="float" office:value="561.643835616438" calcext:value-type="float">
            <text:p>561,643835616438</text:p>
          </table:table-cell>
          <table:table-cell table:formula="of:=[.KC3]*1000/511" office:value-type="float" office:value="563.600782778865" calcext:value-type="float">
            <text:p>563,600782778865</text:p>
          </table:table-cell>
          <table:table-cell table:formula="of:=[.KD3]*1000/511" office:value-type="float" office:value="565.557729941292" calcext:value-type="float">
            <text:p>565,557729941292</text:p>
          </table:table-cell>
          <table:table-cell table:formula="of:=[.KE3]*1000/511" office:value-type="float" office:value="567.514677103718" calcext:value-type="float">
            <text:p>567,514677103718</text:p>
          </table:table-cell>
          <table:table-cell table:formula="of:=[.KF3]*1000/511" office:value-type="float" office:value="569.471624266145" calcext:value-type="float">
            <text:p>569,471624266145</text:p>
          </table:table-cell>
          <table:table-cell table:formula="of:=[.KG3]*1000/511" office:value-type="float" office:value="571.428571428571" calcext:value-type="float">
            <text:p>571,428571428571</text:p>
          </table:table-cell>
          <table:table-cell table:formula="of:=[.KH3]*1000/511" office:value-type="float" office:value="573.385518590998" calcext:value-type="float">
            <text:p>573,385518590998</text:p>
          </table:table-cell>
          <table:table-cell table:formula="of:=[.KI3]*1000/511" office:value-type="float" office:value="575.342465753425" calcext:value-type="float">
            <text:p>575,342465753425</text:p>
          </table:table-cell>
          <table:table-cell table:formula="of:=[.KJ3]*1000/511" office:value-type="float" office:value="577.299412915851" calcext:value-type="float">
            <text:p>577,299412915851</text:p>
          </table:table-cell>
          <table:table-cell table:formula="of:=[.KK3]*1000/511" office:value-type="float" office:value="579.256360078278" calcext:value-type="float">
            <text:p>579,256360078278</text:p>
          </table:table-cell>
          <table:table-cell table:formula="of:=[.KL3]*1000/511" office:value-type="float" office:value="581.213307240705" calcext:value-type="float">
            <text:p>581,213307240705</text:p>
          </table:table-cell>
          <table:table-cell table:formula="of:=[.KM3]*1000/511" office:value-type="float" office:value="583.170254403131" calcext:value-type="float">
            <text:p>583,170254403131</text:p>
          </table:table-cell>
          <table:table-cell table:formula="of:=[.KN3]*1000/511" office:value-type="float" office:value="585.127201565558" calcext:value-type="float">
            <text:p>585,127201565558</text:p>
          </table:table-cell>
          <table:table-cell table:formula="of:=[.KO3]*1000/511" office:value-type="float" office:value="587.084148727984" calcext:value-type="float">
            <text:p>587,084148727984</text:p>
          </table:table-cell>
          <table:table-cell table:formula="of:=[.KP3]*1000/511" office:value-type="float" office:value="589.041095890411" calcext:value-type="float">
            <text:p>589,041095890411</text:p>
          </table:table-cell>
          <table:table-cell table:formula="of:=[.KQ3]*1000/511" office:value-type="float" office:value="590.998043052838" calcext:value-type="float">
            <text:p>590,998043052838</text:p>
          </table:table-cell>
          <table:table-cell table:formula="of:=[.KR3]*1000/511" office:value-type="float" office:value="592.954990215264" calcext:value-type="float">
            <text:p>592,954990215264</text:p>
          </table:table-cell>
          <table:table-cell table:formula="of:=[.KS3]*1000/511" office:value-type="float" office:value="594.911937377691" calcext:value-type="float">
            <text:p>594,911937377691</text:p>
          </table:table-cell>
          <table:table-cell table:formula="of:=[.KT3]*1000/511" office:value-type="float" office:value="596.868884540117" calcext:value-type="float">
            <text:p>596,868884540117</text:p>
          </table:table-cell>
          <table:table-cell table:formula="of:=[.KU3]*1000/511" office:value-type="float" office:value="598.825831702544" calcext:value-type="float">
            <text:p>598,825831702544</text:p>
          </table:table-cell>
          <table:table-cell table:formula="of:=[.KV3]*1000/511" office:value-type="float" office:value="600.782778864971" calcext:value-type="float">
            <text:p>600,782778864971</text:p>
          </table:table-cell>
          <table:table-cell table:formula="of:=[.KW3]*1000/511" office:value-type="float" office:value="602.739726027397" calcext:value-type="float">
            <text:p>602,739726027397</text:p>
          </table:table-cell>
          <table:table-cell table:formula="of:=[.KX3]*1000/511" office:value-type="float" office:value="604.696673189824" calcext:value-type="float">
            <text:p>604,696673189824</text:p>
          </table:table-cell>
          <table:table-cell table:formula="of:=[.KY3]*1000/511" office:value-type="float" office:value="606.653620352251" calcext:value-type="float">
            <text:p>606,653620352251</text:p>
          </table:table-cell>
          <table:table-cell table:formula="of:=[.KZ3]*1000/511" office:value-type="float" office:value="608.610567514677" calcext:value-type="float">
            <text:p>608,610567514677</text:p>
          </table:table-cell>
          <table:table-cell table:formula="of:=[.LA3]*1000/511" office:value-type="float" office:value="610.567514677104" calcext:value-type="float">
            <text:p>610,567514677104</text:p>
          </table:table-cell>
          <table:table-cell table:formula="of:=[.LB3]*1000/511" office:value-type="float" office:value="612.52446183953" calcext:value-type="float">
            <text:p>612,52446183953</text:p>
          </table:table-cell>
          <table:table-cell table:formula="of:=[.LC3]*1000/511" office:value-type="float" office:value="614.481409001957" calcext:value-type="float">
            <text:p>614,481409001957</text:p>
          </table:table-cell>
          <table:table-cell table:formula="of:=[.LD3]*1000/511" office:value-type="float" office:value="616.438356164384" calcext:value-type="float">
            <text:p>616,438356164384</text:p>
          </table:table-cell>
          <table:table-cell table:formula="of:=[.LE3]*1000/511" office:value-type="float" office:value="618.39530332681" calcext:value-type="float">
            <text:p>618,39530332681</text:p>
          </table:table-cell>
          <table:table-cell table:formula="of:=[.LF3]*1000/511" office:value-type="float" office:value="620.352250489237" calcext:value-type="float">
            <text:p>620,352250489237</text:p>
          </table:table-cell>
          <table:table-cell table:formula="of:=[.LG3]*1000/511" office:value-type="float" office:value="622.309197651664" calcext:value-type="float">
            <text:p>622,309197651664</text:p>
          </table:table-cell>
          <table:table-cell table:formula="of:=[.LH3]*1000/511" office:value-type="float" office:value="624.26614481409" calcext:value-type="float">
            <text:p>624,26614481409</text:p>
          </table:table-cell>
          <table:table-cell table:formula="of:=[.LI3]*1000/511" office:value-type="float" office:value="626.223091976517" calcext:value-type="float">
            <text:p>626,223091976517</text:p>
          </table:table-cell>
          <table:table-cell table:formula="of:=[.LJ3]*1000/511" office:value-type="float" office:value="628.180039138943" calcext:value-type="float">
            <text:p>628,180039138943</text:p>
          </table:table-cell>
          <table:table-cell table:formula="of:=[.LK3]*1000/511" office:value-type="float" office:value="630.13698630137" calcext:value-type="float">
            <text:p>630,13698630137</text:p>
          </table:table-cell>
          <table:table-cell table:formula="of:=[.LL3]*1000/511" office:value-type="float" office:value="632.093933463796" calcext:value-type="float">
            <text:p>632,093933463796</text:p>
          </table:table-cell>
          <table:table-cell table:formula="of:=[.LM3]*1000/511" office:value-type="float" office:value="634.050880626223" calcext:value-type="float">
            <text:p>634,050880626223</text:p>
          </table:table-cell>
          <table:table-cell table:formula="of:=[.LN3]*1000/511" office:value-type="float" office:value="636.00782778865" calcext:value-type="float">
            <text:p>636,00782778865</text:p>
          </table:table-cell>
          <table:table-cell table:formula="of:=[.LO3]*1000/511" office:value-type="float" office:value="637.964774951076" calcext:value-type="float">
            <text:p>637,964774951076</text:p>
          </table:table-cell>
          <table:table-cell table:formula="of:=[.LP3]*1000/511" office:value-type="float" office:value="639.921722113503" calcext:value-type="float">
            <text:p>639,921722113503</text:p>
          </table:table-cell>
          <table:table-cell table:formula="of:=[.LQ3]*1000/511" office:value-type="float" office:value="641.87866927593" calcext:value-type="float">
            <text:p>641,87866927593</text:p>
          </table:table-cell>
          <table:table-cell table:formula="of:=[.LR3]*1000/511" office:value-type="float" office:value="643.835616438356" calcext:value-type="float">
            <text:p>643,835616438356</text:p>
          </table:table-cell>
          <table:table-cell table:formula="of:=[.LS3]*1000/511" office:value-type="float" office:value="645.792563600783" calcext:value-type="float">
            <text:p>645,792563600783</text:p>
          </table:table-cell>
          <table:table-cell table:formula="of:=[.LT3]*1000/511" office:value-type="float" office:value="647.749510763209" calcext:value-type="float">
            <text:p>647,749510763209</text:p>
          </table:table-cell>
          <table:table-cell table:formula="of:=[.LU3]*1000/511" office:value-type="float" office:value="649.706457925636" calcext:value-type="float">
            <text:p>649,706457925636</text:p>
          </table:table-cell>
          <table:table-cell table:formula="of:=[.LV3]*1000/511" office:value-type="float" office:value="651.663405088063" calcext:value-type="float">
            <text:p>651,663405088063</text:p>
          </table:table-cell>
          <table:table-cell table:formula="of:=[.LW3]*1000/511" office:value-type="float" office:value="653.620352250489" calcext:value-type="float">
            <text:p>653,620352250489</text:p>
          </table:table-cell>
          <table:table-cell table:formula="of:=[.LX3]*1000/511" office:value-type="float" office:value="655.577299412916" calcext:value-type="float">
            <text:p>655,577299412916</text:p>
          </table:table-cell>
          <table:table-cell table:formula="of:=[.LY3]*1000/511" office:value-type="float" office:value="657.534246575342" calcext:value-type="float">
            <text:p>657,534246575342</text:p>
          </table:table-cell>
          <table:table-cell table:formula="of:=[.LZ3]*1000/511" office:value-type="float" office:value="659.491193737769" calcext:value-type="float">
            <text:p>659,491193737769</text:p>
          </table:table-cell>
          <table:table-cell table:formula="of:=[.MA3]*1000/511" office:value-type="float" office:value="661.448140900196" calcext:value-type="float">
            <text:p>661,448140900196</text:p>
          </table:table-cell>
          <table:table-cell table:formula="of:=[.MB3]*1000/511" office:value-type="float" office:value="663.405088062622" calcext:value-type="float">
            <text:p>663,405088062622</text:p>
          </table:table-cell>
          <table:table-cell table:formula="of:=[.MC3]*1000/511" office:value-type="float" office:value="665.362035225049" calcext:value-type="float">
            <text:p>665,362035225049</text:p>
          </table:table-cell>
          <table:table-cell table:formula="of:=[.MD3]*1000/511" office:value-type="float" office:value="667.318982387476" calcext:value-type="float">
            <text:p>667,318982387476</text:p>
          </table:table-cell>
          <table:table-cell table:formula="of:=[.ME3]*1000/511" office:value-type="float" office:value="669.275929549902" calcext:value-type="float">
            <text:p>669,275929549902</text:p>
          </table:table-cell>
          <table:table-cell table:formula="of:=[.MF3]*1000/511" office:value-type="float" office:value="671.232876712329" calcext:value-type="float">
            <text:p>671,232876712329</text:p>
          </table:table-cell>
          <table:table-cell table:formula="of:=[.MG3]*1000/511" office:value-type="float" office:value="673.189823874755" calcext:value-type="float">
            <text:p>673,189823874755</text:p>
          </table:table-cell>
          <table:table-cell table:formula="of:=[.MH3]*1000/511" office:value-type="float" office:value="675.146771037182" calcext:value-type="float">
            <text:p>675,146771037182</text:p>
          </table:table-cell>
          <table:table-cell table:formula="of:=[.MI3]*1000/511" office:value-type="float" office:value="677.103718199609" calcext:value-type="float">
            <text:p>677,103718199609</text:p>
          </table:table-cell>
          <table:table-cell table:formula="of:=[.MJ3]*1000/511" office:value-type="float" office:value="679.060665362035" calcext:value-type="float">
            <text:p>679,060665362035</text:p>
          </table:table-cell>
          <table:table-cell table:formula="of:=[.MK3]*1000/511" office:value-type="float" office:value="681.017612524462" calcext:value-type="float">
            <text:p>681,017612524462</text:p>
          </table:table-cell>
          <table:table-cell table:formula="of:=[.ML3]*1000/511" office:value-type="float" office:value="682.974559686889" calcext:value-type="float">
            <text:p>682,974559686889</text:p>
          </table:table-cell>
          <table:table-cell table:formula="of:=[.MM3]*1000/511" office:value-type="float" office:value="684.931506849315" calcext:value-type="float">
            <text:p>684,931506849315</text:p>
          </table:table-cell>
          <table:table-cell table:formula="of:=[.MN3]*1000/511" office:value-type="float" office:value="686.888454011742" calcext:value-type="float">
            <text:p>686,888454011742</text:p>
          </table:table-cell>
          <table:table-cell table:formula="of:=[.MO3]*1000/511" office:value-type="float" office:value="688.845401174168" calcext:value-type="float">
            <text:p>688,845401174168</text:p>
          </table:table-cell>
          <table:table-cell table:formula="of:=[.MP3]*1000/511" office:value-type="float" office:value="690.802348336595" calcext:value-type="float">
            <text:p>690,802348336595</text:p>
          </table:table-cell>
          <table:table-cell table:formula="of:=[.MQ3]*1000/511" office:value-type="float" office:value="692.759295499021" calcext:value-type="float">
            <text:p>692,759295499021</text:p>
          </table:table-cell>
          <table:table-cell table:formula="of:=[.MR3]*1000/511" office:value-type="float" office:value="694.716242661448" calcext:value-type="float">
            <text:p>694,716242661448</text:p>
          </table:table-cell>
          <table:table-cell table:formula="of:=[.MS3]*1000/511" office:value-type="float" office:value="696.673189823875" calcext:value-type="float">
            <text:p>696,673189823875</text:p>
          </table:table-cell>
          <table:table-cell table:formula="of:=[.MT3]*1000/511" office:value-type="float" office:value="698.630136986301" calcext:value-type="float">
            <text:p>698,630136986301</text:p>
          </table:table-cell>
          <table:table-cell table:formula="of:=[.MU3]*1000/511" office:value-type="float" office:value="700.587084148728" calcext:value-type="float">
            <text:p>700,587084148728</text:p>
          </table:table-cell>
          <table:table-cell table:formula="of:=[.MV3]*1000/511" office:value-type="float" office:value="702.544031311155" calcext:value-type="float">
            <text:p>702,544031311155</text:p>
          </table:table-cell>
          <table:table-cell table:formula="of:=[.MW3]*1000/511" office:value-type="float" office:value="704.500978473581" calcext:value-type="float">
            <text:p>704,500978473581</text:p>
          </table:table-cell>
          <table:table-cell table:formula="of:=[.MX3]*1000/511" office:value-type="float" office:value="706.457925636008" calcext:value-type="float">
            <text:p>706,457925636008</text:p>
          </table:table-cell>
          <table:table-cell table:formula="of:=[.MY3]*1000/511" office:value-type="float" office:value="708.414872798435" calcext:value-type="float">
            <text:p>708,414872798435</text:p>
          </table:table-cell>
          <table:table-cell table:formula="of:=[.MZ3]*1000/511" office:value-type="float" office:value="710.371819960861" calcext:value-type="float">
            <text:p>710,371819960861</text:p>
          </table:table-cell>
          <table:table-cell table:formula="of:=[.NA3]*1000/511" office:value-type="float" office:value="712.328767123288" calcext:value-type="float">
            <text:p>712,328767123288</text:p>
          </table:table-cell>
          <table:table-cell table:formula="of:=[.NB3]*1000/511" office:value-type="float" office:value="714.285714285714" calcext:value-type="float">
            <text:p>714,285714285714</text:p>
          </table:table-cell>
          <table:table-cell table:formula="of:=[.NC3]*1000/511" office:value-type="float" office:value="716.242661448141" calcext:value-type="float">
            <text:p>716,242661448141</text:p>
          </table:table-cell>
          <table:table-cell table:formula="of:=[.ND3]*1000/511" office:value-type="float" office:value="718.199608610568" calcext:value-type="float">
            <text:p>718,199608610568</text:p>
          </table:table-cell>
          <table:table-cell table:formula="of:=[.NE3]*1000/511" office:value-type="float" office:value="720.156555772994" calcext:value-type="float">
            <text:p>720,156555772994</text:p>
          </table:table-cell>
          <table:table-cell table:formula="of:=[.NF3]*1000/511" office:value-type="float" office:value="722.113502935421" calcext:value-type="float">
            <text:p>722,113502935421</text:p>
          </table:table-cell>
          <table:table-cell table:formula="of:=[.NG3]*1000/511" office:value-type="float" office:value="724.070450097847" calcext:value-type="float">
            <text:p>724,070450097847</text:p>
          </table:table-cell>
          <table:table-cell table:formula="of:=[.NH3]*1000/511" office:value-type="float" office:value="726.027397260274" calcext:value-type="float">
            <text:p>726,027397260274</text:p>
          </table:table-cell>
          <table:table-cell table:formula="of:=[.NI3]*1000/511" office:value-type="float" office:value="727.984344422701" calcext:value-type="float">
            <text:p>727,984344422701</text:p>
          </table:table-cell>
          <table:table-cell table:formula="of:=[.NJ3]*1000/511" office:value-type="float" office:value="729.941291585127" calcext:value-type="float">
            <text:p>729,941291585127</text:p>
          </table:table-cell>
          <table:table-cell table:formula="of:=[.NK3]*1000/511" office:value-type="float" office:value="731.898238747554" calcext:value-type="float">
            <text:p>731,898238747554</text:p>
          </table:table-cell>
          <table:table-cell table:formula="of:=[.NL3]*1000/511" office:value-type="float" office:value="733.85518590998" calcext:value-type="float">
            <text:p>733,85518590998</text:p>
          </table:table-cell>
          <table:table-cell table:formula="of:=[.NM3]*1000/511" office:value-type="float" office:value="735.812133072407" calcext:value-type="float">
            <text:p>735,812133072407</text:p>
          </table:table-cell>
          <table:table-cell table:formula="of:=[.NN3]*1000/511" office:value-type="float" office:value="737.769080234834" calcext:value-type="float">
            <text:p>737,769080234834</text:p>
          </table:table-cell>
          <table:table-cell table:formula="of:=[.NO3]*1000/511" office:value-type="float" office:value="739.72602739726" calcext:value-type="float">
            <text:p>739,72602739726</text:p>
          </table:table-cell>
          <table:table-cell table:formula="of:=[.NP3]*1000/511" office:value-type="float" office:value="741.682974559687" calcext:value-type="float">
            <text:p>741,682974559687</text:p>
          </table:table-cell>
          <table:table-cell table:formula="of:=[.NQ3]*1000/511" office:value-type="float" office:value="743.639921722114" calcext:value-type="float">
            <text:p>743,639921722114</text:p>
          </table:table-cell>
          <table:table-cell table:formula="of:=[.NR3]*1000/511" office:value-type="float" office:value="745.59686888454" calcext:value-type="float">
            <text:p>745,59686888454</text:p>
          </table:table-cell>
          <table:table-cell table:formula="of:=[.NS3]*1000/511" office:value-type="float" office:value="747.553816046967" calcext:value-type="float">
            <text:p>747,553816046967</text:p>
          </table:table-cell>
          <table:table-cell table:formula="of:=[.NT3]*1000/511" office:value-type="float" office:value="749.510763209393" calcext:value-type="float">
            <text:p>749,510763209393</text:p>
          </table:table-cell>
          <table:table-cell table:formula="of:=[.NU3]*1000/511" office:value-type="float" office:value="751.46771037182" calcext:value-type="float">
            <text:p>751,46771037182</text:p>
          </table:table-cell>
          <table:table-cell table:formula="of:=[.NV3]*1000/511" office:value-type="float" office:value="753.424657534247" calcext:value-type="float">
            <text:p>753,424657534247</text:p>
          </table:table-cell>
          <table:table-cell table:formula="of:=[.NW3]*1000/511" office:value-type="float" office:value="755.381604696673" calcext:value-type="float">
            <text:p>755,381604696673</text:p>
          </table:table-cell>
          <table:table-cell table:formula="of:=[.NX3]*1000/511" office:value-type="float" office:value="757.3385518591" calcext:value-type="float">
            <text:p>757,3385518591</text:p>
          </table:table-cell>
          <table:table-cell table:formula="of:=[.NY3]*1000/511" office:value-type="float" office:value="759.295499021526" calcext:value-type="float">
            <text:p>759,295499021526</text:p>
          </table:table-cell>
          <table:table-cell table:formula="of:=[.NZ3]*1000/511" office:value-type="float" office:value="761.252446183953" calcext:value-type="float">
            <text:p>761,252446183953</text:p>
          </table:table-cell>
          <table:table-cell table:formula="of:=[.OA3]*1000/511" office:value-type="float" office:value="763.20939334638" calcext:value-type="float">
            <text:p>763,20939334638</text:p>
          </table:table-cell>
          <table:table-cell table:formula="of:=[.OB3]*1000/511" office:value-type="float" office:value="765.166340508806" calcext:value-type="float">
            <text:p>765,166340508806</text:p>
          </table:table-cell>
          <table:table-cell table:formula="of:=[.OC3]*1000/511" office:value-type="float" office:value="767.123287671233" calcext:value-type="float">
            <text:p>767,123287671233</text:p>
          </table:table-cell>
          <table:table-cell table:formula="of:=[.OD3]*1000/511" office:value-type="float" office:value="769.08023483366" calcext:value-type="float">
            <text:p>769,08023483366</text:p>
          </table:table-cell>
          <table:table-cell table:formula="of:=[.OE3]*1000/511" office:value-type="float" office:value="771.037181996086" calcext:value-type="float">
            <text:p>771,037181996086</text:p>
          </table:table-cell>
          <table:table-cell table:formula="of:=[.OF3]*1000/511" office:value-type="float" office:value="772.994129158513" calcext:value-type="float">
            <text:p>772,994129158513</text:p>
          </table:table-cell>
          <table:table-cell table:formula="of:=[.OG3]*1000/511" office:value-type="float" office:value="774.951076320939" calcext:value-type="float">
            <text:p>774,951076320939</text:p>
          </table:table-cell>
          <table:table-cell table:formula="of:=[.OH3]*1000/511" office:value-type="float" office:value="776.908023483366" calcext:value-type="float">
            <text:p>776,908023483366</text:p>
          </table:table-cell>
          <table:table-cell table:formula="of:=[.OI3]*1000/511" office:value-type="float" office:value="778.864970645793" calcext:value-type="float">
            <text:p>778,864970645793</text:p>
          </table:table-cell>
          <table:table-cell table:formula="of:=[.OJ3]*1000/511" office:value-type="float" office:value="780.821917808219" calcext:value-type="float">
            <text:p>780,821917808219</text:p>
          </table:table-cell>
          <table:table-cell table:formula="of:=[.OK3]*1000/511" office:value-type="float" office:value="782.778864970646" calcext:value-type="float">
            <text:p>782,778864970646</text:p>
          </table:table-cell>
          <table:table-cell table:formula="of:=[.OL3]*1000/511" office:value-type="float" office:value="784.735812133072" calcext:value-type="float">
            <text:p>784,735812133072</text:p>
          </table:table-cell>
          <table:table-cell table:formula="of:=[.OM3]*1000/511" office:value-type="float" office:value="786.692759295499" calcext:value-type="float">
            <text:p>786,692759295499</text:p>
          </table:table-cell>
          <table:table-cell table:formula="of:=[.ON3]*1000/511" office:value-type="float" office:value="788.649706457926" calcext:value-type="float">
            <text:p>788,649706457926</text:p>
          </table:table-cell>
          <table:table-cell table:formula="of:=[.OO3]*1000/511" office:value-type="float" office:value="790.606653620352" calcext:value-type="float">
            <text:p>790,606653620352</text:p>
          </table:table-cell>
          <table:table-cell table:formula="of:=[.OP3]*1000/511" office:value-type="float" office:value="792.563600782779" calcext:value-type="float">
            <text:p>792,563600782779</text:p>
          </table:table-cell>
          <table:table-cell table:formula="of:=[.OQ3]*1000/511" office:value-type="float" office:value="794.520547945206" calcext:value-type="float">
            <text:p>794,520547945206</text:p>
          </table:table-cell>
          <table:table-cell table:formula="of:=[.OR3]*1000/511" office:value-type="float" office:value="796.477495107632" calcext:value-type="float">
            <text:p>796,477495107632</text:p>
          </table:table-cell>
          <table:table-cell table:formula="of:=[.OS3]*1000/511" office:value-type="float" office:value="798.434442270059" calcext:value-type="float">
            <text:p>798,434442270059</text:p>
          </table:table-cell>
          <table:table-cell table:formula="of:=[.OT3]*1000/511" office:value-type="float" office:value="800.391389432485" calcext:value-type="float">
            <text:p>800,391389432485</text:p>
          </table:table-cell>
          <table:table-cell table:formula="of:=[.OU3]*1000/511" office:value-type="float" office:value="802.348336594912" calcext:value-type="float">
            <text:p>802,348336594912</text:p>
          </table:table-cell>
          <table:table-cell table:formula="of:=[.OV3]*1000/511" office:value-type="float" office:value="804.305283757339" calcext:value-type="float">
            <text:p>804,305283757339</text:p>
          </table:table-cell>
          <table:table-cell table:formula="of:=[.OW3]*1000/511" office:value-type="float" office:value="806.262230919765" calcext:value-type="float">
            <text:p>806,262230919765</text:p>
          </table:table-cell>
          <table:table-cell table:formula="of:=[.OX3]*1000/511" office:value-type="float" office:value="808.219178082192" calcext:value-type="float">
            <text:p>808,219178082192</text:p>
          </table:table-cell>
          <table:table-cell table:formula="of:=[.OY3]*1000/511" office:value-type="float" office:value="810.176125244618" calcext:value-type="float">
            <text:p>810,176125244618</text:p>
          </table:table-cell>
          <table:table-cell table:formula="of:=[.OZ3]*1000/511" office:value-type="float" office:value="812.133072407045" calcext:value-type="float">
            <text:p>812,133072407045</text:p>
          </table:table-cell>
          <table:table-cell table:formula="of:=[.PA3]*1000/511" office:value-type="float" office:value="814.090019569472" calcext:value-type="float">
            <text:p>814,090019569472</text:p>
          </table:table-cell>
          <table:table-cell table:formula="of:=[.PB3]*1000/511" office:value-type="float" office:value="816.046966731898" calcext:value-type="float">
            <text:p>816,046966731898</text:p>
          </table:table-cell>
          <table:table-cell table:formula="of:=[.PC3]*1000/511" office:value-type="float" office:value="818.003913894325" calcext:value-type="float">
            <text:p>818,003913894325</text:p>
          </table:table-cell>
          <table:table-cell table:formula="of:=[.PD3]*1000/511" office:value-type="float" office:value="819.960861056751" calcext:value-type="float">
            <text:p>819,960861056751</text:p>
          </table:table-cell>
          <table:table-cell table:formula="of:=[.PE3]*1000/511" office:value-type="float" office:value="821.917808219178" calcext:value-type="float">
            <text:p>821,917808219178</text:p>
          </table:table-cell>
          <table:table-cell table:formula="of:=[.PF3]*1000/511" office:value-type="float" office:value="823.874755381605" calcext:value-type="float">
            <text:p>823,874755381605</text:p>
          </table:table-cell>
          <table:table-cell table:formula="of:=[.PG3]*1000/511" office:value-type="float" office:value="825.831702544031" calcext:value-type="float">
            <text:p>825,831702544031</text:p>
          </table:table-cell>
          <table:table-cell table:formula="of:=[.PH3]*1000/511" office:value-type="float" office:value="827.788649706458" calcext:value-type="float">
            <text:p>827,788649706458</text:p>
          </table:table-cell>
          <table:table-cell table:formula="of:=[.PI3]*1000/511" office:value-type="float" office:value="829.745596868884" calcext:value-type="float">
            <text:p>829,745596868884</text:p>
          </table:table-cell>
          <table:table-cell table:formula="of:=[.PJ3]*1000/511" office:value-type="float" office:value="831.702544031311" calcext:value-type="float">
            <text:p>831,702544031311</text:p>
          </table:table-cell>
          <table:table-cell table:formula="of:=[.PK3]*1000/511" office:value-type="float" office:value="833.659491193738" calcext:value-type="float">
            <text:p>833,659491193738</text:p>
          </table:table-cell>
          <table:table-cell table:formula="of:=[.PL3]*1000/511" office:value-type="float" office:value="835.616438356164" calcext:value-type="float">
            <text:p>835,616438356164</text:p>
          </table:table-cell>
          <table:table-cell table:formula="of:=[.PM3]*1000/511" office:value-type="float" office:value="837.573385518591" calcext:value-type="float">
            <text:p>837,573385518591</text:p>
          </table:table-cell>
          <table:table-cell table:formula="of:=[.PN3]*1000/511" office:value-type="float" office:value="839.530332681018" calcext:value-type="float">
            <text:p>839,530332681018</text:p>
          </table:table-cell>
          <table:table-cell table:formula="of:=[.PO3]*1000/511" office:value-type="float" office:value="841.487279843444" calcext:value-type="float">
            <text:p>841,487279843444</text:p>
          </table:table-cell>
          <table:table-cell table:formula="of:=[.PP3]*1000/511" office:value-type="float" office:value="843.444227005871" calcext:value-type="float">
            <text:p>843,444227005871</text:p>
          </table:table-cell>
          <table:table-cell table:formula="of:=[.PQ3]*1000/511" office:value-type="float" office:value="845.401174168297" calcext:value-type="float">
            <text:p>845,401174168297</text:p>
          </table:table-cell>
          <table:table-cell table:formula="of:=[.PR3]*1000/511" office:value-type="float" office:value="847.358121330724" calcext:value-type="float">
            <text:p>847,358121330724</text:p>
          </table:table-cell>
          <table:table-cell table:formula="of:=[.PS3]*1000/511" office:value-type="float" office:value="849.315068493151" calcext:value-type="float">
            <text:p>849,315068493151</text:p>
          </table:table-cell>
          <table:table-cell table:formula="of:=[.PT3]*1000/511" office:value-type="float" office:value="851.272015655577" calcext:value-type="float">
            <text:p>851,272015655577</text:p>
          </table:table-cell>
          <table:table-cell table:formula="of:=[.PU3]*1000/511" office:value-type="float" office:value="853.228962818004" calcext:value-type="float">
            <text:p>853,228962818004</text:p>
          </table:table-cell>
          <table:table-cell table:formula="of:=[.PV3]*1000/511" office:value-type="float" office:value="855.185909980431" calcext:value-type="float">
            <text:p>855,185909980431</text:p>
          </table:table-cell>
          <table:table-cell table:formula="of:=[.PW3]*1000/511" office:value-type="float" office:value="857.142857142857" calcext:value-type="float">
            <text:p>857,142857142857</text:p>
          </table:table-cell>
          <table:table-cell table:formula="of:=[.PX3]*1000/511" office:value-type="float" office:value="859.099804305284" calcext:value-type="float">
            <text:p>859,099804305284</text:p>
          </table:table-cell>
          <table:table-cell table:formula="of:=[.PY3]*1000/511" office:value-type="float" office:value="861.05675146771" calcext:value-type="float">
            <text:p>861,05675146771</text:p>
          </table:table-cell>
          <table:table-cell table:formula="of:=[.PZ3]*1000/511" office:value-type="float" office:value="863.013698630137" calcext:value-type="float">
            <text:p>863,013698630137</text:p>
          </table:table-cell>
          <table:table-cell table:formula="of:=[.QA3]*1000/511" office:value-type="float" office:value="864.970645792564" calcext:value-type="float">
            <text:p>864,970645792564</text:p>
          </table:table-cell>
          <table:table-cell table:formula="of:=[.QB3]*1000/511" office:value-type="float" office:value="866.92759295499" calcext:value-type="float">
            <text:p>866,92759295499</text:p>
          </table:table-cell>
          <table:table-cell table:formula="of:=[.QC3]*1000/511" office:value-type="float" office:value="868.884540117417" calcext:value-type="float">
            <text:p>868,884540117417</text:p>
          </table:table-cell>
          <table:table-cell table:formula="of:=[.QD3]*1000/511" office:value-type="float" office:value="870.841487279844" calcext:value-type="float">
            <text:p>870,841487279844</text:p>
          </table:table-cell>
          <table:table-cell table:formula="of:=[.QE3]*1000/511" office:value-type="float" office:value="872.79843444227" calcext:value-type="float">
            <text:p>872,79843444227</text:p>
          </table:table-cell>
          <table:table-cell table:formula="of:=[.QF3]*1000/511" office:value-type="float" office:value="874.755381604697" calcext:value-type="float">
            <text:p>874,755381604697</text:p>
          </table:table-cell>
          <table:table-cell table:formula="of:=[.QG3]*1000/511" office:value-type="float" office:value="876.712328767123" calcext:value-type="float">
            <text:p>876,712328767123</text:p>
          </table:table-cell>
          <table:table-cell table:formula="of:=[.QH3]*1000/511" office:value-type="float" office:value="878.66927592955" calcext:value-type="float">
            <text:p>878,66927592955</text:p>
          </table:table-cell>
          <table:table-cell table:formula="of:=[.QI3]*1000/511" office:value-type="float" office:value="880.626223091977" calcext:value-type="float">
            <text:p>880,626223091977</text:p>
          </table:table-cell>
          <table:table-cell table:formula="of:=[.QJ3]*1000/511" office:value-type="float" office:value="882.583170254403" calcext:value-type="float">
            <text:p>882,583170254403</text:p>
          </table:table-cell>
          <table:table-cell table:formula="of:=[.QK3]*1000/511" office:value-type="float" office:value="884.54011741683" calcext:value-type="float">
            <text:p>884,54011741683</text:p>
          </table:table-cell>
          <table:table-cell table:formula="of:=[.QL3]*1000/511" office:value-type="float" office:value="886.497064579256" calcext:value-type="float">
            <text:p>886,497064579256</text:p>
          </table:table-cell>
          <table:table-cell table:formula="of:=[.QM3]*1000/511" office:value-type="float" office:value="888.454011741683" calcext:value-type="float">
            <text:p>888,454011741683</text:p>
          </table:table-cell>
          <table:table-cell table:formula="of:=[.QN3]*1000/511" office:value-type="float" office:value="890.41095890411" calcext:value-type="float">
            <text:p>890,41095890411</text:p>
          </table:table-cell>
          <table:table-cell table:formula="of:=[.QO3]*1000/511" office:value-type="float" office:value="892.367906066536" calcext:value-type="float">
            <text:p>892,367906066536</text:p>
          </table:table-cell>
          <table:table-cell table:formula="of:=[.QP3]*1000/511" office:value-type="float" office:value="894.324853228963" calcext:value-type="float">
            <text:p>894,324853228963</text:p>
          </table:table-cell>
          <table:table-cell table:formula="of:=[.QQ3]*1000/511" office:value-type="float" office:value="896.281800391389" calcext:value-type="float">
            <text:p>896,281800391389</text:p>
          </table:table-cell>
          <table:table-cell table:formula="of:=[.QR3]*1000/511" office:value-type="float" office:value="898.238747553816" calcext:value-type="float">
            <text:p>898,238747553816</text:p>
          </table:table-cell>
          <table:table-cell table:formula="of:=[.QS3]*1000/511" office:value-type="float" office:value="900.195694716243" calcext:value-type="float">
            <text:p>900,195694716243</text:p>
          </table:table-cell>
          <table:table-cell table:formula="of:=[.QT3]*1000/511" office:value-type="float" office:value="902.152641878669" calcext:value-type="float">
            <text:p>902,152641878669</text:p>
          </table:table-cell>
          <table:table-cell table:formula="of:=[.QU3]*1000/511" office:value-type="float" office:value="904.109589041096" calcext:value-type="float">
            <text:p>904,109589041096</text:p>
          </table:table-cell>
          <table:table-cell table:formula="of:=[.QV3]*1000/511" office:value-type="float" office:value="906.066536203523" calcext:value-type="float">
            <text:p>906,066536203523</text:p>
          </table:table-cell>
          <table:table-cell table:formula="of:=[.QW3]*1000/511" office:value-type="float" office:value="908.023483365949" calcext:value-type="float">
            <text:p>908,023483365949</text:p>
          </table:table-cell>
          <table:table-cell table:formula="of:=[.QX3]*1000/511" office:value-type="float" office:value="909.980430528376" calcext:value-type="float">
            <text:p>909,980430528376</text:p>
          </table:table-cell>
          <table:table-cell table:formula="of:=[.QY3]*1000/511" office:value-type="float" office:value="911.937377690802" calcext:value-type="float">
            <text:p>911,937377690802</text:p>
          </table:table-cell>
          <table:table-cell table:formula="of:=[.QZ3]*1000/511" office:value-type="float" office:value="913.894324853229" calcext:value-type="float">
            <text:p>913,894324853229</text:p>
          </table:table-cell>
          <table:table-cell table:formula="of:=[.RA3]*1000/511" office:value-type="float" office:value="915.851272015656" calcext:value-type="float">
            <text:p>915,851272015656</text:p>
          </table:table-cell>
          <table:table-cell table:formula="of:=[.RB3]*1000/511" office:value-type="float" office:value="917.808219178082" calcext:value-type="float">
            <text:p>917,808219178082</text:p>
          </table:table-cell>
          <table:table-cell table:formula="of:=[.RC3]*1000/511" office:value-type="float" office:value="919.765166340509" calcext:value-type="float">
            <text:p>919,765166340509</text:p>
          </table:table-cell>
          <table:table-cell table:formula="of:=[.RD3]*1000/511" office:value-type="float" office:value="921.722113502935" calcext:value-type="float">
            <text:p>921,722113502935</text:p>
          </table:table-cell>
          <table:table-cell table:formula="of:=[.RE3]*1000/511" office:value-type="float" office:value="923.679060665362" calcext:value-type="float">
            <text:p>923,679060665362</text:p>
          </table:table-cell>
          <table:table-cell table:formula="of:=[.RF3]*1000/511" office:value-type="float" office:value="925.636007827789" calcext:value-type="float">
            <text:p>925,636007827789</text:p>
          </table:table-cell>
          <table:table-cell table:formula="of:=[.RG3]*1000/511" office:value-type="float" office:value="927.592954990215" calcext:value-type="float">
            <text:p>927,592954990215</text:p>
          </table:table-cell>
          <table:table-cell table:formula="of:=[.RH3]*1000/511" office:value-type="float" office:value="929.549902152642" calcext:value-type="float">
            <text:p>929,549902152642</text:p>
          </table:table-cell>
          <table:table-cell table:formula="of:=[.RI3]*1000/511" office:value-type="float" office:value="931.506849315069" calcext:value-type="float">
            <text:p>931,506849315069</text:p>
          </table:table-cell>
          <table:table-cell table:formula="of:=[.RJ3]*1000/511" office:value-type="float" office:value="933.463796477495" calcext:value-type="float">
            <text:p>933,463796477495</text:p>
          </table:table-cell>
          <table:table-cell table:formula="of:=[.RK3]*1000/511" office:value-type="float" office:value="935.420743639922" calcext:value-type="float">
            <text:p>935,420743639922</text:p>
          </table:table-cell>
          <table:table-cell table:formula="of:=[.RL3]*1000/511" office:value-type="float" office:value="937.377690802348" calcext:value-type="float">
            <text:p>937,377690802348</text:p>
          </table:table-cell>
          <table:table-cell table:formula="of:=[.RM3]*1000/511" office:value-type="float" office:value="939.334637964775" calcext:value-type="float">
            <text:p>939,334637964775</text:p>
          </table:table-cell>
          <table:table-cell table:formula="of:=[.RN3]*1000/511" office:value-type="float" office:value="941.291585127201" calcext:value-type="float">
            <text:p>941,291585127201</text:p>
          </table:table-cell>
          <table:table-cell table:formula="of:=[.RO3]*1000/511" office:value-type="float" office:value="943.248532289628" calcext:value-type="float">
            <text:p>943,248532289628</text:p>
          </table:table-cell>
          <table:table-cell table:formula="of:=[.RP3]*1000/511" office:value-type="float" office:value="945.205479452055" calcext:value-type="float">
            <text:p>945,205479452055</text:p>
          </table:table-cell>
          <table:table-cell table:formula="of:=[.RQ3]*1000/511" office:value-type="float" office:value="947.162426614482" calcext:value-type="float">
            <text:p>947,162426614482</text:p>
          </table:table-cell>
          <table:table-cell table:formula="of:=[.RR3]*1000/511" office:value-type="float" office:value="949.119373776908" calcext:value-type="float">
            <text:p>949,119373776908</text:p>
          </table:table-cell>
          <table:table-cell table:formula="of:=[.RS3]*1000/511" office:value-type="float" office:value="951.076320939335" calcext:value-type="float">
            <text:p>951,076320939335</text:p>
          </table:table-cell>
          <table:table-cell table:formula="of:=[.RT3]*1000/511" office:value-type="float" office:value="953.033268101761" calcext:value-type="float">
            <text:p>953,033268101761</text:p>
          </table:table-cell>
          <table:table-cell table:formula="of:=[.RU3]*1000/511" office:value-type="float" office:value="954.990215264188" calcext:value-type="float">
            <text:p>954,990215264188</text:p>
          </table:table-cell>
          <table:table-cell table:formula="of:=[.RV3]*1000/511" office:value-type="float" office:value="956.947162426614" calcext:value-type="float">
            <text:p>956,947162426614</text:p>
          </table:table-cell>
          <table:table-cell table:formula="of:=[.RW3]*1000/511" office:value-type="float" office:value="958.904109589041" calcext:value-type="float">
            <text:p>958,904109589041</text:p>
          </table:table-cell>
          <table:table-cell table:formula="of:=[.RX3]*1000/511" office:value-type="float" office:value="960.861056751468" calcext:value-type="float">
            <text:p>960,861056751468</text:p>
          </table:table-cell>
          <table:table-cell table:formula="of:=[.RY3]*1000/511" office:value-type="float" office:value="962.818003913894" calcext:value-type="float">
            <text:p>962,818003913894</text:p>
          </table:table-cell>
          <table:table-cell table:formula="of:=[.RZ3]*1000/511" office:value-type="float" office:value="964.774951076321" calcext:value-type="float">
            <text:p>964,774951076321</text:p>
          </table:table-cell>
          <table:table-cell table:formula="of:=[.SA3]*1000/511" office:value-type="float" office:value="966.731898238748" calcext:value-type="float">
            <text:p>966,731898238748</text:p>
          </table:table-cell>
          <table:table-cell table:formula="of:=[.SB3]*1000/511" office:value-type="float" office:value="968.688845401174" calcext:value-type="float">
            <text:p>968,688845401174</text:p>
          </table:table-cell>
          <table:table-cell table:formula="of:=[.SC3]*1000/511" office:value-type="float" office:value="970.645792563601" calcext:value-type="float">
            <text:p>970,645792563601</text:p>
          </table:table-cell>
          <table:table-cell table:formula="of:=[.SD3]*1000/511" office:value-type="float" office:value="972.602739726027" calcext:value-type="float">
            <text:p>972,602739726027</text:p>
          </table:table-cell>
          <table:table-cell table:formula="of:=[.SE3]*1000/511" office:value-type="float" office:value="974.559686888454" calcext:value-type="float">
            <text:p>974,559686888454</text:p>
          </table:table-cell>
          <table:table-cell table:formula="of:=[.SF3]*1000/511" office:value-type="float" office:value="976.516634050881" calcext:value-type="float">
            <text:p>976,516634050881</text:p>
          </table:table-cell>
          <table:table-cell table:formula="of:=[.SG3]*1000/511" office:value-type="float" office:value="978.473581213307" calcext:value-type="float">
            <text:p>978,473581213307</text:p>
          </table:table-cell>
          <table:table-cell table:formula="of:=[.SH3]*1000/511" office:value-type="float" office:value="980.430528375734" calcext:value-type="float">
            <text:p>980,430528375734</text:p>
          </table:table-cell>
          <table:table-cell table:formula="of:=[.SI3]*1000/511" office:value-type="float" office:value="982.38747553816" calcext:value-type="float">
            <text:p>982,38747553816</text:p>
          </table:table-cell>
          <table:table-cell table:formula="of:=[.SJ3]*1000/511" office:value-type="float" office:value="984.344422700587" calcext:value-type="float">
            <text:p>984,344422700587</text:p>
          </table:table-cell>
          <table:table-cell table:formula="of:=[.SK3]*1000/511" office:value-type="float" office:value="986.301369863014" calcext:value-type="float">
            <text:p>986,301369863014</text:p>
          </table:table-cell>
          <table:table-cell table:formula="of:=[.SL3]*1000/511" office:value-type="float" office:value="988.25831702544" calcext:value-type="float">
            <text:p>988,25831702544</text:p>
          </table:table-cell>
          <table:table-cell table:formula="of:=[.SM3]*1000/511" office:value-type="float" office:value="990.215264187867" calcext:value-type="float">
            <text:p>990,215264187867</text:p>
          </table:table-cell>
          <table:table-cell table:formula="of:=[.SN3]*1000/511" office:value-type="float" office:value="992.172211350294" calcext:value-type="float">
            <text:p>992,172211350294</text:p>
          </table:table-cell>
          <table:table-cell table:formula="of:=[.SO3]*1000/511" office:value-type="float" office:value="994.12915851272" calcext:value-type="float">
            <text:p>994,12915851272</text:p>
          </table:table-cell>
          <table:table-cell table:formula="of:=[.SP3]*1000/511" office:value-type="float" office:value="996.086105675147" calcext:value-type="float">
            <text:p>996,086105675147</text:p>
          </table:table-cell>
          <table:table-cell table:formula="of:=[.SQ3]*1000/511" office:value-type="float" office:value="998.043052837573" calcext:value-type="float">
            <text:p>998,043052837573</text:p>
          </table:table-cell>
          <table:table-cell table:formula="of:=[.SR3]*1000/51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</table:table>
      <table:table table:name="Feuille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23:33.377678855</meta:creation-date>
    <dc:date>2018-02-05T10:48:14.600438274</dc:date>
    <meta:editing-duration>PT24M42S</meta:editing-duration>
    <meta:editing-cycles>7</meta:editing-cycles>
    <meta:generator>LibreOffice/5.4.4.2$Linux_X86_64 LibreOffice_project/40m0$Build-2</meta:generator>
    <meta:document-statistic meta:table-count="6" meta:cell-count="7680" meta:object-count="0"/>
  </office:meta>
</office:document-meta>
</file>